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Sheet2.xml"/>
  <manifest:file-entry manifest:media-type="text/xml" manifest:full-path="Basic/Standard/Sheet5.xml"/>
  <manifest:file-entry manifest:media-type="text/xml" manifest:full-path="Basic/Standard/ThisWorkbook.xml"/>
  <manifest:file-entry manifest:media-type="text/xml" manifest:full-path="Basic/Standard/Sheet1.xml"/>
  <manifest:file-entry manifest:media-type="text/xml" manifest:full-path="Basic/Standard/Sheet4.xml"/>
  <manifest:file-entry manifest:media-type="text/xml" manifest:full-path="Basic/Standard/Sheet7.xml"/>
  <manifest:file-entry manifest:media-type="text/xml" manifest:full-path="Basic/Standard/Sheet3.xml"/>
  <manifest:file-entry manifest:media-type="text/xml" manifest:full-path="Basic/Standard/Sheet6.xml"/>
  <manifest:file-entry manifest:media-type="text/xml" manifest:full-path="Basic/Standard/script-lb.xml"/>
  <manifest:file-entry manifest:media-type="text/xml" manifest:full-path="Basic/script-lc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" manifest:full-path="Object 5/Pictures/20000011000000DF000000DFF40E0F3A.svm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Calligraphy" svg:font-family="'Lucida Calligraphy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2cm"/>
    </style:style>
    <style:style style:name="co2" style:family="table-column">
      <style:table-column-properties fo:break-before="auto" style:column-width="2.099cm"/>
    </style:style>
    <style:style style:name="co3" style:family="table-column">
      <style:table-column-properties fo:break-before="auto" style:column-width="3.667cm"/>
    </style:style>
    <style:style style:name="co4" style:family="table-column">
      <style:table-column-properties fo:break-before="auto" style:column-width="2.295cm"/>
    </style:style>
    <style:style style:name="co5" style:family="table-column">
      <style:table-column-properties fo:break-before="auto" style:column-width="0.988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2.489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41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6cm" fo:break-before="auto" style:use-optimal-row-height="false"/>
    </style:style>
    <style:style style:name="ro5" style:family="table-row">
      <style:table-row-properties style:row-height="0.411cm" fo:break-before="auto" style:use-optimal-row-height="tru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471cm" fo:break-before="auto" style:use-optimal-row-height="false"/>
    </style:style>
    <style:style style:name="ro8" style:family="table-row">
      <style:table-row-properties style:row-height="0.829cm" fo:break-before="auto" style:use-optimal-row-height="true"/>
    </style:style>
    <style:style style:name="ro9" style:family="table-row">
      <style:table-row-properties style:row-height="0.48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LIBORMarketModel">
      <style:table-properties table:display="true" style:writing-mode="lr-tb"/>
    </style:style>
    <style:style style:name="ta3" style:family="table" style:master-page-name="PageStyle_5f_Bonds">
      <style:table-properties table:display="true" style:writing-mode="lr-tb"/>
    </style:style>
    <style:style style:name="ta4" style:family="table" style:master-page-name="PageStyle_5f_Swaptions">
      <style:table-properties table:display="true" style:writing-mode="lr-tb"/>
    </style:style>
    <style:style style:name="ta5" style:family="table" style:master-page-name="PageStyle_5f_Single_20_Swaption">
      <style:table-properties table:display="true" style:writing-mode="lr-tb"/>
    </style:style>
    <style:style style:name="ta6" style:family="table" style:master-page-name="PageStyle_5f_Model">
      <style:table-properties table:display="true" style:writing-mode="lr-tb"/>
    </style:style>
    <style:style style:name="ta7" style:family="table" style:master-page-name="PageStyle_5f_Simulation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3" style:family="table-cell" style:parent-style-name="Excel_20_Built-in_20_Title" style:data-style-name="N0">
      <style:table-cell-properties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088cm solid #000000" fo:background-color="#e6e6e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97">
      <style:table-cell-properties fo:background-color="#e6e6e6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99">
      <style:table-cell-properties fo:background-color="#e6e6e6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style:font-name="Arial1" fo:font-size="7.5pt" fo:language="en" fo:country="US" fo:font-style="normal" fo:text-shadow="none" style:text-underline-style="none" fo:font-weight="normal" style:font-name-asian="Arial1" style:font-size-asian="7.5pt" style:language-asian="en" style:country-asian="US" style:font-style-asian="normal" style:font-weight-asian="normal" style:font-name-complex="Arial1" style:font-size-complex="7.5pt" style:language-complex="en" style:country-complex="US" style:font-style-complex="normal" style:font-weight-complex="normal"/>
    </style:style>
    <style:style style:name="ce10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style:font-name="Arial1" fo:font-size="5.5pt" fo:language="en" fo:country="US" fo:font-style="normal" fo:text-shadow="none" style:text-underline-style="none" fo:font-weight="normal" style:font-name-asian="Arial1" style:font-size-asian="5.5pt" style:language-asian="en" style:country-asian="US" style:font-style-asian="normal" style:font-weight-asian="normal" style:font-name-complex="Arial1" style:font-size-complex="5.5pt" style:language-complex="en" style:country-complex="US" style:font-style-complex="normal" style:font-weight-complex="normal"/>
    </style:style>
    <style:style style:name="ce11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99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ackground-color="#e6e6e6" style:vertical-align="top"/>
      <style:text-properties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8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800000" style:text-outline="false" style:text-line-through-style="none" style:font-name="Arial1" fo:font-size="10pt" fo:language="en" fo:country="US" fo:font-style="normal" fo:text-shadow="none" style:text-underline-style="none" fo:font-weight="bold" style:font-size-asian="10pt" style:language-asian="en" style:country-asian="US" style:font-style-asian="normal" style:font-weight-asian="bold" style:font-name-complex="Arial1" style:font-size-complex="10pt" style:language-complex="en" style:country-complex="US" style:font-style-complex="normal" style:font-weight-complex="bold"/>
    </style:style>
    <style:style style:name="ce1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5f_BuiltIn_5f_Percen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89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99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Lucida Calligraphy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ackground-color="#e6e6e6" style:vertical-align="top"/>
    </style:style>
    <style:style style:name="ce29" style:family="table-cell" style:parent-style-name="Default" style:data-style-name="N2">
      <style:table-cell-properties fo:background-color="#e6e6e6" style:vertical-align="top"/>
    </style:style>
    <style:style style:name="ce30" style:family="table-cell" style:parent-style-name="Default">
      <style:table-cell-properties fo:background-color="#e6e6e6" style:text-align-source="fix" style:repeat-content="false" style:vertical-align="top"/>
      <style:paragraph-properties fo:text-align="end" fo:margin-left="0cm"/>
    </style:style>
    <style:style style:name="ce31" style:family="table-cell" style:parent-style-name="Default">
      <style:table-cell-properties fo:background-color="#e6e6e6" style:text-align-source="fix" style:repeat-content="false" style:vertical-align="top"/>
      <style:paragraph-properties fo:text-align="center" fo:margin-left="0cm"/>
    </style:style>
    <style:style style:name="ce32" style:family="table-cell" style:parent-style-name="Default" style:data-style-name="N136">
      <style:table-cell-properties fo:background-color="#e6e6e6" style:text-align-source="fix" style:repeat-content="false" style:vertical-align="top"/>
      <style:paragraph-properties fo:text-align="center" fo:margin-left="0cm"/>
    </style:style>
    <style:style style:name="ce33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3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93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Excel_5f_BuiltIn_5f_Percent" style:data-style-name="N136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Excel_5f_BuiltIn_5f_Percent" style:data-style-name="N137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Excel_5f_BuiltIn_5f_Percent" style:data-style-name="N137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Excel_5f_BuiltIn_5f_Percent" style:data-style-name="N136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43" style:family="table-cell" style:parent-style-name="Default" style:data-style-name="N1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10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11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Excel_5f_BuiltIn_5f_Percent" style:data-style-name="N11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ackground-color="#e6e6e6"/>
      <style:text-properties fo:font-size="10pt" style:font-size-asian="10pt" style:font-size-complex="10pt"/>
    </style:style>
    <style:style style:name="ce48" style:family="table-cell" style:parent-style-name="Excel_5f_BuiltIn_5f_Hyperlink" style:data-style-name="N0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font-size="10pt" style:font-size-asian="10pt" style:font-size-complex="10pt"/>
    </style:style>
    <style:style style:name="ce4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88cm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Excel_5f_BuiltIn_5f_Percent" style:data-style-name="N137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Excel_5f_BuiltIn_5f_Percent" style:data-style-name="N138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Excel_5f_BuiltIn_5f_Percent" style:data-style-name="N136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Excel_5f_BuiltIn_5f_Percent" style:data-style-name="N137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 style:data-style-name="N139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1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fo:background-color="#e6e6e6"/>
      <style:text-properties fo:font-size="12pt" style:font-size-asian="12pt" style:font-size-complex="12pt"/>
    </style:style>
    <style:style style:name="ce61" style:family="table-cell" style:parent-style-name="Excel_5f_BuiltIn_5f_Hyperlink" style:data-style-name="N0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3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65" style:family="table-cell" style:parent-style-name="Excel_5f_BuiltIn_5f_Percent" style:data-style-name="N11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>
      <style:table-cell-properties fo:background-color="#e6e6e6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fo:background-color="#e6e6e6"/>
    </style:style>
    <style:style style:name="ce69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Excel_5f_BuiltIn_5f_Percent" style:data-style-name="N140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Excel_5f_BuiltIn_5f_Percent" style:data-style-name="N0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Excel_5f_BuiltIn_5f_Percent" style:data-style-name="N0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ole-draw-aspect="1"/>
    </style:style>
    <style:style style:name="T1" style:family="text">
      <style:text-properties style:use-window-font-color="true" style:text-outline="false" style:text-line-through-style="none" style:text-position="0% 100%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T2" style:family="text">
      <style:text-properties fo:color="#0000ff" style:text-outline="false" style:text-line-through-style="none" style:text-position="0% 100%" style:font-name="Arial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T3" style:family="text">
      <style:text-properties fo:color="#0000ff" style:text-outline="false" style:text-line-through-style="none" style:text-position="0% 100%" style:font-name="Arial1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3"/>
        <table:table-column table:style-name="co2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Note: <text:span text:style-name="T1">This sheet requires Obba 3.1.14 ( </text:span><text:span text:style-name="T2">http://www.obba.info/</text:span><text:span text:style-name="T1"> )</text:span>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Object Viewer</text:p>
          </table:table-cell>
          <table:table-cell table:style-name="ce4"/>
          <table:table-cell/>
          <table:table-cell table:style-name="ce4" office:value-type="string">
            <text:p>Libraries (folder with JAR files)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Parameters:</text:p>
          </table:table-cell>
          <table:table-cell table:style-name="ce5"/>
          <table:table-cell/>
          <table:table-cell table:style-name="ce5" office:value-type="string">
            <text:p>Load libraries fr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6" office:value-type="string">
            <text:p>Visibility</text:p>
          </table:table-cell>
          <table:table-cell table:style-name="ce8" table:formula="of:=TRUE()" office:value-type="boolean" office:boolean-value="true">
            <text:p>WAHR</text:p>
          </table:table-cell>
          <table:table-cell/>
          <table:table-cell table:style-name="ce6" office:value-type="string">
            <text:p>Path:</text:p>
          </table:table-cell>
          <table:table-cell table:style-name="ce11" office:value-type="string">
            <text:p>lib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isRelative:</text:p>
          </table:table-cell>
          <table:table-cell table:style-name="ce12" office:value-type="boolean" office:boolean-value="true">
            <text:p>WAHR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7" table:formula="of:=INFO.OBBA.OBBA.OBCONTROLPANELSETVISIBLE([.C8])" office:value-type="float" office:value="1">
            <text:p>WAHR</text:p>
          </table:table-cell>
          <table:table-cell table:number-columns-repeated="2"/>
          <table:table-cell table:style-name="ce5" office:value-type="string">
            <text:p>Result: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Loaded:</text:p>
          </table:table-cell>
          <table:table-cell table:style-name="ce6" table:formula="of:=INFO.OBBA.OBBA.OBADDALLJARS([.F8];[.F9])" office:value-type="string" office:string-value="/Users/fries/Documents/Development/finmath experiments/spreadsheets/LIBOR Market Model/lib">
            <text:p>/Users/fries/Documents/Development/finmath experiments/spreadsheets/LIBOR Market Model/lib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Obba Version</text:p>
          </table:table-cell>
          <table:table-cell table:style-name="ce4"/>
          <table:table-cell/>
          <table:table-cell table:style-name="ce4" office:value-type="string">
            <text:p>Additional Class Folder (leave empty if not needed)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/>
          <table:table-cell table:style-name="ce5" office:value-type="string">
            <text:p>Load classes fr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6" office:value-type="string">
            <text:p>Version:</text:p>
          </table:table-cell>
          <table:table-cell table:style-name="ce6" table:formula="of:=INFO.OBBA.OBBA.OBGETPROPERTY(&quot;version&quot;)" office:value-type="string" office:string-value="3.1.18">
            <text:p>3.1.18</text:p>
          </table:table-cell>
          <table:table-cell/>
          <table:table-cell table:style-name="ce6" office:value-type="string">
            <text:p>Path:</text:p>
          </table:table-cell>
          <table:table-cell table:style-name="ce11"/>
          <table:table-cell table:number-columns-repeated="1018"/>
        </table:table-row>
        <table:table-row table:style-name="ro1">
          <table:table-cell/>
          <table:table-cell office:value-type="string">
            <text:p>Build:</text:p>
          </table:table-cell>
          <table:table-cell table:style-name="ce6" table:formula="of:=INFO.OBBA.OBBA.OBGETPROPERTY(&quot;build&quot;)" office:value-type="string" office:string-value="30114">
            <text:p>30114</text:p>
          </table:table-cell>
          <table:table-cell/>
          <table:table-cell table:style-name="ce6" office:value-type="string">
            <text:p>isRelative:</text:p>
          </table:table-cell>
          <table:table-cell table:style-name="ce12" office:value-type="boolean" office:boolean-value="true">
            <text:p>WAH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>
            <text:p>Result: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Loaded:</text:p>
          </table:table-cell>
          <table:table-cell table:style-name="ce6" table:formula="of:=INFO.OBBA.OBBA.OBADDCLASSES([.F17];[.F18])" office:value-type="string" office:string-value="/Users/fries/Documents/Development/finmath experiments/spreadsheets/LIBOR Market Model">
            <text:p>/Users/fries/Documents/Development/finmath experiments/spreadsheets/LIBOR Market Mode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table:number-columns-repeated="2"/>
          <table:table-cell table:style-name="ce10" table:formula="of:=MID(['Load Libs'.C17];FIND(&quot;.&quot;;['Load Libs'.C17]);FIND(&quot;.&quot;;['Load Libs'.C17])+1)" office:value-type="string" office:string-value=".1.">
            <text:p>.1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" office:value-type="string">
            <text:p>Reference cell below to ensure lib is loaded: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4"/>
          <table:table-cell table:style-name="ce6" table:formula="of:=IF(OR(ISERROR([.F12]);ISERROR([.F21]));NA();&quot;&quot;)">
            <text:p/>
          </table:table-cell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BORMarketModel" table:style-name="ta2" table:print="false">
        <office:forms form:automatic-focus="false" form:apply-design-mode="false"/>
        <table:table-column table:style-name="co5" table:default-cell-style-name="ce15"/>
        <table:table-column table:style-name="co6" table:number-columns-repeated="1023" table:default-cell-style-name="ce15"/>
        <table:table-row table:style-name="ro2">
          <table:table-cell table:style-name="ce14" table:number-columns-repeated="257"/>
          <table:table-cell table:number-columns-repeated="767"/>
        </table:table-row>
        <table:table-row table:style-name="ro3">
          <table:table-cell table:style-name="ce14"/>
          <table:table-cell table:style-name="ce16" office:value-type="string">
            <text:p>LIBOR Market Model</text:p>
          </table:table-cell>
          <table:table-cell table:style-name="ce14" table:number-columns-repeated="1022"/>
        </table:table-row>
        <table:table-row table:style-name="ro2">
          <table:table-cell table:style-name="ce14"/>
          <table:table-cell table:style-name="ce17" office:value-type="string">
            <text:p>Note: This sheet requires Obba 3.1.14 ( <text:span text:style-name="T3">http://www.obba.info/</text:span><text:span text:style-name="T4"> )</text:span></text:p>
          </table:table-cell>
          <table:table-cell table:style-name="ce14" table:number-columns-repeated="3"/>
          <table:table-cell table:style-name="ce25"/>
          <table:table-cell table:style-name="ce14" table:number-columns-repeated="1018"/>
        </table:table-row>
        <table:table-row table:style-name="ro2">
          <table:table-cell table:style-name="ce14"/>
          <table:table-cell table:style-name="ce18" table:formula="of:=IF(DECIMAL(['Load Libs'.C18];10)&lt;30114;&quot;THIS SHEET REQUIRES A NEWER VERSION OF OBBA! PLEASE UPGRADE!&quot;;&quot;&quot;)">
            <text:p/>
          </table:table-cell>
          <table:table-cell table:style-name="ce22"/>
          <table:table-cell table:style-name="ce14" table:number-columns-repeated="1021"/>
        </table:table-row>
        <table:table-row table:style-name="ro2">
          <table:table-cell table:style-name="ce14" table:number-columns-repeated="257"/>
          <table:table-cell table:number-columns-repeated="767"/>
        </table:table-row>
        <table:table-row table:style-name="ro2">
          <table:table-cell table:style-name="ce14"/>
          <table:table-cell table:style-name="ce19" office:value-type="string">
            <text:p>Time Discretization</text:p>
          </table:table-cell>
          <table:table-cell table:style-name="ce19"/>
          <table:table-cell table:style-name="ce14"/>
          <table:table-cell table:style-name="ce19" office:value-type="string">
            <text:p>Tenor Discretization</text:p>
          </table:table-cell>
          <table:table-cell table:style-name="ce19"/>
          <table:table-cell table:style-name="ce14"/>
          <table:table-cell table:style-name="ce19" office:value-type="string">
            <text:p>Brownian Motion</text:p>
          </table:table-cell>
          <table:table-cell table:style-name="ce19"/>
          <table:table-cell table:style-name="ce14" table:number-columns-repeated="248"/>
          <table:table-cell table:number-columns-repeated="767"/>
        </table:table-row>
        <table:table-row table:style-name="ro2">
          <table:table-cell table:style-name="ce14" table:number-columns-repeated="257"/>
          <table:table-cell table:number-columns-repeated="767"/>
        </table:table-row>
        <table:table-row table:style-name="ro2"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 table:number-columns-repeated="248"/>
          <table:table-cell table:number-columns-repeated="767"/>
        </table:table-row>
        <table:table-row table:style-name="ro2">
          <table:table-cell table:style-name="ce14"/>
          <table:table-cell table:style-name="ce14" table:formula="of:=INFO.OBBA.OBBA.OBMAKE(&quot;td.start&quot;;&quot;double&quot;;[.C9])" office:value-type="string" office:string-value="td.start &#10;[1]">
            <text:p>td.start </text:p>
            <text:p>[1]</text:p>
          </table:table-cell>
          <table:table-cell table:style-name="ce23" office:value-type="float" office:value="0">
            <text:p>0</text:p>
          </table:table-cell>
          <table:table-cell table:style-name="ce14"/>
          <table:table-cell table:style-name="ce14" table:formula="of:=INFO.OBBA.OBBA.OBMAKE(&quot;tenor.start&quot;;&quot;double&quot;;[.F9])" office:value-type="string" office:string-value="tenor.start &#10;[5]">
            <text:p>tenor.start </text:p>
            <text:p>[5]</text:p>
          </table:table-cell>
          <table:table-cell table:style-name="ce23" office:value-type="float" office:value="0">
            <text:p>0</text:p>
          </table:table-cell>
          <table:table-cell table:style-name="ce14"/>
          <table:table-cell table:style-name="ce14" table:formula="of:=INFO.OBBA.OBBA.OBMAKE(&quot;numberOfPaths&quot;;&quot;int&quot;;[.I9])" office:value-type="string" office:string-value="numberOfPaths &#10;[18]">
            <text:p>numberOfPaths </text:p>
            <text:p>[18]</text:p>
          </table:table-cell>
          <table:table-cell table:style-name="ce23" office:value-type="float" office:value="10000">
            <text:p>10000</text:p>
          </table:table-cell>
          <table:table-cell table:style-name="ce17" office:value-type="string">
            <text:p>(Note: if you like to use more path or time steps you may need to increase the memory of the JVM).</text:p>
          </table:table-cell>
          <table:table-cell table:style-name="ce14" table:number-columns-repeated="247"/>
          <table:table-cell table:number-columns-repeated="767"/>
        </table:table-row>
        <table:table-row table:style-name="ro2">
          <table:table-cell table:style-name="ce14"/>
          <table:table-cell table:style-name="ce14" table:formula="of:=INFO.OBBA.OBBA.OBMAKE(&quot;td.num&quot;;&quot;int&quot;;[.C10])" office:value-type="string" office:string-value="td.num &#10;[2]">
            <text:p>td.num </text:p>
            <text:p>[2]</text:p>
          </table:table-cell>
          <table:table-cell table:style-name="ce23" office:value-type="float" office:value="40">
            <text:p>40</text:p>
          </table:table-cell>
          <table:table-cell table:style-name="ce14"/>
          <table:table-cell table:style-name="ce14" table:formula="of:=INFO.OBBA.OBBA.OBMAKE(&quot;tenor.num&quot;;&quot;int&quot;;[.F10])" office:value-type="string" office:string-value="tenor.num &#10;[6]">
            <text:p>tenor.num </text:p>
            <text:p>[6]</text:p>
          </table:table-cell>
          <table:table-cell table:style-name="ce23" office:value-type="float" office:value="50">
            <text:p>50</text:p>
          </table:table-cell>
          <table:table-cell table:style-name="ce14"/>
          <table:table-cell table:style-name="ce14" table:formula="of:=INFO.OBBA.OBBA.OBMAKE(&quot;seed&quot;;&quot;int&quot;;[.I10])" office:value-type="string" office:string-value="seed &#10;[19]">
            <text:p>seed </text:p>
            <text:p>[19]</text:p>
          </table:table-cell>
          <table:table-cell table:style-name="ce23" office:value-type="float" office:value="3141">
            <text:p>3141</text:p>
          </table:table-cell>
          <table:table-cell table:style-name="ce14" table:number-columns-repeated="248"/>
          <table:table-cell table:number-columns-repeated="767"/>
        </table:table-row>
        <table:table-row table:style-name="ro2">
          <table:table-cell table:style-name="ce14"/>
          <table:table-cell table:style-name="ce14" table:formula="of:=INFO.OBBA.OBBA.OBMAKE(&quot;td.step&quot;;&quot;double&quot;;[.C11])" office:value-type="string" office:string-value="td.step &#10;[3]">
            <text:p>td.step </text:p>
            <text:p>[3]</text:p>
          </table:table-cell>
          <table:table-cell table:style-name="ce23" office:value-type="float" office:value="0.5">
            <text:p>0,5</text:p>
          </table:table-cell>
          <table:table-cell table:style-name="ce14"/>
          <table:table-cell table:style-name="ce14" table:formula="of:=INFO.OBBA.OBBA.OBMAKE(&quot;tenor.step&quot;;&quot;double&quot;;[.F11])" office:value-type="string" office:string-value="tenor.step &#10;[7]">
            <text:p>tenor.step </text:p>
            <text:p>[7]</text:p>
          </table:table-cell>
          <table:table-cell table:style-name="ce23" office:value-type="float" office:value="0.5">
            <text:p>0,5</text:p>
          </table:table-cell>
          <table:table-cell table:style-name="ce14" table:number-columns-repeated="251"/>
          <table:table-cell table:number-columns-repeated="767"/>
        </table:table-row>
        <table:table-row table:style-name="ro2">
          <table:table-cell table:style-name="ce14" table:number-columns-repeated="7"/>
          <table:table-cell table:style-name="ce20" office:value-type="string">
            <text:p>Object:</text:p>
          </table:table-cell>
          <table:table-cell table:style-name="ce20"/>
          <table:table-cell table:style-name="ce14" table:number-columns-repeated="248"/>
          <table:table-cell table:number-columns-repeated="767"/>
        </table:table-row>
        <table:table-row table:style-name="ro2"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/>
          <table:table-cell table:style-name="ce14" table:formula="of:=INFO.OBBA.OBBA.OBMAKE(&quot;brownianMotion&quot;;obLibs&amp;&quot;net.finmath.montecarlo.BrownianMotion&quot;;[.B14];[.E34];[.H9:.H10])" office:value-type="string" office:string-value="brownianMotion &#10;[7962]">
            <text:p>brownianMotion </text:p>
            <text:p>[7962]</text:p>
          </table:table-cell>
          <table:table-cell table:style-name="ce14" table:number-columns-repeated="249"/>
          <table:table-cell table:number-columns-repeated="767"/>
        </table:table-row>
        <table:table-row table:style-name="ro2">
          <table:table-cell table:style-name="ce14"/>
          <table:table-cell table:style-name="ce14" table:formula="of:=INFO.OBBA.OBBA.OBMAKE(&quot;timeDiscretization&quot;;obLibs&amp;&quot;net.finmath.time.TimeDiscretization&quot;;[.B9:.B11])" office:value-type="string" office:string-value="timeDiscretization &#10;[7961]">
            <text:p>timeDiscretization </text:p>
            <text:p>[7961]</text:p>
          </table:table-cell>
          <table:table-cell table:style-name="ce14" table:number-columns-repeated="2"/>
          <table:table-cell table:style-name="ce14" table:formula="of:=INFO.OBBA.OBBA.OBMAKE(&quot;tenorDiscretization&quot;;obLibs&amp;&quot;net.finmath.time.TimeDiscretization&quot;;[.E9:.E11])" office:value-type="string" office:string-value="tenorDiscretization &#10;[7963]">
            <text:p>tenorDiscretization </text:p>
            <text:p>[7963]</text:p>
          </table:table-cell>
          <table:table-cell table:style-name="ce14" table:number-columns-repeated="252"/>
          <table:table-cell table:number-columns-repeated="767"/>
        </table:table-row>
        <table:table-row table:style-name="ro2">
          <table:table-cell table:style-name="ce14" table:number-columns-repeated="257"/>
          <table:table-cell table:number-columns-repeated="767"/>
        </table:table-row>
        <table:table-row table:style-name="ro2">
          <table:table-cell table:style-name="ce14" table:number-columns-repeated="7"/>
          <table:table-cell table:style-name="ce19" office:value-type="string">
            <text:p>Numerical Scheme</text:p>
          </table:table-cell>
          <table:table-cell table:style-name="ce19"/>
          <table:table-cell table:style-name="ce14" table:number-columns-repeated="248"/>
          <table:table-cell table:number-columns-repeated="767"/>
        </table:table-row>
        <table:table-row table:style-name="ro2">
          <table:table-cell table:style-name="ce14" table:number-columns-repeated="257"/>
          <table:table-cell table:number-columns-repeated="767"/>
        </table:table-row>
        <table:table-row table:style-name="ro2">
          <table:table-cell table:style-name="ce14"/>
          <table:table-cell table:style-name="ce19" office:value-type="string">
            <text:p>Market Data</text:p>
          </table:table-cell>
          <table:table-cell table:style-name="ce19"/>
          <table:table-cell table:style-name="ce14"/>
          <table:table-cell table:style-name="ce19" office:value-type="string">
            <text:p>Volatility model</text:p>
          </table:table-cell>
          <table:table-cell table:style-name="ce19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 table:number-columns-repeated="248"/>
          <table:table-cell table:number-columns-repeated="767"/>
        </table:table-row>
        <table:table-row table:style-name="ro2">
          <table:table-cell table:style-name="ce14" table:number-columns-repeated="7"/>
          <table:table-cell table:style-name="ce14" table:formula="of:=INFO.OBBA.OBBA.OBMAKE(&quot;eulerScheme&quot;;obLibs&amp;&quot;net.finmath.montecarlo.process.ProcessEulerScheme&quot;;INFO.OBBA.OBBA.OBSYNC([.H13];[.E59]))" office:value-type="string" office:string-value="eulerScheme &#10;[21450]">
            <text:p>eulerScheme </text:p>
            <text:p>[21450]</text:p>
          </table:table-cell>
          <table:table-cell table:style-name="ce14" table:number-columns-repeated="249"/>
          <table:table-cell table:number-columns-repeated="767"/>
        </table:table-row>
        <table:table-row table:style-name="ro2">
          <table:table-cell table:style-name="ce14"/>
          <table:table-cell table:style-name="ce14" table:formula="of:=INFO.OBBA.OBBA.OBCALL(&quot;forwardCurve&quot;;obLibs&amp;&quot;net.finmath.marketdata.model.curves.ForwardCurve&quot;;&quot;createForwardCurveFromForwards&quot;;INFO.OBBA.OBBA.OBMAKE(&quot;&quot;;&quot;String&quot;;&quot;forwardCurve&quot;);[.B22];[.C22];[.E11])" office:value-type="string" office:string-value="forwardCurve &#10;[7975]">
            <text:p>forwardCurve </text:p>
            <text:p>[7975]</text:p>
          </table:table-cell>
          <table:table-cell table:style-name="ce21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 table:number-columns-repeated="251"/>
          <table:table-cell table:number-columns-repeated="767"/>
        </table:table-row>
        <table:table-row table:style-name="ro2">
          <table:table-cell table:style-name="ce14" table:number-columns-repeated="4"/>
          <table:table-cell table:style-name="ce14" table:formula="of:=INFO.OBBA.OBBA.OBMAKE(&quot;vol param a&quot;;&quot;double&quot;;[.F21])" office:value-type="string" office:string-value="vol param a &#10;[8]">
            <text:p>vol param a </text:p>
            <text:p>[8]</text:p>
          </table:table-cell>
          <table:table-cell table:style-name="ce23" office:value-type="float" office:value="0.2">
            <text:p>0,2</text:p>
          </table:table-cell>
          <table:table-cell table:style-name="ce14" table:number-columns-repeated="251"/>
          <table:table-cell table:number-columns-repeated="767"/>
        </table:table-row>
        <table:table-row table:style-name="ro2">
          <table:table-cell table:style-name="ce14"/>
          <table:table-cell table:style-name="ce21" table:formula="of:=INFO.OBBA.OBBA.OBMAKE(&quot;fixings&quot;;&quot;double[]&quot;;[.B24:.B66])" office:value-type="string" office:string-value="fixings &#10;[7974]">
            <text:p>fixings </text:p>
            <text:p>[7974]</text:p>
          </table:table-cell>
          <table:table-cell table:style-name="ce21" table:formula="of:=INFO.OBBA.OBBA.OBMAKE(&quot;forward rates&quot;;&quot;double[]&quot;;[.C24:.C66])" office:value-type="string" office:string-value="forward rates &#10;[4]">
            <text:p>forward rates </text:p>
            <text:p>[4]</text:p>
          </table:table-cell>
          <table:table-cell table:style-name="ce14"/>
          <table:table-cell table:style-name="ce14" table:formula="of:=INFO.OBBA.OBBA.OBMAKE(&quot;vol param b&quot;;&quot;double&quot;;[.F22])" office:value-type="string" office:string-value="vol param b &#10;[9]">
            <text:p>vol param b </text:p>
            <text:p>[9]</text:p>
          </table:table-cell>
          <table:table-cell table:style-name="ce23" office:value-type="float" office:value="0">
            <text:p>0</text:p>
          </table:table-cell>
          <table:table-cell table:style-name="ce14" table:number-columns-repeated="251"/>
          <table:table-cell table:number-columns-repeated="767"/>
        </table:table-row>
        <table:table-row table:style-name="ro2">
          <table:table-cell table:style-name="ce14"/>
          <table:table-cell table:style-name="ce21" table:number-columns-repeated="2"/>
          <table:table-cell table:style-name="ce14"/>
          <table:table-cell table:style-name="ce14" table:formula="of:=INFO.OBBA.OBBA.OBMAKE(&quot;vol param c&quot;;&quot;double&quot;;[.F23])" office:value-type="string" office:string-value="vol param c &#10;[10]">
            <text:p>vol param c </text:p>
            <text:p>[10]</text:p>
          </table:table-cell>
          <table:table-cell table:style-name="ce23" office:value-type="float" office:value="0">
            <text:p>0</text:p>
          </table:table-cell>
          <table:table-cell table:style-name="ce14"/>
          <table:table-cell table:style-name="ce19" office:value-type="string">
            <text:p>Monte Carlo LIBOR Market Model</text:p>
          </table:table-cell>
          <table:table-cell table:style-name="ce19"/>
          <table:table-cell table:style-name="ce14" table:number-columns-repeated="248"/>
          <table:table-cell table:number-columns-repeated="767"/>
        </table:table-row>
        <table:table-row table:style-name="ro2">
          <table:table-cell table:style-name="ce14"/>
          <table:table-cell table:style-name="ce21" table:number-matrix-columns-spanned="1" table:number-matrix-rows-spanned="42" table:formula="of:=TRANSPOSE(INFO.OBBA.OBBA.OBGET(INFO.OBBA.OBBA.OBCALL(&quot;&quot;;[.E14];&quot;getAsDoubleArray&quot;)))" office:value-type="float" office:value="0">
            <text:p>0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14" table:formula="of:=INFO.OBBA.OBBA.OBMAKE(&quot;vol param d&quot;;&quot;double&quot;;[.F24])" office:value-type="string" office:string-value="vol param d &#10;[11]">
            <text:p>vol param d </text:p>
            <text:p>[11]</text:p>
          </table:table-cell>
          <table:table-cell table:style-name="ce23" office:value-type="float" office:value="0">
            <text:p>0</text:p>
          </table:table-cell>
          <table:table-cell table:style-name="ce14" table:number-columns-repeated="251"/>
          <table:table-cell table:number-columns-repeated="767"/>
        </table:table-row>
        <table:table-row table:style-name="ro2">
          <table:table-cell table:style-name="ce14"/>
          <table:table-cell table:style-name="ce21" office:value-type="float" office:value="0.5">
            <text:p>0,5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14" table:formula="of:=INFO.OBBA.OBBA.OBMAKE(&quot;calibrate vol&quot;;&quot;boolean&quot;;[.F25])" office:value-type="string" office:string-value="calibrate vol &#10;[12]">
            <text:p>calibrate vol </text:p>
            <text:p>[12]</text:p>
          </table:table-cell>
          <table:table-cell table:style-name="ce26" office:value-type="boolean" office:boolean-value="true">
            <text:p>WAHR</text:p>
          </table:table-cell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 table:number-columns-repeated="248"/>
          <table:table-cell table:number-columns-repeated="767"/>
        </table:table-row>
        <table:table-row table:style-name="ro2">
          <table:table-cell table:style-name="ce14"/>
          <table:table-cell table:style-name="ce21" office:value-type="float" office:value="1">
            <text:p>1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4"/>
          <table:table-cell table:style-name="ce14" table:formula="of:=INFO.OBBA.OBBA.OBMAKE(&quot;monteCarloLIBORMarketModel&quot;;obLibs&amp;&quot;net.finmath.montecarlo.interestrate.LIBORModelMonteCarloSimulation&quot;;[.E63];[.H19])" office:value-type="string" office:string-value="monteCarloLIBORMarketModel &#10;[21454]">
            <text:p>monteCarloLIBORMarketModel </text:p>
            <text:p>[21454]</text:p>
          </table:table-cell>
          <table:table-cell table:style-name="ce14" table:number-columns-repeated="249"/>
          <table:table-cell table:number-columns-repeated="767"/>
        </table:table-row>
        <table:table-row table:style-name="ro2">
          <table:table-cell table:style-name="ce14"/>
          <table:table-cell table:style-name="ce21" office:value-type="float" office:value="1.5">
            <text:p>1,5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 table:number-columns-repeated="251"/>
          <table:table-cell table:number-columns-repeated="767"/>
        </table:table-row>
        <table:table-row table:style-name="ro2">
          <table:table-cell table:style-name="ce14"/>
          <table:table-cell table:style-name="ce21" office:value-type="float" office:value="2">
            <text:p>2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14" table:formula="of:=INFO.OBBA.OBBA.OBMAKE(&quot;volatilityModel&quot;;obLibs&amp;&quot;net.finmath.montecarlo.interestrate.modelplugins.LIBORVolatilityModelFourParameterExponentialForm&quot;;[.B14];[.E14];[.E21:.E25])" office:value-type="string" office:string-value="volatilityModel &#10;[7970]">
            <text:p>volatilityModel </text:p>
            <text:p>[7970]</text:p>
          </table:table-cell>
          <table:table-cell table:style-name="ce14" table:number-columns-repeated="252"/>
          <table:table-cell table:number-columns-repeated="767"/>
        </table:table-row>
        <table:table-row table:style-name="ro2">
          <table:table-cell table:style-name="ce14"/>
          <table:table-cell table:style-name="ce21" office:value-type="float" office:value="2.5">
            <text:p>2,5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254"/>
          <table:table-cell table:number-columns-repeated="767"/>
        </table:table-row>
        <table:table-row table:style-name="ro2">
          <table:table-cell table:style-name="ce14"/>
          <table:table-cell table:style-name="ce21" office:value-type="float" office:value="3">
            <text:p>3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254"/>
          <table:table-cell table:number-columns-repeated="767"/>
        </table:table-row>
        <table:table-row table:style-name="ro2">
          <table:table-cell table:style-name="ce14"/>
          <table:table-cell table:style-name="ce21" office:value-type="float" office:value="3.5">
            <text:p>3,5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19" office:value-type="string">
            <text:p>Correlation Model</text:p>
          </table:table-cell>
          <table:table-cell table:style-name="ce19"/>
          <table:table-cell table:style-name="ce14" table:number-columns-repeated="251"/>
          <table:table-cell table:number-columns-repeated="767"/>
        </table:table-row>
        <table:table-row table:style-name="ro2">
          <table:table-cell table:style-name="ce14"/>
          <table:table-cell table:style-name="ce21" office:value-type="float" office:value="4">
            <text:p>4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254"/>
          <table:table-cell table:number-columns-repeated="767"/>
        </table:table-row>
        <table:table-row table:style-name="ro2">
          <table:table-cell table:style-name="ce14"/>
          <table:table-cell table:style-name="ce21" office:value-type="float" office:value="4.5">
            <text:p>4,5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 table:number-columns-repeated="251"/>
          <table:table-cell table:number-columns-repeated="767"/>
        </table:table-row>
        <table:table-row table:style-name="ro2">
          <table:table-cell table:style-name="ce14"/>
          <table:table-cell table:style-name="ce21" office:value-type="float" office:value="5">
            <text:p>5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14" table:formula="of:=INFO.OBBA.OBBA.OBMAKE(&quot;numberOfFactors&quot;;&quot;int&quot;;[.F34])" office:value-type="string" office:string-value="numberOfFactors &#10;[13]">
            <text:p>numberOfFactors </text:p>
            <text:p>[13]</text:p>
          </table:table-cell>
          <table:table-cell table:style-name="ce23" office:value-type="float" office:value="5">
            <text:p>5</text:p>
          </table:table-cell>
          <table:table-cell table:style-name="ce14" table:number-columns-repeated="251"/>
          <table:table-cell table:number-columns-repeated="767"/>
        </table:table-row>
        <table:table-row table:style-name="ro2">
          <table:table-cell table:style-name="ce14"/>
          <table:table-cell table:style-name="ce21" office:value-type="float" office:value="5.5">
            <text:p>5,5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14" table:formula="of:=INFO.OBBA.OBBA.OBMAKE(&quot;correlationDecay&quot;;&quot;double&quot;;[.F35])" office:value-type="string" office:string-value="correlationDecay &#10;[14]">
            <text:p>correlationDecay </text:p>
            <text:p>[14]</text:p>
          </table:table-cell>
          <table:table-cell table:style-name="ce23" office:value-type="float" office:value="0.15">
            <text:p>0,15</text:p>
          </table:table-cell>
          <table:table-cell table:style-name="ce14" table:number-columns-repeated="251"/>
          <table:table-cell table:number-columns-repeated="767"/>
        </table:table-row>
        <table:table-row table:style-name="ro2">
          <table:table-cell table:style-name="ce14"/>
          <table:table-cell table:style-name="ce21" office:value-type="float" office:value="6">
            <text:p>6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14" table:formula="of:=INFO.OBBA.OBBA.OBMAKE(&quot;correlationLevel&quot;;&quot;double&quot;;[.F36])" office:value-type="string" office:string-value="correlationLevel &#10;[15]">
            <text:p>correlationLevel </text:p>
            <text:p>[15]</text:p>
          </table:table-cell>
          <table:table-cell table:style-name="ce23" office:value-type="float" office:value="0">
            <text:p>0</text:p>
          </table:table-cell>
          <table:table-cell table:style-name="ce14" table:number-columns-repeated="251"/>
          <table:table-cell table:number-columns-repeated="767"/>
        </table:table-row>
        <table:table-row table:style-name="ro2">
          <table:table-cell table:style-name="ce14"/>
          <table:table-cell table:style-name="ce21" office:value-type="float" office:value="6.5">
            <text:p>6,5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14" table:formula="of:=INFO.OBBA.OBBA.OBMAKE(&quot;correlationMaturityDecay&quot;;&quot;double&quot;;[.F37])" office:value-type="string" office:string-value="correlationMaturityDecay &#10;[16]">
            <text:p>correlationMaturityDecay </text:p>
            <text:p>[16]</text:p>
          </table:table-cell>
          <table:table-cell table:style-name="ce23" office:value-type="float" office:value="0">
            <text:p>0</text:p>
          </table:table-cell>
          <table:table-cell table:style-name="ce14" table:number-columns-repeated="3"/>
          <table:table-cell table:style-name="ce21" table:number-columns-repeated="2"/>
          <table:table-cell table:style-name="ce14" table:number-columns-repeated="246"/>
          <table:table-cell table:number-columns-repeated="767"/>
        </table:table-row>
        <table:table-row table:style-name="ro2">
          <table:table-cell table:style-name="ce14"/>
          <table:table-cell table:style-name="ce21" office:value-type="float" office:value="7">
            <text:p>7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14" table:formula="of:=INFO.OBBA.OBBA.OBMAKE(&quot;calibrate cor&quot;;&quot;boolean&quot;;[.F38])" office:value-type="string" office:string-value="calibrate cor &#10;[17]">
            <text:p>calibrate cor </text:p>
            <text:p>[17]</text:p>
          </table:table-cell>
          <table:table-cell table:style-name="ce26" office:value-type="boolean" office:boolean-value="false">
            <text:p>FALSCH</text:p>
          </table:table-cell>
          <table:table-cell table:style-name="ce14" table:number-columns-repeated="251"/>
          <table:table-cell table:number-columns-repeated="767"/>
        </table:table-row>
        <table:table-row table:style-name="ro2">
          <table:table-cell table:style-name="ce14"/>
          <table:table-cell table:style-name="ce21" office:value-type="float" office:value="7.5">
            <text:p>7,5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254"/>
          <table:table-cell table:number-columns-repeated="767"/>
        </table:table-row>
        <table:table-row table:style-name="ro2">
          <table:table-cell table:style-name="ce14"/>
          <table:table-cell table:style-name="ce21" office:value-type="float" office:value="8">
            <text:p>8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 table:number-columns-repeated="251"/>
          <table:table-cell table:number-columns-repeated="767"/>
        </table:table-row>
        <table:table-row table:style-name="ro2">
          <table:table-cell table:style-name="ce14"/>
          <table:table-cell table:style-name="ce21" office:value-type="float" office:value="8.5">
            <text:p>8,5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22" table:formula="of:=INFO.OBBA.OBBA.OBMAKE(&quot;correlationModel&quot;;obLibs&amp;&quot;net.finmath.montecarlo.interestrate.modelplugins.LIBORCorrelationModelThreeParameterExponentialDecay&quot;;[.B14];[.E14];[.E34:.E38])" office:value-type="string" office:string-value="correlationModel &#10;[7969]">
            <text:p>correlationModel </text:p>
            <text:p>[7969]</text:p>
          </table:table-cell>
          <table:table-cell table:style-name="ce14" table:number-columns-repeated="252"/>
          <table:table-cell table:number-columns-repeated="767"/>
        </table:table-row>
        <table:table-row table:style-name="ro2">
          <table:table-cell table:style-name="ce14"/>
          <table:table-cell table:style-name="ce21" office:value-type="float" office:value="9">
            <text:p>9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254"/>
          <table:table-cell table:number-columns-repeated="767"/>
        </table:table-row>
        <table:table-row table:style-name="ro2">
          <table:table-cell table:style-name="ce14"/>
          <table:table-cell table:style-name="ce21" office:value-type="float" office:value="9.5">
            <text:p>9,5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254"/>
          <table:table-cell table:number-columns-repeated="767"/>
        </table:table-row>
        <table:table-row table:style-name="ro2">
          <table:table-cell table:style-name="ce14"/>
          <table:table-cell table:style-name="ce21" office:value-type="float" office:value="10">
            <text:p>10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19" office:value-type="string">
            <text:p>Covariance Model</text:p>
          </table:table-cell>
          <table:table-cell table:style-name="ce19"/>
          <table:table-cell table:style-name="ce14" table:number-columns-repeated="251"/>
          <table:table-cell table:number-columns-repeated="767"/>
        </table:table-row>
        <table:table-row table:style-name="ro2">
          <table:table-cell table:style-name="ce14"/>
          <table:table-cell table:style-name="ce21" office:value-type="float" office:value="10.5">
            <text:p>10,5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254"/>
          <table:table-cell table:number-columns-repeated="767"/>
        </table:table-row>
        <table:table-row table:style-name="ro2">
          <table:table-cell table:style-name="ce14"/>
          <table:table-cell table:style-name="ce21" office:value-type="float" office:value="11">
            <text:p>11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 table:number-columns-repeated="251"/>
          <table:table-cell table:number-columns-repeated="767"/>
        </table:table-row>
        <table:table-row table:style-name="ro2">
          <table:table-cell table:style-name="ce14"/>
          <table:table-cell table:style-name="ce21" office:value-type="float" office:value="11.5">
            <text:p>11,5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14" table:formula="of:=INFO.OBBA.OBBA.OBMAKE(&quot;covarianceModel&quot;;obLibs&amp;&quot;net.finmath.montecarlo.interestrate.modelplugins.LIBORCovarianceModelFromVolatilityAndCorrelation&quot;;[.B14];[.E14];[.E28];[.E41])" office:value-type="string" office:string-value="covarianceModel &#10;[7971]">
            <text:p>covarianceModel </text:p>
            <text:p>[7971]</text:p>
          </table:table-cell>
          <table:table-cell table:style-name="ce14" table:number-columns-repeated="252"/>
          <table:table-cell table:number-columns-repeated="767"/>
        </table:table-row>
        <table:table-row table:style-name="ro2">
          <table:table-cell table:style-name="ce14"/>
          <table:table-cell table:style-name="ce21" office:value-type="float" office:value="12">
            <text:p>12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254"/>
          <table:table-cell table:number-columns-repeated="767"/>
        </table:table-row>
        <table:table-row table:style-name="ro2">
          <table:table-cell table:style-name="ce14"/>
          <table:table-cell table:style-name="ce21" office:value-type="float" office:value="12.5">
            <text:p>12,5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254"/>
          <table:table-cell table:number-columns-repeated="767"/>
        </table:table-row>
        <table:table-row table:style-name="ro2">
          <table:table-cell table:style-name="ce14"/>
          <table:table-cell table:style-name="ce21" office:value-type="float" office:value="13">
            <text:p>13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19" office:value-type="string">
            <text:p>Swaption Market Data (see other sheet)</text:p>
          </table:table-cell>
          <table:table-cell table:style-name="ce19"/>
          <table:table-cell table:style-name="ce14" table:number-columns-repeated="251"/>
          <table:table-cell table:number-columns-repeated="767"/>
        </table:table-row>
        <table:table-row table:style-name="ro2">
          <table:table-cell table:style-name="ce14"/>
          <table:table-cell table:style-name="ce21" office:value-type="float" office:value="13.5">
            <text:p>13,5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254"/>
          <table:table-cell table:number-columns-repeated="767"/>
        </table:table-row>
        <table:table-row table:style-name="ro2">
          <table:table-cell table:style-name="ce14"/>
          <table:table-cell table:style-name="ce21" office:value-type="float" office:value="14">
            <text:p>14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 table:number-columns-repeated="251"/>
          <table:table-cell table:number-columns-repeated="767"/>
        </table:table-row>
        <table:table-row table:style-name="ro2">
          <table:table-cell table:style-name="ce14"/>
          <table:table-cell table:style-name="ce21" office:value-type="float" office:value="14.5">
            <text:p>14,5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14" table:formula="of:=['Calibration Swaption'.B10]" office:value-type="string" office:string-value="swaptionMarketData &#10;[7968]">
            <text:p>swaptionMarketData </text:p>
            <text:p>[7968]</text:p>
          </table:table-cell>
          <table:table-cell table:style-name="ce14" table:number-columns-repeated="252"/>
          <table:table-cell table:number-columns-repeated="767"/>
        </table:table-row>
        <table:table-row table:style-name="ro2">
          <table:table-cell table:style-name="ce14"/>
          <table:table-cell table:style-name="ce21" office:value-type="float" office:value="15">
            <text:p>15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254"/>
          <table:table-cell table:number-columns-repeated="767"/>
        </table:table-row>
        <table:table-row table:style-name="ro2">
          <table:table-cell table:style-name="ce14"/>
          <table:table-cell table:style-name="ce21" office:value-type="float" office:value="15.5">
            <text:p>15,5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254"/>
          <table:table-cell table:number-columns-repeated="767"/>
        </table:table-row>
        <table:table-row table:style-name="ro2">
          <table:table-cell table:style-name="ce14"/>
          <table:table-cell table:style-name="ce21" office:value-type="float" office:value="16">
            <text:p>16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19" office:value-type="string">
            <text:p>LIBOR Market Model</text:p>
          </table:table-cell>
          <table:table-cell table:style-name="ce19"/>
          <table:table-cell table:style-name="ce14" table:number-columns-repeated="251"/>
          <table:table-cell table:number-columns-repeated="767"/>
        </table:table-row>
        <table:table-row table:style-name="ro2">
          <table:table-cell table:style-name="ce14"/>
          <table:table-cell table:style-name="ce21" office:value-type="float" office:value="16.5">
            <text:p>16,5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254"/>
          <table:table-cell table:number-columns-repeated="767"/>
        </table:table-row>
        <table:table-row table:style-name="ro2">
          <table:table-cell table:style-name="ce14"/>
          <table:table-cell table:style-name="ce21" office:value-type="float" office:value="17">
            <text:p>17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 table:number-columns-repeated="251"/>
          <table:table-cell table:number-columns-repeated="767"/>
        </table:table-row>
        <table:table-row table:style-name="ro2">
          <table:table-cell table:style-name="ce14"/>
          <table:table-cell table:style-name="ce21" office:value-type="float" office:value="17.5">
            <text:p>17,5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14" table:formula="of:=INFO.OBBA.OBBA.OBMAKE(&quot;liborMarketModel&quot;;obLibs&amp;&quot;net.finmath.montecarlo.interestrate.LIBORMarketModel&quot;;INFO.OBBA.OBBA.OBSYNC([.E14];[.F60]);[.B20];[.E47];[.E53])" office:value-type="string" office:string-value="liborMarketModel &#10;[21449]">
            <text:p>liborMarketModel </text:p>
            <text:p>[21449]</text:p>
          </table:table-cell>
          <table:table-cell table:style-name="ce14" table:number-columns-repeated="252"/>
          <table:table-cell table:number-columns-repeated="767"/>
        </table:table-row>
        <table:table-row table:style-name="ro2">
          <table:table-cell table:style-name="ce14"/>
          <table:table-cell table:style-name="ce21" office:value-type="float" office:value="18">
            <text:p>18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14" table:formula="of:=INFO.OBBA.OBBA.OBCALL(&quot;lmmMeasure&quot;;obLibs&amp;&quot;net.finmath.montecarlo.interestrate.LIBORMarketModel$Measure&quot;;&quot;valueOf&quot;;INFO.OBBA.OBBA.OBMAKE(&quot;&quot;;&quot;String&quot;;[.F60]))" office:value-type="string" office:string-value="lmmMeasure &#10;[21452]">
            <text:p>lmmMeasure </text:p>
            <text:p>[21452]</text:p>
          </table:table-cell>
          <table:table-cell table:style-name="ce14" office:value-type="string">
            <text:p>SPOT</text:p>
          </table:table-cell>
          <table:table-cell table:style-name="ce27" office:value-type="string">
            <text:p>Use SPOT or TERMINAL here (and check impact on bond calibration error).</text:p>
          </table:table-cell>
          <table:table-cell table:style-name="ce14" table:number-columns-repeated="250"/>
          <table:table-cell table:number-columns-repeated="767"/>
        </table:table-row>
        <table:table-row table:style-name="ro2">
          <table:table-cell table:style-name="ce14"/>
          <table:table-cell table:style-name="ce21" office:value-type="float" office:value="18.5">
            <text:p>18,5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254"/>
          <table:table-cell table:number-columns-repeated="767"/>
        </table:table-row>
        <table:table-row table:style-name="ro2">
          <table:table-cell table:style-name="ce14"/>
          <table:table-cell table:style-name="ce21" office:value-type="float" office:value="19">
            <text:p>19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 table:number-columns-repeated="251"/>
          <table:table-cell table:number-columns-repeated="767"/>
        </table:table-row>
        <table:table-row table:style-name="ro2">
          <table:table-cell table:style-name="ce14"/>
          <table:table-cell table:style-name="ce21" office:value-type="float" office:value="19.5">
            <text:p>19,5</text:p>
          </table:table-cell>
          <table:table-cell table:style-name="ce24" office:value-type="percentage" office:value="0.02">
            <text:p>2%</text:p>
          </table:table-cell>
          <table:table-cell table:style-name="ce14"/>
          <table:table-cell table:style-name="ce14" table:formula="of:=INFO.OBBA.OBBA.OBCALL(&quot;&quot;;[.E59];&quot;setMeasure&quot;;[.E60])" office:value-type="string" office:string-value="liborMarketModel &#10;[21453]">
            <text:p>liborMarketModel </text:p>
            <text:p>[21453]</text:p>
          </table:table-cell>
          <table:table-cell table:style-name="ce14" table:number-columns-repeated="252"/>
          <table:table-cell table:number-columns-repeated="767"/>
        </table:table-row>
        <table:table-row table:style-name="ro2">
          <table:table-cell table:style-name="ce14"/>
          <table:table-cell table:style-name="ce21" office:value-type="float" office:value="20">
            <text:p>20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254"/>
          <table:table-cell table:number-columns-repeated="767"/>
        </table:table-row>
        <table:table-row table:style-name="ro2">
          <table:table-cell table:style-name="ce14"/>
          <table:table-cell table:style-name="ce21" office:value-type="float" office:value="20.5">
            <text:p>20,5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254"/>
          <table:table-cell table:number-columns-repeated="767"/>
        </table:table-row>
        <table:table-row table:style-name="ro2">
          <table:table-cell table:style-name="ce14"/>
          <table:table-cell table:style-name="ce21" office:value-type="float" office:value="60">
            <text:p>60</text:p>
          </table:table-cell>
          <table:table-cell table:style-name="ce24" office:value-type="percentage" office:value="0.02">
            <text:p>2%</text:p>
          </table:table-cell>
          <table:table-cell table:style-name="ce14" table:number-columns-repeated="254"/>
          <table:table-cell table:number-columns-repeated="767"/>
        </table:table-row>
        <table:table-row table:style-name="ro2">
          <table:table-cell table:style-name="ce14" table:number-columns-repeated="2"/>
          <table:table-cell table:style-name="ce24" office:value-type="percentage" office:value="0.02">
            <text:p>2%</text:p>
          </table:table-cell>
          <table:table-cell table:style-name="ce14" table:number-columns-repeated="254"/>
          <table:table-cell table:number-columns-repeated="767"/>
        </table:table-row>
        <table:table-row table:style-name="ro2">
          <table:table-cell table:style-name="ce14" table:number-columns-repeated="2"/>
          <table:table-cell table:style-name="ce24" office:value-type="percentage" office:value="0.02">
            <text:p>2%</text:p>
          </table:table-cell>
          <table:table-cell table:style-name="ce14" table:number-columns-repeated="254"/>
          <table:table-cell table:number-columns-repeated="767"/>
        </table:table-row>
        <table:table-row table:style-name="ro2" table:number-rows-repeated="65468">
          <table:table-cell table:style-name="ce14" table:number-columns-repeated="257"/>
          <table:table-cell table:number-columns-repeated="767"/>
        </table:table-row>
        <table:table-row table:style-name="ro2" table:number-rows-repeated="2">
          <table:table-cell table:number-columns-repeated="4"/>
          <table:table-cell table:style-name="ce14" table:number-columns-repeated="2"/>
          <table:table-cell table:number-columns-repeated="1018"/>
        </table:table-row>
        <table:table-row table:style-name="ro2" table:number-rows-repeated="9830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libration Swaption" table:style-name="ta1">
        <office:forms form:automatic-focus="false" form:apply-design-mode="false"/>
        <table:table-column table:style-name="co5" table:default-cell-style-name="ce28"/>
        <table:table-column table:style-name="co7" table:number-columns-repeated="1023" table:default-cell-style-name="ce28"/>
        <table:table-row table:style-name="ro4">
          <table:table-cell table:number-columns-repeated="1024"/>
        </table:table-row>
        <table:table-row table:style-name="ro3">
          <table:table-cell/>
          <table:table-cell table:style-name="ce16" office:value-type="string">
            <text:p>Swaption Market Data (used for calibration)</text:p>
          </table:table-cell>
          <table:table-cell table:number-columns-repeated="1022"/>
        </table:table-row>
        <table:table-row table:style-name="ro4">
          <table:table-cell/>
          <table:table-cell table:style-name="ce17"/>
          <table:table-cell table:number-columns-repeated="1022"/>
        </table:table-row>
        <table:table-row table:style-name="ro4">
          <table:table-cell/>
          <table:table-cell table:style-name="ce19" office:value-type="string">
            <text:p>Swaption Market Data Object</text:p>
          </table:table-cell>
          <table:table-cell table:style-name="ce19"/>
          <table:table-cell table:number-columns-repeated="1021"/>
        </table:table-row>
        <table:table-row table:style-name="ro4">
          <table:table-cell/>
          <table:table-cell table:style-name="ce14" table:number-columns-repeated="2"/>
          <table:table-cell table:number-columns-repeated="1021"/>
        </table:table-row>
        <table:table-row table:style-name="ro4">
          <table:table-cell/>
          <table:table-cell table:style-name="ce20" office:value-type="string">
            <text:p>Parameters:</text:p>
          </table:table-cell>
          <table:table-cell table:style-name="ce20"/>
          <table:table-cell table:number-columns-repeated="1021"/>
        </table:table-row>
        <table:table-row table:style-name="ro4">
          <table:table-cell/>
          <table:table-cell table:formula="of:=INFO.OBBA.OBBA.OBMAKE(&quot;swapTenor&quot;;&quot;double&quot;;[.C7])" office:value-type="string" office:string-value="swapTenor &#10;[7967]">
            <text:p>swapTenor </text:p>
            <text:p>[7967]</text:p>
          </table:table-cell>
          <table:table-cell table:style-name="ce23" office:value-type="float" office:value="0.5">
            <text:p>0,5</text:p>
          </table:table-cell>
          <table:table-cell table:number-columns-repeated="1021"/>
        </table:table-row>
        <table:table-row table:style-name="ro4">
          <table:table-cell/>
          <table:table-cell table:style-name="ce14" table:number-columns-repeated="2"/>
          <table:table-cell table:number-columns-repeated="1021"/>
        </table:table-row>
        <table:table-row table:style-name="ro4">
          <table:table-cell/>
          <table:table-cell table:style-name="ce20" office:value-type="string">
            <text:p>Object:</text:p>
          </table:table-cell>
          <table:table-cell table:style-name="ce20"/>
          <table:table-cell table:number-columns-repeated="1021"/>
        </table:table-row>
        <table:table-row table:style-name="ro4">
          <table:table-cell/>
          <table:table-cell table:formula="of:=INFO.OBBA.OBBA.OBMAKE(&quot;swaptionMarketData&quot;;obLibs&amp;&quot;net.finmath.marketdata.SwaptionMarketData&quot;;INFO.OBBA.OBBA.OBMAKE(&quot;&quot;;&quot;double[]&quot;;[.B15:.B24]);INFO.OBBA.OBBA.OBMAKE(&quot;&quot;;&quot;double[]&quot;;[.D13:.N13]);[.B7];INFO.OBBA.OBBA.OBMAKE(&quot;&quot;;&quot;double[][]&quot;;[.D15:.N24]))" office:value-type="string" office:string-value="swaptionMarketData &#10;[7968]">
            <text:p>swaptionMarketData </text:p>
            <text:p>[7968]</text:p>
          </table:table-cell>
          <table:table-cell table:style-name="ce14"/>
          <table:table-cell table:number-columns-repeated="1021"/>
        </table:table-row>
        <table:table-row table:style-name="ro4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30" office:value-type="string">
            <text:p>Swap Maturity: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15">
            <text:p>15</text:p>
          </table:table-cell>
          <table:table-cell table:style-name="ce31" office:value-type="float" office:value="20">
            <text:p>20</text:p>
          </table:table-cell>
          <table:table-cell table:style-name="ce31" office:value-type="float" office:value="25">
            <text:p>25</text:p>
          </table:table-cell>
          <table:table-cell table:style-name="ce31" office:value-type="float" office:value="30">
            <text:p>30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office:value-type="string">
            <text:p>Option Maturity:</text:p>
          </table:table-cell>
          <table:table-cell/>
          <table:table-cell table:style-name="ce31" table:number-columns-repeated="11"/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29" office:value-type="float" office:value="2">
            <text:p>2,00</text:p>
          </table:table-cell>
          <table:table-cell/>
          <table:table-cell table:style-name="ce32" office:value-type="percentage" office:value="0.45936">
            <text:p>45,9%</text:p>
          </table:table-cell>
          <table:table-cell table:style-name="ce32" office:value-type="percentage" office:value="0.42273">
            <text:p>42,3%</text:p>
          </table:table-cell>
          <table:table-cell table:style-name="ce32" office:value-type="percentage" office:value="0.39501">
            <text:p>39,5%</text:p>
          </table:table-cell>
          <table:table-cell table:style-name="ce32" office:value-type="percentage" office:value="0.37323">
            <text:p>37,3%</text:p>
          </table:table-cell>
          <table:table-cell table:style-name="ce32" office:value-type="percentage" office:value="0.3564">
            <text:p>35,6%</text:p>
          </table:table-cell>
          <table:table-cell table:style-name="ce32" office:value-type="percentage" office:value="0.34254">
            <text:p>34,3%</text:p>
          </table:table-cell>
          <table:table-cell table:style-name="ce32" office:value-type="percentage" office:value="0.33066">
            <text:p>33,1%</text:p>
          </table:table-cell>
          <table:table-cell table:style-name="ce32" office:value-type="percentage" office:value="0.29205">
            <text:p>29,2%</text:p>
          </table:table-cell>
          <table:table-cell table:style-name="ce32" office:value-type="percentage" office:value="0.2871">
            <text:p>28,7%</text:p>
          </table:table-cell>
          <table:table-cell table:style-name="ce32" office:value-type="percentage" office:value="0.29007">
            <text:p>29,0%</text:p>
          </table:table-cell>
          <table:table-cell table:style-name="ce32" office:value-type="percentage" office:value="0.29106">
            <text:p>29,1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29" office:value-type="float" office:value="3">
            <text:p>3,00</text:p>
          </table:table-cell>
          <table:table-cell/>
          <table:table-cell table:style-name="ce32" office:value-type="percentage" office:value="0.39402">
            <text:p>39,4%</text:p>
          </table:table-cell>
          <table:table-cell table:style-name="ce32" office:value-type="percentage" office:value="0.37026">
            <text:p>37,0%</text:p>
          </table:table-cell>
          <table:table-cell table:style-name="ce32" office:value-type="percentage" office:value="0.35046">
            <text:p>35,0%</text:p>
          </table:table-cell>
          <table:table-cell table:style-name="ce32" office:value-type="percentage" office:value="0.33561">
            <text:p>33,6%</text:p>
          </table:table-cell>
          <table:table-cell table:style-name="ce32" office:value-type="percentage" office:value="0.32274">
            <text:p>32,3%</text:p>
          </table:table-cell>
          <table:table-cell table:style-name="ce32" office:value-type="percentage" office:value="0.31284">
            <text:p>31,3%</text:p>
          </table:table-cell>
          <table:table-cell table:style-name="ce32" office:value-type="percentage" office:value="0.30294">
            <text:p>30,3%</text:p>
          </table:table-cell>
          <table:table-cell table:style-name="ce32" office:value-type="percentage" office:value="0.27819">
            <text:p>27,8%</text:p>
          </table:table-cell>
          <table:table-cell table:style-name="ce32" office:value-type="percentage" office:value="0.27423">
            <text:p>27,4%</text:p>
          </table:table-cell>
          <table:table-cell table:style-name="ce32" office:value-type="percentage" office:value="0.2772">
            <text:p>27,7%</text:p>
          </table:table-cell>
          <table:table-cell table:style-name="ce32" office:value-type="percentage" office:value="0.28116">
            <text:p>28,1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29" office:value-type="float" office:value="4">
            <text:p>4,00</text:p>
          </table:table-cell>
          <table:table-cell/>
          <table:table-cell table:style-name="ce32" office:value-type="percentage" office:value="0.34254">
            <text:p>34,3%</text:p>
          </table:table-cell>
          <table:table-cell table:style-name="ce32" office:value-type="percentage" office:value="0.3267">
            <text:p>32,7%</text:p>
          </table:table-cell>
          <table:table-cell table:style-name="ce32" office:value-type="percentage" office:value="0.31383">
            <text:p>31,4%</text:p>
          </table:table-cell>
          <table:table-cell table:style-name="ce32" office:value-type="percentage" office:value="0.30294">
            <text:p>30,3%</text:p>
          </table:table-cell>
          <table:table-cell table:style-name="ce32" office:value-type="percentage" office:value="0.29403">
            <text:p>29,4%</text:p>
          </table:table-cell>
          <table:table-cell table:style-name="ce32" office:value-type="percentage" office:value="0.28809">
            <text:p>28,8%</text:p>
          </table:table-cell>
          <table:table-cell table:style-name="ce32" office:value-type="percentage" office:value="0.28215">
            <text:p>28,2%</text:p>
          </table:table-cell>
          <table:table-cell table:style-name="ce32" office:value-type="percentage" office:value="0.26532">
            <text:p>26,5%</text:p>
          </table:table-cell>
          <table:table-cell table:style-name="ce32" office:value-type="percentage" office:value="0.26334">
            <text:p>26,3%</text:p>
          </table:table-cell>
          <table:table-cell table:style-name="ce32" office:value-type="percentage" office:value="0.2673">
            <text:p>26,7%</text:p>
          </table:table-cell>
          <table:table-cell table:style-name="ce32" office:value-type="percentage" office:value="0.26928">
            <text:p>26,9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29" office:value-type="float" office:value="5">
            <text:p>5,00</text:p>
          </table:table-cell>
          <table:table-cell/>
          <table:table-cell table:style-name="ce32" office:value-type="percentage" office:value="0.30492">
            <text:p>30,5%</text:p>
          </table:table-cell>
          <table:table-cell table:style-name="ce32" office:value-type="percentage" office:value="0.29403">
            <text:p>29,4%</text:p>
          </table:table-cell>
          <table:table-cell table:style-name="ce32" office:value-type="percentage" office:value="0.28512">
            <text:p>28,5%</text:p>
          </table:table-cell>
          <table:table-cell table:style-name="ce32" office:value-type="percentage" office:value="0.27819">
            <text:p>27,8%</text:p>
          </table:table-cell>
          <table:table-cell table:style-name="ce32" office:value-type="percentage" office:value="0.27225">
            <text:p>27,2%</text:p>
          </table:table-cell>
          <table:table-cell table:style-name="ce32" office:value-type="percentage" office:value="0.26829">
            <text:p>26,8%</text:p>
          </table:table-cell>
          <table:table-cell table:style-name="ce32" office:value-type="percentage" office:value="0.26631">
            <text:p>26,6%</text:p>
          </table:table-cell>
          <table:table-cell table:style-name="ce32" office:value-type="percentage" office:value="0.25542">
            <text:p>25,5%</text:p>
          </table:table-cell>
          <table:table-cell table:style-name="ce32" office:value-type="percentage" office:value="0.25245">
            <text:p>25,2%</text:p>
          </table:table-cell>
          <table:table-cell table:style-name="ce32" office:value-type="percentage" office:value="0.25641">
            <text:p>25,6%</text:p>
          </table:table-cell>
          <table:table-cell table:style-name="ce32" office:value-type="percentage" office:value="0.2574">
            <text:p>25,7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29" office:value-type="float" office:value="7">
            <text:p>7,00</text:p>
          </table:table-cell>
          <table:table-cell/>
          <table:table-cell table:style-name="ce32" office:value-type="percentage" office:value="0.25542">
            <text:p>25,5%</text:p>
          </table:table-cell>
          <table:table-cell table:style-name="ce32" office:value-type="percentage" office:value="0.24948">
            <text:p>24,9%</text:p>
          </table:table-cell>
          <table:table-cell table:style-name="ce32" office:value-type="percentage" office:value="0.24651">
            <text:p>24,7%</text:p>
          </table:table-cell>
          <table:table-cell table:style-name="ce32" office:value-type="percentage" office:value="0.24453">
            <text:p>24,5%</text:p>
          </table:table-cell>
          <table:table-cell table:style-name="ce32" office:value-type="percentage" office:value="0.24354">
            <text:p>24,4%</text:p>
          </table:table-cell>
          <table:table-cell table:number-columns-repeated="2" table:style-name="ce32" office:value-type="percentage" office:value="0.24453">
            <text:p>24,5%</text:p>
          </table:table-cell>
          <table:table-cell table:style-name="ce32" office:value-type="percentage" office:value="0.23958">
            <text:p>24,0%</text:p>
          </table:table-cell>
          <table:table-cell table:style-name="ce32" office:value-type="percentage" office:value="0.23562">
            <text:p>23,6%</text:p>
          </table:table-cell>
          <table:table-cell table:number-columns-repeated="2" table:style-name="ce32" office:value-type="percentage" office:value="0.23661">
            <text:p>23,7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29" office:value-type="float" office:value="10">
            <text:p>10,00</text:p>
          </table:table-cell>
          <table:table-cell/>
          <table:table-cell table:style-name="ce32" office:value-type="percentage" office:value="0.2178">
            <text:p>21,8%</text:p>
          </table:table-cell>
          <table:table-cell table:style-name="ce32" office:value-type="percentage" office:value="0.21879">
            <text:p>21,9%</text:p>
          </table:table-cell>
          <table:table-cell table:style-name="ce32" office:value-type="percentage" office:value="0.22077">
            <text:p>22,1%</text:p>
          </table:table-cell>
          <table:table-cell table:style-name="ce32" office:value-type="percentage" office:value="0.22275">
            <text:p>22,3%</text:p>
          </table:table-cell>
          <table:table-cell table:style-name="ce32" office:value-type="percentage" office:value="0.22671">
            <text:p>22,7%</text:p>
          </table:table-cell>
          <table:table-cell table:style-name="ce32" office:value-type="percentage" office:value="0.22968">
            <text:p>23,0%</text:p>
          </table:table-cell>
          <table:table-cell table:style-name="ce32" office:value-type="percentage" office:value="0.23265">
            <text:p>23,3%</text:p>
          </table:table-cell>
          <table:table-cell table:style-name="ce32" office:value-type="percentage" office:value="0.2277">
            <text:p>22,8%</text:p>
          </table:table-cell>
          <table:table-cell table:style-name="ce32" office:value-type="percentage" office:value="0.22275">
            <text:p>22,3%</text:p>
          </table:table-cell>
          <table:table-cell table:style-name="ce32" office:value-type="percentage" office:value="0.21879">
            <text:p>21,9%</text:p>
          </table:table-cell>
          <table:table-cell table:style-name="ce32" office:value-type="percentage" office:value="0.21483">
            <text:p>21,5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29" office:value-type="float" office:value="15">
            <text:p>15,00</text:p>
          </table:table-cell>
          <table:table-cell/>
          <table:table-cell table:style-name="ce32" office:value-type="percentage" office:value="0.2277">
            <text:p>22,8%</text:p>
          </table:table-cell>
          <table:table-cell table:style-name="ce32" office:value-type="percentage" office:value="0.23166">
            <text:p>23,2%</text:p>
          </table:table-cell>
          <table:table-cell table:style-name="ce32" office:value-type="percentage" office:value="0.23364">
            <text:p>23,4%</text:p>
          </table:table-cell>
          <table:table-cell table:style-name="ce32" office:value-type="percentage" office:value="0.23661">
            <text:p>23,7%</text:p>
          </table:table-cell>
          <table:table-cell table:style-name="ce32" office:value-type="percentage" office:value="0.23958">
            <text:p>24,0%</text:p>
          </table:table-cell>
          <table:table-cell table:style-name="ce32" office:value-type="percentage" office:value="0.24156">
            <text:p>24,2%</text:p>
          </table:table-cell>
          <table:table-cell table:style-name="ce32" office:value-type="percentage" office:value="0.24255">
            <text:p>24,3%</text:p>
          </table:table-cell>
          <table:table-cell table:style-name="ce32" office:value-type="percentage" office:value="0.22968">
            <text:p>23,0%</text:p>
          </table:table-cell>
          <table:table-cell table:style-name="ce32" office:value-type="percentage" office:value="0.21582">
            <text:p>21,6%</text:p>
          </table:table-cell>
          <table:table-cell table:style-name="ce32" office:value-type="percentage" office:value="0.20394">
            <text:p>20,4%</text:p>
          </table:table-cell>
          <table:table-cell table:style-name="ce32" office:value-type="percentage" office:value="0.19701">
            <text:p>19,7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29" office:value-type="float" office:value="20">
            <text:p>20,00</text:p>
          </table:table-cell>
          <table:table-cell/>
          <table:table-cell table:style-name="ce32" office:value-type="percentage" office:value="0.24156">
            <text:p>24,2%</text:p>
          </table:table-cell>
          <table:table-cell table:style-name="ce32" office:value-type="percentage" office:value="0.24255">
            <text:p>24,3%</text:p>
          </table:table-cell>
          <table:table-cell table:style-name="ce32" office:value-type="percentage" office:value="0.24453">
            <text:p>24,5%</text:p>
          </table:table-cell>
          <table:table-cell table:style-name="ce32" office:value-type="percentage" office:value="0.24552">
            <text:p>24,6%</text:p>
          </table:table-cell>
          <table:table-cell table:number-columns-repeated="2" table:style-name="ce32" office:value-type="percentage" office:value="0.24651">
            <text:p>24,7%</text:p>
          </table:table-cell>
          <table:table-cell table:style-name="ce32" office:value-type="percentage" office:value="0.24354">
            <text:p>24,4%</text:p>
          </table:table-cell>
          <table:table-cell table:style-name="ce32" office:value-type="percentage" office:value="0.2178">
            <text:p>21,8%</text:p>
          </table:table-cell>
          <table:table-cell table:style-name="ce32" office:value-type="percentage" office:value="0.19701">
            <text:p>19,7%</text:p>
          </table:table-cell>
          <table:table-cell table:style-name="ce32" office:value-type="percentage" office:value="0.18612">
            <text:p>18,6%</text:p>
          </table:table-cell>
          <table:table-cell table:style-name="ce32" office:value-type="percentage" office:value="0.18018">
            <text:p>18,0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29" office:value-type="float" office:value="25">
            <text:p>25,00</text:p>
          </table:table-cell>
          <table:table-cell/>
          <table:table-cell table:style-name="ce32" office:value-type="percentage" office:value="0.23958">
            <text:p>24,0%</text:p>
          </table:table-cell>
          <table:table-cell table:style-name="ce32" office:value-type="percentage" office:value="0.23859">
            <text:p>23,9%</text:p>
          </table:table-cell>
          <table:table-cell table:style-name="ce32" office:value-type="percentage" office:value="0.23463">
            <text:p>23,5%</text:p>
          </table:table-cell>
          <table:table-cell table:style-name="ce32" office:value-type="percentage" office:value="0.23166">
            <text:p>23,2%</text:p>
          </table:table-cell>
          <table:table-cell table:style-name="ce32" office:value-type="percentage" office:value="0.22869">
            <text:p>22,9%</text:p>
          </table:table-cell>
          <table:table-cell table:style-name="ce32" office:value-type="percentage" office:value="0.22473">
            <text:p>22,5%</text:p>
          </table:table-cell>
          <table:table-cell table:style-name="ce32" office:value-type="percentage" office:value="0.22077">
            <text:p>22,1%</text:p>
          </table:table-cell>
          <table:table-cell table:style-name="ce32" office:value-type="percentage" office:value="0.19107">
            <text:p>19,1%</text:p>
          </table:table-cell>
          <table:table-cell table:style-name="ce32" office:value-type="percentage" office:value="0.17424">
            <text:p>17,4%</text:p>
          </table:table-cell>
          <table:table-cell table:style-name="ce32" office:value-type="percentage" office:value="0.16929">
            <text:p>16,9%</text:p>
          </table:table-cell>
          <table:table-cell table:style-name="ce32" office:value-type="percentage" office:value="0.16335">
            <text:p>16,3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29" office:value-type="float" office:value="30">
            <text:p>30,00</text:p>
          </table:table-cell>
          <table:table-cell/>
          <table:table-cell table:style-name="ce32" office:value-type="percentage" office:value="0.20196">
            <text:p>20,2%</text:p>
          </table:table-cell>
          <table:table-cell table:style-name="ce32" office:value-type="percentage" office:value="0.19899">
            <text:p>19,9%</text:p>
          </table:table-cell>
          <table:table-cell table:style-name="ce32" office:value-type="percentage" office:value="0.19503">
            <text:p>19,5%</text:p>
          </table:table-cell>
          <table:table-cell table:style-name="ce32" office:value-type="percentage" office:value="0.19305">
            <text:p>19,3%</text:p>
          </table:table-cell>
          <table:table-cell table:style-name="ce32" office:value-type="percentage" office:value="0.19008">
            <text:p>19,0%</text:p>
          </table:table-cell>
          <table:table-cell table:style-name="ce32" office:value-type="percentage" office:value="0.1881">
            <text:p>18,8%</text:p>
          </table:table-cell>
          <table:table-cell table:style-name="ce32" office:value-type="percentage" office:value="0.18612">
            <text:p>18,6%</text:p>
          </table:table-cell>
          <table:table-cell table:style-name="ce32" office:value-type="percentage" office:value="0.16335">
            <text:p>16,3%</text:p>
          </table:table-cell>
          <table:table-cell table:style-name="ce32" office:value-type="percentage" office:value="0.15543">
            <text:p>15,5%</text:p>
          </table:table-cell>
          <table:table-cell table:style-name="ce32" office:value-type="percentage" office:value="0.15147">
            <text:p>15,1%</text:p>
          </table:table-cell>
          <table:table-cell table:style-name="ce32" office:value-type="percentage" office:value="0.14751">
            <text:p>14,8%</text:p>
          </table:table-cell>
          <table:table-cell table:number-columns-repeated="1007"/>
          <table:table-cell table:style-name="Default" table:number-columns-repeated="3"/>
        </table:table-row>
        <table:table-row table:style-name="ro4" table:number-rows-repeated="7">
          <table:table-cell table:number-columns-repeated="1021"/>
          <table:table-cell table:style-name="Default" table:number-columns-repeated="3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onds" table:style-name="ta3" table:print="false">
        <office:forms form:automatic-focus="false" form:apply-design-mode="false"/>
        <table:table-column table:style-name="co5" table:default-cell-style-name="ce28"/>
        <table:table-column table:style-name="co6" table:number-columns-repeated="256" table:default-cell-style-name="ce28"/>
        <table:table-column table:style-name="co8" table:number-columns-repeated="767" table:default-cell-style-name="ce28"/>
        <table:table-row table:style-name="ro4">
          <table:table-cell table:style-name="ce14" table:number-columns-repeated="3"/>
          <table:table-cell table:style-name="ce39" table:number-columns-repeated="3"/>
          <table:table-cell table:style-name="ce14" table:number-columns-repeated="251"/>
          <table:table-cell table:number-columns-repeated="767"/>
        </table:table-row>
        <table:table-row table:style-name="ro4">
          <table:table-cell table:style-name="ce14"/>
          <table:table-cell table:style-name="ce16" office:value-type="string">
            <text:p>LIBOR Market Model Zero Bond Valuation</text:p>
          </table:table-cell>
          <table:table-cell table:style-name="ce14"/>
          <table:table-cell table:style-name="ce39" table:number-columns-repeated="3"/>
          <table:table-cell table:style-name="ce14" table:number-columns-repeated="251"/>
          <table:table-cell table:number-columns-repeated="767"/>
        </table:table-row>
        <table:table-row table:style-name="ro4" table:number-rows-repeated="2">
          <table:table-cell table:style-name="ce14"/>
          <table:table-cell table:style-name="ce33"/>
          <table:table-cell table:style-name="ce14"/>
          <table:table-cell table:style-name="ce39" table:number-columns-repeated="3"/>
          <table:table-cell table:style-name="ce14" table:number-columns-repeated="251"/>
          <table:table-cell table:number-columns-repeated="767"/>
        </table:table-row>
        <table:table-row table:style-name="ro4">
          <table:table-cell table:style-name="ce14"/>
          <table:table-cell table:style-name="ce34" office:value-type="string">
            <text:p>Zero bond calibration error (basis points)</text:p>
          </table:table-cell>
          <table:table-cell table:style-name="ce34"/>
          <table:table-cell table:style-name="ce39" table:number-columns-repeated="3"/>
          <table:table-cell table:style-name="ce14" table:number-columns-repeated="251"/>
          <table:table-cell table:number-columns-repeated="767"/>
        </table:table-row>
        <table:table-row table:style-name="ro5">
          <table:table-cell table:style-name="ce14"/>
          <table:table-cell table:style-name="ce35" office:value-type="string">
            <text:p>Mean (bp):</text:p>
          </table:table-cell>
          <table:table-cell table:style-name="ce37" table:formula="of:=AVERAGE([.$H$11:.$H$49])*100*100" office:value-type="float" office:value="52.6055589887959">
            <text:p>52,6056</text:p>
          </table:table-cell>
          <table:table-cell table:style-name="ce39" table:number-columns-repeated="3"/>
          <table:table-cell table:style-name="ce14" table:number-columns-repeated="251"/>
          <table:table-cell table:number-columns-repeated="767"/>
        </table:table-row>
        <table:table-row table:style-name="ro4">
          <table:table-cell table:style-name="ce14"/>
          <table:table-cell table:style-name="ce35" office:value-type="string">
            <text:p>Standard deviation (bp):</text:p>
          </table:table-cell>
          <table:table-cell table:style-name="ce37" table:formula="of:=STDEV([.$H$11:.$H$49])*100*100" office:value-type="float" office:value="30.1706088693382">
            <text:p>30,1706</text:p>
          </table:table-cell>
          <table:table-cell table:style-name="ce39" table:number-columns-repeated="3"/>
          <table:table-cell table:style-name="ce14" table:number-columns-repeated="251"/>
          <table:table-cell table:number-columns-repeated="767"/>
        </table:table-row>
        <table:table-row table:style-name="ro4" table:number-rows-repeated="2">
          <table:table-cell table:style-name="ce14" table:number-columns-repeated="3"/>
          <table:table-cell table:style-name="ce39" table:number-columns-repeated="2"/>
          <table:table-cell table:style-name="ce14" table:number-columns-repeated="252"/>
          <table:table-cell table:number-columns-repeated="767"/>
        </table:table-row>
        <table:table-row table:style-name="ro4">
          <table:table-cell table:style-name="ce14"/>
          <table:table-cell table:style-name="ce36" office:value-type="string">
            <text:p>maturity</text:p>
          </table:table-cell>
          <table:table-cell table:style-name="ce21"/>
          <table:table-cell table:style-name="ce34" office:value-type="string">
            <text:p>bond objects</text:p>
          </table:table-cell>
          <table:table-cell table:style-name="ce34" office:value-type="string">
            <text:p>valuation objects</text:p>
          </table:table-cell>
          <table:table-cell table:style-name="ce36" office:value-type="string">
            <text:p>mc value</text:p>
          </table:table-cell>
          <table:table-cell table:style-name="ce36" office:value-type="string">
            <text:p>analytic</text:p>
          </table:table-cell>
          <table:table-cell table:style-name="ce36" office:value-type="string">
            <text:p>deviation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office:value-type="float" office:value="0.5">
            <text:p>0,5</text:p>
          </table:table-cell>
          <table:table-cell table:style-name="ce38"/>
          <table:table-cell table:style-name="ce39" table:formula="of:=INFO.OBBA.OBBA.OBMAKE(&quot;mcBond&quot;&amp;ROW();obLibs&amp;&quot;net.finmath.montecarlo.interestrate.products.Bond&quot;;INFO.OBBA.OBBA.OBMAKE(&quot;&quot;;&quot;double&quot;;[.B11]))" office:value-type="string" office:string-value="mcBond11 &#10;[7986]">
            <text:p>mcBond11 <text:line-break/>[7986]</text:p>
          </table:table-cell>
          <table:table-cell table:style-name="ce40" table:formula="of:=INFO.OBBA.OBBA.OBRUN(&quot;mcBond value &quot;&amp;ROW();[.D11];&quot;getValue&quot;;[$LIBORMarketModel.$H$26])" office:value-type="string" office:string-value="mcBond value 11 &#10;[21470]">
            <text:p>mcBond value 11 <text:line-break/>[21470]</text:p>
          </table:table-cell>
          <table:table-cell table:style-name="ce41" table:formula="of:=INFO.OBBA.OBBA.OBGET(INFO.OBBA.OBBA.OBSYNC([.E11];[.$E$11:.$E$49]))" office:value-type="percentage" office:value="0.99009900990099">
            <text:p>99,010%</text:p>
          </table:table-cell>
          <table:table-cell table:style-name="ce42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11])))" office:value-type="percentage" office:value="0.99009900990099">
            <text:p>99,0%</text:p>
          </table:table-cell>
          <table:table-cell table:style-name="ce38" table:formula="of:=[.F11]-[.G11]" office:value-type="percentage" office:value="0">
            <text:p>0,0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11]+0.5" office:value-type="float" office:value="1">
            <text:p>1</text:p>
          </table:table-cell>
          <table:table-cell table:style-name="ce38"/>
          <table:table-cell table:style-name="ce39" table:formula="of:=INFO.OBBA.OBBA.OBMAKE(&quot;mcBond&quot;&amp;ROW();obLibs&amp;&quot;net.finmath.montecarlo.interestrate.products.Bond&quot;;INFO.OBBA.OBBA.OBMAKE(&quot;&quot;;&quot;double&quot;;[.B12]))" office:value-type="string" office:string-value="mcBond12 &#10;[7989]">
            <text:p>mcBond12 <text:line-break/>[7989]</text:p>
          </table:table-cell>
          <table:table-cell table:style-name="ce40" table:formula="of:=INFO.OBBA.OBBA.OBRUN(&quot;mcBond value &quot;&amp;ROW();[.D12];&quot;getValue&quot;;[$LIBORMarketModel.$H$26])" office:value-type="string" office:string-value="mcBond value 12 &#10;[21471]">
            <text:p>mcBond value 12 <text:line-break/>[21471]</text:p>
          </table:table-cell>
          <table:table-cell table:style-name="ce41" table:formula="of:=INFO.OBBA.OBBA.OBGET(INFO.OBBA.OBBA.OBSYNC([.E12];[.$E$11:.$E$49]))" office:value-type="percentage" office:value="0.980452516918422">
            <text:p>98,045%</text:p>
          </table:table-cell>
          <table:table-cell table:style-name="ce42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12])))" office:value-type="percentage" office:value="0.980296049406921">
            <text:p>98,0%</text:p>
          </table:table-cell>
          <table:table-cell table:style-name="ce38" table:formula="of:=[.F12]-[.G12]" office:value-type="percentage" office:value="0.000156467511501557">
            <text:p>0,0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12]+0.5" office:value-type="float" office:value="1.5">
            <text:p>1,5</text:p>
          </table:table-cell>
          <table:table-cell table:style-name="ce38"/>
          <table:table-cell table:style-name="ce39" table:formula="of:=INFO.OBBA.OBBA.OBMAKE(&quot;mcBond&quot;&amp;ROW();obLibs&amp;&quot;net.finmath.montecarlo.interestrate.products.Bond&quot;;INFO.OBBA.OBBA.OBMAKE(&quot;&quot;;&quot;double&quot;;[.B13]))" office:value-type="string" office:string-value="mcBond13 &#10;[7992]">
            <text:p>mcBond13 <text:line-break/>[7992]</text:p>
          </table:table-cell>
          <table:table-cell table:style-name="ce40" table:formula="of:=INFO.OBBA.OBBA.OBRUN(&quot;mcBond value &quot;&amp;ROW();[.D13];&quot;getValue&quot;;[$LIBORMarketModel.$H$26])" office:value-type="string" office:string-value="mcBond value 13 &#10;[21472]">
            <text:p>mcBond value 13 <text:line-break/>[21472]</text:p>
          </table:table-cell>
          <table:table-cell table:style-name="ce41" table:formula="of:=INFO.OBBA.OBBA.OBGET(INFO.OBBA.OBBA.OBSYNC([.E13];[.$E$11:.$E$49]))" office:value-type="percentage" office:value="0.970966588950149">
            <text:p>97,097%</text:p>
          </table:table-cell>
          <table:table-cell table:style-name="ce42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13])))" office:value-type="percentage" office:value="0.970590147927644">
            <text:p>97,1%</text:p>
          </table:table-cell>
          <table:table-cell table:style-name="ce38" table:formula="of:=[.F13]-[.G13]" office:value-type="percentage" office:value="0.000376441022504892">
            <text:p>0,0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13]+0.5" office:value-type="float" office:value="2">
            <text:p>2</text:p>
          </table:table-cell>
          <table:table-cell table:style-name="ce38"/>
          <table:table-cell table:style-name="ce39" table:formula="of:=INFO.OBBA.OBBA.OBMAKE(&quot;mcBond&quot;&amp;ROW();obLibs&amp;&quot;net.finmath.montecarlo.interestrate.products.Bond&quot;;INFO.OBBA.OBBA.OBMAKE(&quot;&quot;;&quot;double&quot;;[.B14]))" office:value-type="string" office:string-value="mcBond14 &#10;[7995]">
            <text:p>mcBond14 <text:line-break/>[7995]</text:p>
          </table:table-cell>
          <table:table-cell table:style-name="ce40" table:formula="of:=INFO.OBBA.OBBA.OBRUN(&quot;mcBond value &quot;&amp;ROW();[.D14];&quot;getValue&quot;;[$LIBORMarketModel.$H$26])" office:value-type="string" office:string-value="mcBond value 14 &#10;[21473]">
            <text:p>mcBond value 14 <text:line-break/>[21473]</text:p>
          </table:table-cell>
          <table:table-cell table:style-name="ce41" table:formula="of:=INFO.OBBA.OBBA.OBGET(INFO.OBBA.OBBA.OBSYNC([.E14];[.$E$11:.$E$49]))" office:value-type="percentage" office:value="0.961675933096795">
            <text:p>96,168%</text:p>
          </table:table-cell>
          <table:table-cell table:style-name="ce42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14])))" office:value-type="percentage" office:value="0.960980344482816">
            <text:p>96,1%</text:p>
          </table:table-cell>
          <table:table-cell table:style-name="ce38" table:formula="of:=[.F14]-[.G14]" office:value-type="percentage" office:value="0.000695588613978781">
            <text:p>0,1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14]+0.5" office:value-type="float" office:value="2.5">
            <text:p>2,5</text:p>
          </table:table-cell>
          <table:table-cell table:style-name="ce38"/>
          <table:table-cell table:style-name="ce39" table:formula="of:=INFO.OBBA.OBBA.OBMAKE(&quot;mcBond&quot;&amp;ROW();obLibs&amp;&quot;net.finmath.montecarlo.interestrate.products.Bond&quot;;INFO.OBBA.OBBA.OBMAKE(&quot;&quot;;&quot;double&quot;;[.B15]))" office:value-type="string" office:string-value="mcBond15 &#10;[7998]">
            <text:p>mcBond15 <text:line-break/>[7998]</text:p>
          </table:table-cell>
          <table:table-cell table:style-name="ce40" table:formula="of:=INFO.OBBA.OBBA.OBRUN(&quot;mcBond value &quot;&amp;ROW();[.D15];&quot;getValue&quot;;[$LIBORMarketModel.$H$26])" office:value-type="string" office:string-value="mcBond value 15 &#10;[21474]">
            <text:p>mcBond value 15 <text:line-break/>[21474]</text:p>
          </table:table-cell>
          <table:table-cell table:style-name="ce41" table:formula="of:=INFO.OBBA.OBBA.OBGET(INFO.OBBA.OBBA.OBSYNC([.E15];[.$E$11:.$E$49]))" office:value-type="percentage" office:value="0.95247941369252">
            <text:p>95,248%</text:p>
          </table:table-cell>
          <table:table-cell table:style-name="ce42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15])))" office:value-type="percentage" office:value="0.951465687606749">
            <text:p>95,1%</text:p>
          </table:table-cell>
          <table:table-cell table:style-name="ce38" table:formula="of:=[.F15]-[.G15]" office:value-type="percentage" office:value="0.00101372608577166">
            <text:p>0,1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15]+0.5" office:value-type="float" office:value="3">
            <text:p>3</text:p>
          </table:table-cell>
          <table:table-cell table:style-name="ce38"/>
          <table:table-cell table:style-name="ce39" table:formula="of:=INFO.OBBA.OBBA.OBMAKE(&quot;mcBond&quot;&amp;ROW();obLibs&amp;&quot;net.finmath.montecarlo.interestrate.products.Bond&quot;;INFO.OBBA.OBBA.OBMAKE(&quot;&quot;;&quot;double&quot;;[.B16]))" office:value-type="string" office:string-value="mcBond16 &#10;[8001]">
            <text:p>mcBond16 <text:line-break/>[8001]</text:p>
          </table:table-cell>
          <table:table-cell table:style-name="ce40" table:formula="of:=INFO.OBBA.OBBA.OBRUN(&quot;mcBond value &quot;&amp;ROW();[.D16];&quot;getValue&quot;;[$LIBORMarketModel.$H$26])" office:value-type="string" office:string-value="mcBond value 16 &#10;[21475]">
            <text:p>mcBond value 16 <text:line-break/>[21475]</text:p>
          </table:table-cell>
          <table:table-cell table:style-name="ce41" table:formula="of:=INFO.OBBA.OBBA.OBGET(INFO.OBBA.OBBA.OBSYNC([.E16];[.$E$11:.$E$49]))" office:value-type="percentage" office:value="0.943244061604456">
            <text:p>94,324%</text:p>
          </table:table-cell>
          <table:table-cell table:style-name="ce42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16])))" office:value-type="percentage" office:value="0.942045235254207">
            <text:p>94,2%</text:p>
          </table:table-cell>
          <table:table-cell table:style-name="ce38" table:formula="of:=[.F16]-[.G16]" office:value-type="percentage" office:value="0.00119882635024893">
            <text:p>0,1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16]+0.5" office:value-type="float" office:value="3.5">
            <text:p>3,5</text:p>
          </table:table-cell>
          <table:table-cell table:style-name="ce38"/>
          <table:table-cell table:style-name="ce39" table:formula="of:=INFO.OBBA.OBBA.OBMAKE(&quot;mcBond&quot;&amp;ROW();obLibs&amp;&quot;net.finmath.montecarlo.interestrate.products.Bond&quot;;INFO.OBBA.OBBA.OBMAKE(&quot;&quot;;&quot;double&quot;;[.B17]))" office:value-type="string" office:string-value="mcBond17 &#10;[8004]">
            <text:p>mcBond17 <text:line-break/>[8004]</text:p>
          </table:table-cell>
          <table:table-cell table:style-name="ce40" table:formula="of:=INFO.OBBA.OBBA.OBRUN(&quot;mcBond value &quot;&amp;ROW();[.D17];&quot;getValue&quot;;[$LIBORMarketModel.$H$26])" office:value-type="string" office:string-value="mcBond value 17 &#10;[21476]">
            <text:p>mcBond value 17 <text:line-break/>[21476]</text:p>
          </table:table-cell>
          <table:table-cell table:style-name="ce41" table:formula="of:=INFO.OBBA.OBBA.OBGET(INFO.OBBA.OBBA.OBSYNC([.E17];[.$E$11:.$E$49]))" office:value-type="percentage" office:value="0.934023753552817">
            <text:p>93,402%</text:p>
          </table:table-cell>
          <table:table-cell table:style-name="ce42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17])))" office:value-type="percentage" office:value="0.932718054707135">
            <text:p>93,3%</text:p>
          </table:table-cell>
          <table:table-cell table:style-name="ce38" table:formula="of:=[.F17]-[.G17]" office:value-type="percentage" office:value="0.00130569884568144">
            <text:p>0,1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17]+0.5" office:value-type="float" office:value="4">
            <text:p>4</text:p>
          </table:table-cell>
          <table:table-cell table:style-name="ce38"/>
          <table:table-cell table:style-name="ce39" table:formula="of:=INFO.OBBA.OBBA.OBMAKE(&quot;mcBond&quot;&amp;ROW();obLibs&amp;&quot;net.finmath.montecarlo.interestrate.products.Bond&quot;;INFO.OBBA.OBBA.OBMAKE(&quot;&quot;;&quot;double&quot;;[.B18]))" office:value-type="string" office:string-value="mcBond18 &#10;[8007]">
            <text:p>mcBond18 <text:line-break/>[8007]</text:p>
          </table:table-cell>
          <table:table-cell table:style-name="ce40" table:formula="of:=INFO.OBBA.OBBA.OBRUN(&quot;mcBond value &quot;&amp;ROW();[.D18];&quot;getValue&quot;;[$LIBORMarketModel.$H$26])" office:value-type="string" office:string-value="mcBond value 18 &#10;[21477]">
            <text:p>mcBond value 18 <text:line-break/>[21477]</text:p>
          </table:table-cell>
          <table:table-cell table:style-name="ce41" table:formula="of:=INFO.OBBA.OBBA.OBGET(INFO.OBBA.OBBA.OBSYNC([.E18];[.$E$11:.$E$49]))" office:value-type="percentage" office:value="0.925029254514925">
            <text:p>92,503%</text:p>
          </table:table-cell>
          <table:table-cell table:style-name="ce42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18])))" office:value-type="percentage" office:value="0.923483222482312">
            <text:p>92,3%</text:p>
          </table:table-cell>
          <table:table-cell table:style-name="ce38" table:formula="of:=[.F18]-[.G18]" office:value-type="percentage" office:value="0.0015460320326125">
            <text:p>0,2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18]+0.5" office:value-type="float" office:value="4.5">
            <text:p>4,5</text:p>
          </table:table-cell>
          <table:table-cell table:style-name="ce38"/>
          <table:table-cell table:style-name="ce39" table:formula="of:=INFO.OBBA.OBBA.OBMAKE(&quot;mcBond&quot;&amp;ROW();obLibs&amp;&quot;net.finmath.montecarlo.interestrate.products.Bond&quot;;INFO.OBBA.OBBA.OBMAKE(&quot;&quot;;&quot;double&quot;;[.B19]))" office:value-type="string" office:string-value="mcBond19 &#10;[8010]">
            <text:p>mcBond19 <text:line-break/>[8010]</text:p>
          </table:table-cell>
          <table:table-cell table:style-name="ce40" table:formula="of:=INFO.OBBA.OBBA.OBRUN(&quot;mcBond value &quot;&amp;ROW();[.D19];&quot;getValue&quot;;[$LIBORMarketModel.$H$26])" office:value-type="string" office:string-value="mcBond value 19 &#10;[21478]">
            <text:p>mcBond value 19 <text:line-break/>[21478]</text:p>
          </table:table-cell>
          <table:table-cell table:style-name="ce41" table:formula="of:=INFO.OBBA.OBBA.OBGET(INFO.OBBA.OBBA.OBSYNC([.E19];[.$E$11:.$E$49]))" office:value-type="percentage" office:value="0.916321605166966">
            <text:p>91,632%</text:p>
          </table:table-cell>
          <table:table-cell table:style-name="ce42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19])))" office:value-type="percentage" office:value="0.914339824239913">
            <text:p>91,4%</text:p>
          </table:table-cell>
          <table:table-cell table:style-name="ce38" table:formula="of:=[.F19]-[.G19]" office:value-type="percentage" office:value="0.00198178092705281">
            <text:p>0,2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19]+0.5" office:value-type="float" office:value="5">
            <text:p>5</text:p>
          </table:table-cell>
          <table:table-cell table:style-name="ce38"/>
          <table:table-cell table:style-name="ce39" table:formula="of:=INFO.OBBA.OBBA.OBMAKE(&quot;mcBond&quot;&amp;ROW();obLibs&amp;&quot;net.finmath.montecarlo.interestrate.products.Bond&quot;;INFO.OBBA.OBBA.OBMAKE(&quot;&quot;;&quot;double&quot;;[.B20]))" office:value-type="string" office:string-value="mcBond20 &#10;[8013]">
            <text:p>mcBond20 <text:line-break/>[8013]</text:p>
          </table:table-cell>
          <table:table-cell table:style-name="ce40" table:formula="of:=INFO.OBBA.OBBA.OBRUN(&quot;mcBond value &quot;&amp;ROW();[.D20];&quot;getValue&quot;;[$LIBORMarketModel.$H$26])" office:value-type="string" office:string-value="mcBond value 20 &#10;[21479]">
            <text:p>mcBond value 20 <text:line-break/>[21479]</text:p>
          </table:table-cell>
          <table:table-cell table:style-name="ce41" table:formula="of:=INFO.OBBA.OBBA.OBGET(INFO.OBBA.OBBA.OBSYNC([.E20];[.$E$11:.$E$49]))" office:value-type="percentage" office:value="0.907456080832105">
            <text:p>90,746%</text:p>
          </table:table-cell>
          <table:table-cell table:style-name="ce42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20])))" office:value-type="percentage" office:value="0.905286954692983">
            <text:p>90,5%</text:p>
          </table:table-cell>
          <table:table-cell table:style-name="ce38" table:formula="of:=[.F20]-[.G20]" office:value-type="percentage" office:value="0.00216912613912146">
            <text:p>0,2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20]+0.5" office:value-type="float" office:value="5.5">
            <text:p>5,5</text:p>
          </table:table-cell>
          <table:table-cell table:style-name="ce38"/>
          <table:table-cell table:style-name="ce39" table:formula="of:=INFO.OBBA.OBBA.OBMAKE(&quot;mcBond&quot;&amp;ROW();obLibs&amp;&quot;net.finmath.montecarlo.interestrate.products.Bond&quot;;INFO.OBBA.OBBA.OBMAKE(&quot;&quot;;&quot;double&quot;;[.B21]))" office:value-type="string" office:string-value="mcBond21 &#10;[8016]">
            <text:p>mcBond21 <text:line-break/>[8016]</text:p>
          </table:table-cell>
          <table:table-cell table:style-name="ce40" table:formula="of:=INFO.OBBA.OBBA.OBRUN(&quot;mcBond value &quot;&amp;ROW();[.D21];&quot;getValue&quot;;[$LIBORMarketModel.$H$26])" office:value-type="string" office:string-value="mcBond value 21 &#10;[21480]">
            <text:p>mcBond value 21 <text:line-break/>[21480]</text:p>
          </table:table-cell>
          <table:table-cell table:style-name="ce41" table:formula="of:=INFO.OBBA.OBBA.OBGET(INFO.OBBA.OBBA.OBSYNC([.E21];[.$E$11:.$E$49]))" office:value-type="percentage" office:value="0.898834108808003">
            <text:p>89,883%</text:p>
          </table:table-cell>
          <table:table-cell table:style-name="ce42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21])))" office:value-type="percentage" office:value="0.896323717517805">
            <text:p>89,6%</text:p>
          </table:table-cell>
          <table:table-cell table:style-name="ce38" table:formula="of:=[.F21]-[.G21]" office:value-type="percentage" office:value="0.00251039129019792">
            <text:p>0,3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21]+0.5" office:value-type="float" office:value="6">
            <text:p>6</text:p>
          </table:table-cell>
          <table:table-cell table:style-name="ce38"/>
          <table:table-cell table:style-name="ce39" table:formula="of:=INFO.OBBA.OBBA.OBMAKE(&quot;mcBond&quot;&amp;ROW();obLibs&amp;&quot;net.finmath.montecarlo.interestrate.products.Bond&quot;;INFO.OBBA.OBBA.OBMAKE(&quot;&quot;;&quot;double&quot;;[.B22]))" office:value-type="string" office:string-value="mcBond22 &#10;[8019]">
            <text:p>mcBond22 <text:line-break/>[8019]</text:p>
          </table:table-cell>
          <table:table-cell table:style-name="ce40" table:formula="of:=INFO.OBBA.OBBA.OBRUN(&quot;mcBond value &quot;&amp;ROW();[.D22];&quot;getValue&quot;;[$LIBORMarketModel.$H$26])" office:value-type="string" office:string-value="mcBond value 22 &#10;[21481]">
            <text:p>mcBond value 22 <text:line-break/>[21481]</text:p>
          </table:table-cell>
          <table:table-cell table:style-name="ce41" table:formula="of:=INFO.OBBA.OBBA.OBGET(INFO.OBBA.OBBA.OBSYNC([.E22];[.$E$11:.$E$49]))" office:value-type="percentage" office:value="0.890433091819768">
            <text:p>89,043%</text:p>
          </table:table-cell>
          <table:table-cell table:style-name="ce42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22])))" office:value-type="percentage" office:value="0.887449225265153">
            <text:p>88,7%</text:p>
          </table:table-cell>
          <table:table-cell table:style-name="ce38" table:formula="of:=[.F22]-[.G22]" office:value-type="percentage" office:value="0.00298386655461491">
            <text:p>0,3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22]+0.5" office:value-type="float" office:value="6.5">
            <text:p>6,5</text:p>
          </table:table-cell>
          <table:table-cell table:style-name="ce38"/>
          <table:table-cell table:style-name="ce39" table:formula="of:=INFO.OBBA.OBBA.OBMAKE(&quot;mcBond&quot;&amp;ROW();obLibs&amp;&quot;net.finmath.montecarlo.interestrate.products.Bond&quot;;INFO.OBBA.OBBA.OBMAKE(&quot;&quot;;&quot;double&quot;;[.B23]))" office:value-type="string" office:string-value="mcBond23 &#10;[8022]">
            <text:p>mcBond23 <text:line-break/>[8022]</text:p>
          </table:table-cell>
          <table:table-cell table:style-name="ce40" table:formula="of:=INFO.OBBA.OBBA.OBRUN(&quot;mcBond value &quot;&amp;ROW();[.D23];&quot;getValue&quot;;[$LIBORMarketModel.$H$26])" office:value-type="string" office:string-value="mcBond value 23 &#10;[21482]">
            <text:p>mcBond value 23 <text:line-break/>[21482]</text:p>
          </table:table-cell>
          <table:table-cell table:style-name="ce41" table:formula="of:=INFO.OBBA.OBBA.OBGET(INFO.OBBA.OBBA.OBSYNC([.E23];[.$E$11:.$E$49]))" office:value-type="percentage" office:value="0.881950423122968">
            <text:p>88,195%</text:p>
          </table:table-cell>
          <table:table-cell table:style-name="ce42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23])))" office:value-type="percentage" office:value="0.878662599272429">
            <text:p>87,9%</text:p>
          </table:table-cell>
          <table:table-cell table:style-name="ce38" table:formula="of:=[.F23]-[.G23]" office:value-type="percentage" office:value="0.00328782385053838">
            <text:p>0,3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23]+0.5" office:value-type="float" office:value="7">
            <text:p>7</text:p>
          </table:table-cell>
          <table:table-cell table:style-name="ce38"/>
          <table:table-cell table:style-name="ce39" table:formula="of:=INFO.OBBA.OBBA.OBMAKE(&quot;mcBond&quot;&amp;ROW();obLibs&amp;&quot;net.finmath.montecarlo.interestrate.products.Bond&quot;;INFO.OBBA.OBBA.OBMAKE(&quot;&quot;;&quot;double&quot;;[.B24]))" office:value-type="string" office:string-value="mcBond24 &#10;[8025]">
            <text:p>mcBond24 <text:line-break/>[8025]</text:p>
          </table:table-cell>
          <table:table-cell table:style-name="ce40" table:formula="of:=INFO.OBBA.OBBA.OBRUN(&quot;mcBond value &quot;&amp;ROW();[.D24];&quot;getValue&quot;;[$LIBORMarketModel.$H$26])" office:value-type="string" office:string-value="mcBond value 24 &#10;[21483]">
            <text:p>mcBond value 24 <text:line-break/>[21483]</text:p>
          </table:table-cell>
          <table:table-cell table:style-name="ce41" table:formula="of:=INFO.OBBA.OBBA.OBGET(INFO.OBBA.OBBA.OBSYNC([.E24];[.$E$11:.$E$49]))" office:value-type="percentage" office:value="0.873532463095528">
            <text:p>87,353%</text:p>
          </table:table-cell>
          <table:table-cell table:style-name="ce42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24])))" office:value-type="percentage" office:value="0.869962969576662">
            <text:p>87,0%</text:p>
          </table:table-cell>
          <table:table-cell table:style-name="ce38" table:formula="of:=[.F24]-[.G24]" office:value-type="percentage" office:value="0.00356949351886582">
            <text:p>0,4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24]+0.5" office:value-type="float" office:value="7.5">
            <text:p>7,5</text:p>
          </table:table-cell>
          <table:table-cell table:style-name="ce38"/>
          <table:table-cell table:style-name="ce39" table:formula="of:=INFO.OBBA.OBBA.OBMAKE(&quot;mcBond&quot;&amp;ROW();obLibs&amp;&quot;net.finmath.montecarlo.interestrate.products.Bond&quot;;INFO.OBBA.OBBA.OBMAKE(&quot;&quot;;&quot;double&quot;;[.B25]))" office:value-type="string" office:string-value="mcBond25 &#10;[8028]">
            <text:p>mcBond25 <text:line-break/>[8028]</text:p>
          </table:table-cell>
          <table:table-cell table:style-name="ce40" table:formula="of:=INFO.OBBA.OBBA.OBRUN(&quot;mcBond value &quot;&amp;ROW();[.D25];&quot;getValue&quot;;[$LIBORMarketModel.$H$26])" office:value-type="string" office:string-value="mcBond value 25 &#10;[21484]">
            <text:p>mcBond value 25 <text:line-break/>[21484]</text:p>
          </table:table-cell>
          <table:table-cell table:style-name="ce41" table:formula="of:=INFO.OBBA.OBBA.OBGET(INFO.OBBA.OBBA.OBSYNC([.E25];[.$E$11:.$E$49]))" office:value-type="percentage" office:value="0.865586045229861">
            <text:p>86,559%</text:p>
          </table:table-cell>
          <table:table-cell table:style-name="ce42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25])))" office:value-type="percentage" office:value="0.861349474828379">
            <text:p>86,1%</text:p>
          </table:table-cell>
          <table:table-cell table:style-name="ce38" table:formula="of:=[.F25]-[.G25]" office:value-type="percentage" office:value="0.00423657040148207">
            <text:p>0,4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25]+0.5" office:value-type="float" office:value="8">
            <text:p>8</text:p>
          </table:table-cell>
          <table:table-cell table:style-name="ce38"/>
          <table:table-cell table:style-name="ce39" table:formula="of:=INFO.OBBA.OBBA.OBMAKE(&quot;mcBond&quot;&amp;ROW();obLibs&amp;&quot;net.finmath.montecarlo.interestrate.products.Bond&quot;;INFO.OBBA.OBBA.OBMAKE(&quot;&quot;;&quot;double&quot;;[.B26]))" office:value-type="string" office:string-value="mcBond26 &#10;[8031]">
            <text:p>mcBond26 <text:line-break/>[8031]</text:p>
          </table:table-cell>
          <table:table-cell table:style-name="ce40" table:formula="of:=INFO.OBBA.OBBA.OBRUN(&quot;mcBond value &quot;&amp;ROW();[.D26];&quot;getValue&quot;;[$LIBORMarketModel.$H$26])" office:value-type="string" office:string-value="mcBond value 26 &#10;[21485]">
            <text:p>mcBond value 26 <text:line-break/>[21485]</text:p>
          </table:table-cell>
          <table:table-cell table:style-name="ce41" table:formula="of:=INFO.OBBA.OBBA.OBGET(INFO.OBBA.OBBA.OBSYNC([.E26];[.$E$11:.$E$49]))" office:value-type="percentage" office:value="0.857560632983825">
            <text:p>85,756%</text:p>
          </table:table-cell>
          <table:table-cell table:style-name="ce42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26])))" office:value-type="percentage" office:value="0.852821262206315">
            <text:p>85,3%</text:p>
          </table:table-cell>
          <table:table-cell table:style-name="ce38" table:formula="of:=[.F26]-[.G26]" office:value-type="percentage" office:value="0.00473937077750963">
            <text:p>0,5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26]+0.5" office:value-type="float" office:value="8.5">
            <text:p>8,5</text:p>
          </table:table-cell>
          <table:table-cell table:style-name="ce38"/>
          <table:table-cell table:style-name="ce39" table:formula="of:=INFO.OBBA.OBBA.OBMAKE(&quot;mcBond&quot;&amp;ROW();obLibs&amp;&quot;net.finmath.montecarlo.interestrate.products.Bond&quot;;INFO.OBBA.OBBA.OBMAKE(&quot;&quot;;&quot;double&quot;;[.B27]))" office:value-type="string" office:string-value="mcBond27 &#10;[8034]">
            <text:p>mcBond27 <text:line-break/>[8034]</text:p>
          </table:table-cell>
          <table:table-cell table:style-name="ce40" table:formula="of:=INFO.OBBA.OBBA.OBRUN(&quot;mcBond value &quot;&amp;ROW();[.D27];&quot;getValue&quot;;[$LIBORMarketModel.$H$26])" office:value-type="string" office:string-value="mcBond value 27 &#10;[21486]">
            <text:p>mcBond value 27 <text:line-break/>[21486]</text:p>
          </table:table-cell>
          <table:table-cell table:style-name="ce41" table:formula="of:=INFO.OBBA.OBBA.OBGET(INFO.OBBA.OBBA.OBSYNC([.E27];[.$E$11:.$E$49]))" office:value-type="percentage" office:value="0.849457788803671">
            <text:p>84,946%</text:p>
          </table:table-cell>
          <table:table-cell table:style-name="ce42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27])))" office:value-type="percentage" office:value="0.844377487332986">
            <text:p>84,4%</text:p>
          </table:table-cell>
          <table:table-cell table:style-name="ce38" table:formula="of:=[.F27]-[.G27]" office:value-type="percentage" office:value="0.00508030147068472">
            <text:p>0,5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27]+0.5" office:value-type="float" office:value="9">
            <text:p>9</text:p>
          </table:table-cell>
          <table:table-cell table:style-name="ce38"/>
          <table:table-cell table:style-name="ce39" table:formula="of:=INFO.OBBA.OBBA.OBMAKE(&quot;mcBond&quot;&amp;ROW();obLibs&amp;&quot;net.finmath.montecarlo.interestrate.products.Bond&quot;;INFO.OBBA.OBBA.OBMAKE(&quot;&quot;;&quot;double&quot;;[.B28]))" office:value-type="string" office:string-value="mcBond28 &#10;[8037]">
            <text:p>mcBond28 <text:line-break/>[8037]</text:p>
          </table:table-cell>
          <table:table-cell table:style-name="ce40" table:formula="of:=INFO.OBBA.OBBA.OBRUN(&quot;mcBond value &quot;&amp;ROW();[.D28];&quot;getValue&quot;;[$LIBORMarketModel.$H$26])" office:value-type="string" office:string-value="mcBond value 28 &#10;[21487]">
            <text:p>mcBond value 28 <text:line-break/>[21487]</text:p>
          </table:table-cell>
          <table:table-cell table:style-name="ce41" table:formula="of:=INFO.OBBA.OBBA.OBGET(INFO.OBBA.OBBA.OBSYNC([.E28];[.$E$11:.$E$49]))" office:value-type="percentage" office:value="0.841559258300732">
            <text:p>84,156%</text:p>
          </table:table-cell>
          <table:table-cell table:style-name="ce42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28])))" office:value-type="percentage" office:value="0.836017314191075">
            <text:p>83,6%</text:p>
          </table:table-cell>
          <table:table-cell table:style-name="ce38" table:formula="of:=[.F28]-[.G28]" office:value-type="percentage" office:value="0.00554194410965703">
            <text:p>0,6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28]+0.5" office:value-type="float" office:value="9.5">
            <text:p>9,5</text:p>
          </table:table-cell>
          <table:table-cell table:style-name="ce38"/>
          <table:table-cell table:style-name="ce39" table:formula="of:=INFO.OBBA.OBBA.OBMAKE(&quot;mcBond&quot;&amp;ROW();obLibs&amp;&quot;net.finmath.montecarlo.interestrate.products.Bond&quot;;INFO.OBBA.OBBA.OBMAKE(&quot;&quot;;&quot;double&quot;;[.B29]))" office:value-type="string" office:string-value="mcBond29 &#10;[8040]">
            <text:p>mcBond29 <text:line-break/>[8040]</text:p>
          </table:table-cell>
          <table:table-cell table:style-name="ce40" table:formula="of:=INFO.OBBA.OBBA.OBRUN(&quot;mcBond value &quot;&amp;ROW();[.D29];&quot;getValue&quot;;[$LIBORMarketModel.$H$26])" office:value-type="string" office:string-value="mcBond value 29 &#10;[21488]">
            <text:p>mcBond value 29 <text:line-break/>[21488]</text:p>
          </table:table-cell>
          <table:table-cell table:style-name="ce41" table:formula="of:=INFO.OBBA.OBBA.OBGET(INFO.OBBA.OBBA.OBSYNC([.E29];[.$E$11:.$E$49]))" office:value-type="percentage" office:value="0.833503449322748">
            <text:p>83,350%</text:p>
          </table:table-cell>
          <table:table-cell table:style-name="ce42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29])))" office:value-type="percentage" office:value="0.827739915040668">
            <text:p>82,8%</text:p>
          </table:table-cell>
          <table:table-cell table:style-name="ce38" table:formula="of:=[.F29]-[.G29]" office:value-type="percentage" office:value="0.00576353428207987">
            <text:p>0,6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29]+0.5" office:value-type="float" office:value="10">
            <text:p>10</text:p>
          </table:table-cell>
          <table:table-cell table:style-name="ce38"/>
          <table:table-cell table:style-name="ce39" table:formula="of:=INFO.OBBA.OBBA.OBMAKE(&quot;mcBond&quot;&amp;ROW();obLibs&amp;&quot;net.finmath.montecarlo.interestrate.products.Bond&quot;;INFO.OBBA.OBBA.OBMAKE(&quot;&quot;;&quot;double&quot;;[.B30]))" office:value-type="string" office:string-value="mcBond30 &#10;[8043]">
            <text:p>mcBond30 <text:line-break/>[8043]</text:p>
          </table:table-cell>
          <table:table-cell table:style-name="ce40" table:formula="of:=INFO.OBBA.OBBA.OBRUN(&quot;mcBond value &quot;&amp;ROW();[.D30];&quot;getValue&quot;;[$LIBORMarketModel.$H$26])" office:value-type="string" office:string-value="mcBond value 30 &#10;[21489]">
            <text:p>mcBond value 30 <text:line-break/>[21489]</text:p>
          </table:table-cell>
          <table:table-cell table:style-name="ce41" table:formula="of:=INFO.OBBA.OBBA.OBGET(INFO.OBBA.OBBA.OBSYNC([.E30];[.$E$11:.$E$49]))" office:value-type="percentage" office:value="0.825750953606325">
            <text:p>82,575%</text:p>
          </table:table-cell>
          <table:table-cell table:style-name="ce42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30])))" office:value-type="percentage" office:value="0.819544470337295">
            <text:p>82,0%</text:p>
          </table:table-cell>
          <table:table-cell table:style-name="ce38" table:formula="of:=[.F30]-[.G30]" office:value-type="percentage" office:value="0.00620648326902962">
            <text:p>0,6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30]+0.5" office:value-type="float" office:value="10.5">
            <text:p>10,5</text:p>
          </table:table-cell>
          <table:table-cell table:style-name="ce38"/>
          <table:table-cell table:style-name="ce39" table:formula="of:=INFO.OBBA.OBBA.OBMAKE(&quot;mcBond&quot;&amp;ROW();obLibs&amp;&quot;net.finmath.montecarlo.interestrate.products.Bond&quot;;INFO.OBBA.OBBA.OBMAKE(&quot;&quot;;&quot;double&quot;;[.B31]))" office:value-type="string" office:string-value="mcBond31 &#10;[8046]">
            <text:p>mcBond31 <text:line-break/>[8046]</text:p>
          </table:table-cell>
          <table:table-cell table:style-name="ce40" table:formula="of:=INFO.OBBA.OBBA.OBRUN(&quot;mcBond value &quot;&amp;ROW();[.D31];&quot;getValue&quot;;[$LIBORMarketModel.$H$26])" office:value-type="string" office:string-value="mcBond value 31 &#10;[21490]">
            <text:p>mcBond value 31 <text:line-break/>[21490]</text:p>
          </table:table-cell>
          <table:table-cell table:style-name="ce41" table:formula="of:=INFO.OBBA.OBBA.OBGET(INFO.OBBA.OBBA.OBSYNC([.E31];[.$E$11:.$E$49]))" office:value-type="percentage" office:value="0.817991782885383">
            <text:p>81,799%</text:p>
          </table:table-cell>
          <table:table-cell table:style-name="ce42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31])))" office:value-type="percentage" office:value="0.811430168650788">
            <text:p>81,1%</text:p>
          </table:table-cell>
          <table:table-cell table:style-name="ce38" table:formula="of:=[.F31]-[.G31]" office:value-type="percentage" office:value="0.00656161423459556">
            <text:p>0,7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31]+0.5" office:value-type="float" office:value="11">
            <text:p>11</text:p>
          </table:table-cell>
          <table:table-cell table:style-name="ce38"/>
          <table:table-cell table:style-name="ce39" table:formula="of:=INFO.OBBA.OBBA.OBMAKE(&quot;mcBond&quot;&amp;ROW();obLibs&amp;&quot;net.finmath.montecarlo.interestrate.products.Bond&quot;;INFO.OBBA.OBBA.OBMAKE(&quot;&quot;;&quot;double&quot;;[.B32]))" office:value-type="string" office:string-value="mcBond32 &#10;[8049]">
            <text:p>mcBond32 <text:line-break/>[8049]</text:p>
          </table:table-cell>
          <table:table-cell table:style-name="ce40" table:formula="of:=INFO.OBBA.OBBA.OBRUN(&quot;mcBond value &quot;&amp;ROW();[.D32];&quot;getValue&quot;;[$LIBORMarketModel.$H$26])" office:value-type="string" office:string-value="mcBond value 32 &#10;[21491]">
            <text:p>mcBond value 32 <text:line-break/>[21491]</text:p>
          </table:table-cell>
          <table:table-cell table:style-name="ce41" table:formula="of:=INFO.OBBA.OBBA.OBGET(INFO.OBBA.OBBA.OBSYNC([.E32];[.$E$11:.$E$49]))" office:value-type="percentage" office:value="0.81022268630534">
            <text:p>81,022%</text:p>
          </table:table-cell>
          <table:table-cell table:style-name="ce42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32])))" office:value-type="percentage" office:value="0.803396206584938">
            <text:p>80,3%</text:p>
          </table:table-cell>
          <table:table-cell table:style-name="ce38" table:formula="of:=[.F32]-[.G32]" office:value-type="percentage" office:value="0.00682647972040218">
            <text:p>0,7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32]+0.5" office:value-type="float" office:value="11.5">
            <text:p>11,5</text:p>
          </table:table-cell>
          <table:table-cell table:style-name="ce38"/>
          <table:table-cell table:style-name="ce39" table:formula="of:=INFO.OBBA.OBBA.OBMAKE(&quot;mcBond&quot;&amp;ROW();obLibs&amp;&quot;net.finmath.montecarlo.interestrate.products.Bond&quot;;INFO.OBBA.OBBA.OBMAKE(&quot;&quot;;&quot;double&quot;;[.B33]))" office:value-type="string" office:string-value="mcBond33 &#10;[8052]">
            <text:p>mcBond33 <text:line-break/>[8052]</text:p>
          </table:table-cell>
          <table:table-cell table:style-name="ce40" table:formula="of:=INFO.OBBA.OBBA.OBRUN(&quot;mcBond value &quot;&amp;ROW();[.D33];&quot;getValue&quot;;[$LIBORMarketModel.$H$26])" office:value-type="string" office:string-value="mcBond value 33 &#10;[21492]">
            <text:p>mcBond value 33 <text:line-break/>[21492]</text:p>
          </table:table-cell>
          <table:table-cell table:style-name="ce41" table:formula="of:=INFO.OBBA.OBBA.OBGET(INFO.OBBA.OBBA.OBSYNC([.E33];[.$E$11:.$E$49]))" office:value-type="percentage" office:value="0.802651861598109">
            <text:p>80,265%</text:p>
          </table:table-cell>
          <table:table-cell table:style-name="ce42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33])))" office:value-type="percentage" office:value="0.795441788697959">
            <text:p>79,5%</text:p>
          </table:table-cell>
          <table:table-cell table:style-name="ce38" table:formula="of:=[.F33]-[.G33]" office:value-type="percentage" office:value="0.00721007290015085">
            <text:p>0,7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33]+0.5" office:value-type="float" office:value="12">
            <text:p>12</text:p>
          </table:table-cell>
          <table:table-cell table:style-name="ce38"/>
          <table:table-cell table:style-name="ce39" table:formula="of:=INFO.OBBA.OBBA.OBMAKE(&quot;mcBond&quot;&amp;ROW();obLibs&amp;&quot;net.finmath.montecarlo.interestrate.products.Bond&quot;;INFO.OBBA.OBBA.OBMAKE(&quot;&quot;;&quot;double&quot;;[.B34]))" office:value-type="string" office:string-value="mcBond34 &#10;[8055]">
            <text:p>mcBond34 <text:line-break/>[8055]</text:p>
          </table:table-cell>
          <table:table-cell table:style-name="ce40" table:formula="of:=INFO.OBBA.OBBA.OBRUN(&quot;mcBond value &quot;&amp;ROW();[.D34];&quot;getValue&quot;;[$LIBORMarketModel.$H$26])" office:value-type="string" office:string-value="mcBond value 34 &#10;[21493]">
            <text:p>mcBond value 34 <text:line-break/>[21493]</text:p>
          </table:table-cell>
          <table:table-cell table:style-name="ce41" table:formula="of:=INFO.OBBA.OBBA.OBGET(INFO.OBBA.OBBA.OBSYNC([.E34];[.$E$11:.$E$49]))" office:value-type="percentage" office:value="0.79526422178292">
            <text:p>79,526%</text:p>
          </table:table-cell>
          <table:table-cell table:style-name="ce42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34])))" office:value-type="percentage" office:value="0.787566127423721">
            <text:p>78,8%</text:p>
          </table:table-cell>
          <table:table-cell table:style-name="ce38" table:formula="of:=[.F34]-[.G34]" office:value-type="percentage" office:value="0.00769809435919877">
            <text:p>0,8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34]+0.5" office:value-type="float" office:value="12.5">
            <text:p>12,5</text:p>
          </table:table-cell>
          <table:table-cell table:style-name="ce38"/>
          <table:table-cell table:style-name="ce39" table:formula="of:=INFO.OBBA.OBBA.OBMAKE(&quot;mcBond&quot;&amp;ROW();obLibs&amp;&quot;net.finmath.montecarlo.interestrate.products.Bond&quot;;INFO.OBBA.OBBA.OBMAKE(&quot;&quot;;&quot;double&quot;;[.B35]))" office:value-type="string" office:string-value="mcBond35 &#10;[8058]">
            <text:p>mcBond35 <text:line-break/>[8058]</text:p>
          </table:table-cell>
          <table:table-cell table:style-name="ce40" table:formula="of:=INFO.OBBA.OBBA.OBRUN(&quot;mcBond value &quot;&amp;ROW();[.D35];&quot;getValue&quot;;[$LIBORMarketModel.$H$26])" office:value-type="string" office:string-value="mcBond value 35 &#10;[21494]">
            <text:p>mcBond value 35 <text:line-break/>[21494]</text:p>
          </table:table-cell>
          <table:table-cell table:style-name="ce41" table:formula="of:=INFO.OBBA.OBBA.OBGET(INFO.OBBA.OBBA.OBSYNC([.E35];[.$E$11:.$E$49]))" office:value-type="percentage" office:value="0.787795278111428">
            <text:p>78,780%</text:p>
          </table:table-cell>
          <table:table-cell table:style-name="ce42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35])))" office:value-type="percentage" office:value="0.779768442993783">
            <text:p>78,0%</text:p>
          </table:table-cell>
          <table:table-cell table:style-name="ce38" table:formula="of:=[.F35]-[.G35]" office:value-type="percentage" office:value="0.00802683511764479">
            <text:p>0,8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35]+0.5" office:value-type="float" office:value="13">
            <text:p>13</text:p>
          </table:table-cell>
          <table:table-cell table:style-name="ce38"/>
          <table:table-cell table:style-name="ce39" table:formula="of:=INFO.OBBA.OBBA.OBMAKE(&quot;mcBond&quot;&amp;ROW();obLibs&amp;&quot;net.finmath.montecarlo.interestrate.products.Bond&quot;;INFO.OBBA.OBBA.OBMAKE(&quot;&quot;;&quot;double&quot;;[.B36]))" office:value-type="string" office:string-value="mcBond36 &#10;[8061]">
            <text:p>mcBond36 <text:line-break/>[8061]</text:p>
          </table:table-cell>
          <table:table-cell table:style-name="ce40" table:formula="of:=INFO.OBBA.OBBA.OBRUN(&quot;mcBond value &quot;&amp;ROW();[.D36];&quot;getValue&quot;;[$LIBORMarketModel.$H$26])" office:value-type="string" office:string-value="mcBond value 36 &#10;[21495]">
            <text:p>mcBond value 36 <text:line-break/>[21495]</text:p>
          </table:table-cell>
          <table:table-cell table:style-name="ce41" table:formula="of:=INFO.OBBA.OBBA.OBGET(INFO.OBBA.OBBA.OBSYNC([.E36];[.$E$11:.$E$49]))" office:value-type="percentage" office:value="0.780352445981487">
            <text:p>78,035%</text:p>
          </table:table-cell>
          <table:table-cell table:style-name="ce42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36])))" office:value-type="percentage" office:value="0.772047963360182">
            <text:p>77,2%</text:p>
          </table:table-cell>
          <table:table-cell table:style-name="ce38" table:formula="of:=[.F36]-[.G36]" office:value-type="percentage" office:value="0.0083044826213049">
            <text:p>0,8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36]+0.5" office:value-type="float" office:value="13.5">
            <text:p>13,5</text:p>
          </table:table-cell>
          <table:table-cell table:style-name="ce38"/>
          <table:table-cell table:style-name="ce39" table:formula="of:=INFO.OBBA.OBBA.OBMAKE(&quot;mcBond&quot;&amp;ROW();obLibs&amp;&quot;net.finmath.montecarlo.interestrate.products.Bond&quot;;INFO.OBBA.OBBA.OBMAKE(&quot;&quot;;&quot;double&quot;;[.B37]))" office:value-type="string" office:string-value="mcBond37 &#10;[8064]">
            <text:p>mcBond37 <text:line-break/>[8064]</text:p>
          </table:table-cell>
          <table:table-cell table:style-name="ce40" table:formula="of:=INFO.OBBA.OBBA.OBRUN(&quot;mcBond value &quot;&amp;ROW();[.D37];&quot;getValue&quot;;[$LIBORMarketModel.$H$26])" office:value-type="string" office:string-value="mcBond value 37 &#10;[21496]">
            <text:p>mcBond value 37 <text:line-break/>[21496]</text:p>
          </table:table-cell>
          <table:table-cell table:style-name="ce41" table:formula="of:=INFO.OBBA.OBBA.OBGET(INFO.OBBA.OBBA.OBSYNC([.E37];[.$E$11:.$E$49]))" office:value-type="percentage" office:value="0.772810180861656">
            <text:p>77,281%</text:p>
          </table:table-cell>
          <table:table-cell table:style-name="ce42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37])))" office:value-type="percentage" office:value="0.764403924118992">
            <text:p>76,4%</text:p>
          </table:table-cell>
          <table:table-cell table:style-name="ce38" table:formula="of:=[.F37]-[.G37]" office:value-type="percentage" office:value="0.00840625674266382">
            <text:p>0,8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37]+0.5" office:value-type="float" office:value="14">
            <text:p>14</text:p>
          </table:table-cell>
          <table:table-cell table:style-name="ce38"/>
          <table:table-cell table:style-name="ce39" table:formula="of:=INFO.OBBA.OBBA.OBMAKE(&quot;mcBond&quot;&amp;ROW();obLibs&amp;&quot;net.finmath.montecarlo.interestrate.products.Bond&quot;;INFO.OBBA.OBBA.OBMAKE(&quot;&quot;;&quot;double&quot;;[.B38]))" office:value-type="string" office:string-value="mcBond38 &#10;[8067]">
            <text:p>mcBond38 <text:line-break/>[8067]</text:p>
          </table:table-cell>
          <table:table-cell table:style-name="ce40" table:formula="of:=INFO.OBBA.OBBA.OBRUN(&quot;mcBond value &quot;&amp;ROW();[.D38];&quot;getValue&quot;;[$LIBORMarketModel.$H$26])" office:value-type="string" office:string-value="mcBond value 38 &#10;[21497]">
            <text:p>mcBond value 38 <text:line-break/>[21497]</text:p>
          </table:table-cell>
          <table:table-cell table:style-name="ce41" table:formula="of:=INFO.OBBA.OBBA.OBGET(INFO.OBBA.OBBA.OBSYNC([.E38];[.$E$11:.$E$49]))" office:value-type="percentage" office:value="0.765267111136007">
            <text:p>76,527%</text:p>
          </table:table-cell>
          <table:table-cell table:style-name="ce42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38])))" office:value-type="percentage" office:value="0.756835568434645">
            <text:p>75,7%</text:p>
          </table:table-cell>
          <table:table-cell table:style-name="ce38" table:formula="of:=[.F38]-[.G38]" office:value-type="percentage" office:value="0.00843154270136204">
            <text:p>0,8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38]+0.5" office:value-type="float" office:value="14.5">
            <text:p>14,5</text:p>
          </table:table-cell>
          <table:table-cell table:style-name="ce38"/>
          <table:table-cell table:style-name="ce39" table:formula="of:=INFO.OBBA.OBBA.OBMAKE(&quot;mcBond&quot;&amp;ROW();obLibs&amp;&quot;net.finmath.montecarlo.interestrate.products.Bond&quot;;INFO.OBBA.OBBA.OBMAKE(&quot;&quot;;&quot;double&quot;;[.B39]))" office:value-type="string" office:string-value="mcBond39 &#10;[8070]">
            <text:p>mcBond39 <text:line-break/>[8070]</text:p>
          </table:table-cell>
          <table:table-cell table:style-name="ce40" table:formula="of:=INFO.OBBA.OBBA.OBRUN(&quot;mcBond value &quot;&amp;ROW();[.D39];&quot;getValue&quot;;[$LIBORMarketModel.$H$26])" office:value-type="string" office:string-value="mcBond value 39 &#10;[21498]">
            <text:p>mcBond value 39 <text:line-break/>[21498]</text:p>
          </table:table-cell>
          <table:table-cell table:style-name="ce41" table:formula="of:=INFO.OBBA.OBBA.OBGET(INFO.OBBA.OBBA.OBSYNC([.E39];[.$E$11:.$E$49]))" office:value-type="percentage" office:value="0.75771630865346">
            <text:p>75,772%</text:p>
          </table:table-cell>
          <table:table-cell table:style-name="ce42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39])))" office:value-type="percentage" office:value="0.749342146964995">
            <text:p>74,9%</text:p>
          </table:table-cell>
          <table:table-cell table:style-name="ce38" table:formula="of:=[.F39]-[.G39]" office:value-type="percentage" office:value="0.00837416168846439">
            <text:p>0,8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39]+0.5" office:value-type="float" office:value="15">
            <text:p>15</text:p>
          </table:table-cell>
          <table:table-cell table:style-name="ce38"/>
          <table:table-cell table:style-name="ce39" table:formula="of:=INFO.OBBA.OBBA.OBMAKE(&quot;mcBond&quot;&amp;ROW();obLibs&amp;&quot;net.finmath.montecarlo.interestrate.products.Bond&quot;;INFO.OBBA.OBBA.OBMAKE(&quot;&quot;;&quot;double&quot;;[.B40]))" office:value-type="string" office:string-value="mcBond40 &#10;[8073]">
            <text:p>mcBond40 <text:line-break/>[8073]</text:p>
          </table:table-cell>
          <table:table-cell table:style-name="ce40" table:formula="of:=INFO.OBBA.OBBA.OBRUN(&quot;mcBond value &quot;&amp;ROW();[.D40];&quot;getValue&quot;;[$LIBORMarketModel.$H$26])" office:value-type="string" office:string-value="mcBond value 40 &#10;[21499]">
            <text:p>mcBond value 40 <text:line-break/>[21499]</text:p>
          </table:table-cell>
          <table:table-cell table:style-name="ce41" table:formula="of:=INFO.OBBA.OBBA.OBGET(INFO.OBBA.OBBA.OBSYNC([.E40];[.$E$11:.$E$49]))" office:value-type="percentage" office:value="0.750253364223874">
            <text:p>75,025%</text:p>
          </table:table-cell>
          <table:table-cell table:style-name="ce42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40])))" office:value-type="percentage" office:value="0.741922917787124">
            <text:p>74,2%</text:p>
          </table:table-cell>
          <table:table-cell table:style-name="ce38" table:formula="of:=[.F40]-[.G40]" office:value-type="percentage" office:value="0.00833044643674963">
            <text:p>0,8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40]+0.5" office:value-type="float" office:value="15.5">
            <text:p>15,5</text:p>
          </table:table-cell>
          <table:table-cell table:style-name="ce38"/>
          <table:table-cell table:style-name="ce39" table:formula="of:=INFO.OBBA.OBBA.OBMAKE(&quot;mcBond&quot;&amp;ROW();obLibs&amp;&quot;net.finmath.montecarlo.interestrate.products.Bond&quot;;INFO.OBBA.OBBA.OBMAKE(&quot;&quot;;&quot;double&quot;;[.B41]))" office:value-type="string" office:string-value="mcBond41 &#10;[8076]">
            <text:p>mcBond41 <text:line-break/>[8076]</text:p>
          </table:table-cell>
          <table:table-cell table:style-name="ce40" table:formula="of:=INFO.OBBA.OBBA.OBRUN(&quot;mcBond value &quot;&amp;ROW();[.D41];&quot;getValue&quot;;[$LIBORMarketModel.$H$26])" office:value-type="string" office:string-value="mcBond value 41 &#10;[21500]">
            <text:p>mcBond value 41 <text:line-break/>[21500]</text:p>
          </table:table-cell>
          <table:table-cell table:style-name="ce41" table:formula="of:=INFO.OBBA.OBBA.OBGET(INFO.OBBA.OBBA.OBSYNC([.E41];[.$E$11:.$E$49]))" office:value-type="percentage" office:value="0.742542814497624">
            <text:p>74,254%</text:p>
          </table:table-cell>
          <table:table-cell table:style-name="ce42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41])))" office:value-type="percentage" office:value="0.734577146323885">
            <text:p>73,5%</text:p>
          </table:table-cell>
          <table:table-cell table:style-name="ce38" table:formula="of:=[.F41]-[.G41]" office:value-type="percentage" office:value="0.00796566817373845">
            <text:p>0,8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41]+0.5" office:value-type="float" office:value="16">
            <text:p>16</text:p>
          </table:table-cell>
          <table:table-cell table:style-name="ce38"/>
          <table:table-cell table:style-name="ce39" table:formula="of:=INFO.OBBA.OBBA.OBMAKE(&quot;mcBond&quot;&amp;ROW();obLibs&amp;&quot;net.finmath.montecarlo.interestrate.products.Bond&quot;;INFO.OBBA.OBBA.OBMAKE(&quot;&quot;;&quot;double&quot;;[.B42]))" office:value-type="string" office:string-value="mcBond42 &#10;[8079]">
            <text:p>mcBond42 <text:line-break/>[8079]</text:p>
          </table:table-cell>
          <table:table-cell table:style-name="ce40" table:formula="of:=INFO.OBBA.OBBA.OBRUN(&quot;mcBond value &quot;&amp;ROW();[.D42];&quot;getValue&quot;;[$LIBORMarketModel.$H$26])" office:value-type="string" office:string-value="mcBond value 42 &#10;[21501]">
            <text:p>mcBond value 42 <text:line-break/>[21501]</text:p>
          </table:table-cell>
          <table:table-cell table:style-name="ce41" table:formula="of:=INFO.OBBA.OBBA.OBGET(INFO.OBBA.OBBA.OBSYNC([.E42];[.$E$11:.$E$49]))" office:value-type="percentage" office:value="0.735407130172869">
            <text:p>73,541%</text:p>
          </table:table-cell>
          <table:table-cell table:style-name="ce42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42])))" office:value-type="percentage" office:value="0.727304105271173">
            <text:p>72,7%</text:p>
          </table:table-cell>
          <table:table-cell table:style-name="ce38" table:formula="of:=[.F42]-[.G42]" office:value-type="percentage" office:value="0.00810302490169523">
            <text:p>0,8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42]+0.5" office:value-type="float" office:value="16.5">
            <text:p>16,5</text:p>
          </table:table-cell>
          <table:table-cell table:style-name="ce38"/>
          <table:table-cell table:style-name="ce39" table:formula="of:=INFO.OBBA.OBBA.OBMAKE(&quot;mcBond&quot;&amp;ROW();obLibs&amp;&quot;net.finmath.montecarlo.interestrate.products.Bond&quot;;INFO.OBBA.OBBA.OBMAKE(&quot;&quot;;&quot;double&quot;;[.B43]))" office:value-type="string" office:string-value="mcBond43 &#10;[8082]">
            <text:p>mcBond43 <text:line-break/>[8082]</text:p>
          </table:table-cell>
          <table:table-cell table:style-name="ce40" table:formula="of:=INFO.OBBA.OBBA.OBRUN(&quot;mcBond value &quot;&amp;ROW();[.D43];&quot;getValue&quot;;[$LIBORMarketModel.$H$26])" office:value-type="string" office:string-value="mcBond value 43 &#10;[21502]">
            <text:p>mcBond value 43 <text:line-break/>[21502]</text:p>
          </table:table-cell>
          <table:table-cell table:style-name="ce41" table:formula="of:=INFO.OBBA.OBBA.OBGET(INFO.OBBA.OBBA.OBSYNC([.E43];[.$E$11:.$E$49]))" office:value-type="percentage" office:value="0.728160434192739">
            <text:p>72,816%</text:p>
          </table:table-cell>
          <table:table-cell table:style-name="ce42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43])))" office:value-type="percentage" office:value="0.720103074525914">
            <text:p>72,0%</text:p>
          </table:table-cell>
          <table:table-cell table:style-name="ce38" table:formula="of:=[.F43]-[.G43]" office:value-type="percentage" office:value="0.00805735966682453">
            <text:p>0,8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43]+0.5" office:value-type="float" office:value="17">
            <text:p>17</text:p>
          </table:table-cell>
          <table:table-cell table:style-name="ce38"/>
          <table:table-cell table:style-name="ce39" table:formula="of:=INFO.OBBA.OBBA.OBMAKE(&quot;mcBond&quot;&amp;ROW();obLibs&amp;&quot;net.finmath.montecarlo.interestrate.products.Bond&quot;;INFO.OBBA.OBBA.OBMAKE(&quot;&quot;;&quot;double&quot;;[.B44]))" office:value-type="string" office:string-value="mcBond44 &#10;[8085]">
            <text:p>mcBond44 <text:line-break/>[8085]</text:p>
          </table:table-cell>
          <table:table-cell table:style-name="ce40" table:formula="of:=INFO.OBBA.OBBA.OBRUN(&quot;mcBond value &quot;&amp;ROW();[.D44];&quot;getValue&quot;;[$LIBORMarketModel.$H$26])" office:value-type="string" office:string-value="mcBond value 44 &#10;[21503]">
            <text:p>mcBond value 44 <text:line-break/>[21503]</text:p>
          </table:table-cell>
          <table:table-cell table:style-name="ce41" table:formula="of:=INFO.OBBA.OBBA.OBGET(INFO.OBBA.OBBA.OBSYNC([.E44];[.$E$11:.$E$49]))" office:value-type="percentage" office:value="0.720845076170154">
            <text:p>72,085%</text:p>
          </table:table-cell>
          <table:table-cell table:style-name="ce42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44])))" office:value-type="percentage" office:value="0.712973341114767">
            <text:p>71,3%</text:p>
          </table:table-cell>
          <table:table-cell table:style-name="ce38" table:formula="of:=[.F44]-[.G44]" office:value-type="percentage" office:value="0.0078717350553873">
            <text:p>0,8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44]+0.5" office:value-type="float" office:value="17.5">
            <text:p>17,5</text:p>
          </table:table-cell>
          <table:table-cell table:style-name="ce38"/>
          <table:table-cell table:style-name="ce39" table:formula="of:=INFO.OBBA.OBBA.OBMAKE(&quot;mcBond&quot;&amp;ROW();obLibs&amp;&quot;net.finmath.montecarlo.interestrate.products.Bond&quot;;INFO.OBBA.OBBA.OBMAKE(&quot;&quot;;&quot;double&quot;;[.B45]))" office:value-type="string" office:string-value="mcBond45 &#10;[8088]">
            <text:p>mcBond45 <text:line-break/>[8088]</text:p>
          </table:table-cell>
          <table:table-cell table:style-name="ce40" table:formula="of:=INFO.OBBA.OBBA.OBRUN(&quot;mcBond value &quot;&amp;ROW();[.D45];&quot;getValue&quot;;[$LIBORMarketModel.$H$26])" office:value-type="string" office:string-value="mcBond value 45 &#10;[21504]">
            <text:p>mcBond value 45 <text:line-break/>[21504]</text:p>
          </table:table-cell>
          <table:table-cell table:style-name="ce41" table:formula="of:=INFO.OBBA.OBBA.OBGET(INFO.OBBA.OBBA.OBSYNC([.E45];[.$E$11:.$E$49]))" office:value-type="percentage" office:value="0.713723721099707">
            <text:p>71,372%</text:p>
          </table:table-cell>
          <table:table-cell table:style-name="ce42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45])))" office:value-type="percentage" office:value="0.705914199123531">
            <text:p>70,6%</text:p>
          </table:table-cell>
          <table:table-cell table:style-name="ce38" table:formula="of:=[.F45]-[.G45]" office:value-type="percentage" office:value="0.00780952197617579">
            <text:p>0,8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45]+0.5" office:value-type="float" office:value="18">
            <text:p>18</text:p>
          </table:table-cell>
          <table:table-cell table:style-name="ce38"/>
          <table:table-cell table:style-name="ce39" table:formula="of:=INFO.OBBA.OBBA.OBMAKE(&quot;mcBond&quot;&amp;ROW();obLibs&amp;&quot;net.finmath.montecarlo.interestrate.products.Bond&quot;;INFO.OBBA.OBBA.OBMAKE(&quot;&quot;;&quot;double&quot;;[.B46]))" office:value-type="string" office:string-value="mcBond46 &#10;[8091]">
            <text:p>mcBond46 <text:line-break/>[8091]</text:p>
          </table:table-cell>
          <table:table-cell table:style-name="ce40" table:formula="of:=INFO.OBBA.OBBA.OBRUN(&quot;mcBond value &quot;&amp;ROW();[.D46];&quot;getValue&quot;;[$LIBORMarketModel.$H$26])" office:value-type="string" office:string-value="mcBond value 46 &#10;[21505]">
            <text:p>mcBond value 46 <text:line-break/>[21505]</text:p>
          </table:table-cell>
          <table:table-cell table:style-name="ce41" table:formula="of:=INFO.OBBA.OBBA.OBGET(INFO.OBBA.OBBA.OBSYNC([.E46];[.$E$11:.$E$49]))" office:value-type="percentage" office:value="0.707051826249665">
            <text:p>70,705%</text:p>
          </table:table-cell>
          <table:table-cell table:style-name="ce42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46])))" office:value-type="percentage" office:value="0.698924949627259">
            <text:p>69,9%</text:p>
          </table:table-cell>
          <table:table-cell table:style-name="ce38" table:formula="of:=[.F46]-[.G46]" office:value-type="percentage" office:value="0.00812687662240663">
            <text:p>0,8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46]+0.5" office:value-type="float" office:value="18.5">
            <text:p>18,5</text:p>
          </table:table-cell>
          <table:table-cell table:style-name="ce38"/>
          <table:table-cell table:style-name="ce39" table:formula="of:=INFO.OBBA.OBBA.OBMAKE(&quot;mcBond&quot;&amp;ROW();obLibs&amp;&quot;net.finmath.montecarlo.interestrate.products.Bond&quot;;INFO.OBBA.OBBA.OBMAKE(&quot;&quot;;&quot;double&quot;;[.B47]))" office:value-type="string" office:string-value="mcBond47 &#10;[8094]">
            <text:p>mcBond47 <text:line-break/>[8094]</text:p>
          </table:table-cell>
          <table:table-cell table:style-name="ce40" table:formula="of:=INFO.OBBA.OBBA.OBRUN(&quot;mcBond value &quot;&amp;ROW();[.D47];&quot;getValue&quot;;[$LIBORMarketModel.$H$26])" office:value-type="string" office:string-value="mcBond value 47 &#10;[21506]">
            <text:p>mcBond value 47 <text:line-break/>[21506]</text:p>
          </table:table-cell>
          <table:table-cell table:style-name="ce41" table:formula="of:=INFO.OBBA.OBBA.OBGET(INFO.OBBA.OBBA.OBSYNC([.E47];[.$E$11:.$E$49]))" office:value-type="percentage" office:value="0.700181215150896">
            <text:p>70,018%</text:p>
          </table:table-cell>
          <table:table-cell table:style-name="ce42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47])))" office:value-type="percentage" office:value="0.692004900621048">
            <text:p>69,2%</text:p>
          </table:table-cell>
          <table:table-cell table:style-name="ce38" table:formula="of:=[.F47]-[.G47]" office:value-type="percentage" office:value="0.00817631452984813">
            <text:p>0,8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47]+0.5" office:value-type="float" office:value="19">
            <text:p>19</text:p>
          </table:table-cell>
          <table:table-cell table:style-name="ce38"/>
          <table:table-cell table:style-name="ce39" table:formula="of:=INFO.OBBA.OBBA.OBMAKE(&quot;mcBond&quot;&amp;ROW();obLibs&amp;&quot;net.finmath.montecarlo.interestrate.products.Bond&quot;;INFO.OBBA.OBBA.OBMAKE(&quot;&quot;;&quot;double&quot;;[.B48]))" office:value-type="string" office:string-value="mcBond48 &#10;[8097]">
            <text:p>mcBond48 <text:line-break/>[8097]</text:p>
          </table:table-cell>
          <table:table-cell table:style-name="ce40" table:formula="of:=INFO.OBBA.OBBA.OBRUN(&quot;mcBond value &quot;&amp;ROW();[.D48];&quot;getValue&quot;;[$LIBORMarketModel.$H$26])" office:value-type="string" office:string-value="mcBond value 48 &#10;[21507]">
            <text:p>mcBond value 48 <text:line-break/>[21507]</text:p>
          </table:table-cell>
          <table:table-cell table:style-name="ce41" table:formula="of:=INFO.OBBA.OBBA.OBGET(INFO.OBBA.OBBA.OBSYNC([.E48];[.$E$11:.$E$49]))" office:value-type="percentage" office:value="0.69351035010757">
            <text:p>69,351%</text:p>
          </table:table-cell>
          <table:table-cell table:style-name="ce42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48])))" office:value-type="percentage" office:value="0.685153366951533">
            <text:p>68,5%</text:p>
          </table:table-cell>
          <table:table-cell table:style-name="ce38" table:formula="of:=[.F48]-[.G48]" office:value-type="percentage" office:value="0.0083569831560375">
            <text:p>0,8%</text:p>
          </table:table-cell>
          <table:table-cell table:style-name="ce14" table:number-columns-repeated="249"/>
          <table:table-cell table:number-columns-repeated="767"/>
        </table:table-row>
        <table:table-row table:style-name="ro4">
          <table:table-cell table:style-name="ce14"/>
          <table:table-cell table:style-name="ce21" table:formula="of:=[.B48]+0.5" office:value-type="float" office:value="19.5">
            <text:p>19,5</text:p>
          </table:table-cell>
          <table:table-cell table:style-name="ce38"/>
          <table:table-cell table:style-name="ce39" table:formula="of:=INFO.OBBA.OBBA.OBMAKE(&quot;mcBond&quot;&amp;ROW();obLibs&amp;&quot;net.finmath.montecarlo.interestrate.products.Bond&quot;;INFO.OBBA.OBBA.OBMAKE(&quot;&quot;;&quot;double&quot;;[.B49]))" office:value-type="string" office:string-value="mcBond49 &#10;[8100]">
            <text:p>mcBond49 <text:line-break/>[8100]</text:p>
          </table:table-cell>
          <table:table-cell table:style-name="ce40" table:formula="of:=INFO.OBBA.OBBA.OBRUN(&quot;mcBond value &quot;&amp;ROW();[.D49];&quot;getValue&quot;;[$LIBORMarketModel.$H$26])" office:value-type="string" office:string-value="mcBond value 49 &#10;[21508]">
            <text:p>mcBond value 49 <text:line-break/>[21508]</text:p>
          </table:table-cell>
          <table:table-cell table:style-name="ce41" table:formula="of:=INFO.OBBA.OBBA.OBGET(INFO.OBBA.OBBA.OBSYNC([.E49];[.$E$11:.$E$49]))" office:value-type="percentage" office:value="0.686530412647562">
            <text:p>68,653%</text:p>
          </table:table-cell>
          <table:table-cell table:style-name="ce42" table:formula="of:=INFO.OBBA.OBBA.OBGET(INFO.OBBA.OBBA.OBCALL(&quot;&quot;;INFO.OBBA.OBBA.OBMAKE(&quot;&quot;;&quot;net.finmath.marketdata.model.curves.DiscountCurveFromForwardCurve&quot;;[$LIBORMarketModel.$B$20]);&quot;getDiscountFactor&quot;;INFO.OBBA.OBBA.OBMAKE(&quot;&quot;;&quot;double&quot;;[.B49])))" office:value-type="percentage" office:value="0.678369670249043">
            <text:p>67,8%</text:p>
          </table:table-cell>
          <table:table-cell table:style-name="ce38" table:formula="of:=[.F49]-[.G49]" office:value-type="percentage" office:value="0.00816074239851949">
            <text:p>0,8%</text:p>
          </table:table-cell>
          <table:table-cell table:style-name="ce14" table:number-columns-repeated="249"/>
          <table:table-cell table:number-columns-repeated="767"/>
        </table:table-row>
        <table:table-row table:style-name="ro4" table:number-rows-repeated="5">
          <table:table-cell table:style-name="ce14" table:number-columns-repeated="3"/>
          <table:table-cell table:style-name="ce39" table:number-columns-repeated="2"/>
          <table:table-cell table:style-name="ce14" table:number-columns-repeated="252"/>
          <table:table-cell table:number-columns-repeated="767"/>
        </table:table-row>
        <table:table-row table:style-name="ro4" table:number-rows-repeated="65484">
          <table:table-cell table:style-name="ce14" table:number-columns-repeated="3"/>
          <table:table-cell table:style-name="ce39" table:number-columns-repeated="3"/>
          <table:table-cell table:style-name="ce14" table:number-columns-repeated="251"/>
          <table:table-cell table:number-columns-repeated="767"/>
        </table:table-row>
        <table:table-row table:style-name="ro4" table:number-rows-repeated="9830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waptions" table:style-name="ta4" table:print="false">
        <table:shapes>
          <draw:frame draw:z-index="1" draw:style-name="gr1" svg:width="15.999cm" svg:height="8.999cm" svg:x="24.024cm" svg:y="6.496cm">
            <draw:object draw:notify-on-update-of-ranges="Swaptions.M9:Swaptions.M9 Swaptions.M11:Swaptions.M49 Swaptions.O9:Swaptions.O9 Swaptions.O11:Swaptions.O49" xlink:href="./Object 5" xlink:type="simple" xlink:show="embed" xlink:actuate="onLoad">
              <text:p/>
            </draw:object>
            <draw:image xlink:href="./ObjectReplacements/Object 5" xlink:type="simple" xlink:show="embed" xlink:actuate="onLoad"/>
          </draw:frame>
        </table:shapes>
        <table:table-column table:style-name="co5" table:default-cell-style-name="ce28"/>
        <table:table-column table:style-name="co6" table:number-columns-repeated="257" table:default-cell-style-name="ce28"/>
        <table:table-column table:style-name="co8" table:number-columns-repeated="766" table:default-cell-style-name="ce28"/>
        <table:table-row table:style-name="ro4">
          <table:table-cell table:style-name="ce14" table:number-columns-repeated="7"/>
          <table:table-cell table:style-name="ce39" table:number-columns-repeated="3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/>
          <table:table-cell table:style-name="ce16" office:value-type="string">
            <text:p>LIBOR Market Model Swaption Valuation</text:p>
          </table:table-cell>
          <table:table-cell table:style-name="ce14" table:number-columns-repeated="5"/>
          <table:table-cell table:style-name="ce39" table:number-columns-repeated="3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/>
          <table:table-cell table:style-name="ce33"/>
          <table:table-cell table:style-name="ce14" table:number-columns-repeated="5"/>
          <table:table-cell table:style-name="ce39" table:number-columns-repeated="3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 table:number-columns-repeated="7"/>
          <table:table-cell table:style-name="ce39" table:number-columns-repeated="3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/>
          <table:table-cell table:style-name="ce19" office:value-type="string">
            <text:p>Common Settings</text:p>
          </table:table-cell>
          <table:table-cell table:style-name="ce19"/>
          <table:table-cell table:style-name="ce14" table:number-columns-repeated="3"/>
          <table:table-cell table:style-name="ce34" office:value-type="string">
            <text:p>Swaption calibration error (vol)</text:p>
          </table:table-cell>
          <table:table-cell table:style-name="ce34"/>
          <table:table-cell table:style-name="ce39" table:number-columns-repeated="2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/>
          <table:table-cell table:style-name="ce39" table:formula="of:=INFO.OBBA.OBBA.OBCALL(&quot;short period*&quot;;obLibs&amp;&quot;net.finmath.time.TimeDiscretization$ShortPeriodLocation&quot;;&quot;valueOf&quot;;INFO.OBBA.OBBA.OBMAKE(&quot;&quot;;&quot;String&quot;;[.C6]))" office:value-type="string" office:string-value="short period* &#10;[8229]">
            <text:p>short period* </text:p>
            <text:p>[8229]</text:p>
          </table:table-cell>
          <table:table-cell table:style-name="ce39" office:value-type="string">
            <text:p>SHORT_PERIOD_AT_START</text:p>
          </table:table-cell>
          <table:table-cell table:style-name="ce14" table:number-columns-repeated="3"/>
          <table:table-cell table:style-name="ce35" office:value-type="string">
            <text:p>Mean (vol):</text:p>
          </table:table-cell>
          <table:table-cell table:style-name="ce21" table:formula="of:=AVERAGE([.P11:.P49])" office:value-type="percentage" office:value="-0.0247762375931024">
            <text:p>-2,48%</text:p>
          </table:table-cell>
          <table:table-cell table:style-name="ce39"/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14" office:value-type="string">
            <text:p>atm offset</text:p>
          </table:table-cell>
          <table:table-cell table:style-name="ce43" office:value-type="percentage" office:value="0">
            <text:p>0%</text:p>
          </table:table-cell>
          <table:table-cell table:style-name="ce14" table:number-columns-repeated="3"/>
          <table:table-cell table:style-name="ce35" office:value-type="string">
            <text:p>Standard deviation (vol):</text:p>
          </table:table-cell>
          <table:table-cell table:style-name="ce45" table:formula="of:=STDEV([.P11:.P49])" office:value-type="percentage" office:value="0.0194704426917272">
            <text:p>1,95%</text:p>
          </table:table-cell>
          <table:table-cell table:style-name="ce39"/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14" office:value-type="string">
            <text:p>swap length</text:p>
          </table:table-cell>
          <table:table-cell table:style-name="ce39" office:value-type="float" office:value="10">
            <text:p>10</text:p>
          </table:table-cell>
          <table:table-cell table:style-name="ce14" table:number-columns-repeated="3"/>
          <table:table-cell table:style-name="ce39" table:number-columns-repeated="3"/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 table:number-columns-repeated="2"/>
          <table:table-cell table:style-name="ce44"/>
          <table:table-cell table:style-name="ce14" table:number-columns-repeated="3"/>
          <table:table-cell table:style-name="ce39" table:number-columns-repeated="3"/>
          <table:table-cell table:style-name="ce14" table:number-columns-repeated="3"/>
          <table:table-cell table:style-name="ce21" office:value-type="string">
            <text:p>model</text:p>
          </table:table-cell>
          <table:table-cell table:style-name="ce14"/>
          <table:table-cell table:style-name="ce21" office:value-type="string">
            <text:p>market data</text:p>
          </table:table-cell>
          <table:table-cell table:style-name="ce14" table:number-columns-repeated="243"/>
          <table:table-cell table:number-columns-repeated="766"/>
        </table:table-row>
        <table:table-row table:style-name="ro4">
          <table:table-cell table:style-name="ce14"/>
          <table:table-cell table:style-name="ce36" office:value-type="string">
            <text:p>swap start</text:p>
          </table:table-cell>
          <table:table-cell table:style-name="ce36" office:value-type="string">
            <text:p>swap end</text:p>
          </table:table-cell>
          <table:table-cell table:style-name="ce36" office:value-type="string">
            <text:p>swap period</text:p>
          </table:table-cell>
          <table:table-cell table:style-name="ce36" office:value-type="string">
            <text:p>swap rate</text:p>
          </table:table-cell>
          <table:table-cell table:style-name="ce21"/>
          <table:table-cell table:style-name="ce34" office:value-type="string">
            <text:p>objects</text:p>
          </table:table-cell>
          <table:table-cell table:style-name="ce34" table:number-columns-repeated="2"/>
          <table:table-cell table:style-name="ce36" office:value-type="string">
            <text:p>price</text:p>
          </table:table-cell>
          <table:table-cell table:style-name="ce36" office:value-type="string">
            <text:p>par swap rate</text:p>
          </table:table-cell>
          <table:table-cell table:style-name="ce36" office:value-type="string">
            <text:p>swap annuity</text:p>
          </table:table-cell>
          <table:table-cell table:style-name="ce36" office:value-type="string">
            <text:p>implied vol</text:p>
          </table:table-cell>
          <table:table-cell table:style-name="ce14"/>
          <table:table-cell table:style-name="ce36" office:value-type="string">
            <text:p>implied vol</text:p>
          </table:table-cell>
          <table:table-cell table:style-name="ce36" office:value-type="string">
            <text:p>swap length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office:value-type="float" office:value="0.5">
            <text:p>0,5</text:p>
          </table:table-cell>
          <table:table-cell table:style-name="ce21" table:formula="of:=[.B11]+[.$C$8]" office:value-type="float" office:value="10.5">
            <text:p>10,5</text:p>
          </table:table-cell>
          <table:table-cell table:style-name="ce21" office:value-type="float" office:value="0.5">
            <text:p>0,5</text:p>
          </table:table-cell>
          <table:table-cell table:style-name="ce38" table:formula="of:=[.K11]+[.$C$7]" office:value-type="percentage" office:value="0.02">
            <text:p>2,0%</text:p>
          </table:table-cell>
          <table:table-cell table:style-name="ce38"/>
          <table:table-cell table:style-name="ce39" table:formula="of:=INFO.OBBA.OBBA.OBMAKE(&quot;swap tenor &quot;&amp;ROW();obLibs&amp;&quot;net.finmath.time.TimeDiscretization&quot;;INFO.OBBA.OBBA.OBMAKE(&quot;&quot;;&quot;double&quot;;[.B11]);INFO.OBBA.OBBA.OBMAKE(&quot;&quot;;&quot;double&quot;;[.C11]);INFO.OBBA.OBBA.OBMAKE(&quot;&quot;;&quot;double&quot;;[.D11]);[.$B$6])" office:value-type="string" office:string-value="swap tenor 11 &#10;[8241]">
            <text:p>swap tenor 11 <text:line-break/>[8241]</text:p>
          </table:table-cell>
          <table:table-cell table:style-name="ce39" table:formula="of:=INFO.OBBA.OBBA.OBMAKE(&quot;mcSwaption&quot;&amp;ROW();&quot;net.finmath.montecarlo.interestrate.products.Swaption&quot;;INFO.OBBA.OBBA.OBMAKE(&quot;&quot;;&quot;double&quot;;[.B11]);[.G11];INFO.OBBA.OBBA.OBMAKE(&quot;&quot;;&quot;double&quot;;[.E11]))" office:value-type="string" office:string-value="mcSwaption11 &#10;[8244]">
            <text:p>mcSwaption11 <text:line-break/>[8244]</text:p>
          </table:table-cell>
          <table:table-cell table:style-name="ce40" table:formula="of:=INFO.OBBA.OBBA.OBRUN(&quot;mcSwptn price &quot;&amp;ROW();[.H11];&quot;getValue&quot;;[$LIBORMarketModel.$H$26])" office:value-type="string" office:string-value="mcSwptn price 11 &#10;[33997]">
            <text:p>mcSwptn price 11 <text:line-break/>[33997]</text:p>
          </table:table-cell>
          <table:table-cell table:style-name="ce41" table:formula="of:=INFO.OBBA.OBBA.OBGET(INFO.OBBA.OBBA.OBSYNC([.I11];[.$I$11:.$I$49]))" office:value-type="percentage" office:value="0.0176808426940142">
            <text:p>1,768%</text:p>
          </table:table-cell>
          <table:table-cell table:style-name="ce38" table:formula="of:=INFO.OBBA.OBBA.OBGET(INFO.OBBA.OBBA.OBCALL(&quot;&quot;;&quot;net.finmath.marketdata.products.Swap&quot;;&quot;getForwardSwapRate&quot;;[.G11];[.G11];[$LIBORMarketModel.B$20]))" office:value-type="percentage" office:value="0.02">
            <text:p>2,0%</text:p>
          </table:table-cell>
          <table:table-cell table:style-name="ce38" table:formula="of:=INFO.OBBA.OBBA.OBGET(INFO.OBBA.OBBA.OBCALL(&quot;&quot;;&quot;net.finmath.marketdata.products.SwapAnnuity&quot;;&quot;getSwapAnnuity&quot;;[.G11];[$LIBORMarketModel.B$20]))" office:value-type="percentage" office:value="8.93344206251012">
            <text:p>893,3%</text:p>
          </table:table-cell>
          <table:table-cell table:style-name="ce46" table:formula="of:=INFO.OBBA.OBBA.OBGET(INFO.OBBA.OBBA.OBCALL(&quot;swaptionValue&quot;;obLibs&amp;&quot;net.finmath.functions.AnalyticFormulas&quot;;&quot;blackScholesOptionImpliedVolatility&quot;;INFO.OBBA.OBBA.OBMAKE(&quot;&quot;;&quot;double&quot;;[.K11]);INFO.OBBA.OBBA.OBMAKE(&quot;&quot;;&quot;double&quot;;[.B11]);INFO.OBBA.OBBA.OBMAKE(&quot;&quot;;&quot;double&quot;;[.E11]);INFO.OBBA.OBBA.OBMAKE(&quot;&quot;;&quot;double&quot;;[.L11]);INFO.OBBA.OBBA.OBMAKE(&quot;&quot;;&quot;double&quot;;[.J11])))" office:value-type="percentage" office:value="0.351703824918274">
            <text:p>35,17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1]);INFO.OBBA.OBBA.OBMAKE(&quot;&quot;;&quot;double&quot;;[.C11]-[.B11])))" office:value-type="float" office:value="0">
            <text:p>#WERT!</text:p>
          </table:table-cell>
          <table:table-cell table:style-name="ce21" table:formula="of:=IF(ISNUMBER([.O11]);[.M11]-[.O11];&quot;&quot;)">
            <text:p/>
          </table:table-cell>
          <table:table-cell table:style-name="ce14">
            <draw:frame table:end-cell-address="Swaptions.V36" table:end-x="1.925cm" table:end-y="0.373cm" draw:z-index="0" draw:style-name="gr1" svg:width="16.873cm" svg:height="11.786cm" svg:x="0.375cm" svg:y="0.053cm">
              <draw:object draw:notify-on-update-of-ranges="Swaptions.P11:Swaptions.P49 Swaptions.M11:Swaptions.M4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14" table:number-columns-repeated="241"/>
          <table:table-cell table:number-columns-repeated="766"/>
        </table:table-row>
        <table:table-row table:style-name="ro4">
          <table:table-cell table:style-name="ce14"/>
          <table:table-cell table:style-name="ce21" table:formula="of:=[.B11]+0.5" office:value-type="float" office:value="1">
            <text:p>1</text:p>
          </table:table-cell>
          <table:table-cell table:style-name="ce21" table:formula="of:=[.B12]+[.$C$8]" office:value-type="float" office:value="11">
            <text:p>11</text:p>
          </table:table-cell>
          <table:table-cell table:style-name="ce21" office:value-type="float" office:value="0.5">
            <text:p>0,5</text:p>
          </table:table-cell>
          <table:table-cell table:style-name="ce38" table:formula="of:=[.K12]+[.$C$7]" office:value-type="percentage" office:value="0.02">
            <text:p>2,0%</text:p>
          </table:table-cell>
          <table:table-cell table:style-name="ce38"/>
          <table:table-cell table:style-name="ce39" table:formula="of:=INFO.OBBA.OBBA.OBMAKE(&quot;swap tenor &quot;&amp;ROW();obLibs&amp;&quot;net.finmath.time.TimeDiscretization&quot;;INFO.OBBA.OBBA.OBMAKE(&quot;&quot;;&quot;double&quot;;[.B12]);INFO.OBBA.OBBA.OBMAKE(&quot;&quot;;&quot;double&quot;;[.C12]);INFO.OBBA.OBBA.OBMAKE(&quot;&quot;;&quot;double&quot;;[.D12]);[.$B$6])" office:value-type="string" office:string-value="swap tenor 12 &#10;[8250]">
            <text:p>swap tenor 12 <text:line-break/>[8250]</text:p>
          </table:table-cell>
          <table:table-cell table:style-name="ce39" table:formula="of:=INFO.OBBA.OBBA.OBMAKE(&quot;mcSwaption&quot;&amp;ROW();&quot;net.finmath.montecarlo.interestrate.products.Swaption&quot;;INFO.OBBA.OBBA.OBMAKE(&quot;&quot;;&quot;double&quot;;[.B12]);[.G12];INFO.OBBA.OBBA.OBMAKE(&quot;&quot;;&quot;double&quot;;[.E12]))" office:value-type="string" office:string-value="mcSwaption12 &#10;[8253]">
            <text:p>mcSwaption12 <text:line-break/>[8253]</text:p>
          </table:table-cell>
          <table:table-cell table:style-name="ce40" table:formula="of:=INFO.OBBA.OBBA.OBRUN(&quot;mcSwptn price &quot;&amp;ROW();[.H12];&quot;getValue&quot;;[$LIBORMarketModel.$H$26])" office:value-type="string" office:string-value="mcSwptn price 12 &#10;[33998]">
            <text:p>mcSwptn price 12 <text:line-break/>[33998]</text:p>
          </table:table-cell>
          <table:table-cell table:style-name="ce41" table:formula="of:=INFO.OBBA.OBBA.OBGET(INFO.OBBA.OBBA.OBSYNC([.I12];[.$I$11:.$I$49]))" office:value-type="percentage" office:value="0.0221004723451002">
            <text:p>2,210%</text:p>
          </table:table-cell>
          <table:table-cell table:style-name="ce38" table:formula="of:=INFO.OBBA.OBBA.OBGET(INFO.OBBA.OBBA.OBCALL(&quot;&quot;;&quot;net.finmath.marketdata.products.Swap&quot;;&quot;getForwardSwapRate&quot;;[.G12];[.G12];[$LIBORMarketModel.B$20]))" office:value-type="percentage" office:value="0.02">
            <text:p>2,0%</text:p>
          </table:table-cell>
          <table:table-cell table:style-name="ce38" table:formula="of:=INFO.OBBA.OBBA.OBGET(INFO.OBBA.OBBA.OBCALL(&quot;&quot;;&quot;net.finmath.marketdata.products.SwapAnnuity&quot;;&quot;getSwapAnnuity&quot;;[.G12];[$LIBORMarketModel.B$20]))" office:value-type="percentage" office:value="8.84499214109913">
            <text:p>884,5%</text:p>
          </table:table-cell>
          <table:table-cell table:style-name="ce46" table:formula="of:=INFO.OBBA.OBBA.OBGET(INFO.OBBA.OBBA.OBCALL(&quot;swaptionValue&quot;;obLibs&amp;&quot;net.finmath.functions.AnalyticFormulas&quot;;&quot;blackScholesOptionImpliedVolatility&quot;;INFO.OBBA.OBBA.OBMAKE(&quot;&quot;;&quot;double&quot;;[.K12]);INFO.OBBA.OBBA.OBMAKE(&quot;&quot;;&quot;double&quot;;[.B12]);INFO.OBBA.OBBA.OBMAKE(&quot;&quot;;&quot;double&quot;;[.E12]);INFO.OBBA.OBBA.OBMAKE(&quot;&quot;;&quot;double&quot;;[.L12]);INFO.OBBA.OBBA.OBMAKE(&quot;&quot;;&quot;double&quot;;[.J12])))" office:value-type="percentage" office:value="0.314449101396206">
            <text:p>31,44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2]);INFO.OBBA.OBBA.OBMAKE(&quot;&quot;;&quot;double&quot;;[.C12]-[.B12])))" office:value-type="float" office:value="0">
            <text:p>#WERT!</text:p>
          </table:table-cell>
          <table:table-cell table:style-name="ce21" table:formula="of:=IF(ISNUMBER([.O12]);[.M12]-[.O12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12]+0.5" office:value-type="float" office:value="1.5">
            <text:p>1,5</text:p>
          </table:table-cell>
          <table:table-cell table:style-name="ce21" table:formula="of:=[.B13]+[.$C$8]" office:value-type="float" office:value="11.5">
            <text:p>11,5</text:p>
          </table:table-cell>
          <table:table-cell table:style-name="ce21" office:value-type="float" office:value="0.5">
            <text:p>0,5</text:p>
          </table:table-cell>
          <table:table-cell table:style-name="ce38" table:formula="of:=[.K13]+[.$C$7]" office:value-type="percentage" office:value="0.02">
            <text:p>2,0%</text:p>
          </table:table-cell>
          <table:table-cell table:style-name="ce38"/>
          <table:table-cell table:style-name="ce39" table:formula="of:=INFO.OBBA.OBBA.OBMAKE(&quot;swap tenor &quot;&amp;ROW();obLibs&amp;&quot;net.finmath.time.TimeDiscretization&quot;;INFO.OBBA.OBBA.OBMAKE(&quot;&quot;;&quot;double&quot;;[.B13]);INFO.OBBA.OBBA.OBMAKE(&quot;&quot;;&quot;double&quot;;[.C13]);INFO.OBBA.OBBA.OBMAKE(&quot;&quot;;&quot;double&quot;;[.D13]);[.$B$6])" office:value-type="string" office:string-value="swap tenor 13 &#10;[8259]">
            <text:p>swap tenor 13 <text:line-break/>[8259]</text:p>
          </table:table-cell>
          <table:table-cell table:style-name="ce39" table:formula="of:=INFO.OBBA.OBBA.OBMAKE(&quot;mcSwaption&quot;&amp;ROW();&quot;net.finmath.montecarlo.interestrate.products.Swaption&quot;;INFO.OBBA.OBBA.OBMAKE(&quot;&quot;;&quot;double&quot;;[.B13]);[.G13];INFO.OBBA.OBBA.OBMAKE(&quot;&quot;;&quot;double&quot;;[.E13]))" office:value-type="string" office:string-value="mcSwaption13 &#10;[8262]">
            <text:p>mcSwaption13 <text:line-break/>[8262]</text:p>
          </table:table-cell>
          <table:table-cell table:style-name="ce40" table:formula="of:=INFO.OBBA.OBBA.OBRUN(&quot;mcSwptn price &quot;&amp;ROW();[.H13];&quot;getValue&quot;;[$LIBORMarketModel.$H$26])" office:value-type="string" office:string-value="mcSwptn price 13 &#10;[33999]">
            <text:p>mcSwptn price 13 <text:line-break/>[33999]</text:p>
          </table:table-cell>
          <table:table-cell table:style-name="ce41" table:formula="of:=INFO.OBBA.OBBA.OBGET(INFO.OBBA.OBBA.OBSYNC([.I13];[.$I$11:.$I$49]))" office:value-type="percentage" office:value="0.0249333123185298">
            <text:p>2,493%</text:p>
          </table:table-cell>
          <table:table-cell table:style-name="ce38" table:formula="of:=INFO.OBBA.OBBA.OBGET(INFO.OBBA.OBBA.OBCALL(&quot;&quot;;&quot;net.finmath.marketdata.products.Swap&quot;;&quot;getForwardSwapRate&quot;;[.G13];[.G13];[$LIBORMarketModel.B$20]))" office:value-type="percentage" office:value="0.02">
            <text:p>2,0%</text:p>
          </table:table-cell>
          <table:table-cell table:style-name="ce38" table:formula="of:=INFO.OBBA.OBBA.OBGET(INFO.OBBA.OBBA.OBCALL(&quot;&quot;;&quot;net.finmath.marketdata.products.SwapAnnuity&quot;;&quot;getSwapAnnuity&quot;;[.G13];[$LIBORMarketModel.B$20]))" office:value-type="percentage" office:value="8.75741796148428">
            <text:p>875,7%</text:p>
          </table:table-cell>
          <table:table-cell table:style-name="ce46" table:formula="of:=INFO.OBBA.OBBA.OBGET(INFO.OBBA.OBBA.OBCALL(&quot;swaptionValue&quot;;obLibs&amp;&quot;net.finmath.functions.AnalyticFormulas&quot;;&quot;blackScholesOptionImpliedVolatility&quot;;INFO.OBBA.OBBA.OBMAKE(&quot;&quot;;&quot;double&quot;;[.K13]);INFO.OBBA.OBBA.OBMAKE(&quot;&quot;;&quot;double&quot;;[.B13]);INFO.OBBA.OBBA.OBMAKE(&quot;&quot;;&quot;double&quot;;[.E13]);INFO.OBBA.OBBA.OBMAKE(&quot;&quot;;&quot;double&quot;;[.L13]);INFO.OBBA.OBBA.OBMAKE(&quot;&quot;;&quot;double&quot;;[.J13])))" office:value-type="percentage" office:value="0.292915332942362">
            <text:p>29,29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3]);INFO.OBBA.OBBA.OBMAKE(&quot;&quot;;&quot;double&quot;;[.C13]-[.B13])))" office:value-type="float" office:value="0">
            <text:p>#WERT!</text:p>
          </table:table-cell>
          <table:table-cell table:style-name="ce21" table:formula="of:=IF(ISNUMBER([.O13]);[.M13]-[.O13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13]+0.5" office:value-type="float" office:value="2">
            <text:p>2</text:p>
          </table:table-cell>
          <table:table-cell table:style-name="ce21" table:formula="of:=[.B14]+[.$C$8]" office:value-type="float" office:value="12">
            <text:p>12</text:p>
          </table:table-cell>
          <table:table-cell table:style-name="ce21" office:value-type="float" office:value="0.5">
            <text:p>0,5</text:p>
          </table:table-cell>
          <table:table-cell table:style-name="ce38" table:formula="of:=[.K14]+[.$C$7]" office:value-type="percentage" office:value="0.02">
            <text:p>2,0%</text:p>
          </table:table-cell>
          <table:table-cell table:style-name="ce38"/>
          <table:table-cell table:style-name="ce39" table:formula="of:=INFO.OBBA.OBBA.OBMAKE(&quot;swap tenor &quot;&amp;ROW();obLibs&amp;&quot;net.finmath.time.TimeDiscretization&quot;;INFO.OBBA.OBBA.OBMAKE(&quot;&quot;;&quot;double&quot;;[.B14]);INFO.OBBA.OBBA.OBMAKE(&quot;&quot;;&quot;double&quot;;[.C14]);INFO.OBBA.OBBA.OBMAKE(&quot;&quot;;&quot;double&quot;;[.D14]);[.$B$6])" office:value-type="string" office:string-value="swap tenor 14 &#10;[8230]">
            <text:p>swap tenor 14 <text:line-break/>[8230]</text:p>
          </table:table-cell>
          <table:table-cell table:style-name="ce39" table:formula="of:=INFO.OBBA.OBBA.OBMAKE(&quot;mcSwaption&quot;&amp;ROW();&quot;net.finmath.montecarlo.interestrate.products.Swaption&quot;;INFO.OBBA.OBBA.OBMAKE(&quot;&quot;;&quot;double&quot;;[.B14]);[.G14];INFO.OBBA.OBBA.OBMAKE(&quot;&quot;;&quot;double&quot;;[.E14]))" office:value-type="string" office:string-value="mcSwaption14 &#10;[8266]">
            <text:p>mcSwaption14 <text:line-break/>[8266]</text:p>
          </table:table-cell>
          <table:table-cell table:style-name="ce40" table:formula="of:=INFO.OBBA.OBBA.OBRUN(&quot;mcSwptn price &quot;&amp;ROW();[.H14];&quot;getValue&quot;;[$LIBORMarketModel.$H$26])" office:value-type="string" office:string-value="mcSwptn price 14 &#10;[34000]">
            <text:p>mcSwptn price 14 <text:line-break/>[34000]</text:p>
          </table:table-cell>
          <table:table-cell table:style-name="ce41" table:formula="of:=INFO.OBBA.OBBA.OBGET(INFO.OBBA.OBBA.OBSYNC([.I14];[.$I$11:.$I$49]))" office:value-type="percentage" office:value="0.0271214455371263">
            <text:p>2,712%</text:p>
          </table:table-cell>
          <table:table-cell table:style-name="ce38" table:formula="of:=INFO.OBBA.OBBA.OBGET(INFO.OBBA.OBBA.OBCALL(&quot;&quot;;&quot;net.finmath.marketdata.products.Swap&quot;;&quot;getForwardSwapRate&quot;;[.G14];[.G14];[$LIBORMarketModel.B$20]))" office:value-type="percentage" office:value="0.02">
            <text:p>2,0%</text:p>
          </table:table-cell>
          <table:table-cell table:style-name="ce38" table:formula="of:=INFO.OBBA.OBBA.OBGET(INFO.OBBA.OBBA.OBCALL(&quot;&quot;;&quot;net.finmath.marketdata.products.SwapAnnuity&quot;;&quot;getSwapAnnuity&quot;;[.G14];[$LIBORMarketModel.B$20]))" office:value-type="percentage" office:value="8.67071085295474">
            <text:p>867,1%</text:p>
          </table:table-cell>
          <table:table-cell table:style-name="ce46" table:formula="of:=INFO.OBBA.OBBA.OBGET(INFO.OBBA.OBBA.OBCALL(&quot;swaptionValue&quot;;obLibs&amp;&quot;net.finmath.functions.AnalyticFormulas&quot;;&quot;blackScholesOptionImpliedVolatility&quot;;INFO.OBBA.OBBA.OBMAKE(&quot;&quot;;&quot;double&quot;;[.K14]);INFO.OBBA.OBBA.OBMAKE(&quot;&quot;;&quot;double&quot;;[.B14]);INFO.OBBA.OBBA.OBMAKE(&quot;&quot;;&quot;double&quot;;[.E14]);INFO.OBBA.OBBA.OBMAKE(&quot;&quot;;&quot;double&quot;;[.L14]);INFO.OBBA.OBBA.OBMAKE(&quot;&quot;;&quot;double&quot;;[.J14])))" office:value-type="percentage" office:value="0.2790056790144">
            <text:p>27,90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4]);INFO.OBBA.OBBA.OBMAKE(&quot;&quot;;&quot;double&quot;;[.C14]-[.B14])))" office:value-type="float" office:value="0.33066">
            <text:p>0,33</text:p>
          </table:table-cell>
          <table:table-cell table:style-name="ce21" table:formula="of:=IF(ISNUMBER([.O14]);[.M14]-[.O14];&quot;&quot;)" office:value-type="percentage" office:value="-0.0516543209855998">
            <text:p>-5,17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14]+0.5" office:value-type="float" office:value="2.5">
            <text:p>2,5</text:p>
          </table:table-cell>
          <table:table-cell table:style-name="ce21" table:formula="of:=[.B15]+[.$C$8]" office:value-type="float" office:value="12.5">
            <text:p>12,5</text:p>
          </table:table-cell>
          <table:table-cell table:style-name="ce21" office:value-type="float" office:value="0.5">
            <text:p>0,5</text:p>
          </table:table-cell>
          <table:table-cell table:style-name="ce38" table:formula="of:=[.K15]+[.$C$7]" office:value-type="percentage" office:value="0.02">
            <text:p>2,0%</text:p>
          </table:table-cell>
          <table:table-cell table:style-name="ce38"/>
          <table:table-cell table:style-name="ce39" table:formula="of:=INFO.OBBA.OBBA.OBMAKE(&quot;swap tenor &quot;&amp;ROW();obLibs&amp;&quot;net.finmath.time.TimeDiscretization&quot;;INFO.OBBA.OBBA.OBMAKE(&quot;&quot;;&quot;double&quot;;[.B15]);INFO.OBBA.OBBA.OBMAKE(&quot;&quot;;&quot;double&quot;;[.C15]);INFO.OBBA.OBBA.OBMAKE(&quot;&quot;;&quot;double&quot;;[.D15]);[.$B$6])" office:value-type="string" office:string-value="swap tenor 15 &#10;[8272]">
            <text:p>swap tenor 15 <text:line-break/>[8272]</text:p>
          </table:table-cell>
          <table:table-cell table:style-name="ce39" table:formula="of:=INFO.OBBA.OBBA.OBMAKE(&quot;mcSwaption&quot;&amp;ROW();&quot;net.finmath.montecarlo.interestrate.products.Swaption&quot;;INFO.OBBA.OBBA.OBMAKE(&quot;&quot;;&quot;double&quot;;[.B15]);[.G15];INFO.OBBA.OBBA.OBMAKE(&quot;&quot;;&quot;double&quot;;[.E15]))" office:value-type="string" office:string-value="mcSwaption15 &#10;[8275]">
            <text:p>mcSwaption15 <text:line-break/>[8275]</text:p>
          </table:table-cell>
          <table:table-cell table:style-name="ce40" table:formula="of:=INFO.OBBA.OBBA.OBRUN(&quot;mcSwptn price &quot;&amp;ROW();[.H15];&quot;getValue&quot;;[$LIBORMarketModel.$H$26])" office:value-type="string" office:string-value="mcSwptn price 15 &#10;[34001]">
            <text:p>mcSwptn price 15 <text:line-break/>[34001]</text:p>
          </table:table-cell>
          <table:table-cell table:style-name="ce41" table:formula="of:=INFO.OBBA.OBBA.OBGET(INFO.OBBA.OBBA.OBSYNC([.I15];[.$I$11:.$I$49]))" office:value-type="percentage" office:value="0.0288802127102259">
            <text:p>2,888%</text:p>
          </table:table-cell>
          <table:table-cell table:style-name="ce38" table:formula="of:=INFO.OBBA.OBBA.OBGET(INFO.OBBA.OBBA.OBCALL(&quot;&quot;;&quot;net.finmath.marketdata.products.Swap&quot;;&quot;getForwardSwapRate&quot;;[.G15];[.G15];[$LIBORMarketModel.B$20]))" office:value-type="percentage" office:value="0.02">
            <text:p>2,0%</text:p>
          </table:table-cell>
          <table:table-cell table:style-name="ce38" table:formula="of:=INFO.OBBA.OBBA.OBGET(INFO.OBBA.OBBA.OBCALL(&quot;&quot;;&quot;net.finmath.marketdata.products.SwapAnnuity&quot;;&quot;getSwapAnnuity&quot;;[.G15];[$LIBORMarketModel.B$20]))" office:value-type="percentage" office:value="8.58486223064826">
            <text:p>858,5%</text:p>
          </table:table-cell>
          <table:table-cell table:style-name="ce46" table:formula="of:=INFO.OBBA.OBBA.OBGET(INFO.OBBA.OBBA.OBCALL(&quot;swaptionValue&quot;;obLibs&amp;&quot;net.finmath.functions.AnalyticFormulas&quot;;&quot;blackScholesOptionImpliedVolatility&quot;;INFO.OBBA.OBBA.OBMAKE(&quot;&quot;;&quot;double&quot;;[.K15]);INFO.OBBA.OBBA.OBMAKE(&quot;&quot;;&quot;double&quot;;[.B15]);INFO.OBBA.OBBA.OBMAKE(&quot;&quot;;&quot;double&quot;;[.E15]);INFO.OBBA.OBBA.OBMAKE(&quot;&quot;;&quot;double&quot;;[.L15]);INFO.OBBA.OBBA.OBMAKE(&quot;&quot;;&quot;double&quot;;[.J15])))" office:value-type="percentage" office:value="0.268665931765448">
            <text:p>26,87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5]);INFO.OBBA.OBBA.OBMAKE(&quot;&quot;;&quot;double&quot;;[.C15]-[.B15])))" office:value-type="float" office:value="0">
            <text:p>#WERT!</text:p>
          </table:table-cell>
          <table:table-cell table:style-name="ce21" table:formula="of:=IF(ISNUMBER([.O15]);[.M15]-[.O15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15]+0.5" office:value-type="float" office:value="3">
            <text:p>3</text:p>
          </table:table-cell>
          <table:table-cell table:style-name="ce21" table:formula="of:=[.B16]+[.$C$8]" office:value-type="float" office:value="13">
            <text:p>13</text:p>
          </table:table-cell>
          <table:table-cell table:style-name="ce21" office:value-type="float" office:value="0.5">
            <text:p>0,5</text:p>
          </table:table-cell>
          <table:table-cell table:style-name="ce38" table:formula="of:=[.K16]+[.$C$7]" office:value-type="percentage" office:value="0.02">
            <text:p>2,0%</text:p>
          </table:table-cell>
          <table:table-cell table:style-name="ce38"/>
          <table:table-cell table:style-name="ce39" table:formula="of:=INFO.OBBA.OBBA.OBMAKE(&quot;swap tenor &quot;&amp;ROW();obLibs&amp;&quot;net.finmath.time.TimeDiscretization&quot;;INFO.OBBA.OBBA.OBMAKE(&quot;&quot;;&quot;double&quot;;[.B16]);INFO.OBBA.OBBA.OBMAKE(&quot;&quot;;&quot;double&quot;;[.C16]);INFO.OBBA.OBBA.OBMAKE(&quot;&quot;;&quot;double&quot;;[.D16]);[.$B$6])" office:value-type="string" office:string-value="swap tenor 16 &#10;[8281]">
            <text:p>swap tenor 16 <text:line-break/>[8281]</text:p>
          </table:table-cell>
          <table:table-cell table:style-name="ce39" table:formula="of:=INFO.OBBA.OBBA.OBMAKE(&quot;mcSwaption&quot;&amp;ROW();&quot;net.finmath.montecarlo.interestrate.products.Swaption&quot;;INFO.OBBA.OBBA.OBMAKE(&quot;&quot;;&quot;double&quot;;[.B16]);[.G16];INFO.OBBA.OBBA.OBMAKE(&quot;&quot;;&quot;double&quot;;[.E16]))" office:value-type="string" office:string-value="mcSwaption16 &#10;[8284]">
            <text:p>mcSwaption16 <text:line-break/>[8284]</text:p>
          </table:table-cell>
          <table:table-cell table:style-name="ce40" table:formula="of:=INFO.OBBA.OBBA.OBRUN(&quot;mcSwptn price &quot;&amp;ROW();[.H16];&quot;getValue&quot;;[$LIBORMarketModel.$H$26])" office:value-type="string" office:string-value="mcSwptn price 16 &#10;[34002]">
            <text:p>mcSwptn price 16 <text:line-break/>[34002]</text:p>
          </table:table-cell>
          <table:table-cell table:style-name="ce41" table:formula="of:=INFO.OBBA.OBBA.OBGET(INFO.OBBA.OBBA.OBSYNC([.I16];[.$I$11:.$I$49]))" office:value-type="percentage" office:value="0.0304881259086526">
            <text:p>3,049%</text:p>
          </table:table-cell>
          <table:table-cell table:style-name="ce38" table:formula="of:=INFO.OBBA.OBBA.OBGET(INFO.OBBA.OBBA.OBCALL(&quot;&quot;;&quot;net.finmath.marketdata.products.Swap&quot;;&quot;getForwardSwapRate&quot;;[.G16];[.G16];[$LIBORMarketModel.B$20]))" office:value-type="percentage" office:value="0.02">
            <text:p>2,0%</text:p>
          </table:table-cell>
          <table:table-cell table:style-name="ce38" table:formula="of:=INFO.OBBA.OBBA.OBGET(INFO.OBBA.OBBA.OBCALL(&quot;&quot;;&quot;net.finmath.marketdata.products.SwapAnnuity&quot;;&quot;getSwapAnnuity&quot;;[.G16];[$LIBORMarketModel.B$20]))" office:value-type="percentage" office:value="8.49986359470124">
            <text:p>850,0%</text:p>
          </table:table-cell>
          <table:table-cell table:style-name="ce46" table:formula="of:=INFO.OBBA.OBBA.OBGET(INFO.OBBA.OBBA.OBCALL(&quot;swaptionValue&quot;;obLibs&amp;&quot;net.finmath.functions.AnalyticFormulas&quot;;&quot;blackScholesOptionImpliedVolatility&quot;;INFO.OBBA.OBBA.OBMAKE(&quot;&quot;;&quot;double&quot;;[.K16]);INFO.OBBA.OBBA.OBMAKE(&quot;&quot;;&quot;double&quot;;[.B16]);INFO.OBBA.OBBA.OBMAKE(&quot;&quot;;&quot;double&quot;;[.E16]);INFO.OBBA.OBBA.OBMAKE(&quot;&quot;;&quot;double&quot;;[.L16]);INFO.OBBA.OBBA.OBMAKE(&quot;&quot;;&quot;double&quot;;[.J16])))" office:value-type="percentage" office:value="0.261773317925405">
            <text:p>26,18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6]);INFO.OBBA.OBBA.OBMAKE(&quot;&quot;;&quot;double&quot;;[.C16]-[.B16])))" office:value-type="float" office:value="0.30294">
            <text:p>0,3</text:p>
          </table:table-cell>
          <table:table-cell table:style-name="ce21" table:formula="of:=IF(ISNUMBER([.O16]);[.M16]-[.O16];&quot;&quot;)" office:value-type="percentage" office:value="-0.0411666820745946">
            <text:p>-4,12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16]+0.5" office:value-type="float" office:value="3.5">
            <text:p>3,5</text:p>
          </table:table-cell>
          <table:table-cell table:style-name="ce21" table:formula="of:=[.B17]+[.$C$8]" office:value-type="float" office:value="13.5">
            <text:p>13,5</text:p>
          </table:table-cell>
          <table:table-cell table:style-name="ce21" office:value-type="float" office:value="0.5">
            <text:p>0,5</text:p>
          </table:table-cell>
          <table:table-cell table:style-name="ce38" table:formula="of:=[.K17]+[.$C$7]" office:value-type="percentage" office:value="0.02">
            <text:p>2,0%</text:p>
          </table:table-cell>
          <table:table-cell table:style-name="ce38"/>
          <table:table-cell table:style-name="ce39" table:formula="of:=INFO.OBBA.OBBA.OBMAKE(&quot;swap tenor &quot;&amp;ROW();obLibs&amp;&quot;net.finmath.time.TimeDiscretization&quot;;INFO.OBBA.OBBA.OBMAKE(&quot;&quot;;&quot;double&quot;;[.B17]);INFO.OBBA.OBBA.OBMAKE(&quot;&quot;;&quot;double&quot;;[.C17]);INFO.OBBA.OBBA.OBMAKE(&quot;&quot;;&quot;double&quot;;[.D17]);[.$B$6])" office:value-type="string" office:string-value="swap tenor 17 &#10;[8290]">
            <text:p>swap tenor 17 <text:line-break/>[8290]</text:p>
          </table:table-cell>
          <table:table-cell table:style-name="ce39" table:formula="of:=INFO.OBBA.OBBA.OBMAKE(&quot;mcSwaption&quot;&amp;ROW();&quot;net.finmath.montecarlo.interestrate.products.Swaption&quot;;INFO.OBBA.OBBA.OBMAKE(&quot;&quot;;&quot;double&quot;;[.B17]);[.G17];INFO.OBBA.OBBA.OBMAKE(&quot;&quot;;&quot;double&quot;;[.E17]))" office:value-type="string" office:string-value="mcSwaption17 &#10;[8293]">
            <text:p>mcSwaption17 <text:line-break/>[8293]</text:p>
          </table:table-cell>
          <table:table-cell table:style-name="ce40" table:formula="of:=INFO.OBBA.OBBA.OBRUN(&quot;mcSwptn price &quot;&amp;ROW();[.H17];&quot;getValue&quot;;[$LIBORMarketModel.$H$26])" office:value-type="string" office:string-value="mcSwptn price 17 &#10;[34003]">
            <text:p>mcSwptn price 17 <text:line-break/>[34003]</text:p>
          </table:table-cell>
          <table:table-cell table:style-name="ce41" table:formula="of:=INFO.OBBA.OBBA.OBGET(INFO.OBBA.OBBA.OBSYNC([.I17];[.$I$11:.$I$49]))" office:value-type="percentage" office:value="0.0314839771745337">
            <text:p>3,148%</text:p>
          </table:table-cell>
          <table:table-cell table:style-name="ce38" table:formula="of:=INFO.OBBA.OBBA.OBGET(INFO.OBBA.OBBA.OBCALL(&quot;&quot;;&quot;net.finmath.marketdata.products.Swap&quot;;&quot;getForwardSwapRate&quot;;[.G17];[.G17];[$LIBORMarketModel.B$20]))" office:value-type="percentage" office:value="0.02">
            <text:p>2,0%</text:p>
          </table:table-cell>
          <table:table-cell table:style-name="ce38" table:formula="of:=INFO.OBBA.OBBA.OBGET(INFO.OBBA.OBBA.OBCALL(&quot;&quot;;&quot;net.finmath.marketdata.products.SwapAnnuity&quot;;&quot;getSwapAnnuity&quot;;[.G17];[$LIBORMarketModel.B$20]))" office:value-type="percentage" office:value="8.41570652940717">
            <text:p>841,6%</text:p>
          </table:table-cell>
          <table:table-cell table:style-name="ce46" table:formula="of:=INFO.OBBA.OBBA.OBGET(INFO.OBBA.OBBA.OBCALL(&quot;swaptionValue&quot;;obLibs&amp;&quot;net.finmath.functions.AnalyticFormulas&quot;;&quot;blackScholesOptionImpliedVolatility&quot;;INFO.OBBA.OBBA.OBMAKE(&quot;&quot;;&quot;double&quot;;[.K17]);INFO.OBBA.OBBA.OBMAKE(&quot;&quot;;&quot;double&quot;;[.B17]);INFO.OBBA.OBBA.OBMAKE(&quot;&quot;;&quot;double&quot;;[.E17]);INFO.OBBA.OBBA.OBMAKE(&quot;&quot;;&quot;double&quot;;[.L17]);INFO.OBBA.OBBA.OBMAKE(&quot;&quot;;&quot;double&quot;;[.J17])))" office:value-type="percentage" office:value="0.252966334075518">
            <text:p>25,30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7]);INFO.OBBA.OBBA.OBMAKE(&quot;&quot;;&quot;double&quot;;[.C17]-[.B17])))" office:value-type="float" office:value="0">
            <text:p>#WERT!</text:p>
          </table:table-cell>
          <table:table-cell table:style-name="ce21" table:formula="of:=IF(ISNUMBER([.O17]);[.M17]-[.O17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17]+0.5" office:value-type="float" office:value="4">
            <text:p>4</text:p>
          </table:table-cell>
          <table:table-cell table:style-name="ce21" table:formula="of:=[.B18]+[.$C$8]" office:value-type="float" office:value="14">
            <text:p>14</text:p>
          </table:table-cell>
          <table:table-cell table:style-name="ce21" office:value-type="float" office:value="0.5">
            <text:p>0,5</text:p>
          </table:table-cell>
          <table:table-cell table:style-name="ce38" table:formula="of:=[.K18]+[.$C$7]" office:value-type="percentage" office:value="0.02">
            <text:p>2,0%</text:p>
          </table:table-cell>
          <table:table-cell table:style-name="ce38"/>
          <table:table-cell table:style-name="ce39" table:formula="of:=INFO.OBBA.OBBA.OBMAKE(&quot;swap tenor &quot;&amp;ROW();obLibs&amp;&quot;net.finmath.time.TimeDiscretization&quot;;INFO.OBBA.OBBA.OBMAKE(&quot;&quot;;&quot;double&quot;;[.B18]);INFO.OBBA.OBBA.OBMAKE(&quot;&quot;;&quot;double&quot;;[.C18]);INFO.OBBA.OBBA.OBMAKE(&quot;&quot;;&quot;double&quot;;[.D18]);[.$B$6])" office:value-type="string" office:string-value="swap tenor 18 &#10;[8299]">
            <text:p>swap tenor 18 <text:line-break/>[8299]</text:p>
          </table:table-cell>
          <table:table-cell table:style-name="ce39" table:formula="of:=INFO.OBBA.OBBA.OBMAKE(&quot;mcSwaption&quot;&amp;ROW();&quot;net.finmath.montecarlo.interestrate.products.Swaption&quot;;INFO.OBBA.OBBA.OBMAKE(&quot;&quot;;&quot;double&quot;;[.B18]);[.G18];INFO.OBBA.OBBA.OBMAKE(&quot;&quot;;&quot;double&quot;;[.E18]))" office:value-type="string" office:string-value="mcSwaption18 &#10;[8302]">
            <text:p>mcSwaption18 <text:line-break/>[8302]</text:p>
          </table:table-cell>
          <table:table-cell table:style-name="ce40" table:formula="of:=INFO.OBBA.OBBA.OBRUN(&quot;mcSwptn price &quot;&amp;ROW();[.H18];&quot;getValue&quot;;[$LIBORMarketModel.$H$26])" office:value-type="string" office:string-value="mcSwptn price 18 &#10;[34004]">
            <text:p>mcSwptn price 18 <text:line-break/>[34004]</text:p>
          </table:table-cell>
          <table:table-cell table:style-name="ce41" table:formula="of:=INFO.OBBA.OBBA.OBGET(INFO.OBBA.OBBA.OBSYNC([.I18];[.$I$11:.$I$49]))" office:value-type="percentage" office:value="0.0322441870722046">
            <text:p>3,224%</text:p>
          </table:table-cell>
          <table:table-cell table:style-name="ce38" table:formula="of:=INFO.OBBA.OBBA.OBGET(INFO.OBBA.OBBA.OBCALL(&quot;&quot;;&quot;net.finmath.marketdata.products.Swap&quot;;&quot;getForwardSwapRate&quot;;[.G18];[.G18];[$LIBORMarketModel.B$20]))" office:value-type="percentage" office:value="0.02">
            <text:p>2,0%</text:p>
          </table:table-cell>
          <table:table-cell table:style-name="ce38" table:formula="of:=INFO.OBBA.OBBA.OBGET(INFO.OBBA.OBBA.OBCALL(&quot;&quot;;&quot;net.finmath.marketdata.products.SwapAnnuity&quot;;&quot;getSwapAnnuity&quot;;[.G18];[$LIBORMarketModel.B$20]))" office:value-type="percentage" office:value="8.33238270238334">
            <text:p>833,2%</text:p>
          </table:table-cell>
          <table:table-cell table:style-name="ce46" table:formula="of:=INFO.OBBA.OBBA.OBGET(INFO.OBBA.OBBA.OBCALL(&quot;swaptionValue&quot;;obLibs&amp;&quot;net.finmath.functions.AnalyticFormulas&quot;;&quot;blackScholesOptionImpliedVolatility&quot;;INFO.OBBA.OBBA.OBMAKE(&quot;&quot;;&quot;double&quot;;[.K18]);INFO.OBBA.OBBA.OBMAKE(&quot;&quot;;&quot;double&quot;;[.B18]);INFO.OBBA.OBBA.OBMAKE(&quot;&quot;;&quot;double&quot;;[.E18]);INFO.OBBA.OBBA.OBMAKE(&quot;&quot;;&quot;double&quot;;[.L18]);INFO.OBBA.OBBA.OBMAKE(&quot;&quot;;&quot;double&quot;;[.J18])))" office:value-type="percentage" office:value="0.244927193640121">
            <text:p>24,49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8]);INFO.OBBA.OBBA.OBMAKE(&quot;&quot;;&quot;double&quot;;[.C18]-[.B18])))" office:value-type="float" office:value="0.28215">
            <text:p>0,28</text:p>
          </table:table-cell>
          <table:table-cell table:style-name="ce21" table:formula="of:=IF(ISNUMBER([.O18]);[.M18]-[.O18];&quot;&quot;)" office:value-type="percentage" office:value="-0.037222806359879">
            <text:p>-3,72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18]+0.5" office:value-type="float" office:value="4.5">
            <text:p>4,5</text:p>
          </table:table-cell>
          <table:table-cell table:style-name="ce21" table:formula="of:=[.B19]+[.$C$8]" office:value-type="float" office:value="14.5">
            <text:p>14,5</text:p>
          </table:table-cell>
          <table:table-cell table:style-name="ce21" office:value-type="float" office:value="0.5">
            <text:p>0,5</text:p>
          </table:table-cell>
          <table:table-cell table:style-name="ce38" table:formula="of:=[.K19]+[.$C$7]" office:value-type="percentage" office:value="0.02">
            <text:p>2,0%</text:p>
          </table:table-cell>
          <table:table-cell table:style-name="ce38"/>
          <table:table-cell table:style-name="ce39" table:formula="of:=INFO.OBBA.OBBA.OBMAKE(&quot;swap tenor &quot;&amp;ROW();obLibs&amp;&quot;net.finmath.time.TimeDiscretization&quot;;INFO.OBBA.OBBA.OBMAKE(&quot;&quot;;&quot;double&quot;;[.B19]);INFO.OBBA.OBBA.OBMAKE(&quot;&quot;;&quot;double&quot;;[.C19]);INFO.OBBA.OBBA.OBMAKE(&quot;&quot;;&quot;double&quot;;[.D19]);[.$B$6])" office:value-type="string" office:string-value="swap tenor 19 &#10;[8308]">
            <text:p>swap tenor 19 <text:line-break/>[8308]</text:p>
          </table:table-cell>
          <table:table-cell table:style-name="ce39" table:formula="of:=INFO.OBBA.OBBA.OBMAKE(&quot;mcSwaption&quot;&amp;ROW();&quot;net.finmath.montecarlo.interestrate.products.Swaption&quot;;INFO.OBBA.OBBA.OBMAKE(&quot;&quot;;&quot;double&quot;;[.B19]);[.G19];INFO.OBBA.OBBA.OBMAKE(&quot;&quot;;&quot;double&quot;;[.E19]))" office:value-type="string" office:string-value="mcSwaption19 &#10;[8311]">
            <text:p>mcSwaption19 <text:line-break/>[8311]</text:p>
          </table:table-cell>
          <table:table-cell table:style-name="ce40" table:formula="of:=INFO.OBBA.OBBA.OBRUN(&quot;mcSwptn price &quot;&amp;ROW();[.H19];&quot;getValue&quot;;[$LIBORMarketModel.$H$26])" office:value-type="string" office:string-value="mcSwptn price 19 &#10;[34005]">
            <text:p>mcSwptn price 19 <text:line-break/>[34005]</text:p>
          </table:table-cell>
          <table:table-cell table:style-name="ce41" table:formula="of:=INFO.OBBA.OBBA.OBGET(INFO.OBBA.OBBA.OBSYNC([.I19];[.$I$11:.$I$49]))" office:value-type="percentage" office:value="0.0342001340917721">
            <text:p>3,420%</text:p>
          </table:table-cell>
          <table:table-cell table:style-name="ce38" table:formula="of:=INFO.OBBA.OBBA.OBGET(INFO.OBBA.OBBA.OBCALL(&quot;&quot;;&quot;net.finmath.marketdata.products.Swap&quot;;&quot;getForwardSwapRate&quot;;[.G19];[.G19];[$LIBORMarketModel.B$20]))" office:value-type="percentage" office:value="0.02">
            <text:p>2,0%</text:p>
          </table:table-cell>
          <table:table-cell table:style-name="ce38" table:formula="of:=INFO.OBBA.OBBA.OBGET(INFO.OBBA.OBBA.OBCALL(&quot;&quot;;&quot;net.finmath.marketdata.products.SwapAnnuity&quot;;&quot;getSwapAnnuity&quot;;[.G19];[$LIBORMarketModel.B$20]))" office:value-type="percentage" office:value="8.24988386374588">
            <text:p>825,0%</text:p>
          </table:table-cell>
          <table:table-cell table:style-name="ce46" table:formula="of:=INFO.OBBA.OBBA.OBGET(INFO.OBBA.OBBA.OBCALL(&quot;swaptionValue&quot;;obLibs&amp;&quot;net.finmath.functions.AnalyticFormulas&quot;;&quot;blackScholesOptionImpliedVolatility&quot;;INFO.OBBA.OBBA.OBMAKE(&quot;&quot;;&quot;double&quot;;[.K19]);INFO.OBBA.OBBA.OBMAKE(&quot;&quot;;&quot;double&quot;;[.B19]);INFO.OBBA.OBBA.OBMAKE(&quot;&quot;;&quot;double&quot;;[.E19]);INFO.OBBA.OBBA.OBMAKE(&quot;&quot;;&quot;double&quot;;[.L19]);INFO.OBBA.OBBA.OBMAKE(&quot;&quot;;&quot;double&quot;;[.J19])))" office:value-type="percentage" office:value="0.247747212785788">
            <text:p>24,77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9]);INFO.OBBA.OBBA.OBMAKE(&quot;&quot;;&quot;double&quot;;[.C19]-[.B19])))" office:value-type="float" office:value="0">
            <text:p>#WERT!</text:p>
          </table:table-cell>
          <table:table-cell table:style-name="ce21" table:formula="of:=IF(ISNUMBER([.O19]);[.M19]-[.O19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19]+0.5" office:value-type="float" office:value="5">
            <text:p>5</text:p>
          </table:table-cell>
          <table:table-cell table:style-name="ce21" table:formula="of:=[.B20]+[.$C$8]" office:value-type="float" office:value="15">
            <text:p>15</text:p>
          </table:table-cell>
          <table:table-cell table:style-name="ce21" office:value-type="float" office:value="0.5">
            <text:p>0,5</text:p>
          </table:table-cell>
          <table:table-cell table:style-name="ce38" table:formula="of:=[.K20]+[.$C$7]" office:value-type="percentage" office:value="0.02">
            <text:p>2,0%</text:p>
          </table:table-cell>
          <table:table-cell table:style-name="ce38"/>
          <table:table-cell table:style-name="ce39" table:formula="of:=INFO.OBBA.OBBA.OBMAKE(&quot;swap tenor &quot;&amp;ROW();obLibs&amp;&quot;net.finmath.time.TimeDiscretization&quot;;INFO.OBBA.OBBA.OBMAKE(&quot;&quot;;&quot;double&quot;;[.B20]);INFO.OBBA.OBBA.OBMAKE(&quot;&quot;;&quot;double&quot;;[.C20]);INFO.OBBA.OBBA.OBMAKE(&quot;&quot;;&quot;double&quot;;[.D20]);[.$B$6])" office:value-type="string" office:string-value="swap tenor 20 &#10;[8317]">
            <text:p>swap tenor 20 <text:line-break/>[8317]</text:p>
          </table:table-cell>
          <table:table-cell table:style-name="ce39" table:formula="of:=INFO.OBBA.OBBA.OBMAKE(&quot;mcSwaption&quot;&amp;ROW();&quot;net.finmath.montecarlo.interestrate.products.Swaption&quot;;INFO.OBBA.OBBA.OBMAKE(&quot;&quot;;&quot;double&quot;;[.B20]);[.G20];INFO.OBBA.OBBA.OBMAKE(&quot;&quot;;&quot;double&quot;;[.E20]))" office:value-type="string" office:string-value="mcSwaption20 &#10;[8320]">
            <text:p>mcSwaption20 <text:line-break/>[8320]</text:p>
          </table:table-cell>
          <table:table-cell table:style-name="ce40" table:formula="of:=INFO.OBBA.OBBA.OBRUN(&quot;mcSwptn price &quot;&amp;ROW();[.H20];&quot;getValue&quot;;[$LIBORMarketModel.$H$26])" office:value-type="string" office:string-value="mcSwptn price 20 &#10;[34006]">
            <text:p>mcSwptn price 20 <text:line-break/>[34006]</text:p>
          </table:table-cell>
          <table:table-cell table:style-name="ce41" table:formula="of:=INFO.OBBA.OBBA.OBGET(INFO.OBBA.OBBA.OBSYNC([.I20];[.$I$11:.$I$49]))" office:value-type="percentage" office:value="0.0348352587047124">
            <text:p>3,484%</text:p>
          </table:table-cell>
          <table:table-cell table:style-name="ce38" table:formula="of:=INFO.OBBA.OBBA.OBGET(INFO.OBBA.OBBA.OBCALL(&quot;&quot;;&quot;net.finmath.marketdata.products.Swap&quot;;&quot;getForwardSwapRate&quot;;[.G20];[.G20];[$LIBORMarketModel.B$20]))" office:value-type="percentage" office:value="0.02">
            <text:p>2,0%</text:p>
          </table:table-cell>
          <table:table-cell table:style-name="ce38" table:formula="of:=INFO.OBBA.OBBA.OBGET(INFO.OBBA.OBBA.OBCALL(&quot;&quot;;&quot;net.finmath.marketdata.products.SwapAnnuity&quot;;&quot;getSwapAnnuity&quot;;[.G20];[$LIBORMarketModel.B$20]))" office:value-type="percentage" office:value="8.16820184529295">
            <text:p>816,8%</text:p>
          </table:table-cell>
          <table:table-cell table:style-name="ce46" table:formula="of:=INFO.OBBA.OBBA.OBGET(INFO.OBBA.OBBA.OBCALL(&quot;swaptionValue&quot;;obLibs&amp;&quot;net.finmath.functions.AnalyticFormulas&quot;;&quot;blackScholesOptionImpliedVolatility&quot;;INFO.OBBA.OBBA.OBMAKE(&quot;&quot;;&quot;double&quot;;[.K20]);INFO.OBBA.OBBA.OBMAKE(&quot;&quot;;&quot;double&quot;;[.B20]);INFO.OBBA.OBBA.OBMAKE(&quot;&quot;;&quot;double&quot;;[.E20]);INFO.OBBA.OBBA.OBMAKE(&quot;&quot;;&quot;double&quot;;[.L20]);INFO.OBBA.OBBA.OBMAKE(&quot;&quot;;&quot;double&quot;;[.J20])))" office:value-type="percentage" office:value="0.241957236924522">
            <text:p>24,20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0]);INFO.OBBA.OBBA.OBMAKE(&quot;&quot;;&quot;double&quot;;[.C20]-[.B20])))" office:value-type="float" office:value="0.26631">
            <text:p>0,27</text:p>
          </table:table-cell>
          <table:table-cell table:style-name="ce21" table:formula="of:=IF(ISNUMBER([.O20]);[.M20]-[.O20];&quot;&quot;)" office:value-type="percentage" office:value="-0.0243527630754776">
            <text:p>-2,44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20]+0.5" office:value-type="float" office:value="5.5">
            <text:p>5,5</text:p>
          </table:table-cell>
          <table:table-cell table:style-name="ce21" table:formula="of:=[.B21]+[.$C$8]" office:value-type="float" office:value="15.5">
            <text:p>15,5</text:p>
          </table:table-cell>
          <table:table-cell table:style-name="ce21" office:value-type="float" office:value="0.5">
            <text:p>0,5</text:p>
          </table:table-cell>
          <table:table-cell table:style-name="ce38" table:formula="of:=[.K21]+[.$C$7]" office:value-type="percentage" office:value="0.02">
            <text:p>2,0%</text:p>
          </table:table-cell>
          <table:table-cell table:style-name="ce38"/>
          <table:table-cell table:style-name="ce39" table:formula="of:=INFO.OBBA.OBBA.OBMAKE(&quot;swap tenor &quot;&amp;ROW();obLibs&amp;&quot;net.finmath.time.TimeDiscretization&quot;;INFO.OBBA.OBBA.OBMAKE(&quot;&quot;;&quot;double&quot;;[.B21]);INFO.OBBA.OBBA.OBMAKE(&quot;&quot;;&quot;double&quot;;[.C21]);INFO.OBBA.OBBA.OBMAKE(&quot;&quot;;&quot;double&quot;;[.D21]);[.$B$6])" office:value-type="string" office:string-value="swap tenor 21 &#10;[8326]">
            <text:p>swap tenor 21 <text:line-break/>[8326]</text:p>
          </table:table-cell>
          <table:table-cell table:style-name="ce39" table:formula="of:=INFO.OBBA.OBBA.OBMAKE(&quot;mcSwaption&quot;&amp;ROW();&quot;net.finmath.montecarlo.interestrate.products.Swaption&quot;;INFO.OBBA.OBBA.OBMAKE(&quot;&quot;;&quot;double&quot;;[.B21]);[.G21];INFO.OBBA.OBBA.OBMAKE(&quot;&quot;;&quot;double&quot;;[.E21]))" office:value-type="string" office:string-value="mcSwaption21 &#10;[8329]">
            <text:p>mcSwaption21 <text:line-break/>[8329]</text:p>
          </table:table-cell>
          <table:table-cell table:style-name="ce40" table:formula="of:=INFO.OBBA.OBBA.OBRUN(&quot;mcSwptn price &quot;&amp;ROW();[.H21];&quot;getValue&quot;;[$LIBORMarketModel.$H$26])" office:value-type="string" office:string-value="mcSwptn price 21 &#10;[34007]">
            <text:p>mcSwptn price 21 <text:line-break/>[34007]</text:p>
          </table:table-cell>
          <table:table-cell table:style-name="ce41" table:formula="of:=INFO.OBBA.OBBA.OBGET(INFO.OBBA.OBBA.OBSYNC([.I21];[.$I$11:.$I$49]))" office:value-type="percentage" office:value="0.0354339933887819">
            <text:p>3,543%</text:p>
          </table:table-cell>
          <table:table-cell table:style-name="ce38" table:formula="of:=INFO.OBBA.OBBA.OBGET(INFO.OBBA.OBBA.OBCALL(&quot;&quot;;&quot;net.finmath.marketdata.products.Swap&quot;;&quot;getForwardSwapRate&quot;;[.G21];[.G21];[$LIBORMarketModel.B$20]))" office:value-type="percentage" office:value="0.02">
            <text:p>2,0%</text:p>
          </table:table-cell>
          <table:table-cell table:style-name="ce38" table:formula="of:=INFO.OBBA.OBBA.OBGET(INFO.OBBA.OBBA.OBCALL(&quot;&quot;;&quot;net.finmath.marketdata.products.SwapAnnuity&quot;;&quot;getSwapAnnuity&quot;;[.G21];[$LIBORMarketModel.B$20]))" office:value-type="percentage" office:value="8.08732855969599">
            <text:p>808,7%</text:p>
          </table:table-cell>
          <table:table-cell table:style-name="ce46" table:formula="of:=INFO.OBBA.OBBA.OBGET(INFO.OBBA.OBBA.OBCALL(&quot;swaptionValue&quot;;obLibs&amp;&quot;net.finmath.functions.AnalyticFormulas&quot;;&quot;blackScholesOptionImpliedVolatility&quot;;INFO.OBBA.OBBA.OBMAKE(&quot;&quot;;&quot;double&quot;;[.K21]);INFO.OBBA.OBBA.OBMAKE(&quot;&quot;;&quot;double&quot;;[.B21]);INFO.OBBA.OBBA.OBMAKE(&quot;&quot;;&quot;double&quot;;[.E21]);INFO.OBBA.OBBA.OBMAKE(&quot;&quot;;&quot;double&quot;;[.L21]);INFO.OBBA.OBBA.OBMAKE(&quot;&quot;;&quot;double&quot;;[.J21])))" office:value-type="percentage" office:value="0.237171875240032">
            <text:p>23,72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1]);INFO.OBBA.OBBA.OBMAKE(&quot;&quot;;&quot;double&quot;;[.C21]-[.B21])))" office:value-type="float" office:value="0">
            <text:p>#WERT!</text:p>
          </table:table-cell>
          <table:table-cell table:style-name="ce21" table:formula="of:=IF(ISNUMBER([.O21]);[.M21]-[.O21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21]+0.5" office:value-type="float" office:value="6">
            <text:p>6</text:p>
          </table:table-cell>
          <table:table-cell table:style-name="ce21" table:formula="of:=[.B22]+[.$C$8]" office:value-type="float" office:value="16">
            <text:p>16</text:p>
          </table:table-cell>
          <table:table-cell table:style-name="ce21" office:value-type="float" office:value="0.5">
            <text:p>0,5</text:p>
          </table:table-cell>
          <table:table-cell table:style-name="ce38" table:formula="of:=[.K22]+[.$C$7]" office:value-type="percentage" office:value="0.02">
            <text:p>2,0%</text:p>
          </table:table-cell>
          <table:table-cell table:style-name="ce38"/>
          <table:table-cell table:style-name="ce39" table:formula="of:=INFO.OBBA.OBBA.OBMAKE(&quot;swap tenor &quot;&amp;ROW();obLibs&amp;&quot;net.finmath.time.TimeDiscretization&quot;;INFO.OBBA.OBBA.OBMAKE(&quot;&quot;;&quot;double&quot;;[.B22]);INFO.OBBA.OBBA.OBMAKE(&quot;&quot;;&quot;double&quot;;[.C22]);INFO.OBBA.OBBA.OBMAKE(&quot;&quot;;&quot;double&quot;;[.D22]);[.$B$6])" office:value-type="string" office:string-value="swap tenor 22 &#10;[8335]">
            <text:p>swap tenor 22 <text:line-break/>[8335]</text:p>
          </table:table-cell>
          <table:table-cell table:style-name="ce39" table:formula="of:=INFO.OBBA.OBBA.OBMAKE(&quot;mcSwaption&quot;&amp;ROW();&quot;net.finmath.montecarlo.interestrate.products.Swaption&quot;;INFO.OBBA.OBBA.OBMAKE(&quot;&quot;;&quot;double&quot;;[.B22]);[.G22];INFO.OBBA.OBBA.OBMAKE(&quot;&quot;;&quot;double&quot;;[.E22]))" office:value-type="string" office:string-value="mcSwaption22 &#10;[8338]">
            <text:p>mcSwaption22 <text:line-break/>[8338]</text:p>
          </table:table-cell>
          <table:table-cell table:style-name="ce40" table:formula="of:=INFO.OBBA.OBBA.OBRUN(&quot;mcSwptn price &quot;&amp;ROW();[.H22];&quot;getValue&quot;;[$LIBORMarketModel.$H$26])" office:value-type="string" office:string-value="mcSwptn price 22 &#10;[34008]">
            <text:p>mcSwptn price 22 <text:line-break/>[34008]</text:p>
          </table:table-cell>
          <table:table-cell table:style-name="ce41" table:formula="of:=INFO.OBBA.OBBA.OBGET(INFO.OBBA.OBBA.OBSYNC([.I22];[.$I$11:.$I$49]))" office:value-type="percentage" office:value="0.0365098648810346">
            <text:p>3,651%</text:p>
          </table:table-cell>
          <table:table-cell table:style-name="ce38" table:formula="of:=INFO.OBBA.OBBA.OBGET(INFO.OBBA.OBBA.OBCALL(&quot;&quot;;&quot;net.finmath.marketdata.products.Swap&quot;;&quot;getForwardSwapRate&quot;;[.G22];[.G22];[$LIBORMarketModel.B$20]))" office:value-type="percentage" office:value="0.02">
            <text:p>2,0%</text:p>
          </table:table-cell>
          <table:table-cell table:style-name="ce38" table:formula="of:=INFO.OBBA.OBBA.OBGET(INFO.OBBA.OBBA.OBCALL(&quot;&quot;;&quot;net.finmath.marketdata.products.SwapAnnuity&quot;;&quot;getSwapAnnuity&quot;;[.G22];[$LIBORMarketModel.B$20]))" office:value-type="percentage" office:value="8.007255999699">
            <text:p>800,7%</text:p>
          </table:table-cell>
          <table:table-cell table:style-name="ce46" table:formula="of:=INFO.OBBA.OBBA.OBGET(INFO.OBBA.OBBA.OBCALL(&quot;swaptionValue&quot;;obLibs&amp;&quot;net.finmath.functions.AnalyticFormulas&quot;;&quot;blackScholesOptionImpliedVolatility&quot;;INFO.OBBA.OBBA.OBMAKE(&quot;&quot;;&quot;double&quot;;[.K22]);INFO.OBBA.OBBA.OBMAKE(&quot;&quot;;&quot;double&quot;;[.B22]);INFO.OBBA.OBBA.OBMAKE(&quot;&quot;;&quot;double&quot;;[.E22]);INFO.OBBA.OBBA.OBMAKE(&quot;&quot;;&quot;double&quot;;[.L22]);INFO.OBBA.OBBA.OBMAKE(&quot;&quot;;&quot;double&quot;;[.J22])))" office:value-type="percentage" office:value="0.236566415876659">
            <text:p>23,66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2]);INFO.OBBA.OBBA.OBMAKE(&quot;&quot;;&quot;double&quot;;[.C22]-[.B22])))" office:value-type="float" office:value="0">
            <text:p>#WERT!</text:p>
          </table:table-cell>
          <table:table-cell table:style-name="ce21" table:formula="of:=IF(ISNUMBER([.O22]);[.M22]-[.O22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22]+0.5" office:value-type="float" office:value="6.5">
            <text:p>6,5</text:p>
          </table:table-cell>
          <table:table-cell table:style-name="ce21" table:formula="of:=[.B23]+[.$C$8]" office:value-type="float" office:value="16.5">
            <text:p>16,5</text:p>
          </table:table-cell>
          <table:table-cell table:style-name="ce21" office:value-type="float" office:value="0.5">
            <text:p>0,5</text:p>
          </table:table-cell>
          <table:table-cell table:style-name="ce38" table:formula="of:=[.K23]+[.$C$7]" office:value-type="percentage" office:value="0.02">
            <text:p>2,0%</text:p>
          </table:table-cell>
          <table:table-cell table:style-name="ce38"/>
          <table:table-cell table:style-name="ce39" table:formula="of:=INFO.OBBA.OBBA.OBMAKE(&quot;swap tenor &quot;&amp;ROW();obLibs&amp;&quot;net.finmath.time.TimeDiscretization&quot;;INFO.OBBA.OBBA.OBMAKE(&quot;&quot;;&quot;double&quot;;[.B23]);INFO.OBBA.OBBA.OBMAKE(&quot;&quot;;&quot;double&quot;;[.C23]);INFO.OBBA.OBBA.OBMAKE(&quot;&quot;;&quot;double&quot;;[.D23]);[.$B$6])" office:value-type="string" office:string-value="swap tenor 23 &#10;[8344]">
            <text:p>swap tenor 23 <text:line-break/>[8344]</text:p>
          </table:table-cell>
          <table:table-cell table:style-name="ce39" table:formula="of:=INFO.OBBA.OBBA.OBMAKE(&quot;mcSwaption&quot;&amp;ROW();&quot;net.finmath.montecarlo.interestrate.products.Swaption&quot;;INFO.OBBA.OBBA.OBMAKE(&quot;&quot;;&quot;double&quot;;[.B23]);[.G23];INFO.OBBA.OBBA.OBMAKE(&quot;&quot;;&quot;double&quot;;[.E23]))" office:value-type="string" office:string-value="mcSwaption23 &#10;[8347]">
            <text:p>mcSwaption23 <text:line-break/>[8347]</text:p>
          </table:table-cell>
          <table:table-cell table:style-name="ce40" table:formula="of:=INFO.OBBA.OBBA.OBRUN(&quot;mcSwptn price &quot;&amp;ROW();[.H23];&quot;getValue&quot;;[$LIBORMarketModel.$H$26])" office:value-type="string" office:string-value="mcSwptn price 23 &#10;[34009]">
            <text:p>mcSwptn price 23 <text:line-break/>[34009]</text:p>
          </table:table-cell>
          <table:table-cell table:style-name="ce41" table:formula="of:=INFO.OBBA.OBBA.OBGET(INFO.OBBA.OBBA.OBSYNC([.I23];[.$I$11:.$I$49]))" office:value-type="percentage" office:value="0.0374186234915802">
            <text:p>3,742%</text:p>
          </table:table-cell>
          <table:table-cell table:style-name="ce38" table:formula="of:=INFO.OBBA.OBBA.OBGET(INFO.OBBA.OBBA.OBCALL(&quot;&quot;;&quot;net.finmath.marketdata.products.Swap&quot;;&quot;getForwardSwapRate&quot;;[.G23];[.G23];[$LIBORMarketModel.B$20]))" office:value-type="percentage" office:value="0.02">
            <text:p>2,0%</text:p>
          </table:table-cell>
          <table:table-cell table:style-name="ce38" table:formula="of:=INFO.OBBA.OBBA.OBGET(INFO.OBBA.OBBA.OBCALL(&quot;&quot;;&quot;net.finmath.marketdata.products.SwapAnnuity&quot;;&quot;getSwapAnnuity&quot;;[.G23];[$LIBORMarketModel.B$20]))" office:value-type="percentage" office:value="7.92797623732574">
            <text:p>792,8%</text:p>
          </table:table-cell>
          <table:table-cell table:style-name="ce46" table:formula="of:=INFO.OBBA.OBBA.OBGET(INFO.OBBA.OBBA.OBCALL(&quot;swaptionValue&quot;;obLibs&amp;&quot;net.finmath.functions.AnalyticFormulas&quot;;&quot;blackScholesOptionImpliedVolatility&quot;;INFO.OBBA.OBBA.OBMAKE(&quot;&quot;;&quot;double&quot;;[.K23]);INFO.OBBA.OBBA.OBMAKE(&quot;&quot;;&quot;double&quot;;[.B23]);INFO.OBBA.OBBA.OBMAKE(&quot;&quot;;&quot;double&quot;;[.E23]);INFO.OBBA.OBBA.OBMAKE(&quot;&quot;;&quot;double&quot;;[.L23]);INFO.OBBA.OBBA.OBMAKE(&quot;&quot;;&quot;double&quot;;[.J23])))" office:value-type="percentage" office:value="0.235512322307801">
            <text:p>23,55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3]);INFO.OBBA.OBBA.OBMAKE(&quot;&quot;;&quot;double&quot;;[.C23]-[.B23])))" office:value-type="float" office:value="0">
            <text:p>#WERT!</text:p>
          </table:table-cell>
          <table:table-cell table:style-name="ce21" table:formula="of:=IF(ISNUMBER([.O23]);[.M23]-[.O23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23]+0.5" office:value-type="float" office:value="7">
            <text:p>7</text:p>
          </table:table-cell>
          <table:table-cell table:style-name="ce21" table:formula="of:=[.B24]+[.$C$8]" office:value-type="float" office:value="17">
            <text:p>17</text:p>
          </table:table-cell>
          <table:table-cell table:style-name="ce21" office:value-type="float" office:value="0.5">
            <text:p>0,5</text:p>
          </table:table-cell>
          <table:table-cell table:style-name="ce38" table:formula="of:=[.K24]+[.$C$7]" office:value-type="percentage" office:value="0.02">
            <text:p>2,0%</text:p>
          </table:table-cell>
          <table:table-cell table:style-name="ce38"/>
          <table:table-cell table:style-name="ce39" table:formula="of:=INFO.OBBA.OBBA.OBMAKE(&quot;swap tenor &quot;&amp;ROW();obLibs&amp;&quot;net.finmath.time.TimeDiscretization&quot;;INFO.OBBA.OBBA.OBMAKE(&quot;&quot;;&quot;double&quot;;[.B24]);INFO.OBBA.OBBA.OBMAKE(&quot;&quot;;&quot;double&quot;;[.C24]);INFO.OBBA.OBBA.OBMAKE(&quot;&quot;;&quot;double&quot;;[.D24]);[.$B$6])" office:value-type="string" office:string-value="swap tenor 24 &#10;[8353]">
            <text:p>swap tenor 24 <text:line-break/>[8353]</text:p>
          </table:table-cell>
          <table:table-cell table:style-name="ce39" table:formula="of:=INFO.OBBA.OBBA.OBMAKE(&quot;mcSwaption&quot;&amp;ROW();&quot;net.finmath.montecarlo.interestrate.products.Swaption&quot;;INFO.OBBA.OBBA.OBMAKE(&quot;&quot;;&quot;double&quot;;[.B24]);[.G24];INFO.OBBA.OBBA.OBMAKE(&quot;&quot;;&quot;double&quot;;[.E24]))" office:value-type="string" office:string-value="mcSwaption24 &#10;[8356]">
            <text:p>mcSwaption24 <text:line-break/>[8356]</text:p>
          </table:table-cell>
          <table:table-cell table:style-name="ce40" table:formula="of:=INFO.OBBA.OBBA.OBRUN(&quot;mcSwptn price &quot;&amp;ROW();[.H24];&quot;getValue&quot;;[$LIBORMarketModel.$H$26])" office:value-type="string" office:string-value="mcSwptn price 24 &#10;[34010]">
            <text:p>mcSwptn price 24 <text:line-break/>[34010]</text:p>
          </table:table-cell>
          <table:table-cell table:style-name="ce41" table:formula="of:=INFO.OBBA.OBBA.OBGET(INFO.OBBA.OBBA.OBSYNC([.I24];[.$I$11:.$I$49]))" office:value-type="percentage" office:value="0.0374771420246414">
            <text:p>3,748%</text:p>
          </table:table-cell>
          <table:table-cell table:style-name="ce38" table:formula="of:=INFO.OBBA.OBBA.OBGET(INFO.OBBA.OBBA.OBCALL(&quot;&quot;;&quot;net.finmath.marketdata.products.Swap&quot;;&quot;getForwardSwapRate&quot;;[.G24];[.G24];[$LIBORMarketModel.B$20]))" office:value-type="percentage" office:value="0.02">
            <text:p>2,0%</text:p>
          </table:table-cell>
          <table:table-cell table:style-name="ce38" table:formula="of:=INFO.OBBA.OBBA.OBGET(INFO.OBBA.OBBA.OBCALL(&quot;&quot;;&quot;net.finmath.marketdata.products.SwapAnnuity&quot;;&quot;getSwapAnnuity&quot;;[.G24];[$LIBORMarketModel.B$20]))" office:value-type="percentage" office:value="7.84948142309479">
            <text:p>784,9%</text:p>
          </table:table-cell>
          <table:table-cell table:style-name="ce46" table:formula="of:=INFO.OBBA.OBBA.OBGET(INFO.OBBA.OBBA.OBCALL(&quot;swaptionValue&quot;;obLibs&amp;&quot;net.finmath.functions.AnalyticFormulas&quot;;&quot;blackScholesOptionImpliedVolatility&quot;;INFO.OBBA.OBBA.OBMAKE(&quot;&quot;;&quot;double&quot;;[.K24]);INFO.OBBA.OBBA.OBMAKE(&quot;&quot;;&quot;double&quot;;[.B24]);INFO.OBBA.OBBA.OBMAKE(&quot;&quot;;&quot;double&quot;;[.E24]);INFO.OBBA.OBBA.OBMAKE(&quot;&quot;;&quot;double&quot;;[.L24]);INFO.OBBA.OBBA.OBMAKE(&quot;&quot;;&quot;double&quot;;[.J24])))" office:value-type="percentage" office:value="0.229655130847179">
            <text:p>22,97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4]);INFO.OBBA.OBBA.OBMAKE(&quot;&quot;;&quot;double&quot;;[.C24]-[.B24])))" office:value-type="float" office:value="0.24453">
            <text:p>0,24</text:p>
          </table:table-cell>
          <table:table-cell table:style-name="ce21" table:formula="of:=IF(ISNUMBER([.O24]);[.M24]-[.O24];&quot;&quot;)" office:value-type="percentage" office:value="-0.0148748691528213">
            <text:p>-1,49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24]+0.5" office:value-type="float" office:value="7.5">
            <text:p>7,5</text:p>
          </table:table-cell>
          <table:table-cell table:style-name="ce21" table:formula="of:=[.B25]+[.$C$8]" office:value-type="float" office:value="17.5">
            <text:p>17,5</text:p>
          </table:table-cell>
          <table:table-cell table:style-name="ce21" office:value-type="float" office:value="0.5">
            <text:p>0,5</text:p>
          </table:table-cell>
          <table:table-cell table:style-name="ce38" table:formula="of:=[.K25]+[.$C$7]" office:value-type="percentage" office:value="0.02">
            <text:p>2,0%</text:p>
          </table:table-cell>
          <table:table-cell table:style-name="ce38"/>
          <table:table-cell table:style-name="ce39" table:formula="of:=INFO.OBBA.OBBA.OBMAKE(&quot;swap tenor &quot;&amp;ROW();obLibs&amp;&quot;net.finmath.time.TimeDiscretization&quot;;INFO.OBBA.OBBA.OBMAKE(&quot;&quot;;&quot;double&quot;;[.B25]);INFO.OBBA.OBBA.OBMAKE(&quot;&quot;;&quot;double&quot;;[.C25]);INFO.OBBA.OBBA.OBMAKE(&quot;&quot;;&quot;double&quot;;[.D25]);[.$B$6])" office:value-type="string" office:string-value="swap tenor 25 &#10;[8362]">
            <text:p>swap tenor 25 <text:line-break/>[8362]</text:p>
          </table:table-cell>
          <table:table-cell table:style-name="ce39" table:formula="of:=INFO.OBBA.OBBA.OBMAKE(&quot;mcSwaption&quot;&amp;ROW();&quot;net.finmath.montecarlo.interestrate.products.Swaption&quot;;INFO.OBBA.OBBA.OBMAKE(&quot;&quot;;&quot;double&quot;;[.B25]);[.G25];INFO.OBBA.OBBA.OBMAKE(&quot;&quot;;&quot;double&quot;;[.E25]))" office:value-type="string" office:string-value="mcSwaption25 &#10;[8365]">
            <text:p>mcSwaption25 <text:line-break/>[8365]</text:p>
          </table:table-cell>
          <table:table-cell table:style-name="ce40" table:formula="of:=INFO.OBBA.OBBA.OBRUN(&quot;mcSwptn price &quot;&amp;ROW();[.H25];&quot;getValue&quot;;[$LIBORMarketModel.$H$26])" office:value-type="string" office:string-value="mcSwptn price 25 &#10;[34011]">
            <text:p>mcSwptn price 25 <text:line-break/>[34011]</text:p>
          </table:table-cell>
          <table:table-cell table:style-name="ce41" table:formula="of:=INFO.OBBA.OBBA.OBGET(INFO.OBBA.OBBA.OBSYNC([.I25];[.$I$11:.$I$49]))" office:value-type="percentage" office:value="0.0384528481525117">
            <text:p>3,845%</text:p>
          </table:table-cell>
          <table:table-cell table:style-name="ce38" table:formula="of:=INFO.OBBA.OBBA.OBGET(INFO.OBBA.OBBA.OBCALL(&quot;&quot;;&quot;net.finmath.marketdata.products.Swap&quot;;&quot;getForwardSwapRate&quot;;[.G25];[.G25];[$LIBORMarketModel.B$20]))" office:value-type="percentage" office:value="0.02">
            <text:p>2,0%</text:p>
          </table:table-cell>
          <table:table-cell table:style-name="ce38" table:formula="of:=INFO.OBBA.OBBA.OBGET(INFO.OBBA.OBBA.OBCALL(&quot;&quot;;&quot;net.finmath.marketdata.products.SwapAnnuity&quot;;&quot;getSwapAnnuity&quot;;[.G25];[$LIBORMarketModel.B$20]))" office:value-type="percentage" office:value="7.77176378524237">
            <text:p>777,2%</text:p>
          </table:table-cell>
          <table:table-cell table:style-name="ce46" table:formula="of:=INFO.OBBA.OBBA.OBGET(INFO.OBBA.OBBA.OBCALL(&quot;swaptionValue&quot;;obLibs&amp;&quot;net.finmath.functions.AnalyticFormulas&quot;;&quot;blackScholesOptionImpliedVolatility&quot;;INFO.OBBA.OBBA.OBMAKE(&quot;&quot;;&quot;double&quot;;[.K25]);INFO.OBBA.OBBA.OBMAKE(&quot;&quot;;&quot;double&quot;;[.B25]);INFO.OBBA.OBBA.OBMAKE(&quot;&quot;;&quot;double&quot;;[.E25]);INFO.OBBA.OBBA.OBMAKE(&quot;&quot;;&quot;double&quot;;[.L25]);INFO.OBBA.OBBA.OBMAKE(&quot;&quot;;&quot;double&quot;;[.J25])))" office:value-type="percentage" office:value="0.230187584587939">
            <text:p>23,02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5]);INFO.OBBA.OBBA.OBMAKE(&quot;&quot;;&quot;double&quot;;[.C25]-[.B25])))" office:value-type="float" office:value="0">
            <text:p>#WERT!</text:p>
          </table:table-cell>
          <table:table-cell table:style-name="ce21" table:formula="of:=IF(ISNUMBER([.O25]);[.M25]-[.O25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25]+0.5" office:value-type="float" office:value="8">
            <text:p>8</text:p>
          </table:table-cell>
          <table:table-cell table:style-name="ce21" table:formula="of:=[.B26]+[.$C$8]" office:value-type="float" office:value="18">
            <text:p>18</text:p>
          </table:table-cell>
          <table:table-cell table:style-name="ce21" office:value-type="float" office:value="0.5">
            <text:p>0,5</text:p>
          </table:table-cell>
          <table:table-cell table:style-name="ce38" table:formula="of:=[.K26]+[.$C$7]" office:value-type="percentage" office:value="0.02">
            <text:p>2,0%</text:p>
          </table:table-cell>
          <table:table-cell table:style-name="ce38"/>
          <table:table-cell table:style-name="ce39" table:formula="of:=INFO.OBBA.OBBA.OBMAKE(&quot;swap tenor &quot;&amp;ROW();obLibs&amp;&quot;net.finmath.time.TimeDiscretization&quot;;INFO.OBBA.OBBA.OBMAKE(&quot;&quot;;&quot;double&quot;;[.B26]);INFO.OBBA.OBBA.OBMAKE(&quot;&quot;;&quot;double&quot;;[.C26]);INFO.OBBA.OBBA.OBMAKE(&quot;&quot;;&quot;double&quot;;[.D26]);[.$B$6])" office:value-type="string" office:string-value="swap tenor 26 &#10;[8371]">
            <text:p>swap tenor 26 <text:line-break/>[8371]</text:p>
          </table:table-cell>
          <table:table-cell table:style-name="ce39" table:formula="of:=INFO.OBBA.OBBA.OBMAKE(&quot;mcSwaption&quot;&amp;ROW();&quot;net.finmath.montecarlo.interestrate.products.Swaption&quot;;INFO.OBBA.OBBA.OBMAKE(&quot;&quot;;&quot;double&quot;;[.B26]);[.G26];INFO.OBBA.OBBA.OBMAKE(&quot;&quot;;&quot;double&quot;;[.E26]))" office:value-type="string" office:string-value="mcSwaption26 &#10;[8374]">
            <text:p>mcSwaption26 <text:line-break/>[8374]</text:p>
          </table:table-cell>
          <table:table-cell table:style-name="ce40" table:formula="of:=INFO.OBBA.OBBA.OBRUN(&quot;mcSwptn price &quot;&amp;ROW();[.H26];&quot;getValue&quot;;[$LIBORMarketModel.$H$26])" office:value-type="string" office:string-value="mcSwptn price 26 &#10;[34012]">
            <text:p>mcSwptn price 26 <text:line-break/>[34012]</text:p>
          </table:table-cell>
          <table:table-cell table:style-name="ce41" table:formula="of:=INFO.OBBA.OBBA.OBGET(INFO.OBBA.OBBA.OBSYNC([.I26];[.$I$11:.$I$49]))" office:value-type="percentage" office:value="0.0394314033295425">
            <text:p>3,943%</text:p>
          </table:table-cell>
          <table:table-cell table:style-name="ce38" table:formula="of:=INFO.OBBA.OBBA.OBGET(INFO.OBBA.OBBA.OBCALL(&quot;&quot;;&quot;net.finmath.marketdata.products.Swap&quot;;&quot;getForwardSwapRate&quot;;[.G26];[.G26];[$LIBORMarketModel.B$20]))" office:value-type="percentage" office:value="0.02">
            <text:p>2,0%</text:p>
          </table:table-cell>
          <table:table-cell table:style-name="ce38" table:formula="of:=INFO.OBBA.OBBA.OBGET(INFO.OBBA.OBBA.OBCALL(&quot;&quot;;&quot;net.finmath.marketdata.products.SwapAnnuity&quot;;&quot;getSwapAnnuity&quot;;[.G26];[$LIBORMarketModel.B$20]))" office:value-type="percentage" office:value="7.69481562895284">
            <text:p>769,5%</text:p>
          </table:table-cell>
          <table:table-cell table:style-name="ce46" table:formula="of:=INFO.OBBA.OBBA.OBGET(INFO.OBBA.OBBA.OBCALL(&quot;swaptionValue&quot;;obLibs&amp;&quot;net.finmath.functions.AnalyticFormulas&quot;;&quot;blackScholesOptionImpliedVolatility&quot;;INFO.OBBA.OBBA.OBMAKE(&quot;&quot;;&quot;double&quot;;[.K26]);INFO.OBBA.OBBA.OBMAKE(&quot;&quot;;&quot;double&quot;;[.B26]);INFO.OBBA.OBBA.OBMAKE(&quot;&quot;;&quot;double&quot;;[.E26]);INFO.OBBA.OBBA.OBMAKE(&quot;&quot;;&quot;double&quot;;[.L26]);INFO.OBBA.OBBA.OBMAKE(&quot;&quot;;&quot;double&quot;;[.J26])))" office:value-type="percentage" office:value="0.231119651529712">
            <text:p>23,11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6]);INFO.OBBA.OBBA.OBMAKE(&quot;&quot;;&quot;double&quot;;[.C26]-[.B26])))" office:value-type="float" office:value="0">
            <text:p>#WERT!</text:p>
          </table:table-cell>
          <table:table-cell table:style-name="ce21" table:formula="of:=IF(ISNUMBER([.O26]);[.M26]-[.O26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26]+0.5" office:value-type="float" office:value="8.5">
            <text:p>8,5</text:p>
          </table:table-cell>
          <table:table-cell table:style-name="ce21" table:formula="of:=[.B27]+[.$C$8]" office:value-type="float" office:value="18.5">
            <text:p>18,5</text:p>
          </table:table-cell>
          <table:table-cell table:style-name="ce21" office:value-type="float" office:value="0.5">
            <text:p>0,5</text:p>
          </table:table-cell>
          <table:table-cell table:style-name="ce38" table:formula="of:=[.K27]+[.$C$7]" office:value-type="percentage" office:value="0.02">
            <text:p>2,0%</text:p>
          </table:table-cell>
          <table:table-cell table:style-name="ce38"/>
          <table:table-cell table:style-name="ce39" table:formula="of:=INFO.OBBA.OBBA.OBMAKE(&quot;swap tenor &quot;&amp;ROW();obLibs&amp;&quot;net.finmath.time.TimeDiscretization&quot;;INFO.OBBA.OBBA.OBMAKE(&quot;&quot;;&quot;double&quot;;[.B27]);INFO.OBBA.OBBA.OBMAKE(&quot;&quot;;&quot;double&quot;;[.C27]);INFO.OBBA.OBBA.OBMAKE(&quot;&quot;;&quot;double&quot;;[.D27]);[.$B$6])" office:value-type="string" office:string-value="swap tenor 27 &#10;[8380]">
            <text:p>swap tenor 27 <text:line-break/>[8380]</text:p>
          </table:table-cell>
          <table:table-cell table:style-name="ce39" table:formula="of:=INFO.OBBA.OBBA.OBMAKE(&quot;mcSwaption&quot;&amp;ROW();&quot;net.finmath.montecarlo.interestrate.products.Swaption&quot;;INFO.OBBA.OBBA.OBMAKE(&quot;&quot;;&quot;double&quot;;[.B27]);[.G27];INFO.OBBA.OBBA.OBMAKE(&quot;&quot;;&quot;double&quot;;[.E27]))" office:value-type="string" office:string-value="mcSwaption27 &#10;[8383]">
            <text:p>mcSwaption27 <text:line-break/>[8383]</text:p>
          </table:table-cell>
          <table:table-cell table:style-name="ce40" table:formula="of:=INFO.OBBA.OBBA.OBRUN(&quot;mcSwptn price &quot;&amp;ROW();[.H27];&quot;getValue&quot;;[$LIBORMarketModel.$H$26])" office:value-type="string" office:string-value="mcSwptn price 27 &#10;[34013]">
            <text:p>mcSwptn price 27 <text:line-break/>[34013]</text:p>
          </table:table-cell>
          <table:table-cell table:style-name="ce41" table:formula="of:=INFO.OBBA.OBBA.OBGET(INFO.OBBA.OBBA.OBSYNC([.I27];[.$I$11:.$I$49]))" office:value-type="percentage" office:value="0.0395593217437507">
            <text:p>3,956%</text:p>
          </table:table-cell>
          <table:table-cell table:style-name="ce38" table:formula="of:=INFO.OBBA.OBBA.OBGET(INFO.OBBA.OBBA.OBCALL(&quot;&quot;;&quot;net.finmath.marketdata.products.Swap&quot;;&quot;getForwardSwapRate&quot;;[.G27];[.G27];[$LIBORMarketModel.B$20]))" office:value-type="percentage" office:value="0.02">
            <text:p>2,0%</text:p>
          </table:table-cell>
          <table:table-cell table:style-name="ce38" table:formula="of:=INFO.OBBA.OBBA.OBGET(INFO.OBBA.OBBA.OBCALL(&quot;&quot;;&quot;net.finmath.marketdata.products.SwapAnnuity&quot;;&quot;getSwapAnnuity&quot;;[.G27];[$LIBORMarketModel.B$20]))" office:value-type="percentage" office:value="7.61862933559687">
            <text:p>761,9%</text:p>
          </table:table-cell>
          <table:table-cell table:style-name="ce46" table:formula="of:=INFO.OBBA.OBBA.OBGET(INFO.OBBA.OBBA.OBCALL(&quot;swaptionValue&quot;;obLibs&amp;&quot;net.finmath.functions.AnalyticFormulas&quot;;&quot;blackScholesOptionImpliedVolatility&quot;;INFO.OBBA.OBBA.OBMAKE(&quot;&quot;;&quot;double&quot;;[.K27]);INFO.OBBA.OBBA.OBMAKE(&quot;&quot;;&quot;double&quot;;[.B27]);INFO.OBBA.OBBA.OBMAKE(&quot;&quot;;&quot;double&quot;;[.E27]);INFO.OBBA.OBBA.OBMAKE(&quot;&quot;;&quot;double&quot;;[.L27]);INFO.OBBA.OBBA.OBMAKE(&quot;&quot;;&quot;double&quot;;[.J27])))" office:value-type="percentage" office:value="0.227306431804283">
            <text:p>22,73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7]);INFO.OBBA.OBBA.OBMAKE(&quot;&quot;;&quot;double&quot;;[.C27]-[.B27])))" office:value-type="float" office:value="0">
            <text:p>#WERT!</text:p>
          </table:table-cell>
          <table:table-cell table:style-name="ce21" table:formula="of:=IF(ISNUMBER([.O27]);[.M27]-[.O27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27]+0.5" office:value-type="float" office:value="9">
            <text:p>9</text:p>
          </table:table-cell>
          <table:table-cell table:style-name="ce21" table:formula="of:=[.B28]+[.$C$8]" office:value-type="float" office:value="19">
            <text:p>19</text:p>
          </table:table-cell>
          <table:table-cell table:style-name="ce21" office:value-type="float" office:value="0.5">
            <text:p>0,5</text:p>
          </table:table-cell>
          <table:table-cell table:style-name="ce38" table:formula="of:=[.K28]+[.$C$7]" office:value-type="percentage" office:value="0.02">
            <text:p>2,0%</text:p>
          </table:table-cell>
          <table:table-cell table:style-name="ce38"/>
          <table:table-cell table:style-name="ce39" table:formula="of:=INFO.OBBA.OBBA.OBMAKE(&quot;swap tenor &quot;&amp;ROW();obLibs&amp;&quot;net.finmath.time.TimeDiscretization&quot;;INFO.OBBA.OBBA.OBMAKE(&quot;&quot;;&quot;double&quot;;[.B28]);INFO.OBBA.OBBA.OBMAKE(&quot;&quot;;&quot;double&quot;;[.C28]);INFO.OBBA.OBBA.OBMAKE(&quot;&quot;;&quot;double&quot;;[.D28]);[.$B$6])" office:value-type="string" office:string-value="swap tenor 28 &#10;[8389]">
            <text:p>swap tenor 28 <text:line-break/>[8389]</text:p>
          </table:table-cell>
          <table:table-cell table:style-name="ce39" table:formula="of:=INFO.OBBA.OBBA.OBMAKE(&quot;mcSwaption&quot;&amp;ROW();&quot;net.finmath.montecarlo.interestrate.products.Swaption&quot;;INFO.OBBA.OBBA.OBMAKE(&quot;&quot;;&quot;double&quot;;[.B28]);[.G28];INFO.OBBA.OBBA.OBMAKE(&quot;&quot;;&quot;double&quot;;[.E28]))" office:value-type="string" office:string-value="mcSwaption28 &#10;[8392]">
            <text:p>mcSwaption28 <text:line-break/>[8392]</text:p>
          </table:table-cell>
          <table:table-cell table:style-name="ce40" table:formula="of:=INFO.OBBA.OBBA.OBRUN(&quot;mcSwptn price &quot;&amp;ROW();[.H28];&quot;getValue&quot;;[$LIBORMarketModel.$H$26])" office:value-type="string" office:string-value="mcSwptn price 28 &#10;[34014]">
            <text:p>mcSwptn price 28 <text:line-break/>[34014]</text:p>
          </table:table-cell>
          <table:table-cell table:style-name="ce41" table:formula="of:=INFO.OBBA.OBBA.OBGET(INFO.OBBA.OBBA.OBSYNC([.I28];[.$I$11:.$I$49]))" office:value-type="percentage" office:value="0.0410171628965201">
            <text:p>4,102%</text:p>
          </table:table-cell>
          <table:table-cell table:style-name="ce38" table:formula="of:=INFO.OBBA.OBBA.OBGET(INFO.OBBA.OBBA.OBCALL(&quot;&quot;;&quot;net.finmath.marketdata.products.Swap&quot;;&quot;getForwardSwapRate&quot;;[.G28];[.G28];[$LIBORMarketModel.B$20]))" office:value-type="percentage" office:value="0.02">
            <text:p>2,0%</text:p>
          </table:table-cell>
          <table:table-cell table:style-name="ce38" table:formula="of:=INFO.OBBA.OBBA.OBGET(INFO.OBBA.OBBA.OBCALL(&quot;&quot;;&quot;net.finmath.marketdata.products.SwapAnnuity&quot;;&quot;getSwapAnnuity&quot;;[.G28];[$LIBORMarketModel.B$20]))" office:value-type="percentage" office:value="7.5431973619771">
            <text:p>754,3%</text:p>
          </table:table-cell>
          <table:table-cell table:style-name="ce46" table:formula="of:=INFO.OBBA.OBBA.OBGET(INFO.OBBA.OBBA.OBCALL(&quot;swaptionValue&quot;;obLibs&amp;&quot;net.finmath.functions.AnalyticFormulas&quot;;&quot;blackScholesOptionImpliedVolatility&quot;;INFO.OBBA.OBBA.OBMAKE(&quot;&quot;;&quot;double&quot;;[.K28]);INFO.OBBA.OBBA.OBMAKE(&quot;&quot;;&quot;double&quot;;[.B28]);INFO.OBBA.OBBA.OBMAKE(&quot;&quot;;&quot;double&quot;;[.E28]);INFO.OBBA.OBBA.OBMAKE(&quot;&quot;;&quot;double&quot;;[.L28]);INFO.OBBA.OBBA.OBMAKE(&quot;&quot;;&quot;double&quot;;[.J28])))" office:value-type="percentage" office:value="0.231753228754218">
            <text:p>23,18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8]);INFO.OBBA.OBBA.OBMAKE(&quot;&quot;;&quot;double&quot;;[.C28]-[.B28])))" office:value-type="float" office:value="0">
            <text:p>#WERT!</text:p>
          </table:table-cell>
          <table:table-cell table:style-name="ce21" table:formula="of:=IF(ISNUMBER([.O28]);[.M28]-[.O28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28]+0.5" office:value-type="float" office:value="9.5">
            <text:p>9,5</text:p>
          </table:table-cell>
          <table:table-cell table:style-name="ce21" table:formula="of:=[.B29]+[.$C$8]" office:value-type="float" office:value="19.5">
            <text:p>19,5</text:p>
          </table:table-cell>
          <table:table-cell table:style-name="ce21" office:value-type="float" office:value="0.5">
            <text:p>0,5</text:p>
          </table:table-cell>
          <table:table-cell table:style-name="ce38" table:formula="of:=[.K29]+[.$C$7]" office:value-type="percentage" office:value="0.02">
            <text:p>2,0%</text:p>
          </table:table-cell>
          <table:table-cell table:style-name="ce38"/>
          <table:table-cell table:style-name="ce39" table:formula="of:=INFO.OBBA.OBBA.OBMAKE(&quot;swap tenor &quot;&amp;ROW();obLibs&amp;&quot;net.finmath.time.TimeDiscretization&quot;;INFO.OBBA.OBBA.OBMAKE(&quot;&quot;;&quot;double&quot;;[.B29]);INFO.OBBA.OBBA.OBMAKE(&quot;&quot;;&quot;double&quot;;[.C29]);INFO.OBBA.OBBA.OBMAKE(&quot;&quot;;&quot;double&quot;;[.D29]);[.$B$6])" office:value-type="string" office:string-value="swap tenor 29 &#10;[8398]">
            <text:p>swap tenor 29 <text:line-break/>[8398]</text:p>
          </table:table-cell>
          <table:table-cell table:style-name="ce39" table:formula="of:=INFO.OBBA.OBBA.OBMAKE(&quot;mcSwaption&quot;&amp;ROW();&quot;net.finmath.montecarlo.interestrate.products.Swaption&quot;;INFO.OBBA.OBBA.OBMAKE(&quot;&quot;;&quot;double&quot;;[.B29]);[.G29];INFO.OBBA.OBBA.OBMAKE(&quot;&quot;;&quot;double&quot;;[.E29]))" office:value-type="string" office:string-value="mcSwaption29 &#10;[8401]">
            <text:p>mcSwaption29 <text:line-break/>[8401]</text:p>
          </table:table-cell>
          <table:table-cell table:style-name="ce40" table:formula="of:=INFO.OBBA.OBBA.OBRUN(&quot;mcSwptn price &quot;&amp;ROW();[.H29];&quot;getValue&quot;;[$LIBORMarketModel.$H$26])" office:value-type="string" office:string-value="mcSwptn price 29 &#10;[34015]">
            <text:p>mcSwptn price 29 <text:line-break/>[34015]</text:p>
          </table:table-cell>
          <table:table-cell table:style-name="ce41" table:formula="of:=INFO.OBBA.OBBA.OBGET(INFO.OBBA.OBBA.OBSYNC([.I29];[.$I$11:.$I$49]))" office:value-type="percentage" office:value="0.041399610226286">
            <text:p>4,140%</text:p>
          </table:table-cell>
          <table:table-cell table:style-name="ce38" table:formula="of:=INFO.OBBA.OBBA.OBGET(INFO.OBBA.OBBA.OBCALL(&quot;&quot;;&quot;net.finmath.marketdata.products.Swap&quot;;&quot;getForwardSwapRate&quot;;[.G29];[.G29];[$LIBORMarketModel.B$20]))" office:value-type="percentage" office:value="0.02">
            <text:p>2,0%</text:p>
          </table:table-cell>
          <table:table-cell table:style-name="ce38" table:formula="of:=INFO.OBBA.OBBA.OBGET(INFO.OBBA.OBBA.OBCALL(&quot;&quot;;&quot;net.finmath.marketdata.products.SwapAnnuity&quot;;&quot;getSwapAnnuity&quot;;[.G29];[$LIBORMarketModel.B$20]))" office:value-type="percentage" office:value="7.46851223958129">
            <text:p>746,9%</text:p>
          </table:table-cell>
          <table:table-cell table:style-name="ce46" table:formula="of:=INFO.OBBA.OBBA.OBGET(INFO.OBBA.OBBA.OBCALL(&quot;swaptionValue&quot;;obLibs&amp;&quot;net.finmath.functions.AnalyticFormulas&quot;;&quot;blackScholesOptionImpliedVolatility&quot;;INFO.OBBA.OBBA.OBMAKE(&quot;&quot;;&quot;double&quot;;[.K29]);INFO.OBBA.OBBA.OBMAKE(&quot;&quot;;&quot;double&quot;;[.B29]);INFO.OBBA.OBBA.OBMAKE(&quot;&quot;;&quot;double&quot;;[.E29]);INFO.OBBA.OBBA.OBMAKE(&quot;&quot;;&quot;double&quot;;[.L29]);INFO.OBBA.OBBA.OBMAKE(&quot;&quot;;&quot;double&quot;;[.J29])))" office:value-type="percentage" office:value="0.230138426951659">
            <text:p>23,01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9]);INFO.OBBA.OBBA.OBMAKE(&quot;&quot;;&quot;double&quot;;[.C29]-[.B29])))" office:value-type="float" office:value="0">
            <text:p>#WERT!</text:p>
          </table:table-cell>
          <table:table-cell table:style-name="ce21" table:formula="of:=IF(ISNUMBER([.O29]);[.M29]-[.O29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29]+0.5" office:value-type="float" office:value="10">
            <text:p>10</text:p>
          </table:table-cell>
          <table:table-cell table:style-name="ce21" table:formula="of:=[.B30]+[.$C$8]" office:value-type="float" office:value="20">
            <text:p>20</text:p>
          </table:table-cell>
          <table:table-cell table:style-name="ce21" office:value-type="float" office:value="0.5">
            <text:p>0,5</text:p>
          </table:table-cell>
          <table:table-cell table:style-name="ce38" table:formula="of:=[.K30]+[.$C$7]" office:value-type="percentage" office:value="0.02">
            <text:p>2,0%</text:p>
          </table:table-cell>
          <table:table-cell table:style-name="ce38"/>
          <table:table-cell table:style-name="ce39" table:formula="of:=INFO.OBBA.OBBA.OBMAKE(&quot;swap tenor &quot;&amp;ROW();obLibs&amp;&quot;net.finmath.time.TimeDiscretization&quot;;INFO.OBBA.OBBA.OBMAKE(&quot;&quot;;&quot;double&quot;;[.B30]);INFO.OBBA.OBBA.OBMAKE(&quot;&quot;;&quot;double&quot;;[.C30]);INFO.OBBA.OBBA.OBMAKE(&quot;&quot;;&quot;double&quot;;[.D30]);[.$B$6])" office:value-type="string" office:string-value="swap tenor 30 &#10;[8407]">
            <text:p>swap tenor 30 <text:line-break/>[8407]</text:p>
          </table:table-cell>
          <table:table-cell table:style-name="ce39" table:formula="of:=INFO.OBBA.OBBA.OBMAKE(&quot;mcSwaption&quot;&amp;ROW();&quot;net.finmath.montecarlo.interestrate.products.Swaption&quot;;INFO.OBBA.OBBA.OBMAKE(&quot;&quot;;&quot;double&quot;;[.B30]);[.G30];INFO.OBBA.OBBA.OBMAKE(&quot;&quot;;&quot;double&quot;;[.E30]))" office:value-type="string" office:string-value="mcSwaption30 &#10;[8410]">
            <text:p>mcSwaption30 <text:line-break/>[8410]</text:p>
          </table:table-cell>
          <table:table-cell table:style-name="ce40" table:formula="of:=INFO.OBBA.OBBA.OBRUN(&quot;mcSwptn price &quot;&amp;ROW();[.H30];&quot;getValue&quot;;[$LIBORMarketModel.$H$26])" office:value-type="string" office:string-value="mcSwptn price 30 &#10;[34016]">
            <text:p>mcSwptn price 30 <text:line-break/>[34016]</text:p>
          </table:table-cell>
          <table:table-cell table:style-name="ce41" table:formula="of:=INFO.OBBA.OBBA.OBGET(INFO.OBBA.OBBA.OBSYNC([.I30];[.$I$11:.$I$49]))" office:value-type="percentage" office:value="0.0421445682735251">
            <text:p>4,214%</text:p>
          </table:table-cell>
          <table:table-cell table:style-name="ce38" table:formula="of:=INFO.OBBA.OBBA.OBGET(INFO.OBBA.OBBA.OBCALL(&quot;&quot;;&quot;net.finmath.marketdata.products.Swap&quot;;&quot;getForwardSwapRate&quot;;[.G30];[.G30];[$LIBORMarketModel.B$20]))" office:value-type="percentage" office:value="0.02">
            <text:p>2,0%</text:p>
          </table:table-cell>
          <table:table-cell table:style-name="ce38" table:formula="of:=INFO.OBBA.OBBA.OBGET(INFO.OBBA.OBBA.OBCALL(&quot;&quot;;&quot;net.finmath.marketdata.products.SwapAnnuity&quot;;&quot;getSwapAnnuity&quot;;[.G30];[$LIBORMarketModel.B$20]))" office:value-type="percentage" office:value="7.39456657384286">
            <text:p>739,5%</text:p>
          </table:table-cell>
          <table:table-cell table:style-name="ce46" table:formula="of:=INFO.OBBA.OBBA.OBGET(INFO.OBBA.OBBA.OBCALL(&quot;swaptionValue&quot;;obLibs&amp;&quot;net.finmath.functions.AnalyticFormulas&quot;;&quot;blackScholesOptionImpliedVolatility&quot;;INFO.OBBA.OBBA.OBMAKE(&quot;&quot;;&quot;double&quot;;[.K30]);INFO.OBBA.OBBA.OBMAKE(&quot;&quot;;&quot;double&quot;;[.B30]);INFO.OBBA.OBBA.OBMAKE(&quot;&quot;;&quot;double&quot;;[.E30]);INFO.OBBA.OBBA.OBMAKE(&quot;&quot;;&quot;double&quot;;[.L30]);INFO.OBBA.OBBA.OBMAKE(&quot;&quot;;&quot;double&quot;;[.J30])))" office:value-type="percentage" office:value="0.230915103124063">
            <text:p>23,09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0]);INFO.OBBA.OBBA.OBMAKE(&quot;&quot;;&quot;double&quot;;[.C30]-[.B30])))" office:value-type="float" office:value="0.23265">
            <text:p>0,23</text:p>
          </table:table-cell>
          <table:table-cell table:style-name="ce21" table:formula="of:=IF(ISNUMBER([.O30]);[.M30]-[.O30];&quot;&quot;)" office:value-type="percentage" office:value="-0.00173489687593714">
            <text:p>-0,17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30]+0.5" office:value-type="float" office:value="10.5">
            <text:p>10,5</text:p>
          </table:table-cell>
          <table:table-cell table:style-name="ce21" table:formula="of:=[.B31]+[.$C$8]" office:value-type="float" office:value="20.5">
            <text:p>20,5</text:p>
          </table:table-cell>
          <table:table-cell table:style-name="ce21" office:value-type="float" office:value="0.5">
            <text:p>0,5</text:p>
          </table:table-cell>
          <table:table-cell table:style-name="ce38" table:formula="of:=[.K31]+[.$C$7]" office:value-type="percentage" office:value="0.02">
            <text:p>2,0%</text:p>
          </table:table-cell>
          <table:table-cell table:style-name="ce38"/>
          <table:table-cell table:style-name="ce39" table:formula="of:=INFO.OBBA.OBBA.OBMAKE(&quot;swap tenor &quot;&amp;ROW();obLibs&amp;&quot;net.finmath.time.TimeDiscretization&quot;;INFO.OBBA.OBBA.OBMAKE(&quot;&quot;;&quot;double&quot;;[.B31]);INFO.OBBA.OBBA.OBMAKE(&quot;&quot;;&quot;double&quot;;[.C31]);INFO.OBBA.OBBA.OBMAKE(&quot;&quot;;&quot;double&quot;;[.D31]);[.$B$6])" office:value-type="string" office:string-value="swap tenor 31 &#10;[8416]">
            <text:p>swap tenor 31 <text:line-break/>[8416]</text:p>
          </table:table-cell>
          <table:table-cell table:style-name="ce39" table:formula="of:=INFO.OBBA.OBBA.OBMAKE(&quot;mcSwaption&quot;&amp;ROW();&quot;net.finmath.montecarlo.interestrate.products.Swaption&quot;;INFO.OBBA.OBBA.OBMAKE(&quot;&quot;;&quot;double&quot;;[.B31]);[.G31];INFO.OBBA.OBBA.OBMAKE(&quot;&quot;;&quot;double&quot;;[.E31]))" office:value-type="string" office:string-value="mcSwaption31 &#10;[8419]">
            <text:p>mcSwaption31 <text:line-break/>[8419]</text:p>
          </table:table-cell>
          <table:table-cell table:style-name="ce40" table:formula="of:=INFO.OBBA.OBBA.OBRUN(&quot;mcSwptn price &quot;&amp;ROW();[.H31];&quot;getValue&quot;;[$LIBORMarketModel.$H$26])" office:value-type="string" office:string-value="mcSwptn price 31 &#10;[34017]">
            <text:p>mcSwptn price 31 <text:line-break/>[34017]</text:p>
          </table:table-cell>
          <table:table-cell table:style-name="ce41" table:formula="of:=INFO.OBBA.OBBA.OBGET(INFO.OBBA.OBBA.OBSYNC([.I31];[.$I$11:.$I$49]))" office:value-type="percentage" office:value="0.0425266641066124">
            <text:p>4,253%</text:p>
          </table:table-cell>
          <table:table-cell table:style-name="ce38" table:formula="of:=INFO.OBBA.OBBA.OBGET(INFO.OBBA.OBBA.OBCALL(&quot;&quot;;&quot;net.finmath.marketdata.products.Swap&quot;;&quot;getForwardSwapRate&quot;;[.G31];[.G31];[$LIBORMarketModel.B$20]))" office:value-type="percentage" office:value="0.02">
            <text:p>2,0%</text:p>
          </table:table-cell>
          <table:table-cell table:style-name="ce38" table:formula="of:=INFO.OBBA.OBBA.OBGET(INFO.OBBA.OBBA.OBCALL(&quot;&quot;;&quot;net.finmath.marketdata.products.SwapAnnuity&quot;;&quot;getSwapAnnuity&quot;;[.G31];[$LIBORMarketModel.B$20]))" office:value-type="percentage" office:value="7.32135304340877">
            <text:p>732,1%</text:p>
          </table:table-cell>
          <table:table-cell table:style-name="ce46" table:formula="of:=INFO.OBBA.OBBA.OBGET(INFO.OBBA.OBBA.OBCALL(&quot;swaptionValue&quot;;obLibs&amp;&quot;net.finmath.functions.AnalyticFormulas&quot;;&quot;blackScholesOptionImpliedVolatility&quot;;INFO.OBBA.OBBA.OBMAKE(&quot;&quot;;&quot;double&quot;;[.K31]);INFO.OBBA.OBBA.OBMAKE(&quot;&quot;;&quot;double&quot;;[.B31]);INFO.OBBA.OBBA.OBMAKE(&quot;&quot;;&quot;double&quot;;[.E31]);INFO.OBBA.OBBA.OBMAKE(&quot;&quot;;&quot;double&quot;;[.L31]);INFO.OBBA.OBBA.OBMAKE(&quot;&quot;;&quot;double&quot;;[.J31])))" office:value-type="percentage" office:value="0.229870209184427">
            <text:p>22,99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1]);INFO.OBBA.OBBA.OBMAKE(&quot;&quot;;&quot;double&quot;;[.C31]-[.B31])))" office:value-type="float" office:value="0">
            <text:p>#WERT!</text:p>
          </table:table-cell>
          <table:table-cell table:style-name="ce21" table:formula="of:=IF(ISNUMBER([.O31]);[.M31]-[.O31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31]+0.5" office:value-type="float" office:value="11">
            <text:p>11</text:p>
          </table:table-cell>
          <table:table-cell table:style-name="ce21" table:formula="of:=[.B32]+[.$C$8]" office:value-type="float" office:value="21">
            <text:p>21</text:p>
          </table:table-cell>
          <table:table-cell table:style-name="ce21" office:value-type="float" office:value="0.5">
            <text:p>0,5</text:p>
          </table:table-cell>
          <table:table-cell table:style-name="ce38" table:formula="of:=[.K32]+[.$C$7]" office:value-type="percentage" office:value="0.02">
            <text:p>2,0%</text:p>
          </table:table-cell>
          <table:table-cell table:style-name="ce38"/>
          <table:table-cell table:style-name="ce39" table:formula="of:=INFO.OBBA.OBBA.OBMAKE(&quot;swap tenor &quot;&amp;ROW();obLibs&amp;&quot;net.finmath.time.TimeDiscretization&quot;;INFO.OBBA.OBBA.OBMAKE(&quot;&quot;;&quot;double&quot;;[.B32]);INFO.OBBA.OBBA.OBMAKE(&quot;&quot;;&quot;double&quot;;[.C32]);INFO.OBBA.OBBA.OBMAKE(&quot;&quot;;&quot;double&quot;;[.D32]);[.$B$6])" office:value-type="string" office:string-value="swap tenor 32 &#10;[8425]">
            <text:p>swap tenor 32 <text:line-break/>[8425]</text:p>
          </table:table-cell>
          <table:table-cell table:style-name="ce39" table:formula="of:=INFO.OBBA.OBBA.OBMAKE(&quot;mcSwaption&quot;&amp;ROW();&quot;net.finmath.montecarlo.interestrate.products.Swaption&quot;;INFO.OBBA.OBBA.OBMAKE(&quot;&quot;;&quot;double&quot;;[.B32]);[.G32];INFO.OBBA.OBBA.OBMAKE(&quot;&quot;;&quot;double&quot;;[.E32]))" office:value-type="string" office:string-value="mcSwaption32 &#10;[8428]">
            <text:p>mcSwaption32 <text:line-break/>[8428]</text:p>
          </table:table-cell>
          <table:table-cell table:style-name="ce40" table:formula="of:=INFO.OBBA.OBBA.OBRUN(&quot;mcSwptn price &quot;&amp;ROW();[.H32];&quot;getValue&quot;;[$LIBORMarketModel.$H$26])" office:value-type="string" office:string-value="mcSwptn price 32 &#10;[34018]">
            <text:p>mcSwptn price 32 <text:line-break/>[34018]</text:p>
          </table:table-cell>
          <table:table-cell table:style-name="ce41" table:formula="of:=INFO.OBBA.OBBA.OBGET(INFO.OBBA.OBBA.OBSYNC([.I32];[.$I$11:.$I$49]))" office:value-type="percentage" office:value="0.0427335451987126">
            <text:p>4,273%</text:p>
          </table:table-cell>
          <table:table-cell table:style-name="ce38" table:formula="of:=INFO.OBBA.OBBA.OBGET(INFO.OBBA.OBBA.OBCALL(&quot;&quot;;&quot;net.finmath.marketdata.products.Swap&quot;;&quot;getForwardSwapRate&quot;;[.G32];[.G32];[$LIBORMarketModel.B$20]))" office:value-type="percentage" office:value="0.02">
            <text:p>2,0%</text:p>
          </table:table-cell>
          <table:table-cell table:style-name="ce38" table:formula="of:=INFO.OBBA.OBBA.OBGET(INFO.OBBA.OBBA.OBCALL(&quot;&quot;;&quot;net.finmath.marketdata.products.SwapAnnuity&quot;;&quot;getSwapAnnuity&quot;;[.G32];[$LIBORMarketModel.B$20]))" office:value-type="percentage" office:value="7.24886439941463">
            <text:p>724,9%</text:p>
          </table:table-cell>
          <table:table-cell table:style-name="ce46" table:formula="of:=INFO.OBBA.OBBA.OBGET(INFO.OBBA.OBBA.OBCALL(&quot;swaptionValue&quot;;obLibs&amp;&quot;net.finmath.functions.AnalyticFormulas&quot;;&quot;blackScholesOptionImpliedVolatility&quot;;INFO.OBBA.OBBA.OBMAKE(&quot;&quot;;&quot;double&quot;;[.K32]);INFO.OBBA.OBBA.OBMAKE(&quot;&quot;;&quot;double&quot;;[.B32]);INFO.OBBA.OBBA.OBMAKE(&quot;&quot;;&quot;double&quot;;[.E32]);INFO.OBBA.OBBA.OBMAKE(&quot;&quot;;&quot;double&quot;;[.L32]);INFO.OBBA.OBBA.OBMAKE(&quot;&quot;;&quot;double&quot;;[.J32])))" office:value-type="percentage" office:value="0.228097520827805">
            <text:p>22,81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2]);INFO.OBBA.OBBA.OBMAKE(&quot;&quot;;&quot;double&quot;;[.C32]-[.B32])))" office:value-type="float" office:value="0">
            <text:p>#WERT!</text:p>
          </table:table-cell>
          <table:table-cell table:style-name="ce21" table:formula="of:=IF(ISNUMBER([.O32]);[.M32]-[.O32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32]+0.5" office:value-type="float" office:value="11.5">
            <text:p>11,5</text:p>
          </table:table-cell>
          <table:table-cell table:style-name="ce21" table:formula="of:=[.B33]+[.$C$8]" office:value-type="float" office:value="21.5">
            <text:p>21,5</text:p>
          </table:table-cell>
          <table:table-cell table:style-name="ce21" office:value-type="float" office:value="0.5">
            <text:p>0,5</text:p>
          </table:table-cell>
          <table:table-cell table:style-name="ce38" table:formula="of:=[.K33]+[.$C$7]" office:value-type="percentage" office:value="0.02">
            <text:p>2,0%</text:p>
          </table:table-cell>
          <table:table-cell table:style-name="ce38"/>
          <table:table-cell table:style-name="ce39" table:formula="of:=INFO.OBBA.OBBA.OBMAKE(&quot;swap tenor &quot;&amp;ROW();obLibs&amp;&quot;net.finmath.time.TimeDiscretization&quot;;INFO.OBBA.OBBA.OBMAKE(&quot;&quot;;&quot;double&quot;;[.B33]);INFO.OBBA.OBBA.OBMAKE(&quot;&quot;;&quot;double&quot;;[.C33]);INFO.OBBA.OBBA.OBMAKE(&quot;&quot;;&quot;double&quot;;[.D33]);[.$B$6])" office:value-type="string" office:string-value="swap tenor 33 &#10;[8434]">
            <text:p>swap tenor 33 <text:line-break/>[8434]</text:p>
          </table:table-cell>
          <table:table-cell table:style-name="ce39" table:formula="of:=INFO.OBBA.OBBA.OBMAKE(&quot;mcSwaption&quot;&amp;ROW();&quot;net.finmath.montecarlo.interestrate.products.Swaption&quot;;INFO.OBBA.OBBA.OBMAKE(&quot;&quot;;&quot;double&quot;;[.B33]);[.G33];INFO.OBBA.OBBA.OBMAKE(&quot;&quot;;&quot;double&quot;;[.E33]))" office:value-type="string" office:string-value="mcSwaption33 &#10;[8437]">
            <text:p>mcSwaption33 <text:line-break/>[8437]</text:p>
          </table:table-cell>
          <table:table-cell table:style-name="ce40" table:formula="of:=INFO.OBBA.OBBA.OBRUN(&quot;mcSwptn price &quot;&amp;ROW();[.H33];&quot;getValue&quot;;[$LIBORMarketModel.$H$26])" office:value-type="string" office:string-value="mcSwptn price 33 &#10;[34019]">
            <text:p>mcSwptn price 33 <text:line-break/>[34019]</text:p>
          </table:table-cell>
          <table:table-cell table:style-name="ce41" table:formula="of:=INFO.OBBA.OBBA.OBGET(INFO.OBBA.OBBA.OBSYNC([.I33];[.$I$11:.$I$49]))" office:value-type="percentage" office:value="0.0432882778253142">
            <text:p>4,329%</text:p>
          </table:table-cell>
          <table:table-cell table:style-name="ce38" table:formula="of:=INFO.OBBA.OBBA.OBGET(INFO.OBBA.OBBA.OBCALL(&quot;&quot;;&quot;net.finmath.marketdata.products.Swap&quot;;&quot;getForwardSwapRate&quot;;[.G33];[.G33];[$LIBORMarketModel.B$20]))" office:value-type="percentage" office:value="0.02">
            <text:p>2,0%</text:p>
          </table:table-cell>
          <table:table-cell table:style-name="ce38" table:formula="of:=INFO.OBBA.OBBA.OBGET(INFO.OBBA.OBBA.OBCALL(&quot;&quot;;&quot;net.finmath.marketdata.products.SwapAnnuity&quot;;&quot;getSwapAnnuity&quot;;[.G33];[$LIBORMarketModel.B$20]))" office:value-type="percentage" office:value="7.17709346476696">
            <text:p>717,7%</text:p>
          </table:table-cell>
          <table:table-cell table:style-name="ce46" table:formula="of:=INFO.OBBA.OBBA.OBGET(INFO.OBBA.OBBA.OBCALL(&quot;swaptionValue&quot;;obLibs&amp;&quot;net.finmath.functions.AnalyticFormulas&quot;;&quot;blackScholesOptionImpliedVolatility&quot;;INFO.OBBA.OBBA.OBMAKE(&quot;&quot;;&quot;double&quot;;[.K33]);INFO.OBBA.OBBA.OBMAKE(&quot;&quot;;&quot;double&quot;;[.B33]);INFO.OBBA.OBBA.OBMAKE(&quot;&quot;;&quot;double&quot;;[.E33]);INFO.OBBA.OBBA.OBMAKE(&quot;&quot;;&quot;double&quot;;[.L33]);INFO.OBBA.OBBA.OBMAKE(&quot;&quot;;&quot;double&quot;;[.J33])))" office:value-type="percentage" office:value="0.228502018871141">
            <text:p>22,85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3]);INFO.OBBA.OBBA.OBMAKE(&quot;&quot;;&quot;double&quot;;[.C33]-[.B33])))" office:value-type="float" office:value="0">
            <text:p>#WERT!</text:p>
          </table:table-cell>
          <table:table-cell table:style-name="ce21" table:formula="of:=IF(ISNUMBER([.O33]);[.M33]-[.O33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33]+0.5" office:value-type="float" office:value="12">
            <text:p>12</text:p>
          </table:table-cell>
          <table:table-cell table:style-name="ce21" table:formula="of:=[.B34]+[.$C$8]" office:value-type="float" office:value="22">
            <text:p>22</text:p>
          </table:table-cell>
          <table:table-cell table:style-name="ce21" office:value-type="float" office:value="0.5">
            <text:p>0,5</text:p>
          </table:table-cell>
          <table:table-cell table:style-name="ce38" table:formula="of:=[.K34]+[.$C$7]" office:value-type="percentage" office:value="0.02">
            <text:p>2,0%</text:p>
          </table:table-cell>
          <table:table-cell table:style-name="ce38"/>
          <table:table-cell table:style-name="ce39" table:formula="of:=INFO.OBBA.OBBA.OBMAKE(&quot;swap tenor &quot;&amp;ROW();obLibs&amp;&quot;net.finmath.time.TimeDiscretization&quot;;INFO.OBBA.OBBA.OBMAKE(&quot;&quot;;&quot;double&quot;;[.B34]);INFO.OBBA.OBBA.OBMAKE(&quot;&quot;;&quot;double&quot;;[.C34]);INFO.OBBA.OBBA.OBMAKE(&quot;&quot;;&quot;double&quot;;[.D34]);[.$B$6])" office:value-type="string" office:string-value="swap tenor 34 &#10;[8443]">
            <text:p>swap tenor 34 <text:line-break/>[8443]</text:p>
          </table:table-cell>
          <table:table-cell table:style-name="ce39" table:formula="of:=INFO.OBBA.OBBA.OBMAKE(&quot;mcSwaption&quot;&amp;ROW();&quot;net.finmath.montecarlo.interestrate.products.Swaption&quot;;INFO.OBBA.OBBA.OBMAKE(&quot;&quot;;&quot;double&quot;;[.B34]);[.G34];INFO.OBBA.OBBA.OBMAKE(&quot;&quot;;&quot;double&quot;;[.E34]))" office:value-type="string" office:string-value="mcSwaption34 &#10;[8446]">
            <text:p>mcSwaption34 <text:line-break/>[8446]</text:p>
          </table:table-cell>
          <table:table-cell table:style-name="ce40" table:formula="of:=INFO.OBBA.OBBA.OBRUN(&quot;mcSwptn price &quot;&amp;ROW();[.H34];&quot;getValue&quot;;[$LIBORMarketModel.$H$26])" office:value-type="string" office:string-value="mcSwptn price 34 &#10;[34020]">
            <text:p>mcSwptn price 34 <text:line-break/>[34020]</text:p>
          </table:table-cell>
          <table:table-cell table:style-name="ce41" table:formula="of:=INFO.OBBA.OBBA.OBGET(INFO.OBBA.OBBA.OBSYNC([.I34];[.$I$11:.$I$49]))" office:value-type="percentage" office:value="0.0439061646801766">
            <text:p>4,391%</text:p>
          </table:table-cell>
          <table:table-cell table:style-name="ce38" table:formula="of:=INFO.OBBA.OBBA.OBGET(INFO.OBBA.OBBA.OBCALL(&quot;&quot;;&quot;net.finmath.marketdata.products.Swap&quot;;&quot;getForwardSwapRate&quot;;[.G34];[.G34];[$LIBORMarketModel.B$20]))" office:value-type="percentage" office:value="0.02">
            <text:p>2,0%</text:p>
          </table:table-cell>
          <table:table-cell table:style-name="ce38" table:formula="of:=INFO.OBBA.OBBA.OBGET(INFO.OBBA.OBBA.OBCALL(&quot;&quot;;&quot;net.finmath.marketdata.products.SwapAnnuity&quot;;&quot;getSwapAnnuity&quot;;[.G34];[$LIBORMarketModel.B$20]))" office:value-type="percentage" office:value="7.10603313343263">
            <text:p>710,6%</text:p>
          </table:table-cell>
          <table:table-cell table:style-name="ce46" table:formula="of:=INFO.OBBA.OBBA.OBGET(INFO.OBBA.OBBA.OBCALL(&quot;swaptionValue&quot;;obLibs&amp;&quot;net.finmath.functions.AnalyticFormulas&quot;;&quot;blackScholesOptionImpliedVolatility&quot;;INFO.OBBA.OBBA.OBMAKE(&quot;&quot;;&quot;double&quot;;[.K34]);INFO.OBBA.OBBA.OBMAKE(&quot;&quot;;&quot;double&quot;;[.B34]);INFO.OBBA.OBBA.OBMAKE(&quot;&quot;;&quot;double&quot;;[.E34]);INFO.OBBA.OBBA.OBMAKE(&quot;&quot;;&quot;double&quot;;[.L34]);INFO.OBBA.OBBA.OBMAKE(&quot;&quot;;&quot;double&quot;;[.J34])))" office:value-type="percentage" office:value="0.229445530869931">
            <text:p>22,94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4]);INFO.OBBA.OBBA.OBMAKE(&quot;&quot;;&quot;double&quot;;[.C34]-[.B34])))" office:value-type="float" office:value="0">
            <text:p>#WERT!</text:p>
          </table:table-cell>
          <table:table-cell table:style-name="ce21" table:formula="of:=IF(ISNUMBER([.O34]);[.M34]-[.O34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34]+0.5" office:value-type="float" office:value="12.5">
            <text:p>12,5</text:p>
          </table:table-cell>
          <table:table-cell table:style-name="ce21" table:formula="of:=[.B35]+[.$C$8]" office:value-type="float" office:value="22.5">
            <text:p>22,5</text:p>
          </table:table-cell>
          <table:table-cell table:style-name="ce21" office:value-type="float" office:value="0.5">
            <text:p>0,5</text:p>
          </table:table-cell>
          <table:table-cell table:style-name="ce38" table:formula="of:=[.K35]+[.$C$7]" office:value-type="percentage" office:value="0.02">
            <text:p>2,0%</text:p>
          </table:table-cell>
          <table:table-cell table:style-name="ce38"/>
          <table:table-cell table:style-name="ce39" table:formula="of:=INFO.OBBA.OBBA.OBMAKE(&quot;swap tenor &quot;&amp;ROW();obLibs&amp;&quot;net.finmath.time.TimeDiscretization&quot;;INFO.OBBA.OBBA.OBMAKE(&quot;&quot;;&quot;double&quot;;[.B35]);INFO.OBBA.OBBA.OBMAKE(&quot;&quot;;&quot;double&quot;;[.C35]);INFO.OBBA.OBBA.OBMAKE(&quot;&quot;;&quot;double&quot;;[.D35]);[.$B$6])" office:value-type="string" office:string-value="swap tenor 35 &#10;[8452]">
            <text:p>swap tenor 35 <text:line-break/>[8452]</text:p>
          </table:table-cell>
          <table:table-cell table:style-name="ce39" table:formula="of:=INFO.OBBA.OBBA.OBMAKE(&quot;mcSwaption&quot;&amp;ROW();&quot;net.finmath.montecarlo.interestrate.products.Swaption&quot;;INFO.OBBA.OBBA.OBMAKE(&quot;&quot;;&quot;double&quot;;[.B35]);[.G35];INFO.OBBA.OBBA.OBMAKE(&quot;&quot;;&quot;double&quot;;[.E35]))" office:value-type="string" office:string-value="mcSwaption35 &#10;[8455]">
            <text:p>mcSwaption35 <text:line-break/>[8455]</text:p>
          </table:table-cell>
          <table:table-cell table:style-name="ce40" table:formula="of:=INFO.OBBA.OBBA.OBRUN(&quot;mcSwptn price &quot;&amp;ROW();[.H35];&quot;getValue&quot;;[$LIBORMarketModel.$H$26])" office:value-type="string" office:string-value="mcSwptn price 35 &#10;[34021]">
            <text:p>mcSwptn price 35 <text:line-break/>[34021]</text:p>
          </table:table-cell>
          <table:table-cell table:style-name="ce41" table:formula="of:=INFO.OBBA.OBBA.OBGET(INFO.OBBA.OBBA.OBSYNC([.I35];[.$I$11:.$I$49]))" office:value-type="percentage" office:value="0.0445059327079339">
            <text:p>4,451%</text:p>
          </table:table-cell>
          <table:table-cell table:style-name="ce38" table:formula="of:=INFO.OBBA.OBBA.OBGET(INFO.OBBA.OBBA.OBCALL(&quot;&quot;;&quot;net.finmath.marketdata.products.Swap&quot;;&quot;getForwardSwapRate&quot;;[.G35];[.G35];[$LIBORMarketModel.B$20]))" office:value-type="percentage" office:value="0.02">
            <text:p>2,0%</text:p>
          </table:table-cell>
          <table:table-cell table:style-name="ce38" table:formula="of:=INFO.OBBA.OBBA.OBGET(INFO.OBBA.OBBA.OBCALL(&quot;&quot;;&quot;net.finmath.marketdata.products.SwapAnnuity&quot;;&quot;getSwapAnnuity&quot;;[.G35];[$LIBORMarketModel.B$20]))" office:value-type="percentage" office:value="7.03567636973528">
            <text:p>703,6%</text:p>
          </table:table-cell>
          <table:table-cell table:style-name="ce46" table:formula="of:=INFO.OBBA.OBBA.OBGET(INFO.OBBA.OBBA.OBCALL(&quot;swaptionValue&quot;;obLibs&amp;&quot;net.finmath.functions.AnalyticFormulas&quot;;&quot;blackScholesOptionImpliedVolatility&quot;;INFO.OBBA.OBBA.OBMAKE(&quot;&quot;;&quot;double&quot;;[.K35]);INFO.OBBA.OBBA.OBMAKE(&quot;&quot;;&quot;double&quot;;[.B35]);INFO.OBBA.OBBA.OBMAKE(&quot;&quot;;&quot;double&quot;;[.E35]);INFO.OBBA.OBBA.OBMAKE(&quot;&quot;;&quot;double&quot;;[.L35]);INFO.OBBA.OBBA.OBMAKE(&quot;&quot;;&quot;double&quot;;[.J35])))" office:value-type="percentage" office:value="0.230461588402608">
            <text:p>23,05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5]);INFO.OBBA.OBBA.OBMAKE(&quot;&quot;;&quot;double&quot;;[.C35]-[.B35])))" office:value-type="float" office:value="0">
            <text:p>#WERT!</text:p>
          </table:table-cell>
          <table:table-cell table:style-name="ce21" table:formula="of:=IF(ISNUMBER([.O35]);[.M35]-[.O35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35]+0.5" office:value-type="float" office:value="13">
            <text:p>13</text:p>
          </table:table-cell>
          <table:table-cell table:style-name="ce21" table:formula="of:=[.B36]+[.$C$8]" office:value-type="float" office:value="23">
            <text:p>23</text:p>
          </table:table-cell>
          <table:table-cell table:style-name="ce21" office:value-type="float" office:value="0.5">
            <text:p>0,5</text:p>
          </table:table-cell>
          <table:table-cell table:style-name="ce38" table:formula="of:=[.K36]+[.$C$7]" office:value-type="percentage" office:value="0.02">
            <text:p>2,0%</text:p>
          </table:table-cell>
          <table:table-cell table:style-name="ce38"/>
          <table:table-cell table:style-name="ce39" table:formula="of:=INFO.OBBA.OBBA.OBMAKE(&quot;swap tenor &quot;&amp;ROW();obLibs&amp;&quot;net.finmath.time.TimeDiscretization&quot;;INFO.OBBA.OBBA.OBMAKE(&quot;&quot;;&quot;double&quot;;[.B36]);INFO.OBBA.OBBA.OBMAKE(&quot;&quot;;&quot;double&quot;;[.C36]);INFO.OBBA.OBBA.OBMAKE(&quot;&quot;;&quot;double&quot;;[.D36]);[.$B$6])" office:value-type="string" office:string-value="swap tenor 36 &#10;[8461]">
            <text:p>swap tenor 36 <text:line-break/>[8461]</text:p>
          </table:table-cell>
          <table:table-cell table:style-name="ce39" table:formula="of:=INFO.OBBA.OBBA.OBMAKE(&quot;mcSwaption&quot;&amp;ROW();&quot;net.finmath.montecarlo.interestrate.products.Swaption&quot;;INFO.OBBA.OBBA.OBMAKE(&quot;&quot;;&quot;double&quot;;[.B36]);[.G36];INFO.OBBA.OBBA.OBMAKE(&quot;&quot;;&quot;double&quot;;[.E36]))" office:value-type="string" office:string-value="mcSwaption36 &#10;[8464]">
            <text:p>mcSwaption36 <text:line-break/>[8464]</text:p>
          </table:table-cell>
          <table:table-cell table:style-name="ce40" table:formula="of:=INFO.OBBA.OBBA.OBRUN(&quot;mcSwptn price &quot;&amp;ROW();[.H36];&quot;getValue&quot;;[$LIBORMarketModel.$H$26])" office:value-type="string" office:string-value="mcSwptn price 36 &#10;[34022]">
            <text:p>mcSwptn price 36 <text:line-break/>[34022]</text:p>
          </table:table-cell>
          <table:table-cell table:style-name="ce41" table:formula="of:=INFO.OBBA.OBBA.OBGET(INFO.OBBA.OBBA.OBSYNC([.I36];[.$I$11:.$I$49]))" office:value-type="percentage" office:value="0.0448178651545728">
            <text:p>4,482%</text:p>
          </table:table-cell>
          <table:table-cell table:style-name="ce38" table:formula="of:=INFO.OBBA.OBBA.OBGET(INFO.OBBA.OBBA.OBCALL(&quot;&quot;;&quot;net.finmath.marketdata.products.Swap&quot;;&quot;getForwardSwapRate&quot;;[.G36];[.G36];[$LIBORMarketModel.B$20]))" office:value-type="percentage" office:value="0.02">
            <text:p>2,0%</text:p>
          </table:table-cell>
          <table:table-cell table:style-name="ce38" table:formula="of:=INFO.OBBA.OBBA.OBGET(INFO.OBBA.OBBA.OBCALL(&quot;&quot;;&quot;net.finmath.marketdata.products.SwapAnnuity&quot;;&quot;getSwapAnnuity&quot;;[.G36];[$LIBORMarketModel.B$20]))" office:value-type="percentage" office:value="6.96601620765869">
            <text:p>696,6%</text:p>
          </table:table-cell>
          <table:table-cell table:style-name="ce46" table:formula="of:=INFO.OBBA.OBBA.OBGET(INFO.OBBA.OBBA.OBCALL(&quot;swaptionValue&quot;;obLibs&amp;&quot;net.finmath.functions.AnalyticFormulas&quot;;&quot;blackScholesOptionImpliedVolatility&quot;;INFO.OBBA.OBBA.OBMAKE(&quot;&quot;;&quot;double&quot;;[.K36]);INFO.OBBA.OBBA.OBMAKE(&quot;&quot;;&quot;double&quot;;[.B36]);INFO.OBBA.OBBA.OBMAKE(&quot;&quot;;&quot;double&quot;;[.E36]);INFO.OBBA.OBBA.OBMAKE(&quot;&quot;;&quot;double&quot;;[.L36]);INFO.OBBA.OBBA.OBMAKE(&quot;&quot;;&quot;double&quot;;[.J36])))" office:value-type="percentage" office:value="0.230072725858853">
            <text:p>23,01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6]);INFO.OBBA.OBBA.OBMAKE(&quot;&quot;;&quot;double&quot;;[.C36]-[.B36])))" office:value-type="float" office:value="0">
            <text:p>#WERT!</text:p>
          </table:table-cell>
          <table:table-cell table:style-name="ce21" table:formula="of:=IF(ISNUMBER([.O36]);[.M36]-[.O36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36]+0.5" office:value-type="float" office:value="13.5">
            <text:p>13,5</text:p>
          </table:table-cell>
          <table:table-cell table:style-name="ce21" table:formula="of:=[.B37]+[.$C$8]" office:value-type="float" office:value="23.5">
            <text:p>23,5</text:p>
          </table:table-cell>
          <table:table-cell table:style-name="ce21" office:value-type="float" office:value="0.5">
            <text:p>0,5</text:p>
          </table:table-cell>
          <table:table-cell table:style-name="ce38" table:formula="of:=[.K37]+[.$C$7]" office:value-type="percentage" office:value="0.02">
            <text:p>2,0%</text:p>
          </table:table-cell>
          <table:table-cell table:style-name="ce38"/>
          <table:table-cell table:style-name="ce39" table:formula="of:=INFO.OBBA.OBBA.OBMAKE(&quot;swap tenor &quot;&amp;ROW();obLibs&amp;&quot;net.finmath.time.TimeDiscretization&quot;;INFO.OBBA.OBBA.OBMAKE(&quot;&quot;;&quot;double&quot;;[.B37]);INFO.OBBA.OBBA.OBMAKE(&quot;&quot;;&quot;double&quot;;[.C37]);INFO.OBBA.OBBA.OBMAKE(&quot;&quot;;&quot;double&quot;;[.D37]);[.$B$6])" office:value-type="string" office:string-value="swap tenor 37 &#10;[8470]">
            <text:p>swap tenor 37 <text:line-break/>[8470]</text:p>
          </table:table-cell>
          <table:table-cell table:style-name="ce39" table:formula="of:=INFO.OBBA.OBBA.OBMAKE(&quot;mcSwaption&quot;&amp;ROW();&quot;net.finmath.montecarlo.interestrate.products.Swaption&quot;;INFO.OBBA.OBBA.OBMAKE(&quot;&quot;;&quot;double&quot;;[.B37]);[.G37];INFO.OBBA.OBBA.OBMAKE(&quot;&quot;;&quot;double&quot;;[.E37]))" office:value-type="string" office:string-value="mcSwaption37 &#10;[8473]">
            <text:p>mcSwaption37 <text:line-break/>[8473]</text:p>
          </table:table-cell>
          <table:table-cell table:style-name="ce40" table:formula="of:=INFO.OBBA.OBBA.OBRUN(&quot;mcSwptn price &quot;&amp;ROW();[.H37];&quot;getValue&quot;;[$LIBORMarketModel.$H$26])" office:value-type="string" office:string-value="mcSwptn price 37 &#10;[34023]">
            <text:p>mcSwptn price 37 <text:line-break/>[34023]</text:p>
          </table:table-cell>
          <table:table-cell table:style-name="ce41" table:formula="of:=INFO.OBBA.OBBA.OBGET(INFO.OBBA.OBBA.OBSYNC([.I37];[.$I$11:.$I$49]))" office:value-type="percentage" office:value="0.0456534784787533">
            <text:p>4,565%</text:p>
          </table:table-cell>
          <table:table-cell table:style-name="ce38" table:formula="of:=INFO.OBBA.OBBA.OBGET(INFO.OBBA.OBBA.OBCALL(&quot;&quot;;&quot;net.finmath.marketdata.products.Swap&quot;;&quot;getForwardSwapRate&quot;;[.G37];[.G37];[$LIBORMarketModel.B$20]))" office:value-type="percentage" office:value="0.02">
            <text:p>2,0%</text:p>
          </table:table-cell>
          <table:table-cell table:style-name="ce38" table:formula="of:=INFO.OBBA.OBBA.OBGET(INFO.OBBA.OBBA.OBCALL(&quot;&quot;;&quot;net.finmath.marketdata.products.SwapAnnuity&quot;;&quot;getSwapAnnuity&quot;;[.G37];[$LIBORMarketModel.B$20]))" office:value-type="percentage" office:value="6.89704575015712">
            <text:p>689,7%</text:p>
          </table:table-cell>
          <table:table-cell table:style-name="ce46" table:formula="of:=INFO.OBBA.OBBA.OBGET(INFO.OBBA.OBBA.OBCALL(&quot;swaptionValue&quot;;obLibs&amp;&quot;net.finmath.functions.AnalyticFormulas&quot;;&quot;blackScholesOptionImpliedVolatility&quot;;INFO.OBBA.OBBA.OBMAKE(&quot;&quot;;&quot;double&quot;;[.K37]);INFO.OBBA.OBBA.OBMAKE(&quot;&quot;;&quot;double&quot;;[.B37]);INFO.OBBA.OBBA.OBMAKE(&quot;&quot;;&quot;double&quot;;[.E37]);INFO.OBBA.OBBA.OBMAKE(&quot;&quot;;&quot;double&quot;;[.L37]);INFO.OBBA.OBBA.OBMAKE(&quot;&quot;;&quot;double&quot;;[.J37])))" office:value-type="percentage" office:value="0.232685974705096">
            <text:p>23,27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7]);INFO.OBBA.OBBA.OBMAKE(&quot;&quot;;&quot;double&quot;;[.C37]-[.B37])))" office:value-type="float" office:value="0">
            <text:p>#WERT!</text:p>
          </table:table-cell>
          <table:table-cell table:style-name="ce21" table:formula="of:=IF(ISNUMBER([.O37]);[.M37]-[.O37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37]+0.5" office:value-type="float" office:value="14">
            <text:p>14</text:p>
          </table:table-cell>
          <table:table-cell table:style-name="ce21" table:formula="of:=[.B38]+[.$C$8]" office:value-type="float" office:value="24">
            <text:p>24</text:p>
          </table:table-cell>
          <table:table-cell table:style-name="ce21" office:value-type="float" office:value="0.5">
            <text:p>0,5</text:p>
          </table:table-cell>
          <table:table-cell table:style-name="ce38" table:formula="of:=[.K38]+[.$C$7]" office:value-type="percentage" office:value="0.02">
            <text:p>2,0%</text:p>
          </table:table-cell>
          <table:table-cell table:style-name="ce38"/>
          <table:table-cell table:style-name="ce39" table:formula="of:=INFO.OBBA.OBBA.OBMAKE(&quot;swap tenor &quot;&amp;ROW();obLibs&amp;&quot;net.finmath.time.TimeDiscretization&quot;;INFO.OBBA.OBBA.OBMAKE(&quot;&quot;;&quot;double&quot;;[.B38]);INFO.OBBA.OBBA.OBMAKE(&quot;&quot;;&quot;double&quot;;[.C38]);INFO.OBBA.OBBA.OBMAKE(&quot;&quot;;&quot;double&quot;;[.D38]);[.$B$6])" office:value-type="string" office:string-value="swap tenor 38 &#10;[8479]">
            <text:p>swap tenor 38 <text:line-break/>[8479]</text:p>
          </table:table-cell>
          <table:table-cell table:style-name="ce39" table:formula="of:=INFO.OBBA.OBBA.OBMAKE(&quot;mcSwaption&quot;&amp;ROW();&quot;net.finmath.montecarlo.interestrate.products.Swaption&quot;;INFO.OBBA.OBBA.OBMAKE(&quot;&quot;;&quot;double&quot;;[.B38]);[.G38];INFO.OBBA.OBBA.OBMAKE(&quot;&quot;;&quot;double&quot;;[.E38]))" office:value-type="string" office:string-value="mcSwaption38 &#10;[8482]">
            <text:p>mcSwaption38 <text:line-break/>[8482]</text:p>
          </table:table-cell>
          <table:table-cell table:style-name="ce40" table:formula="of:=INFO.OBBA.OBBA.OBRUN(&quot;mcSwptn price &quot;&amp;ROW();[.H38];&quot;getValue&quot;;[$LIBORMarketModel.$H$26])" office:value-type="string" office:string-value="mcSwptn price 38 &#10;[34024]">
            <text:p>mcSwptn price 38 <text:line-break/>[34024]</text:p>
          </table:table-cell>
          <table:table-cell table:style-name="ce41" table:formula="of:=INFO.OBBA.OBBA.OBGET(INFO.OBBA.OBBA.OBSYNC([.I38];[.$I$11:.$I$49]))" office:value-type="percentage" office:value="0.0462176908430276">
            <text:p>4,622%</text:p>
          </table:table-cell>
          <table:table-cell table:style-name="ce38" table:formula="of:=INFO.OBBA.OBBA.OBGET(INFO.OBBA.OBBA.OBCALL(&quot;&quot;;&quot;net.finmath.marketdata.products.Swap&quot;;&quot;getForwardSwapRate&quot;;[.G38];[.G38];[$LIBORMarketModel.B$20]))" office:value-type="percentage" office:value="0.02">
            <text:p>2,0%</text:p>
          </table:table-cell>
          <table:table-cell table:style-name="ce38" table:formula="of:=INFO.OBBA.OBBA.OBGET(INFO.OBBA.OBBA.OBCALL(&quot;&quot;;&quot;net.finmath.marketdata.products.SwapAnnuity&quot;;&quot;getSwapAnnuity&quot;;[.G38];[$LIBORMarketModel.B$20]))" office:value-type="percentage" office:value="6.82875816847239">
            <text:p>682,9%</text:p>
          </table:table-cell>
          <table:table-cell table:style-name="ce46" table:formula="of:=INFO.OBBA.OBBA.OBGET(INFO.OBBA.OBBA.OBCALL(&quot;swaptionValue&quot;;obLibs&amp;&quot;net.finmath.functions.AnalyticFormulas&quot;;&quot;blackScholesOptionImpliedVolatility&quot;;INFO.OBBA.OBBA.OBMAKE(&quot;&quot;;&quot;double&quot;;[.K38]);INFO.OBBA.OBBA.OBMAKE(&quot;&quot;;&quot;double&quot;;[.B38]);INFO.OBBA.OBBA.OBMAKE(&quot;&quot;;&quot;double&quot;;[.E38]);INFO.OBBA.OBBA.OBMAKE(&quot;&quot;;&quot;double&quot;;[.L38]);INFO.OBBA.OBBA.OBMAKE(&quot;&quot;;&quot;double&quot;;[.J38])))" office:value-type="percentage" office:value="0.233966809221315">
            <text:p>23,40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8]);INFO.OBBA.OBBA.OBMAKE(&quot;&quot;;&quot;double&quot;;[.C38]-[.B38])))" office:value-type="float" office:value="0">
            <text:p>#WERT!</text:p>
          </table:table-cell>
          <table:table-cell table:style-name="ce21" table:formula="of:=IF(ISNUMBER([.O38]);[.M38]-[.O38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38]+0.5" office:value-type="float" office:value="14.5">
            <text:p>14,5</text:p>
          </table:table-cell>
          <table:table-cell table:style-name="ce21" table:formula="of:=[.B39]+[.$C$8]" office:value-type="float" office:value="24.5">
            <text:p>24,5</text:p>
          </table:table-cell>
          <table:table-cell table:style-name="ce21" office:value-type="float" office:value="0.5">
            <text:p>0,5</text:p>
          </table:table-cell>
          <table:table-cell table:style-name="ce38" table:formula="of:=[.K39]+[.$C$7]" office:value-type="percentage" office:value="0.02">
            <text:p>2,0%</text:p>
          </table:table-cell>
          <table:table-cell table:style-name="ce38"/>
          <table:table-cell table:style-name="ce39" table:formula="of:=INFO.OBBA.OBBA.OBMAKE(&quot;swap tenor &quot;&amp;ROW();obLibs&amp;&quot;net.finmath.time.TimeDiscretization&quot;;INFO.OBBA.OBBA.OBMAKE(&quot;&quot;;&quot;double&quot;;[.B39]);INFO.OBBA.OBBA.OBMAKE(&quot;&quot;;&quot;double&quot;;[.C39]);INFO.OBBA.OBBA.OBMAKE(&quot;&quot;;&quot;double&quot;;[.D39]);[.$B$6])" office:value-type="string" office:string-value="swap tenor 39 &#10;[8488]">
            <text:p>swap tenor 39 <text:line-break/>[8488]</text:p>
          </table:table-cell>
          <table:table-cell table:style-name="ce39" table:formula="of:=INFO.OBBA.OBBA.OBMAKE(&quot;mcSwaption&quot;&amp;ROW();&quot;net.finmath.montecarlo.interestrate.products.Swaption&quot;;INFO.OBBA.OBBA.OBMAKE(&quot;&quot;;&quot;double&quot;;[.B39]);[.G39];INFO.OBBA.OBBA.OBMAKE(&quot;&quot;;&quot;double&quot;;[.E39]))" office:value-type="string" office:string-value="mcSwaption39 &#10;[8491]">
            <text:p>mcSwaption39 <text:line-break/>[8491]</text:p>
          </table:table-cell>
          <table:table-cell table:style-name="ce40" table:formula="of:=INFO.OBBA.OBBA.OBRUN(&quot;mcSwptn price &quot;&amp;ROW();[.H39];&quot;getValue&quot;;[$LIBORMarketModel.$H$26])" office:value-type="string" office:string-value="mcSwptn price 39 &#10;[34025]">
            <text:p>mcSwptn price 39 <text:line-break/>[34025]</text:p>
          </table:table-cell>
          <table:table-cell table:style-name="ce41" table:formula="of:=INFO.OBBA.OBBA.OBGET(INFO.OBBA.OBBA.OBSYNC([.I39];[.$I$11:.$I$49]))" office:value-type="percentage" office:value="0.0468858583898796">
            <text:p>4,689%</text:p>
          </table:table-cell>
          <table:table-cell table:style-name="ce38" table:formula="of:=INFO.OBBA.OBBA.OBGET(INFO.OBBA.OBBA.OBCALL(&quot;&quot;;&quot;net.finmath.marketdata.products.Swap&quot;;&quot;getForwardSwapRate&quot;;[.G39];[.G39];[$LIBORMarketModel.B$20]))" office:value-type="percentage" office:value="0.02">
            <text:p>2,0%</text:p>
          </table:table-cell>
          <table:table-cell table:style-name="ce38" table:formula="of:=INFO.OBBA.OBBA.OBGET(INFO.OBBA.OBBA.OBCALL(&quot;&quot;;&quot;net.finmath.marketdata.products.SwapAnnuity&quot;;&quot;getSwapAnnuity&quot;;[.G39];[$LIBORMarketModel.B$20]))" office:value-type="percentage" office:value="6.76114670145782">
            <text:p>676,1%</text:p>
          </table:table-cell>
          <table:table-cell table:style-name="ce46" table:formula="of:=INFO.OBBA.OBBA.OBGET(INFO.OBBA.OBBA.OBCALL(&quot;swaptionValue&quot;;obLibs&amp;&quot;net.finmath.functions.AnalyticFormulas&quot;;&quot;blackScholesOptionImpliedVolatility&quot;;INFO.OBBA.OBBA.OBMAKE(&quot;&quot;;&quot;double&quot;;[.K39]);INFO.OBBA.OBBA.OBMAKE(&quot;&quot;;&quot;double&quot;;[.B39]);INFO.OBBA.OBBA.OBMAKE(&quot;&quot;;&quot;double&quot;;[.E39]);INFO.OBBA.OBBA.OBMAKE(&quot;&quot;;&quot;double&quot;;[.L39]);INFO.OBBA.OBBA.OBMAKE(&quot;&quot;;&quot;double&quot;;[.J39])))" office:value-type="percentage" office:value="0.235944115773559">
            <text:p>23,59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9]);INFO.OBBA.OBBA.OBMAKE(&quot;&quot;;&quot;double&quot;;[.C39]-[.B39])))" office:value-type="float" office:value="0">
            <text:p>#WERT!</text:p>
          </table:table-cell>
          <table:table-cell table:style-name="ce21" table:formula="of:=IF(ISNUMBER([.O39]);[.M39]-[.O39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39]+0.5" office:value-type="float" office:value="15">
            <text:p>15</text:p>
          </table:table-cell>
          <table:table-cell table:style-name="ce21" table:formula="of:=[.B40]+[.$C$8]" office:value-type="float" office:value="25">
            <text:p>25</text:p>
          </table:table-cell>
          <table:table-cell table:style-name="ce21" office:value-type="float" office:value="0.5">
            <text:p>0,5</text:p>
          </table:table-cell>
          <table:table-cell table:style-name="ce38" table:formula="of:=[.K40]+[.$C$7]" office:value-type="percentage" office:value="0.02">
            <text:p>2,0%</text:p>
          </table:table-cell>
          <table:table-cell table:style-name="ce38"/>
          <table:table-cell table:style-name="ce39" table:formula="of:=INFO.OBBA.OBBA.OBMAKE(&quot;swap tenor &quot;&amp;ROW();obLibs&amp;&quot;net.finmath.time.TimeDiscretization&quot;;INFO.OBBA.OBBA.OBMAKE(&quot;&quot;;&quot;double&quot;;[.B40]);INFO.OBBA.OBBA.OBMAKE(&quot;&quot;;&quot;double&quot;;[.C40]);INFO.OBBA.OBBA.OBMAKE(&quot;&quot;;&quot;double&quot;;[.D40]);[.$B$6])" office:value-type="string" office:string-value="swap tenor 40 &#10;[8497]">
            <text:p>swap tenor 40 <text:line-break/>[8497]</text:p>
          </table:table-cell>
          <table:table-cell table:style-name="ce39" table:formula="of:=INFO.OBBA.OBBA.OBMAKE(&quot;mcSwaption&quot;&amp;ROW();&quot;net.finmath.montecarlo.interestrate.products.Swaption&quot;;INFO.OBBA.OBBA.OBMAKE(&quot;&quot;;&quot;double&quot;;[.B40]);[.G40];INFO.OBBA.OBBA.OBMAKE(&quot;&quot;;&quot;double&quot;;[.E40]))" office:value-type="string" office:string-value="mcSwaption40 &#10;[8500]">
            <text:p>mcSwaption40 <text:line-break/>[8500]</text:p>
          </table:table-cell>
          <table:table-cell table:style-name="ce40" table:formula="of:=INFO.OBBA.OBBA.OBRUN(&quot;mcSwptn price &quot;&amp;ROW();[.H40];&quot;getValue&quot;;[$LIBORMarketModel.$H$26])" office:value-type="string" office:string-value="mcSwptn price 40 &#10;[34026]">
            <text:p>mcSwptn price 40 <text:line-break/>[34026]</text:p>
          </table:table-cell>
          <table:table-cell table:style-name="ce41" table:formula="of:=INFO.OBBA.OBBA.OBGET(INFO.OBBA.OBBA.OBSYNC([.I40];[.$I$11:.$I$49]))" office:value-type="percentage" office:value="0.0479392566371813">
            <text:p>4,794%</text:p>
          </table:table-cell>
          <table:table-cell table:style-name="ce38" table:formula="of:=INFO.OBBA.OBBA.OBGET(INFO.OBBA.OBBA.OBCALL(&quot;&quot;;&quot;net.finmath.marketdata.products.Swap&quot;;&quot;getForwardSwapRate&quot;;[.G40];[.G40];[$LIBORMarketModel.B$20]))" office:value-type="percentage" office:value="0.02">
            <text:p>2,0%</text:p>
          </table:table-cell>
          <table:table-cell table:style-name="ce38" table:formula="of:=INFO.OBBA.OBBA.OBGET(INFO.OBBA.OBBA.OBCALL(&quot;&quot;;&quot;net.finmath.marketdata.products.SwapAnnuity&quot;;&quot;getSwapAnnuity&quot;;[.G40];[$LIBORMarketModel.B$20]))" office:value-type="percentage" office:value="6.69420465490873">
            <text:p>669,4%</text:p>
          </table:table-cell>
          <table:table-cell table:style-name="ce46" table:formula="of:=INFO.OBBA.OBBA.OBGET(INFO.OBBA.OBBA.OBCALL(&quot;swaptionValue&quot;;obLibs&amp;&quot;net.finmath.functions.AnalyticFormulas&quot;;&quot;blackScholesOptionImpliedVolatility&quot;;INFO.OBBA.OBBA.OBMAKE(&quot;&quot;;&quot;double&quot;;[.K40]);INFO.OBBA.OBBA.OBMAKE(&quot;&quot;;&quot;double&quot;;[.B40]);INFO.OBBA.OBBA.OBMAKE(&quot;&quot;;&quot;double&quot;;[.E40]);INFO.OBBA.OBBA.OBMAKE(&quot;&quot;;&quot;double&quot;;[.L40]);INFO.OBBA.OBBA.OBMAKE(&quot;&quot;;&quot;double&quot;;[.J40])))" office:value-type="percentage" office:value="0.240122675372592">
            <text:p>24,01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0]);INFO.OBBA.OBBA.OBMAKE(&quot;&quot;;&quot;double&quot;;[.C40]-[.B40])))" office:value-type="float" office:value="0.24255">
            <text:p>0,24</text:p>
          </table:table-cell>
          <table:table-cell table:style-name="ce21" table:formula="of:=IF(ISNUMBER([.O40]);[.M40]-[.O40];&quot;&quot;)" office:value-type="percentage" office:value="-0.00242732462740763">
            <text:p>-0,24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40]+0.5" office:value-type="float" office:value="15.5">
            <text:p>15,5</text:p>
          </table:table-cell>
          <table:table-cell table:style-name="ce21" table:formula="of:=[.B41]+[.$C$8]" office:value-type="float" office:value="25.5">
            <text:p>25,5</text:p>
          </table:table-cell>
          <table:table-cell table:style-name="ce21" office:value-type="float" office:value="0.5">
            <text:p>0,5</text:p>
          </table:table-cell>
          <table:table-cell table:style-name="ce38" table:formula="of:=[.K41]+[.$C$7]" office:value-type="percentage" office:value="0.02">
            <text:p>2,0%</text:p>
          </table:table-cell>
          <table:table-cell table:style-name="ce38"/>
          <table:table-cell table:style-name="ce39" table:formula="of:=INFO.OBBA.OBBA.OBMAKE(&quot;swap tenor &quot;&amp;ROW();obLibs&amp;&quot;net.finmath.time.TimeDiscretization&quot;;INFO.OBBA.OBBA.OBMAKE(&quot;&quot;;&quot;double&quot;;[.B41]);INFO.OBBA.OBBA.OBMAKE(&quot;&quot;;&quot;double&quot;;[.C41]);INFO.OBBA.OBBA.OBMAKE(&quot;&quot;;&quot;double&quot;;[.D41]);[.$B$6])" office:value-type="string" office:string-value="swap tenor 41 &#10;[8506]">
            <text:p>swap tenor 41 <text:line-break/>[8506]</text:p>
          </table:table-cell>
          <table:table-cell table:style-name="ce39" table:formula="of:=INFO.OBBA.OBBA.OBMAKE(&quot;mcSwaption&quot;&amp;ROW();&quot;net.finmath.montecarlo.interestrate.products.Swaption&quot;;INFO.OBBA.OBBA.OBMAKE(&quot;&quot;;&quot;double&quot;;[.B41]);[.G41];INFO.OBBA.OBBA.OBMAKE(&quot;&quot;;&quot;double&quot;;[.E41]))" office:value-type="string" office:string-value="mcSwaption41 &#10;[8509]">
            <text:p>mcSwaption41 <text:line-break/>[8509]</text:p>
          </table:table-cell>
          <table:table-cell table:style-name="ce40" table:formula="of:=INFO.OBBA.OBBA.OBRUN(&quot;mcSwptn price &quot;&amp;ROW();[.H41];&quot;getValue&quot;;[$LIBORMarketModel.$H$26])" office:value-type="string" office:string-value="mcSwptn price 41 &#10;[34027]">
            <text:p>mcSwptn price 41 <text:line-break/>[34027]</text:p>
          </table:table-cell>
          <table:table-cell table:style-name="ce41" table:formula="of:=INFO.OBBA.OBBA.OBGET(INFO.OBBA.OBBA.OBSYNC([.I41];[.$I$11:.$I$49]))" office:value-type="percentage" office:value="0">
            <text:p>#WERT!</text:p>
          </table:table-cell>
          <table:table-cell table:style-name="ce38" table:formula="of:=INFO.OBBA.OBBA.OBGET(INFO.OBBA.OBBA.OBCALL(&quot;&quot;;&quot;net.finmath.marketdata.products.Swap&quot;;&quot;getForwardSwapRate&quot;;[.G41];[.G41];[$LIBORMarketModel.B$20]))" office:value-type="percentage" office:value="0.02">
            <text:p>2,0%</text:p>
          </table:table-cell>
          <table:table-cell table:style-name="ce38" table:formula="of:=INFO.OBBA.OBBA.OBGET(INFO.OBBA.OBBA.OBCALL(&quot;&quot;;&quot;net.finmath.marketdata.products.SwapAnnuity&quot;;&quot;getSwapAnnuity&quot;;[.G41];[$LIBORMarketModel.B$20]))" office:value-type="percentage" office:value="6.62792540089973">
            <text:p>662,8%</text:p>
          </table:table-cell>
          <table:table-cell table:style-name="ce46" table:formula="of:=INFO.OBBA.OBBA.OBGET(INFO.OBBA.OBBA.OBCALL(&quot;swaptionValue&quot;;obLibs&amp;&quot;net.finmath.functions.AnalyticFormulas&quot;;&quot;blackScholesOptionImpliedVolatility&quot;;INFO.OBBA.OBBA.OBMAKE(&quot;&quot;;&quot;double&quot;;[.K41]);INFO.OBBA.OBBA.OBMAKE(&quot;&quot;;&quot;double&quot;;[.B41]);INFO.OBBA.OBBA.OBMAKE(&quot;&quot;;&quot;double&quot;;[.E41]);INFO.OBBA.OBBA.OBMAKE(&quot;&quot;;&quot;double&quot;;[.L41]);INFO.OBBA.OBBA.OBMAKE(&quot;&quot;;&quot;double&quot;;[.J41])))" office:value-type="percentage" office:value="0">
            <text:p>#WERT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1]);INFO.OBBA.OBBA.OBMAKE(&quot;&quot;;&quot;double&quot;;[.C41]-[.B41])))" office:value-type="float" office:value="0">
            <text:p>#WERT!</text:p>
          </table:table-cell>
          <table:table-cell table:style-name="ce21" table:formula="of:=IF(ISNUMBER([.O41]);[.M41]-[.O41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41]+0.5" office:value-type="float" office:value="16">
            <text:p>16</text:p>
          </table:table-cell>
          <table:table-cell table:style-name="ce21" table:formula="of:=[.B42]+[.$C$8]" office:value-type="float" office:value="26">
            <text:p>26</text:p>
          </table:table-cell>
          <table:table-cell table:style-name="ce21" office:value-type="float" office:value="0.5">
            <text:p>0,5</text:p>
          </table:table-cell>
          <table:table-cell table:style-name="ce38" table:formula="of:=[.K42]+[.$C$7]" office:value-type="percentage" office:value="0.02">
            <text:p>2,0%</text:p>
          </table:table-cell>
          <table:table-cell table:style-name="ce38"/>
          <table:table-cell table:style-name="ce39" table:formula="of:=INFO.OBBA.OBBA.OBMAKE(&quot;swap tenor &quot;&amp;ROW();obLibs&amp;&quot;net.finmath.time.TimeDiscretization&quot;;INFO.OBBA.OBBA.OBMAKE(&quot;&quot;;&quot;double&quot;;[.B42]);INFO.OBBA.OBBA.OBMAKE(&quot;&quot;;&quot;double&quot;;[.C42]);INFO.OBBA.OBBA.OBMAKE(&quot;&quot;;&quot;double&quot;;[.D42]);[.$B$6])" office:value-type="string" office:string-value="swap tenor 42 &#10;[8515]">
            <text:p>swap tenor 42 <text:line-break/>[8515]</text:p>
          </table:table-cell>
          <table:table-cell table:style-name="ce39" table:formula="of:=INFO.OBBA.OBBA.OBMAKE(&quot;mcSwaption&quot;&amp;ROW();&quot;net.finmath.montecarlo.interestrate.products.Swaption&quot;;INFO.OBBA.OBBA.OBMAKE(&quot;&quot;;&quot;double&quot;;[.B42]);[.G42];INFO.OBBA.OBBA.OBMAKE(&quot;&quot;;&quot;double&quot;;[.E42]))" office:value-type="string" office:string-value="mcSwaption42 &#10;[8518]">
            <text:p>mcSwaption42 <text:line-break/>[8518]</text:p>
          </table:table-cell>
          <table:table-cell table:style-name="ce40" table:formula="of:=INFO.OBBA.OBBA.OBRUN(&quot;mcSwptn price &quot;&amp;ROW();[.H42];&quot;getValue&quot;;[$LIBORMarketModel.$H$26])" office:value-type="string" office:string-value="mcSwptn price 42 &#10;[34028]">
            <text:p>mcSwptn price 42 <text:line-break/>[34028]</text:p>
          </table:table-cell>
          <table:table-cell table:style-name="ce41" table:formula="of:=INFO.OBBA.OBBA.OBGET(INFO.OBBA.OBBA.OBSYNC([.I42];[.$I$11:.$I$49]))" office:value-type="percentage" office:value="0">
            <text:p>#WERT!</text:p>
          </table:table-cell>
          <table:table-cell table:style-name="ce38" table:formula="of:=INFO.OBBA.OBBA.OBGET(INFO.OBBA.OBBA.OBCALL(&quot;&quot;;&quot;net.finmath.marketdata.products.Swap&quot;;&quot;getForwardSwapRate&quot;;[.G42];[.G42];[$LIBORMarketModel.B$20]))" office:value-type="percentage" office:value="0.02">
            <text:p>2,0%</text:p>
          </table:table-cell>
          <table:table-cell table:style-name="ce38" table:formula="of:=INFO.OBBA.OBBA.OBGET(INFO.OBBA.OBBA.OBCALL(&quot;&quot;;&quot;net.finmath.marketdata.products.SwapAnnuity&quot;;&quot;getSwapAnnuity&quot;;[.G42];[$LIBORMarketModel.B$20]))" office:value-type="percentage" office:value="6.56230237712845">
            <text:p>656,2%</text:p>
          </table:table-cell>
          <table:table-cell table:style-name="ce46" table:formula="of:=INFO.OBBA.OBBA.OBGET(INFO.OBBA.OBBA.OBCALL(&quot;swaptionValue&quot;;obLibs&amp;&quot;net.finmath.functions.AnalyticFormulas&quot;;&quot;blackScholesOptionImpliedVolatility&quot;;INFO.OBBA.OBBA.OBMAKE(&quot;&quot;;&quot;double&quot;;[.K42]);INFO.OBBA.OBBA.OBMAKE(&quot;&quot;;&quot;double&quot;;[.B42]);INFO.OBBA.OBBA.OBMAKE(&quot;&quot;;&quot;double&quot;;[.E42]);INFO.OBBA.OBBA.OBMAKE(&quot;&quot;;&quot;double&quot;;[.L42]);INFO.OBBA.OBBA.OBMAKE(&quot;&quot;;&quot;double&quot;;[.J42])))" office:value-type="percentage" office:value="0">
            <text:p>#WERT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2]);INFO.OBBA.OBBA.OBMAKE(&quot;&quot;;&quot;double&quot;;[.C42]-[.B42])))" office:value-type="float" office:value="0">
            <text:p>#WERT!</text:p>
          </table:table-cell>
          <table:table-cell table:style-name="ce21" table:formula="of:=IF(ISNUMBER([.O42]);[.M42]-[.O42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42]+0.5" office:value-type="float" office:value="16.5">
            <text:p>16,5</text:p>
          </table:table-cell>
          <table:table-cell table:style-name="ce21" table:formula="of:=[.B43]+[.$C$8]" office:value-type="float" office:value="26.5">
            <text:p>26,5</text:p>
          </table:table-cell>
          <table:table-cell table:style-name="ce21" office:value-type="float" office:value="0.5">
            <text:p>0,5</text:p>
          </table:table-cell>
          <table:table-cell table:style-name="ce38" table:formula="of:=[.K43]+[.$C$7]" office:value-type="percentage" office:value="0.02">
            <text:p>2,0%</text:p>
          </table:table-cell>
          <table:table-cell table:style-name="ce38"/>
          <table:table-cell table:style-name="ce39" table:formula="of:=INFO.OBBA.OBBA.OBMAKE(&quot;swap tenor &quot;&amp;ROW();obLibs&amp;&quot;net.finmath.time.TimeDiscretization&quot;;INFO.OBBA.OBBA.OBMAKE(&quot;&quot;;&quot;double&quot;;[.B43]);INFO.OBBA.OBBA.OBMAKE(&quot;&quot;;&quot;double&quot;;[.C43]);INFO.OBBA.OBBA.OBMAKE(&quot;&quot;;&quot;double&quot;;[.D43]);[.$B$6])" office:value-type="string" office:string-value="swap tenor 43 &#10;[8524]">
            <text:p>swap tenor 43 <text:line-break/>[8524]</text:p>
          </table:table-cell>
          <table:table-cell table:style-name="ce39" table:formula="of:=INFO.OBBA.OBBA.OBMAKE(&quot;mcSwaption&quot;&amp;ROW();&quot;net.finmath.montecarlo.interestrate.products.Swaption&quot;;INFO.OBBA.OBBA.OBMAKE(&quot;&quot;;&quot;double&quot;;[.B43]);[.G43];INFO.OBBA.OBBA.OBMAKE(&quot;&quot;;&quot;double&quot;;[.E43]))" office:value-type="string" office:string-value="mcSwaption43 &#10;[8527]">
            <text:p>mcSwaption43 <text:line-break/>[8527]</text:p>
          </table:table-cell>
          <table:table-cell table:style-name="ce40" table:formula="of:=INFO.OBBA.OBBA.OBRUN(&quot;mcSwptn price &quot;&amp;ROW();[.H43];&quot;getValue&quot;;[$LIBORMarketModel.$H$26])" office:value-type="string" office:string-value="mcSwptn price 43 &#10;[34029]">
            <text:p>mcSwptn price 43 <text:line-break/>[34029]</text:p>
          </table:table-cell>
          <table:table-cell table:style-name="ce41" table:formula="of:=INFO.OBBA.OBBA.OBGET(INFO.OBBA.OBBA.OBSYNC([.I43];[.$I$11:.$I$49]))" office:value-type="percentage" office:value="0">
            <text:p>#WERT!</text:p>
          </table:table-cell>
          <table:table-cell table:style-name="ce38" table:formula="of:=INFO.OBBA.OBBA.OBGET(INFO.OBBA.OBBA.OBCALL(&quot;&quot;;&quot;net.finmath.marketdata.products.Swap&quot;;&quot;getForwardSwapRate&quot;;[.G43];[.G43];[$LIBORMarketModel.B$20]))" office:value-type="percentage" office:value="0.02">
            <text:p>2,0%</text:p>
          </table:table-cell>
          <table:table-cell table:style-name="ce38" table:formula="of:=INFO.OBBA.OBBA.OBGET(INFO.OBBA.OBBA.OBCALL(&quot;&quot;;&quot;net.finmath.marketdata.products.SwapAnnuity&quot;;&quot;getSwapAnnuity&quot;;[.G43];[$LIBORMarketModel.B$20]))" office:value-type="percentage" office:value="6.49732908626579">
            <text:p>649,7%</text:p>
          </table:table-cell>
          <table:table-cell table:style-name="ce46" table:formula="of:=INFO.OBBA.OBBA.OBGET(INFO.OBBA.OBBA.OBCALL(&quot;swaptionValue&quot;;obLibs&amp;&quot;net.finmath.functions.AnalyticFormulas&quot;;&quot;blackScholesOptionImpliedVolatility&quot;;INFO.OBBA.OBBA.OBMAKE(&quot;&quot;;&quot;double&quot;;[.K43]);INFO.OBBA.OBBA.OBMAKE(&quot;&quot;;&quot;double&quot;;[.B43]);INFO.OBBA.OBBA.OBMAKE(&quot;&quot;;&quot;double&quot;;[.E43]);INFO.OBBA.OBBA.OBMAKE(&quot;&quot;;&quot;double&quot;;[.L43]);INFO.OBBA.OBBA.OBMAKE(&quot;&quot;;&quot;double&quot;;[.J43])))" office:value-type="percentage" office:value="0">
            <text:p>#WERT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3]);INFO.OBBA.OBBA.OBMAKE(&quot;&quot;;&quot;double&quot;;[.C43]-[.B43])))" office:value-type="float" office:value="0">
            <text:p>#WERT!</text:p>
          </table:table-cell>
          <table:table-cell table:style-name="ce21" table:formula="of:=IF(ISNUMBER([.O43]);[.M43]-[.O43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43]+0.5" office:value-type="float" office:value="17">
            <text:p>17</text:p>
          </table:table-cell>
          <table:table-cell table:style-name="ce21" table:formula="of:=[.B44]+[.$C$8]" office:value-type="float" office:value="27">
            <text:p>27</text:p>
          </table:table-cell>
          <table:table-cell table:style-name="ce21" office:value-type="float" office:value="0.5">
            <text:p>0,5</text:p>
          </table:table-cell>
          <table:table-cell table:style-name="ce38" table:formula="of:=[.K44]+[.$C$7]" office:value-type="percentage" office:value="0.02">
            <text:p>2,0%</text:p>
          </table:table-cell>
          <table:table-cell table:style-name="ce38"/>
          <table:table-cell table:style-name="ce39" table:formula="of:=INFO.OBBA.OBBA.OBMAKE(&quot;swap tenor &quot;&amp;ROW();obLibs&amp;&quot;net.finmath.time.TimeDiscretization&quot;;INFO.OBBA.OBBA.OBMAKE(&quot;&quot;;&quot;double&quot;;[.B44]);INFO.OBBA.OBBA.OBMAKE(&quot;&quot;;&quot;double&quot;;[.C44]);INFO.OBBA.OBBA.OBMAKE(&quot;&quot;;&quot;double&quot;;[.D44]);[.$B$6])" office:value-type="string" office:string-value="swap tenor 44 &#10;[8533]">
            <text:p>swap tenor 44 <text:line-break/>[8533]</text:p>
          </table:table-cell>
          <table:table-cell table:style-name="ce39" table:formula="of:=INFO.OBBA.OBBA.OBMAKE(&quot;mcSwaption&quot;&amp;ROW();&quot;net.finmath.montecarlo.interestrate.products.Swaption&quot;;INFO.OBBA.OBBA.OBMAKE(&quot;&quot;;&quot;double&quot;;[.B44]);[.G44];INFO.OBBA.OBBA.OBMAKE(&quot;&quot;;&quot;double&quot;;[.E44]))" office:value-type="string" office:string-value="mcSwaption44 &#10;[8536]">
            <text:p>mcSwaption44 <text:line-break/>[8536]</text:p>
          </table:table-cell>
          <table:table-cell table:style-name="ce40" table:formula="of:=INFO.OBBA.OBBA.OBRUN(&quot;mcSwptn price &quot;&amp;ROW();[.H44];&quot;getValue&quot;;[$LIBORMarketModel.$H$26])" office:value-type="string" office:string-value="mcSwptn price 44 &#10;[34030]">
            <text:p>mcSwptn price 44 <text:line-break/>[34030]</text:p>
          </table:table-cell>
          <table:table-cell table:style-name="ce41" table:formula="of:=INFO.OBBA.OBBA.OBGET(INFO.OBBA.OBBA.OBSYNC([.I44];[.$I$11:.$I$49]))" office:value-type="percentage" office:value="0">
            <text:p>#WERT!</text:p>
          </table:table-cell>
          <table:table-cell table:style-name="ce38" table:formula="of:=INFO.OBBA.OBBA.OBGET(INFO.OBBA.OBBA.OBCALL(&quot;&quot;;&quot;net.finmath.marketdata.products.Swap&quot;;&quot;getForwardSwapRate&quot;;[.G44];[.G44];[$LIBORMarketModel.B$20]))" office:value-type="percentage" office:value="0.02">
            <text:p>2,0%</text:p>
          </table:table-cell>
          <table:table-cell table:style-name="ce38" table:formula="of:=INFO.OBBA.OBBA.OBGET(INFO.OBBA.OBBA.OBCALL(&quot;&quot;;&quot;net.finmath.marketdata.products.SwapAnnuity&quot;;&quot;getSwapAnnuity&quot;;[.G44];[$LIBORMarketModel.B$20]))" office:value-type="percentage" office:value="6.43299909531266">
            <text:p>643,3%</text:p>
          </table:table-cell>
          <table:table-cell table:style-name="ce46" table:formula="of:=INFO.OBBA.OBBA.OBGET(INFO.OBBA.OBBA.OBCALL(&quot;swaptionValue&quot;;obLibs&amp;&quot;net.finmath.functions.AnalyticFormulas&quot;;&quot;blackScholesOptionImpliedVolatility&quot;;INFO.OBBA.OBBA.OBMAKE(&quot;&quot;;&quot;double&quot;;[.K44]);INFO.OBBA.OBBA.OBMAKE(&quot;&quot;;&quot;double&quot;;[.B44]);INFO.OBBA.OBBA.OBMAKE(&quot;&quot;;&quot;double&quot;;[.E44]);INFO.OBBA.OBBA.OBMAKE(&quot;&quot;;&quot;double&quot;;[.L44]);INFO.OBBA.OBBA.OBMAKE(&quot;&quot;;&quot;double&quot;;[.J44])))" office:value-type="percentage" office:value="0">
            <text:p>#WERT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4]);INFO.OBBA.OBBA.OBMAKE(&quot;&quot;;&quot;double&quot;;[.C44]-[.B44])))" office:value-type="float" office:value="0">
            <text:p>#WERT!</text:p>
          </table:table-cell>
          <table:table-cell table:style-name="ce21" table:formula="of:=IF(ISNUMBER([.O44]);[.M44]-[.O44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44]+0.5" office:value-type="float" office:value="17.5">
            <text:p>17,5</text:p>
          </table:table-cell>
          <table:table-cell table:style-name="ce21" table:formula="of:=[.B45]+[.$C$8]" office:value-type="float" office:value="27.5">
            <text:p>27,5</text:p>
          </table:table-cell>
          <table:table-cell table:style-name="ce21" office:value-type="float" office:value="0.5">
            <text:p>0,5</text:p>
          </table:table-cell>
          <table:table-cell table:style-name="ce38" table:formula="of:=[.K45]+[.$C$7]" office:value-type="percentage" office:value="0.02">
            <text:p>2,0%</text:p>
          </table:table-cell>
          <table:table-cell table:style-name="ce38"/>
          <table:table-cell table:style-name="ce39" table:formula="of:=INFO.OBBA.OBBA.OBMAKE(&quot;swap tenor &quot;&amp;ROW();obLibs&amp;&quot;net.finmath.time.TimeDiscretization&quot;;INFO.OBBA.OBBA.OBMAKE(&quot;&quot;;&quot;double&quot;;[.B45]);INFO.OBBA.OBBA.OBMAKE(&quot;&quot;;&quot;double&quot;;[.C45]);INFO.OBBA.OBBA.OBMAKE(&quot;&quot;;&quot;double&quot;;[.D45]);[.$B$6])" office:value-type="string" office:string-value="swap tenor 45 &#10;[8542]">
            <text:p>swap tenor 45 <text:line-break/>[8542]</text:p>
          </table:table-cell>
          <table:table-cell table:style-name="ce39" table:formula="of:=INFO.OBBA.OBBA.OBMAKE(&quot;mcSwaption&quot;&amp;ROW();&quot;net.finmath.montecarlo.interestrate.products.Swaption&quot;;INFO.OBBA.OBBA.OBMAKE(&quot;&quot;;&quot;double&quot;;[.B45]);[.G45];INFO.OBBA.OBBA.OBMAKE(&quot;&quot;;&quot;double&quot;;[.E45]))" office:value-type="string" office:string-value="mcSwaption45 &#10;[8545]">
            <text:p>mcSwaption45 <text:line-break/>[8545]</text:p>
          </table:table-cell>
          <table:table-cell table:style-name="ce40" table:formula="of:=INFO.OBBA.OBBA.OBRUN(&quot;mcSwptn price &quot;&amp;ROW();[.H45];&quot;getValue&quot;;[$LIBORMarketModel.$H$26])" office:value-type="string" office:string-value="mcSwptn price 45 &#10;[34031]">
            <text:p>mcSwptn price 45 <text:line-break/>[34031]</text:p>
          </table:table-cell>
          <table:table-cell table:style-name="ce41" table:formula="of:=INFO.OBBA.OBBA.OBGET(INFO.OBBA.OBBA.OBSYNC([.I45];[.$I$11:.$I$49]))" office:value-type="percentage" office:value="0">
            <text:p>#WERT!</text:p>
          </table:table-cell>
          <table:table-cell table:style-name="ce38" table:formula="of:=INFO.OBBA.OBBA.OBGET(INFO.OBBA.OBBA.OBCALL(&quot;&quot;;&quot;net.finmath.marketdata.products.Swap&quot;;&quot;getForwardSwapRate&quot;;[.G45];[.G45];[$LIBORMarketModel.B$20]))" office:value-type="percentage" office:value="0.02">
            <text:p>2,0%</text:p>
          </table:table-cell>
          <table:table-cell table:style-name="ce38" table:formula="of:=INFO.OBBA.OBBA.OBGET(INFO.OBBA.OBBA.OBCALL(&quot;&quot;;&quot;net.finmath.marketdata.products.SwapAnnuity&quot;;&quot;getSwapAnnuity&quot;;[.G45];[$LIBORMarketModel.B$20]))" office:value-type="percentage" office:value="6.36930603496303">
            <text:p>636,9%</text:p>
          </table:table-cell>
          <table:table-cell table:style-name="ce46" table:formula="of:=INFO.OBBA.OBBA.OBGET(INFO.OBBA.OBBA.OBCALL(&quot;swaptionValue&quot;;obLibs&amp;&quot;net.finmath.functions.AnalyticFormulas&quot;;&quot;blackScholesOptionImpliedVolatility&quot;;INFO.OBBA.OBBA.OBMAKE(&quot;&quot;;&quot;double&quot;;[.K45]);INFO.OBBA.OBBA.OBMAKE(&quot;&quot;;&quot;double&quot;;[.B45]);INFO.OBBA.OBBA.OBMAKE(&quot;&quot;;&quot;double&quot;;[.E45]);INFO.OBBA.OBBA.OBMAKE(&quot;&quot;;&quot;double&quot;;[.L45]);INFO.OBBA.OBBA.OBMAKE(&quot;&quot;;&quot;double&quot;;[.J45])))" office:value-type="percentage" office:value="0">
            <text:p>#WERT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5]);INFO.OBBA.OBBA.OBMAKE(&quot;&quot;;&quot;double&quot;;[.C45]-[.B45])))" office:value-type="float" office:value="0">
            <text:p>#WERT!</text:p>
          </table:table-cell>
          <table:table-cell table:style-name="ce21" table:formula="of:=IF(ISNUMBER([.O45]);[.M45]-[.O45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45]+0.5" office:value-type="float" office:value="18">
            <text:p>18</text:p>
          </table:table-cell>
          <table:table-cell table:style-name="ce21" table:formula="of:=[.B46]+[.$C$8]" office:value-type="float" office:value="28">
            <text:p>28</text:p>
          </table:table-cell>
          <table:table-cell table:style-name="ce21" office:value-type="float" office:value="0.5">
            <text:p>0,5</text:p>
          </table:table-cell>
          <table:table-cell table:style-name="ce38" table:formula="of:=[.K46]+[.$C$7]" office:value-type="percentage" office:value="0.02">
            <text:p>2,0%</text:p>
          </table:table-cell>
          <table:table-cell table:style-name="ce38"/>
          <table:table-cell table:style-name="ce39" table:formula="of:=INFO.OBBA.OBBA.OBMAKE(&quot;swap tenor &quot;&amp;ROW();obLibs&amp;&quot;net.finmath.time.TimeDiscretization&quot;;INFO.OBBA.OBBA.OBMAKE(&quot;&quot;;&quot;double&quot;;[.B46]);INFO.OBBA.OBBA.OBMAKE(&quot;&quot;;&quot;double&quot;;[.C46]);INFO.OBBA.OBBA.OBMAKE(&quot;&quot;;&quot;double&quot;;[.D46]);[.$B$6])" office:value-type="string" office:string-value="swap tenor 46 &#10;[8551]">
            <text:p>swap tenor 46 <text:line-break/>[8551]</text:p>
          </table:table-cell>
          <table:table-cell table:style-name="ce39" table:formula="of:=INFO.OBBA.OBBA.OBMAKE(&quot;mcSwaption&quot;&amp;ROW();&quot;net.finmath.montecarlo.interestrate.products.Swaption&quot;;INFO.OBBA.OBBA.OBMAKE(&quot;&quot;;&quot;double&quot;;[.B46]);[.G46];INFO.OBBA.OBBA.OBMAKE(&quot;&quot;;&quot;double&quot;;[.E46]))" office:value-type="string" office:string-value="mcSwaption46 &#10;[8554]">
            <text:p>mcSwaption46 <text:line-break/>[8554]</text:p>
          </table:table-cell>
          <table:table-cell table:style-name="ce40" table:formula="of:=INFO.OBBA.OBBA.OBRUN(&quot;mcSwptn price &quot;&amp;ROW();[.H46];&quot;getValue&quot;;[$LIBORMarketModel.$H$26])" office:value-type="string" office:string-value="mcSwptn price 46 &#10;[34032]">
            <text:p>mcSwptn price 46 <text:line-break/>[34032]</text:p>
          </table:table-cell>
          <table:table-cell table:style-name="ce41" table:formula="of:=INFO.OBBA.OBBA.OBGET(INFO.OBBA.OBBA.OBSYNC([.I46];[.$I$11:.$I$49]))" office:value-type="percentage" office:value="0">
            <text:p>#WERT!</text:p>
          </table:table-cell>
          <table:table-cell table:style-name="ce38" table:formula="of:=INFO.OBBA.OBBA.OBGET(INFO.OBBA.OBBA.OBCALL(&quot;&quot;;&quot;net.finmath.marketdata.products.Swap&quot;;&quot;getForwardSwapRate&quot;;[.G46];[.G46];[$LIBORMarketModel.B$20]))" office:value-type="percentage" office:value="0.02">
            <text:p>2,0%</text:p>
          </table:table-cell>
          <table:table-cell table:style-name="ce38" table:formula="of:=INFO.OBBA.OBBA.OBGET(INFO.OBBA.OBBA.OBCALL(&quot;&quot;;&quot;net.finmath.marketdata.products.SwapAnnuity&quot;;&quot;getSwapAnnuity&quot;;[.G46];[$LIBORMarketModel.B$20]))" office:value-type="percentage" office:value="6.3062435989733">
            <text:p>630,6%</text:p>
          </table:table-cell>
          <table:table-cell table:style-name="ce46" table:formula="of:=INFO.OBBA.OBBA.OBGET(INFO.OBBA.OBBA.OBCALL(&quot;swaptionValue&quot;;obLibs&amp;&quot;net.finmath.functions.AnalyticFormulas&quot;;&quot;blackScholesOptionImpliedVolatility&quot;;INFO.OBBA.OBBA.OBMAKE(&quot;&quot;;&quot;double&quot;;[.K46]);INFO.OBBA.OBBA.OBMAKE(&quot;&quot;;&quot;double&quot;;[.B46]);INFO.OBBA.OBBA.OBMAKE(&quot;&quot;;&quot;double&quot;;[.E46]);INFO.OBBA.OBBA.OBMAKE(&quot;&quot;;&quot;double&quot;;[.L46]);INFO.OBBA.OBBA.OBMAKE(&quot;&quot;;&quot;double&quot;;[.J46])))" office:value-type="percentage" office:value="0">
            <text:p>#WERT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6]);INFO.OBBA.OBBA.OBMAKE(&quot;&quot;;&quot;double&quot;;[.C46]-[.B46])))" office:value-type="float" office:value="0">
            <text:p>#WERT!</text:p>
          </table:table-cell>
          <table:table-cell table:style-name="ce21" table:formula="of:=IF(ISNUMBER([.O46]);[.M46]-[.O46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46]+0.5" office:value-type="float" office:value="18.5">
            <text:p>18,5</text:p>
          </table:table-cell>
          <table:table-cell table:style-name="ce21" table:formula="of:=[.B47]+[.$C$8]" office:value-type="float" office:value="28.5">
            <text:p>28,5</text:p>
          </table:table-cell>
          <table:table-cell table:style-name="ce21" office:value-type="float" office:value="0.5">
            <text:p>0,5</text:p>
          </table:table-cell>
          <table:table-cell table:style-name="ce38" table:formula="of:=[.K47]+[.$C$7]" office:value-type="percentage" office:value="0.02">
            <text:p>2,0%</text:p>
          </table:table-cell>
          <table:table-cell table:style-name="ce38"/>
          <table:table-cell table:style-name="ce39" table:formula="of:=INFO.OBBA.OBBA.OBMAKE(&quot;swap tenor &quot;&amp;ROW();obLibs&amp;&quot;net.finmath.time.TimeDiscretization&quot;;INFO.OBBA.OBBA.OBMAKE(&quot;&quot;;&quot;double&quot;;[.B47]);INFO.OBBA.OBBA.OBMAKE(&quot;&quot;;&quot;double&quot;;[.C47]);INFO.OBBA.OBBA.OBMAKE(&quot;&quot;;&quot;double&quot;;[.D47]);[.$B$6])" office:value-type="string" office:string-value="swap tenor 47 &#10;[8560]">
            <text:p>swap tenor 47 <text:line-break/>[8560]</text:p>
          </table:table-cell>
          <table:table-cell table:style-name="ce39" table:formula="of:=INFO.OBBA.OBBA.OBMAKE(&quot;mcSwaption&quot;&amp;ROW();&quot;net.finmath.montecarlo.interestrate.products.Swaption&quot;;INFO.OBBA.OBBA.OBMAKE(&quot;&quot;;&quot;double&quot;;[.B47]);[.G47];INFO.OBBA.OBBA.OBMAKE(&quot;&quot;;&quot;double&quot;;[.E47]))" office:value-type="string" office:string-value="mcSwaption47 &#10;[8563]">
            <text:p>mcSwaption47 <text:line-break/>[8563]</text:p>
          </table:table-cell>
          <table:table-cell table:style-name="ce40" table:formula="of:=INFO.OBBA.OBBA.OBRUN(&quot;mcSwptn price &quot;&amp;ROW();[.H47];&quot;getValue&quot;;[$LIBORMarketModel.$H$26])" office:value-type="string" office:string-value="mcSwptn price 47 &#10;[34033]">
            <text:p>mcSwptn price 47 <text:line-break/>[34033]</text:p>
          </table:table-cell>
          <table:table-cell table:style-name="ce41" table:formula="of:=INFO.OBBA.OBBA.OBGET(INFO.OBBA.OBBA.OBSYNC([.I47];[.$I$11:.$I$49]))" office:value-type="percentage" office:value="0">
            <text:p>#WERT!</text:p>
          </table:table-cell>
          <table:table-cell table:style-name="ce38" table:formula="of:=INFO.OBBA.OBBA.OBGET(INFO.OBBA.OBBA.OBCALL(&quot;&quot;;&quot;net.finmath.marketdata.products.Swap&quot;;&quot;getForwardSwapRate&quot;;[.G47];[.G47];[$LIBORMarketModel.B$20]))" office:value-type="percentage" office:value="0.02">
            <text:p>2,0%</text:p>
          </table:table-cell>
          <table:table-cell table:style-name="ce38" table:formula="of:=INFO.OBBA.OBBA.OBGET(INFO.OBBA.OBBA.OBCALL(&quot;&quot;;&quot;net.finmath.marketdata.products.SwapAnnuity&quot;;&quot;getSwapAnnuity&quot;;[.G47];[$LIBORMarketModel.B$20]))" office:value-type="percentage" office:value="6.24380554353792">
            <text:p>624,4%</text:p>
          </table:table-cell>
          <table:table-cell table:style-name="ce46" table:formula="of:=INFO.OBBA.OBBA.OBGET(INFO.OBBA.OBBA.OBCALL(&quot;swaptionValue&quot;;obLibs&amp;&quot;net.finmath.functions.AnalyticFormulas&quot;;&quot;blackScholesOptionImpliedVolatility&quot;;INFO.OBBA.OBBA.OBMAKE(&quot;&quot;;&quot;double&quot;;[.K47]);INFO.OBBA.OBBA.OBMAKE(&quot;&quot;;&quot;double&quot;;[.B47]);INFO.OBBA.OBBA.OBMAKE(&quot;&quot;;&quot;double&quot;;[.E47]);INFO.OBBA.OBBA.OBMAKE(&quot;&quot;;&quot;double&quot;;[.L47]);INFO.OBBA.OBBA.OBMAKE(&quot;&quot;;&quot;double&quot;;[.J47])))" office:value-type="percentage" office:value="0">
            <text:p>#WERT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7]);INFO.OBBA.OBBA.OBMAKE(&quot;&quot;;&quot;double&quot;;[.C47]-[.B47])))" office:value-type="float" office:value="0">
            <text:p>#WERT!</text:p>
          </table:table-cell>
          <table:table-cell table:style-name="ce21" table:formula="of:=IF(ISNUMBER([.O47]);[.M47]-[.O47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47]+0.5" office:value-type="float" office:value="19">
            <text:p>19</text:p>
          </table:table-cell>
          <table:table-cell table:style-name="ce21" table:formula="of:=[.B48]+[.$C$8]" office:value-type="float" office:value="29">
            <text:p>29</text:p>
          </table:table-cell>
          <table:table-cell table:style-name="ce21" office:value-type="float" office:value="0.5">
            <text:p>0,5</text:p>
          </table:table-cell>
          <table:table-cell table:style-name="ce38" table:formula="of:=[.K48]+[.$C$7]" office:value-type="percentage" office:value="0.02">
            <text:p>2,0%</text:p>
          </table:table-cell>
          <table:table-cell table:style-name="ce38"/>
          <table:table-cell table:style-name="ce39" table:formula="of:=INFO.OBBA.OBBA.OBMAKE(&quot;swap tenor &quot;&amp;ROW();obLibs&amp;&quot;net.finmath.time.TimeDiscretization&quot;;INFO.OBBA.OBBA.OBMAKE(&quot;&quot;;&quot;double&quot;;[.B48]);INFO.OBBA.OBBA.OBMAKE(&quot;&quot;;&quot;double&quot;;[.C48]);INFO.OBBA.OBBA.OBMAKE(&quot;&quot;;&quot;double&quot;;[.D48]);[.$B$6])" office:value-type="string" office:string-value="swap tenor 48 &#10;[8569]">
            <text:p>swap tenor 48 <text:line-break/>[8569]</text:p>
          </table:table-cell>
          <table:table-cell table:style-name="ce39" table:formula="of:=INFO.OBBA.OBBA.OBMAKE(&quot;mcSwaption&quot;&amp;ROW();&quot;net.finmath.montecarlo.interestrate.products.Swaption&quot;;INFO.OBBA.OBBA.OBMAKE(&quot;&quot;;&quot;double&quot;;[.B48]);[.G48];INFO.OBBA.OBBA.OBMAKE(&quot;&quot;;&quot;double&quot;;[.E48]))" office:value-type="string" office:string-value="mcSwaption48 &#10;[8572]">
            <text:p>mcSwaption48 <text:line-break/>[8572]</text:p>
          </table:table-cell>
          <table:table-cell table:style-name="ce40" table:formula="of:=INFO.OBBA.OBBA.OBRUN(&quot;mcSwptn price &quot;&amp;ROW();[.H48];&quot;getValue&quot;;[$LIBORMarketModel.$H$26])" office:value-type="string" office:string-value="mcSwptn price 48 &#10;[34034]">
            <text:p>mcSwptn price 48 <text:line-break/>[34034]</text:p>
          </table:table-cell>
          <table:table-cell table:style-name="ce41" table:formula="of:=INFO.OBBA.OBBA.OBGET(INFO.OBBA.OBBA.OBSYNC([.I48];[.$I$11:.$I$49]))" office:value-type="percentage" office:value="0">
            <text:p>#WERT!</text:p>
          </table:table-cell>
          <table:table-cell table:style-name="ce38" table:formula="of:=INFO.OBBA.OBBA.OBGET(INFO.OBBA.OBBA.OBCALL(&quot;&quot;;&quot;net.finmath.marketdata.products.Swap&quot;;&quot;getForwardSwapRate&quot;;[.G48];[.G48];[$LIBORMarketModel.B$20]))" office:value-type="percentage" office:value="0.02">
            <text:p>2,0%</text:p>
          </table:table-cell>
          <table:table-cell table:style-name="ce38" table:formula="of:=INFO.OBBA.OBBA.OBGET(INFO.OBBA.OBBA.OBCALL(&quot;&quot;;&quot;net.finmath.marketdata.products.SwapAnnuity&quot;;&quot;getSwapAnnuity&quot;;[.G48];[$LIBORMarketModel.B$20]))" office:value-type="percentage" office:value="6.18198568667121">
            <text:p>618,2%</text:p>
          </table:table-cell>
          <table:table-cell table:style-name="ce46" table:formula="of:=INFO.OBBA.OBBA.OBGET(INFO.OBBA.OBBA.OBCALL(&quot;swaptionValue&quot;;obLibs&amp;&quot;net.finmath.functions.AnalyticFormulas&quot;;&quot;blackScholesOptionImpliedVolatility&quot;;INFO.OBBA.OBBA.OBMAKE(&quot;&quot;;&quot;double&quot;;[.K48]);INFO.OBBA.OBBA.OBMAKE(&quot;&quot;;&quot;double&quot;;[.B48]);INFO.OBBA.OBBA.OBMAKE(&quot;&quot;;&quot;double&quot;;[.E48]);INFO.OBBA.OBBA.OBMAKE(&quot;&quot;;&quot;double&quot;;[.L48]);INFO.OBBA.OBBA.OBMAKE(&quot;&quot;;&quot;double&quot;;[.J48])))" office:value-type="percentage" office:value="0">
            <text:p>#WERT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8]);INFO.OBBA.OBBA.OBMAKE(&quot;&quot;;&quot;double&quot;;[.C48]-[.B48])))" office:value-type="float" office:value="0">
            <text:p>#WERT!</text:p>
          </table:table-cell>
          <table:table-cell table:style-name="ce21" table:formula="of:=IF(ISNUMBER([.O48]);[.M48]-[.O48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21" table:formula="of:=[.B48]+0.5" office:value-type="float" office:value="19.5">
            <text:p>19,5</text:p>
          </table:table-cell>
          <table:table-cell table:style-name="ce21" table:formula="of:=[.B49]+[.$C$8]" office:value-type="float" office:value="29.5">
            <text:p>29,5</text:p>
          </table:table-cell>
          <table:table-cell table:style-name="ce21" office:value-type="float" office:value="0.5">
            <text:p>0,5</text:p>
          </table:table-cell>
          <table:table-cell table:style-name="ce38" table:formula="of:=[.K49]+[.$C$7]" office:value-type="percentage" office:value="0.02">
            <text:p>2,0%</text:p>
          </table:table-cell>
          <table:table-cell table:style-name="ce38"/>
          <table:table-cell table:style-name="ce39" table:formula="of:=INFO.OBBA.OBBA.OBMAKE(&quot;swap tenor &quot;&amp;ROW();obLibs&amp;&quot;net.finmath.time.TimeDiscretization&quot;;INFO.OBBA.OBBA.OBMAKE(&quot;&quot;;&quot;double&quot;;[.B49]);INFO.OBBA.OBBA.OBMAKE(&quot;&quot;;&quot;double&quot;;[.C49]);INFO.OBBA.OBBA.OBMAKE(&quot;&quot;;&quot;double&quot;;[.D49]);[.$B$6])" office:value-type="string" office:string-value="swap tenor 49 &#10;[8578]">
            <text:p>swap tenor 49 <text:line-break/>[8578]</text:p>
          </table:table-cell>
          <table:table-cell table:style-name="ce39" table:formula="of:=INFO.OBBA.OBBA.OBMAKE(&quot;mcSwaption&quot;&amp;ROW();&quot;net.finmath.montecarlo.interestrate.products.Swaption&quot;;INFO.OBBA.OBBA.OBMAKE(&quot;&quot;;&quot;double&quot;;[.B49]);[.G49];INFO.OBBA.OBBA.OBMAKE(&quot;&quot;;&quot;double&quot;;[.E49]))" office:value-type="string" office:string-value="mcSwaption49 &#10;[8581]">
            <text:p>mcSwaption49 <text:line-break/>[8581]</text:p>
          </table:table-cell>
          <table:table-cell table:style-name="ce40" table:formula="of:=INFO.OBBA.OBBA.OBRUN(&quot;mcSwptn price &quot;&amp;ROW();[.H49];&quot;getValue&quot;;[$LIBORMarketModel.$H$26])" office:value-type="string" office:string-value="mcSwptn price 49 &#10;[34035]">
            <text:p>mcSwptn price 49 <text:line-break/>[34035]</text:p>
          </table:table-cell>
          <table:table-cell table:style-name="ce41" table:formula="of:=INFO.OBBA.OBBA.OBGET(INFO.OBBA.OBBA.OBSYNC([.I49];[.$I$11:.$I$49]))" office:value-type="percentage" office:value="0">
            <text:p>#WERT!</text:p>
          </table:table-cell>
          <table:table-cell table:style-name="ce38" table:formula="of:=INFO.OBBA.OBBA.OBGET(INFO.OBBA.OBBA.OBCALL(&quot;&quot;;&quot;net.finmath.marketdata.products.Swap&quot;;&quot;getForwardSwapRate&quot;;[.G49];[.G49];[$LIBORMarketModel.B$20]))" office:value-type="percentage" office:value="0.02">
            <text:p>2,0%</text:p>
          </table:table-cell>
          <table:table-cell table:style-name="ce38" table:formula="of:=INFO.OBBA.OBBA.OBGET(INFO.OBBA.OBBA.OBCALL(&quot;&quot;;&quot;net.finmath.marketdata.products.SwapAnnuity&quot;;&quot;getSwapAnnuity&quot;;[.G49];[$LIBORMarketModel.B$20]))" office:value-type="percentage" office:value="6.12077790759525">
            <text:p>612,1%</text:p>
          </table:table-cell>
          <table:table-cell table:style-name="ce46" table:formula="of:=INFO.OBBA.OBBA.OBGET(INFO.OBBA.OBBA.OBCALL(&quot;swaptionValue&quot;;obLibs&amp;&quot;net.finmath.functions.AnalyticFormulas&quot;;&quot;blackScholesOptionImpliedVolatility&quot;;INFO.OBBA.OBBA.OBMAKE(&quot;&quot;;&quot;double&quot;;[.K49]);INFO.OBBA.OBBA.OBMAKE(&quot;&quot;;&quot;double&quot;;[.B49]);INFO.OBBA.OBBA.OBMAKE(&quot;&quot;;&quot;double&quot;;[.E49]);INFO.OBBA.OBBA.OBMAKE(&quot;&quot;;&quot;double&quot;;[.L49]);INFO.OBBA.OBBA.OBMAKE(&quot;&quot;;&quot;double&quot;;[.J49])))" office:value-type="percentage" office:value="0">
            <text:p>#WERT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9]);INFO.OBBA.OBBA.OBMAKE(&quot;&quot;;&quot;double&quot;;[.C49]-[.B49])))" office:value-type="float" office:value="0">
            <text:p>#WERT!</text:p>
          </table:table-cell>
          <table:table-cell table:style-name="ce21" table:formula="of:=IF(ISNUMBER([.O49]);[.M49]-[.O49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 table:number-rows-repeated="5">
          <table:table-cell table:style-name="ce14" table:number-columns-repeated="6"/>
          <table:table-cell table:style-name="ce39" table:number-columns-repeated="3"/>
          <table:table-cell table:style-name="ce14" table:number-columns-repeated="249"/>
          <table:table-cell table:number-columns-repeated="766"/>
        </table:table-row>
        <table:table-row table:style-name="ro4" table:number-rows-repeated="65480">
          <table:table-cell table:style-name="ce14" table:number-columns-repeated="7"/>
          <table:table-cell table:style-name="ce39" table:number-columns-repeated="3"/>
          <table:table-cell table:style-name="ce14" table:number-columns-repeated="248"/>
          <table:table-cell table:number-columns-repeated="766"/>
        </table:table-row>
        <table:table-row table:style-name="ro4" table:number-rows-repeated="983040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ingle Swaption" table:style-name="ta5" table:print="false">
        <table:table-column table:style-name="co5" table:default-cell-style-name="ce47"/>
        <table:table-column table:style-name="co6" table:number-columns-repeated="1023" table:default-cell-style-name="ce47"/>
        <table:table-row table:style-name="ro5">
          <table:table-cell table:style-name="ce14" table:number-columns-repeated="257"/>
          <table:table-cell table:number-columns-repeated="767"/>
        </table:table-row>
        <table:table-row table:style-name="ro3">
          <table:table-cell table:style-name="ce16"/>
          <table:table-cell table:style-name="ce16" office:value-type="string">
            <text:p>LIBOR Market Model Swaption Valuation</text:p>
          </table:table-cell>
          <table:table-cell table:style-name="ce16" table:number-columns-repeated="255"/>
          <table:table-cell table:style-name="ce60" table:number-columns-repeated="767"/>
        </table:table-row>
        <table:table-row table:style-name="ro5">
          <table:table-cell table:style-name="ce14"/>
          <table:table-cell table:style-name="ce33"/>
          <table:table-cell table:style-name="ce14" table:number-columns-repeated="255"/>
          <table:table-cell table:number-columns-repeated="767"/>
        </table:table-row>
        <table:table-row table:style-name="ro5">
          <table:table-cell table:style-name="ce14"/>
          <table:table-cell table:style-name="ce48"/>
          <table:table-cell table:style-name="ce14" table:number-columns-repeated="255"/>
          <table:table-cell table:number-columns-repeated="767"/>
        </table:table-row>
        <table:table-row table:style-name="ro5">
          <table:table-cell table:style-name="ce14" table:number-columns-repeated="257"/>
          <table:table-cell table:number-columns-repeated="767"/>
        </table:table-row>
        <table:table-row table:style-name="ro5">
          <table:table-cell table:style-name="ce14"/>
          <table:table-cell table:style-name="ce19" office:value-type="string">
            <text:p>Swap Tenor</text:p>
          </table:table-cell>
          <table:table-cell table:style-name="ce19"/>
          <table:table-cell table:style-name="ce14"/>
          <table:table-cell table:style-name="ce19" office:value-type="string">
            <text:p>Swaption</text:p>
          </table:table-cell>
          <table:table-cell table:style-name="ce19"/>
          <table:table-cell table:style-name="ce14"/>
          <table:table-cell table:style-name="ce19" office:value-type="string">
            <text:p>Swaption with flexible Payment Schedule</text:p>
          </table:table-cell>
          <table:table-cell table:style-name="ce19"/>
          <table:table-cell table:style-name="ce14"/>
          <table:table-cell table:style-name="ce19" office:value-type="string">
            <text:p>Swaption payment schedule</text:p>
          </table:table-cell>
          <table:table-cell table:style-name="ce19" table:number-columns-repeated="3"/>
          <table:table-cell table:style-name="ce14" table:number-columns-repeated="243"/>
          <table:table-cell table:number-columns-repeated="767"/>
        </table:table-row>
        <table:table-row table:style-name="ro5">
          <table:table-cell table:style-name="ce14"/>
          <table:table-cell table:style-name="ce49" table:number-columns-repeated="2"/>
          <table:table-cell table:style-name="ce14" table:number-columns-repeated="254"/>
          <table:table-cell table:number-columns-repeated="767"/>
        </table:table-row>
        <table:table-row table:style-name="ro7"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/>
          <table:table-cell table:style-name="ce58" table:formula="of:=INFO.OBBA.OBBA.OBMAKE(&quot;fixingDates&quot;;&quot;double[]&quot;;[.K9:.K11])" office:value-type="string" office:string-value="fixingDates &#10;[8912]">
            <text:p>fixingDates </text:p>
            <text:p>[8912]</text:p>
          </table:table-cell>
          <table:table-cell table:style-name="ce58" table:formula="of:=INFO.OBBA.OBBA.OBMAKE(&quot;paymentDates&quot;;&quot;double[]&quot;;[.L9:.L11])" office:value-type="string" office:string-value="paymentDates &#10;[8911]">
            <text:p>paymentDates </text:p>
            <text:p>[8911]</text:p>
          </table:table-cell>
          <table:table-cell table:style-name="ce58" table:formula="of:=INFO.OBBA.OBBA.OBMAKE(&quot;periodLength&quot;;&quot;double[]&quot;;[.M9:.M11])" office:value-type="string" office:string-value="periodLength &#10;[8910]">
            <text:p>periodLength </text:p>
            <text:p>[8910]</text:p>
          </table:table-cell>
          <table:table-cell table:style-name="ce58" table:formula="of:=INFO.OBBA.OBBA.OBMAKE(&quot;swapRates&quot;;&quot;double[]&quot;;[.N9:.N11])" office:value-type="string" office:string-value="swapRates &#10;[8909]">
            <text:p>swapRates </text:p>
            <text:p>[8909]</text:p>
          </table:table-cell>
          <table:table-cell table:style-name="ce14" table:number-columns-repeated="243"/>
          <table:table-cell table:number-columns-repeated="767"/>
        </table:table-row>
        <table:table-row table:style-name="ro7">
          <table:table-cell table:style-name="ce14"/>
          <table:table-cell table:style-name="ce50" table:formula="of:=INFO.OBBA.OBBA.OBMAKE(&quot;swap start&quot;;&quot;double&quot;;[.C9])" office:value-type="string" office:string-value="swap start &#10;[8917]">
            <text:p>swap start </text:p>
            <text:p>[8917]</text:p>
          </table:table-cell>
          <table:table-cell table:style-name="ce21" office:value-type="float" office:value="2">
            <text:p>2</text:p>
          </table:table-cell>
          <table:table-cell table:style-name="ce14"/>
          <table:table-cell table:style-name="ce52" table:formula="of:=INFO.OBBA.OBBA.OBMAKE(&quot;option maturity&quot;;&quot;double&quot;;[.F9])" office:value-type="string" office:string-value="option maturity &#10;[8923]">
            <text:p>option maturity </text:p>
            <text:p>[8923]</text:p>
          </table:table-cell>
          <table:table-cell table:style-name="ce21" table:formula="of:=[.C9]" office:value-type="float" office:value="2">
            <text:p>2</text:p>
          </table:table-cell>
          <table:table-cell table:style-name="ce14"/>
          <table:table-cell table:style-name="ce50" table:formula="of:=INFO.OBBA.OBBA.OBMAKE(&quot;exerciseDate&quot;;&quot;double&quot;;[.I9])" office:value-type="string" office:string-value="exerciseDate &#10;[8913]">
            <text:p>exerciseDate </text:p>
            <text:p>[8913]</text:p>
          </table:table-cell>
          <table:table-cell table:style-name="ce21" office:value-type="float" office:value="2">
            <text:p>2</text:p>
          </table:table-cell>
          <table:table-cell table:style-name="ce14"/>
          <table:table-cell table:style-name="ce21" office:value-type="float" office:value="2">
            <text:p>2</text:p>
          </table:table-cell>
          <table:table-cell table:style-name="ce21" office:value-type="float" office:value="2.5">
            <text:p>2,5</text:p>
          </table:table-cell>
          <table:table-cell table:style-name="ce21" office:value-type="float" office:value="0.5">
            <text:p>0,5</text:p>
          </table:table-cell>
          <table:table-cell table:style-name="ce59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7">
          <table:table-cell table:style-name="ce14"/>
          <table:table-cell table:style-name="ce50" table:formula="of:=INFO.OBBA.OBBA.OBMAKE(&quot;swap end&quot;;&quot;double&quot;;[.C10])" office:value-type="string" office:string-value="swap end &#10;[8918]">
            <text:p>swap end </text:p>
            <text:p>[8918]</text:p>
          </table:table-cell>
          <table:table-cell table:style-name="ce21" office:value-type="float" office:value="3.5">
            <text:p>3,5</text:p>
          </table:table-cell>
          <table:table-cell table:style-name="ce14"/>
          <table:table-cell table:style-name="ce52" table:formula="of:=INFO.OBBA.OBBA.OBMAKE(&quot;option strike&quot;;&quot;double&quot;;[.F10])" office:value-type="string" office:string-value="option strike &#10;[8916]">
            <text:p>option strike </text:p>
            <text:p>[8916]</text:p>
          </table:table-cell>
          <table:table-cell table:style-name="ce38" office:value-type="percentage" office:value="0.02">
            <text:p>2,0%</text:p>
          </table:table-cell>
          <table:table-cell table:style-name="ce14" table:number-columns-repeated="4"/>
          <table:table-cell table:style-name="ce21" office:value-type="float" office:value="2.5">
            <text:p>2,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.5">
            <text:p>0,5</text:p>
          </table:table-cell>
          <table:table-cell table:style-name="ce59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7">
          <table:table-cell table:style-name="ce14"/>
          <table:table-cell table:style-name="ce50" table:formula="of:=INFO.OBBA.OBBA.OBMAKE(&quot;swap period length&quot;;&quot;double&quot;;[.C11])" office:value-type="string" office:string-value="swap period length &#10;[8919]">
            <text:p>swap period length </text:p>
            <text:p>[8919]</text:p>
          </table:table-cell>
          <table:table-cell table:style-name="ce21" office:value-type="float" office:value="0.5">
            <text:p>0,5</text:p>
          </table:table-cell>
          <table:table-cell table:style-name="ce14" table:number-columns-repeated="4"/>
          <table:table-cell table:style-name="ce35" office:value-type="string">
            <text:p>payment schedule</text:p>
          </table:table-cell>
          <table:table-cell table:style-name="ce21" office:value-type="string">
            <text:p>(see right)</text:p>
          </table:table-cell>
          <table:table-cell table:style-name="ce14"/>
          <table:table-cell table:style-name="ce21" office:value-type="float" office:value="3">
            <text:p>3</text:p>
          </table:table-cell>
          <table:table-cell table:style-name="ce21" office:value-type="float" office:value="3.5">
            <text:p>3,5</text:p>
          </table:table-cell>
          <table:table-cell table:style-name="ce21" office:value-type="float" office:value="0.5">
            <text:p>0,5</text:p>
          </table:table-cell>
          <table:table-cell table:style-name="ce59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7">
          <table:table-cell table:style-name="ce14"/>
          <table:table-cell table:style-name="ce50" table:formula="of:=INFO.OBBA.OBBA.OBCALL(&quot;short period&quot;;obLibs&amp;&quot;net.finmath.time.TimeDiscretization$ShortPeriodLocation&quot;;&quot;valueOf&quot;;INFO.OBBA.OBBA.OBMAKE(&quot;&quot;;&quot;String&quot;;[.C12]))" office:value-type="string" office:string-value="short period &#10;[8921]">
            <text:p>short period </text:p>
            <text:p>[8921]</text:p>
          </table:table-cell>
          <table:table-cell table:style-name="ce14" office:value-type="string">
            <text:p>SHORT_PERIOD_AT_START</text:p>
          </table:table-cell>
          <table:table-cell table:style-name="ce14" table:number-columns-repeated="254"/>
          <table:table-cell table:number-columns-repeated="767"/>
        </table:table-row>
        <table:table-row table:style-name="ro7">
          <table:table-cell table:style-name="ce14"/>
          <table:table-cell table:style-name="ce50"/>
          <table:table-cell table:style-name="ce14" table:number-columns-repeated="255"/>
          <table:table-cell table:number-columns-repeated="767"/>
        </table:table-row>
        <table:table-row table:style-name="ro5"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 table:number-columns-repeated="248"/>
          <table:table-cell table:number-columns-repeated="767"/>
        </table:table-row>
        <table:table-row table:style-name="ro8">
          <table:table-cell table:style-name="ce14"/>
          <table:table-cell table:style-name="ce21" table:formula="of:=INFO.OBBA.OBBA.OBMAKE(&quot;swap tenor&quot;;obLibs&amp;&quot;net.finmath.time.TimeDiscretization&quot;;[.B9:.B12])" office:value-type="string" office:string-value="swap tenor &#10;[8922]">
            <text:p>swap tenor </text:p>
            <text:p>[8922]</text:p>
          </table:table-cell>
          <table:table-cell table:style-name="ce14" table:number-columns-repeated="2"/>
          <table:table-cell table:style-name="ce14" table:formula="of:=INFO.OBBA.OBBA.OBMAKE(&quot;mcSwaption&quot;;&quot;net.finmath.montecarlo.interestrate.products.Swaption&quot;;[.E9];[.B15];[.E10])" office:value-type="string" office:string-value="mcSwaption &#10;[8924]">
            <text:p>mcSwaption </text:p>
            <text:p>[8924]</text:p>
          </table:table-cell>
          <table:table-cell table:style-name="ce14" table:number-columns-repeated="2"/>
          <table:table-cell table:style-name="ce14" table:formula="of:=INFO.OBBA.OBBA.OBMAKE(&quot;mcSwaption2&quot;;&quot;net.finmath.montecarlo.interestrate.products.Swaption&quot;;[.H9];[.K8:.N8])" office:value-type="string" office:string-value="mcSwaption2 &#10;[8914]">
            <text:p>mcSwaption2 </text:p>
            <text:p>[8914]</text:p>
          </table:table-cell>
          <table:table-cell table:style-name="ce14" table:number-columns-repeated="249"/>
          <table:table-cell table:number-columns-repeated="767"/>
        </table:table-row>
        <table:table-row table:style-name="ro5">
          <table:table-cell table:style-name="ce14" table:number-columns-repeated="257"/>
          <table:table-cell table:number-columns-repeated="767"/>
        </table:table-row>
        <table:table-row table:style-name="ro5">
          <table:table-cell table:style-name="ce14"/>
          <table:table-cell table:style-name="ce51" office:value-type="string">
            <text:p>Result</text:p>
          </table:table-cell>
          <table:table-cell table:style-name="ce51"/>
          <table:table-cell table:style-name="ce14"/>
          <table:table-cell table:style-name="ce51" office:value-type="string">
            <text:p>Result</text:p>
          </table:table-cell>
          <table:table-cell table:style-name="ce51"/>
          <table:table-cell table:style-name="ce14"/>
          <table:table-cell table:style-name="ce51" office:value-type="string">
            <text:p>Result</text:p>
          </table:table-cell>
          <table:table-cell table:style-name="ce51"/>
          <table:table-cell table:style-name="ce14" table:number-columns-repeated="248"/>
          <table:table-cell table:number-columns-repeated="767"/>
        </table:table-row>
        <table:table-row table:style-name="ro5">
          <table:table-cell table:style-name="ce14" table:number-columns-repeated="257"/>
          <table:table-cell table:number-columns-repeated="767"/>
        </table:table-row>
        <table:table-row table:style-name="ro7">
          <table:table-cell table:style-name="ce14"/>
          <table:table-cell table:style-name="ce50" table:formula="of:=INFO.OBBA.OBBA.OBMAKE(&quot;forward swaprate&quot;;&quot;double&quot;;[.C19])" office:value-type="string" office:string-value="forward swaprate &#10;[8930]">
            <text:p>forward swaprate </text:p>
            <text:p>[8930]</text:p>
          </table:table-cell>
          <table:table-cell table:style-name="ce42" table:formula="of:=INFO.OBBA.OBBA.OBGET(INFO.OBBA.OBBA.OBCALL(&quot;&quot;;&quot;net.finmath.marketdata.products.Swap&quot;;&quot;getForwardSwapRate&quot;;[.B15];[.B15];[$LIBORMarketModel.B$20]))" office:value-type="percentage" office:value="0.02">
            <text:p>2,0%</text:p>
          </table:table-cell>
          <table:table-cell table:style-name="ce14"/>
          <table:table-cell table:style-name="ce35" office:value-type="string">
            <text:p>Value(LMM):</text:p>
          </table:table-cell>
          <table:table-cell table:style-name="ce53" table:formula="of:=INFO.OBBA.OBBA.OBGET(INFO.OBBA.OBBA.OBCALL(&quot;&quot;;[.E15];&quot;getValue&quot;;[$LIBORMarketModel.H26]))" office:value-type="percentage" office:value="0.0113785037313868">
            <text:p>1,138%</text:p>
          </table:table-cell>
          <table:table-cell table:style-name="ce14"/>
          <table:table-cell table:style-name="ce35" office:value-type="string">
            <text:p>Value(LMM):</text:p>
          </table:table-cell>
          <table:table-cell table:style-name="ce53" table:formula="of:=INFO.OBBA.OBBA.OBGET(INFO.OBBA.OBBA.OBCALL(&quot;&quot;;[.H15];&quot;getValue&quot;;[$LIBORMarketModel.$H$26]))" office:value-type="percentage" office:value="0.0113785037313868">
            <text:p>1,138%</text:p>
          </table:table-cell>
          <table:table-cell table:style-name="ce14" table:number-columns-repeated="248"/>
          <table:table-cell table:number-columns-repeated="767"/>
        </table:table-row>
        <table:table-row table:style-name="ro7">
          <table:table-cell table:style-name="ce14"/>
          <table:table-cell table:style-name="ce50" table:formula="of:=INFO.OBBA.OBBA.OBMAKE(&quot;swap annuity&quot;;&quot;double&quot;;[.C20])" office:value-type="string" office:string-value="swap annuity &#10;[8928]">
            <text:p>swap annuity </text:p>
            <text:p>[8928]</text:p>
          </table:table-cell>
          <table:table-cell table:style-name="ce42" table:formula="of:=INFO.OBBA.OBBA.OBGET(INFO.OBBA.OBBA.OBCALL(&quot;&quot;;&quot;net.finmath.marketdata.products.SwapAnnuity&quot;;&quot;getSwapAnnuity&quot;;[.B15];[$LIBORMarketModel.B$20]))" office:value-type="percentage" office:value="1.41311448878405">
            <text:p>141,3%</text:p>
          </table:table-cell>
          <table:table-cell table:style-name="ce14"/>
          <table:table-cell table:style-name="ce35" office:value-type="string">
            <text:p>Implied Volatility:</text:p>
          </table:table-cell>
          <table:table-cell table:style-name="ce54" table:formula="of:=INFO.OBBA.OBBA.OBGET(INFO.OBBA.OBBA.OBCALL(&quot;swaptionValue&quot;;obLibs&amp;&quot;net.finmath.functions.AnalyticFormulas&quot;;&quot;blackScholesOptionImpliedVolatility&quot;;[.B19];[.E9:.E10];[.B20];INFO.OBBA.OBBA.OBMAKE(&quot;&quot;;&quot;double&quot;;[.F19])))" office:value-type="percentage" office:value="0.746914805438358">
            <text:p>74,69148%</text:p>
          </table:table-cell>
          <table:table-cell table:style-name="ce14" table:number-columns-repeated="251"/>
          <table:table-cell table:number-columns-repeated="767"/>
        </table:table-row>
        <table:table-row table:style-name="ro5">
          <table:table-cell table:style-name="ce14" table:number-columns-repeated="5"/>
          <table:table-cell table:style-name="ce14" table:formula="of:=INFO.OBBA.OBBA.OBGET(INFO.OBBA.OBBA.OBCALL(&quot;&quot;;[.E15];&quot;getValues&quot;;[$LIBORMarketModel.H26]))" office:value-type="string" office:string-value="{error=3.335066632553224E-4, value=0.01137850373138684}">
            <text:p>{error=3.335066632553224E-4, value=0.01137850373138684}</text:p>
          </table:table-cell>
          <table:table-cell table:style-name="ce14" table:number-columns-repeated="251"/>
          <table:table-cell table:number-columns-repeated="767"/>
        </table:table-row>
        <table:table-row table:style-name="ro7">
          <table:table-cell table:style-name="ce14" table:number-columns-repeated="257"/>
          <table:table-cell table:number-columns-repeated="767"/>
        </table:table-row>
        <table:table-row table:style-name="ro7">
          <table:table-cell table:style-name="ce14" table:number-columns-repeated="7"/>
          <table:table-cell table:style-name="ce35"/>
          <table:table-cell table:style-name="ce54"/>
          <table:table-cell table:style-name="ce14" table:number-columns-repeated="248"/>
          <table:table-cell table:number-columns-repeated="767"/>
        </table:table-row>
        <table:table-row table:style-name="ro5">
          <table:table-cell table:style-name="ce14"/>
          <table:table-cell table:style-name="ce35"/>
          <table:table-cell table:style-name="ce14" table:number-columns-repeated="7"/>
          <table:table-cell table:style-name="ce57"/>
          <table:table-cell table:style-name="ce14" table:number-columns-repeated="247"/>
          <table:table-cell table:number-columns-repeated="767"/>
        </table:table-row>
        <table:table-row table:style-name="ro5">
          <table:table-cell table:style-name="ce14" table:number-columns-repeated="257"/>
          <table:table-cell table:number-columns-repeated="767"/>
        </table:table-row>
        <table:table-row table:style-name="ro5">
          <table:table-cell table:style-name="ce14" table:number-columns-repeated="4"/>
          <table:table-cell table:style-name="ce19" office:value-type="string">
            <text:p>Corresponding Swaption (under Black-Scholes):</text:p>
          </table:table-cell>
          <table:table-cell table:style-name="ce19"/>
          <table:table-cell table:style-name="ce14" table:number-columns-repeated="251"/>
          <table:table-cell table:number-columns-repeated="767"/>
        </table:table-row>
        <table:table-row table:style-name="ro5">
          <table:table-cell table:style-name="ce14" table:number-columns-repeated="257"/>
          <table:table-cell table:number-columns-repeated="767"/>
        </table:table-row>
        <table:table-row table:style-name="ro5">
          <table:table-cell table:style-name="ce14" table:number-columns-repeated="4"/>
          <table:table-cell table:style-name="ce20" office:value-type="string">
            <text:p>Parameters:</text:p>
          </table:table-cell>
          <table:table-cell table:style-name="ce20"/>
          <table:table-cell table:style-name="ce14" table:number-columns-repeated="251"/>
          <table:table-cell table:number-columns-repeated="767"/>
        </table:table-row>
        <table:table-row table:style-name="ro7">
          <table:table-cell table:style-name="ce14" table:number-columns-repeated="4"/>
          <table:table-cell table:style-name="ce50" table:formula="of:=INFO.OBBA.OBBA.OBMAKE(&quot;volatility&quot;;&quot;double&quot;;[.F29])" office:value-type="string" office:string-value="volatility &#10;[8933]">
            <text:p>volatility </text:p>
            <text:p>[8933]</text:p>
          </table:table-cell>
          <table:table-cell table:style-name="ce55" office:value-type="percentage" office:value="0.75">
            <text:p>75,0%</text:p>
          </table:table-cell>
          <table:table-cell table:style-name="ce14" table:number-columns-repeated="251"/>
          <table:table-cell table:number-columns-repeated="767"/>
        </table:table-row>
        <table:table-row table:style-name="ro5">
          <table:table-cell table:style-name="ce14" table:number-columns-repeated="257"/>
          <table:table-cell table:number-columns-repeated="767"/>
        </table:table-row>
        <table:table-row table:style-name="ro5">
          <table:table-cell table:style-name="ce14" table:number-columns-repeated="4"/>
          <table:table-cell table:style-name="ce51" office:value-type="string">
            <text:p>Result</text:p>
          </table:table-cell>
          <table:table-cell table:style-name="ce51"/>
          <table:table-cell table:style-name="ce14" table:number-columns-repeated="251"/>
          <table:table-cell table:number-columns-repeated="767"/>
        </table:table-row>
        <table:table-row table:style-name="ro5">
          <table:table-cell table:style-name="ce14" table:number-columns-repeated="257"/>
          <table:table-cell table:number-columns-repeated="767"/>
        </table:table-row>
        <table:table-row table:style-name="ro5">
          <table:table-cell table:style-name="ce14" table:number-columns-repeated="4"/>
          <table:table-cell table:style-name="ce35" office:value-type="string">
            <text:p>Value(Black-Scholes):</text:p>
          </table:table-cell>
          <table:table-cell table:style-name="ce56" table:formula="of:=INFO.OBBA.OBBA.OBGET(INFO.OBBA.OBBA.OBCALL(&quot;swaptionValue&quot;;obLibs&amp;&quot;net.finmath.functions.AnalyticFormulas&quot;;&quot;blackModelSwaptionValue&quot;;[.B19];[.E29];[.E9:.E10];[.B20]))" office:value-type="percentage" office:value="0.0114212691976996">
            <text:p>1,142%</text:p>
          </table:table-cell>
          <table:table-cell table:style-name="ce14" table:number-columns-repeated="251"/>
          <table:table-cell table:number-columns-repeated="767"/>
        </table:table-row>
        <table:table-row table:style-name="ro5" table:number-rows-repeated="65503">
          <table:table-cell table:style-name="ce14" table:number-columns-repeated="257"/>
          <table:table-cell table:number-columns-repeated="767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odel" table:style-name="ta6" table:print="false">
        <table:table-column table:style-name="co5" table:default-cell-style-name="ce28"/>
        <table:table-column table:style-name="co9" table:number-columns-repeated="256" table:default-cell-style-name="ce28"/>
        <table:table-column table:style-name="co8" table:number-columns-repeated="767" table:default-cell-style-name="ce28"/>
        <table:table-row table:style-name="ro9">
          <table:table-cell table:style-name="ce14" table:number-columns-repeated="3"/>
          <table:table-cell table:style-name="ce21"/>
          <table:table-cell table:style-name="ce39" table:number-columns-repeated="2"/>
          <table:table-cell table:style-name="ce14" table:number-columns-repeated="251"/>
          <table:table-cell table:number-columns-repeated="767"/>
        </table:table-row>
        <table:table-row table:style-name="ro9">
          <table:table-cell table:style-name="ce14"/>
          <table:table-cell table:style-name="ce16" office:value-type="string">
            <text:p>Volatility and Correlation Model</text:p>
          </table:table-cell>
          <table:table-cell table:style-name="ce14"/>
          <table:table-cell table:style-name="ce21"/>
          <table:table-cell table:style-name="ce39" table:number-columns-repeated="2"/>
          <table:table-cell table:style-name="ce14" table:number-columns-repeated="251"/>
          <table:table-cell table:number-columns-repeated="767"/>
        </table:table-row>
        <table:table-row table:style-name="ro9">
          <table:table-cell table:style-name="ce14"/>
          <table:table-cell table:style-name="ce33" office:value-type="string">
            <text:p>Note: This sheet only works if the model has been created with a covariance model of type LIBORCovarianceModelFromVolatilityAndCorrelation </text:p>
          </table:table-cell>
          <table:table-cell table:style-name="ce14"/>
          <table:table-cell table:style-name="ce21"/>
          <table:table-cell table:style-name="ce39" table:number-columns-repeated="2"/>
          <table:table-cell table:style-name="ce14" table:number-columns-repeated="251"/>
          <table:table-cell table:number-columns-repeated="767"/>
        </table:table-row>
        <table:table-row table:style-name="ro9">
          <table:table-cell table:style-name="ce14"/>
          <table:table-cell table:style-name="ce61"/>
          <table:table-cell table:style-name="ce14"/>
          <table:table-cell table:style-name="ce21"/>
          <table:table-cell table:style-name="ce39" table:number-columns-repeated="2"/>
          <table:table-cell table:style-name="ce14" table:number-columns-repeated="251"/>
          <table:table-cell table:number-columns-repeated="767"/>
        </table:table-row>
        <table:table-row table:style-name="ro9">
          <table:table-cell table:style-name="ce14"/>
          <table:table-cell table:style-name="ce35" office:value-type="string">
            <text:p>Covariance Model:</text:p>
          </table:table-cell>
          <table:table-cell table:style-name="ce64" table:formula="of:=INFO.OBBA.OBBA.OBCAST(INFO.OBBA.OBBA.OBCALL(&quot;covarianceModelCalibrated&quot;;[LIBORMarketModel.$E$63];&quot;getCovarianceModel&quot;);&quot;net.finmath.montecarlo.interestrate.modelplugins.LIBORCovarianceModelFromVolatilityAndCorrelation&quot;)" office:value-type="string" office:string-value="covarianceModelCalibrated &#10;[21512]">
            <text:p>covarianceModelCalibrated </text:p>
            <text:p>[21512]</text:p>
          </table:table-cell>
          <table:table-cell table:style-name="ce21"/>
          <table:table-cell table:style-name="ce39" table:number-columns-repeated="2"/>
          <table:table-cell table:style-name="ce14" table:number-columns-repeated="251"/>
          <table:table-cell table:number-columns-repeated="767"/>
        </table:table-row>
        <table:table-row table:style-name="ro9">
          <table:table-cell table:style-name="ce14"/>
          <table:table-cell table:style-name="ce35" office:value-type="string">
            <text:p>Volatility Model:</text:p>
          </table:table-cell>
          <table:table-cell table:style-name="ce39" table:formula="of:=INFO.OBBA.OBBA.OBCALL(&quot;volatilityModelFromLMM&quot;;[.$C$5];&quot;getVolatilityModel&quot;)" office:value-type="string" office:string-value="volatilityModelFromLMM &#10;[21513]">
            <text:p>volatilityModelFromLMM </text:p>
            <text:p>[21513]</text:p>
          </table:table-cell>
          <table:table-cell table:style-name="ce21"/>
          <table:table-cell table:number-columns-repeated="2"/>
          <table:table-cell table:style-name="ce14" table:number-columns-repeated="251"/>
          <table:table-cell table:number-columns-repeated="767"/>
        </table:table-row>
        <table:table-row table:style-name="ro9">
          <table:table-cell table:style-name="ce14"/>
          <table:table-cell table:style-name="ce21"/>
          <table:table-cell table:style-name="ce39"/>
          <table:table-cell table:style-name="ce14" table:number-columns-repeated="254"/>
          <table:table-cell table:number-columns-repeated="767"/>
        </table:table-row>
        <table:table-row table:style-name="ro9">
          <table:table-cell table:style-name="ce14"/>
          <table:table-cell table:style-name="ce21"/>
          <table:table-cell table:style-name="ce39" office:value-type="string">
            <text:p>simulation time</text:p>
          </table:table-cell>
          <table:table-cell table:style-name="ce14" table:number-columns-repeated="254"/>
          <table:table-cell table:number-columns-repeated="767"/>
        </table:table-row>
        <table:table-row table:style-name="ro9">
          <table:table-cell table:style-name="ce21"/>
          <table:table-cell table:style-name="ce62"/>
          <table:table-cell table:style-name="ce36" office:value-type="float" office:value="0">
            <text:p>0</text:p>
          </table:table-cell>
          <table:table-cell table:style-name="ce36" table:formula="of:=[.C9]+1" office:value-type="float" office:value="1">
            <text:p>1</text:p>
          </table:table-cell>
          <table:table-cell table:style-name="ce36" table:formula="of:=[.D9]+1" office:value-type="float" office:value="2">
            <text:p>2</text:p>
          </table:table-cell>
          <table:table-cell table:style-name="ce36" table:formula="of:=[.E9]+1" office:value-type="float" office:value="3">
            <text:p>3</text:p>
          </table:table-cell>
          <table:table-cell table:style-name="ce36" table:formula="of:=[.F9]+1" office:value-type="float" office:value="4">
            <text:p>4</text:p>
          </table:table-cell>
          <table:table-cell table:style-name="ce36" table:formula="of:=[.G9]+1" office:value-type="float" office:value="5">
            <text:p>5</text:p>
          </table:table-cell>
          <table:table-cell table:style-name="ce36" table:formula="of:=[.H9]+1" office:value-type="float" office:value="6">
            <text:p>6</text:p>
          </table:table-cell>
          <table:table-cell table:style-name="ce36" table:formula="of:=[.I9]+1" office:value-type="float" office:value="7">
            <text:p>7</text:p>
          </table:table-cell>
          <table:table-cell table:style-name="ce36" table:formula="of:=[.J9]+1" office:value-type="float" office:value="8">
            <text:p>8</text:p>
          </table:table-cell>
          <table:table-cell table:style-name="ce36" table:formula="of:=[.K9]+1" office:value-type="float" office:value="9">
            <text:p>9</text:p>
          </table:table-cell>
          <table:table-cell table:style-name="ce36" table:formula="of:=[.L9]+1" office:value-type="float" office:value="10">
            <text:p>10</text:p>
          </table:table-cell>
          <table:table-cell table:style-name="ce36" table:formula="of:=[.M9]+1" office:value-type="float" office:value="11">
            <text:p>11</text:p>
          </table:table-cell>
          <table:table-cell table:style-name="ce36" table:formula="of:=[.N9]+1" office:value-type="float" office:value="12">
            <text:p>12</text:p>
          </table:table-cell>
          <table:table-cell table:style-name="ce36" table:formula="of:=[.O9]+1" office:value-type="float" office:value="13">
            <text:p>13</text:p>
          </table:table-cell>
          <table:table-cell table:style-name="ce36" table:formula="of:=[.P9]+1" office:value-type="float" office:value="14">
            <text:p>14</text:p>
          </table:table-cell>
          <table:table-cell table:style-name="ce36" table:formula="of:=[.Q9]+1" office:value-type="float" office:value="15">
            <text:p>15</text:p>
          </table:table-cell>
          <table:table-cell table:style-name="ce36" table:formula="of:=[.R9]+1" office:value-type="float" office:value="16">
            <text:p>16</text:p>
          </table:table-cell>
          <table:table-cell table:style-name="ce36" table:formula="of:=[.S9]+1" office:value-type="float" office:value="17">
            <text:p>17</text:p>
          </table:table-cell>
          <table:table-cell table:style-name="ce36" table:formula="of:=[.T9]+1" office:value-type="float" office:value="18">
            <text:p>18</text:p>
          </table:table-cell>
          <table:table-cell table:style-name="ce36" table:formula="of:=[.U9]+1" office:value-type="float" office:value="19">
            <text:p>19</text:p>
          </table:table-cell>
          <table:table-cell table:style-name="ce36" table:formula="of:=[.V9]+1" office:value-type="float" office:value="20">
            <text:p>20</text:p>
          </table:table-cell>
          <table:table-cell table:style-name="ce36" table:formula="of:=[.W9]+1" office:value-type="float" office:value="21">
            <text:p>21</text:p>
          </table:table-cell>
          <table:table-cell table:style-name="ce36" table:formula="of:=[.X9]+1" office:value-type="float" office:value="22">
            <text:p>22</text:p>
          </table:table-cell>
          <table:table-cell table:style-name="ce36" table:formula="of:=[.Y9]+1" office:value-type="float" office:value="23">
            <text:p>23</text:p>
          </table:table-cell>
          <table:table-cell table:style-name="ce36" table:formula="of:=[.Z9]+1" office:value-type="float" office:value="24">
            <text:p>24</text:p>
          </table:table-cell>
          <table:table-cell table:style-name="ce36" table:formula="of:=[.AA9]+1" office:value-type="float" office:value="25">
            <text:p>25</text:p>
          </table:table-cell>
          <table:table-cell table:style-name="ce36" table:formula="of:=[.AB9]+1" office:value-type="float" office:value="26">
            <text:p>26</text:p>
          </table:table-cell>
          <table:table-cell table:style-name="ce36" table:formula="of:=[.AC9]+1" office:value-type="float" office:value="27">
            <text:p>27</text:p>
          </table:table-cell>
          <table:table-cell table:style-name="ce36" table:formula="of:=[.AD9]+1" office:value-type="float" office:value="28">
            <text:p>28</text:p>
          </table:table-cell>
          <table:table-cell table:style-name="ce36" table:formula="of:=[.AE9]+1" office:value-type="float" office:value="29">
            <text:p>29</text:p>
          </table:table-cell>
          <table:table-cell table:style-name="ce36" table:formula="of:=[.AF9]+1" office:value-type="float" office:value="30">
            <text:p>30</text:p>
          </table:table-cell>
          <table:table-cell table:style-name="ce36" table:formula="of:=[.AG9]+1" office:value-type="float" office:value="31">
            <text:p>31</text:p>
          </table:table-cell>
          <table:table-cell table:style-name="ce36" table:formula="of:=[.AH9]+1" office:value-type="float" office:value="32">
            <text:p>32</text:p>
          </table:table-cell>
          <table:table-cell table:style-name="ce36" table:formula="of:=[.AI9]+1" office:value-type="float" office:value="33">
            <text:p>33</text:p>
          </table:table-cell>
          <table:table-cell table:style-name="ce36" table:formula="of:=[.AJ9]+1" office:value-type="float" office:value="34">
            <text:p>34</text:p>
          </table:table-cell>
          <table:table-cell table:style-name="ce36" table:formula="of:=[.AK9]+1" office:value-type="float" office:value="35">
            <text:p>35</text:p>
          </table:table-cell>
          <table:table-cell table:style-name="ce36" table:formula="of:=[.AL9]+1" office:value-type="float" office:value="36">
            <text:p>36</text:p>
          </table:table-cell>
          <table:table-cell table:style-name="ce36" table:formula="of:=[.AM9]+1" office:value-type="float" office:value="37">
            <text:p>37</text:p>
          </table:table-cell>
          <table:table-cell table:style-name="ce36" table:formula="of:=[.AN9]+1" office:value-type="float" office:value="38">
            <text:p>38</text:p>
          </table:table-cell>
          <table:table-cell table:style-name="ce21" table:number-columns-repeated="983"/>
        </table:table-row>
        <table:table-row table:style-name="ro9">
          <table:table-cell table:style-name="ce14"/>
          <table:table-cell table:style-name="ce21" office:value-type="float" office:value="0">
            <text:p>0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C$9]);INFO.OBBA.OBBA.OBMAKE(&quot;&quot;;&quot;int&quot;;[.$B1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D$9]);INFO.OBBA.OBBA.OBMAKE(&quot;&quot;;&quot;int&quot;;[.$B1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E$9]);INFO.OBBA.OBBA.OBMAKE(&quot;&quot;;&quot;int&quot;;[.$B1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F$9]);INFO.OBBA.OBBA.OBMAKE(&quot;&quot;;&quot;int&quot;;[.$B1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G$9]);INFO.OBBA.OBBA.OBMAKE(&quot;&quot;;&quot;int&quot;;[.$B1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H$9]);INFO.OBBA.OBBA.OBMAKE(&quot;&quot;;&quot;int&quot;;[.$B1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I$9]);INFO.OBBA.OBBA.OBMAKE(&quot;&quot;;&quot;int&quot;;[.$B1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J$9]);INFO.OBBA.OBBA.OBMAKE(&quot;&quot;;&quot;int&quot;;[.$B1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K$9]);INFO.OBBA.OBBA.OBMAKE(&quot;&quot;;&quot;int&quot;;[.$B1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L$9]);INFO.OBBA.OBBA.OBMAKE(&quot;&quot;;&quot;int&quot;;[.$B1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M$9]);INFO.OBBA.OBBA.OBMAKE(&quot;&quot;;&quot;int&quot;;[.$B1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N$9]);INFO.OBBA.OBBA.OBMAKE(&quot;&quot;;&quot;int&quot;;[.$B1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O$9]);INFO.OBBA.OBBA.OBMAKE(&quot;&quot;;&quot;int&quot;;[.$B1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P$9]);INFO.OBBA.OBBA.OBMAKE(&quot;&quot;;&quot;int&quot;;[.$B1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Q$9]);INFO.OBBA.OBBA.OBMAKE(&quot;&quot;;&quot;int&quot;;[.$B1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R$9]);INFO.OBBA.OBBA.OBMAKE(&quot;&quot;;&quot;int&quot;;[.$B1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S$9]);INFO.OBBA.OBBA.OBMAKE(&quot;&quot;;&quot;int&quot;;[.$B1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T$9]);INFO.OBBA.OBBA.OBMAKE(&quot;&quot;;&quot;int&quot;;[.$B1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U$9]);INFO.OBBA.OBBA.OBMAKE(&quot;&quot;;&quot;int&quot;;[.$B1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V$9]);INFO.OBBA.OBBA.OBMAKE(&quot;&quot;;&quot;int&quot;;[.$B1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W$9]);INFO.OBBA.OBBA.OBMAKE(&quot;&quot;;&quot;int&quot;;[.$B1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X$9]);INFO.OBBA.OBBA.OBMAKE(&quot;&quot;;&quot;int&quot;;[.$B1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Y$9]);INFO.OBBA.OBBA.OBMAKE(&quot;&quot;;&quot;int&quot;;[.$B1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Z$9]);INFO.OBBA.OBBA.OBMAKE(&quot;&quot;;&quot;int&quot;;[.$B1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A$9]);INFO.OBBA.OBBA.OBMAKE(&quot;&quot;;&quot;int&quot;;[.$B1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B$9]);INFO.OBBA.OBBA.OBMAKE(&quot;&quot;;&quot;int&quot;;[.$B1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C$9]);INFO.OBBA.OBBA.OBMAKE(&quot;&quot;;&quot;int&quot;;[.$B1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D$9]);INFO.OBBA.OBBA.OBMAKE(&quot;&quot;;&quot;int&quot;;[.$B1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E$9]);INFO.OBBA.OBBA.OBMAKE(&quot;&quot;;&quot;int&quot;;[.$B1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F$9]);INFO.OBBA.OBBA.OBMAKE(&quot;&quot;;&quot;int&quot;;[.$B1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G$9]);INFO.OBBA.OBBA.OBMAKE(&quot;&quot;;&quot;int&quot;;[.$B1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H$9]);INFO.OBBA.OBBA.OBMAKE(&quot;&quot;;&quot;int&quot;;[.$B1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I$9]);INFO.OBBA.OBBA.OBMAKE(&quot;&quot;;&quot;int&quot;;[.$B1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J$9]);INFO.OBBA.OBBA.OBMAKE(&quot;&quot;;&quot;int&quot;;[.$B1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K$9]);INFO.OBBA.OBBA.OBMAKE(&quot;&quot;;&quot;int&quot;;[.$B1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L$9]);INFO.OBBA.OBBA.OBMAKE(&quot;&quot;;&quot;int&quot;;[.$B1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M$9]);INFO.OBBA.OBBA.OBMAKE(&quot;&quot;;&quot;int&quot;;[.$B1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N$9]);INFO.OBBA.OBBA.OBMAKE(&quot;&quot;;&quot;int&quot;;[.$B1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O$9]);INFO.OBBA.OBBA.OBMAKE(&quot;&quot;;&quot;int&quot;;[.$B10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">
            <text:p>1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C$9]);INFO.OBBA.OBBA.OBMAKE(&quot;&quot;;&quot;int&quot;;[.$B11]));&quot;getAverage&quot;))" office:value-type="percentage" office:value="1.6710370316053">
            <text:p>167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D$9]);INFO.OBBA.OBBA.OBMAKE(&quot;&quot;;&quot;int&quot;;[.$B1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E$9]);INFO.OBBA.OBBA.OBMAKE(&quot;&quot;;&quot;int&quot;;[.$B1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F$9]);INFO.OBBA.OBBA.OBMAKE(&quot;&quot;;&quot;int&quot;;[.$B1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G$9]);INFO.OBBA.OBBA.OBMAKE(&quot;&quot;;&quot;int&quot;;[.$B1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H$9]);INFO.OBBA.OBBA.OBMAKE(&quot;&quot;;&quot;int&quot;;[.$B1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I$9]);INFO.OBBA.OBBA.OBMAKE(&quot;&quot;;&quot;int&quot;;[.$B1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J$9]);INFO.OBBA.OBBA.OBMAKE(&quot;&quot;;&quot;int&quot;;[.$B1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K$9]);INFO.OBBA.OBBA.OBMAKE(&quot;&quot;;&quot;int&quot;;[.$B1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L$9]);INFO.OBBA.OBBA.OBMAKE(&quot;&quot;;&quot;int&quot;;[.$B1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M$9]);INFO.OBBA.OBBA.OBMAKE(&quot;&quot;;&quot;int&quot;;[.$B1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N$9]);INFO.OBBA.OBBA.OBMAKE(&quot;&quot;;&quot;int&quot;;[.$B1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O$9]);INFO.OBBA.OBBA.OBMAKE(&quot;&quot;;&quot;int&quot;;[.$B1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P$9]);INFO.OBBA.OBBA.OBMAKE(&quot;&quot;;&quot;int&quot;;[.$B1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Q$9]);INFO.OBBA.OBBA.OBMAKE(&quot;&quot;;&quot;int&quot;;[.$B1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R$9]);INFO.OBBA.OBBA.OBMAKE(&quot;&quot;;&quot;int&quot;;[.$B1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S$9]);INFO.OBBA.OBBA.OBMAKE(&quot;&quot;;&quot;int&quot;;[.$B1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T$9]);INFO.OBBA.OBBA.OBMAKE(&quot;&quot;;&quot;int&quot;;[.$B1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U$9]);INFO.OBBA.OBBA.OBMAKE(&quot;&quot;;&quot;int&quot;;[.$B1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V$9]);INFO.OBBA.OBBA.OBMAKE(&quot;&quot;;&quot;int&quot;;[.$B1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W$9]);INFO.OBBA.OBBA.OBMAKE(&quot;&quot;;&quot;int&quot;;[.$B1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X$9]);INFO.OBBA.OBBA.OBMAKE(&quot;&quot;;&quot;int&quot;;[.$B1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Y$9]);INFO.OBBA.OBBA.OBMAKE(&quot;&quot;;&quot;int&quot;;[.$B1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Z$9]);INFO.OBBA.OBBA.OBMAKE(&quot;&quot;;&quot;int&quot;;[.$B1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A$9]);INFO.OBBA.OBBA.OBMAKE(&quot;&quot;;&quot;int&quot;;[.$B1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B$9]);INFO.OBBA.OBBA.OBMAKE(&quot;&quot;;&quot;int&quot;;[.$B1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C$9]);INFO.OBBA.OBBA.OBMAKE(&quot;&quot;;&quot;int&quot;;[.$B1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D$9]);INFO.OBBA.OBBA.OBMAKE(&quot;&quot;;&quot;int&quot;;[.$B1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E$9]);INFO.OBBA.OBBA.OBMAKE(&quot;&quot;;&quot;int&quot;;[.$B1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F$9]);INFO.OBBA.OBBA.OBMAKE(&quot;&quot;;&quot;int&quot;;[.$B1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G$9]);INFO.OBBA.OBBA.OBMAKE(&quot;&quot;;&quot;int&quot;;[.$B1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H$9]);INFO.OBBA.OBBA.OBMAKE(&quot;&quot;;&quot;int&quot;;[.$B1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I$9]);INFO.OBBA.OBBA.OBMAKE(&quot;&quot;;&quot;int&quot;;[.$B1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J$9]);INFO.OBBA.OBBA.OBMAKE(&quot;&quot;;&quot;int&quot;;[.$B1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K$9]);INFO.OBBA.OBBA.OBMAKE(&quot;&quot;;&quot;int&quot;;[.$B1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L$9]);INFO.OBBA.OBBA.OBMAKE(&quot;&quot;;&quot;int&quot;;[.$B1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M$9]);INFO.OBBA.OBBA.OBMAKE(&quot;&quot;;&quot;int&quot;;[.$B1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N$9]);INFO.OBBA.OBBA.OBMAKE(&quot;&quot;;&quot;int&quot;;[.$B1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O$9]);INFO.OBBA.OBBA.OBMAKE(&quot;&quot;;&quot;int&quot;;[.$B11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">
            <text:p>2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C$9]);INFO.OBBA.OBBA.OBMAKE(&quot;&quot;;&quot;int&quot;;[.$B12]));&quot;getAverage&quot;))" office:value-type="percentage" office:value="1.11679955513763">
            <text:p>111,6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D$9]);INFO.OBBA.OBBA.OBMAKE(&quot;&quot;;&quot;int&quot;;[.$B12]));&quot;getAverage&quot;))" office:value-type="percentage" office:value="1.6710370316053">
            <text:p>167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E$9]);INFO.OBBA.OBBA.OBMAKE(&quot;&quot;;&quot;int&quot;;[.$B1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F$9]);INFO.OBBA.OBBA.OBMAKE(&quot;&quot;;&quot;int&quot;;[.$B1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G$9]);INFO.OBBA.OBBA.OBMAKE(&quot;&quot;;&quot;int&quot;;[.$B1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H$9]);INFO.OBBA.OBBA.OBMAKE(&quot;&quot;;&quot;int&quot;;[.$B1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I$9]);INFO.OBBA.OBBA.OBMAKE(&quot;&quot;;&quot;int&quot;;[.$B1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J$9]);INFO.OBBA.OBBA.OBMAKE(&quot;&quot;;&quot;int&quot;;[.$B1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K$9]);INFO.OBBA.OBBA.OBMAKE(&quot;&quot;;&quot;int&quot;;[.$B1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L$9]);INFO.OBBA.OBBA.OBMAKE(&quot;&quot;;&quot;int&quot;;[.$B1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M$9]);INFO.OBBA.OBBA.OBMAKE(&quot;&quot;;&quot;int&quot;;[.$B1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N$9]);INFO.OBBA.OBBA.OBMAKE(&quot;&quot;;&quot;int&quot;;[.$B1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O$9]);INFO.OBBA.OBBA.OBMAKE(&quot;&quot;;&quot;int&quot;;[.$B1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P$9]);INFO.OBBA.OBBA.OBMAKE(&quot;&quot;;&quot;int&quot;;[.$B1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Q$9]);INFO.OBBA.OBBA.OBMAKE(&quot;&quot;;&quot;int&quot;;[.$B1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R$9]);INFO.OBBA.OBBA.OBMAKE(&quot;&quot;;&quot;int&quot;;[.$B1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S$9]);INFO.OBBA.OBBA.OBMAKE(&quot;&quot;;&quot;int&quot;;[.$B1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T$9]);INFO.OBBA.OBBA.OBMAKE(&quot;&quot;;&quot;int&quot;;[.$B1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U$9]);INFO.OBBA.OBBA.OBMAKE(&quot;&quot;;&quot;int&quot;;[.$B1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V$9]);INFO.OBBA.OBBA.OBMAKE(&quot;&quot;;&quot;int&quot;;[.$B1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W$9]);INFO.OBBA.OBBA.OBMAKE(&quot;&quot;;&quot;int&quot;;[.$B1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X$9]);INFO.OBBA.OBBA.OBMAKE(&quot;&quot;;&quot;int&quot;;[.$B1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Y$9]);INFO.OBBA.OBBA.OBMAKE(&quot;&quot;;&quot;int&quot;;[.$B1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Z$9]);INFO.OBBA.OBBA.OBMAKE(&quot;&quot;;&quot;int&quot;;[.$B1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A$9]);INFO.OBBA.OBBA.OBMAKE(&quot;&quot;;&quot;int&quot;;[.$B1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B$9]);INFO.OBBA.OBBA.OBMAKE(&quot;&quot;;&quot;int&quot;;[.$B1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C$9]);INFO.OBBA.OBBA.OBMAKE(&quot;&quot;;&quot;int&quot;;[.$B1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D$9]);INFO.OBBA.OBBA.OBMAKE(&quot;&quot;;&quot;int&quot;;[.$B1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E$9]);INFO.OBBA.OBBA.OBMAKE(&quot;&quot;;&quot;int&quot;;[.$B1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F$9]);INFO.OBBA.OBBA.OBMAKE(&quot;&quot;;&quot;int&quot;;[.$B1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G$9]);INFO.OBBA.OBBA.OBMAKE(&quot;&quot;;&quot;int&quot;;[.$B1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H$9]);INFO.OBBA.OBBA.OBMAKE(&quot;&quot;;&quot;int&quot;;[.$B1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I$9]);INFO.OBBA.OBBA.OBMAKE(&quot;&quot;;&quot;int&quot;;[.$B1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J$9]);INFO.OBBA.OBBA.OBMAKE(&quot;&quot;;&quot;int&quot;;[.$B1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K$9]);INFO.OBBA.OBBA.OBMAKE(&quot;&quot;;&quot;int&quot;;[.$B1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L$9]);INFO.OBBA.OBBA.OBMAKE(&quot;&quot;;&quot;int&quot;;[.$B1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M$9]);INFO.OBBA.OBBA.OBMAKE(&quot;&quot;;&quot;int&quot;;[.$B1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N$9]);INFO.OBBA.OBBA.OBMAKE(&quot;&quot;;&quot;int&quot;;[.$B1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O$9]);INFO.OBBA.OBBA.OBMAKE(&quot;&quot;;&quot;int&quot;;[.$B12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">
            <text:p>3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C$9]);INFO.OBBA.OBBA.OBMAKE(&quot;&quot;;&quot;int&quot;;[.$B13]));&quot;getAverage&quot;))" office:value-type="percentage" office:value="0.761205467779554">
            <text:p>76,12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D$9]);INFO.OBBA.OBBA.OBMAKE(&quot;&quot;;&quot;int&quot;;[.$B13]));&quot;getAverage&quot;))" office:value-type="percentage" office:value="1.11679955513763">
            <text:p>111,6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E$9]);INFO.OBBA.OBBA.OBMAKE(&quot;&quot;;&quot;int&quot;;[.$B13]));&quot;getAverage&quot;))" office:value-type="percentage" office:value="1.6710370316053">
            <text:p>167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F$9]);INFO.OBBA.OBBA.OBMAKE(&quot;&quot;;&quot;int&quot;;[.$B1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G$9]);INFO.OBBA.OBBA.OBMAKE(&quot;&quot;;&quot;int&quot;;[.$B1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H$9]);INFO.OBBA.OBBA.OBMAKE(&quot;&quot;;&quot;int&quot;;[.$B1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I$9]);INFO.OBBA.OBBA.OBMAKE(&quot;&quot;;&quot;int&quot;;[.$B1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J$9]);INFO.OBBA.OBBA.OBMAKE(&quot;&quot;;&quot;int&quot;;[.$B1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K$9]);INFO.OBBA.OBBA.OBMAKE(&quot;&quot;;&quot;int&quot;;[.$B1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L$9]);INFO.OBBA.OBBA.OBMAKE(&quot;&quot;;&quot;int&quot;;[.$B1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M$9]);INFO.OBBA.OBBA.OBMAKE(&quot;&quot;;&quot;int&quot;;[.$B1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N$9]);INFO.OBBA.OBBA.OBMAKE(&quot;&quot;;&quot;int&quot;;[.$B1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O$9]);INFO.OBBA.OBBA.OBMAKE(&quot;&quot;;&quot;int&quot;;[.$B1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P$9]);INFO.OBBA.OBBA.OBMAKE(&quot;&quot;;&quot;int&quot;;[.$B1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Q$9]);INFO.OBBA.OBBA.OBMAKE(&quot;&quot;;&quot;int&quot;;[.$B1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R$9]);INFO.OBBA.OBBA.OBMAKE(&quot;&quot;;&quot;int&quot;;[.$B1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S$9]);INFO.OBBA.OBBA.OBMAKE(&quot;&quot;;&quot;int&quot;;[.$B1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T$9]);INFO.OBBA.OBBA.OBMAKE(&quot;&quot;;&quot;int&quot;;[.$B1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U$9]);INFO.OBBA.OBBA.OBMAKE(&quot;&quot;;&quot;int&quot;;[.$B1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V$9]);INFO.OBBA.OBBA.OBMAKE(&quot;&quot;;&quot;int&quot;;[.$B1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W$9]);INFO.OBBA.OBBA.OBMAKE(&quot;&quot;;&quot;int&quot;;[.$B1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X$9]);INFO.OBBA.OBBA.OBMAKE(&quot;&quot;;&quot;int&quot;;[.$B1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Y$9]);INFO.OBBA.OBBA.OBMAKE(&quot;&quot;;&quot;int&quot;;[.$B1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Z$9]);INFO.OBBA.OBBA.OBMAKE(&quot;&quot;;&quot;int&quot;;[.$B1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A$9]);INFO.OBBA.OBBA.OBMAKE(&quot;&quot;;&quot;int&quot;;[.$B1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B$9]);INFO.OBBA.OBBA.OBMAKE(&quot;&quot;;&quot;int&quot;;[.$B1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C$9]);INFO.OBBA.OBBA.OBMAKE(&quot;&quot;;&quot;int&quot;;[.$B1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D$9]);INFO.OBBA.OBBA.OBMAKE(&quot;&quot;;&quot;int&quot;;[.$B1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E$9]);INFO.OBBA.OBBA.OBMAKE(&quot;&quot;;&quot;int&quot;;[.$B1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F$9]);INFO.OBBA.OBBA.OBMAKE(&quot;&quot;;&quot;int&quot;;[.$B1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G$9]);INFO.OBBA.OBBA.OBMAKE(&quot;&quot;;&quot;int&quot;;[.$B1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H$9]);INFO.OBBA.OBBA.OBMAKE(&quot;&quot;;&quot;int&quot;;[.$B1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I$9]);INFO.OBBA.OBBA.OBMAKE(&quot;&quot;;&quot;int&quot;;[.$B1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J$9]);INFO.OBBA.OBBA.OBMAKE(&quot;&quot;;&quot;int&quot;;[.$B1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K$9]);INFO.OBBA.OBBA.OBMAKE(&quot;&quot;;&quot;int&quot;;[.$B1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L$9]);INFO.OBBA.OBBA.OBMAKE(&quot;&quot;;&quot;int&quot;;[.$B1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M$9]);INFO.OBBA.OBBA.OBMAKE(&quot;&quot;;&quot;int&quot;;[.$B1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N$9]);INFO.OBBA.OBBA.OBMAKE(&quot;&quot;;&quot;int&quot;;[.$B1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O$9]);INFO.OBBA.OBBA.OBMAKE(&quot;&quot;;&quot;int&quot;;[.$B13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4">
            <text:p>4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C$9]);INFO.OBBA.OBBA.OBMAKE(&quot;&quot;;&quot;int&quot;;[.$B14]));&quot;getAverage&quot;))" office:value-type="percentage" office:value="0.536621020165593">
            <text:p>53,6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D$9]);INFO.OBBA.OBBA.OBMAKE(&quot;&quot;;&quot;int&quot;;[.$B14]));&quot;getAverage&quot;))" office:value-type="percentage" office:value="0.761205467779554">
            <text:p>76,12%</text:p>
            <draw:frame table:end-cell-address="Model.I36" table:end-x="0.003cm" table:end-y="0.012cm" draw:z-index="0" draw:style-name="gr1" svg:width="12.359cm" svg:height="10.593cm" svg:x="0.041cm" svg:y="0.012cm">
              <draw:object draw:notify-on-update-of-ranges="Model.C9:Model.AO9 Model.B10:Model.B10 Model.C10:Model.AO10 Model.B11:Model.B11 Model.C11:Model.AO11 Model.B12:Model.B12 Model.C12:Model.AO12 Model.B13:Model.B13 Model.C13:Model.AO13 Model.B14:Model.B14 Model.C14:Model.AO14 Model.B15:Model.B15 Model.C15:Model.AO15 Model.B16:Model.B16 Model.C16:Model.AO16 Model.B17:Model.B17 Model.C17:Model.AO17 Model.B18:Model.B18 Model.C18:Model.AO18 Model.B19:Model.B19 Model.C19:Model.AO19 Model.B20:Model.B20 Model.C20:Model.AO20 Model.B21:Model.B21 Model.C21:Model.AO21 Model.B22:Model.B22 Model.C22:Model.AO22 Model.B23:Model.B23 Model.C23:Model.AO23 Model.B24:Model.B24 Model.C24:Model.AO24 Model.B25:Model.B25 Model.C25:Model.AO25 Model.B26:Model.B26 Model.C26:Model.AO26 Model.B27:Model.B27 Model.C27:Model.AO27 Model.B28:Model.B28 Model.C28:Model.AO28 Model.B29:Model.B29 Model.C29:Model.AO29 Model.B30:Model.B30 Model.C30:Model.AO30 Model.B31:Model.B31 Model.C31:Model.AO31 Model.B32:Model.B32 Model.C32:Model.AO32 Model.B33:Model.B33 Model.C33:Model.AO33 Model.B34:Model.B34 Model.C34:Model.AO34 Model.B35:Model.B35 Model.C35:Model.AO35 Model.B36:Model.B36 Model.C36:Model.AO36 Model.B37:Model.B37 Model.C37:Model.AO37 Model.B38:Model.B38 Model.C38:Model.AO38 Model.B39:Model.B39 Model.C39:Model.AO39 Model.B40:Model.B40 Model.C40:Model.AO40 Model.B41:Model.B41 Model.C41:Model.AO41 Model.B42:Model.B42 Model.C42:Model.AO42 Model.B43:Model.B43 Model.C43:Model.AO43 Model.B44:Model.B44 Model.C44:Model.AO44 Model.B45:Model.B45 Model.C45:Model.AO45 Model.B46:Model.B46 Model.C46:Model.AO46 Model.B47:Model.B47 Model.C47:Model.AO47 Model.B48:Model.B48 Model.C48:Model.AO48 Model.B49:Model.B49 Model.C49:Model.AO4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E$9]);INFO.OBBA.OBBA.OBMAKE(&quot;&quot;;&quot;int&quot;;[.$B14]));&quot;getAverage&quot;))" office:value-type="percentage" office:value="1.11679955513763">
            <text:p>111,6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F$9]);INFO.OBBA.OBBA.OBMAKE(&quot;&quot;;&quot;int&quot;;[.$B14]));&quot;getAverage&quot;))" office:value-type="percentage" office:value="1.6710370316053">
            <text:p>167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G$9]);INFO.OBBA.OBBA.OBMAKE(&quot;&quot;;&quot;int&quot;;[.$B1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H$9]);INFO.OBBA.OBBA.OBMAKE(&quot;&quot;;&quot;int&quot;;[.$B1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I$9]);INFO.OBBA.OBBA.OBMAKE(&quot;&quot;;&quot;int&quot;;[.$B1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J$9]);INFO.OBBA.OBBA.OBMAKE(&quot;&quot;;&quot;int&quot;;[.$B14]));&quot;getAverage&quot;))" office:value-type="percentage" office:value="0">
            <text:p>0,00%</text:p>
            <draw:frame table:end-cell-address="Model.O36" table:end-x="0.003cm" table:end-y="0.012cm" draw:z-index="1" draw:style-name="gr1" svg:width="12.348cm" svg:height="10.593cm" svg:x="0.053cm" svg:y="0.012cm">
              <draw:object draw:notify-on-update-of-ranges="Model.C54:Model.AO54 Model.B55:Model.B55 Model.C55:Model.AO55 Model.B56:Model.B56 Model.C56:Model.AO56 Model.B57:Model.B57 Model.C57:Model.AO57 Model.B58:Model.B58 Model.C58:Model.AO58 Model.B59:Model.B59 Model.C59:Model.AO59 Model.B60:Model.B60 Model.C60:Model.AO60 Model.B61:Model.B61 Model.C61:Model.AO61 Model.B62:Model.B62 Model.C62:Model.AO62 Model.B63:Model.B63 Model.C63:Model.AO63 Model.B64:Model.B64 Model.C64:Model.AO64 Model.B65:Model.B65 Model.C65:Model.AO65 Model.B66:Model.B66 Model.C66:Model.AO66 Model.B67:Model.B67 Model.C67:Model.AO67 Model.B68:Model.B68 Model.C68:Model.AO68 Model.B69:Model.B69 Model.C69:Model.AO69 Model.B70:Model.B70 Model.C70:Model.AO70 Model.B71:Model.B71 Model.C71:Model.AO71 Model.B72:Model.B72 Model.C72:Model.AO72 Model.B73:Model.B73 Model.C73:Model.AO73 Model.B74:Model.B74 Model.C74:Model.AO74 Model.B75:Model.B75 Model.C75:Model.AO75 Model.B76:Model.B76 Model.C76:Model.AO76 Model.B77:Model.B77 Model.C77:Model.AO77 Model.B78:Model.B78 Model.C78:Model.AO78 Model.B79:Model.B79 Model.C79:Model.AO79 Model.B80:Model.B80 Model.C80:Model.AO80 Model.B81:Model.B81 Model.C81:Model.AO81 Model.B82:Model.B82 Model.C82:Model.AO82 Model.B83:Model.B83 Model.C83:Model.AO83 Model.B84:Model.B84 Model.C84:Model.AO84 Model.B85:Model.B85 Model.C85:Model.AO85 Model.B86:Model.B86 Model.C86:Model.AO86 Model.B87:Model.B87 Model.C87:Model.AO87 Model.B88:Model.B88 Model.C88:Model.AO88 Model.B89:Model.B89 Model.C89:Model.AO89 Model.B90:Model.B90 Model.C90:Model.AO90 Model.B91:Model.B91 Model.C91:Model.AO91 Model.B92:Model.B92 Model.C92:Model.AO92 Model.B93:Model.B93 Model.C93:Model.AO93 Model.B94:Model.B94 Model.C94:Model.AO9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K$9]);INFO.OBBA.OBBA.OBMAKE(&quot;&quot;;&quot;int&quot;;[.$B1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L$9]);INFO.OBBA.OBBA.OBMAKE(&quot;&quot;;&quot;int&quot;;[.$B1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M$9]);INFO.OBBA.OBBA.OBMAKE(&quot;&quot;;&quot;int&quot;;[.$B1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N$9]);INFO.OBBA.OBBA.OBMAKE(&quot;&quot;;&quot;int&quot;;[.$B1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O$9]);INFO.OBBA.OBBA.OBMAKE(&quot;&quot;;&quot;int&quot;;[.$B1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P$9]);INFO.OBBA.OBBA.OBMAKE(&quot;&quot;;&quot;int&quot;;[.$B1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Q$9]);INFO.OBBA.OBBA.OBMAKE(&quot;&quot;;&quot;int&quot;;[.$B1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R$9]);INFO.OBBA.OBBA.OBMAKE(&quot;&quot;;&quot;int&quot;;[.$B1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S$9]);INFO.OBBA.OBBA.OBMAKE(&quot;&quot;;&quot;int&quot;;[.$B1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T$9]);INFO.OBBA.OBBA.OBMAKE(&quot;&quot;;&quot;int&quot;;[.$B1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U$9]);INFO.OBBA.OBBA.OBMAKE(&quot;&quot;;&quot;int&quot;;[.$B1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V$9]);INFO.OBBA.OBBA.OBMAKE(&quot;&quot;;&quot;int&quot;;[.$B1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W$9]);INFO.OBBA.OBBA.OBMAKE(&quot;&quot;;&quot;int&quot;;[.$B1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X$9]);INFO.OBBA.OBBA.OBMAKE(&quot;&quot;;&quot;int&quot;;[.$B1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Y$9]);INFO.OBBA.OBBA.OBMAKE(&quot;&quot;;&quot;int&quot;;[.$B1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Z$9]);INFO.OBBA.OBBA.OBMAKE(&quot;&quot;;&quot;int&quot;;[.$B1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A$9]);INFO.OBBA.OBBA.OBMAKE(&quot;&quot;;&quot;int&quot;;[.$B1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B$9]);INFO.OBBA.OBBA.OBMAKE(&quot;&quot;;&quot;int&quot;;[.$B1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C$9]);INFO.OBBA.OBBA.OBMAKE(&quot;&quot;;&quot;int&quot;;[.$B1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D$9]);INFO.OBBA.OBBA.OBMAKE(&quot;&quot;;&quot;int&quot;;[.$B1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E$9]);INFO.OBBA.OBBA.OBMAKE(&quot;&quot;;&quot;int&quot;;[.$B1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F$9]);INFO.OBBA.OBBA.OBMAKE(&quot;&quot;;&quot;int&quot;;[.$B1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G$9]);INFO.OBBA.OBBA.OBMAKE(&quot;&quot;;&quot;int&quot;;[.$B1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H$9]);INFO.OBBA.OBBA.OBMAKE(&quot;&quot;;&quot;int&quot;;[.$B1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I$9]);INFO.OBBA.OBBA.OBMAKE(&quot;&quot;;&quot;int&quot;;[.$B1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J$9]);INFO.OBBA.OBBA.OBMAKE(&quot;&quot;;&quot;int&quot;;[.$B1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K$9]);INFO.OBBA.OBBA.OBMAKE(&quot;&quot;;&quot;int&quot;;[.$B1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L$9]);INFO.OBBA.OBBA.OBMAKE(&quot;&quot;;&quot;int&quot;;[.$B1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M$9]);INFO.OBBA.OBBA.OBMAKE(&quot;&quot;;&quot;int&quot;;[.$B1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N$9]);INFO.OBBA.OBBA.OBMAKE(&quot;&quot;;&quot;int&quot;;[.$B1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O$9]);INFO.OBBA.OBBA.OBMAKE(&quot;&quot;;&quot;int&quot;;[.$B14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5">
            <text:p>5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C$9]);INFO.OBBA.OBBA.OBMAKE(&quot;&quot;;&quot;int&quot;;[.$B15]));&quot;getAverage&quot;))" office:value-type="percentage" office:value="0.397670916370829">
            <text:p>39,7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D$9]);INFO.OBBA.OBBA.OBMAKE(&quot;&quot;;&quot;int&quot;;[.$B15]));&quot;getAverage&quot;))" office:value-type="percentage" office:value="0.536621020165593">
            <text:p>53,6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E$9]);INFO.OBBA.OBBA.OBMAKE(&quot;&quot;;&quot;int&quot;;[.$B15]));&quot;getAverage&quot;))" office:value-type="percentage" office:value="0.761205467779554">
            <text:p>76,12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F$9]);INFO.OBBA.OBBA.OBMAKE(&quot;&quot;;&quot;int&quot;;[.$B15]));&quot;getAverage&quot;))" office:value-type="percentage" office:value="1.11679955513763">
            <text:p>111,6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G$9]);INFO.OBBA.OBBA.OBMAKE(&quot;&quot;;&quot;int&quot;;[.$B15]));&quot;getAverage&quot;))" office:value-type="percentage" office:value="1.6710370316053">
            <text:p>167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H$9]);INFO.OBBA.OBBA.OBMAKE(&quot;&quot;;&quot;int&quot;;[.$B1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I$9]);INFO.OBBA.OBBA.OBMAKE(&quot;&quot;;&quot;int&quot;;[.$B1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J$9]);INFO.OBBA.OBBA.OBMAKE(&quot;&quot;;&quot;int&quot;;[.$B1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K$9]);INFO.OBBA.OBBA.OBMAKE(&quot;&quot;;&quot;int&quot;;[.$B1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L$9]);INFO.OBBA.OBBA.OBMAKE(&quot;&quot;;&quot;int&quot;;[.$B1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M$9]);INFO.OBBA.OBBA.OBMAKE(&quot;&quot;;&quot;int&quot;;[.$B1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N$9]);INFO.OBBA.OBBA.OBMAKE(&quot;&quot;;&quot;int&quot;;[.$B1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O$9]);INFO.OBBA.OBBA.OBMAKE(&quot;&quot;;&quot;int&quot;;[.$B1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P$9]);INFO.OBBA.OBBA.OBMAKE(&quot;&quot;;&quot;int&quot;;[.$B1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Q$9]);INFO.OBBA.OBBA.OBMAKE(&quot;&quot;;&quot;int&quot;;[.$B1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R$9]);INFO.OBBA.OBBA.OBMAKE(&quot;&quot;;&quot;int&quot;;[.$B1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S$9]);INFO.OBBA.OBBA.OBMAKE(&quot;&quot;;&quot;int&quot;;[.$B1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T$9]);INFO.OBBA.OBBA.OBMAKE(&quot;&quot;;&quot;int&quot;;[.$B1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U$9]);INFO.OBBA.OBBA.OBMAKE(&quot;&quot;;&quot;int&quot;;[.$B1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V$9]);INFO.OBBA.OBBA.OBMAKE(&quot;&quot;;&quot;int&quot;;[.$B1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W$9]);INFO.OBBA.OBBA.OBMAKE(&quot;&quot;;&quot;int&quot;;[.$B1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X$9]);INFO.OBBA.OBBA.OBMAKE(&quot;&quot;;&quot;int&quot;;[.$B1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Y$9]);INFO.OBBA.OBBA.OBMAKE(&quot;&quot;;&quot;int&quot;;[.$B1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Z$9]);INFO.OBBA.OBBA.OBMAKE(&quot;&quot;;&quot;int&quot;;[.$B1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A$9]);INFO.OBBA.OBBA.OBMAKE(&quot;&quot;;&quot;int&quot;;[.$B1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B$9]);INFO.OBBA.OBBA.OBMAKE(&quot;&quot;;&quot;int&quot;;[.$B1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C$9]);INFO.OBBA.OBBA.OBMAKE(&quot;&quot;;&quot;int&quot;;[.$B1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D$9]);INFO.OBBA.OBBA.OBMAKE(&quot;&quot;;&quot;int&quot;;[.$B1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E$9]);INFO.OBBA.OBBA.OBMAKE(&quot;&quot;;&quot;int&quot;;[.$B1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F$9]);INFO.OBBA.OBBA.OBMAKE(&quot;&quot;;&quot;int&quot;;[.$B1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G$9]);INFO.OBBA.OBBA.OBMAKE(&quot;&quot;;&quot;int&quot;;[.$B1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H$9]);INFO.OBBA.OBBA.OBMAKE(&quot;&quot;;&quot;int&quot;;[.$B1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I$9]);INFO.OBBA.OBBA.OBMAKE(&quot;&quot;;&quot;int&quot;;[.$B1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J$9]);INFO.OBBA.OBBA.OBMAKE(&quot;&quot;;&quot;int&quot;;[.$B1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K$9]);INFO.OBBA.OBBA.OBMAKE(&quot;&quot;;&quot;int&quot;;[.$B1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L$9]);INFO.OBBA.OBBA.OBMAKE(&quot;&quot;;&quot;int&quot;;[.$B1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M$9]);INFO.OBBA.OBBA.OBMAKE(&quot;&quot;;&quot;int&quot;;[.$B1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N$9]);INFO.OBBA.OBBA.OBMAKE(&quot;&quot;;&quot;int&quot;;[.$B1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O$9]);INFO.OBBA.OBBA.OBMAKE(&quot;&quot;;&quot;int&quot;;[.$B15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6">
            <text:p>6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C$9]);INFO.OBBA.OBBA.OBMAKE(&quot;&quot;;&quot;int&quot;;[.$B16]));&quot;getAverage&quot;))" office:value-type="percentage" office:value="0.314087937908464">
            <text:p>31,4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D$9]);INFO.OBBA.OBBA.OBMAKE(&quot;&quot;;&quot;int&quot;;[.$B16]));&quot;getAverage&quot;))" office:value-type="percentage" office:value="0.397670916370829">
            <text:p>39,7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E$9]);INFO.OBBA.OBBA.OBMAKE(&quot;&quot;;&quot;int&quot;;[.$B16]));&quot;getAverage&quot;))" office:value-type="percentage" office:value="0.536621020165593">
            <text:p>53,6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F$9]);INFO.OBBA.OBBA.OBMAKE(&quot;&quot;;&quot;int&quot;;[.$B16]));&quot;getAverage&quot;))" office:value-type="percentage" office:value="0.761205467779554">
            <text:p>76,12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G$9]);INFO.OBBA.OBBA.OBMAKE(&quot;&quot;;&quot;int&quot;;[.$B16]));&quot;getAverage&quot;))" office:value-type="percentage" office:value="1.11679955513763">
            <text:p>111,6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H$9]);INFO.OBBA.OBBA.OBMAKE(&quot;&quot;;&quot;int&quot;;[.$B16]));&quot;getAverage&quot;))" office:value-type="percentage" office:value="1.6710370316053">
            <text:p>167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I$9]);INFO.OBBA.OBBA.OBMAKE(&quot;&quot;;&quot;int&quot;;[.$B1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J$9]);INFO.OBBA.OBBA.OBMAKE(&quot;&quot;;&quot;int&quot;;[.$B1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K$9]);INFO.OBBA.OBBA.OBMAKE(&quot;&quot;;&quot;int&quot;;[.$B1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L$9]);INFO.OBBA.OBBA.OBMAKE(&quot;&quot;;&quot;int&quot;;[.$B1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M$9]);INFO.OBBA.OBBA.OBMAKE(&quot;&quot;;&quot;int&quot;;[.$B1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N$9]);INFO.OBBA.OBBA.OBMAKE(&quot;&quot;;&quot;int&quot;;[.$B1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O$9]);INFO.OBBA.OBBA.OBMAKE(&quot;&quot;;&quot;int&quot;;[.$B1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P$9]);INFO.OBBA.OBBA.OBMAKE(&quot;&quot;;&quot;int&quot;;[.$B1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Q$9]);INFO.OBBA.OBBA.OBMAKE(&quot;&quot;;&quot;int&quot;;[.$B1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R$9]);INFO.OBBA.OBBA.OBMAKE(&quot;&quot;;&quot;int&quot;;[.$B1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S$9]);INFO.OBBA.OBBA.OBMAKE(&quot;&quot;;&quot;int&quot;;[.$B1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T$9]);INFO.OBBA.OBBA.OBMAKE(&quot;&quot;;&quot;int&quot;;[.$B1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U$9]);INFO.OBBA.OBBA.OBMAKE(&quot;&quot;;&quot;int&quot;;[.$B1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V$9]);INFO.OBBA.OBBA.OBMAKE(&quot;&quot;;&quot;int&quot;;[.$B1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W$9]);INFO.OBBA.OBBA.OBMAKE(&quot;&quot;;&quot;int&quot;;[.$B1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X$9]);INFO.OBBA.OBBA.OBMAKE(&quot;&quot;;&quot;int&quot;;[.$B1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Y$9]);INFO.OBBA.OBBA.OBMAKE(&quot;&quot;;&quot;int&quot;;[.$B1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Z$9]);INFO.OBBA.OBBA.OBMAKE(&quot;&quot;;&quot;int&quot;;[.$B1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A$9]);INFO.OBBA.OBBA.OBMAKE(&quot;&quot;;&quot;int&quot;;[.$B1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B$9]);INFO.OBBA.OBBA.OBMAKE(&quot;&quot;;&quot;int&quot;;[.$B1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C$9]);INFO.OBBA.OBBA.OBMAKE(&quot;&quot;;&quot;int&quot;;[.$B1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D$9]);INFO.OBBA.OBBA.OBMAKE(&quot;&quot;;&quot;int&quot;;[.$B1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E$9]);INFO.OBBA.OBBA.OBMAKE(&quot;&quot;;&quot;int&quot;;[.$B1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F$9]);INFO.OBBA.OBBA.OBMAKE(&quot;&quot;;&quot;int&quot;;[.$B1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G$9]);INFO.OBBA.OBBA.OBMAKE(&quot;&quot;;&quot;int&quot;;[.$B1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H$9]);INFO.OBBA.OBBA.OBMAKE(&quot;&quot;;&quot;int&quot;;[.$B1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I$9]);INFO.OBBA.OBBA.OBMAKE(&quot;&quot;;&quot;int&quot;;[.$B1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J$9]);INFO.OBBA.OBBA.OBMAKE(&quot;&quot;;&quot;int&quot;;[.$B1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K$9]);INFO.OBBA.OBBA.OBMAKE(&quot;&quot;;&quot;int&quot;;[.$B1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L$9]);INFO.OBBA.OBBA.OBMAKE(&quot;&quot;;&quot;int&quot;;[.$B1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M$9]);INFO.OBBA.OBBA.OBMAKE(&quot;&quot;;&quot;int&quot;;[.$B1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N$9]);INFO.OBBA.OBBA.OBMAKE(&quot;&quot;;&quot;int&quot;;[.$B1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O$9]);INFO.OBBA.OBBA.OBMAKE(&quot;&quot;;&quot;int&quot;;[.$B16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7">
            <text:p>7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C$9]);INFO.OBBA.OBBA.OBMAKE(&quot;&quot;;&quot;int&quot;;[.$B17]));&quot;getAverage&quot;))" office:value-type="percentage" office:value="0.265818422840324">
            <text:p>26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D$9]);INFO.OBBA.OBBA.OBMAKE(&quot;&quot;;&quot;int&quot;;[.$B17]));&quot;getAverage&quot;))" office:value-type="percentage" office:value="0.314087937908464">
            <text:p>31,4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E$9]);INFO.OBBA.OBBA.OBMAKE(&quot;&quot;;&quot;int&quot;;[.$B17]));&quot;getAverage&quot;))" office:value-type="percentage" office:value="0.397670916370829">
            <text:p>39,7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F$9]);INFO.OBBA.OBBA.OBMAKE(&quot;&quot;;&quot;int&quot;;[.$B17]));&quot;getAverage&quot;))" office:value-type="percentage" office:value="0.536621020165593">
            <text:p>53,6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G$9]);INFO.OBBA.OBBA.OBMAKE(&quot;&quot;;&quot;int&quot;;[.$B17]));&quot;getAverage&quot;))" office:value-type="percentage" office:value="0.761205467779554">
            <text:p>76,12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H$9]);INFO.OBBA.OBBA.OBMAKE(&quot;&quot;;&quot;int&quot;;[.$B17]));&quot;getAverage&quot;))" office:value-type="percentage" office:value="1.11679955513763">
            <text:p>111,6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I$9]);INFO.OBBA.OBBA.OBMAKE(&quot;&quot;;&quot;int&quot;;[.$B17]));&quot;getAverage&quot;))" office:value-type="percentage" office:value="1.6710370316053">
            <text:p>167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J$9]);INFO.OBBA.OBBA.OBMAKE(&quot;&quot;;&quot;int&quot;;[.$B1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K$9]);INFO.OBBA.OBBA.OBMAKE(&quot;&quot;;&quot;int&quot;;[.$B1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L$9]);INFO.OBBA.OBBA.OBMAKE(&quot;&quot;;&quot;int&quot;;[.$B1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M$9]);INFO.OBBA.OBBA.OBMAKE(&quot;&quot;;&quot;int&quot;;[.$B1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N$9]);INFO.OBBA.OBBA.OBMAKE(&quot;&quot;;&quot;int&quot;;[.$B1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O$9]);INFO.OBBA.OBBA.OBMAKE(&quot;&quot;;&quot;int&quot;;[.$B1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P$9]);INFO.OBBA.OBBA.OBMAKE(&quot;&quot;;&quot;int&quot;;[.$B1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Q$9]);INFO.OBBA.OBBA.OBMAKE(&quot;&quot;;&quot;int&quot;;[.$B1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R$9]);INFO.OBBA.OBBA.OBMAKE(&quot;&quot;;&quot;int&quot;;[.$B1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S$9]);INFO.OBBA.OBBA.OBMAKE(&quot;&quot;;&quot;int&quot;;[.$B1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T$9]);INFO.OBBA.OBBA.OBMAKE(&quot;&quot;;&quot;int&quot;;[.$B1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U$9]);INFO.OBBA.OBBA.OBMAKE(&quot;&quot;;&quot;int&quot;;[.$B1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V$9]);INFO.OBBA.OBBA.OBMAKE(&quot;&quot;;&quot;int&quot;;[.$B1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W$9]);INFO.OBBA.OBBA.OBMAKE(&quot;&quot;;&quot;int&quot;;[.$B1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X$9]);INFO.OBBA.OBBA.OBMAKE(&quot;&quot;;&quot;int&quot;;[.$B1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Y$9]);INFO.OBBA.OBBA.OBMAKE(&quot;&quot;;&quot;int&quot;;[.$B1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Z$9]);INFO.OBBA.OBBA.OBMAKE(&quot;&quot;;&quot;int&quot;;[.$B1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A$9]);INFO.OBBA.OBBA.OBMAKE(&quot;&quot;;&quot;int&quot;;[.$B1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B$9]);INFO.OBBA.OBBA.OBMAKE(&quot;&quot;;&quot;int&quot;;[.$B1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C$9]);INFO.OBBA.OBBA.OBMAKE(&quot;&quot;;&quot;int&quot;;[.$B1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D$9]);INFO.OBBA.OBBA.OBMAKE(&quot;&quot;;&quot;int&quot;;[.$B1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E$9]);INFO.OBBA.OBBA.OBMAKE(&quot;&quot;;&quot;int&quot;;[.$B1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F$9]);INFO.OBBA.OBBA.OBMAKE(&quot;&quot;;&quot;int&quot;;[.$B1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G$9]);INFO.OBBA.OBBA.OBMAKE(&quot;&quot;;&quot;int&quot;;[.$B1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H$9]);INFO.OBBA.OBBA.OBMAKE(&quot;&quot;;&quot;int&quot;;[.$B1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I$9]);INFO.OBBA.OBBA.OBMAKE(&quot;&quot;;&quot;int&quot;;[.$B1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J$9]);INFO.OBBA.OBBA.OBMAKE(&quot;&quot;;&quot;int&quot;;[.$B1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K$9]);INFO.OBBA.OBBA.OBMAKE(&quot;&quot;;&quot;int&quot;;[.$B1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L$9]);INFO.OBBA.OBBA.OBMAKE(&quot;&quot;;&quot;int&quot;;[.$B1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M$9]);INFO.OBBA.OBBA.OBMAKE(&quot;&quot;;&quot;int&quot;;[.$B1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N$9]);INFO.OBBA.OBBA.OBMAKE(&quot;&quot;;&quot;int&quot;;[.$B1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O$9]);INFO.OBBA.OBBA.OBMAKE(&quot;&quot;;&quot;int&quot;;[.$B17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8">
            <text:p>8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C$9]);INFO.OBBA.OBBA.OBMAKE(&quot;&quot;;&quot;int&quot;;[.$B18]));&quot;getAverage&quot;))" office:value-type="percentage" office:value="0.239681823838005">
            <text:p>23,9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D$9]);INFO.OBBA.OBBA.OBMAKE(&quot;&quot;;&quot;int&quot;;[.$B18]));&quot;getAverage&quot;))" office:value-type="percentage" office:value="0.265818422840324">
            <text:p>26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E$9]);INFO.OBBA.OBBA.OBMAKE(&quot;&quot;;&quot;int&quot;;[.$B18]));&quot;getAverage&quot;))" office:value-type="percentage" office:value="0.314087937908464">
            <text:p>31,4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F$9]);INFO.OBBA.OBBA.OBMAKE(&quot;&quot;;&quot;int&quot;;[.$B18]));&quot;getAverage&quot;))" office:value-type="percentage" office:value="0.397670916370829">
            <text:p>39,7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G$9]);INFO.OBBA.OBBA.OBMAKE(&quot;&quot;;&quot;int&quot;;[.$B18]));&quot;getAverage&quot;))" office:value-type="percentage" office:value="0.536621020165593">
            <text:p>53,6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H$9]);INFO.OBBA.OBBA.OBMAKE(&quot;&quot;;&quot;int&quot;;[.$B18]));&quot;getAverage&quot;))" office:value-type="percentage" office:value="0.761205467779554">
            <text:p>76,12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I$9]);INFO.OBBA.OBBA.OBMAKE(&quot;&quot;;&quot;int&quot;;[.$B18]));&quot;getAverage&quot;))" office:value-type="percentage" office:value="1.11679955513763">
            <text:p>111,6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J$9]);INFO.OBBA.OBBA.OBMAKE(&quot;&quot;;&quot;int&quot;;[.$B18]));&quot;getAverage&quot;))" office:value-type="percentage" office:value="1.6710370316053">
            <text:p>167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K$9]);INFO.OBBA.OBBA.OBMAKE(&quot;&quot;;&quot;int&quot;;[.$B1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L$9]);INFO.OBBA.OBBA.OBMAKE(&quot;&quot;;&quot;int&quot;;[.$B1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M$9]);INFO.OBBA.OBBA.OBMAKE(&quot;&quot;;&quot;int&quot;;[.$B1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N$9]);INFO.OBBA.OBBA.OBMAKE(&quot;&quot;;&quot;int&quot;;[.$B1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O$9]);INFO.OBBA.OBBA.OBMAKE(&quot;&quot;;&quot;int&quot;;[.$B1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P$9]);INFO.OBBA.OBBA.OBMAKE(&quot;&quot;;&quot;int&quot;;[.$B1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Q$9]);INFO.OBBA.OBBA.OBMAKE(&quot;&quot;;&quot;int&quot;;[.$B1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R$9]);INFO.OBBA.OBBA.OBMAKE(&quot;&quot;;&quot;int&quot;;[.$B1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S$9]);INFO.OBBA.OBBA.OBMAKE(&quot;&quot;;&quot;int&quot;;[.$B1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T$9]);INFO.OBBA.OBBA.OBMAKE(&quot;&quot;;&quot;int&quot;;[.$B1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U$9]);INFO.OBBA.OBBA.OBMAKE(&quot;&quot;;&quot;int&quot;;[.$B1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V$9]);INFO.OBBA.OBBA.OBMAKE(&quot;&quot;;&quot;int&quot;;[.$B1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W$9]);INFO.OBBA.OBBA.OBMAKE(&quot;&quot;;&quot;int&quot;;[.$B1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X$9]);INFO.OBBA.OBBA.OBMAKE(&quot;&quot;;&quot;int&quot;;[.$B1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Y$9]);INFO.OBBA.OBBA.OBMAKE(&quot;&quot;;&quot;int&quot;;[.$B1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Z$9]);INFO.OBBA.OBBA.OBMAKE(&quot;&quot;;&quot;int&quot;;[.$B1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A$9]);INFO.OBBA.OBBA.OBMAKE(&quot;&quot;;&quot;int&quot;;[.$B1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B$9]);INFO.OBBA.OBBA.OBMAKE(&quot;&quot;;&quot;int&quot;;[.$B1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C$9]);INFO.OBBA.OBBA.OBMAKE(&quot;&quot;;&quot;int&quot;;[.$B1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D$9]);INFO.OBBA.OBBA.OBMAKE(&quot;&quot;;&quot;int&quot;;[.$B1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E$9]);INFO.OBBA.OBBA.OBMAKE(&quot;&quot;;&quot;int&quot;;[.$B1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F$9]);INFO.OBBA.OBBA.OBMAKE(&quot;&quot;;&quot;int&quot;;[.$B1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G$9]);INFO.OBBA.OBBA.OBMAKE(&quot;&quot;;&quot;int&quot;;[.$B1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H$9]);INFO.OBBA.OBBA.OBMAKE(&quot;&quot;;&quot;int&quot;;[.$B1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I$9]);INFO.OBBA.OBBA.OBMAKE(&quot;&quot;;&quot;int&quot;;[.$B1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J$9]);INFO.OBBA.OBBA.OBMAKE(&quot;&quot;;&quot;int&quot;;[.$B1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K$9]);INFO.OBBA.OBBA.OBMAKE(&quot;&quot;;&quot;int&quot;;[.$B1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L$9]);INFO.OBBA.OBBA.OBMAKE(&quot;&quot;;&quot;int&quot;;[.$B1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M$9]);INFO.OBBA.OBBA.OBMAKE(&quot;&quot;;&quot;int&quot;;[.$B1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N$9]);INFO.OBBA.OBBA.OBMAKE(&quot;&quot;;&quot;int&quot;;[.$B1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O$9]);INFO.OBBA.OBBA.OBMAKE(&quot;&quot;;&quot;int&quot;;[.$B18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9">
            <text:p>9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C$9]);INFO.OBBA.OBBA.OBMAKE(&quot;&quot;;&quot;int&quot;;[.$B19]));&quot;getAverage&quot;))" office:value-type="percentage" office:value="0.227098451364937">
            <text:p>22,7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D$9]);INFO.OBBA.OBBA.OBMAKE(&quot;&quot;;&quot;int&quot;;[.$B19]));&quot;getAverage&quot;))" office:value-type="percentage" office:value="0.239681823838005">
            <text:p>23,9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E$9]);INFO.OBBA.OBBA.OBMAKE(&quot;&quot;;&quot;int&quot;;[.$B19]));&quot;getAverage&quot;))" office:value-type="percentage" office:value="0.265818422840324">
            <text:p>26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F$9]);INFO.OBBA.OBBA.OBMAKE(&quot;&quot;;&quot;int&quot;;[.$B19]));&quot;getAverage&quot;))" office:value-type="percentage" office:value="0.314087937908464">
            <text:p>31,4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G$9]);INFO.OBBA.OBBA.OBMAKE(&quot;&quot;;&quot;int&quot;;[.$B19]));&quot;getAverage&quot;))" office:value-type="percentage" office:value="0.397670916370829">
            <text:p>39,7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H$9]);INFO.OBBA.OBBA.OBMAKE(&quot;&quot;;&quot;int&quot;;[.$B19]));&quot;getAverage&quot;))" office:value-type="percentage" office:value="0.536621020165593">
            <text:p>53,6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I$9]);INFO.OBBA.OBBA.OBMAKE(&quot;&quot;;&quot;int&quot;;[.$B19]));&quot;getAverage&quot;))" office:value-type="percentage" office:value="0.761205467779554">
            <text:p>76,12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J$9]);INFO.OBBA.OBBA.OBMAKE(&quot;&quot;;&quot;int&quot;;[.$B19]));&quot;getAverage&quot;))" office:value-type="percentage" office:value="1.11679955513763">
            <text:p>111,6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K$9]);INFO.OBBA.OBBA.OBMAKE(&quot;&quot;;&quot;int&quot;;[.$B19]));&quot;getAverage&quot;))" office:value-type="percentage" office:value="1.6710370316053">
            <text:p>167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L$9]);INFO.OBBA.OBBA.OBMAKE(&quot;&quot;;&quot;int&quot;;[.$B1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M$9]);INFO.OBBA.OBBA.OBMAKE(&quot;&quot;;&quot;int&quot;;[.$B1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N$9]);INFO.OBBA.OBBA.OBMAKE(&quot;&quot;;&quot;int&quot;;[.$B1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O$9]);INFO.OBBA.OBBA.OBMAKE(&quot;&quot;;&quot;int&quot;;[.$B1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P$9]);INFO.OBBA.OBBA.OBMAKE(&quot;&quot;;&quot;int&quot;;[.$B1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Q$9]);INFO.OBBA.OBBA.OBMAKE(&quot;&quot;;&quot;int&quot;;[.$B1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R$9]);INFO.OBBA.OBBA.OBMAKE(&quot;&quot;;&quot;int&quot;;[.$B1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S$9]);INFO.OBBA.OBBA.OBMAKE(&quot;&quot;;&quot;int&quot;;[.$B1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T$9]);INFO.OBBA.OBBA.OBMAKE(&quot;&quot;;&quot;int&quot;;[.$B1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U$9]);INFO.OBBA.OBBA.OBMAKE(&quot;&quot;;&quot;int&quot;;[.$B1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V$9]);INFO.OBBA.OBBA.OBMAKE(&quot;&quot;;&quot;int&quot;;[.$B1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W$9]);INFO.OBBA.OBBA.OBMAKE(&quot;&quot;;&quot;int&quot;;[.$B1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X$9]);INFO.OBBA.OBBA.OBMAKE(&quot;&quot;;&quot;int&quot;;[.$B1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Y$9]);INFO.OBBA.OBBA.OBMAKE(&quot;&quot;;&quot;int&quot;;[.$B1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Z$9]);INFO.OBBA.OBBA.OBMAKE(&quot;&quot;;&quot;int&quot;;[.$B1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A$9]);INFO.OBBA.OBBA.OBMAKE(&quot;&quot;;&quot;int&quot;;[.$B1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B$9]);INFO.OBBA.OBBA.OBMAKE(&quot;&quot;;&quot;int&quot;;[.$B1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C$9]);INFO.OBBA.OBBA.OBMAKE(&quot;&quot;;&quot;int&quot;;[.$B1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D$9]);INFO.OBBA.OBBA.OBMAKE(&quot;&quot;;&quot;int&quot;;[.$B1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E$9]);INFO.OBBA.OBBA.OBMAKE(&quot;&quot;;&quot;int&quot;;[.$B1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F$9]);INFO.OBBA.OBBA.OBMAKE(&quot;&quot;;&quot;int&quot;;[.$B1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G$9]);INFO.OBBA.OBBA.OBMAKE(&quot;&quot;;&quot;int&quot;;[.$B1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H$9]);INFO.OBBA.OBBA.OBMAKE(&quot;&quot;;&quot;int&quot;;[.$B1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I$9]);INFO.OBBA.OBBA.OBMAKE(&quot;&quot;;&quot;int&quot;;[.$B1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J$9]);INFO.OBBA.OBBA.OBMAKE(&quot;&quot;;&quot;int&quot;;[.$B1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K$9]);INFO.OBBA.OBBA.OBMAKE(&quot;&quot;;&quot;int&quot;;[.$B1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L$9]);INFO.OBBA.OBBA.OBMAKE(&quot;&quot;;&quot;int&quot;;[.$B1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M$9]);INFO.OBBA.OBBA.OBMAKE(&quot;&quot;;&quot;int&quot;;[.$B1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N$9]);INFO.OBBA.OBBA.OBMAKE(&quot;&quot;;&quot;int&quot;;[.$B1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O$9]);INFO.OBBA.OBBA.OBMAKE(&quot;&quot;;&quot;int&quot;;[.$B19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0">
            <text:p>10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C$9]);INFO.OBBA.OBBA.OBMAKE(&quot;&quot;;&quot;int&quot;;[.$B20]));&quot;getAverage&quot;))" office:value-type="percentage" office:value="0.222549585871537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D$9]);INFO.OBBA.OBBA.OBMAKE(&quot;&quot;;&quot;int&quot;;[.$B20]));&quot;getAverage&quot;))" office:value-type="percentage" office:value="0.227098451364937">
            <text:p>22,7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E$9]);INFO.OBBA.OBBA.OBMAKE(&quot;&quot;;&quot;int&quot;;[.$B20]));&quot;getAverage&quot;))" office:value-type="percentage" office:value="0.239681823838005">
            <text:p>23,9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F$9]);INFO.OBBA.OBBA.OBMAKE(&quot;&quot;;&quot;int&quot;;[.$B20]));&quot;getAverage&quot;))" office:value-type="percentage" office:value="0.265818422840324">
            <text:p>26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G$9]);INFO.OBBA.OBBA.OBMAKE(&quot;&quot;;&quot;int&quot;;[.$B20]));&quot;getAverage&quot;))" office:value-type="percentage" office:value="0.314087937908464">
            <text:p>31,4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H$9]);INFO.OBBA.OBBA.OBMAKE(&quot;&quot;;&quot;int&quot;;[.$B20]));&quot;getAverage&quot;))" office:value-type="percentage" office:value="0.397670916370829">
            <text:p>39,7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I$9]);INFO.OBBA.OBBA.OBMAKE(&quot;&quot;;&quot;int&quot;;[.$B20]));&quot;getAverage&quot;))" office:value-type="percentage" office:value="0.536621020165593">
            <text:p>53,6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J$9]);INFO.OBBA.OBBA.OBMAKE(&quot;&quot;;&quot;int&quot;;[.$B20]));&quot;getAverage&quot;))" office:value-type="percentage" office:value="0.761205467779554">
            <text:p>76,12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K$9]);INFO.OBBA.OBBA.OBMAKE(&quot;&quot;;&quot;int&quot;;[.$B20]));&quot;getAverage&quot;))" office:value-type="percentage" office:value="1.11679955513763">
            <text:p>111,6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L$9]);INFO.OBBA.OBBA.OBMAKE(&quot;&quot;;&quot;int&quot;;[.$B20]));&quot;getAverage&quot;))" office:value-type="percentage" office:value="1.6710370316053">
            <text:p>167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M$9]);INFO.OBBA.OBBA.OBMAKE(&quot;&quot;;&quot;int&quot;;[.$B2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N$9]);INFO.OBBA.OBBA.OBMAKE(&quot;&quot;;&quot;int&quot;;[.$B2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O$9]);INFO.OBBA.OBBA.OBMAKE(&quot;&quot;;&quot;int&quot;;[.$B2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P$9]);INFO.OBBA.OBBA.OBMAKE(&quot;&quot;;&quot;int&quot;;[.$B2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Q$9]);INFO.OBBA.OBBA.OBMAKE(&quot;&quot;;&quot;int&quot;;[.$B2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R$9]);INFO.OBBA.OBBA.OBMAKE(&quot;&quot;;&quot;int&quot;;[.$B2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S$9]);INFO.OBBA.OBBA.OBMAKE(&quot;&quot;;&quot;int&quot;;[.$B2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T$9]);INFO.OBBA.OBBA.OBMAKE(&quot;&quot;;&quot;int&quot;;[.$B2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U$9]);INFO.OBBA.OBBA.OBMAKE(&quot;&quot;;&quot;int&quot;;[.$B2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V$9]);INFO.OBBA.OBBA.OBMAKE(&quot;&quot;;&quot;int&quot;;[.$B2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W$9]);INFO.OBBA.OBBA.OBMAKE(&quot;&quot;;&quot;int&quot;;[.$B2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X$9]);INFO.OBBA.OBBA.OBMAKE(&quot;&quot;;&quot;int&quot;;[.$B2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Y$9]);INFO.OBBA.OBBA.OBMAKE(&quot;&quot;;&quot;int&quot;;[.$B2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Z$9]);INFO.OBBA.OBBA.OBMAKE(&quot;&quot;;&quot;int&quot;;[.$B2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A$9]);INFO.OBBA.OBBA.OBMAKE(&quot;&quot;;&quot;int&quot;;[.$B2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B$9]);INFO.OBBA.OBBA.OBMAKE(&quot;&quot;;&quot;int&quot;;[.$B2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C$9]);INFO.OBBA.OBBA.OBMAKE(&quot;&quot;;&quot;int&quot;;[.$B2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D$9]);INFO.OBBA.OBBA.OBMAKE(&quot;&quot;;&quot;int&quot;;[.$B2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E$9]);INFO.OBBA.OBBA.OBMAKE(&quot;&quot;;&quot;int&quot;;[.$B2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F$9]);INFO.OBBA.OBBA.OBMAKE(&quot;&quot;;&quot;int&quot;;[.$B2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G$9]);INFO.OBBA.OBBA.OBMAKE(&quot;&quot;;&quot;int&quot;;[.$B2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H$9]);INFO.OBBA.OBBA.OBMAKE(&quot;&quot;;&quot;int&quot;;[.$B2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I$9]);INFO.OBBA.OBBA.OBMAKE(&quot;&quot;;&quot;int&quot;;[.$B2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J$9]);INFO.OBBA.OBBA.OBMAKE(&quot;&quot;;&quot;int&quot;;[.$B2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K$9]);INFO.OBBA.OBBA.OBMAKE(&quot;&quot;;&quot;int&quot;;[.$B2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L$9]);INFO.OBBA.OBBA.OBMAKE(&quot;&quot;;&quot;int&quot;;[.$B2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M$9]);INFO.OBBA.OBBA.OBMAKE(&quot;&quot;;&quot;int&quot;;[.$B2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N$9]);INFO.OBBA.OBBA.OBMAKE(&quot;&quot;;&quot;int&quot;;[.$B2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O$9]);INFO.OBBA.OBBA.OBMAKE(&quot;&quot;;&quot;int&quot;;[.$B20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1">
            <text:p>11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C$9]);INFO.OBBA.OBBA.OBMAKE(&quot;&quot;;&quot;int&quot;;[.$B21]));&quot;getAverage&quot;))" office:value-type="percentage" office:value="0.222538321932438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D$9]);INFO.OBBA.OBBA.OBMAKE(&quot;&quot;;&quot;int&quot;;[.$B21]));&quot;getAverage&quot;))" office:value-type="percentage" office:value="0.222549585871537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E$9]);INFO.OBBA.OBBA.OBMAKE(&quot;&quot;;&quot;int&quot;;[.$B21]));&quot;getAverage&quot;))" office:value-type="percentage" office:value="0.227098451364937">
            <text:p>22,7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F$9]);INFO.OBBA.OBBA.OBMAKE(&quot;&quot;;&quot;int&quot;;[.$B21]));&quot;getAverage&quot;))" office:value-type="percentage" office:value="0.239681823838005">
            <text:p>23,9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G$9]);INFO.OBBA.OBBA.OBMAKE(&quot;&quot;;&quot;int&quot;;[.$B21]));&quot;getAverage&quot;))" office:value-type="percentage" office:value="0.265818422840324">
            <text:p>26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H$9]);INFO.OBBA.OBBA.OBMAKE(&quot;&quot;;&quot;int&quot;;[.$B21]));&quot;getAverage&quot;))" office:value-type="percentage" office:value="0.314087937908464">
            <text:p>31,4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I$9]);INFO.OBBA.OBBA.OBMAKE(&quot;&quot;;&quot;int&quot;;[.$B21]));&quot;getAverage&quot;))" office:value-type="percentage" office:value="0.397670916370829">
            <text:p>39,7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J$9]);INFO.OBBA.OBBA.OBMAKE(&quot;&quot;;&quot;int&quot;;[.$B21]));&quot;getAverage&quot;))" office:value-type="percentage" office:value="0.536621020165593">
            <text:p>53,6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K$9]);INFO.OBBA.OBBA.OBMAKE(&quot;&quot;;&quot;int&quot;;[.$B21]));&quot;getAverage&quot;))" office:value-type="percentage" office:value="0.761205467779554">
            <text:p>76,12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L$9]);INFO.OBBA.OBBA.OBMAKE(&quot;&quot;;&quot;int&quot;;[.$B21]));&quot;getAverage&quot;))" office:value-type="percentage" office:value="1.11679955513763">
            <text:p>111,6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M$9]);INFO.OBBA.OBBA.OBMAKE(&quot;&quot;;&quot;int&quot;;[.$B21]));&quot;getAverage&quot;))" office:value-type="percentage" office:value="1.6710370316053">
            <text:p>167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N$9]);INFO.OBBA.OBBA.OBMAKE(&quot;&quot;;&quot;int&quot;;[.$B2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O$9]);INFO.OBBA.OBBA.OBMAKE(&quot;&quot;;&quot;int&quot;;[.$B2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P$9]);INFO.OBBA.OBBA.OBMAKE(&quot;&quot;;&quot;int&quot;;[.$B2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Q$9]);INFO.OBBA.OBBA.OBMAKE(&quot;&quot;;&quot;int&quot;;[.$B2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R$9]);INFO.OBBA.OBBA.OBMAKE(&quot;&quot;;&quot;int&quot;;[.$B2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S$9]);INFO.OBBA.OBBA.OBMAKE(&quot;&quot;;&quot;int&quot;;[.$B2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T$9]);INFO.OBBA.OBBA.OBMAKE(&quot;&quot;;&quot;int&quot;;[.$B2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U$9]);INFO.OBBA.OBBA.OBMAKE(&quot;&quot;;&quot;int&quot;;[.$B2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V$9]);INFO.OBBA.OBBA.OBMAKE(&quot;&quot;;&quot;int&quot;;[.$B2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W$9]);INFO.OBBA.OBBA.OBMAKE(&quot;&quot;;&quot;int&quot;;[.$B2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X$9]);INFO.OBBA.OBBA.OBMAKE(&quot;&quot;;&quot;int&quot;;[.$B2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Y$9]);INFO.OBBA.OBBA.OBMAKE(&quot;&quot;;&quot;int&quot;;[.$B2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Z$9]);INFO.OBBA.OBBA.OBMAKE(&quot;&quot;;&quot;int&quot;;[.$B2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A$9]);INFO.OBBA.OBBA.OBMAKE(&quot;&quot;;&quot;int&quot;;[.$B2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B$9]);INFO.OBBA.OBBA.OBMAKE(&quot;&quot;;&quot;int&quot;;[.$B2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C$9]);INFO.OBBA.OBBA.OBMAKE(&quot;&quot;;&quot;int&quot;;[.$B2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D$9]);INFO.OBBA.OBBA.OBMAKE(&quot;&quot;;&quot;int&quot;;[.$B2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E$9]);INFO.OBBA.OBBA.OBMAKE(&quot;&quot;;&quot;int&quot;;[.$B2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F$9]);INFO.OBBA.OBBA.OBMAKE(&quot;&quot;;&quot;int&quot;;[.$B2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G$9]);INFO.OBBA.OBBA.OBMAKE(&quot;&quot;;&quot;int&quot;;[.$B2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H$9]);INFO.OBBA.OBBA.OBMAKE(&quot;&quot;;&quot;int&quot;;[.$B2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I$9]);INFO.OBBA.OBBA.OBMAKE(&quot;&quot;;&quot;int&quot;;[.$B2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J$9]);INFO.OBBA.OBBA.OBMAKE(&quot;&quot;;&quot;int&quot;;[.$B2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K$9]);INFO.OBBA.OBBA.OBMAKE(&quot;&quot;;&quot;int&quot;;[.$B2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L$9]);INFO.OBBA.OBBA.OBMAKE(&quot;&quot;;&quot;int&quot;;[.$B2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M$9]);INFO.OBBA.OBBA.OBMAKE(&quot;&quot;;&quot;int&quot;;[.$B2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N$9]);INFO.OBBA.OBBA.OBMAKE(&quot;&quot;;&quot;int&quot;;[.$B2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O$9]);INFO.OBBA.OBBA.OBMAKE(&quot;&quot;;&quot;int&quot;;[.$B21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2">
            <text:p>12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C$9]);INFO.OBBA.OBBA.OBMAKE(&quot;&quot;;&quot;int&quot;;[.$B22]));&quot;getAverage&quot;))" office:value-type="percentage" office:value="0.224891710698165">
            <text:p>22,49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D$9]);INFO.OBBA.OBBA.OBMAKE(&quot;&quot;;&quot;int&quot;;[.$B22]));&quot;getAverage&quot;))" office:value-type="percentage" office:value="0.222538321932438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E$9]);INFO.OBBA.OBBA.OBMAKE(&quot;&quot;;&quot;int&quot;;[.$B22]));&quot;getAverage&quot;))" office:value-type="percentage" office:value="0.222549585871537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F$9]);INFO.OBBA.OBBA.OBMAKE(&quot;&quot;;&quot;int&quot;;[.$B22]));&quot;getAverage&quot;))" office:value-type="percentage" office:value="0.227098451364937">
            <text:p>22,7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G$9]);INFO.OBBA.OBBA.OBMAKE(&quot;&quot;;&quot;int&quot;;[.$B22]));&quot;getAverage&quot;))" office:value-type="percentage" office:value="0.239681823838005">
            <text:p>23,9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H$9]);INFO.OBBA.OBBA.OBMAKE(&quot;&quot;;&quot;int&quot;;[.$B22]));&quot;getAverage&quot;))" office:value-type="percentage" office:value="0.265818422840324">
            <text:p>26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I$9]);INFO.OBBA.OBBA.OBMAKE(&quot;&quot;;&quot;int&quot;;[.$B22]));&quot;getAverage&quot;))" office:value-type="percentage" office:value="0.314087937908464">
            <text:p>31,4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J$9]);INFO.OBBA.OBBA.OBMAKE(&quot;&quot;;&quot;int&quot;;[.$B22]));&quot;getAverage&quot;))" office:value-type="percentage" office:value="0.397670916370829">
            <text:p>39,7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K$9]);INFO.OBBA.OBBA.OBMAKE(&quot;&quot;;&quot;int&quot;;[.$B22]));&quot;getAverage&quot;))" office:value-type="percentage" office:value="0.536621020165593">
            <text:p>53,6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L$9]);INFO.OBBA.OBBA.OBMAKE(&quot;&quot;;&quot;int&quot;;[.$B22]));&quot;getAverage&quot;))" office:value-type="percentage" office:value="0.761205467779554">
            <text:p>76,12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M$9]);INFO.OBBA.OBBA.OBMAKE(&quot;&quot;;&quot;int&quot;;[.$B22]));&quot;getAverage&quot;))" office:value-type="percentage" office:value="1.11679955513763">
            <text:p>111,6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N$9]);INFO.OBBA.OBBA.OBMAKE(&quot;&quot;;&quot;int&quot;;[.$B22]));&quot;getAverage&quot;))" office:value-type="percentage" office:value="1.6710370316053">
            <text:p>167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O$9]);INFO.OBBA.OBBA.OBMAKE(&quot;&quot;;&quot;int&quot;;[.$B2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P$9]);INFO.OBBA.OBBA.OBMAKE(&quot;&quot;;&quot;int&quot;;[.$B2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Q$9]);INFO.OBBA.OBBA.OBMAKE(&quot;&quot;;&quot;int&quot;;[.$B2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R$9]);INFO.OBBA.OBBA.OBMAKE(&quot;&quot;;&quot;int&quot;;[.$B2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S$9]);INFO.OBBA.OBBA.OBMAKE(&quot;&quot;;&quot;int&quot;;[.$B2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T$9]);INFO.OBBA.OBBA.OBMAKE(&quot;&quot;;&quot;int&quot;;[.$B2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U$9]);INFO.OBBA.OBBA.OBMAKE(&quot;&quot;;&quot;int&quot;;[.$B2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V$9]);INFO.OBBA.OBBA.OBMAKE(&quot;&quot;;&quot;int&quot;;[.$B2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W$9]);INFO.OBBA.OBBA.OBMAKE(&quot;&quot;;&quot;int&quot;;[.$B2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X$9]);INFO.OBBA.OBBA.OBMAKE(&quot;&quot;;&quot;int&quot;;[.$B2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Y$9]);INFO.OBBA.OBBA.OBMAKE(&quot;&quot;;&quot;int&quot;;[.$B2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Z$9]);INFO.OBBA.OBBA.OBMAKE(&quot;&quot;;&quot;int&quot;;[.$B2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A$9]);INFO.OBBA.OBBA.OBMAKE(&quot;&quot;;&quot;int&quot;;[.$B2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B$9]);INFO.OBBA.OBBA.OBMAKE(&quot;&quot;;&quot;int&quot;;[.$B2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C$9]);INFO.OBBA.OBBA.OBMAKE(&quot;&quot;;&quot;int&quot;;[.$B2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D$9]);INFO.OBBA.OBBA.OBMAKE(&quot;&quot;;&quot;int&quot;;[.$B2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E$9]);INFO.OBBA.OBBA.OBMAKE(&quot;&quot;;&quot;int&quot;;[.$B2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F$9]);INFO.OBBA.OBBA.OBMAKE(&quot;&quot;;&quot;int&quot;;[.$B2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G$9]);INFO.OBBA.OBBA.OBMAKE(&quot;&quot;;&quot;int&quot;;[.$B2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H$9]);INFO.OBBA.OBBA.OBMAKE(&quot;&quot;;&quot;int&quot;;[.$B2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I$9]);INFO.OBBA.OBBA.OBMAKE(&quot;&quot;;&quot;int&quot;;[.$B2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J$9]);INFO.OBBA.OBBA.OBMAKE(&quot;&quot;;&quot;int&quot;;[.$B2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K$9]);INFO.OBBA.OBBA.OBMAKE(&quot;&quot;;&quot;int&quot;;[.$B2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L$9]);INFO.OBBA.OBBA.OBMAKE(&quot;&quot;;&quot;int&quot;;[.$B2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M$9]);INFO.OBBA.OBBA.OBMAKE(&quot;&quot;;&quot;int&quot;;[.$B2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N$9]);INFO.OBBA.OBBA.OBMAKE(&quot;&quot;;&quot;int&quot;;[.$B2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O$9]);INFO.OBBA.OBBA.OBMAKE(&quot;&quot;;&quot;int&quot;;[.$B22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3">
            <text:p>13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C$9]);INFO.OBBA.OBBA.OBMAKE(&quot;&quot;;&quot;int&quot;;[.$B23]));&quot;getAverage&quot;))" office:value-type="percentage" office:value="0.228294723405332">
            <text:p>22,8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D$9]);INFO.OBBA.OBBA.OBMAKE(&quot;&quot;;&quot;int&quot;;[.$B23]));&quot;getAverage&quot;))" office:value-type="percentage" office:value="0.224891710698165">
            <text:p>22,49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E$9]);INFO.OBBA.OBBA.OBMAKE(&quot;&quot;;&quot;int&quot;;[.$B23]));&quot;getAverage&quot;))" office:value-type="percentage" office:value="0.222538321932438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F$9]);INFO.OBBA.OBBA.OBMAKE(&quot;&quot;;&quot;int&quot;;[.$B23]));&quot;getAverage&quot;))" office:value-type="percentage" office:value="0.222549585871537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G$9]);INFO.OBBA.OBBA.OBMAKE(&quot;&quot;;&quot;int&quot;;[.$B23]));&quot;getAverage&quot;))" office:value-type="percentage" office:value="0.227098451364937">
            <text:p>22,7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H$9]);INFO.OBBA.OBBA.OBMAKE(&quot;&quot;;&quot;int&quot;;[.$B23]));&quot;getAverage&quot;))" office:value-type="percentage" office:value="0.239681823838005">
            <text:p>23,9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I$9]);INFO.OBBA.OBBA.OBMAKE(&quot;&quot;;&quot;int&quot;;[.$B23]));&quot;getAverage&quot;))" office:value-type="percentage" office:value="0.265818422840324">
            <text:p>26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J$9]);INFO.OBBA.OBBA.OBMAKE(&quot;&quot;;&quot;int&quot;;[.$B23]));&quot;getAverage&quot;))" office:value-type="percentage" office:value="0.314087937908464">
            <text:p>31,4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K$9]);INFO.OBBA.OBBA.OBMAKE(&quot;&quot;;&quot;int&quot;;[.$B23]));&quot;getAverage&quot;))" office:value-type="percentage" office:value="0.397670916370829">
            <text:p>39,7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L$9]);INFO.OBBA.OBBA.OBMAKE(&quot;&quot;;&quot;int&quot;;[.$B23]));&quot;getAverage&quot;))" office:value-type="percentage" office:value="0.536621020165593">
            <text:p>53,6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M$9]);INFO.OBBA.OBBA.OBMAKE(&quot;&quot;;&quot;int&quot;;[.$B23]));&quot;getAverage&quot;))" office:value-type="percentage" office:value="0.761205467779554">
            <text:p>76,12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N$9]);INFO.OBBA.OBBA.OBMAKE(&quot;&quot;;&quot;int&quot;;[.$B23]));&quot;getAverage&quot;))" office:value-type="percentage" office:value="1.11679955513763">
            <text:p>111,6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O$9]);INFO.OBBA.OBBA.OBMAKE(&quot;&quot;;&quot;int&quot;;[.$B23]));&quot;getAverage&quot;))" office:value-type="percentage" office:value="1.6710370316053">
            <text:p>167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P$9]);INFO.OBBA.OBBA.OBMAKE(&quot;&quot;;&quot;int&quot;;[.$B2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Q$9]);INFO.OBBA.OBBA.OBMAKE(&quot;&quot;;&quot;int&quot;;[.$B2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R$9]);INFO.OBBA.OBBA.OBMAKE(&quot;&quot;;&quot;int&quot;;[.$B2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S$9]);INFO.OBBA.OBBA.OBMAKE(&quot;&quot;;&quot;int&quot;;[.$B2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T$9]);INFO.OBBA.OBBA.OBMAKE(&quot;&quot;;&quot;int&quot;;[.$B2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U$9]);INFO.OBBA.OBBA.OBMAKE(&quot;&quot;;&quot;int&quot;;[.$B2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V$9]);INFO.OBBA.OBBA.OBMAKE(&quot;&quot;;&quot;int&quot;;[.$B2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W$9]);INFO.OBBA.OBBA.OBMAKE(&quot;&quot;;&quot;int&quot;;[.$B2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X$9]);INFO.OBBA.OBBA.OBMAKE(&quot;&quot;;&quot;int&quot;;[.$B2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Y$9]);INFO.OBBA.OBBA.OBMAKE(&quot;&quot;;&quot;int&quot;;[.$B2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Z$9]);INFO.OBBA.OBBA.OBMAKE(&quot;&quot;;&quot;int&quot;;[.$B2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A$9]);INFO.OBBA.OBBA.OBMAKE(&quot;&quot;;&quot;int&quot;;[.$B2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B$9]);INFO.OBBA.OBBA.OBMAKE(&quot;&quot;;&quot;int&quot;;[.$B2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C$9]);INFO.OBBA.OBBA.OBMAKE(&quot;&quot;;&quot;int&quot;;[.$B2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D$9]);INFO.OBBA.OBBA.OBMAKE(&quot;&quot;;&quot;int&quot;;[.$B2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E$9]);INFO.OBBA.OBBA.OBMAKE(&quot;&quot;;&quot;int&quot;;[.$B2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F$9]);INFO.OBBA.OBBA.OBMAKE(&quot;&quot;;&quot;int&quot;;[.$B2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G$9]);INFO.OBBA.OBBA.OBMAKE(&quot;&quot;;&quot;int&quot;;[.$B2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H$9]);INFO.OBBA.OBBA.OBMAKE(&quot;&quot;;&quot;int&quot;;[.$B2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I$9]);INFO.OBBA.OBBA.OBMAKE(&quot;&quot;;&quot;int&quot;;[.$B2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J$9]);INFO.OBBA.OBBA.OBMAKE(&quot;&quot;;&quot;int&quot;;[.$B2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K$9]);INFO.OBBA.OBBA.OBMAKE(&quot;&quot;;&quot;int&quot;;[.$B2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L$9]);INFO.OBBA.OBBA.OBMAKE(&quot;&quot;;&quot;int&quot;;[.$B2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M$9]);INFO.OBBA.OBBA.OBMAKE(&quot;&quot;;&quot;int&quot;;[.$B2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N$9]);INFO.OBBA.OBBA.OBMAKE(&quot;&quot;;&quot;int&quot;;[.$B2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O$9]);INFO.OBBA.OBBA.OBMAKE(&quot;&quot;;&quot;int&quot;;[.$B23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4">
            <text:p>14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C$9]);INFO.OBBA.OBBA.OBMAKE(&quot;&quot;;&quot;int&quot;;[.$B24]));&quot;getAverage&quot;))" office:value-type="percentage" office:value="0.231981058247244">
            <text:p>23,2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D$9]);INFO.OBBA.OBBA.OBMAKE(&quot;&quot;;&quot;int&quot;;[.$B24]));&quot;getAverage&quot;))" office:value-type="percentage" office:value="0.228294723405332">
            <text:p>22,8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E$9]);INFO.OBBA.OBBA.OBMAKE(&quot;&quot;;&quot;int&quot;;[.$B24]));&quot;getAverage&quot;))" office:value-type="percentage" office:value="0.224891710698165">
            <text:p>22,49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F$9]);INFO.OBBA.OBBA.OBMAKE(&quot;&quot;;&quot;int&quot;;[.$B24]));&quot;getAverage&quot;))" office:value-type="percentage" office:value="0.222538321932438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G$9]);INFO.OBBA.OBBA.OBMAKE(&quot;&quot;;&quot;int&quot;;[.$B24]));&quot;getAverage&quot;))" office:value-type="percentage" office:value="0.222549585871537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H$9]);INFO.OBBA.OBBA.OBMAKE(&quot;&quot;;&quot;int&quot;;[.$B24]));&quot;getAverage&quot;))" office:value-type="percentage" office:value="0.227098451364937">
            <text:p>22,7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I$9]);INFO.OBBA.OBBA.OBMAKE(&quot;&quot;;&quot;int&quot;;[.$B24]));&quot;getAverage&quot;))" office:value-type="percentage" office:value="0.239681823838005">
            <text:p>23,9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J$9]);INFO.OBBA.OBBA.OBMAKE(&quot;&quot;;&quot;int&quot;;[.$B24]));&quot;getAverage&quot;))" office:value-type="percentage" office:value="0.265818422840324">
            <text:p>26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K$9]);INFO.OBBA.OBBA.OBMAKE(&quot;&quot;;&quot;int&quot;;[.$B24]));&quot;getAverage&quot;))" office:value-type="percentage" office:value="0.314087937908464">
            <text:p>31,4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L$9]);INFO.OBBA.OBBA.OBMAKE(&quot;&quot;;&quot;int&quot;;[.$B24]));&quot;getAverage&quot;))" office:value-type="percentage" office:value="0.397670916370829">
            <text:p>39,7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M$9]);INFO.OBBA.OBBA.OBMAKE(&quot;&quot;;&quot;int&quot;;[.$B24]));&quot;getAverage&quot;))" office:value-type="percentage" office:value="0.536621020165593">
            <text:p>53,6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N$9]);INFO.OBBA.OBBA.OBMAKE(&quot;&quot;;&quot;int&quot;;[.$B24]));&quot;getAverage&quot;))" office:value-type="percentage" office:value="0.761205467779554">
            <text:p>76,12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O$9]);INFO.OBBA.OBBA.OBMAKE(&quot;&quot;;&quot;int&quot;;[.$B24]));&quot;getAverage&quot;))" office:value-type="percentage" office:value="1.11679955513763">
            <text:p>111,6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P$9]);INFO.OBBA.OBBA.OBMAKE(&quot;&quot;;&quot;int&quot;;[.$B24]));&quot;getAverage&quot;))" office:value-type="percentage" office:value="1.6710370316053">
            <text:p>167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Q$9]);INFO.OBBA.OBBA.OBMAKE(&quot;&quot;;&quot;int&quot;;[.$B2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R$9]);INFO.OBBA.OBBA.OBMAKE(&quot;&quot;;&quot;int&quot;;[.$B2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S$9]);INFO.OBBA.OBBA.OBMAKE(&quot;&quot;;&quot;int&quot;;[.$B2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T$9]);INFO.OBBA.OBBA.OBMAKE(&quot;&quot;;&quot;int&quot;;[.$B2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U$9]);INFO.OBBA.OBBA.OBMAKE(&quot;&quot;;&quot;int&quot;;[.$B2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V$9]);INFO.OBBA.OBBA.OBMAKE(&quot;&quot;;&quot;int&quot;;[.$B2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W$9]);INFO.OBBA.OBBA.OBMAKE(&quot;&quot;;&quot;int&quot;;[.$B2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X$9]);INFO.OBBA.OBBA.OBMAKE(&quot;&quot;;&quot;int&quot;;[.$B2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Y$9]);INFO.OBBA.OBBA.OBMAKE(&quot;&quot;;&quot;int&quot;;[.$B2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Z$9]);INFO.OBBA.OBBA.OBMAKE(&quot;&quot;;&quot;int&quot;;[.$B2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A$9]);INFO.OBBA.OBBA.OBMAKE(&quot;&quot;;&quot;int&quot;;[.$B2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B$9]);INFO.OBBA.OBBA.OBMAKE(&quot;&quot;;&quot;int&quot;;[.$B2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C$9]);INFO.OBBA.OBBA.OBMAKE(&quot;&quot;;&quot;int&quot;;[.$B2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D$9]);INFO.OBBA.OBBA.OBMAKE(&quot;&quot;;&quot;int&quot;;[.$B2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E$9]);INFO.OBBA.OBBA.OBMAKE(&quot;&quot;;&quot;int&quot;;[.$B2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F$9]);INFO.OBBA.OBBA.OBMAKE(&quot;&quot;;&quot;int&quot;;[.$B2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G$9]);INFO.OBBA.OBBA.OBMAKE(&quot;&quot;;&quot;int&quot;;[.$B2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H$9]);INFO.OBBA.OBBA.OBMAKE(&quot;&quot;;&quot;int&quot;;[.$B2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I$9]);INFO.OBBA.OBBA.OBMAKE(&quot;&quot;;&quot;int&quot;;[.$B2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J$9]);INFO.OBBA.OBBA.OBMAKE(&quot;&quot;;&quot;int&quot;;[.$B2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K$9]);INFO.OBBA.OBBA.OBMAKE(&quot;&quot;;&quot;int&quot;;[.$B2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L$9]);INFO.OBBA.OBBA.OBMAKE(&quot;&quot;;&quot;int&quot;;[.$B2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M$9]);INFO.OBBA.OBBA.OBMAKE(&quot;&quot;;&quot;int&quot;;[.$B2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N$9]);INFO.OBBA.OBBA.OBMAKE(&quot;&quot;;&quot;int&quot;;[.$B2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O$9]);INFO.OBBA.OBBA.OBMAKE(&quot;&quot;;&quot;int&quot;;[.$B24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5">
            <text:p>15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C$9]);INFO.OBBA.OBBA.OBMAKE(&quot;&quot;;&quot;int&quot;;[.$B25]));&quot;getAverage&quot;))" office:value-type="percentage" office:value="0.235529589573623">
            <text:p>23,5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D$9]);INFO.OBBA.OBBA.OBMAKE(&quot;&quot;;&quot;int&quot;;[.$B25]));&quot;getAverage&quot;))" office:value-type="percentage" office:value="0.231981058247244">
            <text:p>23,2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E$9]);INFO.OBBA.OBBA.OBMAKE(&quot;&quot;;&quot;int&quot;;[.$B25]));&quot;getAverage&quot;))" office:value-type="percentage" office:value="0.228294723405332">
            <text:p>22,8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F$9]);INFO.OBBA.OBBA.OBMAKE(&quot;&quot;;&quot;int&quot;;[.$B25]));&quot;getAverage&quot;))" office:value-type="percentage" office:value="0.224891710698165">
            <text:p>22,49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G$9]);INFO.OBBA.OBBA.OBMAKE(&quot;&quot;;&quot;int&quot;;[.$B25]));&quot;getAverage&quot;))" office:value-type="percentage" office:value="0.222538321932438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H$9]);INFO.OBBA.OBBA.OBMAKE(&quot;&quot;;&quot;int&quot;;[.$B25]));&quot;getAverage&quot;))" office:value-type="percentage" office:value="0.222549585871537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I$9]);INFO.OBBA.OBBA.OBMAKE(&quot;&quot;;&quot;int&quot;;[.$B25]));&quot;getAverage&quot;))" office:value-type="percentage" office:value="0.227098451364937">
            <text:p>22,7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J$9]);INFO.OBBA.OBBA.OBMAKE(&quot;&quot;;&quot;int&quot;;[.$B25]));&quot;getAverage&quot;))" office:value-type="percentage" office:value="0.239681823838005">
            <text:p>23,9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K$9]);INFO.OBBA.OBBA.OBMAKE(&quot;&quot;;&quot;int&quot;;[.$B25]));&quot;getAverage&quot;))" office:value-type="percentage" office:value="0.265818422840324">
            <text:p>26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L$9]);INFO.OBBA.OBBA.OBMAKE(&quot;&quot;;&quot;int&quot;;[.$B25]));&quot;getAverage&quot;))" office:value-type="percentage" office:value="0.314087937908464">
            <text:p>31,4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M$9]);INFO.OBBA.OBBA.OBMAKE(&quot;&quot;;&quot;int&quot;;[.$B25]));&quot;getAverage&quot;))" office:value-type="percentage" office:value="0.397670916370829">
            <text:p>39,7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N$9]);INFO.OBBA.OBBA.OBMAKE(&quot;&quot;;&quot;int&quot;;[.$B25]));&quot;getAverage&quot;))" office:value-type="percentage" office:value="0.536621020165593">
            <text:p>53,6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O$9]);INFO.OBBA.OBBA.OBMAKE(&quot;&quot;;&quot;int&quot;;[.$B25]));&quot;getAverage&quot;))" office:value-type="percentage" office:value="0.761205467779554">
            <text:p>76,12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P$9]);INFO.OBBA.OBBA.OBMAKE(&quot;&quot;;&quot;int&quot;;[.$B25]));&quot;getAverage&quot;))" office:value-type="percentage" office:value="1.11679955513763">
            <text:p>111,6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Q$9]);INFO.OBBA.OBBA.OBMAKE(&quot;&quot;;&quot;int&quot;;[.$B25]));&quot;getAverage&quot;))" office:value-type="percentage" office:value="1.6710370316053">
            <text:p>167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R$9]);INFO.OBBA.OBBA.OBMAKE(&quot;&quot;;&quot;int&quot;;[.$B2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S$9]);INFO.OBBA.OBBA.OBMAKE(&quot;&quot;;&quot;int&quot;;[.$B2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T$9]);INFO.OBBA.OBBA.OBMAKE(&quot;&quot;;&quot;int&quot;;[.$B2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U$9]);INFO.OBBA.OBBA.OBMAKE(&quot;&quot;;&quot;int&quot;;[.$B2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V$9]);INFO.OBBA.OBBA.OBMAKE(&quot;&quot;;&quot;int&quot;;[.$B2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W$9]);INFO.OBBA.OBBA.OBMAKE(&quot;&quot;;&quot;int&quot;;[.$B2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X$9]);INFO.OBBA.OBBA.OBMAKE(&quot;&quot;;&quot;int&quot;;[.$B2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Y$9]);INFO.OBBA.OBBA.OBMAKE(&quot;&quot;;&quot;int&quot;;[.$B2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Z$9]);INFO.OBBA.OBBA.OBMAKE(&quot;&quot;;&quot;int&quot;;[.$B2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A$9]);INFO.OBBA.OBBA.OBMAKE(&quot;&quot;;&quot;int&quot;;[.$B2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B$9]);INFO.OBBA.OBBA.OBMAKE(&quot;&quot;;&quot;int&quot;;[.$B2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C$9]);INFO.OBBA.OBBA.OBMAKE(&quot;&quot;;&quot;int&quot;;[.$B2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D$9]);INFO.OBBA.OBBA.OBMAKE(&quot;&quot;;&quot;int&quot;;[.$B2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E$9]);INFO.OBBA.OBBA.OBMAKE(&quot;&quot;;&quot;int&quot;;[.$B2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F$9]);INFO.OBBA.OBBA.OBMAKE(&quot;&quot;;&quot;int&quot;;[.$B2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G$9]);INFO.OBBA.OBBA.OBMAKE(&quot;&quot;;&quot;int&quot;;[.$B2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H$9]);INFO.OBBA.OBBA.OBMAKE(&quot;&quot;;&quot;int&quot;;[.$B2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I$9]);INFO.OBBA.OBBA.OBMAKE(&quot;&quot;;&quot;int&quot;;[.$B2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J$9]);INFO.OBBA.OBBA.OBMAKE(&quot;&quot;;&quot;int&quot;;[.$B2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K$9]);INFO.OBBA.OBBA.OBMAKE(&quot;&quot;;&quot;int&quot;;[.$B2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L$9]);INFO.OBBA.OBBA.OBMAKE(&quot;&quot;;&quot;int&quot;;[.$B2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M$9]);INFO.OBBA.OBBA.OBMAKE(&quot;&quot;;&quot;int&quot;;[.$B2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N$9]);INFO.OBBA.OBBA.OBMAKE(&quot;&quot;;&quot;int&quot;;[.$B2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O$9]);INFO.OBBA.OBBA.OBMAKE(&quot;&quot;;&quot;int&quot;;[.$B25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6">
            <text:p>16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C$9]);INFO.OBBA.OBBA.OBMAKE(&quot;&quot;;&quot;int&quot;;[.$B26]));&quot;getAverage&quot;))" office:value-type="percentage" office:value="0.238731608377926">
            <text:p>23,8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D$9]);INFO.OBBA.OBBA.OBMAKE(&quot;&quot;;&quot;int&quot;;[.$B26]));&quot;getAverage&quot;))" office:value-type="percentage" office:value="0.235529589573623">
            <text:p>23,5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E$9]);INFO.OBBA.OBBA.OBMAKE(&quot;&quot;;&quot;int&quot;;[.$B26]));&quot;getAverage&quot;))" office:value-type="percentage" office:value="0.231981058247244">
            <text:p>23,2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F$9]);INFO.OBBA.OBBA.OBMAKE(&quot;&quot;;&quot;int&quot;;[.$B26]));&quot;getAverage&quot;))" office:value-type="percentage" office:value="0.228294723405332">
            <text:p>22,8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G$9]);INFO.OBBA.OBBA.OBMAKE(&quot;&quot;;&quot;int&quot;;[.$B26]));&quot;getAverage&quot;))" office:value-type="percentage" office:value="0.224891710698165">
            <text:p>22,49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H$9]);INFO.OBBA.OBBA.OBMAKE(&quot;&quot;;&quot;int&quot;;[.$B26]));&quot;getAverage&quot;))" office:value-type="percentage" office:value="0.222538321932438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I$9]);INFO.OBBA.OBBA.OBMAKE(&quot;&quot;;&quot;int&quot;;[.$B26]));&quot;getAverage&quot;))" office:value-type="percentage" office:value="0.222549585871537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J$9]);INFO.OBBA.OBBA.OBMAKE(&quot;&quot;;&quot;int&quot;;[.$B26]));&quot;getAverage&quot;))" office:value-type="percentage" office:value="0.227098451364937">
            <text:p>22,7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K$9]);INFO.OBBA.OBBA.OBMAKE(&quot;&quot;;&quot;int&quot;;[.$B26]));&quot;getAverage&quot;))" office:value-type="percentage" office:value="0.239681823838005">
            <text:p>23,9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L$9]);INFO.OBBA.OBBA.OBMAKE(&quot;&quot;;&quot;int&quot;;[.$B26]));&quot;getAverage&quot;))" office:value-type="percentage" office:value="0.265818422840324">
            <text:p>26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M$9]);INFO.OBBA.OBBA.OBMAKE(&quot;&quot;;&quot;int&quot;;[.$B26]));&quot;getAverage&quot;))" office:value-type="percentage" office:value="0.314087937908464">
            <text:p>31,4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N$9]);INFO.OBBA.OBBA.OBMAKE(&quot;&quot;;&quot;int&quot;;[.$B26]));&quot;getAverage&quot;))" office:value-type="percentage" office:value="0.397670916370829">
            <text:p>39,7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O$9]);INFO.OBBA.OBBA.OBMAKE(&quot;&quot;;&quot;int&quot;;[.$B26]));&quot;getAverage&quot;))" office:value-type="percentage" office:value="0.536621020165593">
            <text:p>53,6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P$9]);INFO.OBBA.OBBA.OBMAKE(&quot;&quot;;&quot;int&quot;;[.$B26]));&quot;getAverage&quot;))" office:value-type="percentage" office:value="0.761205467779554">
            <text:p>76,12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Q$9]);INFO.OBBA.OBBA.OBMAKE(&quot;&quot;;&quot;int&quot;;[.$B26]));&quot;getAverage&quot;))" office:value-type="percentage" office:value="1.11679955513763">
            <text:p>111,6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R$9]);INFO.OBBA.OBBA.OBMAKE(&quot;&quot;;&quot;int&quot;;[.$B26]));&quot;getAverage&quot;))" office:value-type="percentage" office:value="1.6710370316053">
            <text:p>167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S$9]);INFO.OBBA.OBBA.OBMAKE(&quot;&quot;;&quot;int&quot;;[.$B2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T$9]);INFO.OBBA.OBBA.OBMAKE(&quot;&quot;;&quot;int&quot;;[.$B2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U$9]);INFO.OBBA.OBBA.OBMAKE(&quot;&quot;;&quot;int&quot;;[.$B2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V$9]);INFO.OBBA.OBBA.OBMAKE(&quot;&quot;;&quot;int&quot;;[.$B2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W$9]);INFO.OBBA.OBBA.OBMAKE(&quot;&quot;;&quot;int&quot;;[.$B2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X$9]);INFO.OBBA.OBBA.OBMAKE(&quot;&quot;;&quot;int&quot;;[.$B2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Y$9]);INFO.OBBA.OBBA.OBMAKE(&quot;&quot;;&quot;int&quot;;[.$B2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Z$9]);INFO.OBBA.OBBA.OBMAKE(&quot;&quot;;&quot;int&quot;;[.$B2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A$9]);INFO.OBBA.OBBA.OBMAKE(&quot;&quot;;&quot;int&quot;;[.$B2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B$9]);INFO.OBBA.OBBA.OBMAKE(&quot;&quot;;&quot;int&quot;;[.$B2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C$9]);INFO.OBBA.OBBA.OBMAKE(&quot;&quot;;&quot;int&quot;;[.$B2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D$9]);INFO.OBBA.OBBA.OBMAKE(&quot;&quot;;&quot;int&quot;;[.$B2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E$9]);INFO.OBBA.OBBA.OBMAKE(&quot;&quot;;&quot;int&quot;;[.$B2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F$9]);INFO.OBBA.OBBA.OBMAKE(&quot;&quot;;&quot;int&quot;;[.$B2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G$9]);INFO.OBBA.OBBA.OBMAKE(&quot;&quot;;&quot;int&quot;;[.$B2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H$9]);INFO.OBBA.OBBA.OBMAKE(&quot;&quot;;&quot;int&quot;;[.$B2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I$9]);INFO.OBBA.OBBA.OBMAKE(&quot;&quot;;&quot;int&quot;;[.$B2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J$9]);INFO.OBBA.OBBA.OBMAKE(&quot;&quot;;&quot;int&quot;;[.$B2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K$9]);INFO.OBBA.OBBA.OBMAKE(&quot;&quot;;&quot;int&quot;;[.$B2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L$9]);INFO.OBBA.OBBA.OBMAKE(&quot;&quot;;&quot;int&quot;;[.$B2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M$9]);INFO.OBBA.OBBA.OBMAKE(&quot;&quot;;&quot;int&quot;;[.$B2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N$9]);INFO.OBBA.OBBA.OBMAKE(&quot;&quot;;&quot;int&quot;;[.$B2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O$9]);INFO.OBBA.OBBA.OBMAKE(&quot;&quot;;&quot;int&quot;;[.$B26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7">
            <text:p>17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C$9]);INFO.OBBA.OBBA.OBMAKE(&quot;&quot;;&quot;int&quot;;[.$B27]));&quot;getAverage&quot;))" office:value-type="percentage" office:value="0.241505218417135">
            <text:p>24,1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D$9]);INFO.OBBA.OBBA.OBMAKE(&quot;&quot;;&quot;int&quot;;[.$B27]));&quot;getAverage&quot;))" office:value-type="percentage" office:value="0.238731608377926">
            <text:p>23,8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E$9]);INFO.OBBA.OBBA.OBMAKE(&quot;&quot;;&quot;int&quot;;[.$B27]));&quot;getAverage&quot;))" office:value-type="percentage" office:value="0.235529589573623">
            <text:p>23,5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F$9]);INFO.OBBA.OBBA.OBMAKE(&quot;&quot;;&quot;int&quot;;[.$B27]));&quot;getAverage&quot;))" office:value-type="percentage" office:value="0.231981058247244">
            <text:p>23,2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G$9]);INFO.OBBA.OBBA.OBMAKE(&quot;&quot;;&quot;int&quot;;[.$B27]));&quot;getAverage&quot;))" office:value-type="percentage" office:value="0.228294723405332">
            <text:p>22,8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H$9]);INFO.OBBA.OBBA.OBMAKE(&quot;&quot;;&quot;int&quot;;[.$B27]));&quot;getAverage&quot;))" office:value-type="percentage" office:value="0.224891710698165">
            <text:p>22,49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I$9]);INFO.OBBA.OBBA.OBMAKE(&quot;&quot;;&quot;int&quot;;[.$B27]));&quot;getAverage&quot;))" office:value-type="percentage" office:value="0.222538321932438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J$9]);INFO.OBBA.OBBA.OBMAKE(&quot;&quot;;&quot;int&quot;;[.$B27]));&quot;getAverage&quot;))" office:value-type="percentage" office:value="0.222549585871537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K$9]);INFO.OBBA.OBBA.OBMAKE(&quot;&quot;;&quot;int&quot;;[.$B27]));&quot;getAverage&quot;))" office:value-type="percentage" office:value="0.227098451364937">
            <text:p>22,7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L$9]);INFO.OBBA.OBBA.OBMAKE(&quot;&quot;;&quot;int&quot;;[.$B27]));&quot;getAverage&quot;))" office:value-type="percentage" office:value="0.239681823838005">
            <text:p>23,9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M$9]);INFO.OBBA.OBBA.OBMAKE(&quot;&quot;;&quot;int&quot;;[.$B27]));&quot;getAverage&quot;))" office:value-type="percentage" office:value="0.265818422840324">
            <text:p>26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N$9]);INFO.OBBA.OBBA.OBMAKE(&quot;&quot;;&quot;int&quot;;[.$B27]));&quot;getAverage&quot;))" office:value-type="percentage" office:value="0.314087937908464">
            <text:p>31,4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O$9]);INFO.OBBA.OBBA.OBMAKE(&quot;&quot;;&quot;int&quot;;[.$B27]));&quot;getAverage&quot;))" office:value-type="percentage" office:value="0.397670916370829">
            <text:p>39,7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P$9]);INFO.OBBA.OBBA.OBMAKE(&quot;&quot;;&quot;int&quot;;[.$B27]));&quot;getAverage&quot;))" office:value-type="percentage" office:value="0.536621020165593">
            <text:p>53,6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Q$9]);INFO.OBBA.OBBA.OBMAKE(&quot;&quot;;&quot;int&quot;;[.$B27]));&quot;getAverage&quot;))" office:value-type="percentage" office:value="0.761205467779554">
            <text:p>76,12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R$9]);INFO.OBBA.OBBA.OBMAKE(&quot;&quot;;&quot;int&quot;;[.$B27]));&quot;getAverage&quot;))" office:value-type="percentage" office:value="1.11679955513763">
            <text:p>111,6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S$9]);INFO.OBBA.OBBA.OBMAKE(&quot;&quot;;&quot;int&quot;;[.$B27]));&quot;getAverage&quot;))" office:value-type="percentage" office:value="1.6710370316053">
            <text:p>167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T$9]);INFO.OBBA.OBBA.OBMAKE(&quot;&quot;;&quot;int&quot;;[.$B2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U$9]);INFO.OBBA.OBBA.OBMAKE(&quot;&quot;;&quot;int&quot;;[.$B2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V$9]);INFO.OBBA.OBBA.OBMAKE(&quot;&quot;;&quot;int&quot;;[.$B2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W$9]);INFO.OBBA.OBBA.OBMAKE(&quot;&quot;;&quot;int&quot;;[.$B2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X$9]);INFO.OBBA.OBBA.OBMAKE(&quot;&quot;;&quot;int&quot;;[.$B2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Y$9]);INFO.OBBA.OBBA.OBMAKE(&quot;&quot;;&quot;int&quot;;[.$B2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Z$9]);INFO.OBBA.OBBA.OBMAKE(&quot;&quot;;&quot;int&quot;;[.$B2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A$9]);INFO.OBBA.OBBA.OBMAKE(&quot;&quot;;&quot;int&quot;;[.$B2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B$9]);INFO.OBBA.OBBA.OBMAKE(&quot;&quot;;&quot;int&quot;;[.$B2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C$9]);INFO.OBBA.OBBA.OBMAKE(&quot;&quot;;&quot;int&quot;;[.$B2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D$9]);INFO.OBBA.OBBA.OBMAKE(&quot;&quot;;&quot;int&quot;;[.$B2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E$9]);INFO.OBBA.OBBA.OBMAKE(&quot;&quot;;&quot;int&quot;;[.$B2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F$9]);INFO.OBBA.OBBA.OBMAKE(&quot;&quot;;&quot;int&quot;;[.$B2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G$9]);INFO.OBBA.OBBA.OBMAKE(&quot;&quot;;&quot;int&quot;;[.$B2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H$9]);INFO.OBBA.OBBA.OBMAKE(&quot;&quot;;&quot;int&quot;;[.$B2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I$9]);INFO.OBBA.OBBA.OBMAKE(&quot;&quot;;&quot;int&quot;;[.$B2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J$9]);INFO.OBBA.OBBA.OBMAKE(&quot;&quot;;&quot;int&quot;;[.$B2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K$9]);INFO.OBBA.OBBA.OBMAKE(&quot;&quot;;&quot;int&quot;;[.$B2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L$9]);INFO.OBBA.OBBA.OBMAKE(&quot;&quot;;&quot;int&quot;;[.$B2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M$9]);INFO.OBBA.OBBA.OBMAKE(&quot;&quot;;&quot;int&quot;;[.$B2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N$9]);INFO.OBBA.OBBA.OBMAKE(&quot;&quot;;&quot;int&quot;;[.$B2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O$9]);INFO.OBBA.OBBA.OBMAKE(&quot;&quot;;&quot;int&quot;;[.$B27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8">
            <text:p>18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C$9]);INFO.OBBA.OBBA.OBMAKE(&quot;&quot;;&quot;int&quot;;[.$B28]));&quot;getAverage&quot;))" office:value-type="percentage" office:value="0.243840924625362">
            <text:p>24,3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D$9]);INFO.OBBA.OBBA.OBMAKE(&quot;&quot;;&quot;int&quot;;[.$B28]));&quot;getAverage&quot;))" office:value-type="percentage" office:value="0.241505218417135">
            <text:p>24,1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E$9]);INFO.OBBA.OBBA.OBMAKE(&quot;&quot;;&quot;int&quot;;[.$B28]));&quot;getAverage&quot;))" office:value-type="percentage" office:value="0.238731608377926">
            <text:p>23,8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F$9]);INFO.OBBA.OBBA.OBMAKE(&quot;&quot;;&quot;int&quot;;[.$B28]));&quot;getAverage&quot;))" office:value-type="percentage" office:value="0.235529589573623">
            <text:p>23,5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G$9]);INFO.OBBA.OBBA.OBMAKE(&quot;&quot;;&quot;int&quot;;[.$B28]));&quot;getAverage&quot;))" office:value-type="percentage" office:value="0.231981058247244">
            <text:p>23,2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H$9]);INFO.OBBA.OBBA.OBMAKE(&quot;&quot;;&quot;int&quot;;[.$B28]));&quot;getAverage&quot;))" office:value-type="percentage" office:value="0.228294723405332">
            <text:p>22,8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I$9]);INFO.OBBA.OBBA.OBMAKE(&quot;&quot;;&quot;int&quot;;[.$B28]));&quot;getAverage&quot;))" office:value-type="percentage" office:value="0.224891710698165">
            <text:p>22,49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J$9]);INFO.OBBA.OBBA.OBMAKE(&quot;&quot;;&quot;int&quot;;[.$B28]));&quot;getAverage&quot;))" office:value-type="percentage" office:value="0.222538321932438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K$9]);INFO.OBBA.OBBA.OBMAKE(&quot;&quot;;&quot;int&quot;;[.$B28]));&quot;getAverage&quot;))" office:value-type="percentage" office:value="0.222549585871537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L$9]);INFO.OBBA.OBBA.OBMAKE(&quot;&quot;;&quot;int&quot;;[.$B28]));&quot;getAverage&quot;))" office:value-type="percentage" office:value="0.227098451364937">
            <text:p>22,7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M$9]);INFO.OBBA.OBBA.OBMAKE(&quot;&quot;;&quot;int&quot;;[.$B28]));&quot;getAverage&quot;))" office:value-type="percentage" office:value="0.239681823838005">
            <text:p>23,9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N$9]);INFO.OBBA.OBBA.OBMAKE(&quot;&quot;;&quot;int&quot;;[.$B28]));&quot;getAverage&quot;))" office:value-type="percentage" office:value="0.265818422840324">
            <text:p>26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O$9]);INFO.OBBA.OBBA.OBMAKE(&quot;&quot;;&quot;int&quot;;[.$B28]));&quot;getAverage&quot;))" office:value-type="percentage" office:value="0.314087937908464">
            <text:p>31,4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P$9]);INFO.OBBA.OBBA.OBMAKE(&quot;&quot;;&quot;int&quot;;[.$B28]));&quot;getAverage&quot;))" office:value-type="percentage" office:value="0.397670916370829">
            <text:p>39,7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Q$9]);INFO.OBBA.OBBA.OBMAKE(&quot;&quot;;&quot;int&quot;;[.$B28]));&quot;getAverage&quot;))" office:value-type="percentage" office:value="0.536621020165593">
            <text:p>53,6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R$9]);INFO.OBBA.OBBA.OBMAKE(&quot;&quot;;&quot;int&quot;;[.$B28]));&quot;getAverage&quot;))" office:value-type="percentage" office:value="0.761205467779554">
            <text:p>76,12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S$9]);INFO.OBBA.OBBA.OBMAKE(&quot;&quot;;&quot;int&quot;;[.$B28]));&quot;getAverage&quot;))" office:value-type="percentage" office:value="1.11679955513763">
            <text:p>111,6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T$9]);INFO.OBBA.OBBA.OBMAKE(&quot;&quot;;&quot;int&quot;;[.$B28]));&quot;getAverage&quot;))" office:value-type="percentage" office:value="1.6710370316053">
            <text:p>167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U$9]);INFO.OBBA.OBBA.OBMAKE(&quot;&quot;;&quot;int&quot;;[.$B2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V$9]);INFO.OBBA.OBBA.OBMAKE(&quot;&quot;;&quot;int&quot;;[.$B2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W$9]);INFO.OBBA.OBBA.OBMAKE(&quot;&quot;;&quot;int&quot;;[.$B2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X$9]);INFO.OBBA.OBBA.OBMAKE(&quot;&quot;;&quot;int&quot;;[.$B2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Y$9]);INFO.OBBA.OBBA.OBMAKE(&quot;&quot;;&quot;int&quot;;[.$B2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Z$9]);INFO.OBBA.OBBA.OBMAKE(&quot;&quot;;&quot;int&quot;;[.$B2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A$9]);INFO.OBBA.OBBA.OBMAKE(&quot;&quot;;&quot;int&quot;;[.$B2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B$9]);INFO.OBBA.OBBA.OBMAKE(&quot;&quot;;&quot;int&quot;;[.$B2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C$9]);INFO.OBBA.OBBA.OBMAKE(&quot;&quot;;&quot;int&quot;;[.$B2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D$9]);INFO.OBBA.OBBA.OBMAKE(&quot;&quot;;&quot;int&quot;;[.$B2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E$9]);INFO.OBBA.OBBA.OBMAKE(&quot;&quot;;&quot;int&quot;;[.$B2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F$9]);INFO.OBBA.OBBA.OBMAKE(&quot;&quot;;&quot;int&quot;;[.$B2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G$9]);INFO.OBBA.OBBA.OBMAKE(&quot;&quot;;&quot;int&quot;;[.$B2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H$9]);INFO.OBBA.OBBA.OBMAKE(&quot;&quot;;&quot;int&quot;;[.$B2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I$9]);INFO.OBBA.OBBA.OBMAKE(&quot;&quot;;&quot;int&quot;;[.$B2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J$9]);INFO.OBBA.OBBA.OBMAKE(&quot;&quot;;&quot;int&quot;;[.$B2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K$9]);INFO.OBBA.OBBA.OBMAKE(&quot;&quot;;&quot;int&quot;;[.$B2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L$9]);INFO.OBBA.OBBA.OBMAKE(&quot;&quot;;&quot;int&quot;;[.$B2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M$9]);INFO.OBBA.OBBA.OBMAKE(&quot;&quot;;&quot;int&quot;;[.$B2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N$9]);INFO.OBBA.OBBA.OBMAKE(&quot;&quot;;&quot;int&quot;;[.$B2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O$9]);INFO.OBBA.OBBA.OBMAKE(&quot;&quot;;&quot;int&quot;;[.$B28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9">
            <text:p>19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C$9]);INFO.OBBA.OBBA.OBMAKE(&quot;&quot;;&quot;int&quot;;[.$B29]));&quot;getAverage&quot;))" office:value-type="percentage" office:value="0.24576768311292">
            <text:p>24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D$9]);INFO.OBBA.OBBA.OBMAKE(&quot;&quot;;&quot;int&quot;;[.$B29]));&quot;getAverage&quot;))" office:value-type="percentage" office:value="0.243840924625362">
            <text:p>24,3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E$9]);INFO.OBBA.OBBA.OBMAKE(&quot;&quot;;&quot;int&quot;;[.$B29]));&quot;getAverage&quot;))" office:value-type="percentage" office:value="0.241505218417135">
            <text:p>24,1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F$9]);INFO.OBBA.OBBA.OBMAKE(&quot;&quot;;&quot;int&quot;;[.$B29]));&quot;getAverage&quot;))" office:value-type="percentage" office:value="0.238731608377926">
            <text:p>23,8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G$9]);INFO.OBBA.OBBA.OBMAKE(&quot;&quot;;&quot;int&quot;;[.$B29]));&quot;getAverage&quot;))" office:value-type="percentage" office:value="0.235529589573623">
            <text:p>23,5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H$9]);INFO.OBBA.OBBA.OBMAKE(&quot;&quot;;&quot;int&quot;;[.$B29]));&quot;getAverage&quot;))" office:value-type="percentage" office:value="0.231981058247244">
            <text:p>23,2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I$9]);INFO.OBBA.OBBA.OBMAKE(&quot;&quot;;&quot;int&quot;;[.$B29]));&quot;getAverage&quot;))" office:value-type="percentage" office:value="0.228294723405332">
            <text:p>22,8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J$9]);INFO.OBBA.OBBA.OBMAKE(&quot;&quot;;&quot;int&quot;;[.$B29]));&quot;getAverage&quot;))" office:value-type="percentage" office:value="0.224891710698165">
            <text:p>22,49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K$9]);INFO.OBBA.OBBA.OBMAKE(&quot;&quot;;&quot;int&quot;;[.$B29]));&quot;getAverage&quot;))" office:value-type="percentage" office:value="0.222538321932438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L$9]);INFO.OBBA.OBBA.OBMAKE(&quot;&quot;;&quot;int&quot;;[.$B29]));&quot;getAverage&quot;))" office:value-type="percentage" office:value="0.222549585871537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M$9]);INFO.OBBA.OBBA.OBMAKE(&quot;&quot;;&quot;int&quot;;[.$B29]));&quot;getAverage&quot;))" office:value-type="percentage" office:value="0.227098451364937">
            <text:p>22,7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N$9]);INFO.OBBA.OBBA.OBMAKE(&quot;&quot;;&quot;int&quot;;[.$B29]));&quot;getAverage&quot;))" office:value-type="percentage" office:value="0.239681823838005">
            <text:p>23,9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O$9]);INFO.OBBA.OBBA.OBMAKE(&quot;&quot;;&quot;int&quot;;[.$B29]));&quot;getAverage&quot;))" office:value-type="percentage" office:value="0.265818422840324">
            <text:p>26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P$9]);INFO.OBBA.OBBA.OBMAKE(&quot;&quot;;&quot;int&quot;;[.$B29]));&quot;getAverage&quot;))" office:value-type="percentage" office:value="0.314087937908464">
            <text:p>31,4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Q$9]);INFO.OBBA.OBBA.OBMAKE(&quot;&quot;;&quot;int&quot;;[.$B29]));&quot;getAverage&quot;))" office:value-type="percentage" office:value="0.397670916370829">
            <text:p>39,7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R$9]);INFO.OBBA.OBBA.OBMAKE(&quot;&quot;;&quot;int&quot;;[.$B29]));&quot;getAverage&quot;))" office:value-type="percentage" office:value="0.536621020165593">
            <text:p>53,6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S$9]);INFO.OBBA.OBBA.OBMAKE(&quot;&quot;;&quot;int&quot;;[.$B29]));&quot;getAverage&quot;))" office:value-type="percentage" office:value="0.761205467779554">
            <text:p>76,12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T$9]);INFO.OBBA.OBBA.OBMAKE(&quot;&quot;;&quot;int&quot;;[.$B29]));&quot;getAverage&quot;))" office:value-type="percentage" office:value="1.11679955513763">
            <text:p>111,6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U$9]);INFO.OBBA.OBBA.OBMAKE(&quot;&quot;;&quot;int&quot;;[.$B29]));&quot;getAverage&quot;))" office:value-type="percentage" office:value="1.6710370316053">
            <text:p>167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V$9]);INFO.OBBA.OBBA.OBMAKE(&quot;&quot;;&quot;int&quot;;[.$B2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W$9]);INFO.OBBA.OBBA.OBMAKE(&quot;&quot;;&quot;int&quot;;[.$B2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X$9]);INFO.OBBA.OBBA.OBMAKE(&quot;&quot;;&quot;int&quot;;[.$B2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Y$9]);INFO.OBBA.OBBA.OBMAKE(&quot;&quot;;&quot;int&quot;;[.$B2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Z$9]);INFO.OBBA.OBBA.OBMAKE(&quot;&quot;;&quot;int&quot;;[.$B2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A$9]);INFO.OBBA.OBBA.OBMAKE(&quot;&quot;;&quot;int&quot;;[.$B2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B$9]);INFO.OBBA.OBBA.OBMAKE(&quot;&quot;;&quot;int&quot;;[.$B2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C$9]);INFO.OBBA.OBBA.OBMAKE(&quot;&quot;;&quot;int&quot;;[.$B2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D$9]);INFO.OBBA.OBBA.OBMAKE(&quot;&quot;;&quot;int&quot;;[.$B2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E$9]);INFO.OBBA.OBBA.OBMAKE(&quot;&quot;;&quot;int&quot;;[.$B2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F$9]);INFO.OBBA.OBBA.OBMAKE(&quot;&quot;;&quot;int&quot;;[.$B2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G$9]);INFO.OBBA.OBBA.OBMAKE(&quot;&quot;;&quot;int&quot;;[.$B2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H$9]);INFO.OBBA.OBBA.OBMAKE(&quot;&quot;;&quot;int&quot;;[.$B2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I$9]);INFO.OBBA.OBBA.OBMAKE(&quot;&quot;;&quot;int&quot;;[.$B2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J$9]);INFO.OBBA.OBBA.OBMAKE(&quot;&quot;;&quot;int&quot;;[.$B2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K$9]);INFO.OBBA.OBBA.OBMAKE(&quot;&quot;;&quot;int&quot;;[.$B2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L$9]);INFO.OBBA.OBBA.OBMAKE(&quot;&quot;;&quot;int&quot;;[.$B2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M$9]);INFO.OBBA.OBBA.OBMAKE(&quot;&quot;;&quot;int&quot;;[.$B2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N$9]);INFO.OBBA.OBBA.OBMAKE(&quot;&quot;;&quot;int&quot;;[.$B2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O$9]);INFO.OBBA.OBBA.OBMAKE(&quot;&quot;;&quot;int&quot;;[.$B29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0">
            <text:p>20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C$9]);INFO.OBBA.OBBA.OBMAKE(&quot;&quot;;&quot;int&quot;;[.$B30]));&quot;getAverage&quot;))" office:value-type="percentage" office:value="0.247332238654165">
            <text:p>24,7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D$9]);INFO.OBBA.OBBA.OBMAKE(&quot;&quot;;&quot;int&quot;;[.$B30]));&quot;getAverage&quot;))" office:value-type="percentage" office:value="0.24576768311292">
            <text:p>24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E$9]);INFO.OBBA.OBBA.OBMAKE(&quot;&quot;;&quot;int&quot;;[.$B30]));&quot;getAverage&quot;))" office:value-type="percentage" office:value="0.243840924625362">
            <text:p>24,3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F$9]);INFO.OBBA.OBBA.OBMAKE(&quot;&quot;;&quot;int&quot;;[.$B30]));&quot;getAverage&quot;))" office:value-type="percentage" office:value="0.241505218417135">
            <text:p>24,1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G$9]);INFO.OBBA.OBBA.OBMAKE(&quot;&quot;;&quot;int&quot;;[.$B30]));&quot;getAverage&quot;))" office:value-type="percentage" office:value="0.238731608377926">
            <text:p>23,8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H$9]);INFO.OBBA.OBBA.OBMAKE(&quot;&quot;;&quot;int&quot;;[.$B30]));&quot;getAverage&quot;))" office:value-type="percentage" office:value="0.235529589573623">
            <text:p>23,5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I$9]);INFO.OBBA.OBBA.OBMAKE(&quot;&quot;;&quot;int&quot;;[.$B30]));&quot;getAverage&quot;))" office:value-type="percentage" office:value="0.231981058247244">
            <text:p>23,2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J$9]);INFO.OBBA.OBBA.OBMAKE(&quot;&quot;;&quot;int&quot;;[.$B30]));&quot;getAverage&quot;))" office:value-type="percentage" office:value="0.228294723405332">
            <text:p>22,8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K$9]);INFO.OBBA.OBBA.OBMAKE(&quot;&quot;;&quot;int&quot;;[.$B30]));&quot;getAverage&quot;))" office:value-type="percentage" office:value="0.224891710698165">
            <text:p>22,49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L$9]);INFO.OBBA.OBBA.OBMAKE(&quot;&quot;;&quot;int&quot;;[.$B30]));&quot;getAverage&quot;))" office:value-type="percentage" office:value="0.222538321932438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M$9]);INFO.OBBA.OBBA.OBMAKE(&quot;&quot;;&quot;int&quot;;[.$B30]));&quot;getAverage&quot;))" office:value-type="percentage" office:value="0.222549585871537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N$9]);INFO.OBBA.OBBA.OBMAKE(&quot;&quot;;&quot;int&quot;;[.$B30]));&quot;getAverage&quot;))" office:value-type="percentage" office:value="0.227098451364937">
            <text:p>22,7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O$9]);INFO.OBBA.OBBA.OBMAKE(&quot;&quot;;&quot;int&quot;;[.$B30]));&quot;getAverage&quot;))" office:value-type="percentage" office:value="0.239681823838005">
            <text:p>23,9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P$9]);INFO.OBBA.OBBA.OBMAKE(&quot;&quot;;&quot;int&quot;;[.$B30]));&quot;getAverage&quot;))" office:value-type="percentage" office:value="0.265818422840324">
            <text:p>26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Q$9]);INFO.OBBA.OBBA.OBMAKE(&quot;&quot;;&quot;int&quot;;[.$B30]));&quot;getAverage&quot;))" office:value-type="percentage" office:value="0.314087937908464">
            <text:p>31,4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R$9]);INFO.OBBA.OBBA.OBMAKE(&quot;&quot;;&quot;int&quot;;[.$B30]));&quot;getAverage&quot;))" office:value-type="percentage" office:value="0.397670916370829">
            <text:p>39,7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S$9]);INFO.OBBA.OBBA.OBMAKE(&quot;&quot;;&quot;int&quot;;[.$B30]));&quot;getAverage&quot;))" office:value-type="percentage" office:value="0.536621020165593">
            <text:p>53,6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T$9]);INFO.OBBA.OBBA.OBMAKE(&quot;&quot;;&quot;int&quot;;[.$B30]));&quot;getAverage&quot;))" office:value-type="percentage" office:value="0.761205467779554">
            <text:p>76,12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U$9]);INFO.OBBA.OBBA.OBMAKE(&quot;&quot;;&quot;int&quot;;[.$B30]));&quot;getAverage&quot;))" office:value-type="percentage" office:value="1.11679955513763">
            <text:p>111,6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V$9]);INFO.OBBA.OBBA.OBMAKE(&quot;&quot;;&quot;int&quot;;[.$B30]));&quot;getAverage&quot;))" office:value-type="percentage" office:value="1.6710370316053">
            <text:p>167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W$9]);INFO.OBBA.OBBA.OBMAKE(&quot;&quot;;&quot;int&quot;;[.$B3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X$9]);INFO.OBBA.OBBA.OBMAKE(&quot;&quot;;&quot;int&quot;;[.$B3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Y$9]);INFO.OBBA.OBBA.OBMAKE(&quot;&quot;;&quot;int&quot;;[.$B3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Z$9]);INFO.OBBA.OBBA.OBMAKE(&quot;&quot;;&quot;int&quot;;[.$B3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A$9]);INFO.OBBA.OBBA.OBMAKE(&quot;&quot;;&quot;int&quot;;[.$B3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B$9]);INFO.OBBA.OBBA.OBMAKE(&quot;&quot;;&quot;int&quot;;[.$B3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C$9]);INFO.OBBA.OBBA.OBMAKE(&quot;&quot;;&quot;int&quot;;[.$B3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D$9]);INFO.OBBA.OBBA.OBMAKE(&quot;&quot;;&quot;int&quot;;[.$B3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E$9]);INFO.OBBA.OBBA.OBMAKE(&quot;&quot;;&quot;int&quot;;[.$B3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F$9]);INFO.OBBA.OBBA.OBMAKE(&quot;&quot;;&quot;int&quot;;[.$B3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G$9]);INFO.OBBA.OBBA.OBMAKE(&quot;&quot;;&quot;int&quot;;[.$B3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H$9]);INFO.OBBA.OBBA.OBMAKE(&quot;&quot;;&quot;int&quot;;[.$B3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I$9]);INFO.OBBA.OBBA.OBMAKE(&quot;&quot;;&quot;int&quot;;[.$B3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J$9]);INFO.OBBA.OBBA.OBMAKE(&quot;&quot;;&quot;int&quot;;[.$B3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K$9]);INFO.OBBA.OBBA.OBMAKE(&quot;&quot;;&quot;int&quot;;[.$B3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L$9]);INFO.OBBA.OBBA.OBMAKE(&quot;&quot;;&quot;int&quot;;[.$B3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M$9]);INFO.OBBA.OBBA.OBMAKE(&quot;&quot;;&quot;int&quot;;[.$B3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N$9]);INFO.OBBA.OBBA.OBMAKE(&quot;&quot;;&quot;int&quot;;[.$B3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O$9]);INFO.OBBA.OBBA.OBMAKE(&quot;&quot;;&quot;int&quot;;[.$B30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1">
            <text:p>21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C$9]);INFO.OBBA.OBBA.OBMAKE(&quot;&quot;;&quot;int&quot;;[.$B31]));&quot;getAverage&quot;))" office:value-type="percentage" office:value="0.248586983735799">
            <text:p>24,8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D$9]);INFO.OBBA.OBBA.OBMAKE(&quot;&quot;;&quot;int&quot;;[.$B31]));&quot;getAverage&quot;))" office:value-type="percentage" office:value="0.247332238654165">
            <text:p>24,7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E$9]);INFO.OBBA.OBBA.OBMAKE(&quot;&quot;;&quot;int&quot;;[.$B31]));&quot;getAverage&quot;))" office:value-type="percentage" office:value="0.24576768311292">
            <text:p>24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F$9]);INFO.OBBA.OBBA.OBMAKE(&quot;&quot;;&quot;int&quot;;[.$B31]));&quot;getAverage&quot;))" office:value-type="percentage" office:value="0.243840924625362">
            <text:p>24,3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G$9]);INFO.OBBA.OBBA.OBMAKE(&quot;&quot;;&quot;int&quot;;[.$B31]));&quot;getAverage&quot;))" office:value-type="percentage" office:value="0.241505218417135">
            <text:p>24,1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H$9]);INFO.OBBA.OBBA.OBMAKE(&quot;&quot;;&quot;int&quot;;[.$B31]));&quot;getAverage&quot;))" office:value-type="percentage" office:value="0.238731608377926">
            <text:p>23,8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I$9]);INFO.OBBA.OBBA.OBMAKE(&quot;&quot;;&quot;int&quot;;[.$B31]));&quot;getAverage&quot;))" office:value-type="percentage" office:value="0.235529589573623">
            <text:p>23,5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J$9]);INFO.OBBA.OBBA.OBMAKE(&quot;&quot;;&quot;int&quot;;[.$B31]));&quot;getAverage&quot;))" office:value-type="percentage" office:value="0.231981058247244">
            <text:p>23,2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K$9]);INFO.OBBA.OBBA.OBMAKE(&quot;&quot;;&quot;int&quot;;[.$B31]));&quot;getAverage&quot;))" office:value-type="percentage" office:value="0.228294723405332">
            <text:p>22,8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L$9]);INFO.OBBA.OBBA.OBMAKE(&quot;&quot;;&quot;int&quot;;[.$B31]));&quot;getAverage&quot;))" office:value-type="percentage" office:value="0.224891710698165">
            <text:p>22,49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M$9]);INFO.OBBA.OBBA.OBMAKE(&quot;&quot;;&quot;int&quot;;[.$B31]));&quot;getAverage&quot;))" office:value-type="percentage" office:value="0.222538321932438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N$9]);INFO.OBBA.OBBA.OBMAKE(&quot;&quot;;&quot;int&quot;;[.$B31]));&quot;getAverage&quot;))" office:value-type="percentage" office:value="0.222549585871537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O$9]);INFO.OBBA.OBBA.OBMAKE(&quot;&quot;;&quot;int&quot;;[.$B31]));&quot;getAverage&quot;))" office:value-type="percentage" office:value="0.227098451364937">
            <text:p>22,7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P$9]);INFO.OBBA.OBBA.OBMAKE(&quot;&quot;;&quot;int&quot;;[.$B31]));&quot;getAverage&quot;))" office:value-type="percentage" office:value="0.239681823838005">
            <text:p>23,9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Q$9]);INFO.OBBA.OBBA.OBMAKE(&quot;&quot;;&quot;int&quot;;[.$B31]));&quot;getAverage&quot;))" office:value-type="percentage" office:value="0.265818422840324">
            <text:p>26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R$9]);INFO.OBBA.OBBA.OBMAKE(&quot;&quot;;&quot;int&quot;;[.$B31]));&quot;getAverage&quot;))" office:value-type="percentage" office:value="0.314087937908464">
            <text:p>31,4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S$9]);INFO.OBBA.OBBA.OBMAKE(&quot;&quot;;&quot;int&quot;;[.$B31]));&quot;getAverage&quot;))" office:value-type="percentage" office:value="0.397670916370829">
            <text:p>39,7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T$9]);INFO.OBBA.OBBA.OBMAKE(&quot;&quot;;&quot;int&quot;;[.$B31]));&quot;getAverage&quot;))" office:value-type="percentage" office:value="0.536621020165593">
            <text:p>53,6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U$9]);INFO.OBBA.OBBA.OBMAKE(&quot;&quot;;&quot;int&quot;;[.$B31]));&quot;getAverage&quot;))" office:value-type="percentage" office:value="0.761205467779554">
            <text:p>76,12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V$9]);INFO.OBBA.OBBA.OBMAKE(&quot;&quot;;&quot;int&quot;;[.$B31]));&quot;getAverage&quot;))" office:value-type="percentage" office:value="1.11679955513763">
            <text:p>111,6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W$9]);INFO.OBBA.OBBA.OBMAKE(&quot;&quot;;&quot;int&quot;;[.$B31]));&quot;getAverage&quot;))" office:value-type="percentage" office:value="1.6710370316053">
            <text:p>167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X$9]);INFO.OBBA.OBBA.OBMAKE(&quot;&quot;;&quot;int&quot;;[.$B3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Y$9]);INFO.OBBA.OBBA.OBMAKE(&quot;&quot;;&quot;int&quot;;[.$B3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Z$9]);INFO.OBBA.OBBA.OBMAKE(&quot;&quot;;&quot;int&quot;;[.$B3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A$9]);INFO.OBBA.OBBA.OBMAKE(&quot;&quot;;&quot;int&quot;;[.$B3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B$9]);INFO.OBBA.OBBA.OBMAKE(&quot;&quot;;&quot;int&quot;;[.$B3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C$9]);INFO.OBBA.OBBA.OBMAKE(&quot;&quot;;&quot;int&quot;;[.$B3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D$9]);INFO.OBBA.OBBA.OBMAKE(&quot;&quot;;&quot;int&quot;;[.$B3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E$9]);INFO.OBBA.OBBA.OBMAKE(&quot;&quot;;&quot;int&quot;;[.$B3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F$9]);INFO.OBBA.OBBA.OBMAKE(&quot;&quot;;&quot;int&quot;;[.$B3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G$9]);INFO.OBBA.OBBA.OBMAKE(&quot;&quot;;&quot;int&quot;;[.$B3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H$9]);INFO.OBBA.OBBA.OBMAKE(&quot;&quot;;&quot;int&quot;;[.$B3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I$9]);INFO.OBBA.OBBA.OBMAKE(&quot;&quot;;&quot;int&quot;;[.$B3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J$9]);INFO.OBBA.OBBA.OBMAKE(&quot;&quot;;&quot;int&quot;;[.$B3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K$9]);INFO.OBBA.OBBA.OBMAKE(&quot;&quot;;&quot;int&quot;;[.$B3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L$9]);INFO.OBBA.OBBA.OBMAKE(&quot;&quot;;&quot;int&quot;;[.$B3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M$9]);INFO.OBBA.OBBA.OBMAKE(&quot;&quot;;&quot;int&quot;;[.$B3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N$9]);INFO.OBBA.OBBA.OBMAKE(&quot;&quot;;&quot;int&quot;;[.$B3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O$9]);INFO.OBBA.OBBA.OBMAKE(&quot;&quot;;&quot;int&quot;;[.$B31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2">
            <text:p>22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C$9]);INFO.OBBA.OBBA.OBMAKE(&quot;&quot;;&quot;int&quot;;[.$B32]));&quot;getAverage&quot;))" office:value-type="percentage" office:value="0.249583196705535">
            <text:p>24,9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D$9]);INFO.OBBA.OBBA.OBMAKE(&quot;&quot;;&quot;int&quot;;[.$B32]));&quot;getAverage&quot;))" office:value-type="percentage" office:value="0.248586983735799">
            <text:p>24,8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E$9]);INFO.OBBA.OBBA.OBMAKE(&quot;&quot;;&quot;int&quot;;[.$B32]));&quot;getAverage&quot;))" office:value-type="percentage" office:value="0.247332238654165">
            <text:p>24,7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F$9]);INFO.OBBA.OBBA.OBMAKE(&quot;&quot;;&quot;int&quot;;[.$B32]));&quot;getAverage&quot;))" office:value-type="percentage" office:value="0.24576768311292">
            <text:p>24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G$9]);INFO.OBBA.OBBA.OBMAKE(&quot;&quot;;&quot;int&quot;;[.$B32]));&quot;getAverage&quot;))" office:value-type="percentage" office:value="0.243840924625362">
            <text:p>24,3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H$9]);INFO.OBBA.OBBA.OBMAKE(&quot;&quot;;&quot;int&quot;;[.$B32]));&quot;getAverage&quot;))" office:value-type="percentage" office:value="0.241505218417135">
            <text:p>24,1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I$9]);INFO.OBBA.OBBA.OBMAKE(&quot;&quot;;&quot;int&quot;;[.$B32]));&quot;getAverage&quot;))" office:value-type="percentage" office:value="0.238731608377926">
            <text:p>23,8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J$9]);INFO.OBBA.OBBA.OBMAKE(&quot;&quot;;&quot;int&quot;;[.$B32]));&quot;getAverage&quot;))" office:value-type="percentage" office:value="0.235529589573623">
            <text:p>23,5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K$9]);INFO.OBBA.OBBA.OBMAKE(&quot;&quot;;&quot;int&quot;;[.$B32]));&quot;getAverage&quot;))" office:value-type="percentage" office:value="0.231981058247244">
            <text:p>23,2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L$9]);INFO.OBBA.OBBA.OBMAKE(&quot;&quot;;&quot;int&quot;;[.$B32]));&quot;getAverage&quot;))" office:value-type="percentage" office:value="0.228294723405332">
            <text:p>22,8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M$9]);INFO.OBBA.OBBA.OBMAKE(&quot;&quot;;&quot;int&quot;;[.$B32]));&quot;getAverage&quot;))" office:value-type="percentage" office:value="0.224891710698165">
            <text:p>22,49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N$9]);INFO.OBBA.OBBA.OBMAKE(&quot;&quot;;&quot;int&quot;;[.$B32]));&quot;getAverage&quot;))" office:value-type="percentage" office:value="0.222538321932438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O$9]);INFO.OBBA.OBBA.OBMAKE(&quot;&quot;;&quot;int&quot;;[.$B32]));&quot;getAverage&quot;))" office:value-type="percentage" office:value="0.222549585871537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P$9]);INFO.OBBA.OBBA.OBMAKE(&quot;&quot;;&quot;int&quot;;[.$B32]));&quot;getAverage&quot;))" office:value-type="percentage" office:value="0.227098451364937">
            <text:p>22,7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Q$9]);INFO.OBBA.OBBA.OBMAKE(&quot;&quot;;&quot;int&quot;;[.$B32]));&quot;getAverage&quot;))" office:value-type="percentage" office:value="0.239681823838005">
            <text:p>23,9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R$9]);INFO.OBBA.OBBA.OBMAKE(&quot;&quot;;&quot;int&quot;;[.$B32]));&quot;getAverage&quot;))" office:value-type="percentage" office:value="0.265818422840324">
            <text:p>26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S$9]);INFO.OBBA.OBBA.OBMAKE(&quot;&quot;;&quot;int&quot;;[.$B32]));&quot;getAverage&quot;))" office:value-type="percentage" office:value="0.314087937908464">
            <text:p>31,4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T$9]);INFO.OBBA.OBBA.OBMAKE(&quot;&quot;;&quot;int&quot;;[.$B32]));&quot;getAverage&quot;))" office:value-type="percentage" office:value="0.397670916370829">
            <text:p>39,7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U$9]);INFO.OBBA.OBBA.OBMAKE(&quot;&quot;;&quot;int&quot;;[.$B32]));&quot;getAverage&quot;))" office:value-type="percentage" office:value="0.536621020165593">
            <text:p>53,6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V$9]);INFO.OBBA.OBBA.OBMAKE(&quot;&quot;;&quot;int&quot;;[.$B32]));&quot;getAverage&quot;))" office:value-type="percentage" office:value="0.761205467779554">
            <text:p>76,12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W$9]);INFO.OBBA.OBBA.OBMAKE(&quot;&quot;;&quot;int&quot;;[.$B32]));&quot;getAverage&quot;))" office:value-type="percentage" office:value="1.11679955513763">
            <text:p>111,6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X$9]);INFO.OBBA.OBBA.OBMAKE(&quot;&quot;;&quot;int&quot;;[.$B32]));&quot;getAverage&quot;))" office:value-type="percentage" office:value="1.6710370316053">
            <text:p>167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Y$9]);INFO.OBBA.OBBA.OBMAKE(&quot;&quot;;&quot;int&quot;;[.$B3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Z$9]);INFO.OBBA.OBBA.OBMAKE(&quot;&quot;;&quot;int&quot;;[.$B3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A$9]);INFO.OBBA.OBBA.OBMAKE(&quot;&quot;;&quot;int&quot;;[.$B3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B$9]);INFO.OBBA.OBBA.OBMAKE(&quot;&quot;;&quot;int&quot;;[.$B3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C$9]);INFO.OBBA.OBBA.OBMAKE(&quot;&quot;;&quot;int&quot;;[.$B3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D$9]);INFO.OBBA.OBBA.OBMAKE(&quot;&quot;;&quot;int&quot;;[.$B3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E$9]);INFO.OBBA.OBBA.OBMAKE(&quot;&quot;;&quot;int&quot;;[.$B3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F$9]);INFO.OBBA.OBBA.OBMAKE(&quot;&quot;;&quot;int&quot;;[.$B3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G$9]);INFO.OBBA.OBBA.OBMAKE(&quot;&quot;;&quot;int&quot;;[.$B3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H$9]);INFO.OBBA.OBBA.OBMAKE(&quot;&quot;;&quot;int&quot;;[.$B3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I$9]);INFO.OBBA.OBBA.OBMAKE(&quot;&quot;;&quot;int&quot;;[.$B3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J$9]);INFO.OBBA.OBBA.OBMAKE(&quot;&quot;;&quot;int&quot;;[.$B3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K$9]);INFO.OBBA.OBBA.OBMAKE(&quot;&quot;;&quot;int&quot;;[.$B3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L$9]);INFO.OBBA.OBBA.OBMAKE(&quot;&quot;;&quot;int&quot;;[.$B3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M$9]);INFO.OBBA.OBBA.OBMAKE(&quot;&quot;;&quot;int&quot;;[.$B3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N$9]);INFO.OBBA.OBBA.OBMAKE(&quot;&quot;;&quot;int&quot;;[.$B3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O$9]);INFO.OBBA.OBBA.OBMAKE(&quot;&quot;;&quot;int&quot;;[.$B32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3">
            <text:p>23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C$9]);INFO.OBBA.OBBA.OBMAKE(&quot;&quot;;&quot;int&quot;;[.$B33]));&quot;getAverage&quot;))" office:value-type="percentage" office:value="0.250367605565464">
            <text:p>25,04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D$9]);INFO.OBBA.OBBA.OBMAKE(&quot;&quot;;&quot;int&quot;;[.$B33]));&quot;getAverage&quot;))" office:value-type="percentage" office:value="0.249583196705535">
            <text:p>24,9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E$9]);INFO.OBBA.OBBA.OBMAKE(&quot;&quot;;&quot;int&quot;;[.$B33]));&quot;getAverage&quot;))" office:value-type="percentage" office:value="0.248586983735799">
            <text:p>24,8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F$9]);INFO.OBBA.OBBA.OBMAKE(&quot;&quot;;&quot;int&quot;;[.$B33]));&quot;getAverage&quot;))" office:value-type="percentage" office:value="0.247332238654165">
            <text:p>24,7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G$9]);INFO.OBBA.OBBA.OBMAKE(&quot;&quot;;&quot;int&quot;;[.$B33]));&quot;getAverage&quot;))" office:value-type="percentage" office:value="0.24576768311292">
            <text:p>24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H$9]);INFO.OBBA.OBBA.OBMAKE(&quot;&quot;;&quot;int&quot;;[.$B33]));&quot;getAverage&quot;))" office:value-type="percentage" office:value="0.243840924625362">
            <text:p>24,3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I$9]);INFO.OBBA.OBBA.OBMAKE(&quot;&quot;;&quot;int&quot;;[.$B33]));&quot;getAverage&quot;))" office:value-type="percentage" office:value="0.241505218417135">
            <text:p>24,1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J$9]);INFO.OBBA.OBBA.OBMAKE(&quot;&quot;;&quot;int&quot;;[.$B33]));&quot;getAverage&quot;))" office:value-type="percentage" office:value="0.238731608377926">
            <text:p>23,8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K$9]);INFO.OBBA.OBBA.OBMAKE(&quot;&quot;;&quot;int&quot;;[.$B33]));&quot;getAverage&quot;))" office:value-type="percentage" office:value="0.235529589573623">
            <text:p>23,5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L$9]);INFO.OBBA.OBBA.OBMAKE(&quot;&quot;;&quot;int&quot;;[.$B33]));&quot;getAverage&quot;))" office:value-type="percentage" office:value="0.231981058247244">
            <text:p>23,2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M$9]);INFO.OBBA.OBBA.OBMAKE(&quot;&quot;;&quot;int&quot;;[.$B33]));&quot;getAverage&quot;))" office:value-type="percentage" office:value="0.228294723405332">
            <text:p>22,8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N$9]);INFO.OBBA.OBBA.OBMAKE(&quot;&quot;;&quot;int&quot;;[.$B33]));&quot;getAverage&quot;))" office:value-type="percentage" office:value="0.224891710698165">
            <text:p>22,49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O$9]);INFO.OBBA.OBBA.OBMAKE(&quot;&quot;;&quot;int&quot;;[.$B33]));&quot;getAverage&quot;))" office:value-type="percentage" office:value="0.222538321932438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P$9]);INFO.OBBA.OBBA.OBMAKE(&quot;&quot;;&quot;int&quot;;[.$B33]));&quot;getAverage&quot;))" office:value-type="percentage" office:value="0.222549585871537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Q$9]);INFO.OBBA.OBBA.OBMAKE(&quot;&quot;;&quot;int&quot;;[.$B33]));&quot;getAverage&quot;))" office:value-type="percentage" office:value="0.227098451364937">
            <text:p>22,7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R$9]);INFO.OBBA.OBBA.OBMAKE(&quot;&quot;;&quot;int&quot;;[.$B33]));&quot;getAverage&quot;))" office:value-type="percentage" office:value="0.239681823838005">
            <text:p>23,9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S$9]);INFO.OBBA.OBBA.OBMAKE(&quot;&quot;;&quot;int&quot;;[.$B33]));&quot;getAverage&quot;))" office:value-type="percentage" office:value="0.265818422840324">
            <text:p>26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T$9]);INFO.OBBA.OBBA.OBMAKE(&quot;&quot;;&quot;int&quot;;[.$B33]));&quot;getAverage&quot;))" office:value-type="percentage" office:value="0.314087937908464">
            <text:p>31,4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U$9]);INFO.OBBA.OBBA.OBMAKE(&quot;&quot;;&quot;int&quot;;[.$B33]));&quot;getAverage&quot;))" office:value-type="percentage" office:value="0.397670916370829">
            <text:p>39,7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V$9]);INFO.OBBA.OBBA.OBMAKE(&quot;&quot;;&quot;int&quot;;[.$B33]));&quot;getAverage&quot;))" office:value-type="percentage" office:value="0.536621020165593">
            <text:p>53,6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W$9]);INFO.OBBA.OBBA.OBMAKE(&quot;&quot;;&quot;int&quot;;[.$B33]));&quot;getAverage&quot;))" office:value-type="percentage" office:value="0.761205467779554">
            <text:p>76,12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X$9]);INFO.OBBA.OBBA.OBMAKE(&quot;&quot;;&quot;int&quot;;[.$B33]));&quot;getAverage&quot;))" office:value-type="percentage" office:value="1.11679955513763">
            <text:p>111,6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Y$9]);INFO.OBBA.OBBA.OBMAKE(&quot;&quot;;&quot;int&quot;;[.$B33]));&quot;getAverage&quot;))" office:value-type="percentage" office:value="1.6710370316053">
            <text:p>167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Z$9]);INFO.OBBA.OBBA.OBMAKE(&quot;&quot;;&quot;int&quot;;[.$B3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A$9]);INFO.OBBA.OBBA.OBMAKE(&quot;&quot;;&quot;int&quot;;[.$B3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B$9]);INFO.OBBA.OBBA.OBMAKE(&quot;&quot;;&quot;int&quot;;[.$B3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C$9]);INFO.OBBA.OBBA.OBMAKE(&quot;&quot;;&quot;int&quot;;[.$B3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D$9]);INFO.OBBA.OBBA.OBMAKE(&quot;&quot;;&quot;int&quot;;[.$B3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E$9]);INFO.OBBA.OBBA.OBMAKE(&quot;&quot;;&quot;int&quot;;[.$B3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F$9]);INFO.OBBA.OBBA.OBMAKE(&quot;&quot;;&quot;int&quot;;[.$B3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G$9]);INFO.OBBA.OBBA.OBMAKE(&quot;&quot;;&quot;int&quot;;[.$B3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H$9]);INFO.OBBA.OBBA.OBMAKE(&quot;&quot;;&quot;int&quot;;[.$B3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I$9]);INFO.OBBA.OBBA.OBMAKE(&quot;&quot;;&quot;int&quot;;[.$B3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J$9]);INFO.OBBA.OBBA.OBMAKE(&quot;&quot;;&quot;int&quot;;[.$B3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K$9]);INFO.OBBA.OBBA.OBMAKE(&quot;&quot;;&quot;int&quot;;[.$B3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L$9]);INFO.OBBA.OBBA.OBMAKE(&quot;&quot;;&quot;int&quot;;[.$B3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M$9]);INFO.OBBA.OBBA.OBMAKE(&quot;&quot;;&quot;int&quot;;[.$B3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N$9]);INFO.OBBA.OBBA.OBMAKE(&quot;&quot;;&quot;int&quot;;[.$B3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O$9]);INFO.OBBA.OBBA.OBMAKE(&quot;&quot;;&quot;int&quot;;[.$B33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4">
            <text:p>24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C$9]);INFO.OBBA.OBBA.OBMAKE(&quot;&quot;;&quot;int&quot;;[.$B34]));&quot;getAverage&quot;))" office:value-type="percentage" office:value="0.250980950229451">
            <text:p>25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D$9]);INFO.OBBA.OBBA.OBMAKE(&quot;&quot;;&quot;int&quot;;[.$B34]));&quot;getAverage&quot;))" office:value-type="percentage" office:value="0.250367605565464">
            <text:p>25,04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E$9]);INFO.OBBA.OBBA.OBMAKE(&quot;&quot;;&quot;int&quot;;[.$B34]));&quot;getAverage&quot;))" office:value-type="percentage" office:value="0.249583196705535">
            <text:p>24,9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F$9]);INFO.OBBA.OBBA.OBMAKE(&quot;&quot;;&quot;int&quot;;[.$B34]));&quot;getAverage&quot;))" office:value-type="percentage" office:value="0.248586983735799">
            <text:p>24,8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G$9]);INFO.OBBA.OBBA.OBMAKE(&quot;&quot;;&quot;int&quot;;[.$B34]));&quot;getAverage&quot;))" office:value-type="percentage" office:value="0.247332238654165">
            <text:p>24,7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H$9]);INFO.OBBA.OBBA.OBMAKE(&quot;&quot;;&quot;int&quot;;[.$B34]));&quot;getAverage&quot;))" office:value-type="percentage" office:value="0.24576768311292">
            <text:p>24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I$9]);INFO.OBBA.OBBA.OBMAKE(&quot;&quot;;&quot;int&quot;;[.$B34]));&quot;getAverage&quot;))" office:value-type="percentage" office:value="0.243840924625362">
            <text:p>24,3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J$9]);INFO.OBBA.OBBA.OBMAKE(&quot;&quot;;&quot;int&quot;;[.$B34]));&quot;getAverage&quot;))" office:value-type="percentage" office:value="0.241505218417135">
            <text:p>24,1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K$9]);INFO.OBBA.OBBA.OBMAKE(&quot;&quot;;&quot;int&quot;;[.$B34]));&quot;getAverage&quot;))" office:value-type="percentage" office:value="0.238731608377926">
            <text:p>23,8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L$9]);INFO.OBBA.OBBA.OBMAKE(&quot;&quot;;&quot;int&quot;;[.$B34]));&quot;getAverage&quot;))" office:value-type="percentage" office:value="0.235529589573623">
            <text:p>23,5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M$9]);INFO.OBBA.OBBA.OBMAKE(&quot;&quot;;&quot;int&quot;;[.$B34]));&quot;getAverage&quot;))" office:value-type="percentage" office:value="0.231981058247244">
            <text:p>23,2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N$9]);INFO.OBBA.OBBA.OBMAKE(&quot;&quot;;&quot;int&quot;;[.$B34]));&quot;getAverage&quot;))" office:value-type="percentage" office:value="0.228294723405332">
            <text:p>22,8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O$9]);INFO.OBBA.OBBA.OBMAKE(&quot;&quot;;&quot;int&quot;;[.$B34]));&quot;getAverage&quot;))" office:value-type="percentage" office:value="0.224891710698165">
            <text:p>22,49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P$9]);INFO.OBBA.OBBA.OBMAKE(&quot;&quot;;&quot;int&quot;;[.$B34]));&quot;getAverage&quot;))" office:value-type="percentage" office:value="0.222538321932438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Q$9]);INFO.OBBA.OBBA.OBMAKE(&quot;&quot;;&quot;int&quot;;[.$B34]));&quot;getAverage&quot;))" office:value-type="percentage" office:value="0.222549585871537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R$9]);INFO.OBBA.OBBA.OBMAKE(&quot;&quot;;&quot;int&quot;;[.$B34]));&quot;getAverage&quot;))" office:value-type="percentage" office:value="0.227098451364937">
            <text:p>22,7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S$9]);INFO.OBBA.OBBA.OBMAKE(&quot;&quot;;&quot;int&quot;;[.$B34]));&quot;getAverage&quot;))" office:value-type="percentage" office:value="0.239681823838005">
            <text:p>23,9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T$9]);INFO.OBBA.OBBA.OBMAKE(&quot;&quot;;&quot;int&quot;;[.$B34]));&quot;getAverage&quot;))" office:value-type="percentage" office:value="0.265818422840324">
            <text:p>26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U$9]);INFO.OBBA.OBBA.OBMAKE(&quot;&quot;;&quot;int&quot;;[.$B34]));&quot;getAverage&quot;))" office:value-type="percentage" office:value="0.314087937908464">
            <text:p>31,4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V$9]);INFO.OBBA.OBBA.OBMAKE(&quot;&quot;;&quot;int&quot;;[.$B34]));&quot;getAverage&quot;))" office:value-type="percentage" office:value="0.397670916370829">
            <text:p>39,7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W$9]);INFO.OBBA.OBBA.OBMAKE(&quot;&quot;;&quot;int&quot;;[.$B34]));&quot;getAverage&quot;))" office:value-type="percentage" office:value="0.536621020165593">
            <text:p>53,6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X$9]);INFO.OBBA.OBBA.OBMAKE(&quot;&quot;;&quot;int&quot;;[.$B34]));&quot;getAverage&quot;))" office:value-type="percentage" office:value="0.761205467779554">
            <text:p>76,12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Y$9]);INFO.OBBA.OBBA.OBMAKE(&quot;&quot;;&quot;int&quot;;[.$B34]));&quot;getAverage&quot;))" office:value-type="percentage" office:value="1.11679955513763">
            <text:p>111,6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Z$9]);INFO.OBBA.OBBA.OBMAKE(&quot;&quot;;&quot;int&quot;;[.$B34]));&quot;getAverage&quot;))" office:value-type="percentage" office:value="1.6710370316053">
            <text:p>167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A$9]);INFO.OBBA.OBBA.OBMAKE(&quot;&quot;;&quot;int&quot;;[.$B3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B$9]);INFO.OBBA.OBBA.OBMAKE(&quot;&quot;;&quot;int&quot;;[.$B3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C$9]);INFO.OBBA.OBBA.OBMAKE(&quot;&quot;;&quot;int&quot;;[.$B3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D$9]);INFO.OBBA.OBBA.OBMAKE(&quot;&quot;;&quot;int&quot;;[.$B3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E$9]);INFO.OBBA.OBBA.OBMAKE(&quot;&quot;;&quot;int&quot;;[.$B3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F$9]);INFO.OBBA.OBBA.OBMAKE(&quot;&quot;;&quot;int&quot;;[.$B3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G$9]);INFO.OBBA.OBBA.OBMAKE(&quot;&quot;;&quot;int&quot;;[.$B3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H$9]);INFO.OBBA.OBBA.OBMAKE(&quot;&quot;;&quot;int&quot;;[.$B3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I$9]);INFO.OBBA.OBBA.OBMAKE(&quot;&quot;;&quot;int&quot;;[.$B3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J$9]);INFO.OBBA.OBBA.OBMAKE(&quot;&quot;;&quot;int&quot;;[.$B3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K$9]);INFO.OBBA.OBBA.OBMAKE(&quot;&quot;;&quot;int&quot;;[.$B3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L$9]);INFO.OBBA.OBBA.OBMAKE(&quot;&quot;;&quot;int&quot;;[.$B3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M$9]);INFO.OBBA.OBBA.OBMAKE(&quot;&quot;;&quot;int&quot;;[.$B3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N$9]);INFO.OBBA.OBBA.OBMAKE(&quot;&quot;;&quot;int&quot;;[.$B3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O$9]);INFO.OBBA.OBBA.OBMAKE(&quot;&quot;;&quot;int&quot;;[.$B34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5">
            <text:p>25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C$9]);INFO.OBBA.OBBA.OBMAKE(&quot;&quot;;&quot;int&quot;;[.$B35]));&quot;getAverage&quot;))" office:value-type="percentage" office:value="0.251457697153491">
            <text:p>25,1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D$9]);INFO.OBBA.OBBA.OBMAKE(&quot;&quot;;&quot;int&quot;;[.$B35]));&quot;getAverage&quot;))" office:value-type="percentage" office:value="0.250980950229451">
            <text:p>25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E$9]);INFO.OBBA.OBBA.OBMAKE(&quot;&quot;;&quot;int&quot;;[.$B35]));&quot;getAverage&quot;))" office:value-type="percentage" office:value="0.250367605565464">
            <text:p>25,04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F$9]);INFO.OBBA.OBBA.OBMAKE(&quot;&quot;;&quot;int&quot;;[.$B35]));&quot;getAverage&quot;))" office:value-type="percentage" office:value="0.249583196705535">
            <text:p>24,9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G$9]);INFO.OBBA.OBBA.OBMAKE(&quot;&quot;;&quot;int&quot;;[.$B35]));&quot;getAverage&quot;))" office:value-type="percentage" office:value="0.248586983735799">
            <text:p>24,8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H$9]);INFO.OBBA.OBBA.OBMAKE(&quot;&quot;;&quot;int&quot;;[.$B35]));&quot;getAverage&quot;))" office:value-type="percentage" office:value="0.247332238654165">
            <text:p>24,7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I$9]);INFO.OBBA.OBBA.OBMAKE(&quot;&quot;;&quot;int&quot;;[.$B35]));&quot;getAverage&quot;))" office:value-type="percentage" office:value="0.24576768311292">
            <text:p>24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J$9]);INFO.OBBA.OBBA.OBMAKE(&quot;&quot;;&quot;int&quot;;[.$B35]));&quot;getAverage&quot;))" office:value-type="percentage" office:value="0.243840924625362">
            <text:p>24,3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K$9]);INFO.OBBA.OBBA.OBMAKE(&quot;&quot;;&quot;int&quot;;[.$B35]));&quot;getAverage&quot;))" office:value-type="percentage" office:value="0.241505218417135">
            <text:p>24,1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L$9]);INFO.OBBA.OBBA.OBMAKE(&quot;&quot;;&quot;int&quot;;[.$B35]));&quot;getAverage&quot;))" office:value-type="percentage" office:value="0.238731608377926">
            <text:p>23,8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M$9]);INFO.OBBA.OBBA.OBMAKE(&quot;&quot;;&quot;int&quot;;[.$B35]));&quot;getAverage&quot;))" office:value-type="percentage" office:value="0.235529589573623">
            <text:p>23,5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N$9]);INFO.OBBA.OBBA.OBMAKE(&quot;&quot;;&quot;int&quot;;[.$B35]));&quot;getAverage&quot;))" office:value-type="percentage" office:value="0.231981058247244">
            <text:p>23,2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O$9]);INFO.OBBA.OBBA.OBMAKE(&quot;&quot;;&quot;int&quot;;[.$B35]));&quot;getAverage&quot;))" office:value-type="percentage" office:value="0.228294723405332">
            <text:p>22,8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P$9]);INFO.OBBA.OBBA.OBMAKE(&quot;&quot;;&quot;int&quot;;[.$B35]));&quot;getAverage&quot;))" office:value-type="percentage" office:value="0.224891710698165">
            <text:p>22,49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Q$9]);INFO.OBBA.OBBA.OBMAKE(&quot;&quot;;&quot;int&quot;;[.$B35]));&quot;getAverage&quot;))" office:value-type="percentage" office:value="0.222538321932438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R$9]);INFO.OBBA.OBBA.OBMAKE(&quot;&quot;;&quot;int&quot;;[.$B35]));&quot;getAverage&quot;))" office:value-type="percentage" office:value="0.222549585871537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S$9]);INFO.OBBA.OBBA.OBMAKE(&quot;&quot;;&quot;int&quot;;[.$B35]));&quot;getAverage&quot;))" office:value-type="percentage" office:value="0.227098451364937">
            <text:p>22,7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T$9]);INFO.OBBA.OBBA.OBMAKE(&quot;&quot;;&quot;int&quot;;[.$B35]));&quot;getAverage&quot;))" office:value-type="percentage" office:value="0.239681823838005">
            <text:p>23,9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U$9]);INFO.OBBA.OBBA.OBMAKE(&quot;&quot;;&quot;int&quot;;[.$B35]));&quot;getAverage&quot;))" office:value-type="percentage" office:value="0.265818422840324">
            <text:p>26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V$9]);INFO.OBBA.OBBA.OBMAKE(&quot;&quot;;&quot;int&quot;;[.$B35]));&quot;getAverage&quot;))" office:value-type="percentage" office:value="0.314087937908464">
            <text:p>31,4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W$9]);INFO.OBBA.OBBA.OBMAKE(&quot;&quot;;&quot;int&quot;;[.$B35]));&quot;getAverage&quot;))" office:value-type="percentage" office:value="0.397670916370829">
            <text:p>39,7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X$9]);INFO.OBBA.OBBA.OBMAKE(&quot;&quot;;&quot;int&quot;;[.$B35]));&quot;getAverage&quot;))" office:value-type="percentage" office:value="0.536621020165593">
            <text:p>53,6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Y$9]);INFO.OBBA.OBBA.OBMAKE(&quot;&quot;;&quot;int&quot;;[.$B35]));&quot;getAverage&quot;))" office:value-type="percentage" office:value="0.761205467779554">
            <text:p>76,12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Z$9]);INFO.OBBA.OBBA.OBMAKE(&quot;&quot;;&quot;int&quot;;[.$B35]));&quot;getAverage&quot;))" office:value-type="percentage" office:value="1.11679955513763">
            <text:p>111,6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A$9]);INFO.OBBA.OBBA.OBMAKE(&quot;&quot;;&quot;int&quot;;[.$B35]));&quot;getAverage&quot;))" office:value-type="percentage" office:value="1.6710370316053">
            <text:p>167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B$9]);INFO.OBBA.OBBA.OBMAKE(&quot;&quot;;&quot;int&quot;;[.$B3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C$9]);INFO.OBBA.OBBA.OBMAKE(&quot;&quot;;&quot;int&quot;;[.$B3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D$9]);INFO.OBBA.OBBA.OBMAKE(&quot;&quot;;&quot;int&quot;;[.$B3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E$9]);INFO.OBBA.OBBA.OBMAKE(&quot;&quot;;&quot;int&quot;;[.$B3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F$9]);INFO.OBBA.OBBA.OBMAKE(&quot;&quot;;&quot;int&quot;;[.$B3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G$9]);INFO.OBBA.OBBA.OBMAKE(&quot;&quot;;&quot;int&quot;;[.$B3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H$9]);INFO.OBBA.OBBA.OBMAKE(&quot;&quot;;&quot;int&quot;;[.$B3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I$9]);INFO.OBBA.OBBA.OBMAKE(&quot;&quot;;&quot;int&quot;;[.$B3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J$9]);INFO.OBBA.OBBA.OBMAKE(&quot;&quot;;&quot;int&quot;;[.$B3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K$9]);INFO.OBBA.OBBA.OBMAKE(&quot;&quot;;&quot;int&quot;;[.$B3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L$9]);INFO.OBBA.OBBA.OBMAKE(&quot;&quot;;&quot;int&quot;;[.$B3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M$9]);INFO.OBBA.OBBA.OBMAKE(&quot;&quot;;&quot;int&quot;;[.$B3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N$9]);INFO.OBBA.OBBA.OBMAKE(&quot;&quot;;&quot;int&quot;;[.$B3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O$9]);INFO.OBBA.OBBA.OBMAKE(&quot;&quot;;&quot;int&quot;;[.$B35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6">
            <text:p>26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C$9]);INFO.OBBA.OBBA.OBMAKE(&quot;&quot;;&quot;int&quot;;[.$B36]));&quot;getAverage&quot;))" office:value-type="percentage" office:value="0.25182637636695">
            <text:p>25,1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D$9]);INFO.OBBA.OBBA.OBMAKE(&quot;&quot;;&quot;int&quot;;[.$B36]));&quot;getAverage&quot;))" office:value-type="percentage" office:value="0.251457697153491">
            <text:p>25,1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E$9]);INFO.OBBA.OBBA.OBMAKE(&quot;&quot;;&quot;int&quot;;[.$B36]));&quot;getAverage&quot;))" office:value-type="percentage" office:value="0.250980950229451">
            <text:p>25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F$9]);INFO.OBBA.OBBA.OBMAKE(&quot;&quot;;&quot;int&quot;;[.$B36]));&quot;getAverage&quot;))" office:value-type="percentage" office:value="0.250367605565464">
            <text:p>25,04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G$9]);INFO.OBBA.OBBA.OBMAKE(&quot;&quot;;&quot;int&quot;;[.$B36]));&quot;getAverage&quot;))" office:value-type="percentage" office:value="0.249583196705535">
            <text:p>24,9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H$9]);INFO.OBBA.OBBA.OBMAKE(&quot;&quot;;&quot;int&quot;;[.$B36]));&quot;getAverage&quot;))" office:value-type="percentage" office:value="0.248586983735799">
            <text:p>24,8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I$9]);INFO.OBBA.OBBA.OBMAKE(&quot;&quot;;&quot;int&quot;;[.$B36]));&quot;getAverage&quot;))" office:value-type="percentage" office:value="0.247332238654165">
            <text:p>24,7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J$9]);INFO.OBBA.OBBA.OBMAKE(&quot;&quot;;&quot;int&quot;;[.$B36]));&quot;getAverage&quot;))" office:value-type="percentage" office:value="0.24576768311292">
            <text:p>24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K$9]);INFO.OBBA.OBBA.OBMAKE(&quot;&quot;;&quot;int&quot;;[.$B36]));&quot;getAverage&quot;))" office:value-type="percentage" office:value="0.243840924625362">
            <text:p>24,3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L$9]);INFO.OBBA.OBBA.OBMAKE(&quot;&quot;;&quot;int&quot;;[.$B36]));&quot;getAverage&quot;))" office:value-type="percentage" office:value="0.241505218417135">
            <text:p>24,1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M$9]);INFO.OBBA.OBBA.OBMAKE(&quot;&quot;;&quot;int&quot;;[.$B36]));&quot;getAverage&quot;))" office:value-type="percentage" office:value="0.238731608377926">
            <text:p>23,8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N$9]);INFO.OBBA.OBBA.OBMAKE(&quot;&quot;;&quot;int&quot;;[.$B36]));&quot;getAverage&quot;))" office:value-type="percentage" office:value="0.235529589573623">
            <text:p>23,5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O$9]);INFO.OBBA.OBBA.OBMAKE(&quot;&quot;;&quot;int&quot;;[.$B36]));&quot;getAverage&quot;))" office:value-type="percentage" office:value="0.231981058247244">
            <text:p>23,2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P$9]);INFO.OBBA.OBBA.OBMAKE(&quot;&quot;;&quot;int&quot;;[.$B36]));&quot;getAverage&quot;))" office:value-type="percentage" office:value="0.228294723405332">
            <text:p>22,8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Q$9]);INFO.OBBA.OBBA.OBMAKE(&quot;&quot;;&quot;int&quot;;[.$B36]));&quot;getAverage&quot;))" office:value-type="percentage" office:value="0.224891710698165">
            <text:p>22,49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R$9]);INFO.OBBA.OBBA.OBMAKE(&quot;&quot;;&quot;int&quot;;[.$B36]));&quot;getAverage&quot;))" office:value-type="percentage" office:value="0.222538321932438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S$9]);INFO.OBBA.OBBA.OBMAKE(&quot;&quot;;&quot;int&quot;;[.$B36]));&quot;getAverage&quot;))" office:value-type="percentage" office:value="0.222549585871537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T$9]);INFO.OBBA.OBBA.OBMAKE(&quot;&quot;;&quot;int&quot;;[.$B36]));&quot;getAverage&quot;))" office:value-type="percentage" office:value="0.227098451364937">
            <text:p>22,7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U$9]);INFO.OBBA.OBBA.OBMAKE(&quot;&quot;;&quot;int&quot;;[.$B36]));&quot;getAverage&quot;))" office:value-type="percentage" office:value="0.239681823838005">
            <text:p>23,9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V$9]);INFO.OBBA.OBBA.OBMAKE(&quot;&quot;;&quot;int&quot;;[.$B36]));&quot;getAverage&quot;))" office:value-type="percentage" office:value="0.265818422840324">
            <text:p>26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W$9]);INFO.OBBA.OBBA.OBMAKE(&quot;&quot;;&quot;int&quot;;[.$B36]));&quot;getAverage&quot;))" office:value-type="percentage" office:value="0.314087937908464">
            <text:p>31,4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X$9]);INFO.OBBA.OBBA.OBMAKE(&quot;&quot;;&quot;int&quot;;[.$B36]));&quot;getAverage&quot;))" office:value-type="percentage" office:value="0.397670916370829">
            <text:p>39,7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Y$9]);INFO.OBBA.OBBA.OBMAKE(&quot;&quot;;&quot;int&quot;;[.$B36]));&quot;getAverage&quot;))" office:value-type="percentage" office:value="0.536621020165593">
            <text:p>53,6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Z$9]);INFO.OBBA.OBBA.OBMAKE(&quot;&quot;;&quot;int&quot;;[.$B36]));&quot;getAverage&quot;))" office:value-type="percentage" office:value="0.761205467779554">
            <text:p>76,12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A$9]);INFO.OBBA.OBBA.OBMAKE(&quot;&quot;;&quot;int&quot;;[.$B36]));&quot;getAverage&quot;))" office:value-type="percentage" office:value="1.11679955513763">
            <text:p>111,6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B$9]);INFO.OBBA.OBBA.OBMAKE(&quot;&quot;;&quot;int&quot;;[.$B36]));&quot;getAverage&quot;))" office:value-type="percentage" office:value="1.6710370316053">
            <text:p>167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C$9]);INFO.OBBA.OBBA.OBMAKE(&quot;&quot;;&quot;int&quot;;[.$B3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D$9]);INFO.OBBA.OBBA.OBMAKE(&quot;&quot;;&quot;int&quot;;[.$B3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E$9]);INFO.OBBA.OBBA.OBMAKE(&quot;&quot;;&quot;int&quot;;[.$B3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F$9]);INFO.OBBA.OBBA.OBMAKE(&quot;&quot;;&quot;int&quot;;[.$B3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G$9]);INFO.OBBA.OBBA.OBMAKE(&quot;&quot;;&quot;int&quot;;[.$B3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H$9]);INFO.OBBA.OBBA.OBMAKE(&quot;&quot;;&quot;int&quot;;[.$B3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I$9]);INFO.OBBA.OBBA.OBMAKE(&quot;&quot;;&quot;int&quot;;[.$B3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J$9]);INFO.OBBA.OBBA.OBMAKE(&quot;&quot;;&quot;int&quot;;[.$B3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K$9]);INFO.OBBA.OBBA.OBMAKE(&quot;&quot;;&quot;int&quot;;[.$B3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L$9]);INFO.OBBA.OBBA.OBMAKE(&quot;&quot;;&quot;int&quot;;[.$B3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M$9]);INFO.OBBA.OBBA.OBMAKE(&quot;&quot;;&quot;int&quot;;[.$B3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N$9]);INFO.OBBA.OBBA.OBMAKE(&quot;&quot;;&quot;int&quot;;[.$B3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O$9]);INFO.OBBA.OBBA.OBMAKE(&quot;&quot;;&quot;int&quot;;[.$B36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7">
            <text:p>27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C$9]);INFO.OBBA.OBBA.OBMAKE(&quot;&quot;;&quot;int&quot;;[.$B37]));&quot;getAverage&quot;))" office:value-type="percentage" office:value="0.252110216639314">
            <text:p>25,2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D$9]);INFO.OBBA.OBBA.OBMAKE(&quot;&quot;;&quot;int&quot;;[.$B37]));&quot;getAverage&quot;))" office:value-type="percentage" office:value="0.25182637636695">
            <text:p>25,1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E$9]);INFO.OBBA.OBBA.OBMAKE(&quot;&quot;;&quot;int&quot;;[.$B37]));&quot;getAverage&quot;))" office:value-type="percentage" office:value="0.251457697153491">
            <text:p>25,1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F$9]);INFO.OBBA.OBBA.OBMAKE(&quot;&quot;;&quot;int&quot;;[.$B37]));&quot;getAverage&quot;))" office:value-type="percentage" office:value="0.250980950229451">
            <text:p>25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G$9]);INFO.OBBA.OBBA.OBMAKE(&quot;&quot;;&quot;int&quot;;[.$B37]));&quot;getAverage&quot;))" office:value-type="percentage" office:value="0.250367605565464">
            <text:p>25,04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H$9]);INFO.OBBA.OBBA.OBMAKE(&quot;&quot;;&quot;int&quot;;[.$B37]));&quot;getAverage&quot;))" office:value-type="percentage" office:value="0.249583196705535">
            <text:p>24,9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I$9]);INFO.OBBA.OBBA.OBMAKE(&quot;&quot;;&quot;int&quot;;[.$B37]));&quot;getAverage&quot;))" office:value-type="percentage" office:value="0.248586983735799">
            <text:p>24,8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J$9]);INFO.OBBA.OBBA.OBMAKE(&quot;&quot;;&quot;int&quot;;[.$B37]));&quot;getAverage&quot;))" office:value-type="percentage" office:value="0.247332238654165">
            <text:p>24,7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K$9]);INFO.OBBA.OBBA.OBMAKE(&quot;&quot;;&quot;int&quot;;[.$B37]));&quot;getAverage&quot;))" office:value-type="percentage" office:value="0.24576768311292">
            <text:p>24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L$9]);INFO.OBBA.OBBA.OBMAKE(&quot;&quot;;&quot;int&quot;;[.$B37]));&quot;getAverage&quot;))" office:value-type="percentage" office:value="0.243840924625362">
            <text:p>24,3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M$9]);INFO.OBBA.OBBA.OBMAKE(&quot;&quot;;&quot;int&quot;;[.$B37]));&quot;getAverage&quot;))" office:value-type="percentage" office:value="0.241505218417135">
            <text:p>24,1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N$9]);INFO.OBBA.OBBA.OBMAKE(&quot;&quot;;&quot;int&quot;;[.$B37]));&quot;getAverage&quot;))" office:value-type="percentage" office:value="0.238731608377926">
            <text:p>23,8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O$9]);INFO.OBBA.OBBA.OBMAKE(&quot;&quot;;&quot;int&quot;;[.$B37]));&quot;getAverage&quot;))" office:value-type="percentage" office:value="0.235529589573623">
            <text:p>23,5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P$9]);INFO.OBBA.OBBA.OBMAKE(&quot;&quot;;&quot;int&quot;;[.$B37]));&quot;getAverage&quot;))" office:value-type="percentage" office:value="0.231981058247244">
            <text:p>23,2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Q$9]);INFO.OBBA.OBBA.OBMAKE(&quot;&quot;;&quot;int&quot;;[.$B37]));&quot;getAverage&quot;))" office:value-type="percentage" office:value="0.228294723405332">
            <text:p>22,8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R$9]);INFO.OBBA.OBBA.OBMAKE(&quot;&quot;;&quot;int&quot;;[.$B37]));&quot;getAverage&quot;))" office:value-type="percentage" office:value="0.224891710698165">
            <text:p>22,49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S$9]);INFO.OBBA.OBBA.OBMAKE(&quot;&quot;;&quot;int&quot;;[.$B37]));&quot;getAverage&quot;))" office:value-type="percentage" office:value="0.222538321932438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T$9]);INFO.OBBA.OBBA.OBMAKE(&quot;&quot;;&quot;int&quot;;[.$B37]));&quot;getAverage&quot;))" office:value-type="percentage" office:value="0.222549585871537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U$9]);INFO.OBBA.OBBA.OBMAKE(&quot;&quot;;&quot;int&quot;;[.$B37]));&quot;getAverage&quot;))" office:value-type="percentage" office:value="0.227098451364937">
            <text:p>22,7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V$9]);INFO.OBBA.OBBA.OBMAKE(&quot;&quot;;&quot;int&quot;;[.$B37]));&quot;getAverage&quot;))" office:value-type="percentage" office:value="0.239681823838005">
            <text:p>23,9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W$9]);INFO.OBBA.OBBA.OBMAKE(&quot;&quot;;&quot;int&quot;;[.$B37]));&quot;getAverage&quot;))" office:value-type="percentage" office:value="0.265818422840324">
            <text:p>26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X$9]);INFO.OBBA.OBBA.OBMAKE(&quot;&quot;;&quot;int&quot;;[.$B37]));&quot;getAverage&quot;))" office:value-type="percentage" office:value="0.314087937908464">
            <text:p>31,4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Y$9]);INFO.OBBA.OBBA.OBMAKE(&quot;&quot;;&quot;int&quot;;[.$B37]));&quot;getAverage&quot;))" office:value-type="percentage" office:value="0.397670916370829">
            <text:p>39,7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Z$9]);INFO.OBBA.OBBA.OBMAKE(&quot;&quot;;&quot;int&quot;;[.$B37]));&quot;getAverage&quot;))" office:value-type="percentage" office:value="0.536621020165593">
            <text:p>53,6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A$9]);INFO.OBBA.OBBA.OBMAKE(&quot;&quot;;&quot;int&quot;;[.$B37]));&quot;getAverage&quot;))" office:value-type="percentage" office:value="0.761205467779554">
            <text:p>76,12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B$9]);INFO.OBBA.OBBA.OBMAKE(&quot;&quot;;&quot;int&quot;;[.$B37]));&quot;getAverage&quot;))" office:value-type="percentage" office:value="1.11679955513763">
            <text:p>111,6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C$9]);INFO.OBBA.OBBA.OBMAKE(&quot;&quot;;&quot;int&quot;;[.$B37]));&quot;getAverage&quot;))" office:value-type="percentage" office:value="1.6710370316053">
            <text:p>167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D$9]);INFO.OBBA.OBBA.OBMAKE(&quot;&quot;;&quot;int&quot;;[.$B3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E$9]);INFO.OBBA.OBBA.OBMAKE(&quot;&quot;;&quot;int&quot;;[.$B3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F$9]);INFO.OBBA.OBBA.OBMAKE(&quot;&quot;;&quot;int&quot;;[.$B3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G$9]);INFO.OBBA.OBBA.OBMAKE(&quot;&quot;;&quot;int&quot;;[.$B3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H$9]);INFO.OBBA.OBBA.OBMAKE(&quot;&quot;;&quot;int&quot;;[.$B3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I$9]);INFO.OBBA.OBBA.OBMAKE(&quot;&quot;;&quot;int&quot;;[.$B3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J$9]);INFO.OBBA.OBBA.OBMAKE(&quot;&quot;;&quot;int&quot;;[.$B3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K$9]);INFO.OBBA.OBBA.OBMAKE(&quot;&quot;;&quot;int&quot;;[.$B3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L$9]);INFO.OBBA.OBBA.OBMAKE(&quot;&quot;;&quot;int&quot;;[.$B3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M$9]);INFO.OBBA.OBBA.OBMAKE(&quot;&quot;;&quot;int&quot;;[.$B3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N$9]);INFO.OBBA.OBBA.OBMAKE(&quot;&quot;;&quot;int&quot;;[.$B3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O$9]);INFO.OBBA.OBBA.OBMAKE(&quot;&quot;;&quot;int&quot;;[.$B37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8">
            <text:p>28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C$9]);INFO.OBBA.OBBA.OBMAKE(&quot;&quot;;&quot;int&quot;;[.$B38]));&quot;getAverage&quot;))" office:value-type="percentage" office:value="0.252327886780756">
            <text:p>25,2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D$9]);INFO.OBBA.OBBA.OBMAKE(&quot;&quot;;&quot;int&quot;;[.$B38]));&quot;getAverage&quot;))" office:value-type="percentage" office:value="0.252110216639314">
            <text:p>25,2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E$9]);INFO.OBBA.OBBA.OBMAKE(&quot;&quot;;&quot;int&quot;;[.$B38]));&quot;getAverage&quot;))" office:value-type="percentage" office:value="0.25182637636695">
            <text:p>25,1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F$9]);INFO.OBBA.OBBA.OBMAKE(&quot;&quot;;&quot;int&quot;;[.$B38]));&quot;getAverage&quot;))" office:value-type="percentage" office:value="0.251457697153491">
            <text:p>25,1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G$9]);INFO.OBBA.OBBA.OBMAKE(&quot;&quot;;&quot;int&quot;;[.$B38]));&quot;getAverage&quot;))" office:value-type="percentage" office:value="0.250980950229451">
            <text:p>25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H$9]);INFO.OBBA.OBBA.OBMAKE(&quot;&quot;;&quot;int&quot;;[.$B38]));&quot;getAverage&quot;))" office:value-type="percentage" office:value="0.250367605565464">
            <text:p>25,04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I$9]);INFO.OBBA.OBBA.OBMAKE(&quot;&quot;;&quot;int&quot;;[.$B38]));&quot;getAverage&quot;))" office:value-type="percentage" office:value="0.249583196705535">
            <text:p>24,9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J$9]);INFO.OBBA.OBBA.OBMAKE(&quot;&quot;;&quot;int&quot;;[.$B38]));&quot;getAverage&quot;))" office:value-type="percentage" office:value="0.248586983735799">
            <text:p>24,8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K$9]);INFO.OBBA.OBBA.OBMAKE(&quot;&quot;;&quot;int&quot;;[.$B38]));&quot;getAverage&quot;))" office:value-type="percentage" office:value="0.247332238654165">
            <text:p>24,7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L$9]);INFO.OBBA.OBBA.OBMAKE(&quot;&quot;;&quot;int&quot;;[.$B38]));&quot;getAverage&quot;))" office:value-type="percentage" office:value="0.24576768311292">
            <text:p>24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M$9]);INFO.OBBA.OBBA.OBMAKE(&quot;&quot;;&quot;int&quot;;[.$B38]));&quot;getAverage&quot;))" office:value-type="percentage" office:value="0.243840924625362">
            <text:p>24,3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N$9]);INFO.OBBA.OBBA.OBMAKE(&quot;&quot;;&quot;int&quot;;[.$B38]));&quot;getAverage&quot;))" office:value-type="percentage" office:value="0.241505218417135">
            <text:p>24,1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O$9]);INFO.OBBA.OBBA.OBMAKE(&quot;&quot;;&quot;int&quot;;[.$B38]));&quot;getAverage&quot;))" office:value-type="percentage" office:value="0.238731608377926">
            <text:p>23,8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P$9]);INFO.OBBA.OBBA.OBMAKE(&quot;&quot;;&quot;int&quot;;[.$B38]));&quot;getAverage&quot;))" office:value-type="percentage" office:value="0.235529589573623">
            <text:p>23,5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Q$9]);INFO.OBBA.OBBA.OBMAKE(&quot;&quot;;&quot;int&quot;;[.$B38]));&quot;getAverage&quot;))" office:value-type="percentage" office:value="0.231981058247244">
            <text:p>23,2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R$9]);INFO.OBBA.OBBA.OBMAKE(&quot;&quot;;&quot;int&quot;;[.$B38]));&quot;getAverage&quot;))" office:value-type="percentage" office:value="0.228294723405332">
            <text:p>22,8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S$9]);INFO.OBBA.OBBA.OBMAKE(&quot;&quot;;&quot;int&quot;;[.$B38]));&quot;getAverage&quot;))" office:value-type="percentage" office:value="0.224891710698165">
            <text:p>22,49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T$9]);INFO.OBBA.OBBA.OBMAKE(&quot;&quot;;&quot;int&quot;;[.$B38]));&quot;getAverage&quot;))" office:value-type="percentage" office:value="0.222538321932438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U$9]);INFO.OBBA.OBBA.OBMAKE(&quot;&quot;;&quot;int&quot;;[.$B38]));&quot;getAverage&quot;))" office:value-type="percentage" office:value="0.222549585871537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V$9]);INFO.OBBA.OBBA.OBMAKE(&quot;&quot;;&quot;int&quot;;[.$B38]));&quot;getAverage&quot;))" office:value-type="percentage" office:value="0.227098451364937">
            <text:p>22,7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W$9]);INFO.OBBA.OBBA.OBMAKE(&quot;&quot;;&quot;int&quot;;[.$B38]));&quot;getAverage&quot;))" office:value-type="percentage" office:value="0.239681823838005">
            <text:p>23,9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X$9]);INFO.OBBA.OBBA.OBMAKE(&quot;&quot;;&quot;int&quot;;[.$B38]));&quot;getAverage&quot;))" office:value-type="percentage" office:value="0.265818422840324">
            <text:p>26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Y$9]);INFO.OBBA.OBBA.OBMAKE(&quot;&quot;;&quot;int&quot;;[.$B38]));&quot;getAverage&quot;))" office:value-type="percentage" office:value="0.314087937908464">
            <text:p>31,4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Z$9]);INFO.OBBA.OBBA.OBMAKE(&quot;&quot;;&quot;int&quot;;[.$B38]));&quot;getAverage&quot;))" office:value-type="percentage" office:value="0.397670916370829">
            <text:p>39,7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A$9]);INFO.OBBA.OBBA.OBMAKE(&quot;&quot;;&quot;int&quot;;[.$B38]));&quot;getAverage&quot;))" office:value-type="percentage" office:value="0.536621020165593">
            <text:p>53,6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B$9]);INFO.OBBA.OBBA.OBMAKE(&quot;&quot;;&quot;int&quot;;[.$B38]));&quot;getAverage&quot;))" office:value-type="percentage" office:value="0.761205467779554">
            <text:p>76,12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C$9]);INFO.OBBA.OBBA.OBMAKE(&quot;&quot;;&quot;int&quot;;[.$B38]));&quot;getAverage&quot;))" office:value-type="percentage" office:value="1.11679955513763">
            <text:p>111,6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D$9]);INFO.OBBA.OBBA.OBMAKE(&quot;&quot;;&quot;int&quot;;[.$B38]));&quot;getAverage&quot;))" office:value-type="percentage" office:value="1.6710370316053">
            <text:p>167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E$9]);INFO.OBBA.OBBA.OBMAKE(&quot;&quot;;&quot;int&quot;;[.$B3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F$9]);INFO.OBBA.OBBA.OBMAKE(&quot;&quot;;&quot;int&quot;;[.$B3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G$9]);INFO.OBBA.OBBA.OBMAKE(&quot;&quot;;&quot;int&quot;;[.$B3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H$9]);INFO.OBBA.OBBA.OBMAKE(&quot;&quot;;&quot;int&quot;;[.$B3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I$9]);INFO.OBBA.OBBA.OBMAKE(&quot;&quot;;&quot;int&quot;;[.$B3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J$9]);INFO.OBBA.OBBA.OBMAKE(&quot;&quot;;&quot;int&quot;;[.$B3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K$9]);INFO.OBBA.OBBA.OBMAKE(&quot;&quot;;&quot;int&quot;;[.$B3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L$9]);INFO.OBBA.OBBA.OBMAKE(&quot;&quot;;&quot;int&quot;;[.$B3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M$9]);INFO.OBBA.OBBA.OBMAKE(&quot;&quot;;&quot;int&quot;;[.$B3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N$9]);INFO.OBBA.OBBA.OBMAKE(&quot;&quot;;&quot;int&quot;;[.$B38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O$9]);INFO.OBBA.OBBA.OBMAKE(&quot;&quot;;&quot;int&quot;;[.$B38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9">
            <text:p>29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C$9]);INFO.OBBA.OBBA.OBMAKE(&quot;&quot;;&quot;int&quot;;[.$B39]));&quot;getAverage&quot;))" office:value-type="percentage" office:value="0.252494234839894">
            <text:p>25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D$9]);INFO.OBBA.OBBA.OBMAKE(&quot;&quot;;&quot;int&quot;;[.$B39]));&quot;getAverage&quot;))" office:value-type="percentage" office:value="0.252327886780756">
            <text:p>25,2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E$9]);INFO.OBBA.OBBA.OBMAKE(&quot;&quot;;&quot;int&quot;;[.$B39]));&quot;getAverage&quot;))" office:value-type="percentage" office:value="0.252110216639314">
            <text:p>25,2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F$9]);INFO.OBBA.OBBA.OBMAKE(&quot;&quot;;&quot;int&quot;;[.$B39]));&quot;getAverage&quot;))" office:value-type="percentage" office:value="0.25182637636695">
            <text:p>25,1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G$9]);INFO.OBBA.OBBA.OBMAKE(&quot;&quot;;&quot;int&quot;;[.$B39]));&quot;getAverage&quot;))" office:value-type="percentage" office:value="0.251457697153491">
            <text:p>25,1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H$9]);INFO.OBBA.OBBA.OBMAKE(&quot;&quot;;&quot;int&quot;;[.$B39]));&quot;getAverage&quot;))" office:value-type="percentage" office:value="0.250980950229451">
            <text:p>25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I$9]);INFO.OBBA.OBBA.OBMAKE(&quot;&quot;;&quot;int&quot;;[.$B39]));&quot;getAverage&quot;))" office:value-type="percentage" office:value="0.250367605565464">
            <text:p>25,04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J$9]);INFO.OBBA.OBBA.OBMAKE(&quot;&quot;;&quot;int&quot;;[.$B39]));&quot;getAverage&quot;))" office:value-type="percentage" office:value="0.249583196705535">
            <text:p>24,9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K$9]);INFO.OBBA.OBBA.OBMAKE(&quot;&quot;;&quot;int&quot;;[.$B39]));&quot;getAverage&quot;))" office:value-type="percentage" office:value="0.248586983735799">
            <text:p>24,8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L$9]);INFO.OBBA.OBBA.OBMAKE(&quot;&quot;;&quot;int&quot;;[.$B39]));&quot;getAverage&quot;))" office:value-type="percentage" office:value="0.247332238654165">
            <text:p>24,7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M$9]);INFO.OBBA.OBBA.OBMAKE(&quot;&quot;;&quot;int&quot;;[.$B39]));&quot;getAverage&quot;))" office:value-type="percentage" office:value="0.24576768311292">
            <text:p>24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N$9]);INFO.OBBA.OBBA.OBMAKE(&quot;&quot;;&quot;int&quot;;[.$B39]));&quot;getAverage&quot;))" office:value-type="percentage" office:value="0.243840924625362">
            <text:p>24,3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O$9]);INFO.OBBA.OBBA.OBMAKE(&quot;&quot;;&quot;int&quot;;[.$B39]));&quot;getAverage&quot;))" office:value-type="percentage" office:value="0.241505218417135">
            <text:p>24,1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P$9]);INFO.OBBA.OBBA.OBMAKE(&quot;&quot;;&quot;int&quot;;[.$B39]));&quot;getAverage&quot;))" office:value-type="percentage" office:value="0.238731608377926">
            <text:p>23,8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Q$9]);INFO.OBBA.OBBA.OBMAKE(&quot;&quot;;&quot;int&quot;;[.$B39]));&quot;getAverage&quot;))" office:value-type="percentage" office:value="0.235529589573623">
            <text:p>23,5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R$9]);INFO.OBBA.OBBA.OBMAKE(&quot;&quot;;&quot;int&quot;;[.$B39]));&quot;getAverage&quot;))" office:value-type="percentage" office:value="0.231981058247244">
            <text:p>23,2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S$9]);INFO.OBBA.OBBA.OBMAKE(&quot;&quot;;&quot;int&quot;;[.$B39]));&quot;getAverage&quot;))" office:value-type="percentage" office:value="0.228294723405332">
            <text:p>22,8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T$9]);INFO.OBBA.OBBA.OBMAKE(&quot;&quot;;&quot;int&quot;;[.$B39]));&quot;getAverage&quot;))" office:value-type="percentage" office:value="0.224891710698165">
            <text:p>22,49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U$9]);INFO.OBBA.OBBA.OBMAKE(&quot;&quot;;&quot;int&quot;;[.$B39]));&quot;getAverage&quot;))" office:value-type="percentage" office:value="0.222538321932438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V$9]);INFO.OBBA.OBBA.OBMAKE(&quot;&quot;;&quot;int&quot;;[.$B39]));&quot;getAverage&quot;))" office:value-type="percentage" office:value="0.222549585871537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W$9]);INFO.OBBA.OBBA.OBMAKE(&quot;&quot;;&quot;int&quot;;[.$B39]));&quot;getAverage&quot;))" office:value-type="percentage" office:value="0.227098451364937">
            <text:p>22,7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X$9]);INFO.OBBA.OBBA.OBMAKE(&quot;&quot;;&quot;int&quot;;[.$B39]));&quot;getAverage&quot;))" office:value-type="percentage" office:value="0.239681823838005">
            <text:p>23,9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Y$9]);INFO.OBBA.OBBA.OBMAKE(&quot;&quot;;&quot;int&quot;;[.$B39]));&quot;getAverage&quot;))" office:value-type="percentage" office:value="0.265818422840324">
            <text:p>26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Z$9]);INFO.OBBA.OBBA.OBMAKE(&quot;&quot;;&quot;int&quot;;[.$B39]));&quot;getAverage&quot;))" office:value-type="percentage" office:value="0.314087937908464">
            <text:p>31,4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A$9]);INFO.OBBA.OBBA.OBMAKE(&quot;&quot;;&quot;int&quot;;[.$B39]));&quot;getAverage&quot;))" office:value-type="percentage" office:value="0.397670916370829">
            <text:p>39,7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B$9]);INFO.OBBA.OBBA.OBMAKE(&quot;&quot;;&quot;int&quot;;[.$B39]));&quot;getAverage&quot;))" office:value-type="percentage" office:value="0.536621020165593">
            <text:p>53,6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C$9]);INFO.OBBA.OBBA.OBMAKE(&quot;&quot;;&quot;int&quot;;[.$B39]));&quot;getAverage&quot;))" office:value-type="percentage" office:value="0.761205467779554">
            <text:p>76,12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D$9]);INFO.OBBA.OBBA.OBMAKE(&quot;&quot;;&quot;int&quot;;[.$B39]));&quot;getAverage&quot;))" office:value-type="percentage" office:value="1.11679955513763">
            <text:p>111,6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E$9]);INFO.OBBA.OBBA.OBMAKE(&quot;&quot;;&quot;int&quot;;[.$B39]));&quot;getAverage&quot;))" office:value-type="percentage" office:value="1.6710370316053">
            <text:p>167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F$9]);INFO.OBBA.OBBA.OBMAKE(&quot;&quot;;&quot;int&quot;;[.$B3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G$9]);INFO.OBBA.OBBA.OBMAKE(&quot;&quot;;&quot;int&quot;;[.$B3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H$9]);INFO.OBBA.OBBA.OBMAKE(&quot;&quot;;&quot;int&quot;;[.$B3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I$9]);INFO.OBBA.OBBA.OBMAKE(&quot;&quot;;&quot;int&quot;;[.$B3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J$9]);INFO.OBBA.OBBA.OBMAKE(&quot;&quot;;&quot;int&quot;;[.$B3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K$9]);INFO.OBBA.OBBA.OBMAKE(&quot;&quot;;&quot;int&quot;;[.$B3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L$9]);INFO.OBBA.OBBA.OBMAKE(&quot;&quot;;&quot;int&quot;;[.$B3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M$9]);INFO.OBBA.OBBA.OBMAKE(&quot;&quot;;&quot;int&quot;;[.$B3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N$9]);INFO.OBBA.OBBA.OBMAKE(&quot;&quot;;&quot;int&quot;;[.$B39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O$9]);INFO.OBBA.OBBA.OBMAKE(&quot;&quot;;&quot;int&quot;;[.$B39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0">
            <text:p>30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C$9]);INFO.OBBA.OBBA.OBMAKE(&quot;&quot;;&quot;int&quot;;[.$B40]));&quot;getAverage&quot;))" office:value-type="percentage" office:value="0.252620968977649">
            <text:p>25,2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D$9]);INFO.OBBA.OBBA.OBMAKE(&quot;&quot;;&quot;int&quot;;[.$B40]));&quot;getAverage&quot;))" office:value-type="percentage" office:value="0.252494234839894">
            <text:p>25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E$9]);INFO.OBBA.OBBA.OBMAKE(&quot;&quot;;&quot;int&quot;;[.$B40]));&quot;getAverage&quot;))" office:value-type="percentage" office:value="0.252327886780756">
            <text:p>25,2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F$9]);INFO.OBBA.OBBA.OBMAKE(&quot;&quot;;&quot;int&quot;;[.$B40]));&quot;getAverage&quot;))" office:value-type="percentage" office:value="0.252110216639314">
            <text:p>25,2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G$9]);INFO.OBBA.OBBA.OBMAKE(&quot;&quot;;&quot;int&quot;;[.$B40]));&quot;getAverage&quot;))" office:value-type="percentage" office:value="0.25182637636695">
            <text:p>25,1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H$9]);INFO.OBBA.OBBA.OBMAKE(&quot;&quot;;&quot;int&quot;;[.$B40]));&quot;getAverage&quot;))" office:value-type="percentage" office:value="0.251457697153491">
            <text:p>25,1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I$9]);INFO.OBBA.OBBA.OBMAKE(&quot;&quot;;&quot;int&quot;;[.$B40]));&quot;getAverage&quot;))" office:value-type="percentage" office:value="0.250980950229451">
            <text:p>25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J$9]);INFO.OBBA.OBBA.OBMAKE(&quot;&quot;;&quot;int&quot;;[.$B40]));&quot;getAverage&quot;))" office:value-type="percentage" office:value="0.250367605565464">
            <text:p>25,04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K$9]);INFO.OBBA.OBBA.OBMAKE(&quot;&quot;;&quot;int&quot;;[.$B40]));&quot;getAverage&quot;))" office:value-type="percentage" office:value="0.249583196705535">
            <text:p>24,9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L$9]);INFO.OBBA.OBBA.OBMAKE(&quot;&quot;;&quot;int&quot;;[.$B40]));&quot;getAverage&quot;))" office:value-type="percentage" office:value="0.248586983735799">
            <text:p>24,8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M$9]);INFO.OBBA.OBBA.OBMAKE(&quot;&quot;;&quot;int&quot;;[.$B40]));&quot;getAverage&quot;))" office:value-type="percentage" office:value="0.247332238654165">
            <text:p>24,7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N$9]);INFO.OBBA.OBBA.OBMAKE(&quot;&quot;;&quot;int&quot;;[.$B40]));&quot;getAverage&quot;))" office:value-type="percentage" office:value="0.24576768311292">
            <text:p>24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O$9]);INFO.OBBA.OBBA.OBMAKE(&quot;&quot;;&quot;int&quot;;[.$B40]));&quot;getAverage&quot;))" office:value-type="percentage" office:value="0.243840924625362">
            <text:p>24,3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P$9]);INFO.OBBA.OBBA.OBMAKE(&quot;&quot;;&quot;int&quot;;[.$B40]));&quot;getAverage&quot;))" office:value-type="percentage" office:value="0.241505218417135">
            <text:p>24,1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Q$9]);INFO.OBBA.OBBA.OBMAKE(&quot;&quot;;&quot;int&quot;;[.$B40]));&quot;getAverage&quot;))" office:value-type="percentage" office:value="0.238731608377926">
            <text:p>23,8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R$9]);INFO.OBBA.OBBA.OBMAKE(&quot;&quot;;&quot;int&quot;;[.$B40]));&quot;getAverage&quot;))" office:value-type="percentage" office:value="0.235529589573623">
            <text:p>23,5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S$9]);INFO.OBBA.OBBA.OBMAKE(&quot;&quot;;&quot;int&quot;;[.$B40]));&quot;getAverage&quot;))" office:value-type="percentage" office:value="0.231981058247244">
            <text:p>23,2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T$9]);INFO.OBBA.OBBA.OBMAKE(&quot;&quot;;&quot;int&quot;;[.$B40]));&quot;getAverage&quot;))" office:value-type="percentage" office:value="0.228294723405332">
            <text:p>22,8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U$9]);INFO.OBBA.OBBA.OBMAKE(&quot;&quot;;&quot;int&quot;;[.$B40]));&quot;getAverage&quot;))" office:value-type="percentage" office:value="0.224891710698165">
            <text:p>22,49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V$9]);INFO.OBBA.OBBA.OBMAKE(&quot;&quot;;&quot;int&quot;;[.$B40]));&quot;getAverage&quot;))" office:value-type="percentage" office:value="0.222538321932438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W$9]);INFO.OBBA.OBBA.OBMAKE(&quot;&quot;;&quot;int&quot;;[.$B40]));&quot;getAverage&quot;))" office:value-type="percentage" office:value="0.222549585871537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X$9]);INFO.OBBA.OBBA.OBMAKE(&quot;&quot;;&quot;int&quot;;[.$B40]));&quot;getAverage&quot;))" office:value-type="percentage" office:value="0.227098451364937">
            <text:p>22,7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Y$9]);INFO.OBBA.OBBA.OBMAKE(&quot;&quot;;&quot;int&quot;;[.$B40]));&quot;getAverage&quot;))" office:value-type="percentage" office:value="0.239681823838005">
            <text:p>23,9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Z$9]);INFO.OBBA.OBBA.OBMAKE(&quot;&quot;;&quot;int&quot;;[.$B40]));&quot;getAverage&quot;))" office:value-type="percentage" office:value="0.265818422840324">
            <text:p>26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A$9]);INFO.OBBA.OBBA.OBMAKE(&quot;&quot;;&quot;int&quot;;[.$B40]));&quot;getAverage&quot;))" office:value-type="percentage" office:value="0.314087937908464">
            <text:p>31,4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B$9]);INFO.OBBA.OBBA.OBMAKE(&quot;&quot;;&quot;int&quot;;[.$B40]));&quot;getAverage&quot;))" office:value-type="percentage" office:value="0.397670916370829">
            <text:p>39,7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C$9]);INFO.OBBA.OBBA.OBMAKE(&quot;&quot;;&quot;int&quot;;[.$B40]));&quot;getAverage&quot;))" office:value-type="percentage" office:value="0.536621020165593">
            <text:p>53,6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D$9]);INFO.OBBA.OBBA.OBMAKE(&quot;&quot;;&quot;int&quot;;[.$B40]));&quot;getAverage&quot;))" office:value-type="percentage" office:value="0.761205467779554">
            <text:p>76,12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E$9]);INFO.OBBA.OBBA.OBMAKE(&quot;&quot;;&quot;int&quot;;[.$B40]));&quot;getAverage&quot;))" office:value-type="percentage" office:value="1.11679955513763">
            <text:p>111,6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F$9]);INFO.OBBA.OBBA.OBMAKE(&quot;&quot;;&quot;int&quot;;[.$B40]));&quot;getAverage&quot;))" office:value-type="percentage" office:value="1.6710370316053">
            <text:p>167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G$9]);INFO.OBBA.OBBA.OBMAKE(&quot;&quot;;&quot;int&quot;;[.$B4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H$9]);INFO.OBBA.OBBA.OBMAKE(&quot;&quot;;&quot;int&quot;;[.$B4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I$9]);INFO.OBBA.OBBA.OBMAKE(&quot;&quot;;&quot;int&quot;;[.$B4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J$9]);INFO.OBBA.OBBA.OBMAKE(&quot;&quot;;&quot;int&quot;;[.$B4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K$9]);INFO.OBBA.OBBA.OBMAKE(&quot;&quot;;&quot;int&quot;;[.$B4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L$9]);INFO.OBBA.OBBA.OBMAKE(&quot;&quot;;&quot;int&quot;;[.$B4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M$9]);INFO.OBBA.OBBA.OBMAKE(&quot;&quot;;&quot;int&quot;;[.$B4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N$9]);INFO.OBBA.OBBA.OBMAKE(&quot;&quot;;&quot;int&quot;;[.$B40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O$9]);INFO.OBBA.OBBA.OBMAKE(&quot;&quot;;&quot;int&quot;;[.$B40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1">
            <text:p>31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C$9]);INFO.OBBA.OBBA.OBMAKE(&quot;&quot;;&quot;int&quot;;[.$B41]));&quot;getAverage&quot;))" office:value-type="percentage" office:value="0.252717255245268">
            <text:p>25,2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D$9]);INFO.OBBA.OBBA.OBMAKE(&quot;&quot;;&quot;int&quot;;[.$B41]));&quot;getAverage&quot;))" office:value-type="percentage" office:value="0.252620968977649">
            <text:p>25,2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E$9]);INFO.OBBA.OBBA.OBMAKE(&quot;&quot;;&quot;int&quot;;[.$B41]));&quot;getAverage&quot;))" office:value-type="percentage" office:value="0.252494234839894">
            <text:p>25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F$9]);INFO.OBBA.OBBA.OBMAKE(&quot;&quot;;&quot;int&quot;;[.$B41]));&quot;getAverage&quot;))" office:value-type="percentage" office:value="0.252327886780756">
            <text:p>25,2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G$9]);INFO.OBBA.OBBA.OBMAKE(&quot;&quot;;&quot;int&quot;;[.$B41]));&quot;getAverage&quot;))" office:value-type="percentage" office:value="0.252110216639314">
            <text:p>25,2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H$9]);INFO.OBBA.OBBA.OBMAKE(&quot;&quot;;&quot;int&quot;;[.$B41]));&quot;getAverage&quot;))" office:value-type="percentage" office:value="0.25182637636695">
            <text:p>25,1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I$9]);INFO.OBBA.OBBA.OBMAKE(&quot;&quot;;&quot;int&quot;;[.$B41]));&quot;getAverage&quot;))" office:value-type="percentage" office:value="0.251457697153491">
            <text:p>25,1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J$9]);INFO.OBBA.OBBA.OBMAKE(&quot;&quot;;&quot;int&quot;;[.$B41]));&quot;getAverage&quot;))" office:value-type="percentage" office:value="0.250980950229451">
            <text:p>25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K$9]);INFO.OBBA.OBBA.OBMAKE(&quot;&quot;;&quot;int&quot;;[.$B41]));&quot;getAverage&quot;))" office:value-type="percentage" office:value="0.250367605565464">
            <text:p>25,04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L$9]);INFO.OBBA.OBBA.OBMAKE(&quot;&quot;;&quot;int&quot;;[.$B41]));&quot;getAverage&quot;))" office:value-type="percentage" office:value="0.249583196705535">
            <text:p>24,9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M$9]);INFO.OBBA.OBBA.OBMAKE(&quot;&quot;;&quot;int&quot;;[.$B41]));&quot;getAverage&quot;))" office:value-type="percentage" office:value="0.248586983735799">
            <text:p>24,8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N$9]);INFO.OBBA.OBBA.OBMAKE(&quot;&quot;;&quot;int&quot;;[.$B41]));&quot;getAverage&quot;))" office:value-type="percentage" office:value="0.247332238654165">
            <text:p>24,7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O$9]);INFO.OBBA.OBBA.OBMAKE(&quot;&quot;;&quot;int&quot;;[.$B41]));&quot;getAverage&quot;))" office:value-type="percentage" office:value="0.24576768311292">
            <text:p>24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P$9]);INFO.OBBA.OBBA.OBMAKE(&quot;&quot;;&quot;int&quot;;[.$B41]));&quot;getAverage&quot;))" office:value-type="percentage" office:value="0.243840924625362">
            <text:p>24,3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Q$9]);INFO.OBBA.OBBA.OBMAKE(&quot;&quot;;&quot;int&quot;;[.$B41]));&quot;getAverage&quot;))" office:value-type="percentage" office:value="0.241505218417135">
            <text:p>24,1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R$9]);INFO.OBBA.OBBA.OBMAKE(&quot;&quot;;&quot;int&quot;;[.$B41]));&quot;getAverage&quot;))" office:value-type="percentage" office:value="0.238731608377926">
            <text:p>23,8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S$9]);INFO.OBBA.OBBA.OBMAKE(&quot;&quot;;&quot;int&quot;;[.$B41]));&quot;getAverage&quot;))" office:value-type="percentage" office:value="0.235529589573623">
            <text:p>23,5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T$9]);INFO.OBBA.OBBA.OBMAKE(&quot;&quot;;&quot;int&quot;;[.$B41]));&quot;getAverage&quot;))" office:value-type="percentage" office:value="0.231981058247244">
            <text:p>23,2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U$9]);INFO.OBBA.OBBA.OBMAKE(&quot;&quot;;&quot;int&quot;;[.$B41]));&quot;getAverage&quot;))" office:value-type="percentage" office:value="0.228294723405332">
            <text:p>22,8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V$9]);INFO.OBBA.OBBA.OBMAKE(&quot;&quot;;&quot;int&quot;;[.$B41]));&quot;getAverage&quot;))" office:value-type="percentage" office:value="0.224891710698165">
            <text:p>22,49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W$9]);INFO.OBBA.OBBA.OBMAKE(&quot;&quot;;&quot;int&quot;;[.$B41]));&quot;getAverage&quot;))" office:value-type="percentage" office:value="0.222538321932438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X$9]);INFO.OBBA.OBBA.OBMAKE(&quot;&quot;;&quot;int&quot;;[.$B41]));&quot;getAverage&quot;))" office:value-type="percentage" office:value="0.222549585871537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Y$9]);INFO.OBBA.OBBA.OBMAKE(&quot;&quot;;&quot;int&quot;;[.$B41]));&quot;getAverage&quot;))" office:value-type="percentage" office:value="0.227098451364937">
            <text:p>22,7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Z$9]);INFO.OBBA.OBBA.OBMAKE(&quot;&quot;;&quot;int&quot;;[.$B41]));&quot;getAverage&quot;))" office:value-type="percentage" office:value="0.239681823838005">
            <text:p>23,9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A$9]);INFO.OBBA.OBBA.OBMAKE(&quot;&quot;;&quot;int&quot;;[.$B41]));&quot;getAverage&quot;))" office:value-type="percentage" office:value="0.265818422840324">
            <text:p>26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B$9]);INFO.OBBA.OBBA.OBMAKE(&quot;&quot;;&quot;int&quot;;[.$B41]));&quot;getAverage&quot;))" office:value-type="percentage" office:value="0.314087937908464">
            <text:p>31,4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C$9]);INFO.OBBA.OBBA.OBMAKE(&quot;&quot;;&quot;int&quot;;[.$B41]));&quot;getAverage&quot;))" office:value-type="percentage" office:value="0.397670916370829">
            <text:p>39,7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D$9]);INFO.OBBA.OBBA.OBMAKE(&quot;&quot;;&quot;int&quot;;[.$B41]));&quot;getAverage&quot;))" office:value-type="percentage" office:value="0.536621020165593">
            <text:p>53,6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E$9]);INFO.OBBA.OBBA.OBMAKE(&quot;&quot;;&quot;int&quot;;[.$B41]));&quot;getAverage&quot;))" office:value-type="percentage" office:value="0.761205467779554">
            <text:p>76,12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F$9]);INFO.OBBA.OBBA.OBMAKE(&quot;&quot;;&quot;int&quot;;[.$B41]));&quot;getAverage&quot;))" office:value-type="percentage" office:value="1.11679955513763">
            <text:p>111,6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G$9]);INFO.OBBA.OBBA.OBMAKE(&quot;&quot;;&quot;int&quot;;[.$B41]));&quot;getAverage&quot;))" office:value-type="percentage" office:value="1.6710370316053">
            <text:p>167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H$9]);INFO.OBBA.OBBA.OBMAKE(&quot;&quot;;&quot;int&quot;;[.$B4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I$9]);INFO.OBBA.OBBA.OBMAKE(&quot;&quot;;&quot;int&quot;;[.$B4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J$9]);INFO.OBBA.OBBA.OBMAKE(&quot;&quot;;&quot;int&quot;;[.$B4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K$9]);INFO.OBBA.OBBA.OBMAKE(&quot;&quot;;&quot;int&quot;;[.$B4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L$9]);INFO.OBBA.OBBA.OBMAKE(&quot;&quot;;&quot;int&quot;;[.$B4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M$9]);INFO.OBBA.OBBA.OBMAKE(&quot;&quot;;&quot;int&quot;;[.$B4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N$9]);INFO.OBBA.OBBA.OBMAKE(&quot;&quot;;&quot;int&quot;;[.$B41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O$9]);INFO.OBBA.OBBA.OBMAKE(&quot;&quot;;&quot;int&quot;;[.$B41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2">
            <text:p>32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C$9]);INFO.OBBA.OBBA.OBMAKE(&quot;&quot;;&quot;int&quot;;[.$B42]));&quot;getAverage&quot;))" office:value-type="percentage" office:value="0.252790225795281">
            <text:p>25,2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D$9]);INFO.OBBA.OBBA.OBMAKE(&quot;&quot;;&quot;int&quot;;[.$B42]));&quot;getAverage&quot;))" office:value-type="percentage" office:value="0.252717255245268">
            <text:p>25,2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E$9]);INFO.OBBA.OBBA.OBMAKE(&quot;&quot;;&quot;int&quot;;[.$B42]));&quot;getAverage&quot;))" office:value-type="percentage" office:value="0.252620968977649">
            <text:p>25,2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F$9]);INFO.OBBA.OBBA.OBMAKE(&quot;&quot;;&quot;int&quot;;[.$B42]));&quot;getAverage&quot;))" office:value-type="percentage" office:value="0.252494234839894">
            <text:p>25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G$9]);INFO.OBBA.OBBA.OBMAKE(&quot;&quot;;&quot;int&quot;;[.$B42]));&quot;getAverage&quot;))" office:value-type="percentage" office:value="0.252327886780756">
            <text:p>25,2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H$9]);INFO.OBBA.OBBA.OBMAKE(&quot;&quot;;&quot;int&quot;;[.$B42]));&quot;getAverage&quot;))" office:value-type="percentage" office:value="0.252110216639314">
            <text:p>25,2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I$9]);INFO.OBBA.OBBA.OBMAKE(&quot;&quot;;&quot;int&quot;;[.$B42]));&quot;getAverage&quot;))" office:value-type="percentage" office:value="0.25182637636695">
            <text:p>25,1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J$9]);INFO.OBBA.OBBA.OBMAKE(&quot;&quot;;&quot;int&quot;;[.$B42]));&quot;getAverage&quot;))" office:value-type="percentage" office:value="0.251457697153491">
            <text:p>25,1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K$9]);INFO.OBBA.OBBA.OBMAKE(&quot;&quot;;&quot;int&quot;;[.$B42]));&quot;getAverage&quot;))" office:value-type="percentage" office:value="0.250980950229451">
            <text:p>25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L$9]);INFO.OBBA.OBBA.OBMAKE(&quot;&quot;;&quot;int&quot;;[.$B42]));&quot;getAverage&quot;))" office:value-type="percentage" office:value="0.250367605565464">
            <text:p>25,04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M$9]);INFO.OBBA.OBBA.OBMAKE(&quot;&quot;;&quot;int&quot;;[.$B42]));&quot;getAverage&quot;))" office:value-type="percentage" office:value="0.249583196705535">
            <text:p>24,9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N$9]);INFO.OBBA.OBBA.OBMAKE(&quot;&quot;;&quot;int&quot;;[.$B42]));&quot;getAverage&quot;))" office:value-type="percentage" office:value="0.248586983735799">
            <text:p>24,8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O$9]);INFO.OBBA.OBBA.OBMAKE(&quot;&quot;;&quot;int&quot;;[.$B42]));&quot;getAverage&quot;))" office:value-type="percentage" office:value="0.247332238654165">
            <text:p>24,7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P$9]);INFO.OBBA.OBBA.OBMAKE(&quot;&quot;;&quot;int&quot;;[.$B42]));&quot;getAverage&quot;))" office:value-type="percentage" office:value="0.24576768311292">
            <text:p>24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Q$9]);INFO.OBBA.OBBA.OBMAKE(&quot;&quot;;&quot;int&quot;;[.$B42]));&quot;getAverage&quot;))" office:value-type="percentage" office:value="0.243840924625362">
            <text:p>24,3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R$9]);INFO.OBBA.OBBA.OBMAKE(&quot;&quot;;&quot;int&quot;;[.$B42]));&quot;getAverage&quot;))" office:value-type="percentage" office:value="0.241505218417135">
            <text:p>24,1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S$9]);INFO.OBBA.OBBA.OBMAKE(&quot;&quot;;&quot;int&quot;;[.$B42]));&quot;getAverage&quot;))" office:value-type="percentage" office:value="0.238731608377926">
            <text:p>23,8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T$9]);INFO.OBBA.OBBA.OBMAKE(&quot;&quot;;&quot;int&quot;;[.$B42]));&quot;getAverage&quot;))" office:value-type="percentage" office:value="0.235529589573623">
            <text:p>23,5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U$9]);INFO.OBBA.OBBA.OBMAKE(&quot;&quot;;&quot;int&quot;;[.$B42]));&quot;getAverage&quot;))" office:value-type="percentage" office:value="0.231981058247244">
            <text:p>23,2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V$9]);INFO.OBBA.OBBA.OBMAKE(&quot;&quot;;&quot;int&quot;;[.$B42]));&quot;getAverage&quot;))" office:value-type="percentage" office:value="0.228294723405332">
            <text:p>22,8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W$9]);INFO.OBBA.OBBA.OBMAKE(&quot;&quot;;&quot;int&quot;;[.$B42]));&quot;getAverage&quot;))" office:value-type="percentage" office:value="0.224891710698165">
            <text:p>22,49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X$9]);INFO.OBBA.OBBA.OBMAKE(&quot;&quot;;&quot;int&quot;;[.$B42]));&quot;getAverage&quot;))" office:value-type="percentage" office:value="0.222538321932438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Y$9]);INFO.OBBA.OBBA.OBMAKE(&quot;&quot;;&quot;int&quot;;[.$B42]));&quot;getAverage&quot;))" office:value-type="percentage" office:value="0.222549585871537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Z$9]);INFO.OBBA.OBBA.OBMAKE(&quot;&quot;;&quot;int&quot;;[.$B42]));&quot;getAverage&quot;))" office:value-type="percentage" office:value="0.227098451364937">
            <text:p>22,7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A$9]);INFO.OBBA.OBBA.OBMAKE(&quot;&quot;;&quot;int&quot;;[.$B42]));&quot;getAverage&quot;))" office:value-type="percentage" office:value="0.239681823838005">
            <text:p>23,9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B$9]);INFO.OBBA.OBBA.OBMAKE(&quot;&quot;;&quot;int&quot;;[.$B42]));&quot;getAverage&quot;))" office:value-type="percentage" office:value="0.265818422840324">
            <text:p>26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C$9]);INFO.OBBA.OBBA.OBMAKE(&quot;&quot;;&quot;int&quot;;[.$B42]));&quot;getAverage&quot;))" office:value-type="percentage" office:value="0.314087937908464">
            <text:p>31,4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D$9]);INFO.OBBA.OBBA.OBMAKE(&quot;&quot;;&quot;int&quot;;[.$B42]));&quot;getAverage&quot;))" office:value-type="percentage" office:value="0.397670916370829">
            <text:p>39,7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E$9]);INFO.OBBA.OBBA.OBMAKE(&quot;&quot;;&quot;int&quot;;[.$B42]));&quot;getAverage&quot;))" office:value-type="percentage" office:value="0.536621020165593">
            <text:p>53,6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F$9]);INFO.OBBA.OBBA.OBMAKE(&quot;&quot;;&quot;int&quot;;[.$B42]));&quot;getAverage&quot;))" office:value-type="percentage" office:value="0.761205467779554">
            <text:p>76,12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G$9]);INFO.OBBA.OBBA.OBMAKE(&quot;&quot;;&quot;int&quot;;[.$B42]));&quot;getAverage&quot;))" office:value-type="percentage" office:value="1.11679955513763">
            <text:p>111,6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H$9]);INFO.OBBA.OBBA.OBMAKE(&quot;&quot;;&quot;int&quot;;[.$B42]));&quot;getAverage&quot;))" office:value-type="percentage" office:value="1.6710370316053">
            <text:p>167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I$9]);INFO.OBBA.OBBA.OBMAKE(&quot;&quot;;&quot;int&quot;;[.$B4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J$9]);INFO.OBBA.OBBA.OBMAKE(&quot;&quot;;&quot;int&quot;;[.$B4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K$9]);INFO.OBBA.OBBA.OBMAKE(&quot;&quot;;&quot;int&quot;;[.$B4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L$9]);INFO.OBBA.OBBA.OBMAKE(&quot;&quot;;&quot;int&quot;;[.$B4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M$9]);INFO.OBBA.OBBA.OBMAKE(&quot;&quot;;&quot;int&quot;;[.$B4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N$9]);INFO.OBBA.OBBA.OBMAKE(&quot;&quot;;&quot;int&quot;;[.$B42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O$9]);INFO.OBBA.OBBA.OBMAKE(&quot;&quot;;&quot;int&quot;;[.$B42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3">
            <text:p>33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C$9]);INFO.OBBA.OBBA.OBMAKE(&quot;&quot;;&quot;int&quot;;[.$B43]));&quot;getAverage&quot;))" office:value-type="percentage" office:value="0.252845401088587">
            <text:p>25,2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D$9]);INFO.OBBA.OBBA.OBMAKE(&quot;&quot;;&quot;int&quot;;[.$B43]));&quot;getAverage&quot;))" office:value-type="percentage" office:value="0.252790225795281">
            <text:p>25,2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E$9]);INFO.OBBA.OBBA.OBMAKE(&quot;&quot;;&quot;int&quot;;[.$B43]));&quot;getAverage&quot;))" office:value-type="percentage" office:value="0.252717255245268">
            <text:p>25,2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F$9]);INFO.OBBA.OBBA.OBMAKE(&quot;&quot;;&quot;int&quot;;[.$B43]));&quot;getAverage&quot;))" office:value-type="percentage" office:value="0.252620968977649">
            <text:p>25,2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G$9]);INFO.OBBA.OBBA.OBMAKE(&quot;&quot;;&quot;int&quot;;[.$B43]));&quot;getAverage&quot;))" office:value-type="percentage" office:value="0.252494234839894">
            <text:p>25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H$9]);INFO.OBBA.OBBA.OBMAKE(&quot;&quot;;&quot;int&quot;;[.$B43]));&quot;getAverage&quot;))" office:value-type="percentage" office:value="0.252327886780756">
            <text:p>25,2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I$9]);INFO.OBBA.OBBA.OBMAKE(&quot;&quot;;&quot;int&quot;;[.$B43]));&quot;getAverage&quot;))" office:value-type="percentage" office:value="0.252110216639314">
            <text:p>25,2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J$9]);INFO.OBBA.OBBA.OBMAKE(&quot;&quot;;&quot;int&quot;;[.$B43]));&quot;getAverage&quot;))" office:value-type="percentage" office:value="0.25182637636695">
            <text:p>25,1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K$9]);INFO.OBBA.OBBA.OBMAKE(&quot;&quot;;&quot;int&quot;;[.$B43]));&quot;getAverage&quot;))" office:value-type="percentage" office:value="0.251457697153491">
            <text:p>25,1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L$9]);INFO.OBBA.OBBA.OBMAKE(&quot;&quot;;&quot;int&quot;;[.$B43]));&quot;getAverage&quot;))" office:value-type="percentage" office:value="0.250980950229451">
            <text:p>25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M$9]);INFO.OBBA.OBBA.OBMAKE(&quot;&quot;;&quot;int&quot;;[.$B43]));&quot;getAverage&quot;))" office:value-type="percentage" office:value="0.250367605565464">
            <text:p>25,04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N$9]);INFO.OBBA.OBBA.OBMAKE(&quot;&quot;;&quot;int&quot;;[.$B43]));&quot;getAverage&quot;))" office:value-type="percentage" office:value="0.249583196705535">
            <text:p>24,9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O$9]);INFO.OBBA.OBBA.OBMAKE(&quot;&quot;;&quot;int&quot;;[.$B43]));&quot;getAverage&quot;))" office:value-type="percentage" office:value="0.248586983735799">
            <text:p>24,8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P$9]);INFO.OBBA.OBBA.OBMAKE(&quot;&quot;;&quot;int&quot;;[.$B43]));&quot;getAverage&quot;))" office:value-type="percentage" office:value="0.247332238654165">
            <text:p>24,7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Q$9]);INFO.OBBA.OBBA.OBMAKE(&quot;&quot;;&quot;int&quot;;[.$B43]));&quot;getAverage&quot;))" office:value-type="percentage" office:value="0.24576768311292">
            <text:p>24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R$9]);INFO.OBBA.OBBA.OBMAKE(&quot;&quot;;&quot;int&quot;;[.$B43]));&quot;getAverage&quot;))" office:value-type="percentage" office:value="0.243840924625362">
            <text:p>24,3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S$9]);INFO.OBBA.OBBA.OBMAKE(&quot;&quot;;&quot;int&quot;;[.$B43]));&quot;getAverage&quot;))" office:value-type="percentage" office:value="0.241505218417135">
            <text:p>24,1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T$9]);INFO.OBBA.OBBA.OBMAKE(&quot;&quot;;&quot;int&quot;;[.$B43]));&quot;getAverage&quot;))" office:value-type="percentage" office:value="0.238731608377926">
            <text:p>23,8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U$9]);INFO.OBBA.OBBA.OBMAKE(&quot;&quot;;&quot;int&quot;;[.$B43]));&quot;getAverage&quot;))" office:value-type="percentage" office:value="0.235529589573623">
            <text:p>23,5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V$9]);INFO.OBBA.OBBA.OBMAKE(&quot;&quot;;&quot;int&quot;;[.$B43]));&quot;getAverage&quot;))" office:value-type="percentage" office:value="0.231981058247244">
            <text:p>23,2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W$9]);INFO.OBBA.OBBA.OBMAKE(&quot;&quot;;&quot;int&quot;;[.$B43]));&quot;getAverage&quot;))" office:value-type="percentage" office:value="0.228294723405332">
            <text:p>22,8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X$9]);INFO.OBBA.OBBA.OBMAKE(&quot;&quot;;&quot;int&quot;;[.$B43]));&quot;getAverage&quot;))" office:value-type="percentage" office:value="0.224891710698165">
            <text:p>22,49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Y$9]);INFO.OBBA.OBBA.OBMAKE(&quot;&quot;;&quot;int&quot;;[.$B43]));&quot;getAverage&quot;))" office:value-type="percentage" office:value="0.222538321932438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Z$9]);INFO.OBBA.OBBA.OBMAKE(&quot;&quot;;&quot;int&quot;;[.$B43]));&quot;getAverage&quot;))" office:value-type="percentage" office:value="0.222549585871537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A$9]);INFO.OBBA.OBBA.OBMAKE(&quot;&quot;;&quot;int&quot;;[.$B43]));&quot;getAverage&quot;))" office:value-type="percentage" office:value="0.227098451364937">
            <text:p>22,7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B$9]);INFO.OBBA.OBBA.OBMAKE(&quot;&quot;;&quot;int&quot;;[.$B43]));&quot;getAverage&quot;))" office:value-type="percentage" office:value="0.239681823838005">
            <text:p>23,9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C$9]);INFO.OBBA.OBBA.OBMAKE(&quot;&quot;;&quot;int&quot;;[.$B43]));&quot;getAverage&quot;))" office:value-type="percentage" office:value="0.265818422840324">
            <text:p>26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D$9]);INFO.OBBA.OBBA.OBMAKE(&quot;&quot;;&quot;int&quot;;[.$B43]));&quot;getAverage&quot;))" office:value-type="percentage" office:value="0.314087937908464">
            <text:p>31,4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E$9]);INFO.OBBA.OBBA.OBMAKE(&quot;&quot;;&quot;int&quot;;[.$B43]));&quot;getAverage&quot;))" office:value-type="percentage" office:value="0.397670916370829">
            <text:p>39,7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F$9]);INFO.OBBA.OBBA.OBMAKE(&quot;&quot;;&quot;int&quot;;[.$B43]));&quot;getAverage&quot;))" office:value-type="percentage" office:value="0.536621020165593">
            <text:p>53,6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G$9]);INFO.OBBA.OBBA.OBMAKE(&quot;&quot;;&quot;int&quot;;[.$B43]));&quot;getAverage&quot;))" office:value-type="percentage" office:value="0.761205467779554">
            <text:p>76,12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H$9]);INFO.OBBA.OBBA.OBMAKE(&quot;&quot;;&quot;int&quot;;[.$B43]));&quot;getAverage&quot;))" office:value-type="percentage" office:value="1.11679955513763">
            <text:p>111,6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I$9]);INFO.OBBA.OBBA.OBMAKE(&quot;&quot;;&quot;int&quot;;[.$B43]));&quot;getAverage&quot;))" office:value-type="percentage" office:value="1.6710370316053">
            <text:p>167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J$9]);INFO.OBBA.OBBA.OBMAKE(&quot;&quot;;&quot;int&quot;;[.$B4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K$9]);INFO.OBBA.OBBA.OBMAKE(&quot;&quot;;&quot;int&quot;;[.$B4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L$9]);INFO.OBBA.OBBA.OBMAKE(&quot;&quot;;&quot;int&quot;;[.$B4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M$9]);INFO.OBBA.OBBA.OBMAKE(&quot;&quot;;&quot;int&quot;;[.$B4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N$9]);INFO.OBBA.OBBA.OBMAKE(&quot;&quot;;&quot;int&quot;;[.$B43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O$9]);INFO.OBBA.OBBA.OBMAKE(&quot;&quot;;&quot;int&quot;;[.$B43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4">
            <text:p>34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C$9]);INFO.OBBA.OBBA.OBMAKE(&quot;&quot;;&quot;int&quot;;[.$B44]));&quot;getAverage&quot;))" office:value-type="percentage" office:value="0.252887034612233">
            <text:p>25,29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D$9]);INFO.OBBA.OBBA.OBMAKE(&quot;&quot;;&quot;int&quot;;[.$B44]));&quot;getAverage&quot;))" office:value-type="percentage" office:value="0.252845401088587">
            <text:p>25,2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E$9]);INFO.OBBA.OBBA.OBMAKE(&quot;&quot;;&quot;int&quot;;[.$B44]));&quot;getAverage&quot;))" office:value-type="percentage" office:value="0.252790225795281">
            <text:p>25,2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F$9]);INFO.OBBA.OBBA.OBMAKE(&quot;&quot;;&quot;int&quot;;[.$B44]));&quot;getAverage&quot;))" office:value-type="percentage" office:value="0.252717255245268">
            <text:p>25,2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G$9]);INFO.OBBA.OBBA.OBMAKE(&quot;&quot;;&quot;int&quot;;[.$B44]));&quot;getAverage&quot;))" office:value-type="percentage" office:value="0.252620968977649">
            <text:p>25,2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H$9]);INFO.OBBA.OBBA.OBMAKE(&quot;&quot;;&quot;int&quot;;[.$B44]));&quot;getAverage&quot;))" office:value-type="percentage" office:value="0.252494234839894">
            <text:p>25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I$9]);INFO.OBBA.OBBA.OBMAKE(&quot;&quot;;&quot;int&quot;;[.$B44]));&quot;getAverage&quot;))" office:value-type="percentage" office:value="0.252327886780756">
            <text:p>25,2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J$9]);INFO.OBBA.OBBA.OBMAKE(&quot;&quot;;&quot;int&quot;;[.$B44]));&quot;getAverage&quot;))" office:value-type="percentage" office:value="0.252110216639314">
            <text:p>25,2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K$9]);INFO.OBBA.OBBA.OBMAKE(&quot;&quot;;&quot;int&quot;;[.$B44]));&quot;getAverage&quot;))" office:value-type="percentage" office:value="0.25182637636695">
            <text:p>25,1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L$9]);INFO.OBBA.OBBA.OBMAKE(&quot;&quot;;&quot;int&quot;;[.$B44]));&quot;getAverage&quot;))" office:value-type="percentage" office:value="0.251457697153491">
            <text:p>25,1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M$9]);INFO.OBBA.OBBA.OBMAKE(&quot;&quot;;&quot;int&quot;;[.$B44]));&quot;getAverage&quot;))" office:value-type="percentage" office:value="0.250980950229451">
            <text:p>25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N$9]);INFO.OBBA.OBBA.OBMAKE(&quot;&quot;;&quot;int&quot;;[.$B44]));&quot;getAverage&quot;))" office:value-type="percentage" office:value="0.250367605565464">
            <text:p>25,04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O$9]);INFO.OBBA.OBBA.OBMAKE(&quot;&quot;;&quot;int&quot;;[.$B44]));&quot;getAverage&quot;))" office:value-type="percentage" office:value="0.249583196705535">
            <text:p>24,9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P$9]);INFO.OBBA.OBBA.OBMAKE(&quot;&quot;;&quot;int&quot;;[.$B44]));&quot;getAverage&quot;))" office:value-type="percentage" office:value="0.248586983735799">
            <text:p>24,8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Q$9]);INFO.OBBA.OBBA.OBMAKE(&quot;&quot;;&quot;int&quot;;[.$B44]));&quot;getAverage&quot;))" office:value-type="percentage" office:value="0.247332238654165">
            <text:p>24,7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R$9]);INFO.OBBA.OBBA.OBMAKE(&quot;&quot;;&quot;int&quot;;[.$B44]));&quot;getAverage&quot;))" office:value-type="percentage" office:value="0.24576768311292">
            <text:p>24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S$9]);INFO.OBBA.OBBA.OBMAKE(&quot;&quot;;&quot;int&quot;;[.$B44]));&quot;getAverage&quot;))" office:value-type="percentage" office:value="0.243840924625362">
            <text:p>24,3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T$9]);INFO.OBBA.OBBA.OBMAKE(&quot;&quot;;&quot;int&quot;;[.$B44]));&quot;getAverage&quot;))" office:value-type="percentage" office:value="0.241505218417135">
            <text:p>24,1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U$9]);INFO.OBBA.OBBA.OBMAKE(&quot;&quot;;&quot;int&quot;;[.$B44]));&quot;getAverage&quot;))" office:value-type="percentage" office:value="0.238731608377926">
            <text:p>23,8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V$9]);INFO.OBBA.OBBA.OBMAKE(&quot;&quot;;&quot;int&quot;;[.$B44]));&quot;getAverage&quot;))" office:value-type="percentage" office:value="0.235529589573623">
            <text:p>23,5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W$9]);INFO.OBBA.OBBA.OBMAKE(&quot;&quot;;&quot;int&quot;;[.$B44]));&quot;getAverage&quot;))" office:value-type="percentage" office:value="0.231981058247244">
            <text:p>23,2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X$9]);INFO.OBBA.OBBA.OBMAKE(&quot;&quot;;&quot;int&quot;;[.$B44]));&quot;getAverage&quot;))" office:value-type="percentage" office:value="0.228294723405332">
            <text:p>22,8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Y$9]);INFO.OBBA.OBBA.OBMAKE(&quot;&quot;;&quot;int&quot;;[.$B44]));&quot;getAverage&quot;))" office:value-type="percentage" office:value="0.224891710698165">
            <text:p>22,49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Z$9]);INFO.OBBA.OBBA.OBMAKE(&quot;&quot;;&quot;int&quot;;[.$B44]));&quot;getAverage&quot;))" office:value-type="percentage" office:value="0.222538321932438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A$9]);INFO.OBBA.OBBA.OBMAKE(&quot;&quot;;&quot;int&quot;;[.$B44]));&quot;getAverage&quot;))" office:value-type="percentage" office:value="0.222549585871537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B$9]);INFO.OBBA.OBBA.OBMAKE(&quot;&quot;;&quot;int&quot;;[.$B44]));&quot;getAverage&quot;))" office:value-type="percentage" office:value="0.227098451364937">
            <text:p>22,7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C$9]);INFO.OBBA.OBBA.OBMAKE(&quot;&quot;;&quot;int&quot;;[.$B44]));&quot;getAverage&quot;))" office:value-type="percentage" office:value="0.239681823838005">
            <text:p>23,9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D$9]);INFO.OBBA.OBBA.OBMAKE(&quot;&quot;;&quot;int&quot;;[.$B44]));&quot;getAverage&quot;))" office:value-type="percentage" office:value="0.265818422840324">
            <text:p>26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E$9]);INFO.OBBA.OBBA.OBMAKE(&quot;&quot;;&quot;int&quot;;[.$B44]));&quot;getAverage&quot;))" office:value-type="percentage" office:value="0.314087937908464">
            <text:p>31,4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F$9]);INFO.OBBA.OBBA.OBMAKE(&quot;&quot;;&quot;int&quot;;[.$B44]));&quot;getAverage&quot;))" office:value-type="percentage" office:value="0.397670916370829">
            <text:p>39,7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G$9]);INFO.OBBA.OBBA.OBMAKE(&quot;&quot;;&quot;int&quot;;[.$B44]));&quot;getAverage&quot;))" office:value-type="percentage" office:value="0.536621020165593">
            <text:p>53,6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H$9]);INFO.OBBA.OBBA.OBMAKE(&quot;&quot;;&quot;int&quot;;[.$B44]));&quot;getAverage&quot;))" office:value-type="percentage" office:value="0.761205467779554">
            <text:p>76,12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I$9]);INFO.OBBA.OBBA.OBMAKE(&quot;&quot;;&quot;int&quot;;[.$B44]));&quot;getAverage&quot;))" office:value-type="percentage" office:value="1.11679955513763">
            <text:p>111,6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J$9]);INFO.OBBA.OBBA.OBMAKE(&quot;&quot;;&quot;int&quot;;[.$B44]));&quot;getAverage&quot;))" office:value-type="percentage" office:value="1.6710370316053">
            <text:p>167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K$9]);INFO.OBBA.OBBA.OBMAKE(&quot;&quot;;&quot;int&quot;;[.$B4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L$9]);INFO.OBBA.OBBA.OBMAKE(&quot;&quot;;&quot;int&quot;;[.$B4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M$9]);INFO.OBBA.OBBA.OBMAKE(&quot;&quot;;&quot;int&quot;;[.$B4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N$9]);INFO.OBBA.OBBA.OBMAKE(&quot;&quot;;&quot;int&quot;;[.$B44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O$9]);INFO.OBBA.OBBA.OBMAKE(&quot;&quot;;&quot;int&quot;;[.$B44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5">
            <text:p>35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C$9]);INFO.OBBA.OBBA.OBMAKE(&quot;&quot;;&quot;int&quot;;[.$B45]));&quot;getAverage&quot;))" office:value-type="percentage" office:value="0.252918390542612">
            <text:p>25,29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D$9]);INFO.OBBA.OBBA.OBMAKE(&quot;&quot;;&quot;int&quot;;[.$B45]));&quot;getAverage&quot;))" office:value-type="percentage" office:value="0.252887034612233">
            <text:p>25,29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E$9]);INFO.OBBA.OBBA.OBMAKE(&quot;&quot;;&quot;int&quot;;[.$B45]));&quot;getAverage&quot;))" office:value-type="percentage" office:value="0.252845401088587">
            <text:p>25,2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F$9]);INFO.OBBA.OBBA.OBMAKE(&quot;&quot;;&quot;int&quot;;[.$B45]));&quot;getAverage&quot;))" office:value-type="percentage" office:value="0.252790225795281">
            <text:p>25,2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G$9]);INFO.OBBA.OBBA.OBMAKE(&quot;&quot;;&quot;int&quot;;[.$B45]));&quot;getAverage&quot;))" office:value-type="percentage" office:value="0.252717255245268">
            <text:p>25,2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H$9]);INFO.OBBA.OBBA.OBMAKE(&quot;&quot;;&quot;int&quot;;[.$B45]));&quot;getAverage&quot;))" office:value-type="percentage" office:value="0.252620968977649">
            <text:p>25,2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I$9]);INFO.OBBA.OBBA.OBMAKE(&quot;&quot;;&quot;int&quot;;[.$B45]));&quot;getAverage&quot;))" office:value-type="percentage" office:value="0.252494234839894">
            <text:p>25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J$9]);INFO.OBBA.OBBA.OBMAKE(&quot;&quot;;&quot;int&quot;;[.$B45]));&quot;getAverage&quot;))" office:value-type="percentage" office:value="0.252327886780756">
            <text:p>25,2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K$9]);INFO.OBBA.OBBA.OBMAKE(&quot;&quot;;&quot;int&quot;;[.$B45]));&quot;getAverage&quot;))" office:value-type="percentage" office:value="0.252110216639314">
            <text:p>25,2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L$9]);INFO.OBBA.OBBA.OBMAKE(&quot;&quot;;&quot;int&quot;;[.$B45]));&quot;getAverage&quot;))" office:value-type="percentage" office:value="0.25182637636695">
            <text:p>25,1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M$9]);INFO.OBBA.OBBA.OBMAKE(&quot;&quot;;&quot;int&quot;;[.$B45]));&quot;getAverage&quot;))" office:value-type="percentage" office:value="0.251457697153491">
            <text:p>25,1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N$9]);INFO.OBBA.OBBA.OBMAKE(&quot;&quot;;&quot;int&quot;;[.$B45]));&quot;getAverage&quot;))" office:value-type="percentage" office:value="0.250980950229451">
            <text:p>25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O$9]);INFO.OBBA.OBBA.OBMAKE(&quot;&quot;;&quot;int&quot;;[.$B45]));&quot;getAverage&quot;))" office:value-type="percentage" office:value="0.250367605565464">
            <text:p>25,04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P$9]);INFO.OBBA.OBBA.OBMAKE(&quot;&quot;;&quot;int&quot;;[.$B45]));&quot;getAverage&quot;))" office:value-type="percentage" office:value="0.249583196705535">
            <text:p>24,9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Q$9]);INFO.OBBA.OBBA.OBMAKE(&quot;&quot;;&quot;int&quot;;[.$B45]));&quot;getAverage&quot;))" office:value-type="percentage" office:value="0.248586983735799">
            <text:p>24,8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R$9]);INFO.OBBA.OBBA.OBMAKE(&quot;&quot;;&quot;int&quot;;[.$B45]));&quot;getAverage&quot;))" office:value-type="percentage" office:value="0.247332238654165">
            <text:p>24,7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S$9]);INFO.OBBA.OBBA.OBMAKE(&quot;&quot;;&quot;int&quot;;[.$B45]));&quot;getAverage&quot;))" office:value-type="percentage" office:value="0.24576768311292">
            <text:p>24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T$9]);INFO.OBBA.OBBA.OBMAKE(&quot;&quot;;&quot;int&quot;;[.$B45]));&quot;getAverage&quot;))" office:value-type="percentage" office:value="0.243840924625362">
            <text:p>24,3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U$9]);INFO.OBBA.OBBA.OBMAKE(&quot;&quot;;&quot;int&quot;;[.$B45]));&quot;getAverage&quot;))" office:value-type="percentage" office:value="0.241505218417135">
            <text:p>24,1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V$9]);INFO.OBBA.OBBA.OBMAKE(&quot;&quot;;&quot;int&quot;;[.$B45]));&quot;getAverage&quot;))" office:value-type="percentage" office:value="0.238731608377926">
            <text:p>23,8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W$9]);INFO.OBBA.OBBA.OBMAKE(&quot;&quot;;&quot;int&quot;;[.$B45]));&quot;getAverage&quot;))" office:value-type="percentage" office:value="0.235529589573623">
            <text:p>23,5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X$9]);INFO.OBBA.OBBA.OBMAKE(&quot;&quot;;&quot;int&quot;;[.$B45]));&quot;getAverage&quot;))" office:value-type="percentage" office:value="0.231981058247244">
            <text:p>23,2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Y$9]);INFO.OBBA.OBBA.OBMAKE(&quot;&quot;;&quot;int&quot;;[.$B45]));&quot;getAverage&quot;))" office:value-type="percentage" office:value="0.228294723405332">
            <text:p>22,8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Z$9]);INFO.OBBA.OBBA.OBMAKE(&quot;&quot;;&quot;int&quot;;[.$B45]));&quot;getAverage&quot;))" office:value-type="percentage" office:value="0.224891710698165">
            <text:p>22,49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A$9]);INFO.OBBA.OBBA.OBMAKE(&quot;&quot;;&quot;int&quot;;[.$B45]));&quot;getAverage&quot;))" office:value-type="percentage" office:value="0.222538321932438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B$9]);INFO.OBBA.OBBA.OBMAKE(&quot;&quot;;&quot;int&quot;;[.$B45]));&quot;getAverage&quot;))" office:value-type="percentage" office:value="0.222549585871537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C$9]);INFO.OBBA.OBBA.OBMAKE(&quot;&quot;;&quot;int&quot;;[.$B45]));&quot;getAverage&quot;))" office:value-type="percentage" office:value="0.227098451364937">
            <text:p>22,7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D$9]);INFO.OBBA.OBBA.OBMAKE(&quot;&quot;;&quot;int&quot;;[.$B45]));&quot;getAverage&quot;))" office:value-type="percentage" office:value="0.239681823838005">
            <text:p>23,9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E$9]);INFO.OBBA.OBBA.OBMAKE(&quot;&quot;;&quot;int&quot;;[.$B45]));&quot;getAverage&quot;))" office:value-type="percentage" office:value="0.265818422840324">
            <text:p>26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F$9]);INFO.OBBA.OBBA.OBMAKE(&quot;&quot;;&quot;int&quot;;[.$B45]));&quot;getAverage&quot;))" office:value-type="percentage" office:value="0.314087937908464">
            <text:p>31,4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G$9]);INFO.OBBA.OBBA.OBMAKE(&quot;&quot;;&quot;int&quot;;[.$B45]));&quot;getAverage&quot;))" office:value-type="percentage" office:value="0.397670916370829">
            <text:p>39,7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H$9]);INFO.OBBA.OBBA.OBMAKE(&quot;&quot;;&quot;int&quot;;[.$B45]));&quot;getAverage&quot;))" office:value-type="percentage" office:value="0.536621020165593">
            <text:p>53,6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I$9]);INFO.OBBA.OBBA.OBMAKE(&quot;&quot;;&quot;int&quot;;[.$B45]));&quot;getAverage&quot;))" office:value-type="percentage" office:value="0.761205467779554">
            <text:p>76,12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J$9]);INFO.OBBA.OBBA.OBMAKE(&quot;&quot;;&quot;int&quot;;[.$B45]));&quot;getAverage&quot;))" office:value-type="percentage" office:value="1.11679955513763">
            <text:p>111,6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K$9]);INFO.OBBA.OBBA.OBMAKE(&quot;&quot;;&quot;int&quot;;[.$B45]));&quot;getAverage&quot;))" office:value-type="percentage" office:value="1.6710370316053">
            <text:p>167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L$9]);INFO.OBBA.OBBA.OBMAKE(&quot;&quot;;&quot;int&quot;;[.$B4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M$9]);INFO.OBBA.OBBA.OBMAKE(&quot;&quot;;&quot;int&quot;;[.$B4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N$9]);INFO.OBBA.OBBA.OBMAKE(&quot;&quot;;&quot;int&quot;;[.$B45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O$9]);INFO.OBBA.OBBA.OBMAKE(&quot;&quot;;&quot;int&quot;;[.$B45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6">
            <text:p>36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C$9]);INFO.OBBA.OBBA.OBMAKE(&quot;&quot;;&quot;int&quot;;[.$B46]));&quot;getAverage&quot;))" office:value-type="percentage" office:value="0.252941964981177">
            <text:p>25,29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D$9]);INFO.OBBA.OBBA.OBMAKE(&quot;&quot;;&quot;int&quot;;[.$B46]));&quot;getAverage&quot;))" office:value-type="percentage" office:value="0.252918390542612">
            <text:p>25,29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E$9]);INFO.OBBA.OBBA.OBMAKE(&quot;&quot;;&quot;int&quot;;[.$B46]));&quot;getAverage&quot;))" office:value-type="percentage" office:value="0.252887034612233">
            <text:p>25,29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F$9]);INFO.OBBA.OBBA.OBMAKE(&quot;&quot;;&quot;int&quot;;[.$B46]));&quot;getAverage&quot;))" office:value-type="percentage" office:value="0.252845401088587">
            <text:p>25,2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G$9]);INFO.OBBA.OBBA.OBMAKE(&quot;&quot;;&quot;int&quot;;[.$B46]));&quot;getAverage&quot;))" office:value-type="percentage" office:value="0.252790225795281">
            <text:p>25,2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H$9]);INFO.OBBA.OBBA.OBMAKE(&quot;&quot;;&quot;int&quot;;[.$B46]));&quot;getAverage&quot;))" office:value-type="percentage" office:value="0.252717255245268">
            <text:p>25,2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I$9]);INFO.OBBA.OBBA.OBMAKE(&quot;&quot;;&quot;int&quot;;[.$B46]));&quot;getAverage&quot;))" office:value-type="percentage" office:value="0.252620968977649">
            <text:p>25,2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J$9]);INFO.OBBA.OBBA.OBMAKE(&quot;&quot;;&quot;int&quot;;[.$B46]));&quot;getAverage&quot;))" office:value-type="percentage" office:value="0.252494234839894">
            <text:p>25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K$9]);INFO.OBBA.OBBA.OBMAKE(&quot;&quot;;&quot;int&quot;;[.$B46]));&quot;getAverage&quot;))" office:value-type="percentage" office:value="0.252327886780756">
            <text:p>25,2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L$9]);INFO.OBBA.OBBA.OBMAKE(&quot;&quot;;&quot;int&quot;;[.$B46]));&quot;getAverage&quot;))" office:value-type="percentage" office:value="0.252110216639314">
            <text:p>25,2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M$9]);INFO.OBBA.OBBA.OBMAKE(&quot;&quot;;&quot;int&quot;;[.$B46]));&quot;getAverage&quot;))" office:value-type="percentage" office:value="0.25182637636695">
            <text:p>25,1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N$9]);INFO.OBBA.OBBA.OBMAKE(&quot;&quot;;&quot;int&quot;;[.$B46]));&quot;getAverage&quot;))" office:value-type="percentage" office:value="0.251457697153491">
            <text:p>25,1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O$9]);INFO.OBBA.OBBA.OBMAKE(&quot;&quot;;&quot;int&quot;;[.$B46]));&quot;getAverage&quot;))" office:value-type="percentage" office:value="0.250980950229451">
            <text:p>25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P$9]);INFO.OBBA.OBBA.OBMAKE(&quot;&quot;;&quot;int&quot;;[.$B46]));&quot;getAverage&quot;))" office:value-type="percentage" office:value="0.250367605565464">
            <text:p>25,04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Q$9]);INFO.OBBA.OBBA.OBMAKE(&quot;&quot;;&quot;int&quot;;[.$B46]));&quot;getAverage&quot;))" office:value-type="percentage" office:value="0.249583196705535">
            <text:p>24,9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R$9]);INFO.OBBA.OBBA.OBMAKE(&quot;&quot;;&quot;int&quot;;[.$B46]));&quot;getAverage&quot;))" office:value-type="percentage" office:value="0.248586983735799">
            <text:p>24,8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S$9]);INFO.OBBA.OBBA.OBMAKE(&quot;&quot;;&quot;int&quot;;[.$B46]));&quot;getAverage&quot;))" office:value-type="percentage" office:value="0.247332238654165">
            <text:p>24,7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T$9]);INFO.OBBA.OBBA.OBMAKE(&quot;&quot;;&quot;int&quot;;[.$B46]));&quot;getAverage&quot;))" office:value-type="percentage" office:value="0.24576768311292">
            <text:p>24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U$9]);INFO.OBBA.OBBA.OBMAKE(&quot;&quot;;&quot;int&quot;;[.$B46]));&quot;getAverage&quot;))" office:value-type="percentage" office:value="0.243840924625362">
            <text:p>24,3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V$9]);INFO.OBBA.OBBA.OBMAKE(&quot;&quot;;&quot;int&quot;;[.$B46]));&quot;getAverage&quot;))" office:value-type="percentage" office:value="0.241505218417135">
            <text:p>24,1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W$9]);INFO.OBBA.OBBA.OBMAKE(&quot;&quot;;&quot;int&quot;;[.$B46]));&quot;getAverage&quot;))" office:value-type="percentage" office:value="0.238731608377926">
            <text:p>23,8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X$9]);INFO.OBBA.OBBA.OBMAKE(&quot;&quot;;&quot;int&quot;;[.$B46]));&quot;getAverage&quot;))" office:value-type="percentage" office:value="0.235529589573623">
            <text:p>23,5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Y$9]);INFO.OBBA.OBBA.OBMAKE(&quot;&quot;;&quot;int&quot;;[.$B46]));&quot;getAverage&quot;))" office:value-type="percentage" office:value="0.231981058247244">
            <text:p>23,2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Z$9]);INFO.OBBA.OBBA.OBMAKE(&quot;&quot;;&quot;int&quot;;[.$B46]));&quot;getAverage&quot;))" office:value-type="percentage" office:value="0.228294723405332">
            <text:p>22,8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A$9]);INFO.OBBA.OBBA.OBMAKE(&quot;&quot;;&quot;int&quot;;[.$B46]));&quot;getAverage&quot;))" office:value-type="percentage" office:value="0.224891710698165">
            <text:p>22,49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B$9]);INFO.OBBA.OBBA.OBMAKE(&quot;&quot;;&quot;int&quot;;[.$B46]));&quot;getAverage&quot;))" office:value-type="percentage" office:value="0.222538321932438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C$9]);INFO.OBBA.OBBA.OBMAKE(&quot;&quot;;&quot;int&quot;;[.$B46]));&quot;getAverage&quot;))" office:value-type="percentage" office:value="0.222549585871537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D$9]);INFO.OBBA.OBBA.OBMAKE(&quot;&quot;;&quot;int&quot;;[.$B46]));&quot;getAverage&quot;))" office:value-type="percentage" office:value="0.227098451364937">
            <text:p>22,7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E$9]);INFO.OBBA.OBBA.OBMAKE(&quot;&quot;;&quot;int&quot;;[.$B46]));&quot;getAverage&quot;))" office:value-type="percentage" office:value="0.239681823838005">
            <text:p>23,9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F$9]);INFO.OBBA.OBBA.OBMAKE(&quot;&quot;;&quot;int&quot;;[.$B46]));&quot;getAverage&quot;))" office:value-type="percentage" office:value="0.265818422840324">
            <text:p>26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G$9]);INFO.OBBA.OBBA.OBMAKE(&quot;&quot;;&quot;int&quot;;[.$B46]));&quot;getAverage&quot;))" office:value-type="percentage" office:value="0.314087937908464">
            <text:p>31,4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H$9]);INFO.OBBA.OBBA.OBMAKE(&quot;&quot;;&quot;int&quot;;[.$B46]));&quot;getAverage&quot;))" office:value-type="percentage" office:value="0.397670916370829">
            <text:p>39,7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I$9]);INFO.OBBA.OBBA.OBMAKE(&quot;&quot;;&quot;int&quot;;[.$B46]));&quot;getAverage&quot;))" office:value-type="percentage" office:value="0.536621020165593">
            <text:p>53,6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J$9]);INFO.OBBA.OBBA.OBMAKE(&quot;&quot;;&quot;int&quot;;[.$B46]));&quot;getAverage&quot;))" office:value-type="percentage" office:value="0.761205467779554">
            <text:p>76,12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K$9]);INFO.OBBA.OBBA.OBMAKE(&quot;&quot;;&quot;int&quot;;[.$B46]));&quot;getAverage&quot;))" office:value-type="percentage" office:value="1.11679955513763">
            <text:p>111,6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L$9]);INFO.OBBA.OBBA.OBMAKE(&quot;&quot;;&quot;int&quot;;[.$B46]));&quot;getAverage&quot;))" office:value-type="percentage" office:value="1.6710370316053">
            <text:p>167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M$9]);INFO.OBBA.OBBA.OBMAKE(&quot;&quot;;&quot;int&quot;;[.$B4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N$9]);INFO.OBBA.OBBA.OBMAKE(&quot;&quot;;&quot;int&quot;;[.$B46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O$9]);INFO.OBBA.OBBA.OBMAKE(&quot;&quot;;&quot;int&quot;;[.$B46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7">
            <text:p>37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C$9]);INFO.OBBA.OBBA.OBMAKE(&quot;&quot;;&quot;int&quot;;[.$B47]));&quot;getAverage&quot;))" office:value-type="percentage" office:value="0.252959660667299">
            <text:p>25,3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D$9]);INFO.OBBA.OBBA.OBMAKE(&quot;&quot;;&quot;int&quot;;[.$B47]));&quot;getAverage&quot;))" office:value-type="percentage" office:value="0.252941964981177">
            <text:p>25,29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E$9]);INFO.OBBA.OBBA.OBMAKE(&quot;&quot;;&quot;int&quot;;[.$B47]));&quot;getAverage&quot;))" office:value-type="percentage" office:value="0.252918390542612">
            <text:p>25,29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F$9]);INFO.OBBA.OBBA.OBMAKE(&quot;&quot;;&quot;int&quot;;[.$B47]));&quot;getAverage&quot;))" office:value-type="percentage" office:value="0.252887034612233">
            <text:p>25,29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G$9]);INFO.OBBA.OBBA.OBMAKE(&quot;&quot;;&quot;int&quot;;[.$B47]));&quot;getAverage&quot;))" office:value-type="percentage" office:value="0.252845401088587">
            <text:p>25,2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H$9]);INFO.OBBA.OBBA.OBMAKE(&quot;&quot;;&quot;int&quot;;[.$B47]));&quot;getAverage&quot;))" office:value-type="percentage" office:value="0.252790225795281">
            <text:p>25,2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I$9]);INFO.OBBA.OBBA.OBMAKE(&quot;&quot;;&quot;int&quot;;[.$B47]));&quot;getAverage&quot;))" office:value-type="percentage" office:value="0.252717255245268">
            <text:p>25,2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J$9]);INFO.OBBA.OBBA.OBMAKE(&quot;&quot;;&quot;int&quot;;[.$B47]));&quot;getAverage&quot;))" office:value-type="percentage" office:value="0.252620968977649">
            <text:p>25,2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K$9]);INFO.OBBA.OBBA.OBMAKE(&quot;&quot;;&quot;int&quot;;[.$B47]));&quot;getAverage&quot;))" office:value-type="percentage" office:value="0.252494234839894">
            <text:p>25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L$9]);INFO.OBBA.OBBA.OBMAKE(&quot;&quot;;&quot;int&quot;;[.$B47]));&quot;getAverage&quot;))" office:value-type="percentage" office:value="0.252327886780756">
            <text:p>25,2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M$9]);INFO.OBBA.OBBA.OBMAKE(&quot;&quot;;&quot;int&quot;;[.$B47]));&quot;getAverage&quot;))" office:value-type="percentage" office:value="0.252110216639314">
            <text:p>25,2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N$9]);INFO.OBBA.OBBA.OBMAKE(&quot;&quot;;&quot;int&quot;;[.$B47]));&quot;getAverage&quot;))" office:value-type="percentage" office:value="0.25182637636695">
            <text:p>25,1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O$9]);INFO.OBBA.OBBA.OBMAKE(&quot;&quot;;&quot;int&quot;;[.$B47]));&quot;getAverage&quot;))" office:value-type="percentage" office:value="0.251457697153491">
            <text:p>25,1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P$9]);INFO.OBBA.OBBA.OBMAKE(&quot;&quot;;&quot;int&quot;;[.$B47]));&quot;getAverage&quot;))" office:value-type="percentage" office:value="0.250980950229451">
            <text:p>25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Q$9]);INFO.OBBA.OBBA.OBMAKE(&quot;&quot;;&quot;int&quot;;[.$B47]));&quot;getAverage&quot;))" office:value-type="percentage" office:value="0.250367605565464">
            <text:p>25,04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R$9]);INFO.OBBA.OBBA.OBMAKE(&quot;&quot;;&quot;int&quot;;[.$B47]));&quot;getAverage&quot;))" office:value-type="percentage" office:value="0.249583196705535">
            <text:p>24,9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S$9]);INFO.OBBA.OBBA.OBMAKE(&quot;&quot;;&quot;int&quot;;[.$B47]));&quot;getAverage&quot;))" office:value-type="percentage" office:value="0.248586983735799">
            <text:p>24,8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T$9]);INFO.OBBA.OBBA.OBMAKE(&quot;&quot;;&quot;int&quot;;[.$B47]));&quot;getAverage&quot;))" office:value-type="percentage" office:value="0.247332238654165">
            <text:p>24,7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U$9]);INFO.OBBA.OBBA.OBMAKE(&quot;&quot;;&quot;int&quot;;[.$B47]));&quot;getAverage&quot;))" office:value-type="percentage" office:value="0.24576768311292">
            <text:p>24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V$9]);INFO.OBBA.OBBA.OBMAKE(&quot;&quot;;&quot;int&quot;;[.$B47]));&quot;getAverage&quot;))" office:value-type="percentage" office:value="0.243840924625362">
            <text:p>24,3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W$9]);INFO.OBBA.OBBA.OBMAKE(&quot;&quot;;&quot;int&quot;;[.$B47]));&quot;getAverage&quot;))" office:value-type="percentage" office:value="0.241505218417135">
            <text:p>24,1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X$9]);INFO.OBBA.OBBA.OBMAKE(&quot;&quot;;&quot;int&quot;;[.$B47]));&quot;getAverage&quot;))" office:value-type="percentage" office:value="0.238731608377926">
            <text:p>23,8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Y$9]);INFO.OBBA.OBBA.OBMAKE(&quot;&quot;;&quot;int&quot;;[.$B47]));&quot;getAverage&quot;))" office:value-type="percentage" office:value="0.235529589573623">
            <text:p>23,5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Z$9]);INFO.OBBA.OBBA.OBMAKE(&quot;&quot;;&quot;int&quot;;[.$B47]));&quot;getAverage&quot;))" office:value-type="percentage" office:value="0.231981058247244">
            <text:p>23,2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A$9]);INFO.OBBA.OBBA.OBMAKE(&quot;&quot;;&quot;int&quot;;[.$B47]));&quot;getAverage&quot;))" office:value-type="percentage" office:value="0.228294723405332">
            <text:p>22,8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B$9]);INFO.OBBA.OBBA.OBMAKE(&quot;&quot;;&quot;int&quot;;[.$B47]));&quot;getAverage&quot;))" office:value-type="percentage" office:value="0.224891710698165">
            <text:p>22,49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C$9]);INFO.OBBA.OBBA.OBMAKE(&quot;&quot;;&quot;int&quot;;[.$B47]));&quot;getAverage&quot;))" office:value-type="percentage" office:value="0.222538321932438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D$9]);INFO.OBBA.OBBA.OBMAKE(&quot;&quot;;&quot;int&quot;;[.$B47]));&quot;getAverage&quot;))" office:value-type="percentage" office:value="0.222549585871537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E$9]);INFO.OBBA.OBBA.OBMAKE(&quot;&quot;;&quot;int&quot;;[.$B47]));&quot;getAverage&quot;))" office:value-type="percentage" office:value="0.227098451364937">
            <text:p>22,7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F$9]);INFO.OBBA.OBBA.OBMAKE(&quot;&quot;;&quot;int&quot;;[.$B47]));&quot;getAverage&quot;))" office:value-type="percentage" office:value="0.239681823838005">
            <text:p>23,9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G$9]);INFO.OBBA.OBBA.OBMAKE(&quot;&quot;;&quot;int&quot;;[.$B47]));&quot;getAverage&quot;))" office:value-type="percentage" office:value="0.265818422840324">
            <text:p>26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H$9]);INFO.OBBA.OBBA.OBMAKE(&quot;&quot;;&quot;int&quot;;[.$B47]));&quot;getAverage&quot;))" office:value-type="percentage" office:value="0.314087937908464">
            <text:p>31,4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I$9]);INFO.OBBA.OBBA.OBMAKE(&quot;&quot;;&quot;int&quot;;[.$B47]));&quot;getAverage&quot;))" office:value-type="percentage" office:value="0.397670916370829">
            <text:p>39,7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J$9]);INFO.OBBA.OBBA.OBMAKE(&quot;&quot;;&quot;int&quot;;[.$B47]));&quot;getAverage&quot;))" office:value-type="percentage" office:value="0.536621020165593">
            <text:p>53,6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K$9]);INFO.OBBA.OBBA.OBMAKE(&quot;&quot;;&quot;int&quot;;[.$B47]));&quot;getAverage&quot;))" office:value-type="percentage" office:value="0.761205467779554">
            <text:p>76,12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L$9]);INFO.OBBA.OBBA.OBMAKE(&quot;&quot;;&quot;int&quot;;[.$B47]));&quot;getAverage&quot;))" office:value-type="percentage" office:value="1.11679955513763">
            <text:p>111,6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M$9]);INFO.OBBA.OBBA.OBMAKE(&quot;&quot;;&quot;int&quot;;[.$B47]));&quot;getAverage&quot;))" office:value-type="percentage" office:value="1.6710370316053">
            <text:p>167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N$9]);INFO.OBBA.OBBA.OBMAKE(&quot;&quot;;&quot;int&quot;;[.$B47]));&quot;getAverage&quot;))" office:value-type="percentage" office:value="0">
            <text:p>0,0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O$9]);INFO.OBBA.OBBA.OBMAKE(&quot;&quot;;&quot;int&quot;;[.$B47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8">
            <text:p>38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C$9]);INFO.OBBA.OBBA.OBMAKE(&quot;&quot;;&quot;int&quot;;[.$B48]));&quot;getAverage&quot;))" office:value-type="percentage" office:value="0.252972923929664">
            <text:p>25,3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D$9]);INFO.OBBA.OBBA.OBMAKE(&quot;&quot;;&quot;int&quot;;[.$B48]));&quot;getAverage&quot;))" office:value-type="percentage" office:value="0.252959660667299">
            <text:p>25,3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E$9]);INFO.OBBA.OBBA.OBMAKE(&quot;&quot;;&quot;int&quot;;[.$B48]));&quot;getAverage&quot;))" office:value-type="percentage" office:value="0.252941964981177">
            <text:p>25,29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F$9]);INFO.OBBA.OBBA.OBMAKE(&quot;&quot;;&quot;int&quot;;[.$B48]));&quot;getAverage&quot;))" office:value-type="percentage" office:value="0.252918390542612">
            <text:p>25,29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G$9]);INFO.OBBA.OBBA.OBMAKE(&quot;&quot;;&quot;int&quot;;[.$B48]));&quot;getAverage&quot;))" office:value-type="percentage" office:value="0.252887034612233">
            <text:p>25,29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H$9]);INFO.OBBA.OBBA.OBMAKE(&quot;&quot;;&quot;int&quot;;[.$B48]));&quot;getAverage&quot;))" office:value-type="percentage" office:value="0.252845401088587">
            <text:p>25,2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I$9]);INFO.OBBA.OBBA.OBMAKE(&quot;&quot;;&quot;int&quot;;[.$B48]));&quot;getAverage&quot;))" office:value-type="percentage" office:value="0.252790225795281">
            <text:p>25,2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J$9]);INFO.OBBA.OBBA.OBMAKE(&quot;&quot;;&quot;int&quot;;[.$B48]));&quot;getAverage&quot;))" office:value-type="percentage" office:value="0.252717255245268">
            <text:p>25,2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K$9]);INFO.OBBA.OBBA.OBMAKE(&quot;&quot;;&quot;int&quot;;[.$B48]));&quot;getAverage&quot;))" office:value-type="percentage" office:value="0.252620968977649">
            <text:p>25,2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L$9]);INFO.OBBA.OBBA.OBMAKE(&quot;&quot;;&quot;int&quot;;[.$B48]));&quot;getAverage&quot;))" office:value-type="percentage" office:value="0.252494234839894">
            <text:p>25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M$9]);INFO.OBBA.OBBA.OBMAKE(&quot;&quot;;&quot;int&quot;;[.$B48]));&quot;getAverage&quot;))" office:value-type="percentage" office:value="0.252327886780756">
            <text:p>25,2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N$9]);INFO.OBBA.OBBA.OBMAKE(&quot;&quot;;&quot;int&quot;;[.$B48]));&quot;getAverage&quot;))" office:value-type="percentage" office:value="0.252110216639314">
            <text:p>25,2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O$9]);INFO.OBBA.OBBA.OBMAKE(&quot;&quot;;&quot;int&quot;;[.$B48]));&quot;getAverage&quot;))" office:value-type="percentage" office:value="0.25182637636695">
            <text:p>25,1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P$9]);INFO.OBBA.OBBA.OBMAKE(&quot;&quot;;&quot;int&quot;;[.$B48]));&quot;getAverage&quot;))" office:value-type="percentage" office:value="0.251457697153491">
            <text:p>25,1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Q$9]);INFO.OBBA.OBBA.OBMAKE(&quot;&quot;;&quot;int&quot;;[.$B48]));&quot;getAverage&quot;))" office:value-type="percentage" office:value="0.250980950229451">
            <text:p>25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R$9]);INFO.OBBA.OBBA.OBMAKE(&quot;&quot;;&quot;int&quot;;[.$B48]));&quot;getAverage&quot;))" office:value-type="percentage" office:value="0.250367605565464">
            <text:p>25,04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S$9]);INFO.OBBA.OBBA.OBMAKE(&quot;&quot;;&quot;int&quot;;[.$B48]));&quot;getAverage&quot;))" office:value-type="percentage" office:value="0.249583196705535">
            <text:p>24,9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T$9]);INFO.OBBA.OBBA.OBMAKE(&quot;&quot;;&quot;int&quot;;[.$B48]));&quot;getAverage&quot;))" office:value-type="percentage" office:value="0.248586983735799">
            <text:p>24,8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U$9]);INFO.OBBA.OBBA.OBMAKE(&quot;&quot;;&quot;int&quot;;[.$B48]));&quot;getAverage&quot;))" office:value-type="percentage" office:value="0.247332238654165">
            <text:p>24,7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V$9]);INFO.OBBA.OBBA.OBMAKE(&quot;&quot;;&quot;int&quot;;[.$B48]));&quot;getAverage&quot;))" office:value-type="percentage" office:value="0.24576768311292">
            <text:p>24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W$9]);INFO.OBBA.OBBA.OBMAKE(&quot;&quot;;&quot;int&quot;;[.$B48]));&quot;getAverage&quot;))" office:value-type="percentage" office:value="0.243840924625362">
            <text:p>24,3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X$9]);INFO.OBBA.OBBA.OBMAKE(&quot;&quot;;&quot;int&quot;;[.$B48]));&quot;getAverage&quot;))" office:value-type="percentage" office:value="0.241505218417135">
            <text:p>24,1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Y$9]);INFO.OBBA.OBBA.OBMAKE(&quot;&quot;;&quot;int&quot;;[.$B48]));&quot;getAverage&quot;))" office:value-type="percentage" office:value="0.238731608377926">
            <text:p>23,8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Z$9]);INFO.OBBA.OBBA.OBMAKE(&quot;&quot;;&quot;int&quot;;[.$B48]));&quot;getAverage&quot;))" office:value-type="percentage" office:value="0.235529589573623">
            <text:p>23,5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A$9]);INFO.OBBA.OBBA.OBMAKE(&quot;&quot;;&quot;int&quot;;[.$B48]));&quot;getAverage&quot;))" office:value-type="percentage" office:value="0.231981058247244">
            <text:p>23,2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B$9]);INFO.OBBA.OBBA.OBMAKE(&quot;&quot;;&quot;int&quot;;[.$B48]));&quot;getAverage&quot;))" office:value-type="percentage" office:value="0.228294723405332">
            <text:p>22,8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C$9]);INFO.OBBA.OBBA.OBMAKE(&quot;&quot;;&quot;int&quot;;[.$B48]));&quot;getAverage&quot;))" office:value-type="percentage" office:value="0.224891710698165">
            <text:p>22,49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D$9]);INFO.OBBA.OBBA.OBMAKE(&quot;&quot;;&quot;int&quot;;[.$B48]));&quot;getAverage&quot;))" office:value-type="percentage" office:value="0.222538321932438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E$9]);INFO.OBBA.OBBA.OBMAKE(&quot;&quot;;&quot;int&quot;;[.$B48]));&quot;getAverage&quot;))" office:value-type="percentage" office:value="0.222549585871537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F$9]);INFO.OBBA.OBBA.OBMAKE(&quot;&quot;;&quot;int&quot;;[.$B48]));&quot;getAverage&quot;))" office:value-type="percentage" office:value="0.227098451364937">
            <text:p>22,7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G$9]);INFO.OBBA.OBBA.OBMAKE(&quot;&quot;;&quot;int&quot;;[.$B48]));&quot;getAverage&quot;))" office:value-type="percentage" office:value="0.239681823838005">
            <text:p>23,9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H$9]);INFO.OBBA.OBBA.OBMAKE(&quot;&quot;;&quot;int&quot;;[.$B48]));&quot;getAverage&quot;))" office:value-type="percentage" office:value="0.265818422840324">
            <text:p>26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I$9]);INFO.OBBA.OBBA.OBMAKE(&quot;&quot;;&quot;int&quot;;[.$B48]));&quot;getAverage&quot;))" office:value-type="percentage" office:value="0.314087937908464">
            <text:p>31,4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J$9]);INFO.OBBA.OBBA.OBMAKE(&quot;&quot;;&quot;int&quot;;[.$B48]));&quot;getAverage&quot;))" office:value-type="percentage" office:value="0.397670916370829">
            <text:p>39,7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K$9]);INFO.OBBA.OBBA.OBMAKE(&quot;&quot;;&quot;int&quot;;[.$B48]));&quot;getAverage&quot;))" office:value-type="percentage" office:value="0.536621020165593">
            <text:p>53,6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L$9]);INFO.OBBA.OBBA.OBMAKE(&quot;&quot;;&quot;int&quot;;[.$B48]));&quot;getAverage&quot;))" office:value-type="percentage" office:value="0.761205467779554">
            <text:p>76,12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M$9]);INFO.OBBA.OBBA.OBMAKE(&quot;&quot;;&quot;int&quot;;[.$B48]));&quot;getAverage&quot;))" office:value-type="percentage" office:value="1.11679955513763">
            <text:p>111,6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N$9]);INFO.OBBA.OBBA.OBMAKE(&quot;&quot;;&quot;int&quot;;[.$B48]));&quot;getAverage&quot;))" office:value-type="percentage" office:value="1.6710370316053">
            <text:p>167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O$9]);INFO.OBBA.OBBA.OBMAKE(&quot;&quot;;&quot;int&quot;;[.$B48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9">
            <text:p>39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C$9]);INFO.OBBA.OBBA.OBMAKE(&quot;&quot;;&quot;int&quot;;[.$B49]));&quot;getAverage&quot;))" office:value-type="percentage" office:value="0.252982851363783">
            <text:p>25,3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D$9]);INFO.OBBA.OBBA.OBMAKE(&quot;&quot;;&quot;int&quot;;[.$B49]));&quot;getAverage&quot;))" office:value-type="percentage" office:value="0.252972923929664">
            <text:p>25,3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E$9]);INFO.OBBA.OBBA.OBMAKE(&quot;&quot;;&quot;int&quot;;[.$B49]));&quot;getAverage&quot;))" office:value-type="percentage" office:value="0.252959660667299">
            <text:p>25,3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F$9]);INFO.OBBA.OBBA.OBMAKE(&quot;&quot;;&quot;int&quot;;[.$B49]));&quot;getAverage&quot;))" office:value-type="percentage" office:value="0.252941964981177">
            <text:p>25,29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G$9]);INFO.OBBA.OBBA.OBMAKE(&quot;&quot;;&quot;int&quot;;[.$B49]));&quot;getAverage&quot;))" office:value-type="percentage" office:value="0.252918390542612">
            <text:p>25,29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H$9]);INFO.OBBA.OBBA.OBMAKE(&quot;&quot;;&quot;int&quot;;[.$B49]));&quot;getAverage&quot;))" office:value-type="percentage" office:value="0.252887034612233">
            <text:p>25,29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I$9]);INFO.OBBA.OBBA.OBMAKE(&quot;&quot;;&quot;int&quot;;[.$B49]));&quot;getAverage&quot;))" office:value-type="percentage" office:value="0.252845401088587">
            <text:p>25,2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J$9]);INFO.OBBA.OBBA.OBMAKE(&quot;&quot;;&quot;int&quot;;[.$B49]));&quot;getAverage&quot;))" office:value-type="percentage" office:value="0.252790225795281">
            <text:p>25,2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K$9]);INFO.OBBA.OBBA.OBMAKE(&quot;&quot;;&quot;int&quot;;[.$B49]));&quot;getAverage&quot;))" office:value-type="percentage" office:value="0.252717255245268">
            <text:p>25,2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L$9]);INFO.OBBA.OBBA.OBMAKE(&quot;&quot;;&quot;int&quot;;[.$B49]));&quot;getAverage&quot;))" office:value-type="percentage" office:value="0.252620968977649">
            <text:p>25,2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M$9]);INFO.OBBA.OBBA.OBMAKE(&quot;&quot;;&quot;int&quot;;[.$B49]));&quot;getAverage&quot;))" office:value-type="percentage" office:value="0.252494234839894">
            <text:p>25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N$9]);INFO.OBBA.OBBA.OBMAKE(&quot;&quot;;&quot;int&quot;;[.$B49]));&quot;getAverage&quot;))" office:value-type="percentage" office:value="0.252327886780756">
            <text:p>25,2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O$9]);INFO.OBBA.OBBA.OBMAKE(&quot;&quot;;&quot;int&quot;;[.$B49]));&quot;getAverage&quot;))" office:value-type="percentage" office:value="0.252110216639314">
            <text:p>25,2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P$9]);INFO.OBBA.OBBA.OBMAKE(&quot;&quot;;&quot;int&quot;;[.$B49]));&quot;getAverage&quot;))" office:value-type="percentage" office:value="0.25182637636695">
            <text:p>25,1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Q$9]);INFO.OBBA.OBBA.OBMAKE(&quot;&quot;;&quot;int&quot;;[.$B49]));&quot;getAverage&quot;))" office:value-type="percentage" office:value="0.251457697153491">
            <text:p>25,1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R$9]);INFO.OBBA.OBBA.OBMAKE(&quot;&quot;;&quot;int&quot;;[.$B49]));&quot;getAverage&quot;))" office:value-type="percentage" office:value="0.250980950229451">
            <text:p>25,1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S$9]);INFO.OBBA.OBBA.OBMAKE(&quot;&quot;;&quot;int&quot;;[.$B49]));&quot;getAverage&quot;))" office:value-type="percentage" office:value="0.250367605565464">
            <text:p>25,04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T$9]);INFO.OBBA.OBBA.OBMAKE(&quot;&quot;;&quot;int&quot;;[.$B49]));&quot;getAverage&quot;))" office:value-type="percentage" office:value="0.249583196705535">
            <text:p>24,9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U$9]);INFO.OBBA.OBBA.OBMAKE(&quot;&quot;;&quot;int&quot;;[.$B49]));&quot;getAverage&quot;))" office:value-type="percentage" office:value="0.248586983735799">
            <text:p>24,8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V$9]);INFO.OBBA.OBBA.OBMAKE(&quot;&quot;;&quot;int&quot;;[.$B49]));&quot;getAverage&quot;))" office:value-type="percentage" office:value="0.247332238654165">
            <text:p>24,7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W$9]);INFO.OBBA.OBBA.OBMAKE(&quot;&quot;;&quot;int&quot;;[.$B49]));&quot;getAverage&quot;))" office:value-type="percentage" office:value="0.24576768311292">
            <text:p>24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X$9]);INFO.OBBA.OBBA.OBMAKE(&quot;&quot;;&quot;int&quot;;[.$B49]));&quot;getAverage&quot;))" office:value-type="percentage" office:value="0.243840924625362">
            <text:p>24,3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Y$9]);INFO.OBBA.OBBA.OBMAKE(&quot;&quot;;&quot;int&quot;;[.$B49]));&quot;getAverage&quot;))" office:value-type="percentage" office:value="0.241505218417135">
            <text:p>24,1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Z$9]);INFO.OBBA.OBBA.OBMAKE(&quot;&quot;;&quot;int&quot;;[.$B49]));&quot;getAverage&quot;))" office:value-type="percentage" office:value="0.238731608377926">
            <text:p>23,8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A$9]);INFO.OBBA.OBBA.OBMAKE(&quot;&quot;;&quot;int&quot;;[.$B49]));&quot;getAverage&quot;))" office:value-type="percentage" office:value="0.235529589573623">
            <text:p>23,5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B$9]);INFO.OBBA.OBBA.OBMAKE(&quot;&quot;;&quot;int&quot;;[.$B49]));&quot;getAverage&quot;))" office:value-type="percentage" office:value="0.231981058247244">
            <text:p>23,20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C$9]);INFO.OBBA.OBBA.OBMAKE(&quot;&quot;;&quot;int&quot;;[.$B49]));&quot;getAverage&quot;))" office:value-type="percentage" office:value="0.228294723405332">
            <text:p>22,83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D$9]);INFO.OBBA.OBBA.OBMAKE(&quot;&quot;;&quot;int&quot;;[.$B49]));&quot;getAverage&quot;))" office:value-type="percentage" office:value="0.224891710698165">
            <text:p>22,49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E$9]);INFO.OBBA.OBBA.OBMAKE(&quot;&quot;;&quot;int&quot;;[.$B49]));&quot;getAverage&quot;))" office:value-type="percentage" office:value="0.222538321932438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F$9]);INFO.OBBA.OBBA.OBMAKE(&quot;&quot;;&quot;int&quot;;[.$B49]));&quot;getAverage&quot;))" office:value-type="percentage" office:value="0.222549585871537">
            <text:p>22,25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G$9]);INFO.OBBA.OBBA.OBMAKE(&quot;&quot;;&quot;int&quot;;[.$B49]));&quot;getAverage&quot;))" office:value-type="percentage" office:value="0.227098451364937">
            <text:p>22,7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H$9]);INFO.OBBA.OBBA.OBMAKE(&quot;&quot;;&quot;int&quot;;[.$B49]));&quot;getAverage&quot;))" office:value-type="percentage" office:value="0.239681823838005">
            <text:p>23,9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I$9]);INFO.OBBA.OBBA.OBMAKE(&quot;&quot;;&quot;int&quot;;[.$B49]));&quot;getAverage&quot;))" office:value-type="percentage" office:value="0.265818422840324">
            <text:p>26,5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J$9]);INFO.OBBA.OBBA.OBMAKE(&quot;&quot;;&quot;int&quot;;[.$B49]));&quot;getAverage&quot;))" office:value-type="percentage" office:value="0.314087937908464">
            <text:p>31,41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K$9]);INFO.OBBA.OBBA.OBMAKE(&quot;&quot;;&quot;int&quot;;[.$B49]));&quot;getAverage&quot;))" office:value-type="percentage" office:value="0.397670916370829">
            <text:p>39,77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L$9]);INFO.OBBA.OBBA.OBMAKE(&quot;&quot;;&quot;int&quot;;[.$B49]));&quot;getAverage&quot;))" office:value-type="percentage" office:value="0.536621020165593">
            <text:p>53,66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M$9]);INFO.OBBA.OBBA.OBMAKE(&quot;&quot;;&quot;int&quot;;[.$B49]));&quot;getAverage&quot;))" office:value-type="percentage" office:value="0.761205467779554">
            <text:p>76,12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N$9]);INFO.OBBA.OBBA.OBMAKE(&quot;&quot;;&quot;int&quot;;[.$B49]));&quot;getAverage&quot;))" office:value-type="percentage" office:value="1.11679955513763">
            <text:p>111,68%</text:p>
          </table:table-cell>
          <table:table-cell table:style-name="ce65" table:formula="of:=INFO.OBBA.OBBA.OBGET(INFO.OBBA.OBBA.OBCALL(&quot;&quot;;INFO.OBBA.OBBA.OBCALL(&quot;&quot;;[.$C$6];&quot;getVolatility&quot;;INFO.OBBA.OBBA.OBMAKE(&quot;&quot;;&quot;int&quot;;[.AO$9]);INFO.OBBA.OBBA.OBMAKE(&quot;&quot;;&quot;int&quot;;[.$B49]));&quot;getAverage&quot;))" office:value-type="percentage" office:value="1.6710370316053">
            <text:p>167,1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/>
          <table:table-cell table:style-name="ce39" table:number-columns-repeated="2"/>
          <table:table-cell table:style-name="ce14" table:number-columns-repeated="253"/>
          <table:table-cell table:number-columns-repeated="767"/>
        </table:table-row>
        <table:table-row table:style-name="ro9">
          <table:table-cell table:style-name="ce14"/>
          <table:table-cell table:style-name="ce35" office:value-type="string">
            <text:p>Correlation Model:</text:p>
          </table:table-cell>
          <table:table-cell table:style-name="ce64" table:formula="of:=INFO.OBBA.OBBA.OBCALL(&quot;correlationModelFromLMM&quot;;[.$C$5];&quot;getCorrelationModel&quot;)" office:value-type="string" office:string-value="correlationModelFromLMM &#10;[27755]">
            <text:p>correlationModelFromLMM </text:p>
            <text:p>[27755]</text:p>
          </table:table-cell>
          <table:table-cell table:style-name="ce39"/>
          <table:table-cell table:style-name="ce14" table:number-columns-repeated="253"/>
          <table:table-cell table:number-columns-repeated="767"/>
        </table:table-row>
        <table:table-row table:style-name="ro9">
          <table:table-cell table:style-name="ce14"/>
          <table:table-cell table:style-name="ce35" office:value-type="string">
            <text:p>Simulation time: </text:p>
          </table:table-cell>
          <table:table-cell table:style-name="ce66" office:value-type="float" office:value="0">
            <text:p>0</text:p>
          </table:table-cell>
          <table:table-cell table:style-name="ce39"/>
          <table:table-cell table:style-name="ce14" table:number-columns-repeated="253"/>
          <table:table-cell table:number-columns-repeated="767"/>
        </table:table-row>
        <table:table-row table:style-name="ro9">
          <table:table-cell table:style-name="ce14"/>
          <table:table-cell table:style-name="ce21"/>
          <table:table-cell table:style-name="ce66" office:value-type="string">
            <text:p>forward rate index</text:p>
          </table:table-cell>
          <table:table-cell table:style-name="ce14" table:number-columns-repeated="254"/>
          <table:table-cell table:number-columns-repeated="767"/>
        </table:table-row>
        <table:table-row table:style-name="ro9">
          <table:table-cell table:style-name="ce14"/>
          <table:table-cell table:style-name="ce63"/>
          <table:table-cell table:style-name="ce36" office:value-type="float" office:value="0">
            <text:p>0</text:p>
          </table:table-cell>
          <table:table-cell table:style-name="ce36" table:formula="of:=[.C54]+1" office:value-type="float" office:value="1">
            <text:p>1</text:p>
          </table:table-cell>
          <table:table-cell table:style-name="ce36" table:formula="of:=[.D54]+1" office:value-type="float" office:value="2">
            <text:p>2</text:p>
          </table:table-cell>
          <table:table-cell table:style-name="ce36" table:formula="of:=[.E54]+1" office:value-type="float" office:value="3">
            <text:p>3</text:p>
          </table:table-cell>
          <table:table-cell table:style-name="ce36" table:formula="of:=[.F54]+1" office:value-type="float" office:value="4">
            <text:p>4</text:p>
          </table:table-cell>
          <table:table-cell table:style-name="ce36" table:formula="of:=[.G54]+1" office:value-type="float" office:value="5">
            <text:p>5</text:p>
          </table:table-cell>
          <table:table-cell table:style-name="ce36" table:formula="of:=[.H54]+1" office:value-type="float" office:value="6">
            <text:p>6</text:p>
          </table:table-cell>
          <table:table-cell table:style-name="ce36" table:formula="of:=[.I54]+1" office:value-type="float" office:value="7">
            <text:p>7</text:p>
          </table:table-cell>
          <table:table-cell table:style-name="ce36" table:formula="of:=[.J54]+1" office:value-type="float" office:value="8">
            <text:p>8</text:p>
          </table:table-cell>
          <table:table-cell table:style-name="ce36" table:formula="of:=[.K54]+1" office:value-type="float" office:value="9">
            <text:p>9</text:p>
          </table:table-cell>
          <table:table-cell table:style-name="ce36" table:formula="of:=[.L54]+1" office:value-type="float" office:value="10">
            <text:p>10</text:p>
          </table:table-cell>
          <table:table-cell table:style-name="ce36" table:formula="of:=[.M54]+1" office:value-type="float" office:value="11">
            <text:p>11</text:p>
          </table:table-cell>
          <table:table-cell table:style-name="ce36" table:formula="of:=[.N54]+1" office:value-type="float" office:value="12">
            <text:p>12</text:p>
          </table:table-cell>
          <table:table-cell table:style-name="ce36" table:formula="of:=[.O54]+1" office:value-type="float" office:value="13">
            <text:p>13</text:p>
          </table:table-cell>
          <table:table-cell table:style-name="ce36" table:formula="of:=[.P54]+1" office:value-type="float" office:value="14">
            <text:p>14</text:p>
          </table:table-cell>
          <table:table-cell table:style-name="ce36" table:formula="of:=[.Q54]+1" office:value-type="float" office:value="15">
            <text:p>15</text:p>
          </table:table-cell>
          <table:table-cell table:style-name="ce36" table:formula="of:=[.R54]+1" office:value-type="float" office:value="16">
            <text:p>16</text:p>
          </table:table-cell>
          <table:table-cell table:style-name="ce36" table:formula="of:=[.S54]+1" office:value-type="float" office:value="17">
            <text:p>17</text:p>
          </table:table-cell>
          <table:table-cell table:style-name="ce36" table:formula="of:=[.T54]+1" office:value-type="float" office:value="18">
            <text:p>18</text:p>
          </table:table-cell>
          <table:table-cell table:style-name="ce36" table:formula="of:=[.U54]+1" office:value-type="float" office:value="19">
            <text:p>19</text:p>
          </table:table-cell>
          <table:table-cell table:style-name="ce36" table:formula="of:=[.V54]+1" office:value-type="float" office:value="20">
            <text:p>20</text:p>
          </table:table-cell>
          <table:table-cell table:style-name="ce36" table:formula="of:=[.W54]+1" office:value-type="float" office:value="21">
            <text:p>21</text:p>
          </table:table-cell>
          <table:table-cell table:style-name="ce36" table:formula="of:=[.X54]+1" office:value-type="float" office:value="22">
            <text:p>22</text:p>
          </table:table-cell>
          <table:table-cell table:style-name="ce36" table:formula="of:=[.Y54]+1" office:value-type="float" office:value="23">
            <text:p>23</text:p>
          </table:table-cell>
          <table:table-cell table:style-name="ce36" table:formula="of:=[.Z54]+1" office:value-type="float" office:value="24">
            <text:p>24</text:p>
          </table:table-cell>
          <table:table-cell table:style-name="ce36" table:formula="of:=[.AA54]+1" office:value-type="float" office:value="25">
            <text:p>25</text:p>
          </table:table-cell>
          <table:table-cell table:style-name="ce36" table:formula="of:=[.AB54]+1" office:value-type="float" office:value="26">
            <text:p>26</text:p>
          </table:table-cell>
          <table:table-cell table:style-name="ce36" table:formula="of:=[.AC54]+1" office:value-type="float" office:value="27">
            <text:p>27</text:p>
          </table:table-cell>
          <table:table-cell table:style-name="ce36" table:formula="of:=[.AD54]+1" office:value-type="float" office:value="28">
            <text:p>28</text:p>
          </table:table-cell>
          <table:table-cell table:style-name="ce36" table:formula="of:=[.AE54]+1" office:value-type="float" office:value="29">
            <text:p>29</text:p>
          </table:table-cell>
          <table:table-cell table:style-name="ce36" table:formula="of:=[.AF54]+1" office:value-type="float" office:value="30">
            <text:p>30</text:p>
          </table:table-cell>
          <table:table-cell table:style-name="ce36" table:formula="of:=[.AG54]+1" office:value-type="float" office:value="31">
            <text:p>31</text:p>
          </table:table-cell>
          <table:table-cell table:style-name="ce36" table:formula="of:=[.AH54]+1" office:value-type="float" office:value="32">
            <text:p>32</text:p>
          </table:table-cell>
          <table:table-cell table:style-name="ce36" table:formula="of:=[.AI54]+1" office:value-type="float" office:value="33">
            <text:p>33</text:p>
          </table:table-cell>
          <table:table-cell table:style-name="ce36" table:formula="of:=[.AJ54]+1" office:value-type="float" office:value="34">
            <text:p>34</text:p>
          </table:table-cell>
          <table:table-cell table:style-name="ce36" table:formula="of:=[.AK54]+1" office:value-type="float" office:value="35">
            <text:p>35</text:p>
          </table:table-cell>
          <table:table-cell table:style-name="ce36" table:formula="of:=[.AL54]+1" office:value-type="float" office:value="36">
            <text:p>36</text:p>
          </table:table-cell>
          <table:table-cell table:style-name="ce36" table:formula="of:=[.AM54]+1" office:value-type="float" office:value="37">
            <text:p>37</text:p>
          </table:table-cell>
          <table:table-cell table:style-name="ce36" table:formula="of:=[.AN54]+1" office:value-type="float" office:value="38">
            <text:p>38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0">
            <text:p>0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55])))" office:value-type="percentage" office:value="1">
            <text:p>100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55])))" office:value-type="percentage" office:value="0.999810537759839">
            <text:p>99,9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55])))" office:value-type="percentage" office:value="0.998383181922558">
            <text:p>99,8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55])))" office:value-type="percentage" office:value="0.993782591146537">
            <text:p>99,3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55])))" office:value-type="percentage" office:value="0.983279502580052">
            <text:p>98,3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55])))" office:value-type="percentage" office:value="0.963589400188445">
            <text:p>96,3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55])))" office:value-type="percentage" office:value="0.9314909020524">
            <text:p>93,1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55])))" office:value-type="percentage" office:value="0.884888963274313">
            <text:p>88,4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55])))" office:value-type="percentage" office:value="0.823978894928719">
            <text:p>82,4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55])))" office:value-type="percentage" office:value="0.751768705259598">
            <text:p>75,1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55])))" office:value-type="percentage" office:value="0.673412362917041">
            <text:p>67,3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55])))" office:value-type="percentage" office:value="0.594667001030821">
            <text:p>59,4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55])))" office:value-type="percentage" office:value="0.520419097299696">
            <text:p>52,0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55])))" office:value-type="percentage" office:value="0.453958717177312">
            <text:p>45,4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55])))" office:value-type="percentage" office:value="0.396996372874173">
            <text:p>39,7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55])))" office:value-type="percentage" office:value="0.350045778547944">
            <text:p>35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55])))" office:value-type="percentage" office:value="0.312837876677387">
            <text:p>31,2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55])))" office:value-type="percentage" office:value="0.284616518022788">
            <text:p>28,4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55])))" office:value-type="percentage" office:value="0.264308047643732">
            <text:p>26,4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55])))" office:value-type="percentage" office:value="0.250620606096395">
            <text:p>25,0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55])))" office:value-type="percentage" office:value="0.242131671237839">
            <text:p>24,2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55])))" office:value-type="percentage" office:value="0.23738682632089">
            <text:p>23,7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55])))" office:value-type="percentage" office:value="0.234991543216809">
            <text:p>23,5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55])))" office:value-type="percentage" office:value="0.233664936629869">
            <text:p>23,3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55])))" office:value-type="percentage" office:value="0.232245300670973">
            <text:p>23,2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55])))" office:value-type="percentage" office:value="0.229667455495842">
            <text:p>22,9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55])))" office:value-type="percentage" office:value="0.224949749168309">
            <text:p>22,4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55])))" office:value-type="percentage" office:value="0.217229922049899">
            <text:p>21,7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55])))" office:value-type="percentage" office:value="0.20587377794605">
            <text:p>20,5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55])))" office:value-type="percentage" office:value="0.190642539870438">
            <text:p>19,0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55])))" office:value-type="percentage" office:value="0.171847755985004">
            <text:p>17,1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55])))" office:value-type="percentage" office:value="0.150386537971634">
            <text:p>15,0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55])))" office:value-type="percentage" office:value="0.127592364795395">
            <text:p>12,7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55])))" office:value-type="percentage" office:value="0.10495163147622">
            <text:p>10,5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55])))" office:value-type="percentage" office:value="0.083822948772871">
            <text:p>8,3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55])))" office:value-type="percentage" office:value="0.0652726672985454">
            <text:p>6,5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55])))" office:value-type="percentage" office:value="0.0500444907866308">
            <text:p>5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55])))" office:value-type="percentage" office:value="0.0386058926631642">
            <text:p>3,8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55])))" office:value-type="percentage" office:value="0.0311977307556027">
            <text:p>3,12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">
            <text:p>1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56])))" office:value-type="percentage" office:value="0.999810537759839">
            <text:p>99,9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56])))" office:value-type="percentage" office:value="1">
            <text:p>100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56])))" office:value-type="percentage" office:value="0.999300436604184">
            <text:p>99,9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56])))" office:value-type="percentage" office:value="0.995761213936567">
            <text:p>99,5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56])))" office:value-type="percentage" office:value="0.986636264808634">
            <text:p>98,6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56])))" office:value-type="percentage" office:value="0.96860577038317">
            <text:p>96,8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56])))" office:value-type="percentage" office:value="0.938378647803376">
            <text:p>93,8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56])))" office:value-type="percentage" office:value="0.893748262759229">
            <text:p>89,3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56])))" office:value-type="percentage" office:value="0.834766754876903">
            <text:p>83,4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56])))" office:value-type="percentage" office:value="0.764296749160156">
            <text:p>76,4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56])))" office:value-type="percentage" office:value="0.687378705706969">
            <text:p>68,7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56])))" office:value-type="percentage" office:value="0.609706380807651">
            <text:p>60,9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56])))" office:value-type="percentage" office:value="0.53614768068804">
            <text:p>53,6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56])))" office:value-type="percentage" office:value="0.469999559313599">
            <text:p>47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56])))" office:value-type="percentage" office:value="0.412985966839293">
            <text:p>41,3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56])))" office:value-type="percentage" office:value="0.365630677078172">
            <text:p>36,5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56])))" office:value-type="percentage" office:value="0.327672128174849">
            <text:p>32,7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56])))" office:value-type="percentage" office:value="0.298368613510377">
            <text:p>29,8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56])))" office:value-type="percentage" office:value="0.276681446344829">
            <text:p>27,6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56])))" office:value-type="percentage" office:value="0.261384677727455">
            <text:p>26,1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56])))" office:value-type="percentage" office:value="0.251152369955389">
            <text:p>25,1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56])))" office:value-type="percentage" office:value="0.244644049681672">
            <text:p>24,4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56])))" office:value-type="percentage" office:value="0.240576216377985">
            <text:p>24,0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56])))" office:value-type="percentage" office:value="0.23775912789223">
            <text:p>23,7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56])))" office:value-type="percentage" office:value="0.235095043351196">
            <text:p>23,5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56])))" office:value-type="percentage" office:value="0.23155708045118">
            <text:p>23,1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56])))" office:value-type="percentage" office:value="0.226181461333663">
            <text:p>22,6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56])))" office:value-type="percentage" office:value="0.218107522779508">
            <text:p>21,8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56])))" office:value-type="percentage" office:value="0.206687180036708">
            <text:p>20,6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56])))" office:value-type="percentage" office:value="0.191650481146944">
            <text:p>19,1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56])))" office:value-type="percentage" office:value="0.173259255641784">
            <text:p>17,3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56])))" office:value-type="percentage" office:value="0.152345205288412">
            <text:p>15,2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56])))" office:value-type="percentage" office:value="0.130168695942641">
            <text:p>13,0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56])))" office:value-type="percentage" office:value="0.108145466435243">
            <text:p>10,8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56])))" office:value-type="percentage" office:value="0.0875735381338527">
            <text:p>8,7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56])))" office:value-type="percentage" office:value="0.0694711558221317">
            <text:p>6,9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56])))" office:value-type="percentage" office:value="0.0545445463485592">
            <text:p>5,4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56])))" office:value-type="percentage" office:value="0.0432312794165746">
            <text:p>4,3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56])))" office:value-type="percentage" office:value="0.0357488811175452">
            <text:p>3,57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">
            <text:p>2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57])))" office:value-type="percentage" office:value="0.998383181922558">
            <text:p>99,8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57])))" office:value-type="percentage" office:value="0.999300436604184">
            <text:p>99,9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57])))" office:value-type="percentage" office:value="1">
            <text:p>100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57])))" office:value-type="percentage" office:value="0.99850420062229">
            <text:p>99,8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57])))" office:value-type="percentage" office:value="0.992038002474447">
            <text:p>99,2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57])))" office:value-type="percentage" office:value="0.977217806940228">
            <text:p>97,7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57])))" office:value-type="percentage" office:value="0.950622709643003">
            <text:p>95,0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57])))" office:value-type="percentage" office:value="0.909834609876934">
            <text:p>90,9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57])))" office:value-type="percentage" office:value="0.854630971624776">
            <text:p>85,4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57])))" office:value-type="percentage" office:value="0.787592290233282">
            <text:p>78,7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57])))" office:value-type="percentage" office:value="0.713535603250871">
            <text:p>71,3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57])))" office:value-type="percentage" office:value="0.638026724015762">
            <text:p>63,8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57])))" office:value-type="percentage" office:value="0.565892513955656">
            <text:p>56,5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57])))" office:value-type="percentage" office:value="0.500439421247668">
            <text:p>50,0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57])))" office:value-type="percentage" office:value="0.443415034397993">
            <text:p>44,3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57])))" office:value-type="percentage" office:value="0.395361317770113">
            <text:p>39,5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57])))" office:value-type="percentage" office:value="0.356030446244944">
            <text:p>35,6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57])))" office:value-type="percentage" office:value="0.324707877877833">
            <text:p>32,4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57])))" office:value-type="percentage" office:value="0.300421487514205">
            <text:p>30,0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57])))" office:value-type="percentage" office:value="0.282071439457487">
            <text:p>28,2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57])))" office:value-type="percentage" office:value="0.268517225935786">
            <text:p>26,8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57])))" office:value-type="percentage" office:value="0.258637760502871">
            <text:p>25,8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57])))" office:value-type="percentage" office:value="0.251363944172889">
            <text:p>25,1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57])))" office:value-type="percentage" office:value="0.245682653102741">
            <text:p>24,5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57])))" office:value-type="percentage" office:value="0.240620697919648">
            <text:p>24,0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57])))" office:value-type="percentage" office:value="0.235226378089512">
            <text:p>23,5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57])))" office:value-type="percentage" office:value="0.228571721472929">
            <text:p>22,8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57])))" office:value-type="percentage" office:value="0.21980048035144">
            <text:p>21,9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57])))" office:value-type="percentage" office:value="0.208239177108081">
            <text:p>20,8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57])))" office:value-type="percentage" office:value="0.193559223091157">
            <text:p>19,3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57])))" office:value-type="percentage" office:value="0.175928095890609">
            <text:p>17,5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57])))" office:value-type="percentage" office:value="0.156052780925487">
            <text:p>15,6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57])))" office:value-type="percentage" office:value="0.135053779315487">
            <text:p>13,5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57])))" office:value-type="percentage" office:value="0.114211289999886">
            <text:p>11,4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57])))" office:value-type="percentage" office:value="0.0947068066671075">
            <text:p>9,4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57])))" office:value-type="percentage" office:value="0.0774658376332847">
            <text:p>7,7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57])))" office:value-type="percentage" office:value="0.0631222330762499">
            <text:p>6,3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57])))" office:value-type="percentage" office:value="0.0520557516756942">
            <text:p>5,2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57])))" office:value-type="percentage" office:value="0.0444387568244223">
            <text:p>4,44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">
            <text:p>3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58])))" office:value-type="percentage" office:value="0.993782591146537">
            <text:p>99,3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58])))" office:value-type="percentage" office:value="0.995761213936567">
            <text:p>99,5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58])))" office:value-type="percentage" office:value="0.99850420062229">
            <text:p>99,8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58])))" office:value-type="percentage" office:value="1">
            <text:p>100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58])))" office:value-type="percentage" office:value="0.997439196524699">
            <text:p>99,7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58])))" office:value-type="percentage" office:value="0.987354758329133">
            <text:p>98,7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58])))" office:value-type="percentage" office:value="0.966146104906723">
            <text:p>96,6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58])))" office:value-type="percentage" office:value="0.931093572635617">
            <text:p>93,1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58])))" office:value-type="percentage" office:value="0.881574830591355">
            <text:p>88,1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58])))" office:value-type="percentage" office:value="0.819752097203655">
            <text:p>81,9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58])))" office:value-type="percentage" office:value="0.750103775447876">
            <text:p>75,0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58])))" office:value-type="percentage" office:value="0.677994362029746">
            <text:p>67,8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58])))" office:value-type="percentage" office:value="0.608178117179959">
            <text:p>60,8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58])))" office:value-type="percentage" office:value="0.543966468866643">
            <text:p>54,4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58])))" office:value-type="percentage" office:value="0.487136309957628">
            <text:p>48,7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58])))" office:value-type="percentage" office:value="0.438253410263313">
            <text:p>43,8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58])))" office:value-type="percentage" office:value="0.397088338935303">
            <text:p>39,7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58])))" office:value-type="percentage" office:value="0.362964694523186">
            <text:p>36,3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58])))" office:value-type="percentage" office:value="0.335005852180807">
            <text:p>33,5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58])))" office:value-type="percentage" office:value="0.312294599805847">
            <text:p>31,2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58])))" office:value-type="percentage" office:value="0.293960530102118">
            <text:p>29,4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58])))" office:value-type="percentage" office:value="0.279203685862974">
            <text:p>27,9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58])))" office:value-type="percentage" office:value="0.267270341286384">
            <text:p>26,7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58])))" office:value-type="percentage" office:value="0.257408657235852">
            <text:p>25,7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58])))" office:value-type="percentage" office:value="0.248831135697397">
            <text:p>24,8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58])))" office:value-type="percentage" office:value="0.240699602330079">
            <text:p>24,0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58])))" office:value-type="percentage" office:value="0.23214182493568">
            <text:p>23,2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58])))" office:value-type="percentage" office:value="0.222311213938837">
            <text:p>22,2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58])))" office:value-type="percentage" office:value="0.210500330154095">
            <text:p>21,0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58])))" office:value-type="percentage" office:value="0.196298070724618">
            <text:p>19,6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58])))" office:value-type="percentage" office:value="0.179737121482569">
            <text:p>17,9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58])))" office:value-type="percentage" office:value="0.161344897247399">
            <text:p>16,1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58])))" office:value-type="percentage" office:value="0.142039419716347">
            <text:p>14,2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58])))" office:value-type="percentage" office:value="0.122903771900412">
            <text:p>12,2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58])))" office:value-type="percentage" office:value="0.104949260275851">
            <text:p>10,4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58])))" office:value-type="percentage" office:value="0.0889654211030669">
            <text:p>8,9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58])))" office:value-type="percentage" office:value="0.0754796578714727">
            <text:p>7,5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58])))" office:value-type="percentage" office:value="0.0647865451900916">
            <text:p>6,4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58])))" office:value-type="percentage" office:value="0.0569917486456932">
            <text:p>5,7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4">
            <text:p>4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59])))" office:value-type="percentage" office:value="0.983279502580052">
            <text:p>98,3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59])))" office:value-type="percentage" office:value="0.986636264808634">
            <text:p>98,6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59])))" office:value-type="percentage" office:value="0.992038002474447">
            <text:p>99,2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59])))" office:value-type="percentage" office:value="0.997439196524699">
            <text:p>99,7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59])))" office:value-type="percentage" office:value="1">
            <text:p>100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59])))" office:value-type="percentage" office:value="0.99616235428592">
            <text:p>99,6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59])))" office:value-type="percentage" office:value="0.982109820857303">
            <text:p>98,2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59])))" office:value-type="percentage" office:value="0.954743540149975">
            <text:p>95,4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59])))" office:value-type="percentage" office:value="0.91292353473827">
            <text:p>91,2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59])))" office:value-type="percentage" office:value="0.858256659174083">
            <text:p>85,8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59])))" office:value-type="percentage" office:value="0.794758592461788">
            <text:p>79,4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59])))" office:value-type="percentage" office:value="0.727505928750419">
            <text:p>72,7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59])))" office:value-type="percentage" office:value="0.661135724327747">
            <text:p>66,1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59])))" office:value-type="percentage" office:value="0.598949906130708">
            <text:p>59,8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59])))" office:value-type="percentage" office:value="0.542754082807044">
            <text:p>54,2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59])))" office:value-type="percentage" office:value="0.493139960993707">
            <text:p>49,3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59])))" office:value-type="percentage" office:value="0.449898910350902">
            <text:p>44,9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59])))" office:value-type="percentage" office:value="0.412401191274355">
            <text:p>41,2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59])))" office:value-type="percentage" office:value="0.379891087136007">
            <text:p>37,9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59])))" office:value-type="percentage" office:value="0.351685893997754">
            <text:p>35,1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59])))" office:value-type="percentage" office:value="0.327265084833918">
            <text:p>32,7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59])))" office:value-type="percentage" office:value="0.306247644132289">
            <text:p>30,6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59])))" office:value-type="percentage" office:value="0.28829414577699">
            <text:p>28,8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59])))" office:value-type="percentage" office:value="0.272998724566036">
            <text:p>27,3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59])))" office:value-type="percentage" office:value="0.259822349183267">
            <text:p>25,9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59])))" office:value-type="percentage" office:value="0.248081306867409">
            <text:p>24,8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59])))" office:value-type="percentage" office:value="0.236982121109441">
            <text:p>23,7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59])))" office:value-type="percentage" office:value="0.225696560390731">
            <text:p>22,5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59])))" office:value-type="percentage" office:value="0.21347864923741">
            <text:p>21,3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59])))" office:value-type="percentage" office:value="0.199815625609566">
            <text:p>19,9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59])))" office:value-type="percentage" office:value="0.184570369141564">
            <text:p>18,4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59])))" office:value-type="percentage" office:value="0.168041531257025">
            <text:p>16,8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59])))" office:value-type="percentage" office:value="0.150887199635428">
            <text:p>15,0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59])))" office:value-type="percentage" office:value="0.133935780982304">
            <text:p>13,3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59])))" office:value-type="percentage" office:value="0.117977380847149">
            <text:p>11,8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59])))" office:value-type="percentage" office:value="0.103623821601915">
            <text:p>10,3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59])))" office:value-type="percentage" office:value="0.0912627612918432">
            <text:p>9,1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59])))" office:value-type="percentage" office:value="0.0810766217783651">
            <text:p>8,1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59])))" office:value-type="percentage" office:value="0.073082952796628">
            <text:p>7,31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5">
            <text:p>5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0])))" office:value-type="percentage" office:value="0.963589400188445">
            <text:p>96,3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0])))" office:value-type="percentage" office:value="0.96860577038317">
            <text:p>96,8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0])))" office:value-type="percentage" office:value="0.977217806940228">
            <text:p>97,7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0])))" office:value-type="percentage" office:value="0.987354758329133">
            <text:p>98,7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0])))" office:value-type="percentage" office:value="0.99616235428592">
            <text:p>99,6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0])))" office:value-type="percentage" office:value="1">
            <text:p>100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0])))" office:value-type="percentage" office:value="0.994818632404469">
            <text:p>99,4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0])))" office:value-type="percentage" office:value="0.977082179942581">
            <text:p>97,7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0])))" office:value-type="percentage" office:value="0.945029737935441">
            <text:p>94,5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0])))" office:value-type="percentage" office:value="0.899580414854311">
            <text:p>89,9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0])))" office:value-type="percentage" office:value="0.8441568880825">
            <text:p>84,4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0])))" office:value-type="percentage" office:value="0.783447823306783">
            <text:p>78,3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0])))" office:value-type="percentage" office:value="0.721913439557501">
            <text:p>72,1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0])))" office:value-type="percentage" office:value="0.662819347494229">
            <text:p>66,2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0])))" office:value-type="percentage" office:value="0.607991139507318">
            <text:p>60,8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0])))" office:value-type="percentage" office:value="0.55804386341912">
            <text:p>55,8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0])))" office:value-type="percentage" office:value="0.512788859224891">
            <text:p>51,2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0])))" office:value-type="percentage" office:value="0.471647693604309">
            <text:p>47,1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0])))" office:value-type="percentage" office:value="0.434004871577916">
            <text:p>43,4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0])))" office:value-type="percentage" office:value="0.399455399495108">
            <text:p>39,9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0])))" office:value-type="percentage" office:value="0.367898252090302">
            <text:p>36,7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0])))" office:value-type="percentage" office:value="0.339459629420501">
            <text:p>33,9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0])))" office:value-type="percentage" office:value="0.314306361291078">
            <text:p>31,4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0])))" office:value-type="percentage" office:value="0.292459699458066">
            <text:p>29,2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0])))" office:value-type="percentage" office:value="0.273691397879809">
            <text:p>27,3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0])))" office:value-type="percentage" office:value="0.257514852783229">
            <text:p>25,7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0])))" office:value-type="percentage" office:value="0.243241437315917">
            <text:p>24,3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0])))" office:value-type="percentage" office:value="0.230074127767324">
            <text:p>23,0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0])))" office:value-type="percentage" office:value="0.217229266486092">
            <text:p>21,7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0])))" office:value-type="percentage" office:value="0.204080373046927">
            <text:p>20,4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0])))" office:value-type="percentage" office:value="0.190294294322618">
            <text:p>19,0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0])))" office:value-type="percentage" office:value="0.175901554935882">
            <text:p>17,5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0])))" office:value-type="percentage" office:value="0.161252462260493">
            <text:p>16,1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0])))" office:value-type="percentage" office:value="0.146871304425744">
            <text:p>14,6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0])))" office:value-type="percentage" office:value="0.133281948693982">
            <text:p>13,3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0])))" office:value-type="percentage" office:value="0.120880729093675">
            <text:p>12,0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0])))" office:value-type="percentage" office:value="0.109884817321509">
            <text:p>10,9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0])))" office:value-type="percentage" office:value="0.100339239154506">
            <text:p>10,0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0])))" office:value-type="percentage" office:value="0.0921530619336704">
            <text:p>9,22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6">
            <text:p>6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1])))" office:value-type="percentage" office:value="0.9314909020524">
            <text:p>93,1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1])))" office:value-type="percentage" office:value="0.938378647803376">
            <text:p>93,8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1])))" office:value-type="percentage" office:value="0.950622709643003">
            <text:p>95,0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1])))" office:value-type="percentage" office:value="0.966146104906723">
            <text:p>96,6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1])))" office:value-type="percentage" office:value="0.982109820857303">
            <text:p>98,2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1])))" office:value-type="percentage" office:value="0.994818632404469">
            <text:p>99,4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1])))" office:value-type="percentage" office:value="1">
            <text:p>100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1])))" office:value-type="percentage" office:value="0.993652589783276">
            <text:p>99,3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1])))" office:value-type="percentage" office:value="0.973319114708433">
            <text:p>97,3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1])))" office:value-type="percentage" office:value="0.939116733825198">
            <text:p>93,9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1])))" office:value-type="percentage" office:value="0.893749226493249">
            <text:p>89,3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1])))" office:value-type="percentage" office:value="0.841409841705719">
            <text:p>84,1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1])))" office:value-type="percentage" office:value="0.786309141594375">
            <text:p>78,6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1])))" office:value-type="percentage" office:value="0.731636712768642">
            <text:p>73,1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1])))" office:value-type="percentage" office:value="0.679219976643569">
            <text:p>67,9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1])))" office:value-type="percentage" office:value="0.629688849390312">
            <text:p>62,9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1])))" office:value-type="percentage" office:value="0.582869423155439">
            <text:p>58,2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1])))" office:value-type="percentage" office:value="0.538233290920796">
            <text:p>53,8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1])))" office:value-type="percentage" office:value="0.495314261442655">
            <text:p>49,5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1])))" office:value-type="percentage" office:value="0.454012537481495">
            <text:p>45,4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1])))" office:value-type="percentage" office:value="0.414696360956249">
            <text:p>41,4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1])))" office:value-type="percentage" office:value="0.378066913498372">
            <text:p>37,8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1])))" office:value-type="percentage" office:value="0.34487192992049">
            <text:p>34,4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1])))" office:value-type="percentage" office:value="0.315629134903789">
            <text:p>31,5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1])))" office:value-type="percentage" office:value="0.290477294972064">
            <text:p>29,0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1])))" office:value-type="percentage" office:value="0.269167971022802">
            <text:p>26,9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1])))" office:value-type="percentage" office:value="0.251145041311803">
            <text:p>25,1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1])))" office:value-type="percentage" office:value="0.235659603506903">
            <text:p>23,5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1])))" office:value-type="percentage" office:value="0.221897969637188">
            <text:p>22,1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1])))" office:value-type="percentage" office:value="0.209118089348284">
            <text:p>20,9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1])))" office:value-type="percentage" office:value="0.196778433493013">
            <text:p>19,6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1])))" office:value-type="percentage" office:value="0.18461868080399">
            <text:p>18,4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1])))" office:value-type="percentage" office:value="0.172650805952307">
            <text:p>17,2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1])))" office:value-type="percentage" office:value="0.161061091711691">
            <text:p>16,1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1])))" office:value-type="percentage" office:value="0.150074436193483">
            <text:p>15,0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1])))" office:value-type="percentage" office:value="0.139842808313817">
            <text:p>13,9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1])))" office:value-type="percentage" office:value="0.130388426071423">
            <text:p>13,0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1])))" office:value-type="percentage" office:value="0.121598237092985">
            <text:p>12,1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1])))" office:value-type="percentage" office:value="0.113255606039712">
            <text:p>11,33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7">
            <text:p>7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2])))" office:value-type="percentage" office:value="0.884888963274313">
            <text:p>88,4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2])))" office:value-type="percentage" office:value="0.893748262759229">
            <text:p>89,3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2])))" office:value-type="percentage" office:value="0.909834609876934">
            <text:p>90,9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2])))" office:value-type="percentage" office:value="0.931093572635617">
            <text:p>93,1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2])))" office:value-type="percentage" office:value="0.954743540149975">
            <text:p>95,4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2])))" office:value-type="percentage" office:value="0.977082179942581">
            <text:p>97,7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2])))" office:value-type="percentage" office:value="0.993652589783276">
            <text:p>99,3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2])))" office:value-type="percentage" office:value="1">
            <text:p>100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2])))" office:value-type="percentage" office:value="0.992939049164989">
            <text:p>99,2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2])))" office:value-type="percentage" office:value="0.97170824223973">
            <text:p>97,1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2])))" office:value-type="percentage" office:value="0.938189160779542">
            <text:p>93,8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2])))" office:value-type="percentage" office:value="0.895978075904852">
            <text:p>89,6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2])))" office:value-type="percentage" office:value="0.848957399450856">
            <text:p>84,9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2])))" office:value-type="percentage" office:value="0.80019105433953">
            <text:p>80,0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2])))" office:value-type="percentage" office:value="0.751481227397063">
            <text:p>75,1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2])))" office:value-type="percentage" office:value="0.703457944120502">
            <text:p>70,3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2])))" office:value-type="percentage" office:value="0.655951484076129">
            <text:p>65,6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2])))" office:value-type="percentage" office:value="0.608474028935311">
            <text:p>60,8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2])))" office:value-type="percentage" office:value="0.560702706364049">
            <text:p>56,0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2])))" office:value-type="percentage" office:value="0.512846177100322">
            <text:p>51,2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2])))" office:value-type="percentage" office:value="0.465759770109315">
            <text:p>46,5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2])))" office:value-type="percentage" office:value="0.420752793936457">
            <text:p>42,0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2])))" office:value-type="percentage" office:value="0.379197435418118">
            <text:p>37,9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2])))" office:value-type="percentage" office:value="0.342153935018752">
            <text:p>34,2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2])))" office:value-type="percentage" office:value="0.310169780218383">
            <text:p>31,0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2])))" office:value-type="percentage" office:value="0.283268643289206">
            <text:p>28,3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2])))" office:value-type="percentage" office:value="0.261052909463767">
            <text:p>26,1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2])))" office:value-type="percentage" office:value="0.242841417619231">
            <text:p>24,2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2])))" office:value-type="percentage" office:value="0.22780540933877">
            <text:p>22,7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2])))" office:value-type="percentage" office:value="0.215098385973775">
            <text:p>21,5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2])))" office:value-type="percentage" office:value="0.203977358528594">
            <text:p>20,4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2])))" office:value-type="percentage" office:value="0.193892876049979">
            <text:p>19,3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2])))" office:value-type="percentage" office:value="0.184514560344041">
            <text:p>18,4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2])))" office:value-type="percentage" office:value="0.175681644219467">
            <text:p>17,5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2])))" office:value-type="percentage" office:value="0.16730779460898">
            <text:p>16,7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2])))" office:value-type="percentage" office:value="0.159287167098021">
            <text:p>15,9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2])))" office:value-type="percentage" office:value="0.151433844909814">
            <text:p>15,1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2])))" office:value-type="percentage" office:value="0.143464431019036">
            <text:p>14,3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2])))" office:value-type="percentage" office:value="0.135025387502088">
            <text:p>13,5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8">
            <text:p>8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3])))" office:value-type="percentage" office:value="0.823978894928719">
            <text:p>82,4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3])))" office:value-type="percentage" office:value="0.834766754876903">
            <text:p>83,4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3])))" office:value-type="percentage" office:value="0.854630971624776">
            <text:p>85,4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3])))" office:value-type="percentage" office:value="0.881574830591355">
            <text:p>88,1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3])))" office:value-type="percentage" office:value="0.91292353473827">
            <text:p>91,2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3])))" office:value-type="percentage" office:value="0.945029737935441">
            <text:p>94,5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3])))" office:value-type="percentage" office:value="0.973319114708433">
            <text:p>97,3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3])))" office:value-type="percentage" office:value="0.992939049164989">
            <text:p>99,2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3])))" office:value-type="percentage" office:value="1">
            <text:p>100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3])))" office:value-type="percentage" office:value="0.992841225598956">
            <text:p>99,2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3])))" office:value-type="percentage" office:value="0.972462489976001">
            <text:p>97,2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3])))" office:value-type="percentage" office:value="0.941785924607531">
            <text:p>94,1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3])))" office:value-type="percentage" office:value="0.904294497997314">
            <text:p>90,4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3])))" office:value-type="percentage" office:value="0.862874100283464">
            <text:p>86,2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3])))" office:value-type="percentage" office:value="0.819268895921062">
            <text:p>81,9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3])))" office:value-type="percentage" office:value="0.774088938354394">
            <text:p>77,4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3])))" office:value-type="percentage" office:value="0.727152512295095">
            <text:p>72,7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3])))" office:value-type="percentage" office:value="0.677993224878418">
            <text:p>67,8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3])))" office:value-type="percentage" office:value="0.626406788169843">
            <text:p>62,6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3])))" office:value-type="percentage" office:value="0.572882678910551">
            <text:p>57,2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3])))" office:value-type="percentage" office:value="0.518739389539349">
            <text:p>51,8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3])))" office:value-type="percentage" office:value="0.46588100984114">
            <text:p>46,5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3])))" office:value-type="percentage" office:value="0.416304497644224">
            <text:p>41,6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3])))" office:value-type="percentage" office:value="0.371624632790714">
            <text:p>37,1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3])))" office:value-type="percentage" office:value="0.332816385858961">
            <text:p>33,2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3])))" office:value-type="percentage" office:value="0.300196243020637">
            <text:p>30,0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3])))" office:value-type="percentage" office:value="0.273545194057047">
            <text:p>27,3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3])))" office:value-type="percentage" office:value="0.252269435007682">
            <text:p>25,2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3])))" office:value-type="percentage" office:value="0.235546248071514">
            <text:p>23,5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3])))" office:value-type="percentage" office:value="0.222449547007506">
            <text:p>22,2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3])))" office:value-type="percentage" office:value="0.21206416856715">
            <text:p>21,2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3])))" office:value-type="percentage" office:value="0.203583147526803">
            <text:p>20,3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3])))" office:value-type="percentage" office:value="0.196363404191428">
            <text:p>19,6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3])))" office:value-type="percentage" office:value="0.189920565523192">
            <text:p>18,9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3])))" office:value-type="percentage" office:value="0.183872316326295">
            <text:p>18,3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3])))" office:value-type="percentage" office:value="0.177862804731675">
            <text:p>17,7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3])))" office:value-type="percentage" office:value="0.171500630498134">
            <text:p>17,1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3])))" office:value-type="percentage" office:value="0.164331691696266">
            <text:p>16,4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3])))" office:value-type="percentage" office:value="0.1558629663505">
            <text:p>15,59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9">
            <text:p>9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4])))" office:value-type="percentage" office:value="0.751768705259598">
            <text:p>75,1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4])))" office:value-type="percentage" office:value="0.764296749160156">
            <text:p>76,4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4])))" office:value-type="percentage" office:value="0.787592290233282">
            <text:p>78,7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4])))" office:value-type="percentage" office:value="0.819752097203655">
            <text:p>81,9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4])))" office:value-type="percentage" office:value="0.858256659174083">
            <text:p>85,8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4])))" office:value-type="percentage" office:value="0.899580414854311">
            <text:p>89,9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4])))" office:value-type="percentage" office:value="0.939116733825198">
            <text:p>93,9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4])))" office:value-type="percentage" office:value="0.97170824223973">
            <text:p>97,1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4])))" office:value-type="percentage" office:value="0.992841225598956">
            <text:p>99,2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4])))" office:value-type="percentage" office:value="1">
            <text:p>100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4])))" office:value-type="percentage" office:value="0.99330158812162">
            <text:p>99,3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4])))" office:value-type="percentage" office:value="0.974957931485341">
            <text:p>97,5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4])))" office:value-type="percentage" office:value="0.948002630450886">
            <text:p>94,8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4])))" office:value-type="percentage" office:value="0.915098090557536">
            <text:p>91,5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4])))" office:value-type="percentage" office:value="0.877897299635744">
            <text:p>87,7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4])))" office:value-type="percentage" office:value="0.836967307971412">
            <text:p>83,7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4])))" office:value-type="percentage" office:value="0.792093342961384">
            <text:p>79,2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4])))" office:value-type="percentage" office:value="0.74280152674277">
            <text:p>74,2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4])))" office:value-type="percentage" office:value="0.68896217416159">
            <text:p>68,9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4])))" office:value-type="percentage" office:value="0.63128588498242">
            <text:p>63,1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4])))" office:value-type="percentage" office:value="0.571486528580426">
            <text:p>57,1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4])))" office:value-type="percentage" office:value="0.511999923163789">
            <text:p>51,2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4])))" office:value-type="percentage" office:value="0.455400813277416">
            <text:p>45,5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4])))" office:value-type="percentage" office:value="0.403832068501517">
            <text:p>40,3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4])))" office:value-type="percentage" office:value="0.358687585043002">
            <text:p>35,8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4])))" office:value-type="percentage" office:value="0.320580084571017">
            <text:p>32,0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4])))" office:value-type="percentage" office:value="0.289479701476637">
            <text:p>28,9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4])))" office:value-type="percentage" office:value="0.264896290448942">
            <text:p>26,4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4])))" office:value-type="percentage" office:value="0.246037495065147">
            <text:p>24,6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4])))" office:value-type="percentage" office:value="0.231933866200889">
            <text:p>23,1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4])))" office:value-type="percentage" office:value="0.221548255008376">
            <text:p>22,1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4])))" office:value-type="percentage" office:value="0.213877443904694">
            <text:p>21,3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4])))" office:value-type="percentage" office:value="0.208029968774326">
            <text:p>20,8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4])))" office:value-type="percentage" office:value="0.203255698741628">
            <text:p>20,3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4])))" office:value-type="percentage" office:value="0.198921396959989">
            <text:p>19,8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4])))" office:value-type="percentage" office:value="0.194452458096892">
            <text:p>19,4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4])))" office:value-type="percentage" office:value="0.189272286572681">
            <text:p>18,9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4])))" office:value-type="percentage" office:value="0.182768972299902">
            <text:p>18,2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4])))" office:value-type="percentage" office:value="0.17431701896546">
            <text:p>17,43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0">
            <text:p>10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5])))" office:value-type="percentage" office:value="0.673412362917041">
            <text:p>67,3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5])))" office:value-type="percentage" office:value="0.687378705706969">
            <text:p>68,7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5])))" office:value-type="percentage" office:value="0.713535603250871">
            <text:p>71,3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5])))" office:value-type="percentage" office:value="0.750103775447876">
            <text:p>75,0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5])))" office:value-type="percentage" office:value="0.794758592461788">
            <text:p>79,4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5])))" office:value-type="percentage" office:value="0.8441568880825">
            <text:p>84,4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5])))" office:value-type="percentage" office:value="0.893749226493249">
            <text:p>89,3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5])))" office:value-type="percentage" office:value="0.938189160779542">
            <text:p>93,8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5])))" office:value-type="percentage" office:value="0.972462489976001">
            <text:p>97,2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5])))" office:value-type="percentage" office:value="0.99330158812162">
            <text:p>99,3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5])))" office:value-type="percentage" office:value="1">
            <text:p>100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5])))" office:value-type="percentage" office:value="0.994071825935333">
            <text:p>99,4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5])))" office:value-type="percentage" office:value="0.978082065825745">
            <text:p>97,8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5])))" office:value-type="percentage" office:value="0.954439227773227">
            <text:p>95,4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5])))" office:value-type="percentage" office:value="0.924677047152388">
            <text:p>92,4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5])))" office:value-type="percentage" office:value="0.889296523251766">
            <text:p>88,9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5])))" office:value-type="percentage" office:value="0.848025458050689">
            <text:p>84,8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5])))" office:value-type="percentage" office:value="0.800345584069585">
            <text:p>80,0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5])))" office:value-type="percentage" office:value="0.746141913178927">
            <text:p>74,6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5])))" office:value-type="percentage" office:value="0.686260014057769">
            <text:p>68,6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5])))" office:value-type="percentage" office:value="0.622704939468999">
            <text:p>62,2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5])))" office:value-type="percentage" office:value="0.558339417038209">
            <text:p>55,8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5])))" office:value-type="percentage" office:value="0.496228476610418">
            <text:p>49,6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5])))" office:value-type="percentage" office:value="0.438982708852113">
            <text:p>43,9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5])))" office:value-type="percentage" office:value="0.388381181584726">
            <text:p>38,8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5])))" office:value-type="percentage" office:value="0.345319090363264">
            <text:p>34,5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5])))" office:value-type="percentage" office:value="0.309955295268454">
            <text:p>31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5])))" office:value-type="percentage" office:value="0.281913704728218">
            <text:p>28,1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5])))" office:value-type="percentage" office:value="0.260456099627403">
            <text:p>26,0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5])))" office:value-type="percentage" office:value="0.244612266109009">
            <text:p>24,4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5])))" office:value-type="percentage" office:value="0.233288061068935">
            <text:p>23,3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5])))" office:value-type="percentage" office:value="0.225368246307612">
            <text:p>22,5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5])))" office:value-type="percentage" office:value="0.219805545561627">
            <text:p>21,9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5])))" office:value-type="percentage" office:value="0.215670945284163">
            <text:p>21,5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5])))" office:value-type="percentage" office:value="0.212151146241057">
            <text:p>21,2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5])))" office:value-type="percentage" office:value="0.208504678137637">
            <text:p>20,8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5])))" office:value-type="percentage" office:value="0.204005632971773">
            <text:p>20,4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5])))" office:value-type="percentage" office:value="0.197908807885089">
            <text:p>19,7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5])))" office:value-type="percentage" office:value="0.189471549911467">
            <text:p>18,95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1">
            <text:p>11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6])))" office:value-type="percentage" office:value="0.594667001030821">
            <text:p>59,4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6])))" office:value-type="percentage" office:value="0.609706380807651">
            <text:p>60,9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6])))" office:value-type="percentage" office:value="0.638026724015762">
            <text:p>63,8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6])))" office:value-type="percentage" office:value="0.677994362029746">
            <text:p>67,8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6])))" office:value-type="percentage" office:value="0.727505928750419">
            <text:p>72,7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6])))" office:value-type="percentage" office:value="0.783447823306783">
            <text:p>78,3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6])))" office:value-type="percentage" office:value="0.841409841705719">
            <text:p>84,1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6])))" office:value-type="percentage" office:value="0.895978075904852">
            <text:p>89,6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6])))" office:value-type="percentage" office:value="0.941785924607531">
            <text:p>94,1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6])))" office:value-type="percentage" office:value="0.974957931485341">
            <text:p>97,5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6])))" office:value-type="percentage" office:value="0.994071825935333">
            <text:p>99,4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6])))" office:value-type="percentage" office:value="1">
            <text:p>100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6])))" office:value-type="percentage" office:value="0.994851162389796">
            <text:p>99,4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6])))" office:value-type="percentage" office:value="0.980767827826172">
            <text:p>98,0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6])))" office:value-type="percentage" office:value="0.959144756298415">
            <text:p>95,9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6])))" office:value-type="percentage" office:value="0.930396143648989">
            <text:p>93,0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6])))" office:value-type="percentage" office:value="0.894166529480185">
            <text:p>89,4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6])))" office:value-type="percentage" office:value="0.849851217669691">
            <text:p>84,9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6])))" office:value-type="percentage" office:value="0.797279785770382">
            <text:p>79,7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6])))" office:value-type="percentage" office:value="0.737329871481474">
            <text:p>73,7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6])))" office:value-type="percentage" office:value="0.672170496368172">
            <text:p>67,2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6])))" office:value-type="percentage" office:value="0.604959773984884">
            <text:p>60,5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6])))" office:value-type="percentage" office:value="0.539139043400612">
            <text:p>53,9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6])))" office:value-type="percentage" office:value="0.477703302791212">
            <text:p>47,7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6])))" office:value-type="percentage" office:value="0.422765045707861">
            <text:p>42,2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6])))" office:value-type="percentage" office:value="0.375474820558674">
            <text:p>37,5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6])))" office:value-type="percentage" office:value="0.336170023488012">
            <text:p>33,6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6])))" office:value-type="percentage" office:value="0.304592141492101">
            <text:p>30,4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6])))" office:value-type="percentage" office:value="0.280077200584617">
            <text:p>28,0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6])))" office:value-type="percentage" office:value="0.261697604700314">
            <text:p>26,1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6])))" office:value-type="percentage" office:value="0.248373844474847">
            <text:p>24,8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6])))" office:value-type="percentage" office:value="0.238975689374653">
            <text:p>23,9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6])))" office:value-type="percentage" office:value="0.232409998840664">
            <text:p>23,2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6])))" office:value-type="percentage" office:value="0.227674696032906">
            <text:p>22,7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6])))" office:value-type="percentage" office:value="0.223864790904493">
            <text:p>22,3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6])))" office:value-type="percentage" office:value="0.220138160630385">
            <text:p>22,0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6])))" office:value-type="percentage" office:value="0.215666308697589">
            <text:p>21,5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6])))" office:value-type="percentage" office:value="0.209603156485295">
            <text:p>20,9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6])))" office:value-type="percentage" office:value="0.20110969774378">
            <text:p>20,11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2">
            <text:p>12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7])))" office:value-type="percentage" office:value="0.520419097299696">
            <text:p>52,0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7])))" office:value-type="percentage" office:value="0.53614768068804">
            <text:p>53,6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7])))" office:value-type="percentage" office:value="0.565892513955656">
            <text:p>56,5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7])))" office:value-type="percentage" office:value="0.608178117179959">
            <text:p>60,8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7])))" office:value-type="percentage" office:value="0.661135724327747">
            <text:p>66,1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7])))" office:value-type="percentage" office:value="0.721913439557501">
            <text:p>72,1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7])))" office:value-type="percentage" office:value="0.786309141594375">
            <text:p>78,6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7])))" office:value-type="percentage" office:value="0.848957399450856">
            <text:p>84,9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7])))" office:value-type="percentage" office:value="0.904294497997314">
            <text:p>90,4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7])))" office:value-type="percentage" office:value="0.948002630450886">
            <text:p>94,8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7])))" office:value-type="percentage" office:value="0.978082065825745">
            <text:p>97,8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7])))" office:value-type="percentage" office:value="0.994851162389796">
            <text:p>99,4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7])))" office:value-type="percentage" office:value="1">
            <text:p>100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7])))" office:value-type="percentage" office:value="0.995409517741387">
            <text:p>99,5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7])))" office:value-type="percentage" office:value="0.982324497891322">
            <text:p>98,2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7])))" office:value-type="percentage" office:value="0.961054967987012">
            <text:p>96,1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7])))" office:value-type="percentage" office:value="0.931136505774738">
            <text:p>93,1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7])))" office:value-type="percentage" office:value="0.891833815163378">
            <text:p>89,1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7])))" office:value-type="percentage" office:value="0.842846485370938">
            <text:p>84,2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7])))" office:value-type="percentage" office:value="0.78497420228923">
            <text:p>78,5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7])))" office:value-type="percentage" office:value="0.720412906387849">
            <text:p>72,0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7])))" office:value-type="percentage" office:value="0.6524728500857">
            <text:p>65,2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7])))" office:value-type="percentage" office:value="0.584845527977423">
            <text:p>58,4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7])))" office:value-type="percentage" office:value="0.520815735598951">
            <text:p>52,0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7])))" office:value-type="percentage" office:value="0.46276789851803">
            <text:p>46,2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7])))" office:value-type="percentage" office:value="0.412072545402875">
            <text:p>41,2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7])))" office:value-type="percentage" office:value="0.369228251702328">
            <text:p>36,9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7])))" office:value-type="percentage" office:value="0.334091237190497">
            <text:p>33,4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7])))" office:value-type="percentage" office:value="0.30608652593749">
            <text:p>30,6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7])))" office:value-type="percentage" office:value="0.284369023457815">
            <text:p>28,4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7])))" office:value-type="percentage" office:value="0.267944988187766">
            <text:p>26,7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7])))" office:value-type="percentage" office:value="0.255769482608865">
            <text:p>25,5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7])))" office:value-type="percentage" office:value="0.246820131738227">
            <text:p>24,6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7])))" office:value-type="percentage" office:value="0.240136293958766">
            <text:p>24,0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7])))" office:value-type="percentage" office:value="0.234818503956206">
            <text:p>23,4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7])))" office:value-type="percentage" office:value="0.229997805370264">
            <text:p>23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7])))" office:value-type="percentage" office:value="0.224795609657115">
            <text:p>22,4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7])))" office:value-type="percentage" office:value="0.218301382249762">
            <text:p>21,8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7])))" office:value-type="percentage" office:value="0.209603156485294">
            <text:p>20,96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3">
            <text:p>13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8])))" office:value-type="percentage" office:value="0.453958717177312">
            <text:p>45,4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8])))" office:value-type="percentage" office:value="0.469999559313599">
            <text:p>47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8])))" office:value-type="percentage" office:value="0.500439421247668">
            <text:p>50,0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8])))" office:value-type="percentage" office:value="0.543966468866643">
            <text:p>54,4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8])))" office:value-type="percentage" office:value="0.598949906130708">
            <text:p>59,8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8])))" office:value-type="percentage" office:value="0.662819347494229">
            <text:p>66,2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8])))" office:value-type="percentage" office:value="0.731636712768642">
            <text:p>73,1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8])))" office:value-type="percentage" office:value="0.80019105433953">
            <text:p>80,0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8])))" office:value-type="percentage" office:value="0.862874100283464">
            <text:p>86,2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8])))" office:value-type="percentage" office:value="0.915098090557536">
            <text:p>91,5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8])))" office:value-type="percentage" office:value="0.954439227773227">
            <text:p>95,4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8])))" office:value-type="percentage" office:value="0.980767827826172">
            <text:p>98,0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8])))" office:value-type="percentage" office:value="0.995409517741387">
            <text:p>99,5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8])))" office:value-type="percentage" office:value="1">
            <text:p>100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8])))" office:value-type="percentage" office:value="0.995630190505108">
            <text:p>99,5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8])))" office:value-type="percentage" office:value="0.982492118625201">
            <text:p>98,2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8])))" office:value-type="percentage" office:value="0.959988168024159">
            <text:p>96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8])))" office:value-type="percentage" office:value="0.927208817020998">
            <text:p>92,7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8])))" office:value-type="percentage" office:value="0.883649303997633">
            <text:p>88,3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8])))" office:value-type="percentage" office:value="0.829921210540454">
            <text:p>82,9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8])))" office:value-type="percentage" office:value="0.768109604303989">
            <text:p>76,8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8])))" office:value-type="percentage" office:value="0.701531986273936">
            <text:p>70,1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8])))" office:value-type="percentage" office:value="0.63400125088482">
            <text:p>63,4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8])))" office:value-type="percentage" office:value="0.568994008027364">
            <text:p>56,9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8])))" office:value-type="percentage" office:value="0.509101230455187">
            <text:p>50,9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8])))" office:value-type="percentage" office:value="0.455873771703028">
            <text:p>45,5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8])))" office:value-type="percentage" office:value="0.409949300761678">
            <text:p>40,9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8])))" office:value-type="percentage" office:value="0.371290624444277">
            <text:p>37,1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8])))" office:value-type="percentage" office:value="0.339420680064866">
            <text:p>33,9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8])))" office:value-type="percentage" office:value="0.313610808163077">
            <text:p>31,3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8])))" office:value-type="percentage" office:value="0.293018975416949">
            <text:p>29,3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8])))" office:value-type="percentage" office:value="0.276782401315342">
            <text:p>27,6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8])))" office:value-type="percentage" office:value="0.264065064543819">
            <text:p>26,4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8])))" office:value-type="percentage" office:value="0.254063400666736">
            <text:p>25,4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8])))" office:value-type="percentage" office:value="0.245983132648997">
            <text:p>24,6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8])))" office:value-type="percentage" office:value="0.239004975106054">
            <text:p>23,9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8])))" office:value-type="percentage" office:value="0.232254886198013">
            <text:p>23,2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8])))" office:value-type="percentage" office:value="0.224795609657115">
            <text:p>22,4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8])))" office:value-type="percentage" office:value="0.215666308697589">
            <text:p>21,57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4">
            <text:p>14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9])))" office:value-type="percentage" office:value="0.396996372874173">
            <text:p>39,7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9])))" office:value-type="percentage" office:value="0.412985966839293">
            <text:p>41,3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9])))" office:value-type="percentage" office:value="0.443415034397993">
            <text:p>44,3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9])))" office:value-type="percentage" office:value="0.487136309957628">
            <text:p>48,7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9])))" office:value-type="percentage" office:value="0.542754082807044">
            <text:p>54,2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9])))" office:value-type="percentage" office:value="0.607991139507318">
            <text:p>60,8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9])))" office:value-type="percentage" office:value="0.679219976643569">
            <text:p>67,9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9])))" office:value-type="percentage" office:value="0.751481227397063">
            <text:p>75,1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9])))" office:value-type="percentage" office:value="0.819268895921062">
            <text:p>81,9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9])))" office:value-type="percentage" office:value="0.877897299635744">
            <text:p>87,7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9])))" office:value-type="percentage" office:value="0.924677047152388">
            <text:p>92,4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9])))" office:value-type="percentage" office:value="0.959144756298415">
            <text:p>95,9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9])))" office:value-type="percentage" office:value="0.982324497891322">
            <text:p>98,2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9])))" office:value-type="percentage" office:value="0.995630190505108">
            <text:p>99,5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9])))" office:value-type="percentage" office:value="1">
            <text:p>100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9])))" office:value-type="percentage" office:value="0.995497578249616">
            <text:p>99,5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9])))" office:value-type="percentage" office:value="0.981370742048887">
            <text:p>98,1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9])))" office:value-type="percentage" office:value="0.956495259187473">
            <text:p>95,6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9])))" office:value-type="percentage" office:value="0.92009152110063">
            <text:p>92,0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9])))" office:value-type="percentage" office:value="0.872477274234677">
            <text:p>87,2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9])))" office:value-type="percentage" office:value="0.815493178173831">
            <text:p>81,5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9])))" office:value-type="percentage" office:value="0.752322290940289">
            <text:p>75,2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9])))" office:value-type="percentage" office:value="0.686771713276274">
            <text:p>68,6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9])))" office:value-type="percentage" office:value="0.62241177370682">
            <text:p>62,2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9])))" office:value-type="percentage" office:value="0.561973150835188">
            <text:p>56,2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9])))" office:value-type="percentage" office:value="0.507144907000764">
            <text:p>50,7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9])))" office:value-type="percentage" office:value="0.458678339755267">
            <text:p>45,8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9])))" office:value-type="percentage" office:value="0.416630202812911">
            <text:p>41,6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9])))" office:value-type="percentage" office:value="0.380624377216902">
            <text:p>38,0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9])))" office:value-type="percentage" office:value="0.350075299117937">
            <text:p>35,0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9])))" office:value-type="percentage" office:value="0.324350519585625">
            <text:p>32,4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9])))" office:value-type="percentage" office:value="0.302858601481521">
            <text:p>30,2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9])))" office:value-type="percentage" office:value="0.285059444837618">
            <text:p>28,5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9])))" office:value-type="percentage" office:value="0.270418532639509">
            <text:p>27,0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9])))" office:value-type="percentage" office:value="0.258344917103575">
            <text:p>25,8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9])))" office:value-type="percentage" office:value="0.248145284125456">
            <text:p>24,8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9])))" office:value-type="percentage" office:value="0.239004975106053">
            <text:p>23,9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9])))" office:value-type="percentage" office:value="0.229997805370262">
            <text:p>23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9])))" office:value-type="percentage" office:value="0.220138160630383">
            <text:p>22,01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5">
            <text:p>15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0])))" office:value-type="percentage" office:value="0.350045778547944">
            <text:p>35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0])))" office:value-type="percentage" office:value="0.365630677078172">
            <text:p>36,5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0])))" office:value-type="percentage" office:value="0.395361317770113">
            <text:p>39,5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0])))" office:value-type="percentage" office:value="0.438253410263313">
            <text:p>43,8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0])))" office:value-type="percentage" office:value="0.493139960993707">
            <text:p>49,3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0])))" office:value-type="percentage" office:value="0.55804386341912">
            <text:p>55,8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0])))" office:value-type="percentage" office:value="0.629688849390312">
            <text:p>62,9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0])))" office:value-type="percentage" office:value="0.703457944120502">
            <text:p>70,3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0])))" office:value-type="percentage" office:value="0.774088938354394">
            <text:p>77,4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0])))" office:value-type="percentage" office:value="0.836967307971412">
            <text:p>83,7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0])))" office:value-type="percentage" office:value="0.889296523251766">
            <text:p>88,9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0])))" office:value-type="percentage" office:value="0.930396143648989">
            <text:p>93,0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0])))" office:value-type="percentage" office:value="0.961054967987012">
            <text:p>96,1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0])))" office:value-type="percentage" office:value="0.982492118625201">
            <text:p>98,2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0])))" office:value-type="percentage" office:value="0.995497578249616">
            <text:p>99,5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0])))" office:value-type="percentage" office:value="1">
            <text:p>100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0])))" office:value-type="percentage" office:value="0.995075996835906">
            <text:p>99,5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0])))" office:value-type="percentage" office:value="0.979352384412607">
            <text:p>97,9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0])))" office:value-type="percentage" office:value="0.951711937110601">
            <text:p>95,1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0])))" office:value-type="percentage" office:value="0.912081217519519">
            <text:p>91,2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0])))" office:value-type="percentage" office:value="0.861930535916631">
            <text:p>86,1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0])))" office:value-type="percentage" office:value="0.804172226882041">
            <text:p>80,4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0])))" office:value-type="percentage" office:value="0.742483005517478">
            <text:p>74,2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0])))" office:value-type="percentage" office:value="0.680428945474268">
            <text:p>68,0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0])))" office:value-type="percentage" office:value="0.620812078069174">
            <text:p>62,0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0])))" office:value-type="percentage" office:value="0.565415131044161">
            <text:p>56,5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0])))" office:value-type="percentage" office:value="0.515074403250546">
            <text:p>51,5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0])))" office:value-type="percentage" office:value="0.46992365375815">
            <text:p>46,9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0])))" office:value-type="percentage" office:value="0.429684582442434">
            <text:p>42,9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0])))" office:value-type="percentage" office:value="0.393932866108218">
            <text:p>39,3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0])))" office:value-type="percentage" office:value="0.362292921839638">
            <text:p>36,2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0])))" office:value-type="percentage" office:value="0.334522478631934">
            <text:p>33,4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0])))" office:value-type="percentage" office:value="0.310476678291823">
            <text:p>31,0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0])))" office:value-type="percentage" office:value="0.289994396369568">
            <text:p>29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0])))" office:value-type="percentage" office:value="0.272781560143268">
            <text:p>27,2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0])))" office:value-type="percentage" office:value="0.258344917103576">
            <text:p>25,8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0])))" office:value-type="percentage" office:value="0.245983132648996">
            <text:p>24,6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0])))" office:value-type="percentage" office:value="0.234818503956206">
            <text:p>23,4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0])))" office:value-type="percentage" office:value="0.223864790904492">
            <text:p>22,39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6">
            <text:p>16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1])))" office:value-type="percentage" office:value="0.312837876677387">
            <text:p>31,2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1])))" office:value-type="percentage" office:value="0.327672128174849">
            <text:p>32,7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1])))" office:value-type="percentage" office:value="0.356030446244944">
            <text:p>35,6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1])))" office:value-type="percentage" office:value="0.397088338935303">
            <text:p>39,7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1])))" office:value-type="percentage" office:value="0.449898910350902">
            <text:p>44,9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1])))" office:value-type="percentage" office:value="0.512788859224891">
            <text:p>51,2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1])))" office:value-type="percentage" office:value="0.582869423155439">
            <text:p>58,2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1])))" office:value-type="percentage" office:value="0.655951484076129">
            <text:p>65,6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1])))" office:value-type="percentage" office:value="0.727152512295095">
            <text:p>72,7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1])))" office:value-type="percentage" office:value="0.792093342961384">
            <text:p>79,2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1])))" office:value-type="percentage" office:value="0.848025458050689">
            <text:p>84,8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1])))" office:value-type="percentage" office:value="0.894166529480185">
            <text:p>89,4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1])))" office:value-type="percentage" office:value="0.931136505774738">
            <text:p>93,1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1])))" office:value-type="percentage" office:value="0.959988168024159">
            <text:p>96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1])))" office:value-type="percentage" office:value="0.981370742048887">
            <text:p>98,1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1])))" office:value-type="percentage" office:value="0.995075996835906">
            <text:p>99,5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1])))" office:value-type="percentage" office:value="1">
            <text:p>100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1])))" office:value-type="percentage" office:value="0.994496641548701">
            <text:p>99,4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1])))" office:value-type="percentage" office:value="0.977061107328116">
            <text:p>97,7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1])))" office:value-type="percentage" office:value="0.947145110962678">
            <text:p>94,7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1])))" office:value-type="percentage" office:value="0.905734754780968">
            <text:p>90,5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1])))" office:value-type="percentage" office:value="0.855343648823292">
            <text:p>85,5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1])))" office:value-type="percentage" office:value="0.799397215282597">
            <text:p>79,9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1])))" office:value-type="percentage" office:value="0.741359204244669">
            <text:p>74,1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1])))" office:value-type="percentage" office:value="0.684032380499393">
            <text:p>68,4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1])))" office:value-type="percentage" office:value="0.629245490630316">
            <text:p>62,9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1])))" office:value-type="percentage" office:value="0.577887672215545">
            <text:p>57,7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1])))" office:value-type="percentage" office:value="0.530148166639954">
            <text:p>53,0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1])))" office:value-type="percentage" office:value="0.485836475001577">
            <text:p>48,5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1])))" office:value-type="percentage" office:value="0.44469728012488">
            <text:p>44,4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1])))" office:value-type="percentage" office:value="0.406645120808298">
            <text:p>40,6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1])))" office:value-type="percentage" office:value="0.371848483666242">
            <text:p>37,1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1])))" office:value-type="percentage" office:value="0.340641285530973">
            <text:p>34,0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1])))" office:value-type="percentage" office:value="0.313327343046178">
            <text:p>31,3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1])))" office:value-type="percentage" office:value="0.28999439636957">
            <text:p>29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1])))" office:value-type="percentage" office:value="0.270418532639512">
            <text:p>27,0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1])))" office:value-type="percentage" office:value="0.254063400666736">
            <text:p>25,4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1])))" office:value-type="percentage" office:value="0.240136293958767">
            <text:p>24,0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1])))" office:value-type="percentage" office:value="0.227674696032907">
            <text:p>22,77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7">
            <text:p>17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2])))" office:value-type="percentage" office:value="0.284616518022788">
            <text:p>28,4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2])))" office:value-type="percentage" office:value="0.298368613510377">
            <text:p>29,8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2])))" office:value-type="percentage" office:value="0.324707877877833">
            <text:p>32,4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2])))" office:value-type="percentage" office:value="0.362964694523186">
            <text:p>36,3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2])))" office:value-type="percentage" office:value="0.412401191274355">
            <text:p>41,2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2])))" office:value-type="percentage" office:value="0.471647693604309">
            <text:p>47,1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2])))" office:value-type="percentage" office:value="0.538233290920796">
            <text:p>53,8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2])))" office:value-type="percentage" office:value="0.608474028935311">
            <text:p>60,8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2])))" office:value-type="percentage" office:value="0.677993224878418">
            <text:p>67,8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2])))" office:value-type="percentage" office:value="0.74280152674277">
            <text:p>74,2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2])))" office:value-type="percentage" office:value="0.800345584069585">
            <text:p>80,0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2])))" office:value-type="percentage" office:value="0.849851217669691">
            <text:p>84,9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2])))" office:value-type="percentage" office:value="0.891833815163378">
            <text:p>89,1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2])))" office:value-type="percentage" office:value="0.927208817020998">
            <text:p>92,7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2])))" office:value-type="percentage" office:value="0.956495259187473">
            <text:p>95,6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2])))" office:value-type="percentage" office:value="0.979352384412607">
            <text:p>97,9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2])))" office:value-type="percentage" office:value="0.994496641548701">
            <text:p>99,4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2])))" office:value-type="percentage" office:value="1">
            <text:p>100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2])))" office:value-type="percentage" office:value="0.993939303314508">
            <text:p>99,3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2])))" office:value-type="percentage" office:value="0.975228929628725">
            <text:p>97,5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2])))" office:value-type="percentage" office:value="0.944276356576463">
            <text:p>94,4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2])))" office:value-type="percentage" office:value="0.903082671240443">
            <text:p>90,3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2])))" office:value-type="percentage" office:value="0.854708535322776">
            <text:p>85,4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2])))" office:value-type="percentage" office:value="0.802418927038661">
            <text:p>80,2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2])))" office:value-type="percentage" office:value="0.748944863455023">
            <text:p>74,8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2])))" office:value-type="percentage" office:value="0.696110255161354">
            <text:p>69,6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2])))" office:value-type="percentage" office:value="0.644821220998043">
            <text:p>64,4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2])))" office:value-type="percentage" office:value="0.595296089930972">
            <text:p>59,5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2])))" office:value-type="percentage" office:value="0.547414261002059">
            <text:p>54,7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2])))" office:value-type="percentage" office:value="0.50108429434988">
            <text:p>50,1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2])))" office:value-type="percentage" office:value="0.456525438677327">
            <text:p>45,6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2])))" office:value-type="percentage" office:value="0.414355628740175">
            <text:p>41,4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2])))" office:value-type="percentage" office:value="0.375447555404846">
            <text:p>37,5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2])))" office:value-type="percentage" office:value="0.340641285530972">
            <text:p>34,0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2])))" office:value-type="percentage" office:value="0.310476678291824">
            <text:p>31,0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2])))" office:value-type="percentage" office:value="0.28505944483762">
            <text:p>28,5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2])))" office:value-type="percentage" office:value="0.264065064543819">
            <text:p>26,4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2])))" office:value-type="percentage" office:value="0.246820131738227">
            <text:p>24,6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2])))" office:value-type="percentage" office:value="0.232409998840664">
            <text:p>23,24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8">
            <text:p>18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3])))" office:value-type="percentage" office:value="0.264308047643732">
            <text:p>26,4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3])))" office:value-type="percentage" office:value="0.276681446344829">
            <text:p>27,6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3])))" office:value-type="percentage" office:value="0.300421487514205">
            <text:p>30,0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3])))" office:value-type="percentage" office:value="0.335005852180807">
            <text:p>33,5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3])))" office:value-type="percentage" office:value="0.379891087136007">
            <text:p>37,9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3])))" office:value-type="percentage" office:value="0.434004871577916">
            <text:p>43,4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3])))" office:value-type="percentage" office:value="0.495314261442655">
            <text:p>49,5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3])))" office:value-type="percentage" office:value="0.560702706364049">
            <text:p>56,0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3])))" office:value-type="percentage" office:value="0.626406788169843">
            <text:p>62,6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3])))" office:value-type="percentage" office:value="0.68896217416159">
            <text:p>68,9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3])))" office:value-type="percentage" office:value="0.746141913178927">
            <text:p>74,6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3])))" office:value-type="percentage" office:value="0.797279785770382">
            <text:p>79,7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3])))" office:value-type="percentage" office:value="0.842846485370938">
            <text:p>84,2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3])))" office:value-type="percentage" office:value="0.883649303997633">
            <text:p>88,3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3])))" office:value-type="percentage" office:value="0.92009152110063">
            <text:p>92,0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3])))" office:value-type="percentage" office:value="0.951711937110601">
            <text:p>95,1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3])))" office:value-type="percentage" office:value="0.977061107328116">
            <text:p>97,7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3])))" office:value-type="percentage" office:value="0.993939303314508">
            <text:p>99,3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3])))" office:value-type="percentage" office:value="1">
            <text:p>100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3])))" office:value-type="percentage" office:value="0.993587629447439">
            <text:p>99,3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3])))" office:value-type="percentage" office:value="0.974465939965471">
            <text:p>97,4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3])))" office:value-type="percentage" office:value="0.944033311941011">
            <text:p>94,4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3])))" office:value-type="percentage" office:value="0.904887130660833">
            <text:p>90,4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3])))" office:value-type="percentage" office:value="0.860003809190279">
            <text:p>86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3])))" office:value-type="percentage" office:value="0.81197116745059">
            <text:p>81,2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3])))" office:value-type="percentage" office:value="0.762555747619883">
            <text:p>76,2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3])))" office:value-type="percentage" office:value="0.712641919905263">
            <text:p>71,2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3])))" office:value-type="percentage" office:value="0.662446113700364">
            <text:p>66,2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3])))" office:value-type="percentage" office:value="0.611891154410052">
            <text:p>61,1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3])))" office:value-type="percentage" office:value="0.561029008352827">
            <text:p>56,1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3])))" office:value-type="percentage" office:value="0.510374641021154">
            <text:p>51,0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3])))" office:value-type="percentage" office:value="0.461003840365802">
            <text:p>46,1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3])))" office:value-type="percentage" office:value="0.414355628740174">
            <text:p>41,4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3])))" office:value-type="percentage" office:value="0.371848483666241">
            <text:p>37,1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3])))" office:value-type="percentage" office:value="0.334522478631934">
            <text:p>33,4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3])))" office:value-type="percentage" office:value="0.302858601481522">
            <text:p>30,2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3])))" office:value-type="percentage" office:value="0.276782401315341">
            <text:p>27,6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3])))" office:value-type="percentage" office:value="0.255769482608864">
            <text:p>25,5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3])))" office:value-type="percentage" office:value="0.238975689374652">
            <text:p>23,9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19">
            <text:p>19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4])))" office:value-type="percentage" office:value="0.250620606096395">
            <text:p>25,0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4])))" office:value-type="percentage" office:value="0.261384677727455">
            <text:p>26,1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4])))" office:value-type="percentage" office:value="0.282071439457487">
            <text:p>28,2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4])))" office:value-type="percentage" office:value="0.312294599805847">
            <text:p>31,2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4])))" office:value-type="percentage" office:value="0.351685893997754">
            <text:p>35,1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4])))" office:value-type="percentage" office:value="0.399455399495108">
            <text:p>39,9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4])))" office:value-type="percentage" office:value="0.454012537481495">
            <text:p>45,4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4])))" office:value-type="percentage" office:value="0.512846177100322">
            <text:p>51,2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4])))" office:value-type="percentage" office:value="0.572882678910551">
            <text:p>57,2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4])))" office:value-type="percentage" office:value="0.63128588498242">
            <text:p>63,1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4])))" office:value-type="percentage" office:value="0.686260014057769">
            <text:p>68,6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4])))" office:value-type="percentage" office:value="0.737329871481474">
            <text:p>73,7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4])))" office:value-type="percentage" office:value="0.78497420228923">
            <text:p>78,5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4])))" office:value-type="percentage" office:value="0.829921210540454">
            <text:p>82,9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4])))" office:value-type="percentage" office:value="0.872477274234677">
            <text:p>87,2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4])))" office:value-type="percentage" office:value="0.912081217519519">
            <text:p>91,2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4])))" office:value-type="percentage" office:value="0.947145110962678">
            <text:p>94,7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4])))" office:value-type="percentage" office:value="0.975228929628725">
            <text:p>97,5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4])))" office:value-type="percentage" office:value="0.993587629447439">
            <text:p>99,3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4])))" office:value-type="percentage" office:value="1">
            <text:p>100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4])))" office:value-type="percentage" office:value="0.993559867111593">
            <text:p>99,3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4])))" office:value-type="percentage" office:value="0.975007064807749">
            <text:p>97,5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4])))" office:value-type="percentage" office:value="0.946402141940736">
            <text:p>94,6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4])))" office:value-type="percentage" office:value="0.910357744615883">
            <text:p>91,0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4])))" office:value-type="percentage" office:value="0.86925358745912">
            <text:p>86,9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4])))" office:value-type="percentage" office:value="0.824748138835721">
            <text:p>82,4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4])))" office:value-type="percentage" office:value="0.777664583620491">
            <text:p>77,7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4])))" office:value-type="percentage" office:value="0.728183127063629">
            <text:p>72,8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4])))" office:value-type="percentage" office:value="0.676235271008282">
            <text:p>67,6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4])))" office:value-type="percentage" office:value="0.62197940590559">
            <text:p>62,2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4])))" office:value-type="percentage" office:value="0.566190422565401">
            <text:p>56,6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4])))" office:value-type="percentage" office:value="0.510374641021154">
            <text:p>51,0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4])))" office:value-type="percentage" office:value="0.456525438677326">
            <text:p>45,6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4])))" office:value-type="percentage" office:value="0.406645120808297">
            <text:p>40,6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4])))" office:value-type="percentage" office:value="0.362292921839638">
            <text:p>36,2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4])))" office:value-type="percentage" office:value="0.324350519585626">
            <text:p>32,4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4])))" office:value-type="percentage" office:value="0.293018975416947">
            <text:p>29,3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4])))" office:value-type="percentage" office:value="0.267944988187765">
            <text:p>26,7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4])))" office:value-type="percentage" office:value="0.248373844474846">
            <text:p>24,84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0">
            <text:p>20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5])))" office:value-type="percentage" office:value="0.242131671237839">
            <text:p>24,2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5])))" office:value-type="percentage" office:value="0.251152369955389">
            <text:p>25,1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5])))" office:value-type="percentage" office:value="0.268517225935786">
            <text:p>26,8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5])))" office:value-type="percentage" office:value="0.293960530102118">
            <text:p>29,4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5])))" office:value-type="percentage" office:value="0.327265084833918">
            <text:p>32,7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5])))" office:value-type="percentage" office:value="0.367898252090302">
            <text:p>36,7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5])))" office:value-type="percentage" office:value="0.414696360956249">
            <text:p>41,4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5])))" office:value-type="percentage" office:value="0.465759770109315">
            <text:p>46,5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5])))" office:value-type="percentage" office:value="0.518739389539349">
            <text:p>51,8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5])))" office:value-type="percentage" office:value="0.571486528580426">
            <text:p>57,1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5])))" office:value-type="percentage" office:value="0.622704939468999">
            <text:p>62,2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5])))" office:value-type="percentage" office:value="0.672170496368172">
            <text:p>67,2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5])))" office:value-type="percentage" office:value="0.720412906387849">
            <text:p>72,0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5])))" office:value-type="percentage" office:value="0.768109604303989">
            <text:p>76,8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5])))" office:value-type="percentage" office:value="0.815493178173831">
            <text:p>81,5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5])))" office:value-type="percentage" office:value="0.861930535916631">
            <text:p>86,1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5])))" office:value-type="percentage" office:value="0.905734754780968">
            <text:p>90,5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5])))" office:value-type="percentage" office:value="0.944276356576463">
            <text:p>94,4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5])))" office:value-type="percentage" office:value="0.974465939965471">
            <text:p>97,4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5])))" office:value-type="percentage" office:value="0.993559867111593">
            <text:p>99,3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5])))" office:value-type="percentage" office:value="1">
            <text:p>100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5])))" office:value-type="percentage" office:value="0.993854050577981">
            <text:p>99,3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5])))" office:value-type="percentage" office:value="0.976606140089005">
            <text:p>97,6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5])))" office:value-type="percentage" office:value="0.950452901396521">
            <text:p>95,0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5])))" office:value-type="percentage" office:value="0.917514202088713">
            <text:p>91,7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5])))" office:value-type="percentage" office:value="0.879296235233431">
            <text:p>87,9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5])))" office:value-type="percentage" office:value="0.836523983035417">
            <text:p>83,6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5])))" office:value-type="percentage" office:value="0.789305918485518">
            <text:p>78,9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5])))" office:value-type="percentage" office:value="0.737540793775394">
            <text:p>73,7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5])))" office:value-type="percentage" office:value="0.681441067829613">
            <text:p>68,1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5])))" office:value-type="percentage" office:value="0.621979405905591">
            <text:p>62,2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5])))" office:value-type="percentage" office:value="0.561029008352827">
            <text:p>56,1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5])))" office:value-type="percentage" office:value="0.50108429434988">
            <text:p>50,1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5])))" office:value-type="percentage" office:value="0.444697280124878">
            <text:p>44,4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5])))" office:value-type="percentage" office:value="0.393932866108218">
            <text:p>39,3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5])))" office:value-type="percentage" office:value="0.350075299117938">
            <text:p>35,0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5])))" office:value-type="percentage" office:value="0.313610808163076">
            <text:p>31,3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5])))" office:value-type="percentage" office:value="0.284369023457815">
            <text:p>28,4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5])))" office:value-type="percentage" office:value="0.261697604700313">
            <text:p>26,17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1">
            <text:p>21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6])))" office:value-type="percentage" office:value="0.23738682632089">
            <text:p>23,7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6])))" office:value-type="percentage" office:value="0.244644049681672">
            <text:p>24,4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6])))" office:value-type="percentage" office:value="0.258637760502871">
            <text:p>25,8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6])))" office:value-type="percentage" office:value="0.279203685862974">
            <text:p>27,9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6])))" office:value-type="percentage" office:value="0.306247644132289">
            <text:p>30,6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6])))" office:value-type="percentage" office:value="0.339459629420501">
            <text:p>33,9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6])))" office:value-type="percentage" office:value="0.378066913498372">
            <text:p>37,8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6])))" office:value-type="percentage" office:value="0.420752793936457">
            <text:p>42,0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6])))" office:value-type="percentage" office:value="0.46588100984114">
            <text:p>46,5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6])))" office:value-type="percentage" office:value="0.511999923163789">
            <text:p>51,2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6])))" office:value-type="percentage" office:value="0.558339417038209">
            <text:p>55,8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6])))" office:value-type="percentage" office:value="0.604959773984884">
            <text:p>60,5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6])))" office:value-type="percentage" office:value="0.6524728500857">
            <text:p>65,2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6])))" office:value-type="percentage" office:value="0.701531986273936">
            <text:p>70,1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6])))" office:value-type="percentage" office:value="0.752322290940289">
            <text:p>75,2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6])))" office:value-type="percentage" office:value="0.804172226882041">
            <text:p>80,4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6])))" office:value-type="percentage" office:value="0.855343648823292">
            <text:p>85,5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6])))" office:value-type="percentage" office:value="0.903082671240443">
            <text:p>90,3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6])))" office:value-type="percentage" office:value="0.944033311941011">
            <text:p>94,4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6])))" office:value-type="percentage" office:value="0.975007064807749">
            <text:p>97,5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6])))" office:value-type="percentage" office:value="0.993854050577981">
            <text:p>99,3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6])))" office:value-type="percentage" office:value="1">
            <text:p>100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6])))" office:value-type="percentage" office:value="0.994351158861371">
            <text:p>99,4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6])))" office:value-type="percentage" office:value="0.978664282052957">
            <text:p>97,8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6])))" office:value-type="percentage" office:value="0.954766026305638">
            <text:p>95,4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6])))" office:value-type="percentage" office:value="0.923976772765479">
            <text:p>92,4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6])))" office:value-type="percentage" office:value="0.88689174639363">
            <text:p>88,6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6])))" office:value-type="percentage" office:value="0.843513435170642">
            <text:p>84,3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6])))" office:value-type="percentage" office:value="0.793662356017322">
            <text:p>79,3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6])))" office:value-type="percentage" office:value="0.737540793775394">
            <text:p>73,7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6])))" office:value-type="percentage" office:value="0.676235271008283">
            <text:p>67,6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6])))" office:value-type="percentage" office:value="0.611891154410053">
            <text:p>61,1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6])))" office:value-type="percentage" office:value="0.547414261002059">
            <text:p>54,7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6])))" office:value-type="percentage" office:value="0.485836475001576">
            <text:p>48,5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6])))" office:value-type="percentage" office:value="0.429684582442435">
            <text:p>42,9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6])))" office:value-type="percentage" office:value="0.380624377216903">
            <text:p>38,0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6])))" office:value-type="percentage" office:value="0.339420680064865">
            <text:p>33,9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6])))" office:value-type="percentage" office:value="0.306086525937489">
            <text:p>30,6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6])))" office:value-type="percentage" office:value="0.280077200584617">
            <text:p>28,01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2">
            <text:p>22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7])))" office:value-type="percentage" office:value="0.234991543216809">
            <text:p>23,5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7])))" office:value-type="percentage" office:value="0.240576216377985">
            <text:p>24,0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7])))" office:value-type="percentage" office:value="0.251363944172889">
            <text:p>25,1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7])))" office:value-type="percentage" office:value="0.267270341286384">
            <text:p>26,7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7])))" office:value-type="percentage" office:value="0.28829414577699">
            <text:p>28,8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7])))" office:value-type="percentage" office:value="0.314306361291078">
            <text:p>31,4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7])))" office:value-type="percentage" office:value="0.34487192992049">
            <text:p>34,4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7])))" office:value-type="percentage" office:value="0.379197435418118">
            <text:p>37,9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7])))" office:value-type="percentage" office:value="0.416304497644224">
            <text:p>41,6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7])))" office:value-type="percentage" office:value="0.455400813277416">
            <text:p>45,5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7])))" office:value-type="percentage" office:value="0.496228476610418">
            <text:p>49,6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7])))" office:value-type="percentage" office:value="0.539139043400612">
            <text:p>53,9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7])))" office:value-type="percentage" office:value="0.584845527977423">
            <text:p>58,4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7])))" office:value-type="percentage" office:value="0.63400125088482">
            <text:p>63,4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7])))" office:value-type="percentage" office:value="0.686771713276274">
            <text:p>68,6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7])))" office:value-type="percentage" office:value="0.742483005517478">
            <text:p>74,2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7])))" office:value-type="percentage" office:value="0.799397215282597">
            <text:p>79,9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7])))" office:value-type="percentage" office:value="0.854708535322776">
            <text:p>85,4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7])))" office:value-type="percentage" office:value="0.904887130660833">
            <text:p>90,4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7])))" office:value-type="percentage" office:value="0.946402141940736">
            <text:p>94,6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7])))" office:value-type="percentage" office:value="0.976606140089005">
            <text:p>97,6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7])))" office:value-type="percentage" office:value="0.994351158861371">
            <text:p>99,4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7])))" office:value-type="percentage" office:value="1">
            <text:p>100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7])))" office:value-type="percentage" office:value="0.99487447394789">
            <text:p>99,4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7])))" office:value-type="percentage" office:value="0.980494869450926">
            <text:p>98,0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7])))" office:value-type="percentage" office:value="0.957974996669024">
            <text:p>95,8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7])))" office:value-type="percentage" office:value="0.927756136679574">
            <text:p>92,7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7])))" office:value-type="percentage" office:value="0.889703753272772">
            <text:p>88,9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7])))" office:value-type="percentage" office:value="0.843513435170642">
            <text:p>84,3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7])))" office:value-type="percentage" office:value="0.789305918485518">
            <text:p>78,9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7])))" office:value-type="percentage" office:value="0.728183127063629">
            <text:p>72,8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7])))" office:value-type="percentage" office:value="0.662446113700364">
            <text:p>66,2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7])))" office:value-type="percentage" office:value="0.595296089930972">
            <text:p>59,5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7])))" office:value-type="percentage" office:value="0.530148166639953">
            <text:p>53,0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7])))" office:value-type="percentage" office:value="0.46992365375815">
            <text:p>46,9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7])))" office:value-type="percentage" office:value="0.416630202812911">
            <text:p>41,6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7])))" office:value-type="percentage" office:value="0.371290624444276">
            <text:p>37,1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7])))" office:value-type="percentage" office:value="0.334091237190496">
            <text:p>33,4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7])))" office:value-type="percentage" office:value="0.304592141492101">
            <text:p>30,46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3">
            <text:p>23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8])))" office:value-type="percentage" office:value="0.233664936629869">
            <text:p>23,3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8])))" office:value-type="percentage" office:value="0.23775912789223">
            <text:p>23,7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8])))" office:value-type="percentage" office:value="0.245682653102741">
            <text:p>24,5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8])))" office:value-type="percentage" office:value="0.257408657235852">
            <text:p>25,7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8])))" office:value-type="percentage" office:value="0.272998724566036">
            <text:p>27,3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8])))" office:value-type="percentage" office:value="0.292459699458066">
            <text:p>29,2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8])))" office:value-type="percentage" office:value="0.315629134903789">
            <text:p>31,5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8])))" office:value-type="percentage" office:value="0.342153935018752">
            <text:p>34,2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8])))" office:value-type="percentage" office:value="0.371624632790714">
            <text:p>37,1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8])))" office:value-type="percentage" office:value="0.403832068501517">
            <text:p>40,3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8])))" office:value-type="percentage" office:value="0.438982708852113">
            <text:p>43,9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8])))" office:value-type="percentage" office:value="0.477703302791212">
            <text:p>47,7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8])))" office:value-type="percentage" office:value="0.520815735598951">
            <text:p>52,0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8])))" office:value-type="percentage" office:value="0.568994008027364">
            <text:p>56,9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8])))" office:value-type="percentage" office:value="0.62241177370682">
            <text:p>62,2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8])))" office:value-type="percentage" office:value="0.680428945474268">
            <text:p>68,0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8])))" office:value-type="percentage" office:value="0.741359204244669">
            <text:p>74,1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8])))" office:value-type="percentage" office:value="0.802418927038661">
            <text:p>80,2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8])))" office:value-type="percentage" office:value="0.860003809190279">
            <text:p>86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8])))" office:value-type="percentage" office:value="0.910357744615883">
            <text:p>91,0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8])))" office:value-type="percentage" office:value="0.950452901396521">
            <text:p>95,0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8])))" office:value-type="percentage" office:value="0.978664282052957">
            <text:p>97,8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8])))" office:value-type="percentage" office:value="0.99487447394789">
            <text:p>99,4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8])))" office:value-type="percentage" office:value="1">
            <text:p>100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8])))" office:value-type="percentage" office:value="0.995260117725508">
            <text:p>99,5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8])))" office:value-type="percentage" office:value="0.981553764235355">
            <text:p>98,1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8])))" office:value-type="percentage" office:value="0.959151864426942">
            <text:p>95,9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8])))" office:value-type="percentage" office:value="0.927756136679573">
            <text:p>92,7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8])))" office:value-type="percentage" office:value="0.88689174639363">
            <text:p>88,6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8])))" office:value-type="percentage" office:value="0.836523983035417">
            <text:p>83,6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8])))" office:value-type="percentage" office:value="0.777664583620491">
            <text:p>77,7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8])))" office:value-type="percentage" office:value="0.712641919905264">
            <text:p>71,2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8])))" office:value-type="percentage" office:value="0.644821220998044">
            <text:p>64,4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8])))" office:value-type="percentage" office:value="0.577887672215544">
            <text:p>57,7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8])))" office:value-type="percentage" office:value="0.515074403250546">
            <text:p>51,5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8])))" office:value-type="percentage" office:value="0.458678339755268">
            <text:p>45,8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8])))" office:value-type="percentage" office:value="0.409949300761677">
            <text:p>40,9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8])))" office:value-type="percentage" office:value="0.369228251702328">
            <text:p>36,9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8])))" office:value-type="percentage" office:value="0.336170023488012">
            <text:p>33,62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4">
            <text:p>24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9])))" office:value-type="percentage" office:value="0.232245300670973">
            <text:p>23,2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9])))" office:value-type="percentage" office:value="0.235095043351196">
            <text:p>23,5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9])))" office:value-type="percentage" office:value="0.240620697919648">
            <text:p>24,0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9])))" office:value-type="percentage" office:value="0.248831135697397">
            <text:p>24,8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9])))" office:value-type="percentage" office:value="0.259822349183267">
            <text:p>25,9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9])))" office:value-type="percentage" office:value="0.273691397879809">
            <text:p>27,3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9])))" office:value-type="percentage" office:value="0.290477294972064">
            <text:p>29,0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9])))" office:value-type="percentage" office:value="0.310169780218383">
            <text:p>31,0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9])))" office:value-type="percentage" office:value="0.332816385858961">
            <text:p>33,2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9])))" office:value-type="percentage" office:value="0.358687585043002">
            <text:p>35,8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9])))" office:value-type="percentage" office:value="0.388381181584726">
            <text:p>38,8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9])))" office:value-type="percentage" office:value="0.422765045707861">
            <text:p>42,2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9])))" office:value-type="percentage" office:value="0.46276789851803">
            <text:p>46,2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9])))" office:value-type="percentage" office:value="0.509101230455187">
            <text:p>50,9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9])))" office:value-type="percentage" office:value="0.561973150835188">
            <text:p>56,2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9])))" office:value-type="percentage" office:value="0.620812078069174">
            <text:p>62,0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9])))" office:value-type="percentage" office:value="0.684032380499393">
            <text:p>68,4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9])))" office:value-type="percentage" office:value="0.748944863455023">
            <text:p>74,8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9])))" office:value-type="percentage" office:value="0.81197116745059">
            <text:p>81,2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9])))" office:value-type="percentage" office:value="0.86925358745912">
            <text:p>86,9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9])))" office:value-type="percentage" office:value="0.917514202088713">
            <text:p>91,7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9])))" office:value-type="percentage" office:value="0.954766026305638">
            <text:p>95,4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9])))" office:value-type="percentage" office:value="0.980494869450926">
            <text:p>98,0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9])))" office:value-type="percentage" office:value="0.995260117725508">
            <text:p>99,5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9])))" office:value-type="percentage" office:value="1">
            <text:p>100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9])))" office:value-type="percentage" office:value="0.995400782847457">
            <text:p>99,5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9])))" office:value-type="percentage" office:value="0.981553764235355">
            <text:p>98,1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9])))" office:value-type="percentage" office:value="0.957974996669024">
            <text:p>95,8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9])))" office:value-type="percentage" office:value="0.923976772765479">
            <text:p>92,4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9])))" office:value-type="percentage" office:value="0.879296235233431">
            <text:p>87,9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9])))" office:value-type="percentage" office:value="0.824748138835722">
            <text:p>82,4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9])))" office:value-type="percentage" office:value="0.762555747619883">
            <text:p>76,2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9])))" office:value-type="percentage" office:value="0.696110255161354">
            <text:p>69,6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9])))" office:value-type="percentage" office:value="0.629245490630316">
            <text:p>62,9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9])))" office:value-type="percentage" office:value="0.565415131044162">
            <text:p>56,5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9])))" office:value-type="percentage" office:value="0.507144907000766">
            <text:p>50,7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9])))" office:value-type="percentage" office:value="0.455873771703027">
            <text:p>45,5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9])))" office:value-type="percentage" office:value="0.412072545402876">
            <text:p>41,2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9])))" office:value-type="percentage" office:value="0.375474820558675">
            <text:p>37,55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5">
            <text:p>25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0])))" office:value-type="percentage" office:value="0.229667455495842">
            <text:p>22,9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0])))" office:value-type="percentage" office:value="0.23155708045118">
            <text:p>23,1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0])))" office:value-type="percentage" office:value="0.235226378089512">
            <text:p>23,5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0])))" office:value-type="percentage" office:value="0.240699602330079">
            <text:p>24,0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0])))" office:value-type="percentage" office:value="0.248081306867409">
            <text:p>24,8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0])))" office:value-type="percentage" office:value="0.257514852783229">
            <text:p>25,7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0])))" office:value-type="percentage" office:value="0.269167971022802">
            <text:p>26,9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0])))" office:value-type="percentage" office:value="0.283268643289206">
            <text:p>28,3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0])))" office:value-type="percentage" office:value="0.300196243020637">
            <text:p>30,0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0])))" office:value-type="percentage" office:value="0.320580084571017">
            <text:p>32,0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0])))" office:value-type="percentage" office:value="0.345319090363264">
            <text:p>34,5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0])))" office:value-type="percentage" office:value="0.375474820558674">
            <text:p>37,5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0])))" office:value-type="percentage" office:value="0.412072545402875">
            <text:p>41,2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0])))" office:value-type="percentage" office:value="0.455873771703028">
            <text:p>45,5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0])))" office:value-type="percentage" office:value="0.507144907000764">
            <text:p>50,7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0])))" office:value-type="percentage" office:value="0.565415131044161">
            <text:p>56,5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0])))" office:value-type="percentage" office:value="0.629245490630316">
            <text:p>62,9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0])))" office:value-type="percentage" office:value="0.696110255161354">
            <text:p>69,6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0])))" office:value-type="percentage" office:value="0.762555747619883">
            <text:p>76,2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0])))" office:value-type="percentage" office:value="0.824748138835721">
            <text:p>82,4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0])))" office:value-type="percentage" office:value="0.879296235233431">
            <text:p>87,9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0])))" office:value-type="percentage" office:value="0.923976772765479">
            <text:p>92,4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0])))" office:value-type="percentage" office:value="0.957974996669024">
            <text:p>95,8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0])))" office:value-type="percentage" office:value="0.981553764235355">
            <text:p>98,1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0])))" office:value-type="percentage" office:value="0.995400782847457">
            <text:p>99,5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0])))" office:value-type="percentage" office:value="1">
            <text:p>100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0])))" office:value-type="percentage" office:value="0.995260117725508">
            <text:p>99,5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0])))" office:value-type="percentage" office:value="0.980494869450926">
            <text:p>98,0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0])))" office:value-type="percentage" office:value="0.954766026305639">
            <text:p>95,4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0])))" office:value-type="percentage" office:value="0.917514202088713">
            <text:p>91,7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0])))" office:value-type="percentage" office:value="0.869253587459121">
            <text:p>86,9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0])))" office:value-type="percentage" office:value="0.81197116745059">
            <text:p>81,2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0])))" office:value-type="percentage" office:value="0.748944863455023">
            <text:p>74,8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0])))" office:value-type="percentage" office:value="0.684032380499392">
            <text:p>68,4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0])))" office:value-type="percentage" office:value="0.620812078069174">
            <text:p>62,0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0])))" office:value-type="percentage" office:value="0.561973150835188">
            <text:p>56,2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0])))" office:value-type="percentage" office:value="0.509101230455186">
            <text:p>50,9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0])))" office:value-type="percentage" office:value="0.462767898518029">
            <text:p>46,2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0])))" office:value-type="percentage" office:value="0.42276504570786">
            <text:p>42,28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6">
            <text:p>26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1])))" office:value-type="percentage" office:value="0.224949749168309">
            <text:p>22,4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1])))" office:value-type="percentage" office:value="0.226181461333663">
            <text:p>22,6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1])))" office:value-type="percentage" office:value="0.228571721472929">
            <text:p>22,8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1])))" office:value-type="percentage" office:value="0.23214182493568">
            <text:p>23,2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1])))" office:value-type="percentage" office:value="0.236982121109441">
            <text:p>23,7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1])))" office:value-type="percentage" office:value="0.243241437315917">
            <text:p>24,3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1])))" office:value-type="percentage" office:value="0.251145041311803">
            <text:p>25,1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1])))" office:value-type="percentage" office:value="0.261052909463767">
            <text:p>26,1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1])))" office:value-type="percentage" office:value="0.273545194057047">
            <text:p>27,3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1])))" office:value-type="percentage" office:value="0.289479701476637">
            <text:p>28,9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1])))" office:value-type="percentage" office:value="0.309955295268454">
            <text:p>31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1])))" office:value-type="percentage" office:value="0.336170023488012">
            <text:p>33,6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1])))" office:value-type="percentage" office:value="0.369228251702328">
            <text:p>36,9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1])))" office:value-type="percentage" office:value="0.409949300761678">
            <text:p>40,9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1])))" office:value-type="percentage" office:value="0.458678339755267">
            <text:p>45,8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1])))" office:value-type="percentage" office:value="0.515074403250546">
            <text:p>51,5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1])))" office:value-type="percentage" office:value="0.577887672215545">
            <text:p>57,7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1])))" office:value-type="percentage" office:value="0.644821220998043">
            <text:p>64,4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1])))" office:value-type="percentage" office:value="0.712641919905263">
            <text:p>71,2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1])))" office:value-type="percentage" office:value="0.777664583620491">
            <text:p>77,7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1])))" office:value-type="percentage" office:value="0.836523983035417">
            <text:p>83,6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1])))" office:value-type="percentage" office:value="0.88689174639363">
            <text:p>88,6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1])))" office:value-type="percentage" office:value="0.927756136679574">
            <text:p>92,7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1])))" office:value-type="percentage" office:value="0.959151864426942">
            <text:p>95,9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1])))" office:value-type="percentage" office:value="0.981553764235355">
            <text:p>98,1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1])))" office:value-type="percentage" office:value="0.995260117725508">
            <text:p>99,5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1])))" office:value-type="percentage" office:value="1">
            <text:p>100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1])))" office:value-type="percentage" office:value="0.99487447394789">
            <text:p>99,4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1])))" office:value-type="percentage" office:value="0.978664282052958">
            <text:p>97,8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1])))" office:value-type="percentage" office:value="0.950452901396521">
            <text:p>95,0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1])))" office:value-type="percentage" office:value="0.910357744615883">
            <text:p>91,0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1])))" office:value-type="percentage" office:value="0.860003809190279">
            <text:p>86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1])))" office:value-type="percentage" office:value="0.802418927038661">
            <text:p>80,2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1])))" office:value-type="percentage" office:value="0.741359204244668">
            <text:p>74,1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1])))" office:value-type="percentage" office:value="0.680428945474268">
            <text:p>68,0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1])))" office:value-type="percentage" office:value="0.62241177370682">
            <text:p>62,2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1])))" office:value-type="percentage" office:value="0.568994008027364">
            <text:p>56,9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1])))" office:value-type="percentage" office:value="0.520815735598951">
            <text:p>52,0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1])))" office:value-type="percentage" office:value="0.477703302791212">
            <text:p>47,77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7">
            <text:p>27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2])))" office:value-type="percentage" office:value="0.217229922049899">
            <text:p>21,7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2])))" office:value-type="percentage" office:value="0.218107522779508">
            <text:p>21,8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2])))" office:value-type="percentage" office:value="0.21980048035144">
            <text:p>21,9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2])))" office:value-type="percentage" office:value="0.222311213938837">
            <text:p>22,2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2])))" office:value-type="percentage" office:value="0.225696560390731">
            <text:p>22,5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2])))" office:value-type="percentage" office:value="0.230074127767324">
            <text:p>23,0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2])))" office:value-type="percentage" office:value="0.235659603506903">
            <text:p>23,5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2])))" office:value-type="percentage" office:value="0.242841417619231">
            <text:p>24,2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2])))" office:value-type="percentage" office:value="0.252269435007682">
            <text:p>25,2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2])))" office:value-type="percentage" office:value="0.264896290448942">
            <text:p>26,4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2])))" office:value-type="percentage" office:value="0.281913704728218">
            <text:p>28,1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2])))" office:value-type="percentage" office:value="0.304592141492101">
            <text:p>30,4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2])))" office:value-type="percentage" office:value="0.334091237190497">
            <text:p>33,4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2])))" office:value-type="percentage" office:value="0.371290624444277">
            <text:p>37,1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2])))" office:value-type="percentage" office:value="0.416630202812911">
            <text:p>41,6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2])))" office:value-type="percentage" office:value="0.46992365375815">
            <text:p>46,9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2])))" office:value-type="percentage" office:value="0.530148166639954">
            <text:p>53,0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2])))" office:value-type="percentage" office:value="0.595296089930972">
            <text:p>59,5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2])))" office:value-type="percentage" office:value="0.662446113700364">
            <text:p>66,2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2])))" office:value-type="percentage" office:value="0.728183127063629">
            <text:p>72,8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2])))" office:value-type="percentage" office:value="0.789305918485518">
            <text:p>78,9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2])))" office:value-type="percentage" office:value="0.843513435170642">
            <text:p>84,3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2])))" office:value-type="percentage" office:value="0.889703753272772">
            <text:p>88,9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2])))" office:value-type="percentage" office:value="0.927756136679573">
            <text:p>92,7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2])))" office:value-type="percentage" office:value="0.957974996669024">
            <text:p>95,8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2])))" office:value-type="percentage" office:value="0.980494869450926">
            <text:p>98,0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2])))" office:value-type="percentage" office:value="0.99487447394789">
            <text:p>99,4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2])))" office:value-type="percentage" office:value="1">
            <text:p>100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2])))" office:value-type="percentage" office:value="0.994351158861371">
            <text:p>99,4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2])))" office:value-type="percentage" office:value="0.976606140089005">
            <text:p>97,6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2])))" office:value-type="percentage" office:value="0.946402141940736">
            <text:p>94,6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2])))" office:value-type="percentage" office:value="0.904887130660833">
            <text:p>90,4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2])))" office:value-type="percentage" office:value="0.854708535322776">
            <text:p>85,4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2])))" office:value-type="percentage" office:value="0.799397215282597">
            <text:p>79,9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2])))" office:value-type="percentage" office:value="0.742483005517478">
            <text:p>74,2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2])))" office:value-type="percentage" office:value="0.686771713276275">
            <text:p>68,6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2])))" office:value-type="percentage" office:value="0.63400125088482">
            <text:p>63,4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2])))" office:value-type="percentage" office:value="0.584845527977423">
            <text:p>58,4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2])))" office:value-type="percentage" office:value="0.539139043400612">
            <text:p>53,91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8">
            <text:p>28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3])))" office:value-type="percentage" office:value="0.20587377794605">
            <text:p>20,5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3])))" office:value-type="percentage" office:value="0.206687180036708">
            <text:p>20,6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3])))" office:value-type="percentage" office:value="0.208239177108081">
            <text:p>20,8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3])))" office:value-type="percentage" office:value="0.210500330154095">
            <text:p>21,0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3])))" office:value-type="percentage" office:value="0.21347864923741">
            <text:p>21,3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3])))" office:value-type="percentage" office:value="0.217229266486092">
            <text:p>21,7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3])))" office:value-type="percentage" office:value="0.221897969637188">
            <text:p>22,1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3])))" office:value-type="percentage" office:value="0.22780540933877">
            <text:p>22,7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3])))" office:value-type="percentage" office:value="0.235546248071514">
            <text:p>23,5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3])))" office:value-type="percentage" office:value="0.246037495065147">
            <text:p>24,6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3])))" office:value-type="percentage" office:value="0.260456099627403">
            <text:p>26,0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3])))" office:value-type="percentage" office:value="0.280077200584617">
            <text:p>28,0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3])))" office:value-type="percentage" office:value="0.30608652593749">
            <text:p>30,6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3])))" office:value-type="percentage" office:value="0.339420680064866">
            <text:p>33,9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3])))" office:value-type="percentage" office:value="0.380624377216902">
            <text:p>38,0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3])))" office:value-type="percentage" office:value="0.429684582442434">
            <text:p>42,9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3])))" office:value-type="percentage" office:value="0.485836475001577">
            <text:p>48,5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3])))" office:value-type="percentage" office:value="0.547414261002059">
            <text:p>54,7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3])))" office:value-type="percentage" office:value="0.611891154410052">
            <text:p>61,1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3])))" office:value-type="percentage" office:value="0.676235271008282">
            <text:p>67,6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3])))" office:value-type="percentage" office:value="0.737540793775394">
            <text:p>73,7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3])))" office:value-type="percentage" office:value="0.793662356017322">
            <text:p>79,3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3])))" office:value-type="percentage" office:value="0.843513435170642">
            <text:p>84,3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3])))" office:value-type="percentage" office:value="0.88689174639363">
            <text:p>88,6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3])))" office:value-type="percentage" office:value="0.923976772765479">
            <text:p>92,4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3])))" office:value-type="percentage" office:value="0.954766026305639">
            <text:p>95,4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3])))" office:value-type="percentage" office:value="0.978664282052958">
            <text:p>97,8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3])))" office:value-type="percentage" office:value="0.994351158861371">
            <text:p>99,4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3])))" office:value-type="percentage" office:value="1">
            <text:p>100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3])))" office:value-type="percentage" office:value="0.993854050577982">
            <text:p>99,3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3])))" office:value-type="percentage" office:value="0.97500706480775">
            <text:p>97,5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3])))" office:value-type="percentage" office:value="0.944033311941011">
            <text:p>94,4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3])))" office:value-type="percentage" office:value="0.903082671240444">
            <text:p>90,3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3])))" office:value-type="percentage" office:value="0.855343648823292">
            <text:p>85,5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3])))" office:value-type="percentage" office:value="0.804172226882042">
            <text:p>80,4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3])))" office:value-type="percentage" office:value="0.75232229094029">
            <text:p>75,2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3])))" office:value-type="percentage" office:value="0.701531986273936">
            <text:p>70,1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3])))" office:value-type="percentage" office:value="0.6524728500857">
            <text:p>65,2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3])))" office:value-type="percentage" office:value="0.604959773984884">
            <text:p>60,5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29">
            <text:p>29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4])))" office:value-type="percentage" office:value="0.190642539870438">
            <text:p>19,0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4])))" office:value-type="percentage" office:value="0.191650481146944">
            <text:p>19,1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4])))" office:value-type="percentage" office:value="0.193559223091157">
            <text:p>19,3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4])))" office:value-type="percentage" office:value="0.196298070724618">
            <text:p>19,6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4])))" office:value-type="percentage" office:value="0.199815625609566">
            <text:p>19,9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4])))" office:value-type="percentage" office:value="0.204080373046927">
            <text:p>20,4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4])))" office:value-type="percentage" office:value="0.209118089348284">
            <text:p>20,9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4])))" office:value-type="percentage" office:value="0.215098385973775">
            <text:p>21,5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4])))" office:value-type="percentage" office:value="0.222449547007506">
            <text:p>22,2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4])))" office:value-type="percentage" office:value="0.231933866200889">
            <text:p>23,1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4])))" office:value-type="percentage" office:value="0.244612266109009">
            <text:p>24,4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4])))" office:value-type="percentage" office:value="0.261697604700314">
            <text:p>26,1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4])))" office:value-type="percentage" office:value="0.284369023457815">
            <text:p>28,4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4])))" office:value-type="percentage" office:value="0.313610808163077">
            <text:p>31,3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4])))" office:value-type="percentage" office:value="0.350075299117937">
            <text:p>35,0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4])))" office:value-type="percentage" office:value="0.393932866108218">
            <text:p>39,3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4])))" office:value-type="percentage" office:value="0.44469728012488">
            <text:p>44,4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4])))" office:value-type="percentage" office:value="0.50108429434988">
            <text:p>50,1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4])))" office:value-type="percentage" office:value="0.561029008352827">
            <text:p>56,1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4])))" office:value-type="percentage" office:value="0.62197940590559">
            <text:p>62,2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4])))" office:value-type="percentage" office:value="0.681441067829613">
            <text:p>68,1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4])))" office:value-type="percentage" office:value="0.737540793775394">
            <text:p>73,7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4])))" office:value-type="percentage" office:value="0.789305918485518">
            <text:p>78,9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4])))" office:value-type="percentage" office:value="0.836523983035417">
            <text:p>83,6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4])))" office:value-type="percentage" office:value="0.879296235233431">
            <text:p>87,9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4])))" office:value-type="percentage" office:value="0.917514202088713">
            <text:p>91,7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4])))" office:value-type="percentage" office:value="0.950452901396521">
            <text:p>95,0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4])))" office:value-type="percentage" office:value="0.976606140089005">
            <text:p>97,6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4])))" office:value-type="percentage" office:value="0.993854050577982">
            <text:p>99,3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4])))" office:value-type="percentage" office:value="1">
            <text:p>100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4])))" office:value-type="percentage" office:value="0.993559867111594">
            <text:p>99,3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4])))" office:value-type="percentage" office:value="0.974465939965472">
            <text:p>97,4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4])))" office:value-type="percentage" office:value="0.944276356576463">
            <text:p>94,4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4])))" office:value-type="percentage" office:value="0.905734754780968">
            <text:p>90,5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4])))" office:value-type="percentage" office:value="0.861930535916632">
            <text:p>86,1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4])))" office:value-type="percentage" office:value="0.815493178173832">
            <text:p>81,5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4])))" office:value-type="percentage" office:value="0.768109604303989">
            <text:p>76,8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4])))" office:value-type="percentage" office:value="0.720412906387849">
            <text:p>72,0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4])))" office:value-type="percentage" office:value="0.672170496368173">
            <text:p>67,22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0">
            <text:p>30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5])))" office:value-type="percentage" office:value="0.171847755985004">
            <text:p>17,1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5])))" office:value-type="percentage" office:value="0.173259255641784">
            <text:p>17,3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5])))" office:value-type="percentage" office:value="0.175928095890609">
            <text:p>17,5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5])))" office:value-type="percentage" office:value="0.179737121482569">
            <text:p>17,9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5])))" office:value-type="percentage" office:value="0.184570369141564">
            <text:p>18,4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5])))" office:value-type="percentage" office:value="0.190294294322618">
            <text:p>19,0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5])))" office:value-type="percentage" office:value="0.196778433493013">
            <text:p>19,6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5])))" office:value-type="percentage" office:value="0.203977358528594">
            <text:p>20,4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5])))" office:value-type="percentage" office:value="0.21206416856715">
            <text:p>21,2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5])))" office:value-type="percentage" office:value="0.221548255008376">
            <text:p>22,1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5])))" office:value-type="percentage" office:value="0.233288061068935">
            <text:p>23,3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5])))" office:value-type="percentage" office:value="0.248373844474847">
            <text:p>24,8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5])))" office:value-type="percentage" office:value="0.267944988187766">
            <text:p>26,7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5])))" office:value-type="percentage" office:value="0.293018975416949">
            <text:p>29,3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5])))" office:value-type="percentage" office:value="0.324350519585625">
            <text:p>32,4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5])))" office:value-type="percentage" office:value="0.362292921839638">
            <text:p>36,2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5])))" office:value-type="percentage" office:value="0.406645120808298">
            <text:p>40,6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5])))" office:value-type="percentage" office:value="0.456525438677327">
            <text:p>45,6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5])))" office:value-type="percentage" office:value="0.510374641021154">
            <text:p>51,0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5])))" office:value-type="percentage" office:value="0.566190422565401">
            <text:p>56,6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5])))" office:value-type="percentage" office:value="0.621979405905591">
            <text:p>62,2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5])))" office:value-type="percentage" office:value="0.676235271008283">
            <text:p>67,6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5])))" office:value-type="percentage" office:value="0.728183127063629">
            <text:p>72,8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5])))" office:value-type="percentage" office:value="0.777664583620491">
            <text:p>77,7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5])))" office:value-type="percentage" office:value="0.824748138835722">
            <text:p>82,4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5])))" office:value-type="percentage" office:value="0.869253587459121">
            <text:p>86,9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5])))" office:value-type="percentage" office:value="0.910357744615883">
            <text:p>91,0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5])))" office:value-type="percentage" office:value="0.946402141940736">
            <text:p>94,6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5])))" office:value-type="percentage" office:value="0.97500706480775">
            <text:p>97,5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5])))" office:value-type="percentage" office:value="0.993559867111594">
            <text:p>99,3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5])))" office:value-type="percentage" office:value="1">
            <text:p>100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5])))" office:value-type="percentage" office:value="0.993587629447439">
            <text:p>99,3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5])))" office:value-type="percentage" office:value="0.975228929628726">
            <text:p>97,5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5])))" office:value-type="percentage" office:value="0.947145110962678">
            <text:p>94,7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5])))" office:value-type="percentage" office:value="0.912081217519519">
            <text:p>91,2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5])))" office:value-type="percentage" office:value="0.872477274234678">
            <text:p>87,2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5])))" office:value-type="percentage" office:value="0.829921210540454">
            <text:p>82,9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5])))" office:value-type="percentage" office:value="0.78497420228923">
            <text:p>78,5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5])))" office:value-type="percentage" office:value="0.737329871481474">
            <text:p>73,73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1">
            <text:p>31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6])))" office:value-type="percentage" office:value="0.150386537971634">
            <text:p>15,0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6])))" office:value-type="percentage" office:value="0.152345205288412">
            <text:p>15,2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6])))" office:value-type="percentage" office:value="0.156052780925487">
            <text:p>15,6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6])))" office:value-type="percentage" office:value="0.161344897247399">
            <text:p>16,1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6])))" office:value-type="percentage" office:value="0.168041531257025">
            <text:p>16,8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6])))" office:value-type="percentage" office:value="0.175901554935882">
            <text:p>17,5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6])))" office:value-type="percentage" office:value="0.18461868080399">
            <text:p>18,4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6])))" office:value-type="percentage" office:value="0.193892876049979">
            <text:p>19,3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6])))" office:value-type="percentage" office:value="0.203583147526803">
            <text:p>20,3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6])))" office:value-type="percentage" office:value="0.213877443904694">
            <text:p>21,3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6])))" office:value-type="percentage" office:value="0.225368246307612">
            <text:p>22,5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6])))" office:value-type="percentage" office:value="0.238975689374653">
            <text:p>23,9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6])))" office:value-type="percentage" office:value="0.255769482608865">
            <text:p>25,5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6])))" office:value-type="percentage" office:value="0.276782401315342">
            <text:p>27,6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6])))" office:value-type="percentage" office:value="0.302858601481521">
            <text:p>30,2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6])))" office:value-type="percentage" office:value="0.334522478631934">
            <text:p>33,4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6])))" office:value-type="percentage" office:value="0.371848483666242">
            <text:p>37,1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6])))" office:value-type="percentage" office:value="0.414355628740175">
            <text:p>41,4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6])))" office:value-type="percentage" office:value="0.461003840365802">
            <text:p>46,1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6])))" office:value-type="percentage" office:value="0.510374641021154">
            <text:p>51,0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6])))" office:value-type="percentage" office:value="0.561029008352827">
            <text:p>56,1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6])))" office:value-type="percentage" office:value="0.611891154410053">
            <text:p>61,1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6])))" office:value-type="percentage" office:value="0.662446113700364">
            <text:p>66,2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6])))" office:value-type="percentage" office:value="0.712641919905264">
            <text:p>71,2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6])))" office:value-type="percentage" office:value="0.762555747619883">
            <text:p>76,2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6])))" office:value-type="percentage" office:value="0.81197116745059">
            <text:p>81,2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6])))" office:value-type="percentage" office:value="0.860003809190279">
            <text:p>86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6])))" office:value-type="percentage" office:value="0.904887130660833">
            <text:p>90,4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6])))" office:value-type="percentage" office:value="0.944033311941011">
            <text:p>94,4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6])))" office:value-type="percentage" office:value="0.974465939965472">
            <text:p>97,4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6])))" office:value-type="percentage" office:value="0.993587629447439">
            <text:p>99,3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6])))" office:value-type="percentage" office:value="1">
            <text:p>100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6])))" office:value-type="percentage" office:value="0.993939303314508">
            <text:p>99,3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6])))" office:value-type="percentage" office:value="0.977061107328116">
            <text:p>97,7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6])))" office:value-type="percentage" office:value="0.951711937110601">
            <text:p>95,1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6])))" office:value-type="percentage" office:value="0.92009152110063">
            <text:p>92,0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6])))" office:value-type="percentage" office:value="0.883649303997633">
            <text:p>88,3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6])))" office:value-type="percentage" office:value="0.842846485370938">
            <text:p>84,2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6])))" office:value-type="percentage" office:value="0.797279785770382">
            <text:p>79,73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2">
            <text:p>32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7])))" office:value-type="percentage" office:value="0.127592364795395">
            <text:p>12,7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7])))" office:value-type="percentage" office:value="0.130168695942641">
            <text:p>13,0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7])))" office:value-type="percentage" office:value="0.135053779315487">
            <text:p>13,5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7])))" office:value-type="percentage" office:value="0.142039419716347">
            <text:p>14,2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7])))" office:value-type="percentage" office:value="0.150887199635428">
            <text:p>15,0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7])))" office:value-type="percentage" office:value="0.161252462260493">
            <text:p>16,1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7])))" office:value-type="percentage" office:value="0.172650805952307">
            <text:p>17,2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7])))" office:value-type="percentage" office:value="0.184514560344041">
            <text:p>18,4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7])))" office:value-type="percentage" office:value="0.196363404191428">
            <text:p>19,6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7])))" office:value-type="percentage" office:value="0.208029968774326">
            <text:p>20,8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7])))" office:value-type="percentage" office:value="0.219805545561627">
            <text:p>21,9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7])))" office:value-type="percentage" office:value="0.232409998840664">
            <text:p>23,2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7])))" office:value-type="percentage" office:value="0.246820131738227">
            <text:p>24,6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7])))" office:value-type="percentage" office:value="0.264065064543819">
            <text:p>26,4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7])))" office:value-type="percentage" office:value="0.285059444837618">
            <text:p>28,5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7])))" office:value-type="percentage" office:value="0.310476678291823">
            <text:p>31,0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7])))" office:value-type="percentage" office:value="0.340641285530973">
            <text:p>34,0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7])))" office:value-type="percentage" office:value="0.375447555404846">
            <text:p>37,5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7])))" office:value-type="percentage" office:value="0.414355628740174">
            <text:p>41,4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7])))" office:value-type="percentage" office:value="0.456525438677326">
            <text:p>45,6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7])))" office:value-type="percentage" office:value="0.50108429434988">
            <text:p>50,1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7])))" office:value-type="percentage" office:value="0.547414261002059">
            <text:p>54,7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7])))" office:value-type="percentage" office:value="0.595296089930972">
            <text:p>59,5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7])))" office:value-type="percentage" office:value="0.644821220998044">
            <text:p>64,4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7])))" office:value-type="percentage" office:value="0.696110255161354">
            <text:p>69,6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7])))" office:value-type="percentage" office:value="0.748944863455023">
            <text:p>74,8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7])))" office:value-type="percentage" office:value="0.802418927038661">
            <text:p>80,2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7])))" office:value-type="percentage" office:value="0.854708535322776">
            <text:p>85,4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7])))" office:value-type="percentage" office:value="0.903082671240444">
            <text:p>90,3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7])))" office:value-type="percentage" office:value="0.944276356576463">
            <text:p>94,4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7])))" office:value-type="percentage" office:value="0.975228929628726">
            <text:p>97,5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7])))" office:value-type="percentage" office:value="0.993939303314508">
            <text:p>99,3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7])))" office:value-type="percentage" office:value="1">
            <text:p>100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7])))" office:value-type="percentage" office:value="0.994496641548701">
            <text:p>99,4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7])))" office:value-type="percentage" office:value="0.979352384412607">
            <text:p>97,9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7])))" office:value-type="percentage" office:value="0.956495259187474">
            <text:p>95,6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7])))" office:value-type="percentage" office:value="0.927208817020998">
            <text:p>92,7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7])))" office:value-type="percentage" office:value="0.891833815163378">
            <text:p>89,1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7])))" office:value-type="percentage" office:value="0.849851217669691">
            <text:p>84,99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3">
            <text:p>33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8])))" office:value-type="percentage" office:value="0.10495163147622">
            <text:p>10,5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8])))" office:value-type="percentage" office:value="0.108145466435243">
            <text:p>10,8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8])))" office:value-type="percentage" office:value="0.114211289999886">
            <text:p>11,4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8])))" office:value-type="percentage" office:value="0.122903771900412">
            <text:p>12,2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8])))" office:value-type="percentage" office:value="0.133935780982304">
            <text:p>13,3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8])))" office:value-type="percentage" office:value="0.146871304425744">
            <text:p>14,6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8])))" office:value-type="percentage" office:value="0.161061091711691">
            <text:p>16,1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8])))" office:value-type="percentage" office:value="0.175681644219467">
            <text:p>17,5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8])))" office:value-type="percentage" office:value="0.189920565523192">
            <text:p>18,9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8])))" office:value-type="percentage" office:value="0.203255698741628">
            <text:p>20,3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8])))" office:value-type="percentage" office:value="0.215670945284163">
            <text:p>21,5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8])))" office:value-type="percentage" office:value="0.227674696032906">
            <text:p>22,7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8])))" office:value-type="percentage" office:value="0.240136293958766">
            <text:p>24,0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8])))" office:value-type="percentage" office:value="0.254063400666736">
            <text:p>25,4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8])))" office:value-type="percentage" office:value="0.270418532639509">
            <text:p>27,0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8])))" office:value-type="percentage" office:value="0.289994396369568">
            <text:p>29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8])))" office:value-type="percentage" office:value="0.313327343046178">
            <text:p>31,3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8])))" office:value-type="percentage" office:value="0.340641285530972">
            <text:p>34,0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8])))" office:value-type="percentage" office:value="0.371848483666241">
            <text:p>37,1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8])))" office:value-type="percentage" office:value="0.406645120808297">
            <text:p>40,6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8])))" office:value-type="percentage" office:value="0.444697280124878">
            <text:p>44,4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8])))" office:value-type="percentage" office:value="0.485836475001576">
            <text:p>48,5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8])))" office:value-type="percentage" office:value="0.530148166639953">
            <text:p>53,0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8])))" office:value-type="percentage" office:value="0.577887672215544">
            <text:p>57,7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8])))" office:value-type="percentage" office:value="0.629245490630316">
            <text:p>62,9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8])))" office:value-type="percentage" office:value="0.684032380499392">
            <text:p>68,4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8])))" office:value-type="percentage" office:value="0.741359204244668">
            <text:p>74,1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8])))" office:value-type="percentage" office:value="0.799397215282597">
            <text:p>79,9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8])))" office:value-type="percentage" office:value="0.855343648823292">
            <text:p>85,5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8])))" office:value-type="percentage" office:value="0.905734754780968">
            <text:p>90,5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8])))" office:value-type="percentage" office:value="0.947145110962678">
            <text:p>94,7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8])))" office:value-type="percentage" office:value="0.977061107328116">
            <text:p>97,7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8])))" office:value-type="percentage" office:value="0.994496641548701">
            <text:p>99,4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8])))" office:value-type="percentage" office:value="1">
            <text:p>100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8])))" office:value-type="percentage" office:value="0.995075996835907">
            <text:p>99,5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8])))" office:value-type="percentage" office:value="0.981370742048888">
            <text:p>98,1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8])))" office:value-type="percentage" office:value="0.959988168024159">
            <text:p>96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8])))" office:value-type="percentage" office:value="0.931136505774738">
            <text:p>93,1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8])))" office:value-type="percentage" office:value="0.894166529480185">
            <text:p>89,42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4">
            <text:p>34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9])))" office:value-type="percentage" office:value="0.083822948772871">
            <text:p>8,3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9])))" office:value-type="percentage" office:value="0.0875735381338527">
            <text:p>8,7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9])))" office:value-type="percentage" office:value="0.0947068066671075">
            <text:p>9,4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9])))" office:value-type="percentage" office:value="0.104949260275851">
            <text:p>10,4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9])))" office:value-type="percentage" office:value="0.117977380847149">
            <text:p>11,8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9])))" office:value-type="percentage" office:value="0.133281948693982">
            <text:p>13,3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9])))" office:value-type="percentage" office:value="0.150074436193483">
            <text:p>15,0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9])))" office:value-type="percentage" office:value="0.16730779460898">
            <text:p>16,7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9])))" office:value-type="percentage" office:value="0.183872316326295">
            <text:p>18,3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9])))" office:value-type="percentage" office:value="0.198921396959989">
            <text:p>19,8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9])))" office:value-type="percentage" office:value="0.212151146241057">
            <text:p>21,2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9])))" office:value-type="percentage" office:value="0.223864790904493">
            <text:p>22,3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9])))" office:value-type="percentage" office:value="0.234818503956206">
            <text:p>23,4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9])))" office:value-type="percentage" office:value="0.245983132648997">
            <text:p>24,6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9])))" office:value-type="percentage" office:value="0.258344917103575">
            <text:p>25,8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9])))" office:value-type="percentage" office:value="0.272781560143268">
            <text:p>27,2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9])))" office:value-type="percentage" office:value="0.28999439636957">
            <text:p>29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9])))" office:value-type="percentage" office:value="0.310476678291824">
            <text:p>31,0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9])))" office:value-type="percentage" office:value="0.334522478631934">
            <text:p>33,4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9])))" office:value-type="percentage" office:value="0.362292921839638">
            <text:p>36,2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9])))" office:value-type="percentage" office:value="0.393932866108218">
            <text:p>39,3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9])))" office:value-type="percentage" office:value="0.429684582442435">
            <text:p>42,9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9])))" office:value-type="percentage" office:value="0.46992365375815">
            <text:p>46,9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9])))" office:value-type="percentage" office:value="0.515074403250546">
            <text:p>51,5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9])))" office:value-type="percentage" office:value="0.565415131044162">
            <text:p>56,5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9])))" office:value-type="percentage" office:value="0.620812078069174">
            <text:p>62,0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9])))" office:value-type="percentage" office:value="0.680428945474268">
            <text:p>68,0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9])))" office:value-type="percentage" office:value="0.742483005517478">
            <text:p>74,2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9])))" office:value-type="percentage" office:value="0.804172226882042">
            <text:p>80,4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9])))" office:value-type="percentage" office:value="0.861930535916632">
            <text:p>86,1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9])))" office:value-type="percentage" office:value="0.912081217519519">
            <text:p>91,2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9])))" office:value-type="percentage" office:value="0.951711937110601">
            <text:p>95,1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9])))" office:value-type="percentage" office:value="0.979352384412607">
            <text:p>97,9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9])))" office:value-type="percentage" office:value="0.995075996835907">
            <text:p>99,5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9])))" office:value-type="percentage" office:value="1">
            <text:p>100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9])))" office:value-type="percentage" office:value="0.995497578249617">
            <text:p>99,5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9])))" office:value-type="percentage" office:value="0.982492118625201">
            <text:p>98,2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9])))" office:value-type="percentage" office:value="0.961054967987012">
            <text:p>96,1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9])))" office:value-type="percentage" office:value="0.930396143648989">
            <text:p>93,04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5">
            <text:p>35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90])))" office:value-type="percentage" office:value="0.0652726672985454">
            <text:p>6,5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90])))" office:value-type="percentage" office:value="0.0694711558221317">
            <text:p>6,9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90])))" office:value-type="percentage" office:value="0.0774658376332847">
            <text:p>7,7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90])))" office:value-type="percentage" office:value="0.0889654211030669">
            <text:p>8,9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90])))" office:value-type="percentage" office:value="0.103623821601915">
            <text:p>10,3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90])))" office:value-type="percentage" office:value="0.120880729093675">
            <text:p>12,0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90])))" office:value-type="percentage" office:value="0.139842808313817">
            <text:p>13,9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90])))" office:value-type="percentage" office:value="0.159287167098021">
            <text:p>15,9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90])))" office:value-type="percentage" office:value="0.177862804731675">
            <text:p>17,7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90])))" office:value-type="percentage" office:value="0.194452458096892">
            <text:p>19,4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90])))" office:value-type="percentage" office:value="0.208504678137637">
            <text:p>20,8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90])))" office:value-type="percentage" office:value="0.220138160630385">
            <text:p>22,0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90])))" office:value-type="percentage" office:value="0.229997805370264">
            <text:p>23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90])))" office:value-type="percentage" office:value="0.239004975106054">
            <text:p>23,9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90])))" office:value-type="percentage" office:value="0.248145284125456">
            <text:p>24,8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90])))" office:value-type="percentage" office:value="0.258344917103576">
            <text:p>25,8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90])))" office:value-type="percentage" office:value="0.270418532639512">
            <text:p>27,0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90])))" office:value-type="percentage" office:value="0.28505944483762">
            <text:p>28,5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90])))" office:value-type="percentage" office:value="0.302858601481522">
            <text:p>30,2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90])))" office:value-type="percentage" office:value="0.324350519585626">
            <text:p>32,4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90])))" office:value-type="percentage" office:value="0.350075299117938">
            <text:p>35,0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90])))" office:value-type="percentage" office:value="0.380624377216903">
            <text:p>38,0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90])))" office:value-type="percentage" office:value="0.416630202812911">
            <text:p>41,6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90])))" office:value-type="percentage" office:value="0.458678339755268">
            <text:p>45,8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90])))" office:value-type="percentage" office:value="0.507144907000766">
            <text:p>50,7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90])))" office:value-type="percentage" office:value="0.561973150835188">
            <text:p>56,2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90])))" office:value-type="percentage" office:value="0.62241177370682">
            <text:p>62,2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90])))" office:value-type="percentage" office:value="0.686771713276275">
            <text:p>68,6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90])))" office:value-type="percentage" office:value="0.75232229094029">
            <text:p>75,2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90])))" office:value-type="percentage" office:value="0.815493178173832">
            <text:p>81,5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90])))" office:value-type="percentage" office:value="0.872477274234678">
            <text:p>87,2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90])))" office:value-type="percentage" office:value="0.92009152110063">
            <text:p>92,0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90])))" office:value-type="percentage" office:value="0.956495259187474">
            <text:p>95,6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90])))" office:value-type="percentage" office:value="0.981370742048888">
            <text:p>98,1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90])))" office:value-type="percentage" office:value="0.995497578249617">
            <text:p>99,5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90])))" office:value-type="percentage" office:value="1">
            <text:p>100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90])))" office:value-type="percentage" office:value="0.995630190505108">
            <text:p>99,5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90])))" office:value-type="percentage" office:value="0.982324497891323">
            <text:p>98,2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90])))" office:value-type="percentage" office:value="0.959144756298416">
            <text:p>95,91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6">
            <text:p>36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91])))" office:value-type="percentage" office:value="0.0500444907866308">
            <text:p>5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91])))" office:value-type="percentage" office:value="0.0545445463485592">
            <text:p>5,4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91])))" office:value-type="percentage" office:value="0.0631222330762499">
            <text:p>6,3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91])))" office:value-type="percentage" office:value="0.0754796578714727">
            <text:p>7,5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91])))" office:value-type="percentage" office:value="0.0912627612918432">
            <text:p>9,1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91])))" office:value-type="percentage" office:value="0.109884817321509">
            <text:p>10,9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91])))" office:value-type="percentage" office:value="0.130388426071423">
            <text:p>13,0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91])))" office:value-type="percentage" office:value="0.151433844909814">
            <text:p>15,1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91])))" office:value-type="percentage" office:value="0.171500630498134">
            <text:p>17,1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91])))" office:value-type="percentage" office:value="0.189272286572681">
            <text:p>18,9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91])))" office:value-type="percentage" office:value="0.204005632971773">
            <text:p>20,4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91])))" office:value-type="percentage" office:value="0.215666308697589">
            <text:p>21,5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91])))" office:value-type="percentage" office:value="0.224795609657115">
            <text:p>22,4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91])))" office:value-type="percentage" office:value="0.232254886198013">
            <text:p>23,2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91])))" office:value-type="percentage" office:value="0.239004975106053">
            <text:p>23,9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91])))" office:value-type="percentage" office:value="0.245983132648996">
            <text:p>24,6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91])))" office:value-type="percentage" office:value="0.254063400666736">
            <text:p>25,4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91])))" office:value-type="percentage" office:value="0.264065064543819">
            <text:p>26,4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91])))" office:value-type="percentage" office:value="0.276782401315341">
            <text:p>27,6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91])))" office:value-type="percentage" office:value="0.293018975416947">
            <text:p>29,3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91])))" office:value-type="percentage" office:value="0.313610808163076">
            <text:p>31,3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91])))" office:value-type="percentage" office:value="0.339420680064865">
            <text:p>33,9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91])))" office:value-type="percentage" office:value="0.371290624444276">
            <text:p>37,1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91])))" office:value-type="percentage" office:value="0.409949300761677">
            <text:p>40,9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91])))" office:value-type="percentage" office:value="0.455873771703027">
            <text:p>45,5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91])))" office:value-type="percentage" office:value="0.509101230455186">
            <text:p>50,9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91])))" office:value-type="percentage" office:value="0.568994008027364">
            <text:p>56,9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91])))" office:value-type="percentage" office:value="0.63400125088482">
            <text:p>63,4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91])))" office:value-type="percentage" office:value="0.701531986273936">
            <text:p>70,1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91])))" office:value-type="percentage" office:value="0.768109604303989">
            <text:p>76,8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91])))" office:value-type="percentage" office:value="0.829921210540454">
            <text:p>82,9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91])))" office:value-type="percentage" office:value="0.883649303997633">
            <text:p>88,3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91])))" office:value-type="percentage" office:value="0.927208817020998">
            <text:p>92,7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91])))" office:value-type="percentage" office:value="0.959988168024159">
            <text:p>96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91])))" office:value-type="percentage" office:value="0.982492118625201">
            <text:p>98,2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91])))" office:value-type="percentage" office:value="0.995630190505108">
            <text:p>99,5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91])))" office:value-type="percentage" office:value="1">
            <text:p>100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91])))" office:value-type="percentage" office:value="0.995409517741387">
            <text:p>99,5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91])))" office:value-type="percentage" office:value="0.980767827826173">
            <text:p>98,08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7">
            <text:p>37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92])))" office:value-type="percentage" office:value="0.0386058926631642">
            <text:p>3,8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92])))" office:value-type="percentage" office:value="0.0432312794165746">
            <text:p>4,3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92])))" office:value-type="percentage" office:value="0.0520557516756942">
            <text:p>5,2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92])))" office:value-type="percentage" office:value="0.0647865451900916">
            <text:p>6,4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92])))" office:value-type="percentage" office:value="0.0810766217783651">
            <text:p>8,1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92])))" office:value-type="percentage" office:value="0.100339239154506">
            <text:p>10,0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92])))" office:value-type="percentage" office:value="0.121598237092985">
            <text:p>12,1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92])))" office:value-type="percentage" office:value="0.143464431019036">
            <text:p>14,3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92])))" office:value-type="percentage" office:value="0.164331691696266">
            <text:p>16,4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92])))" office:value-type="percentage" office:value="0.182768972299902">
            <text:p>18,2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92])))" office:value-type="percentage" office:value="0.197908807885089">
            <text:p>19,7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92])))" office:value-type="percentage" office:value="0.209603156485295">
            <text:p>20,9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92])))" office:value-type="percentage" office:value="0.218301382249762">
            <text:p>21,8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92])))" office:value-type="percentage" office:value="0.224795609657115">
            <text:p>22,4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92])))" office:value-type="percentage" office:value="0.229997805370262">
            <text:p>23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92])))" office:value-type="percentage" office:value="0.234818503956206">
            <text:p>23,4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92])))" office:value-type="percentage" office:value="0.240136293958767">
            <text:p>24,0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92])))" office:value-type="percentage" office:value="0.246820131738227">
            <text:p>24,6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92])))" office:value-type="percentage" office:value="0.255769482608864">
            <text:p>25,5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92])))" office:value-type="percentage" office:value="0.267944988187765">
            <text:p>26,7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92])))" office:value-type="percentage" office:value="0.284369023457815">
            <text:p>28,4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92])))" office:value-type="percentage" office:value="0.306086525937489">
            <text:p>30,6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92])))" office:value-type="percentage" office:value="0.334091237190496">
            <text:p>33,4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92])))" office:value-type="percentage" office:value="0.369228251702328">
            <text:p>36,9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92])))" office:value-type="percentage" office:value="0.412072545402876">
            <text:p>41,2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92])))" office:value-type="percentage" office:value="0.462767898518029">
            <text:p>46,2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92])))" office:value-type="percentage" office:value="0.520815735598951">
            <text:p>52,0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92])))" office:value-type="percentage" office:value="0.584845527977423">
            <text:p>58,4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92])))" office:value-type="percentage" office:value="0.6524728500857">
            <text:p>65,2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92])))" office:value-type="percentage" office:value="0.720412906387849">
            <text:p>72,0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92])))" office:value-type="percentage" office:value="0.78497420228923">
            <text:p>78,5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92])))" office:value-type="percentage" office:value="0.842846485370938">
            <text:p>84,2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92])))" office:value-type="percentage" office:value="0.891833815163378">
            <text:p>89,1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92])))" office:value-type="percentage" office:value="0.931136505774738">
            <text:p>93,1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92])))" office:value-type="percentage" office:value="0.961054967987012">
            <text:p>96,1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92])))" office:value-type="percentage" office:value="0.982324497891323">
            <text:p>98,2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92])))" office:value-type="percentage" office:value="0.995409517741387">
            <text:p>99,5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92])))" office:value-type="percentage" office:value="1">
            <text:p>100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92])))" office:value-type="percentage" office:value="0.994851162389796">
            <text:p>99,49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8">
            <text:p>38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93])))" office:value-type="percentage" office:value="0.0311977307556027">
            <text:p>3,1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93])))" office:value-type="percentage" office:value="0.0357488811175452">
            <text:p>3,5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93])))" office:value-type="percentage" office:value="0.0444387568244223">
            <text:p>4,4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93])))" office:value-type="percentage" office:value="0.0569917486456932">
            <text:p>5,7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93])))" office:value-type="percentage" office:value="0.073082952796628">
            <text:p>7,3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93])))" office:value-type="percentage" office:value="0.0921530619336704">
            <text:p>9,2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93])))" office:value-type="percentage" office:value="0.113255606039712">
            <text:p>11,3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93])))" office:value-type="percentage" office:value="0.135025387502088">
            <text:p>13,5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93])))" office:value-type="percentage" office:value="0.1558629663505">
            <text:p>15,5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93])))" office:value-type="percentage" office:value="0.17431701896546">
            <text:p>17,4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93])))" office:value-type="percentage" office:value="0.189471549911467">
            <text:p>18,9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93])))" office:value-type="percentage" office:value="0.20110969774378">
            <text:p>20,1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93])))" office:value-type="percentage" office:value="0.209603156485294">
            <text:p>20,9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93])))" office:value-type="percentage" office:value="0.215666308697589">
            <text:p>21,5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93])))" office:value-type="percentage" office:value="0.220138160630383">
            <text:p>22,0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93])))" office:value-type="percentage" office:value="0.223864790904492">
            <text:p>22,3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93])))" office:value-type="percentage" office:value="0.227674696032907">
            <text:p>22,7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93])))" office:value-type="percentage" office:value="0.232409998840664">
            <text:p>23,2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93])))" office:value-type="percentage" office:value="0.238975689374652">
            <text:p>23,9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93])))" office:value-type="percentage" office:value="0.248373844474846">
            <text:p>24,8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93])))" office:value-type="percentage" office:value="0.261697604700313">
            <text:p>26,1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93])))" office:value-type="percentage" office:value="0.280077200584617">
            <text:p>28,0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93])))" office:value-type="percentage" office:value="0.304592141492101">
            <text:p>30,4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93])))" office:value-type="percentage" office:value="0.336170023488012">
            <text:p>33,6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93])))" office:value-type="percentage" office:value="0.375474820558675">
            <text:p>37,5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93])))" office:value-type="percentage" office:value="0.42276504570786">
            <text:p>42,2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93])))" office:value-type="percentage" office:value="0.477703302791212">
            <text:p>47,7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93])))" office:value-type="percentage" office:value="0.539139043400612">
            <text:p>53,9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93])))" office:value-type="percentage" office:value="0.604959773984884">
            <text:p>60,5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93])))" office:value-type="percentage" office:value="0.672170496368173">
            <text:p>67,2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93])))" office:value-type="percentage" office:value="0.737329871481474">
            <text:p>73,7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93])))" office:value-type="percentage" office:value="0.797279785770382">
            <text:p>79,7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93])))" office:value-type="percentage" office:value="0.849851217669691">
            <text:p>84,9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93])))" office:value-type="percentage" office:value="0.894166529480185">
            <text:p>89,4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93])))" office:value-type="percentage" office:value="0.930396143648989">
            <text:p>93,0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93])))" office:value-type="percentage" office:value="0.959144756298416">
            <text:p>95,9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93])))" office:value-type="percentage" office:value="0.980767827826173">
            <text:p>98,0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93])))" office:value-type="percentage" office:value="0.994851162389796">
            <text:p>99,4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93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9">
          <table:table-cell table:style-name="ce14"/>
          <table:table-cell table:style-name="ce21" office:value-type="float" office:value="39">
            <text:p>39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94])))" office:value-type="percentage" office:value="0.027838011315969">
            <text:p>2,7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94])))" office:value-type="percentage" office:value="0.0321018555543454">
            <text:p>3,2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94])))" office:value-type="percentage" office:value="0.0402494440170204">
            <text:p>4,0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94])))" office:value-type="percentage" office:value="0.05203418124787">
            <text:p>5,2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94])))" office:value-type="percentage" office:value="0.0671679679799425">
            <text:p>6,7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94])))" office:value-type="percentage" office:value="0.0851463092413477">
            <text:p>8,5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94])))" office:value-type="percentage" office:value="0.105101871048845">
            <text:p>10,5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94])))" office:value-type="percentage" office:value="0.125769459632084">
            <text:p>12,5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94])))" office:value-type="percentage" office:value="0.145652831515069">
            <text:p>14,5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94])))" office:value-type="percentage" office:value="0.163379507948208">
            <text:p>16,3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94])))" office:value-type="percentage" office:value="0.178065043779734">
            <text:p>17,8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94])))" office:value-type="percentage" office:value="0.189471549911467">
            <text:p>18,9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94])))" office:value-type="percentage" office:value="0.197908807885089">
            <text:p>19,7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94])))" office:value-type="percentage" office:value="0.204005632971773">
            <text:p>20,4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94])))" office:value-type="percentage" office:value="0.208504678137635">
            <text:p>20,8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94])))" office:value-type="percentage" office:value="0.212151146241057">
            <text:p>21,2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94])))" office:value-type="percentage" office:value="0.215670945284164">
            <text:p>21,5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94])))" office:value-type="percentage" office:value="0.219805545561627">
            <text:p>21,98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94])))" office:value-type="percentage" office:value="0.225368246307612">
            <text:p>22,5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94])))" office:value-type="percentage" office:value="0.233288061068935">
            <text:p>23,3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94])))" office:value-type="percentage" office:value="0.244612266109009">
            <text:p>24,46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94])))" office:value-type="percentage" office:value="0.260456099627404">
            <text:p>26,05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94])))" office:value-type="percentage" office:value="0.281913704728218">
            <text:p>28,19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94])))" office:value-type="percentage" office:value="0.309955295268454">
            <text:p>31,0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94])))" office:value-type="percentage" office:value="0.345319090363265">
            <text:p>34,5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94])))" office:value-type="percentage" office:value="0.388381181584726">
            <text:p>38,8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94])))" office:value-type="percentage" office:value="0.438982708852113">
            <text:p>43,9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94])))" office:value-type="percentage" office:value="0.496228476610419">
            <text:p>49,62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94])))" office:value-type="percentage" office:value="0.55833941703821">
            <text:p>55,8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94])))" office:value-type="percentage" office:value="0.622704939469">
            <text:p>62,2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94])))" office:value-type="percentage" office:value="0.686260014057769">
            <text:p>68,6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94])))" office:value-type="percentage" office:value="0.746141913178927">
            <text:p>74,6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94])))" office:value-type="percentage" office:value="0.800345584069586">
            <text:p>80,0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94])))" office:value-type="percentage" office:value="0.84802545805069">
            <text:p>84,80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94])))" office:value-type="percentage" office:value="0.889296523251766">
            <text:p>88,93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94])))" office:value-type="percentage" office:value="0.924677047152388">
            <text:p>92,47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94])))" office:value-type="percentage" office:value="0.954439227773227">
            <text:p>95,44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94])))" office:value-type="percentage" office:value="0.978082065825745">
            <text:p>97,81%</text:p>
          </table:table-cell>
          <table:table-cell table:style-name="ce65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94])))" office:value-type="percentage" office:value="0.994071825935333">
            <text:p>99,41%</text:p>
          </table:table-cell>
          <table:table-cell table:style-name="ce14" table:number-columns-repeated="216"/>
          <table:table-cell table:number-columns-repeated="767"/>
        </table:table-row>
        <table:table-row table:style-name="ro9" table:number-rows-repeated="3">
          <table:table-cell table:style-name="ce14"/>
          <table:table-cell table:style-name="ce21"/>
          <table:table-cell table:style-name="ce39" table:number-columns-repeated="2"/>
          <table:table-cell table:style-name="ce14" table:number-columns-repeated="253"/>
          <table:table-cell table:number-columns-repeated="767"/>
        </table:table-row>
        <table:table-row table:style-name="ro9" table:number-rows-repeated="80">
          <table:table-cell table:style-name="ce14"/>
          <table:table-cell table:style-name="ce21"/>
          <table:table-cell table:style-name="ce39" table:number-columns-repeated="2"/>
          <table:table-cell table:style-name="ce14" table:number-columns-repeated="1020"/>
        </table:table-row>
        <table:table-row table:style-name="ro9" table:number-rows-repeated="65360">
          <table:table-cell table:style-name="ce14" table:number-columns-repeated="3"/>
          <table:table-cell table:style-name="ce21"/>
          <table:table-cell table:style-name="ce39" table:number-columns-repeated="2"/>
          <table:table-cell table:style-name="ce14" table:number-columns-repeated="251"/>
          <table:table-cell table:number-columns-repeated="767"/>
        </table:table-row>
        <table:table-row table:style-name="ro9" table:number-rows-repeated="98303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imulation" table:style-name="ta7" table:print="false">
        <table:table-column table:style-name="co5" table:default-cell-style-name="ce68"/>
        <table:table-column table:style-name="co6" table:number-columns-repeated="256" table:default-cell-style-name="ce68"/>
        <table:table-column table:style-name="co8" table:number-columns-repeated="767" table:default-cell-style-name="ce68"/>
        <table:table-row table:style-name="ro5">
          <table:table-cell table:style-name="ce67" table:number-columns-repeated="2"/>
          <table:table-cell table:style-name="ce72"/>
          <table:table-cell table:style-name="ce76" table:number-columns-repeated="3"/>
          <table:table-cell table:style-name="ce67" table:number-columns-repeated="251"/>
          <table:table-cell table:number-columns-repeated="767"/>
        </table:table-row>
        <table:table-row table:style-name="ro3">
          <table:table-cell table:style-name="ce67"/>
          <table:table-cell table:style-name="ce69" office:value-type="string">
            <text:p>Simulated Rates</text:p>
          </table:table-cell>
          <table:table-cell table:style-name="ce72"/>
          <table:table-cell table:style-name="ce76" table:number-columns-repeated="3"/>
          <table:table-cell table:style-name="ce67" table:number-columns-repeated="251"/>
          <table:table-cell table:number-columns-repeated="767"/>
        </table:table-row>
        <table:table-row table:style-name="ro3">
          <table:table-cell table:style-name="ce67"/>
          <table:table-cell table:style-name="ce69"/>
          <table:table-cell table:style-name="ce72"/>
          <table:table-cell table:style-name="ce76" table:number-columns-repeated="3"/>
          <table:table-cell table:style-name="ce67" table:number-columns-repeated="251"/>
          <table:table-cell table:number-columns-repeated="767"/>
        </table:table-row>
        <table:table-row table:style-name="ro5">
          <table:table-cell table:style-name="ce67"/>
          <table:table-cell table:style-name="ce70" office:value-type="string">
            <text:p>Settings</text:p>
          </table:table-cell>
          <table:table-cell table:style-name="ce73"/>
          <table:table-cell table:style-name="ce76" table:number-columns-repeated="3"/>
          <table:table-cell table:style-name="ce67" table:number-columns-repeated="251"/>
          <table:table-cell table:number-columns-repeated="767"/>
        </table:table-row>
        <table:table-row table:style-name="ro5">
          <table:table-cell table:style-name="ce67"/>
          <table:table-cell table:style-name="ce71" office:value-type="string">
            <text:p>t</text:p>
          </table:table-cell>
          <table:table-cell table:style-name="ce74" office:value-type="float" office:value="4">
            <text:p>4</text:p>
          </table:table-cell>
          <table:table-cell table:style-name="ce76" table:number-columns-repeated="3"/>
          <table:table-cell table:style-name="ce67" table:number-columns-repeated="251"/>
          <table:table-cell table:number-columns-repeated="767"/>
        </table:table-row>
        <table:table-row table:style-name="ro5">
          <table:table-cell table:style-name="ce67"/>
          <table:table-cell table:style-name="ce71" office:value-type="string">
            <text:p>T</text:p>
          </table:table-cell>
          <table:table-cell table:style-name="ce74" table:formula="of:=[.C5]" office:value-type="float" office:value="4">
            <text:p>4</text:p>
          </table:table-cell>
          <table:table-cell table:style-name="ce76" table:number-columns-repeated="3"/>
          <table:table-cell table:style-name="ce67" table:number-columns-repeated="251"/>
          <table:table-cell table:number-columns-repeated="767"/>
        </table:table-row>
        <table:table-row table:style-name="ro5">
          <table:table-cell table:style-name="ce67"/>
          <table:table-cell table:style-name="ce71" office:value-type="string">
            <text:p>periodLength</text:p>
          </table:table-cell>
          <table:table-cell table:style-name="ce74" office:value-type="float" office:value="0.5">
            <text:p>0,5</text:p>
          </table:table-cell>
          <table:table-cell table:style-name="ce76" table:number-columns-repeated="3"/>
          <table:table-cell table:style-name="ce67" table:number-columns-repeated="251"/>
          <table:table-cell table:number-columns-repeated="767"/>
        </table:table-row>
        <table:table-row table:style-name="ro5">
          <table:table-cell table:style-name="ce67"/>
          <table:table-cell table:style-name="ce71"/>
          <table:table-cell table:style-name="ce74"/>
          <table:table-cell table:style-name="ce76" table:number-columns-repeated="3"/>
          <table:table-cell table:style-name="ce67" table:number-columns-repeated="251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/>
          <table:table-cell table:style-name="ce76" table:number-columns-repeated="3"/>
          <table:table-cell table:style-name="ce67" table:number-columns-repeated="251"/>
          <table:table-cell table:number-columns-repeated="767"/>
        </table:table-row>
        <table:table-row table:style-name="ro5">
          <table:table-cell table:style-name="ce67"/>
          <table:table-cell table:style-name="ce71" office:value-type="string">
            <text:p>t:</text:p>
          </table:table-cell>
          <table:table-cell table:style-name="ce74" table:formula="of:=[.C5]" office:value-type="float" office:value="4">
            <text:p>4</text:p>
          </table:table-cell>
          <table:table-cell table:style-name="ce74" table:formula="of:=[.$C$5]" office:value-type="float" office:value="4">
            <text:p>4</text:p>
          </table:table-cell>
          <table:table-cell table:style-name="ce74" table:formula="of:=[.$C$5]" office:value-type="float" office:value="4">
            <text:p>4</text:p>
          </table:table-cell>
          <table:table-cell table:style-name="ce74" table:formula="of:=[.$C$5]" office:value-type="float" office:value="4">
            <text:p>4</text:p>
          </table:table-cell>
          <table:table-cell table:style-name="ce74" table:formula="of:=[.$C$5]" office:value-type="float" office:value="4">
            <text:p>4</text:p>
          </table:table-cell>
          <table:table-cell table:style-name="ce74" table:formula="of:=[.$C$5]" office:value-type="float" office:value="4">
            <text:p>4</text:p>
          </table:table-cell>
          <table:table-cell table:style-name="ce74" table:formula="of:=[.$C$5]" office:value-type="float" office:value="4">
            <text:p>4</text:p>
          </table:table-cell>
          <table:table-cell table:style-name="ce74" table:formula="of:=[.$C$5]" office:value-type="float" office:value="4">
            <text:p>4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/>
          <table:table-cell table:style-name="ce71" office:value-type="string">
            <text:p>T1:</text:p>
          </table:table-cell>
          <table:table-cell table:style-name="ce74" table:formula="of:=[.C6]" office:value-type="float" office:value="4">
            <text:p>4</text:p>
          </table:table-cell>
          <table:table-cell table:style-name="ce74" table:formula="of:=[.C11]+[.$C$7]" office:value-type="float" office:value="4.5">
            <text:p>4,5</text:p>
          </table:table-cell>
          <table:table-cell table:style-name="ce74" table:formula="of:=[.D11]+[.$C$7]" office:value-type="float" office:value="5">
            <text:p>5</text:p>
          </table:table-cell>
          <table:table-cell table:style-name="ce74" table:formula="of:=[.E11]+[.$C$7]" office:value-type="float" office:value="5.5">
            <text:p>5,5</text:p>
          </table:table-cell>
          <table:table-cell table:style-name="ce74" table:formula="of:=[.F11]+[.$C$7]" office:value-type="float" office:value="6">
            <text:p>6</text:p>
          </table:table-cell>
          <table:table-cell table:style-name="ce74" table:formula="of:=[.G11]+[.$C$7]" office:value-type="float" office:value="6.5">
            <text:p>6,5</text:p>
          </table:table-cell>
          <table:table-cell table:style-name="ce74" table:formula="of:=[.H11]+[.$C$7]" office:value-type="float" office:value="7">
            <text:p>7</text:p>
          </table:table-cell>
          <table:table-cell table:style-name="ce74" table:formula="of:=[.I11]+[.$C$7]" office:value-type="float" office:value="7.5">
            <text:p>7,5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/>
          <table:table-cell table:style-name="ce71" office:value-type="string">
            <text:p>T2:</text:p>
          </table:table-cell>
          <table:table-cell table:style-name="ce74" table:formula="of:=[.C11]+[.C7]" office:value-type="float" office:value="4.5">
            <text:p>4,5</text:p>
          </table:table-cell>
          <table:table-cell table:style-name="ce74" table:formula="of:=[.D11]+[.$C$7]" office:value-type="float" office:value="5">
            <text:p>5</text:p>
          </table:table-cell>
          <table:table-cell table:style-name="ce74" table:formula="of:=[.E11]+[.$C$7]" office:value-type="float" office:value="5.5">
            <text:p>5,5</text:p>
          </table:table-cell>
          <table:table-cell table:style-name="ce74" table:formula="of:=[.F11]+[.$C$7]" office:value-type="float" office:value="6">
            <text:p>6</text:p>
          </table:table-cell>
          <table:table-cell table:style-name="ce74" table:formula="of:=[.G11]+[.$C$7]" office:value-type="float" office:value="6.5">
            <text:p>6,5</text:p>
          </table:table-cell>
          <table:table-cell table:style-name="ce74" table:formula="of:=[.H11]+[.$C$7]" office:value-type="float" office:value="7">
            <text:p>7</text:p>
          </table:table-cell>
          <table:table-cell table:style-name="ce74" table:formula="of:=[.I11]+[.$C$7]" office:value-type="float" office:value="7.5">
            <text:p>7,5</text:p>
          </table:table-cell>
          <table:table-cell table:style-name="ce74" table:formula="of:=[.J11]+[.$C$7]" office:value-type="float" office:value="8">
            <text:p>8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/>
          <table:table-cell table:style-name="ce71" office:value-type="string">
            <text:p>Object:</text:p>
          </table:table-cell>
          <table:table-cell table:style-name="ce75" table:formula="of:=INFO.OBBA.OBBA.OBCALL(&quot;LIBOR(&quot;&amp;[.C10]&amp;&quot;,&quot;&amp;[.C11]&amp;&quot;,&quot;&amp;[.C12]&amp;&quot;)&quot;;[$LIBORMarketModel.$H$26];&quot;getLIBOR&quot;;INFO.OBBA.OBBA.OBMAKE(&quot;&quot;;&quot;double&quot;;[.C10]);INFO.OBBA.OBBA.OBMAKE(&quot;&quot;;&quot;double&quot;;[.C11]);INFO.OBBA.OBBA.OBMAKE(&quot;&quot;;&quot;double&quot;;[.C12]))" office:value-type="string" office:string-value="LIBOR(4,4,4,5) &#10;[21468]">
            <text:p>LIBOR(4,4,4,5) </text:p>
            <text:p>[21468]</text:p>
          </table:table-cell>
          <table:table-cell table:style-name="ce75" table:formula="of:=INFO.OBBA.OBBA.OBCALL(&quot;LIBOR(&quot;&amp;[.D10]&amp;&quot;,&quot;&amp;[.D11]&amp;&quot;,&quot;&amp;[.D12]&amp;&quot;)&quot;;[$LIBORMarketModel.$H$26];&quot;getLIBOR&quot;;INFO.OBBA.OBBA.OBMAKE(&quot;&quot;;&quot;double&quot;;[.D10]);INFO.OBBA.OBBA.OBMAKE(&quot;&quot;;&quot;double&quot;;[.D11]);INFO.OBBA.OBBA.OBMAKE(&quot;&quot;;&quot;double&quot;;[.D12]))" office:value-type="string" office:string-value="LIBOR(4,4,5,5) &#10;[21463]">
            <text:p>LIBOR(4,4,5,5) </text:p>
            <text:p>[21463]</text:p>
          </table:table-cell>
          <table:table-cell table:style-name="ce75" table:formula="of:=INFO.OBBA.OBBA.OBCALL(&quot;LIBOR(&quot;&amp;[.E10]&amp;&quot;,&quot;&amp;[.E11]&amp;&quot;,&quot;&amp;[.E12]&amp;&quot;)&quot;;[$LIBORMarketModel.$H$26];&quot;getLIBOR&quot;;INFO.OBBA.OBBA.OBMAKE(&quot;&quot;;&quot;double&quot;;[.E10]);INFO.OBBA.OBBA.OBMAKE(&quot;&quot;;&quot;double&quot;;[.E11]);INFO.OBBA.OBBA.OBMAKE(&quot;&quot;;&quot;double&quot;;[.E12]))" office:value-type="string" office:string-value="LIBOR(4,5,5,5) &#10;[21458]">
            <text:p>LIBOR(4,5,5,5) </text:p>
            <text:p>[21458]</text:p>
          </table:table-cell>
          <table:table-cell table:style-name="ce75" table:formula="of:=INFO.OBBA.OBBA.OBCALL(&quot;LIBOR(&quot;&amp;[.F10]&amp;&quot;,&quot;&amp;[.F11]&amp;&quot;,&quot;&amp;[.F12]&amp;&quot;)&quot;;[$LIBORMarketModel.$H$26];&quot;getLIBOR&quot;;INFO.OBBA.OBBA.OBMAKE(&quot;&quot;;&quot;double&quot;;[.F10]);INFO.OBBA.OBBA.OBMAKE(&quot;&quot;;&quot;double&quot;;[.F11]);INFO.OBBA.OBBA.OBMAKE(&quot;&quot;;&quot;double&quot;;[.F12]))" office:value-type="string" office:string-value="LIBOR(4,5,5,6) &#10;[34251]">
            <text:p>LIBOR(4,5,5,6) </text:p>
            <text:p>[34251]</text:p>
          </table:table-cell>
          <table:table-cell table:style-name="ce75" table:formula="of:=INFO.OBBA.OBBA.OBCALL(&quot;LIBOR(&quot;&amp;[.G10]&amp;&quot;,&quot;&amp;[.G11]&amp;&quot;,&quot;&amp;[.G12]&amp;&quot;)&quot;;[$LIBORMarketModel.$H$26];&quot;getLIBOR&quot;;INFO.OBBA.OBBA.OBMAKE(&quot;&quot;;&quot;double&quot;;[.G10]);INFO.OBBA.OBBA.OBMAKE(&quot;&quot;;&quot;double&quot;;[.G11]);INFO.OBBA.OBBA.OBMAKE(&quot;&quot;;&quot;double&quot;;[.G12]))" office:value-type="string" office:string-value="LIBOR(4,6,6,5) &#10;[34256]">
            <text:p>LIBOR(4,6,6,5) </text:p>
            <text:p>[34256]</text:p>
          </table:table-cell>
          <table:table-cell table:style-name="ce75" table:formula="of:=INFO.OBBA.OBBA.OBCALL(&quot;LIBOR(&quot;&amp;[.H10]&amp;&quot;,&quot;&amp;[.H11]&amp;&quot;,&quot;&amp;[.H12]&amp;&quot;)&quot;;[$LIBORMarketModel.$H$26];&quot;getLIBOR&quot;;INFO.OBBA.OBBA.OBMAKE(&quot;&quot;;&quot;double&quot;;[.H10]);INFO.OBBA.OBBA.OBMAKE(&quot;&quot;;&quot;double&quot;;[.H11]);INFO.OBBA.OBBA.OBMAKE(&quot;&quot;;&quot;double&quot;;[.H12]))" office:value-type="string" office:string-value="LIBOR(4,6,5,7) &#10;[34261]">
            <text:p>LIBOR(4,6,5,7) </text:p>
            <text:p>[34261]</text:p>
          </table:table-cell>
          <table:table-cell table:style-name="ce75" table:formula="of:=INFO.OBBA.OBBA.OBCALL(&quot;LIBOR(&quot;&amp;[.I10]&amp;&quot;,&quot;&amp;[.I11]&amp;&quot;,&quot;&amp;[.I12]&amp;&quot;)&quot;;[$LIBORMarketModel.$H$26];&quot;getLIBOR&quot;;INFO.OBBA.OBBA.OBMAKE(&quot;&quot;;&quot;double&quot;;[.I10]);INFO.OBBA.OBBA.OBMAKE(&quot;&quot;;&quot;double&quot;;[.I11]);INFO.OBBA.OBBA.OBMAKE(&quot;&quot;;&quot;double&quot;;[.I12]))" office:value-type="string" office:string-value="LIBOR(4,7,7,5) &#10;[34266]">
            <text:p>LIBOR(4,7,7,5) </text:p>
            <text:p>[34266]</text:p>
          </table:table-cell>
          <table:table-cell table:style-name="ce75" table:formula="of:=INFO.OBBA.OBBA.OBCALL(&quot;LIBOR(&quot;&amp;[.J10]&amp;&quot;,&quot;&amp;[.J11]&amp;&quot;,&quot;&amp;[.J12]&amp;&quot;)&quot;;[$LIBORMarketModel.$H$26];&quot;getLIBOR&quot;;INFO.OBBA.OBBA.OBMAKE(&quot;&quot;;&quot;double&quot;;[.J10]);INFO.OBBA.OBBA.OBMAKE(&quot;&quot;;&quot;double&quot;;[.J11]);INFO.OBBA.OBBA.OBMAKE(&quot;&quot;;&quot;double&quot;;[.J12]))" office:value-type="string" office:string-value="LIBOR(4,7,5,8) &#10;[34271]">
            <text:p>LIBOR(4,7,5,8) </text:p>
            <text:p>[34271]</text:p>
          </table:table-cell>
          <table:table-cell table:style-name="ce67" table:number-columns-repeated="247"/>
          <table:table-cell table:number-columns-repeated="767"/>
        </table:table-row>
        <table:table-row table:style-name="ro7">
          <table:table-cell table:style-name="ce67"/>
          <table:table-cell table:style-name="ce71"/>
          <table:table-cell table:style-name="ce72" table:number-columns-repeated="8"/>
          <table:table-cell table:style-name="ce67" table:number-columns-repeated="247"/>
          <table:table-cell table:number-columns-repeated="767"/>
        </table:table-row>
        <table:table-row table:style-name="ro7">
          <table:table-cell table:style-name="ce67"/>
          <table:table-cell table:style-name="ce71" office:value-type="string">
            <text:p>Realizations:</text:p>
          </table:table-cell>
          <table:table-cell table:style-name="ce72" table:number-matrix-columns-spanned="1" table:number-matrix-rows-spanned="100" table:formula="of:=TRANSPOSE(INFO.OBBA.OBBA.OBGET(INFO.OBBA.OBBA.OBCALL(&quot;&quot;;[.C13];&quot;getRealizations&quot;)))" office:value-type="percentage" office:value="0.00218036108641869">
            <text:p>0,2180%</text:p>
          </table:table-cell>
          <table:table-cell table:style-name="ce72" table:number-matrix-columns-spanned="1" table:number-matrix-rows-spanned="100" table:formula="of:=TRANSPOSE(INFO.OBBA.OBBA.OBGET(INFO.OBBA.OBBA.OBCALL(&quot;&quot;;[.D13];&quot;getRealizations&quot;)))" office:value-type="percentage" office:value="0.00620036344187812">
            <text:p>0,6200%</text:p>
          </table:table-cell>
          <table:table-cell table:style-name="ce72" table:number-matrix-columns-spanned="1" table:number-matrix-rows-spanned="100" table:formula="of:=TRANSPOSE(INFO.OBBA.OBBA.OBGET(INFO.OBBA.OBBA.OBCALL(&quot;&quot;;[.E13];&quot;getRealizations&quot;)))" office:value-type="percentage" office:value="0.0101936365044657">
            <text:p>1,0194%</text:p>
          </table:table-cell>
          <table:table-cell table:style-name="ce72" table:number-matrix-columns-spanned="1" table:number-matrix-rows-spanned="100" table:formula="of:=TRANSPOSE(INFO.OBBA.OBBA.OBGET(INFO.OBBA.OBBA.OBCALL(&quot;&quot;;[.F13];&quot;getRealizations&quot;)))" office:value-type="percentage" office:value="0.0130623524326152">
            <text:p>1,3062%</text:p>
          </table:table-cell>
          <table:table-cell table:style-name="ce72" table:number-matrix-columns-spanned="1" table:number-matrix-rows-spanned="100" table:formula="of:=TRANSPOSE(INFO.OBBA.OBBA.OBGET(INFO.OBBA.OBBA.OBCALL(&quot;&quot;;[.G13];&quot;getRealizations&quot;)))" office:value-type="percentage" office:value="0.0149958618501366">
            <text:p>1,4996%</text:p>
          </table:table-cell>
          <table:table-cell table:style-name="ce72" table:number-matrix-columns-spanned="1" table:number-matrix-rows-spanned="100" table:formula="of:=TRANSPOSE(INFO.OBBA.OBBA.OBGET(INFO.OBBA.OBBA.OBCALL(&quot;&quot;;[.H13];&quot;getRealizations&quot;)))" office:value-type="percentage" office:value="0.01642903261282">
            <text:p>1,6429%</text:p>
          </table:table-cell>
          <table:table-cell table:style-name="ce72" table:number-matrix-columns-spanned="1" table:number-matrix-rows-spanned="100" table:formula="of:=TRANSPOSE(INFO.OBBA.OBBA.OBGET(INFO.OBBA.OBBA.OBCALL(&quot;&quot;;[.I13];&quot;getRealizations&quot;)))" office:value-type="percentage" office:value="0.0176488020676956">
            <text:p>1,7649%</text:p>
          </table:table-cell>
          <table:table-cell table:style-name="ce72" table:number-matrix-columns-spanned="1" table:number-matrix-rows-spanned="100" table:formula="of:=TRANSPOSE(INFO.OBBA.OBBA.OBGET(INFO.OBBA.OBBA.OBCALL(&quot;&quot;;[.J13];&quot;getRealizations&quot;)))" office:value-type="percentage" office:value="0.018782296855075">
            <text:p>1,8782%</text:p>
          </table:table-cell>
          <table:table-cell table:style-name="ce67" table:number-columns-repeated="247"/>
          <table:table-cell table:number-columns-repeated="767"/>
        </table:table-row>
        <table:table-row table:style-name="ro7">
          <table:table-cell table:style-name="ce67" table:number-columns-repeated="2"/>
          <table:table-cell table:style-name="ce72" office:value-type="percentage" office:value="0.000118160517923175">
            <text:p>0,0118%</text:p>
          </table:table-cell>
          <table:table-cell table:style-name="ce72" office:value-type="percentage" office:value="0.000702907757527775">
            <text:p>0,0703%</text:p>
          </table:table-cell>
          <table:table-cell table:style-name="ce72" office:value-type="percentage" office:value="0.0019571382816054">
            <text:p>0,1957%</text:p>
          </table:table-cell>
          <table:table-cell table:style-name="ce72" office:value-type="percentage" office:value="0.00354871316273511">
            <text:p>0,3549%</text:p>
          </table:table-cell>
          <table:table-cell table:style-name="ce72" office:value-type="percentage" office:value="0.00500765674982999">
            <text:p>0,5008%</text:p>
          </table:table-cell>
          <table:table-cell table:style-name="ce72" office:value-type="percentage" office:value="0.00608919209552842">
            <text:p>0,6089%</text:p>
          </table:table-cell>
          <table:table-cell table:style-name="ce72" office:value-type="percentage" office:value="0.00677961060309679">
            <text:p>0,6780%</text:p>
          </table:table-cell>
          <table:table-cell table:style-name="ce72" office:value-type="percentage" office:value="0.00717312617241094">
            <text:p>0,7173%</text:p>
          </table:table-cell>
          <table:table-cell table:style-name="ce67" table:number-columns-repeated="247"/>
          <table:table-cell table:number-columns-repeated="767"/>
        </table:table-row>
        <table:table-row table:style-name="ro7">
          <table:table-cell table:style-name="ce67" table:number-columns-repeated="2"/>
          <table:table-cell table:style-name="ce72" office:value-type="percentage" office:value="0.00385875646134642">
            <text:p>0,3859%</text:p>
          </table:table-cell>
          <table:table-cell table:style-name="ce72" office:value-type="percentage" office:value="0.00700590083738329">
            <text:p>0,7006%</text:p>
          </table:table-cell>
          <table:table-cell table:style-name="ce72" office:value-type="percentage" office:value="0.00917505665372318">
            <text:p>0,9175%</text:p>
          </table:table-cell>
          <table:table-cell table:style-name="ce72" office:value-type="percentage" office:value="0.0105138898336325">
            <text:p>1,0514%</text:p>
          </table:table-cell>
          <table:table-cell table:style-name="ce72" office:value-type="percentage" office:value="0.0114170770936361">
            <text:p>1,1417%</text:p>
          </table:table-cell>
          <table:table-cell table:style-name="ce72" office:value-type="percentage" office:value="0.0121568491670876">
            <text:p>1,2157%</text:p>
          </table:table-cell>
          <table:table-cell table:style-name="ce72" office:value-type="percentage" office:value="0.0128969758777501">
            <text:p>1,2897%</text:p>
          </table:table-cell>
          <table:table-cell table:style-name="ce72" office:value-type="percentage" office:value="0.0137442502189554">
            <text:p>1,3744%</text:p>
          </table:table-cell>
          <table:table-cell table:style-name="ce67" table:number-columns-repeated="247"/>
          <table:table-cell table:number-columns-repeated="767"/>
        </table:table-row>
        <table:table-row table:style-name="ro7">
          <table:table-cell table:style-name="ce67" table:number-columns-repeated="2"/>
          <table:table-cell table:style-name="ce72" office:value-type="percentage" office:value="0.0135753632355462">
            <text:p>1,3575%</text:p>
          </table:table-cell>
          <table:table-cell table:style-name="ce72" office:value-type="percentage" office:value="0.0212713926349696">
            <text:p>2,1271%</text:p>
            <draw:frame table:end-cell-address="Simulation.H34" table:end-x="0.003cm" table:end-y="0.012cm" draw:z-index="0" draw:style-name="gr1" svg:width="12.222cm" svg:height="6.918cm" svg:x="0.04cm" svg:y="0.004cm">
              <draw:object draw:notify-on-update-of-ranges="Simulation.C11:Simulation.J11 Simulation.C15:Simulation.J15 Simulation.C16:Simulation.J16 Simulation.C17:Simulation.J17 Simulation.C18:Simulation.J18 Simulation.C19:Simulation.J19 Simulation.C20:Simulation.J20 Simulation.C21:Simulation.J21 Simulation.C22:Simulation.J22 Simulation.C23:Simulation.J23 Simulation.C24:Simulation.J24 Simulation.C25:Simulation.J25 Simulation.C26:Simulation.J26 Simulation.C27:Simulation.J27 Simulation.C28:Simulation.J28 Simulation.C29:Simulation.J29 Simulation.C30:Simulation.J30 Simulation.C31:Simulation.J31 Simulation.C32:Simulation.J32 Simulation.C33:Simulation.J33 Simulation.C34:Simulation.J34 Simulation.C35:Simulation.J35 Simulation.C36:Simulation.J36 Simulation.C37:Simulation.J37 Simulation.C38:Simulation.J38 Simulation.C39:Simulation.J39 Simulation.C40:Simulation.J40 Simulation.C41:Simulation.J41 Simulation.C42:Simulation.J42 Simulation.C43:Simulation.J43 Simulation.C44:Simulation.J44 Simulation.C45:Simulation.J45 Simulation.C46:Simulation.J46 Simulation.C47:Simulation.J47 Simulation.C48:Simulation.J48 Simulation.C49:Simulation.J49 Simulation.C50:Simulation.J50 Simulation.C51:Simulation.J51 Simulation.C52:Simulation.J52 Simulation.C53:Simulation.J53 Simulation.C54:Simulation.J54 Simulation.C55:Simulation.J55 Simulation.C56:Simulation.J56 Simulation.C57:Simulation.J57 Simulation.C58:Simulation.J58 Simulation.C59:Simulation.J59 Simulation.C60:Simulation.J60 Simulation.C61:Simulation.J61 Simulation.C62:Simulation.J62 Simulation.C63:Simulation.J63 Simulation.C64:Simulation.J64 Simulation.C65:Simulation.J65 Simulation.C66:Simulation.J66 Simulation.C67:Simulation.J67 Simulation.C68:Simulation.J68 Simulation.C69:Simulation.J69 Simulation.C70:Simulation.J70 Simulation.C71:Simulation.J71 Simulation.C72:Simulation.J72 Simulation.C73:Simulation.J73 Simulation.C74:Simulation.J74 Simulation.C75:Simulation.J75 Simulation.C76:Simulation.J76 Simulation.C77:Simulation.J77 Simulation.C78:Simulation.J78 Simulation.C79:Simulation.J79 Simulation.C80:Simulation.J80 Simulation.C81:Simulation.J81 Simulation.C82:Simulation.J82 Simulation.C83:Simulation.J83 Simulation.C84:Simulation.J84 Simulation.C85:Simulation.J85 Simulation.C86:Simulation.J86 Simulation.C87:Simulation.J87 Simulation.C88:Simulation.J88 Simulation.C89:Simulation.J89 Simulation.C90:Simulation.J90 Simulation.C91:Simulation.J91 Simulation.C92:Simulation.J92 Simulation.C93:Simulation.J93 Simulation.C94:Simulation.J94 Simulation.C95:Simulation.J95 Simulation.C96:Simulation.J96 Simulation.C97:Simulation.J97 Simulation.C98:Simulation.J98 Simulation.C99:Simulation.J99 Simulation.C100:Simulation.J100 Simulation.C101:Simulation.J101 Simulation.C102:Simulation.J102 Simulation.C103:Simulation.J103 Simulation.C104:Simulation.J104 Simulation.C105:Simulation.J105 Simulation.C106:Simulation.J106 Simulation.C107:Simulation.J107 Simulation.C108:Simulation.J108 Simulation.C109:Simulation.J109 Simulation.C110:Simulation.J110 Simulation.C111:Simulation.J111 Simulation.C112:Simulation.J112 Simulation.C113:Simulation.J113 Simulation.C114:Simulation.J114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72" office:value-type="percentage" office:value="0.0245225802202939">
            <text:p>2,4523%</text:p>
          </table:table-cell>
          <table:table-cell table:style-name="ce72" office:value-type="percentage" office:value="0.0254031085260252">
            <text:p>2,5403%</text:p>
          </table:table-cell>
          <table:table-cell table:style-name="ce72" office:value-type="percentage" office:value="0.0254850553586972">
            <text:p>2,5485%</text:p>
          </table:table-cell>
          <table:table-cell table:style-name="ce72" office:value-type="percentage" office:value="0.0253584032794367">
            <text:p>2,5358%</text:p>
          </table:table-cell>
          <table:table-cell table:style-name="ce72" office:value-type="percentage" office:value="0.0251469612908112">
            <text:p>2,5147%</text:p>
          </table:table-cell>
          <table:table-cell table:style-name="ce72" office:value-type="percentage" office:value="0.0248252801348396">
            <text:p>2,4825%</text:p>
          </table:table-cell>
          <table:table-cell table:style-name="ce67" table:number-columns-repeated="247"/>
          <table:table-cell table:number-columns-repeated="767"/>
        </table:table-row>
        <table:table-row table:style-name="ro7">
          <table:table-cell table:style-name="ce67" table:number-columns-repeated="2"/>
          <table:table-cell table:style-name="ce72" office:value-type="percentage" office:value="0.0282142071576614">
            <text:p>2,8214%</text:p>
          </table:table-cell>
          <table:table-cell table:style-name="ce72" office:value-type="percentage" office:value="0.0288344734083223">
            <text:p>2,8834%</text:p>
          </table:table-cell>
          <table:table-cell table:style-name="ce72" office:value-type="percentage" office:value="0.0259386850471037">
            <text:p>2,5939%</text:p>
          </table:table-cell>
          <table:table-cell table:style-name="ce72" office:value-type="percentage" office:value="0.0232447759846273">
            <text:p>2,3245%</text:p>
          </table:table-cell>
          <table:table-cell table:style-name="ce72" office:value-type="percentage" office:value="0.0213953839412429">
            <text:p>2,1395%</text:p>
          </table:table-cell>
          <table:table-cell table:style-name="ce72" office:value-type="percentage" office:value="0.0202510632136382">
            <text:p>2,0251%</text:p>
          </table:table-cell>
          <table:table-cell table:style-name="ce72" office:value-type="percentage" office:value="0.0196123313123666">
            <text:p>1,9612%</text:p>
          </table:table-cell>
          <table:table-cell table:style-name="ce72" office:value-type="percentage" office:value="0.0193485000858619">
            <text:p>1,9349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office:value-type="string">
            <text:p>&lt;</text:p>
          </table:table-cell>
          <table:table-cell table:style-name="ce67"/>
          <table:table-cell table:style-name="ce72" office:value-type="percentage" office:value="0.00439591380322068">
            <text:p>0,4396%</text:p>
          </table:table-cell>
          <table:table-cell table:style-name="ce72" office:value-type="percentage" office:value="0.00910744872671181">
            <text:p>0,9107%</text:p>
          </table:table-cell>
          <table:table-cell table:style-name="ce72" office:value-type="percentage" office:value="0.0127347267620306">
            <text:p>1,2735%</text:p>
          </table:table-cell>
          <table:table-cell table:style-name="ce72" office:value-type="percentage" office:value="0.0148726961994965">
            <text:p>1,4873%</text:p>
          </table:table-cell>
          <table:table-cell table:style-name="ce72" office:value-type="percentage" office:value="0.0158983175439884">
            <text:p>1,5898%</text:p>
          </table:table-cell>
          <table:table-cell table:style-name="ce72" office:value-type="percentage" office:value="0.016204106536889">
            <text:p>1,6204%</text:p>
          </table:table-cell>
          <table:table-cell table:style-name="ce72" office:value-type="percentage" office:value="0.0160612447666699">
            <text:p>1,6061%</text:p>
          </table:table-cell>
          <table:table-cell table:style-name="ce72" office:value-type="percentage" office:value="0.0156478705698076">
            <text:p>1,5648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00630688978247907">
            <text:p>0,0063%</text:p>
          </table:table-cell>
          <table:table-cell table:style-name="ce72" office:value-type="percentage" office:value="0.000424491590745757">
            <text:p>0,0424%</text:p>
          </table:table-cell>
          <table:table-cell table:style-name="ce72" office:value-type="percentage" office:value="0.00131770502142059">
            <text:p>0,1318%</text:p>
          </table:table-cell>
          <table:table-cell table:style-name="ce72" office:value-type="percentage" office:value="0.00261580531981303">
            <text:p>0,2616%</text:p>
          </table:table-cell>
          <table:table-cell table:style-name="ce72" office:value-type="percentage" office:value="0.00397958624170391">
            <text:p>0,3980%</text:p>
          </table:table-cell>
          <table:table-cell table:style-name="ce72" office:value-type="percentage" office:value="0.0051670627306537">
            <text:p>0,5167%</text:p>
          </table:table-cell>
          <table:table-cell table:style-name="ce72" office:value-type="percentage" office:value="0.00612124644488159">
            <text:p>0,6121%</text:p>
          </table:table-cell>
          <table:table-cell table:style-name="ce72" office:value-type="percentage" office:value="0.00690188576005571">
            <text:p>0,6902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289421626034049">
            <text:p>0,2894%</text:p>
          </table:table-cell>
          <table:table-cell table:style-name="ce72" office:value-type="percentage" office:value="0.00837787242619304">
            <text:p>0,8378%</text:p>
          </table:table-cell>
          <table:table-cell table:style-name="ce72" office:value-type="percentage" office:value="0.013926463011834">
            <text:p>1,3926%</text:p>
          </table:table-cell>
          <table:table-cell table:style-name="ce72" office:value-type="percentage" office:value="0.0177728136948582">
            <text:p>1,7773%</text:p>
          </table:table-cell>
          <table:table-cell table:style-name="ce72" office:value-type="percentage" office:value="0.0198846795086158">
            <text:p>1,9885%</text:p>
          </table:table-cell>
          <table:table-cell table:style-name="ce72" office:value-type="percentage" office:value="0.0206902844401058">
            <text:p>2,0690%</text:p>
          </table:table-cell>
          <table:table-cell table:style-name="ce72" office:value-type="percentage" office:value="0.0205316243295622">
            <text:p>2,0532%</text:p>
          </table:table-cell>
          <table:table-cell table:style-name="ce72" office:value-type="percentage" office:value="0.0196302182727506">
            <text:p>1,9630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461110289364773">
            <text:p>0,4611%</text:p>
          </table:table-cell>
          <table:table-cell table:style-name="ce72" office:value-type="percentage" office:value="0.010029054117471">
            <text:p>1,0029%</text:p>
          </table:table-cell>
          <table:table-cell table:style-name="ce72" office:value-type="percentage" office:value="0.0140422938806749">
            <text:p>1,4042%</text:p>
          </table:table-cell>
          <table:table-cell table:style-name="ce72" office:value-type="percentage" office:value="0.0161434548948719">
            <text:p>1,6143%</text:p>
          </table:table-cell>
          <table:table-cell table:style-name="ce72" office:value-type="percentage" office:value="0.0169538040261435">
            <text:p>1,6954%</text:p>
          </table:table-cell>
          <table:table-cell table:style-name="ce72" office:value-type="percentage" office:value="0.0170274003854846">
            <text:p>1,7027%</text:p>
          </table:table-cell>
          <table:table-cell table:style-name="ce72" office:value-type="percentage" office:value="0.0166688117867773">
            <text:p>1,6669%</text:p>
          </table:table-cell>
          <table:table-cell table:style-name="ce72" office:value-type="percentage" office:value="0.0160261991441743">
            <text:p>1,6026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339837815332905">
            <text:p>0,3398%</text:p>
          </table:table-cell>
          <table:table-cell table:style-name="ce72" office:value-type="percentage" office:value="0.00537086447811975">
            <text:p>0,5371%</text:p>
          </table:table-cell>
          <table:table-cell table:style-name="ce72" office:value-type="percentage" office:value="0.00675735738743675">
            <text:p>0,6757%</text:p>
          </table:table-cell>
          <table:table-cell table:style-name="ce72" office:value-type="percentage" office:value="0.0076230619038073">
            <text:p>0,7623%</text:p>
          </table:table-cell>
          <table:table-cell table:style-name="ce72" office:value-type="percentage" office:value="0.00800539035474238">
            <text:p>0,8005%</text:p>
          </table:table-cell>
          <table:table-cell table:style-name="ce72" office:value-type="percentage" office:value="0.00794136428324725">
            <text:p>0,7941%</text:p>
          </table:table-cell>
          <table:table-cell table:style-name="ce72" office:value-type="percentage" office:value="0.00752427644314289">
            <text:p>0,7524%</text:p>
          </table:table-cell>
          <table:table-cell table:style-name="ce72" office:value-type="percentage" office:value="0.00689268084247289">
            <text:p>0,6893%</text:p>
          </table:table-cell>
          <table:table-cell table:style-name="ce67" table:number-columns-repeated="247"/>
          <table:table-cell table:number-columns-repeated="767"/>
        </table:table-row>
        <table:table-row table:style-name="ro7">
          <table:table-cell table:style-name="ce67" table:number-columns-repeated="2"/>
          <table:table-cell table:style-name="ce72" office:value-type="percentage" office:value="0.00395025648191189">
            <text:p>0,3950%</text:p>
          </table:table-cell>
          <table:table-cell table:style-name="ce72" office:value-type="percentage" office:value="0.00825348115645576">
            <text:p>0,8253%</text:p>
          </table:table-cell>
          <table:table-cell table:style-name="ce72" office:value-type="percentage" office:value="0.0113750602266009">
            <text:p>1,1375%</text:p>
          </table:table-cell>
          <table:table-cell table:style-name="ce72" office:value-type="percentage" office:value="0.0130750580252693">
            <text:p>1,3075%</text:p>
          </table:table-cell>
          <table:table-cell table:style-name="ce72" office:value-type="percentage" office:value="0.0138754673984284">
            <text:p>1,3875%</text:p>
          </table:table-cell>
          <table:table-cell table:style-name="ce72" office:value-type="percentage" office:value="0.0142113083581584">
            <text:p>1,4211%</text:p>
          </table:table-cell>
          <table:table-cell table:style-name="ce72" office:value-type="percentage" office:value="0.0143317154451478">
            <text:p>1,4332%</text:p>
          </table:table-cell>
          <table:table-cell table:style-name="ce72" office:value-type="percentage" office:value="0.0143715243992135">
            <text:p>1,4372%</text:p>
          </table:table-cell>
          <table:table-cell table:style-name="ce67" table:number-columns-repeated="247"/>
          <table:table-cell table:number-columns-repeated="767"/>
        </table:table-row>
        <table:table-row table:style-name="ro7">
          <table:table-cell table:style-name="ce67" table:number-columns-repeated="2"/>
          <table:table-cell table:style-name="ce72" office:value-type="percentage" office:value="0.133820611427982">
            <text:p>13,3821%</text:p>
          </table:table-cell>
          <table:table-cell table:style-name="ce72" office:value-type="percentage" office:value="0.0989312754008919">
            <text:p>9,8931%</text:p>
          </table:table-cell>
          <table:table-cell table:style-name="ce72" office:value-type="percentage" office:value="0.0685503038751504">
            <text:p>6,8550%</text:p>
          </table:table-cell>
          <table:table-cell table:style-name="ce72" office:value-type="percentage" office:value="0.0508345152902328">
            <text:p>5,0835%</text:p>
          </table:table-cell>
          <table:table-cell table:style-name="ce72" office:value-type="percentage" office:value="0.0413993114799898">
            <text:p>4,1399%</text:p>
          </table:table-cell>
          <table:table-cell table:style-name="ce72" office:value-type="percentage" office:value="0.0366612435133258">
            <text:p>3,6661%</text:p>
          </table:table-cell>
          <table:table-cell table:style-name="ce72" office:value-type="percentage" office:value="0.0346824353986025">
            <text:p>3,4682%</text:p>
          </table:table-cell>
          <table:table-cell table:style-name="ce72" office:value-type="percentage" office:value="0.0344876722685526">
            <text:p>3,4488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279394450701013">
            <text:p>0,2794%</text:p>
          </table:table-cell>
          <table:table-cell table:style-name="ce72" office:value-type="percentage" office:value="0.00493699162693625">
            <text:p>0,4937%</text:p>
          </table:table-cell>
          <table:table-cell table:style-name="ce72" office:value-type="percentage" office:value="0.00625832044890829">
            <text:p>0,6258%</text:p>
          </table:table-cell>
          <table:table-cell table:style-name="ce72" office:value-type="percentage" office:value="0.00695162273798628">
            <text:p>0,6952%</text:p>
          </table:table-cell>
          <table:table-cell table:style-name="ce72" office:value-type="percentage" office:value="0.00734263658466394">
            <text:p>0,7343%</text:p>
          </table:table-cell>
          <table:table-cell table:style-name="ce72" office:value-type="percentage" office:value="0.00762389034173513">
            <text:p>0,7624%</text:p>
          </table:table-cell>
          <table:table-cell table:style-name="ce72" office:value-type="percentage" office:value="0.00789094804985361">
            <text:p>0,7891%</text:p>
          </table:table-cell>
          <table:table-cell table:style-name="ce72" office:value-type="percentage" office:value="0.00819497711147445">
            <text:p>0,8195%</text:p>
          </table:table-cell>
          <table:table-cell table:style-name="ce67" table:number-columns-repeated="247"/>
          <table:table-cell table:number-columns-repeated="767"/>
        </table:table-row>
        <table:table-row table:style-name="ro7">
          <table:table-cell table:style-name="ce67" table:number-columns-repeated="2"/>
          <table:table-cell table:style-name="ce72" office:value-type="percentage" office:value="0.00651933959019175">
            <text:p>0,6519%</text:p>
          </table:table-cell>
          <table:table-cell table:style-name="ce72" office:value-type="percentage" office:value="0.0114719580188518">
            <text:p>1,1472%</text:p>
          </table:table-cell>
          <table:table-cell table:style-name="ce72" office:value-type="percentage" office:value="0.0139890169742013">
            <text:p>1,3989%</text:p>
          </table:table-cell>
          <table:table-cell table:style-name="ce72" office:value-type="percentage" office:value="0.0147324399730773">
            <text:p>1,4732%</text:p>
          </table:table-cell>
          <table:table-cell table:style-name="ce72" office:value-type="percentage" office:value="0.0146944758321283">
            <text:p>1,4694%</text:p>
          </table:table-cell>
          <table:table-cell table:style-name="ce72" office:value-type="percentage" office:value="0.0144065761781327">
            <text:p>1,4407%</text:p>
          </table:table-cell>
          <table:table-cell table:style-name="ce72" office:value-type="percentage" office:value="0.0140805738173634">
            <text:p>1,4081%</text:p>
          </table:table-cell>
          <table:table-cell table:style-name="ce72" office:value-type="percentage" office:value="0.0137861756426745">
            <text:p>1,3786%</text:p>
          </table:table-cell>
          <table:table-cell table:style-name="ce67" table:number-columns-repeated="247"/>
          <table:table-cell table:number-columns-repeated="767"/>
        </table:table-row>
        <table:table-row table:style-name="ro7">
          <table:table-cell table:style-name="ce67" table:number-columns-repeated="2"/>
          <table:table-cell table:style-name="ce72" office:value-type="percentage" office:value="0.0422056487699766">
            <text:p>4,2206%</text:p>
          </table:table-cell>
          <table:table-cell table:style-name="ce72" office:value-type="percentage" office:value="0.0440615832700601">
            <text:p>4,4062%</text:p>
          </table:table-cell>
          <table:table-cell table:style-name="ce72" office:value-type="percentage" office:value="0.0395129873440871">
            <text:p>3,9513%</text:p>
          </table:table-cell>
          <table:table-cell table:style-name="ce72" office:value-type="percentage" office:value="0.0349799098116916">
            <text:p>3,4980%</text:p>
          </table:table-cell>
          <table:table-cell table:style-name="ce72" office:value-type="percentage" office:value="0.0316782925525458">
            <text:p>3,1678%</text:p>
          </table:table-cell>
          <table:table-cell table:style-name="ce72" office:value-type="percentage" office:value="0.0293677977059772">
            <text:p>2,9368%</text:p>
          </table:table-cell>
          <table:table-cell table:style-name="ce72" office:value-type="percentage" office:value="0.0276506830589598">
            <text:p>2,7651%</text:p>
          </table:table-cell>
          <table:table-cell table:style-name="ce72" office:value-type="percentage" office:value="0.026234277623172">
            <text:p>2,6234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0439450829517929">
            <text:p>0,0439%</text:p>
          </table:table-cell>
          <table:table-cell table:style-name="ce72" office:value-type="percentage" office:value="0.0017644178923673">
            <text:p>0,1764%</text:p>
          </table:table-cell>
          <table:table-cell table:style-name="ce72" office:value-type="percentage" office:value="0.00374174293768276">
            <text:p>0,3742%</text:p>
          </table:table-cell>
          <table:table-cell table:style-name="ce72" office:value-type="percentage" office:value="0.00565340097911688">
            <text:p>0,5653%</text:p>
          </table:table-cell>
          <table:table-cell table:style-name="ce72" office:value-type="percentage" office:value="0.00709604797952124">
            <text:p>0,7096%</text:p>
          </table:table-cell>
          <table:table-cell table:style-name="ce72" office:value-type="percentage" office:value="0.00803813071087432">
            <text:p>0,8038%</text:p>
          </table:table-cell>
          <table:table-cell table:style-name="ce72" office:value-type="percentage" office:value="0.00860706112982756">
            <text:p>0,8607%</text:p>
          </table:table-cell>
          <table:table-cell table:style-name="ce72" office:value-type="percentage" office:value="0.00894631029132289">
            <text:p>0,8946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274113752196441">
            <text:p>2,7411%</text:p>
          </table:table-cell>
          <table:table-cell table:style-name="ce72" office:value-type="percentage" office:value="0.0304507337771878">
            <text:p>3,0451%</text:p>
          </table:table-cell>
          <table:table-cell table:style-name="ce72" office:value-type="percentage" office:value="0.0276383735601881">
            <text:p>2,7638%</text:p>
          </table:table-cell>
          <table:table-cell table:style-name="ce72" office:value-type="percentage" office:value="0.024363167562043">
            <text:p>2,4363%</text:p>
          </table:table-cell>
          <table:table-cell table:style-name="ce72" office:value-type="percentage" office:value="0.022027808336072">
            <text:p>2,2028%</text:p>
          </table:table-cell>
          <table:table-cell table:style-name="ce72" office:value-type="percentage" office:value="0.0206199868833069">
            <text:p>2,0620%</text:p>
          </table:table-cell>
          <table:table-cell table:style-name="ce72" office:value-type="percentage" office:value="0.0198747545212994">
            <text:p>1,9875%</text:p>
          </table:table-cell>
          <table:table-cell table:style-name="ce72" office:value-type="percentage" office:value="0.0195535133137322">
            <text:p>1,9554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18849227562129">
            <text:p>1,8849%</text:p>
          </table:table-cell>
          <table:table-cell table:style-name="ce72" office:value-type="percentage" office:value="0.0260079427285416">
            <text:p>2,6008%</text:p>
          </table:table-cell>
          <table:table-cell table:style-name="ce72" office:value-type="percentage" office:value="0.027836721724527">
            <text:p>2,7837%</text:p>
          </table:table-cell>
          <table:table-cell table:style-name="ce72" office:value-type="percentage" office:value="0.0274086543971145">
            <text:p>2,7409%</text:p>
          </table:table-cell>
          <table:table-cell table:style-name="ce72" office:value-type="percentage" office:value="0.0263022449270234">
            <text:p>2,6302%</text:p>
          </table:table-cell>
          <table:table-cell table:style-name="ce72" office:value-type="percentage" office:value="0.0250173749885073">
            <text:p>2,5017%</text:p>
          </table:table-cell>
          <table:table-cell table:style-name="ce72" office:value-type="percentage" office:value="0.0236706583352376">
            <text:p>2,3671%</text:p>
          </table:table-cell>
          <table:table-cell table:style-name="ce72" office:value-type="percentage" office:value="0.022285243676592">
            <text:p>2,2285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06106244274039">
            <text:p>0,0611%</text:p>
          </table:table-cell>
          <table:table-cell table:style-name="ce72" office:value-type="percentage" office:value="0.00283168977718494">
            <text:p>0,2832%</text:p>
          </table:table-cell>
          <table:table-cell table:style-name="ce72" office:value-type="percentage" office:value="0.00649430857074308">
            <text:p>0,6494%</text:p>
          </table:table-cell>
          <table:table-cell table:style-name="ce72" office:value-type="percentage" office:value="0.0102795281655506">
            <text:p>1,0280%</text:p>
          </table:table-cell>
          <table:table-cell table:style-name="ce72" office:value-type="percentage" office:value="0.0133192584933117">
            <text:p>1,3319%</text:p>
          </table:table-cell>
          <table:table-cell table:style-name="ce72" office:value-type="percentage" office:value="0.0154441897041031">
            <text:p>1,5444%</text:p>
          </table:table-cell>
          <table:table-cell table:style-name="ce72" office:value-type="percentage" office:value="0.0167942439783555">
            <text:p>1,6794%</text:p>
          </table:table-cell>
          <table:table-cell table:style-name="ce72" office:value-type="percentage" office:value="0.0175485718092708">
            <text:p>1,7549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00918584061135073">
            <text:p>0,0092%</text:p>
          </table:table-cell>
          <table:table-cell table:style-name="ce72" office:value-type="percentage" office:value="0.000498484846336928">
            <text:p>0,0498%</text:p>
          </table:table-cell>
          <table:table-cell table:style-name="ce72" office:value-type="percentage" office:value="0.00134882113599196">
            <text:p>0,1349%</text:p>
          </table:table-cell>
          <table:table-cell table:style-name="ce72" office:value-type="percentage" office:value="0.00244833999228624">
            <text:p>0,2448%</text:p>
          </table:table-cell>
          <table:table-cell table:style-name="ce72" office:value-type="percentage" office:value="0.00350082348447163">
            <text:p>0,3501%</text:p>
          </table:table-cell>
          <table:table-cell table:style-name="ce72" office:value-type="percentage" office:value="0.0043352114237866">
            <text:p>0,4335%</text:p>
          </table:table-cell>
          <table:table-cell table:style-name="ce72" office:value-type="percentage" office:value="0.00493434763197566">
            <text:p>0,4934%</text:p>
          </table:table-cell>
          <table:table-cell table:style-name="ce72" office:value-type="percentage" office:value="0.0053659742447642">
            <text:p>0,5366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0466813087175355">
            <text:p>0,0467%</text:p>
          </table:table-cell>
          <table:table-cell table:style-name="ce72" office:value-type="percentage" office:value="0.002212978540795">
            <text:p>0,2213%</text:p>
          </table:table-cell>
          <table:table-cell table:style-name="ce72" office:value-type="percentage" office:value="0.00511380644004396">
            <text:p>0,5114%</text:p>
          </table:table-cell>
          <table:table-cell table:style-name="ce72" office:value-type="percentage" office:value="0.00815467825818791">
            <text:p>0,8155%</text:p>
          </table:table-cell>
          <table:table-cell table:style-name="ce72" office:value-type="percentage" office:value="0.0107422910363337">
            <text:p>1,0742%</text:p>
          </table:table-cell>
          <table:table-cell table:style-name="ce72" office:value-type="percentage" office:value="0.0128590603641634">
            <text:p>1,2859%</text:p>
          </table:table-cell>
          <table:table-cell table:style-name="ce72" office:value-type="percentage" office:value="0.014719206508109">
            <text:p>1,4719%</text:p>
          </table:table-cell>
          <table:table-cell table:style-name="ce72" office:value-type="percentage" office:value="0.0165520017502282">
            <text:p>1,6552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238613211632566">
            <text:p>2,3861%</text:p>
          </table:table-cell>
          <table:table-cell table:style-name="ce72" office:value-type="percentage" office:value="0.0338697782708003">
            <text:p>3,3870%</text:p>
          </table:table-cell>
          <table:table-cell table:style-name="ce72" office:value-type="percentage" office:value="0.0350074685300999">
            <text:p>3,5007%</text:p>
          </table:table-cell>
          <table:table-cell table:style-name="ce72" office:value-type="percentage" office:value="0.0329001372797254">
            <text:p>3,2900%</text:p>
          </table:table-cell>
          <table:table-cell table:style-name="ce72" office:value-type="percentage" office:value="0.0306889552688215">
            <text:p>3,0689%</text:p>
          </table:table-cell>
          <table:table-cell table:style-name="ce72" office:value-type="percentage" office:value="0.0292432391293891">
            <text:p>2,9243%</text:p>
          </table:table-cell>
          <table:table-cell table:style-name="ce72" office:value-type="percentage" office:value="0.0285910738527555">
            <text:p>2,8591%</text:p>
          </table:table-cell>
          <table:table-cell table:style-name="ce72" office:value-type="percentage" office:value="0.0285414711742869">
            <text:p>2,8541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221974183571106">
            <text:p>2,2197%</text:p>
          </table:table-cell>
          <table:table-cell table:style-name="ce72" office:value-type="percentage" office:value="0.0231653195819007">
            <text:p>2,3165%</text:p>
          </table:table-cell>
          <table:table-cell table:style-name="ce72" office:value-type="percentage" office:value="0.0212287903398478">
            <text:p>2,1229%</text:p>
          </table:table-cell>
          <table:table-cell table:style-name="ce72" office:value-type="percentage" office:value="0.0191609581389145">
            <text:p>1,9161%</text:p>
          </table:table-cell>
          <table:table-cell table:style-name="ce72" office:value-type="percentage" office:value="0.0174587083258799">
            <text:p>1,7459%</text:p>
          </table:table-cell>
          <table:table-cell table:style-name="ce72" office:value-type="percentage" office:value="0.0160217664321369">
            <text:p>1,6022%</text:p>
          </table:table-cell>
          <table:table-cell table:style-name="ce72" office:value-type="percentage" office:value="0.0147135210151105">
            <text:p>1,4714%</text:p>
          </table:table-cell>
          <table:table-cell table:style-name="ce72" office:value-type="percentage" office:value="0.0134676897329026">
            <text:p>1,3468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0452895584400534">
            <text:p>0,0453%</text:p>
          </table:table-cell>
          <table:table-cell table:style-name="ce72" office:value-type="percentage" office:value="0.00190493735162855">
            <text:p>0,1905%</text:p>
          </table:table-cell>
          <table:table-cell table:style-name="ce72" office:value-type="percentage" office:value="0.00416270435283702">
            <text:p>0,4163%</text:p>
          </table:table-cell>
          <table:table-cell table:style-name="ce72" office:value-type="percentage" office:value="0.00647144836799186">
            <text:p>0,6471%</text:p>
          </table:table-cell>
          <table:table-cell table:style-name="ce72" office:value-type="percentage" office:value="0.00839802484665455">
            <text:p>0,8398%</text:p>
          </table:table-cell>
          <table:table-cell table:style-name="ce72" office:value-type="percentage" office:value="0.00989480502241068">
            <text:p>0,9895%</text:p>
          </table:table-cell>
          <table:table-cell table:style-name="ce72" office:value-type="percentage" office:value="0.0110757795138383">
            <text:p>1,1076%</text:p>
          </table:table-cell>
          <table:table-cell table:style-name="ce72" office:value-type="percentage" office:value="0.01207357106119">
            <text:p>1,2074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256498196157931">
            <text:p>2,5650%</text:p>
          </table:table-cell>
          <table:table-cell table:style-name="ce72" office:value-type="percentage" office:value="0.0401063473974295">
            <text:p>4,0106%</text:p>
          </table:table-cell>
          <table:table-cell table:style-name="ce72" office:value-type="percentage" office:value="0.0440857073503695">
            <text:p>4,4086%</text:p>
          </table:table-cell>
          <table:table-cell table:style-name="ce72" office:value-type="percentage" office:value="0.0427711418824503">
            <text:p>4,2771%</text:p>
          </table:table-cell>
          <table:table-cell table:style-name="ce72" office:value-type="percentage" office:value="0.0399467177304786">
            <text:p>3,9947%</text:p>
          </table:table-cell>
          <table:table-cell table:style-name="ce72" office:value-type="percentage" office:value="0.0369448744487783">
            <text:p>3,6945%</text:p>
          </table:table-cell>
          <table:table-cell table:style-name="ce72" office:value-type="percentage" office:value="0.0340282829249091">
            <text:p>3,4028%</text:p>
          </table:table-cell>
          <table:table-cell table:style-name="ce72" office:value-type="percentage" office:value="0.0311647102976558">
            <text:p>3,1165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71026347169092">
            <text:p>0,7103%</text:p>
          </table:table-cell>
          <table:table-cell table:style-name="ce72" office:value-type="percentage" office:value="0.00909688082434224">
            <text:p>0,9097%</text:p>
          </table:table-cell>
          <table:table-cell table:style-name="ce72" office:value-type="percentage" office:value="0.00940201261045768">
            <text:p>0,9402%</text:p>
          </table:table-cell>
          <table:table-cell table:style-name="ce72" office:value-type="percentage" office:value="0.00906699469194576">
            <text:p>0,9067%</text:p>
          </table:table-cell>
          <table:table-cell table:style-name="ce72" office:value-type="percentage" office:value="0.00858043497318792">
            <text:p>0,8580%</text:p>
          </table:table-cell>
          <table:table-cell table:style-name="ce72" office:value-type="percentage" office:value="0.00810915540505231">
            <text:p>0,8109%</text:p>
          </table:table-cell>
          <table:table-cell table:style-name="ce72" office:value-type="percentage" office:value="0.00771251626306245">
            <text:p>0,7713%</text:p>
          </table:table-cell>
          <table:table-cell table:style-name="ce72" office:value-type="percentage" office:value="0.00742133534040421">
            <text:p>0,7421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283618814153917">
            <text:p>0,2836%</text:p>
          </table:table-cell>
          <table:table-cell table:style-name="ce72" office:value-type="percentage" office:value="0.00911678414335921">
            <text:p>0,9117%</text:p>
          </table:table-cell>
          <table:table-cell table:style-name="ce72" office:value-type="percentage" office:value="0.0160986452883989">
            <text:p>1,6099%</text:p>
          </table:table-cell>
          <table:table-cell table:style-name="ce72" office:value-type="percentage" office:value="0.0214526232386627">
            <text:p>2,1453%</text:p>
          </table:table-cell>
          <table:table-cell table:style-name="ce72" office:value-type="percentage" office:value="0.0250879167505436">
            <text:p>2,5088%</text:p>
          </table:table-cell>
          <table:table-cell table:style-name="ce72" office:value-type="percentage" office:value="0.027706173716806">
            <text:p>2,7706%</text:p>
          </table:table-cell>
          <table:table-cell table:style-name="ce72" office:value-type="percentage" office:value="0.0299445863452824">
            <text:p>2,9945%</text:p>
          </table:table-cell>
          <table:table-cell table:style-name="ce72" office:value-type="percentage" office:value="0.0322101058178029">
            <text:p>3,2210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831380814268066">
            <text:p>8,3138%</text:p>
          </table:table-cell>
          <table:table-cell table:style-name="ce72" office:value-type="percentage" office:value="0.0668392675783736">
            <text:p>6,6839%</text:p>
          </table:table-cell>
          <table:table-cell table:style-name="ce72" office:value-type="percentage" office:value="0.0491579371967038">
            <text:p>4,9158%</text:p>
          </table:table-cell>
          <table:table-cell table:style-name="ce72" office:value-type="percentage" office:value="0.0375400366186975">
            <text:p>3,7540%</text:p>
          </table:table-cell>
          <table:table-cell table:style-name="ce72" office:value-type="percentage" office:value="0.0304432652249558">
            <text:p>3,0443%</text:p>
          </table:table-cell>
          <table:table-cell table:style-name="ce72" office:value-type="percentage" office:value="0.0259128140698678">
            <text:p>2,5913%</text:p>
          </table:table-cell>
          <table:table-cell table:style-name="ce72" office:value-type="percentage" office:value="0.0227373719073118">
            <text:p>2,2737%</text:p>
          </table:table-cell>
          <table:table-cell table:style-name="ce72" office:value-type="percentage" office:value="0.0202623398937717">
            <text:p>2,0262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149396149733148">
            <text:p>14,9396%</text:p>
          </table:table-cell>
          <table:table-cell table:style-name="ce72" office:value-type="percentage" office:value="0.0891554651143432">
            <text:p>8,9155%</text:p>
          </table:table-cell>
          <table:table-cell table:style-name="ce72" office:value-type="percentage" office:value="0.0549630469957858">
            <text:p>5,4963%</text:p>
          </table:table-cell>
          <table:table-cell table:style-name="ce72" office:value-type="percentage" office:value="0.0382156006377288">
            <text:p>3,8216%</text:p>
          </table:table-cell>
          <table:table-cell table:style-name="ce72" office:value-type="percentage" office:value="0.0297988498967172">
            <text:p>2,9799%</text:p>
          </table:table-cell>
          <table:table-cell table:style-name="ce72" office:value-type="percentage" office:value="0.025268925238988">
            <text:p>2,5269%</text:p>
          </table:table-cell>
          <table:table-cell table:style-name="ce72" office:value-type="percentage" office:value="0.0226096680566801">
            <text:p>2,2610%</text:p>
          </table:table-cell>
          <table:table-cell table:style-name="ce72" office:value-type="percentage" office:value="0.0208742967547828">
            <text:p>2,0874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122639274874949">
            <text:p>0,1226%</text:p>
          </table:table-cell>
          <table:table-cell table:style-name="ce72" office:value-type="percentage" office:value="0.00347954137100577">
            <text:p>0,3480%</text:p>
          </table:table-cell>
          <table:table-cell table:style-name="ce72" office:value-type="percentage" office:value="0.00608593653441267">
            <text:p>0,6086%</text:p>
          </table:table-cell>
          <table:table-cell table:style-name="ce72" office:value-type="percentage" office:value="0.00827373103136856">
            <text:p>0,8274%</text:p>
          </table:table-cell>
          <table:table-cell table:style-name="ce72" office:value-type="percentage" office:value="0.00976842204665559">
            <text:p>0,9768%</text:p>
          </table:table-cell>
          <table:table-cell table:style-name="ce72" office:value-type="percentage" office:value="0.0106198959985411">
            <text:p>1,0620%</text:p>
          </table:table-cell>
          <table:table-cell table:style-name="ce72" office:value-type="percentage" office:value="0.011003892586144">
            <text:p>1,1004%</text:p>
          </table:table-cell>
          <table:table-cell table:style-name="ce72" office:value-type="percentage" office:value="0.0111116122580368">
            <text:p>1,1112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183136480665894">
            <text:p>0,1831%</text:p>
          </table:table-cell>
          <table:table-cell table:style-name="ce72" office:value-type="percentage" office:value="0.00470197204092365">
            <text:p>0,4702%</text:p>
          </table:table-cell>
          <table:table-cell table:style-name="ce72" office:value-type="percentage" office:value="0.00757576436103638">
            <text:p>0,7576%</text:p>
          </table:table-cell>
          <table:table-cell table:style-name="ce72" office:value-type="percentage" office:value="0.00976580389162443">
            <text:p>0,9766%</text:p>
          </table:table-cell>
          <table:table-cell table:style-name="ce72" office:value-type="percentage" office:value="0.0112742484623051">
            <text:p>1,1274%</text:p>
          </table:table-cell>
          <table:table-cell table:style-name="ce72" office:value-type="percentage" office:value="0.0123105446338155">
            <text:p>1,2311%</text:p>
          </table:table-cell>
          <table:table-cell table:style-name="ce72" office:value-type="percentage" office:value="0.0130740043651298">
            <text:p>1,3074%</text:p>
          </table:table-cell>
          <table:table-cell table:style-name="ce72" office:value-type="percentage" office:value="0.0137108129647741">
            <text:p>1,3711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0674082946117849">
            <text:p>0,0674%</text:p>
          </table:table-cell>
          <table:table-cell table:style-name="ce72" office:value-type="percentage" office:value="0.00272952762634853">
            <text:p>0,2730%</text:p>
          </table:table-cell>
          <table:table-cell table:style-name="ce72" office:value-type="percentage" office:value="0.00578134581826084">
            <text:p>0,5781%</text:p>
          </table:table-cell>
          <table:table-cell table:style-name="ce72" office:value-type="percentage" office:value="0.00871902204206346">
            <text:p>0,8719%</text:p>
          </table:table-cell>
          <table:table-cell table:style-name="ce72" office:value-type="percentage" office:value="0.0109777316235437">
            <text:p>1,0978%</text:p>
          </table:table-cell>
          <table:table-cell table:style-name="ce72" office:value-type="percentage" office:value="0.0125723159996294">
            <text:p>1,2572%</text:p>
          </table:table-cell>
          <table:table-cell table:style-name="ce72" office:value-type="percentage" office:value="0.0137355549358689">
            <text:p>1,3736%</text:p>
          </table:table-cell>
          <table:table-cell table:style-name="ce72" office:value-type="percentage" office:value="0.0147023335027347">
            <text:p>1,4702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984018971002645">
            <text:p>0,9840%</text:p>
          </table:table-cell>
          <table:table-cell table:style-name="ce72" office:value-type="percentage" office:value="0.0172921387586376">
            <text:p>1,7292%</text:p>
          </table:table-cell>
          <table:table-cell table:style-name="ce72" office:value-type="percentage" office:value="0.0215259394658851">
            <text:p>2,1526%</text:p>
          </table:table-cell>
          <table:table-cell table:style-name="ce72" office:value-type="percentage" office:value="0.0233599833702435">
            <text:p>2,3360%</text:p>
          </table:table-cell>
          <table:table-cell table:style-name="ce72" office:value-type="percentage" office:value="0.0240579839675074">
            <text:p>2,4058%</text:p>
          </table:table-cell>
          <table:table-cell table:style-name="ce72" office:value-type="percentage" office:value="0.0243240234047028">
            <text:p>2,4324%</text:p>
          </table:table-cell>
          <table:table-cell table:style-name="ce72" office:value-type="percentage" office:value="0.0244605392862619">
            <text:p>2,4461%</text:p>
          </table:table-cell>
          <table:table-cell table:style-name="ce72" office:value-type="percentage" office:value="0.0245773470575809">
            <text:p>2,4577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63107504419963">
            <text:p>6,3108%</text:p>
          </table:table-cell>
          <table:table-cell table:style-name="ce72" office:value-type="percentage" office:value="0.0622176151026662">
            <text:p>6,2218%</text:p>
          </table:table-cell>
          <table:table-cell table:style-name="ce72" office:value-type="percentage" office:value="0.0556754142010801">
            <text:p>5,5675%</text:p>
          </table:table-cell>
          <table:table-cell table:style-name="ce72" office:value-type="percentage" office:value="0.050898485642794">
            <text:p>5,0898%</text:p>
          </table:table-cell>
          <table:table-cell table:style-name="ce72" office:value-type="percentage" office:value="0.0484331832801601">
            <text:p>4,8433%</text:p>
          </table:table-cell>
          <table:table-cell table:style-name="ce72" office:value-type="percentage" office:value="0.0474621059100534">
            <text:p>4,7462%</text:p>
          </table:table-cell>
          <table:table-cell table:style-name="ce72" office:value-type="percentage" office:value="0.0471886033513922">
            <text:p>4,7189%</text:p>
          </table:table-cell>
          <table:table-cell table:style-name="ce72" office:value-type="percentage" office:value="0.0470250998338799">
            <text:p>4,7025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764549473532731">
            <text:p>0,7645%</text:p>
          </table:table-cell>
          <table:table-cell table:style-name="ce72" office:value-type="percentage" office:value="0.013899446967567">
            <text:p>1,3899%</text:p>
          </table:table-cell>
          <table:table-cell table:style-name="ce72" office:value-type="percentage" office:value="0.0186644415166997">
            <text:p>1,8664%</text:p>
          </table:table-cell>
          <table:table-cell table:style-name="ce72" office:value-type="percentage" office:value="0.0220502219519297">
            <text:p>2,2050%</text:p>
          </table:table-cell>
          <table:table-cell table:style-name="ce72" office:value-type="percentage" office:value="0.024568815027225">
            <text:p>2,4569%</text:p>
          </table:table-cell>
          <table:table-cell table:style-name="ce72" office:value-type="percentage" office:value="0.0266126687380937">
            <text:p>2,6613%</text:p>
          </table:table-cell>
          <table:table-cell table:style-name="ce72" office:value-type="percentage" office:value="0.0284552121035498">
            <text:p>2,8455%</text:p>
          </table:table-cell>
          <table:table-cell table:style-name="ce72" office:value-type="percentage" office:value="0.0302857764430301">
            <text:p>3,0286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570959817317813">
            <text:p>0,5710%</text:p>
          </table:table-cell>
          <table:table-cell table:style-name="ce72" office:value-type="percentage" office:value="0.0115482427480664">
            <text:p>1,1548%</text:p>
          </table:table-cell>
          <table:table-cell table:style-name="ce72" office:value-type="percentage" office:value="0.015859189870058">
            <text:p>1,5859%</text:p>
          </table:table-cell>
          <table:table-cell table:style-name="ce72" office:value-type="percentage" office:value="0.0184653898729576">
            <text:p>1,8465%</text:p>
          </table:table-cell>
          <table:table-cell table:style-name="ce72" office:value-type="percentage" office:value="0.0200918472851626">
            <text:p>2,0092%</text:p>
          </table:table-cell>
          <table:table-cell table:style-name="ce72" office:value-type="percentage" office:value="0.0213210720643815">
            <text:p>2,1321%</text:p>
          </table:table-cell>
          <table:table-cell table:style-name="ce72" office:value-type="percentage" office:value="0.0224724124431139">
            <text:p>2,2472%</text:p>
          </table:table-cell>
          <table:table-cell table:style-name="ce72" office:value-type="percentage" office:value="0.023683818547076">
            <text:p>2,3684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331427811421673">
            <text:p>0,3314%</text:p>
          </table:table-cell>
          <table:table-cell table:style-name="ce72" office:value-type="percentage" office:value="0.00765454987537218">
            <text:p>0,7655%</text:p>
          </table:table-cell>
          <table:table-cell table:style-name="ce72" office:value-type="percentage" office:value="0.0110839081692809">
            <text:p>1,1084%</text:p>
          </table:table-cell>
          <table:table-cell table:style-name="ce72" office:value-type="percentage" office:value="0.0130319829551475">
            <text:p>1,3032%</text:p>
          </table:table-cell>
          <table:table-cell table:style-name="ce72" office:value-type="percentage" office:value="0.0139234866477413">
            <text:p>1,3923%</text:p>
          </table:table-cell>
          <table:table-cell table:style-name="ce72" office:value-type="percentage" office:value="0.0141645506890464">
            <text:p>1,4165%</text:p>
          </table:table-cell>
          <table:table-cell table:style-name="ce72" office:value-type="percentage" office:value="0.0139727090004352">
            <text:p>1,3973%</text:p>
          </table:table-cell>
          <table:table-cell table:style-name="ce72" office:value-type="percentage" office:value="0.0134572774599757">
            <text:p>1,3457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175578258769787">
            <text:p>1,7558%</text:p>
          </table:table-cell>
          <table:table-cell table:style-name="ce72" office:value-type="percentage" office:value="0.0275212087343608">
            <text:p>2,7521%</text:p>
          </table:table-cell>
          <table:table-cell table:style-name="ce72" office:value-type="percentage" office:value="0.0317204349658982">
            <text:p>3,1720%</text:p>
          </table:table-cell>
          <table:table-cell table:style-name="ce72" office:value-type="percentage" office:value="0.0324622547236514">
            <text:p>3,2462%</text:p>
          </table:table-cell>
          <table:table-cell table:style-name="ce72" office:value-type="percentage" office:value="0.0315761965203617">
            <text:p>3,1576%</text:p>
          </table:table-cell>
          <table:table-cell table:style-name="ce72" office:value-type="percentage" office:value="0.0298724737092638">
            <text:p>2,9872%</text:p>
          </table:table-cell>
          <table:table-cell table:style-name="ce72" office:value-type="percentage" office:value="0.0276954364124307">
            <text:p>2,7695%</text:p>
          </table:table-cell>
          <table:table-cell table:style-name="ce72" office:value-type="percentage" office:value="0.025245540499575">
            <text:p>2,5246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134254406830552">
            <text:p>1,3425%</text:p>
          </table:table-cell>
          <table:table-cell table:style-name="ce72" office:value-type="percentage" office:value="0.0296830335118097">
            <text:p>2,9683%</text:p>
          </table:table-cell>
          <table:table-cell table:style-name="ce72" office:value-type="percentage" office:value="0.0393369013744116">
            <text:p>3,9337%</text:p>
          </table:table-cell>
          <table:table-cell table:style-name="ce72" office:value-type="percentage" office:value="0.0419537464725083">
            <text:p>4,1954%</text:p>
          </table:table-cell>
          <table:table-cell table:style-name="ce72" office:value-type="percentage" office:value="0.0411827874870118">
            <text:p>4,1183%</text:p>
          </table:table-cell>
          <table:table-cell table:style-name="ce72" office:value-type="percentage" office:value="0.039403510975584">
            <text:p>3,9404%</text:p>
          </table:table-cell>
          <table:table-cell table:style-name="ce72" office:value-type="percentage" office:value="0.0375277640203751">
            <text:p>3,7528%</text:p>
          </table:table-cell>
          <table:table-cell table:style-name="ce72" office:value-type="percentage" office:value="0.0357388071564837">
            <text:p>3,5739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365404219829327">
            <text:p>0,3654%</text:p>
          </table:table-cell>
          <table:table-cell table:style-name="ce72" office:value-type="percentage" office:value="0.00874909881958121">
            <text:p>0,8749%</text:p>
          </table:table-cell>
          <table:table-cell table:style-name="ce72" office:value-type="percentage" office:value="0.0130925042884841">
            <text:p>1,3093%</text:p>
          </table:table-cell>
          <table:table-cell table:style-name="ce72" office:value-type="percentage" office:value="0.0157864624109179">
            <text:p>1,5786%</text:p>
          </table:table-cell>
          <table:table-cell table:style-name="ce72" office:value-type="percentage" office:value="0.0172561146601097">
            <text:p>1,7256%</text:p>
          </table:table-cell>
          <table:table-cell table:style-name="ce72" office:value-type="percentage" office:value="0.0180837572016183">
            <text:p>1,8084%</text:p>
          </table:table-cell>
          <table:table-cell table:style-name="ce72" office:value-type="percentage" office:value="0.0186680584480912">
            <text:p>1,8668%</text:p>
          </table:table-cell>
          <table:table-cell table:style-name="ce72" office:value-type="percentage" office:value="0.0192366476772278">
            <text:p>1,9237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0352756107355769">
            <text:p>0,0353%</text:p>
          </table:table-cell>
          <table:table-cell table:style-name="ce72" office:value-type="percentage" office:value="0.00189775391768041">
            <text:p>0,1898%</text:p>
          </table:table-cell>
          <table:table-cell table:style-name="ce72" office:value-type="percentage" office:value="0.00472299981015875">
            <text:p>0,4723%</text:p>
          </table:table-cell>
          <table:table-cell table:style-name="ce72" office:value-type="percentage" office:value="0.00781369109877101">
            <text:p>0,7814%</text:p>
          </table:table-cell>
          <table:table-cell table:style-name="ce72" office:value-type="percentage" office:value="0.0103896657351072">
            <text:p>1,0390%</text:p>
          </table:table-cell>
          <table:table-cell table:style-name="ce72" office:value-type="percentage" office:value="0.0122829261758674">
            <text:p>1,2283%</text:p>
          </table:table-cell>
          <table:table-cell table:style-name="ce72" office:value-type="percentage" office:value="0.0136230341432695">
            <text:p>1,3623%</text:p>
          </table:table-cell>
          <table:table-cell table:style-name="ce72" office:value-type="percentage" office:value="0.014579042971419">
            <text:p>1,4579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630047619009112">
            <text:p>6,3005%</text:p>
          </table:table-cell>
          <table:table-cell table:style-name="ce72" office:value-type="percentage" office:value="0.0701583146884234">
            <text:p>7,0158%</text:p>
          </table:table-cell>
          <table:table-cell table:style-name="ce72" office:value-type="percentage" office:value="0.0596597689395682">
            <text:p>5,9660%</text:p>
          </table:table-cell>
          <table:table-cell table:style-name="ce72" office:value-type="percentage" office:value="0.0480218341511336">
            <text:p>4,8022%</text:p>
          </table:table-cell>
          <table:table-cell table:style-name="ce72" office:value-type="percentage" office:value="0.0394026516481825">
            <text:p>3,9403%</text:p>
          </table:table-cell>
          <table:table-cell table:style-name="ce72" office:value-type="percentage" office:value="0.0335063475370662">
            <text:p>3,3506%</text:p>
          </table:table-cell>
          <table:table-cell table:style-name="ce72" office:value-type="percentage" office:value="0.0293964986302238">
            <text:p>2,9396%</text:p>
          </table:table-cell>
          <table:table-cell table:style-name="ce72" office:value-type="percentage" office:value="0.0263442759181124">
            <text:p>2,6344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514110813493572">
            <text:p>5,1411%</text:p>
          </table:table-cell>
          <table:table-cell table:style-name="ce72" office:value-type="percentage" office:value="0.0583018075522472">
            <text:p>5,8302%</text:p>
          </table:table-cell>
          <table:table-cell table:style-name="ce72" office:value-type="percentage" office:value="0.0522306595860535">
            <text:p>5,2231%</text:p>
          </table:table-cell>
          <table:table-cell table:style-name="ce72" office:value-type="percentage" office:value="0.044874002148709">
            <text:p>4,4874%</text:p>
          </table:table-cell>
          <table:table-cell table:style-name="ce72" office:value-type="percentage" office:value="0.0394048899579654">
            <text:p>3,9405%</text:p>
          </table:table-cell>
          <table:table-cell table:style-name="ce72" office:value-type="percentage" office:value="0.0357748533024295">
            <text:p>3,5775%</text:p>
          </table:table-cell>
          <table:table-cell table:style-name="ce72" office:value-type="percentage" office:value="0.0333649901153136">
            <text:p>3,3365%</text:p>
          </table:table-cell>
          <table:table-cell table:style-name="ce72" office:value-type="percentage" office:value="0.0316411167860615">
            <text:p>3,1641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462454626051579">
            <text:p>4,6245%</text:p>
          </table:table-cell>
          <table:table-cell table:style-name="ce72" office:value-type="percentage" office:value="0.0435853197719686">
            <text:p>4,3585%</text:p>
          </table:table-cell>
          <table:table-cell table:style-name="ce72" office:value-type="percentage" office:value="0.0368699030579566">
            <text:p>3,6870%</text:p>
          </table:table-cell>
          <table:table-cell table:style-name="ce72" office:value-type="percentage" office:value="0.031627512598381">
            <text:p>3,1628%</text:p>
          </table:table-cell>
          <table:table-cell table:style-name="ce72" office:value-type="percentage" office:value="0.0282059348720002">
            <text:p>2,8206%</text:p>
          </table:table-cell>
          <table:table-cell table:style-name="ce72" office:value-type="percentage" office:value="0.0260008899354067">
            <text:p>2,6001%</text:p>
          </table:table-cell>
          <table:table-cell table:style-name="ce72" office:value-type="percentage" office:value="0.0244890147188454">
            <text:p>2,4489%</text:p>
          </table:table-cell>
          <table:table-cell table:style-name="ce72" office:value-type="percentage" office:value="0.0233371535321647">
            <text:p>2,3337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071647672826973">
            <text:p>0,0716%</text:p>
          </table:table-cell>
          <table:table-cell table:style-name="ce72" office:value-type="percentage" office:value="0.00291275241588519">
            <text:p>0,2913%</text:p>
          </table:table-cell>
          <table:table-cell table:style-name="ce72" office:value-type="percentage" office:value="0.00628595385928887">
            <text:p>0,6286%</text:p>
          </table:table-cell>
          <table:table-cell table:style-name="ce72" office:value-type="percentage" office:value="0.00968521364939541">
            <text:p>0,9685%</text:p>
          </table:table-cell>
          <table:table-cell table:style-name="ce72" office:value-type="percentage" office:value="0.0124040315008246">
            <text:p>1,2404%</text:p>
          </table:table-cell>
          <table:table-cell table:style-name="ce72" office:value-type="percentage" office:value="0.014329313782923">
            <text:p>1,4329%</text:p>
          </table:table-cell>
          <table:table-cell table:style-name="ce72" office:value-type="percentage" office:value="0.0156200326025436">
            <text:p>1,5620%</text:p>
          </table:table-cell>
          <table:table-cell table:style-name="ce72" office:value-type="percentage" office:value="0.0164704347550548">
            <text:p>1,6470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593358863679978">
            <text:p>5,9336%</text:p>
          </table:table-cell>
          <table:table-cell table:style-name="ce72" office:value-type="percentage" office:value="0.0727498071767247">
            <text:p>7,2750%</text:p>
          </table:table-cell>
          <table:table-cell table:style-name="ce72" office:value-type="percentage" office:value="0.0669602128848486">
            <text:p>6,6960%</text:p>
          </table:table-cell>
          <table:table-cell table:style-name="ce72" office:value-type="percentage" office:value="0.0582246514702622">
            <text:p>5,8225%</text:p>
          </table:table-cell>
          <table:table-cell table:style-name="ce72" office:value-type="percentage" office:value="0.0518837265019276">
            <text:p>5,1884%</text:p>
          </table:table-cell>
          <table:table-cell table:style-name="ce72" office:value-type="percentage" office:value="0.0482012525580552">
            <text:p>4,8201%</text:p>
          </table:table-cell>
          <table:table-cell table:style-name="ce72" office:value-type="percentage" office:value="0.0463574909299866">
            <text:p>4,6357%</text:p>
          </table:table-cell>
          <table:table-cell table:style-name="ce72" office:value-type="percentage" office:value="0.0455287826244813">
            <text:p>4,5529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241699230169251">
            <text:p>2,4170%</text:p>
          </table:table-cell>
          <table:table-cell table:style-name="ce72" office:value-type="percentage" office:value="0.0346213510798974">
            <text:p>3,4621%</text:p>
          </table:table-cell>
          <table:table-cell table:style-name="ce72" office:value-type="percentage" office:value="0.0363354356184081">
            <text:p>3,6335%</text:p>
          </table:table-cell>
          <table:table-cell table:style-name="ce72" office:value-type="percentage" office:value="0.0349092857704306">
            <text:p>3,4909%</text:p>
          </table:table-cell>
          <table:table-cell table:style-name="ce72" office:value-type="percentage" office:value="0.0333062509727583">
            <text:p>3,3306%</text:p>
          </table:table-cell>
          <table:table-cell table:style-name="ce72" office:value-type="percentage" office:value="0.0323222655053544">
            <text:p>3,2322%</text:p>
          </table:table-cell>
          <table:table-cell table:style-name="ce72" office:value-type="percentage" office:value="0.0319639696483798">
            <text:p>3,1964%</text:p>
          </table:table-cell>
          <table:table-cell table:style-name="ce72" office:value-type="percentage" office:value="0.0320230723602882">
            <text:p>3,2023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0502059263312019">
            <text:p>0,0502%</text:p>
          </table:table-cell>
          <table:table-cell table:style-name="ce72" office:value-type="percentage" office:value="0.00151812899669354">
            <text:p>0,1518%</text:p>
          </table:table-cell>
          <table:table-cell table:style-name="ce72" office:value-type="percentage" office:value="0.00284788977009699">
            <text:p>0,2848%</text:p>
          </table:table-cell>
          <table:table-cell table:style-name="ce72" office:value-type="percentage" office:value="0.0041371972541392">
            <text:p>0,4137%</text:p>
          </table:table-cell>
          <table:table-cell table:style-name="ce72" office:value-type="percentage" office:value="0.00517874366636274">
            <text:p>0,5179%</text:p>
          </table:table-cell>
          <table:table-cell table:style-name="ce72" office:value-type="percentage" office:value="0.00591888575771673">
            <text:p>0,5919%</text:p>
          </table:table-cell>
          <table:table-cell table:style-name="ce72" office:value-type="percentage" office:value="0.00640086930830978">
            <text:p>0,6401%</text:p>
          </table:table-cell>
          <table:table-cell table:style-name="ce72" office:value-type="percentage" office:value="0.00670956732171287">
            <text:p>0,6710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120233822922937">
            <text:p>0,1202%</text:p>
          </table:table-cell>
          <table:table-cell table:style-name="ce72" office:value-type="percentage" office:value="0.00336617582312016">
            <text:p>0,3366%</text:p>
          </table:table-cell>
          <table:table-cell table:style-name="ce72" office:value-type="percentage" office:value="0.00560078705300252">
            <text:p>0,5601%</text:p>
          </table:table-cell>
          <table:table-cell table:style-name="ce72" office:value-type="percentage" office:value="0.00724836412410789">
            <text:p>0,7248%</text:p>
          </table:table-cell>
          <table:table-cell table:style-name="ce72" office:value-type="percentage" office:value="0.00828653013181615">
            <text:p>0,8287%</text:p>
          </table:table-cell>
          <table:table-cell table:style-name="ce72" office:value-type="percentage" office:value="0.00890141636196691">
            <text:p>0,8901%</text:p>
          </table:table-cell>
          <table:table-cell table:style-name="ce72" office:value-type="percentage" office:value="0.00926837863632608">
            <text:p>0,9268%</text:p>
          </table:table-cell>
          <table:table-cell table:style-name="ce72" office:value-type="percentage" office:value="0.00951085147929401">
            <text:p>0,9511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0124644961340549">
            <text:p>0,0125%</text:p>
          </table:table-cell>
          <table:table-cell table:style-name="ce72" office:value-type="percentage" office:value="0.000855925238055154">
            <text:p>0,0856%</text:p>
          </table:table-cell>
          <table:table-cell table:style-name="ce72" office:value-type="percentage" office:value="0.00259825010302321">
            <text:p>0,2598%</text:p>
          </table:table-cell>
          <table:table-cell table:style-name="ce72" office:value-type="percentage" office:value="0.00493960944271013">
            <text:p>0,4940%</text:p>
          </table:table-cell>
          <table:table-cell table:style-name="ce72" office:value-type="percentage" office:value="0.0071316305767855">
            <text:p>0,7132%</text:p>
          </table:table-cell>
          <table:table-cell table:style-name="ce72" office:value-type="percentage" office:value="0.00875196587706678">
            <text:p>0,8752%</text:p>
          </table:table-cell>
          <table:table-cell table:style-name="ce72" office:value-type="percentage" office:value="0.00977132996861281">
            <text:p>0,9771%</text:p>
          </table:table-cell>
          <table:table-cell table:style-name="ce72" office:value-type="percentage" office:value="0.0103459960743229">
            <text:p>1,0346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96225597390143">
            <text:p>0,9623%</text:p>
          </table:table-cell>
          <table:table-cell table:style-name="ce72" office:value-type="percentage" office:value="0.0178532653049852">
            <text:p>1,7853%</text:p>
          </table:table-cell>
          <table:table-cell table:style-name="ce72" office:value-type="percentage" office:value="0.0220535114584996">
            <text:p>2,2054%</text:p>
          </table:table-cell>
          <table:table-cell table:style-name="ce72" office:value-type="percentage" office:value="0.0231518974328087">
            <text:p>2,3152%</text:p>
          </table:table-cell>
          <table:table-cell table:style-name="ce72" office:value-type="percentage" office:value="0.0229091404995943">
            <text:p>2,2909%</text:p>
          </table:table-cell>
          <table:table-cell table:style-name="ce72" office:value-type="percentage" office:value="0.0222543071799459">
            <text:p>2,2254%</text:p>
          </table:table-cell>
          <table:table-cell table:style-name="ce72" office:value-type="percentage" office:value="0.0215144842697924">
            <text:p>2,1514%</text:p>
          </table:table-cell>
          <table:table-cell table:style-name="ce72" office:value-type="percentage" office:value="0.0207591089468889">
            <text:p>2,0759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27520498511824">
            <text:p>0,2752%</text:p>
          </table:table-cell>
          <table:table-cell table:style-name="ce72" office:value-type="percentage" office:value="0.0061856215786446">
            <text:p>0,6186%</text:p>
          </table:table-cell>
          <table:table-cell table:style-name="ce72" office:value-type="percentage" office:value="0.00914601539166552">
            <text:p>0,9146%</text:p>
          </table:table-cell>
          <table:table-cell table:style-name="ce72" office:value-type="percentage" office:value="0.0112614228868953">
            <text:p>1,1261%</text:p>
          </table:table-cell>
          <table:table-cell table:style-name="ce72" office:value-type="percentage" office:value="0.0127913476130458">
            <text:p>1,2791%</text:p>
          </table:table-cell>
          <table:table-cell table:style-name="ce72" office:value-type="percentage" office:value="0.014003937814436">
            <text:p>1,4004%</text:p>
          </table:table-cell>
          <table:table-cell table:style-name="ce72" office:value-type="percentage" office:value="0.0150549470394096">
            <text:p>1,5055%</text:p>
          </table:table-cell>
          <table:table-cell table:style-name="ce72" office:value-type="percentage" office:value="0.0160173051438698">
            <text:p>1,6017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0720494321716359">
            <text:p>0,0720%</text:p>
          </table:table-cell>
          <table:table-cell table:style-name="ce72" office:value-type="percentage" office:value="0.0030398040208019">
            <text:p>0,3040%</text:p>
          </table:table-cell>
          <table:table-cell table:style-name="ce72" office:value-type="percentage" office:value="0.00662456189613561">
            <text:p>0,6625%</text:p>
          </table:table-cell>
          <table:table-cell table:style-name="ce72" office:value-type="percentage" office:value="0.0102209677737635">
            <text:p>1,0221%</text:p>
          </table:table-cell>
          <table:table-cell table:style-name="ce72" office:value-type="percentage" office:value="0.0130767421514233">
            <text:p>1,3077%</text:p>
          </table:table-cell>
          <table:table-cell table:style-name="ce72" office:value-type="percentage" office:value="0.0150546748751802">
            <text:p>1,5055%</text:p>
          </table:table-cell>
          <table:table-cell table:style-name="ce72" office:value-type="percentage" office:value="0.0162880546950027">
            <text:p>1,6288%</text:p>
          </table:table-cell>
          <table:table-cell table:style-name="ce72" office:value-type="percentage" office:value="0.0169594048429678">
            <text:p>1,6959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14160768310859">
            <text:p>0,1416%</text:p>
          </table:table-cell>
          <table:table-cell table:style-name="ce72" office:value-type="percentage" office:value="0.00455513107071281">
            <text:p>0,4555%</text:p>
          </table:table-cell>
          <table:table-cell table:style-name="ce72" office:value-type="percentage" office:value="0.00852128086101254">
            <text:p>0,8521%</text:p>
          </table:table-cell>
          <table:table-cell table:style-name="ce72" office:value-type="percentage" office:value="0.0120024442204415">
            <text:p>1,2002%</text:p>
          </table:table-cell>
          <table:table-cell table:style-name="ce72" office:value-type="percentage" office:value="0.0144363123712236">
            <text:p>1,4436%</text:p>
          </table:table-cell>
          <table:table-cell table:style-name="ce72" office:value-type="percentage" office:value="0.015828352572502">
            <text:p>1,5828%</text:p>
          </table:table-cell>
          <table:table-cell table:style-name="ce72" office:value-type="percentage" office:value="0.0164036232031366">
            <text:p>1,6404%</text:p>
          </table:table-cell>
          <table:table-cell table:style-name="ce72" office:value-type="percentage" office:value="0.0164155540848131">
            <text:p>1,6416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425924565249456">
            <text:p>0,4259%</text:p>
          </table:table-cell>
          <table:table-cell table:style-name="ce72" office:value-type="percentage" office:value="0.00859177020262139">
            <text:p>0,8592%</text:p>
          </table:table-cell>
          <table:table-cell table:style-name="ce72" office:value-type="percentage" office:value="0.0113891622377263">
            <text:p>1,1389%</text:p>
          </table:table-cell>
          <table:table-cell table:style-name="ce72" office:value-type="percentage" office:value="0.0127827667163147">
            <text:p>1,2783%</text:p>
          </table:table-cell>
          <table:table-cell table:style-name="ce72" office:value-type="percentage" office:value="0.0135199056410783">
            <text:p>1,3520%</text:p>
          </table:table-cell>
          <table:table-cell table:style-name="ce72" office:value-type="percentage" office:value="0.0140428135788881">
            <text:p>1,4043%</text:p>
          </table:table-cell>
          <table:table-cell table:style-name="ce72" office:value-type="percentage" office:value="0.0145121306082545">
            <text:p>1,4512%</text:p>
          </table:table-cell>
          <table:table-cell table:style-name="ce72" office:value-type="percentage" office:value="0.014950443509396">
            <text:p>1,4950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337072777955094">
            <text:p>0,3371%</text:p>
          </table:table-cell>
          <table:table-cell table:style-name="ce72" office:value-type="percentage" office:value="0.00712441909925442">
            <text:p>0,7124%</text:p>
          </table:table-cell>
          <table:table-cell table:style-name="ce72" office:value-type="percentage" office:value="0.00986930982495885">
            <text:p>0,9869%</text:p>
          </table:table-cell>
          <table:table-cell table:style-name="ce72" office:value-type="percentage" office:value="0.0114513242617603">
            <text:p>1,1451%</text:p>
          </table:table-cell>
          <table:table-cell table:style-name="ce72" office:value-type="percentage" office:value="0.0123789455708415">
            <text:p>1,2379%</text:p>
          </table:table-cell>
          <table:table-cell table:style-name="ce72" office:value-type="percentage" office:value="0.0130325049682663">
            <text:p>1,3033%</text:p>
          </table:table-cell>
          <table:table-cell table:style-name="ce72" office:value-type="percentage" office:value="0.0135935944158688">
            <text:p>1,3594%</text:p>
          </table:table-cell>
          <table:table-cell table:style-name="ce72" office:value-type="percentage" office:value="0.0141268600761774">
            <text:p>1,4127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133602344947422">
            <text:p>1,3360%</text:p>
          </table:table-cell>
          <table:table-cell table:style-name="ce72" office:value-type="percentage" office:value="0.0149650475358466">
            <text:p>1,4965%</text:p>
          </table:table-cell>
          <table:table-cell table:style-name="ce72" office:value-type="percentage" office:value="0.0143260844360529">
            <text:p>1,4326%</text:p>
          </table:table-cell>
          <table:table-cell table:style-name="ce72" office:value-type="percentage" office:value="0.013381003557904">
            <text:p>1,3381%</text:p>
          </table:table-cell>
          <table:table-cell table:style-name="ce72" office:value-type="percentage" office:value="0.0126409163178935">
            <text:p>1,2641%</text:p>
          </table:table-cell>
          <table:table-cell table:style-name="ce72" office:value-type="percentage" office:value="0.0121301175769787">
            <text:p>1,2130%</text:p>
          </table:table-cell>
          <table:table-cell table:style-name="ce72" office:value-type="percentage" office:value="0.0117891904992414">
            <text:p>1,1789%</text:p>
          </table:table-cell>
          <table:table-cell table:style-name="ce72" office:value-type="percentage" office:value="0.0115767099709509">
            <text:p>1,1577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241178978622544">
            <text:p>24,1179%</text:p>
          </table:table-cell>
          <table:table-cell table:style-name="ce72" office:value-type="percentage" office:value="0.130758645769498">
            <text:p>13,0759%</text:p>
          </table:table-cell>
          <table:table-cell table:style-name="ce72" office:value-type="percentage" office:value="0.0755794174097225">
            <text:p>7,5579%</text:p>
          </table:table-cell>
          <table:table-cell table:style-name="ce72" office:value-type="percentage" office:value="0.0502319357952426">
            <text:p>5,0232%</text:p>
          </table:table-cell>
          <table:table-cell table:style-name="ce72" office:value-type="percentage" office:value="0.0377092773023028">
            <text:p>3,7709%</text:p>
          </table:table-cell>
          <table:table-cell table:style-name="ce72" office:value-type="percentage" office:value="0.0307389111205565">
            <text:p>3,0739%</text:p>
          </table:table-cell>
          <table:table-cell table:style-name="ce72" office:value-type="percentage" office:value="0.0262567906147853">
            <text:p>2,6257%</text:p>
          </table:table-cell>
          <table:table-cell table:style-name="ce72" office:value-type="percentage" office:value="0.0229121435037026">
            <text:p>2,2912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439316020379027">
            <text:p>0,4393%</text:p>
          </table:table-cell>
          <table:table-cell table:style-name="ce72" office:value-type="percentage" office:value="0.0104265569666859">
            <text:p>1,0427%</text:p>
          </table:table-cell>
          <table:table-cell table:style-name="ce72" office:value-type="percentage" office:value="0.0153588245008368">
            <text:p>1,5359%</text:p>
          </table:table-cell>
          <table:table-cell table:style-name="ce72" office:value-type="percentage" office:value="0.0182698610229389">
            <text:p>1,8270%</text:p>
          </table:table-cell>
          <table:table-cell table:style-name="ce72" office:value-type="percentage" office:value="0.0197952718769253">
            <text:p>1,9795%</text:p>
          </table:table-cell>
          <table:table-cell table:style-name="ce72" office:value-type="percentage" office:value="0.0206422036391621">
            <text:p>2,0642%</text:p>
          </table:table-cell>
          <table:table-cell table:style-name="ce72" office:value-type="percentage" office:value="0.0212423737760997">
            <text:p>2,1242%</text:p>
          </table:table-cell>
          <table:table-cell table:style-name="ce72" office:value-type="percentage" office:value="0.0218167528971158">
            <text:p>2,1817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213219707726545">
            <text:p>0,2132%</text:p>
          </table:table-cell>
          <table:table-cell table:style-name="ce72" office:value-type="percentage" office:value="0.00547887104688601">
            <text:p>0,5479%</text:p>
          </table:table-cell>
          <table:table-cell table:style-name="ce72" office:value-type="percentage" office:value="0.00830509049335988">
            <text:p>0,8305%</text:p>
          </table:table-cell>
          <table:table-cell table:style-name="ce72" office:value-type="percentage" office:value="0.00991084636937479">
            <text:p>0,9911%</text:p>
          </table:table-cell>
          <table:table-cell table:style-name="ce72" office:value-type="percentage" office:value="0.0106769909447274">
            <text:p>1,0677%</text:p>
          </table:table-cell>
          <table:table-cell table:style-name="ce72" office:value-type="percentage" office:value="0.0110775895431453">
            <text:p>1,1078%</text:p>
          </table:table-cell>
          <table:table-cell table:style-name="ce72" office:value-type="percentage" office:value="0.0114081136290262">
            <text:p>1,1408%</text:p>
          </table:table-cell>
          <table:table-cell table:style-name="ce72" office:value-type="percentage" office:value="0.0118248977155234">
            <text:p>1,1825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251010410461082">
            <text:p>0,2510%</text:p>
          </table:table-cell>
          <table:table-cell table:style-name="ce72" office:value-type="percentage" office:value="0.00769404678755193">
            <text:p>0,7694%</text:p>
          </table:table-cell>
          <table:table-cell table:style-name="ce72" office:value-type="percentage" office:value="0.0128382646245915">
            <text:p>1,2838%</text:p>
          </table:table-cell>
          <table:table-cell table:style-name="ce72" office:value-type="percentage" office:value="0.01611068649549">
            <text:p>1,6111%</text:p>
          </table:table-cell>
          <table:table-cell table:style-name="ce72" office:value-type="percentage" office:value="0.0177598931134437">
            <text:p>1,7760%</text:p>
          </table:table-cell>
          <table:table-cell table:style-name="ce72" office:value-type="percentage" office:value="0.0185023117358481">
            <text:p>1,8502%</text:p>
          </table:table-cell>
          <table:table-cell table:style-name="ce72" office:value-type="percentage" office:value="0.0188305309486179">
            <text:p>1,8831%</text:p>
          </table:table-cell>
          <table:table-cell table:style-name="ce72" office:value-type="percentage" office:value="0.0189922335343224">
            <text:p>1,8992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136016952466672">
            <text:p>0,1360%</text:p>
          </table:table-cell>
          <table:table-cell table:style-name="ce72" office:value-type="percentage" office:value="0.00303943013940843">
            <text:p>0,3039%</text:p>
          </table:table-cell>
          <table:table-cell table:style-name="ce72" office:value-type="percentage" office:value="0.00469279780242451">
            <text:p>0,4693%</text:p>
          </table:table-cell>
          <table:table-cell table:style-name="ce72" office:value-type="percentage" office:value="0.00602587288792386">
            <text:p>0,6026%</text:p>
          </table:table-cell>
          <table:table-cell table:style-name="ce72" office:value-type="percentage" office:value="0.00698955815290833">
            <text:p>0,6990%</text:p>
          </table:table-cell>
          <table:table-cell table:style-name="ce72" office:value-type="percentage" office:value="0.0076408328468259">
            <text:p>0,7641%</text:p>
          </table:table-cell>
          <table:table-cell table:style-name="ce72" office:value-type="percentage" office:value="0.00807846195134091">
            <text:p>0,8078%</text:p>
          </table:table-cell>
          <table:table-cell table:style-name="ce72" office:value-type="percentage" office:value="0.00840982895864081">
            <text:p>0,8410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480008212187337">
            <text:p>0,4800%</text:p>
          </table:table-cell>
          <table:table-cell table:style-name="ce72" office:value-type="percentage" office:value="0.00885305003395082">
            <text:p>0,8853%</text:p>
          </table:table-cell>
          <table:table-cell table:style-name="ce72" office:value-type="percentage" office:value="0.0122411152879358">
            <text:p>1,2241%</text:p>
          </table:table-cell>
          <table:table-cell table:style-name="ce72" office:value-type="percentage" office:value="0.0148811456738521">
            <text:p>1,4881%</text:p>
          </table:table-cell>
          <table:table-cell table:style-name="ce72" office:value-type="percentage" office:value="0.0169244419180712">
            <text:p>1,6924%</text:p>
          </table:table-cell>
          <table:table-cell table:style-name="ce72" office:value-type="percentage" office:value="0.0185005336330116">
            <text:p>1,8501%</text:p>
          </table:table-cell>
          <table:table-cell table:style-name="ce72" office:value-type="percentage" office:value="0.0197208201415715">
            <text:p>1,9721%</text:p>
          </table:table-cell>
          <table:table-cell table:style-name="ce72" office:value-type="percentage" office:value="0.0206876115265502">
            <text:p>2,0688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267492376253535">
            <text:p>2,6749%</text:p>
          </table:table-cell>
          <table:table-cell table:style-name="ce72" office:value-type="percentage" office:value="0.0332716763113036">
            <text:p>3,3272%</text:p>
          </table:table-cell>
          <table:table-cell table:style-name="ce72" office:value-type="percentage" office:value="0.0316933926522288">
            <text:p>3,1693%</text:p>
          </table:table-cell>
          <table:table-cell table:style-name="ce72" office:value-type="percentage" office:value="0.0282444812587209">
            <text:p>2,8244%</text:p>
          </table:table-cell>
          <table:table-cell table:style-name="ce72" office:value-type="percentage" office:value="0.0253062961416701">
            <text:p>2,5306%</text:p>
          </table:table-cell>
          <table:table-cell table:style-name="ce72" office:value-type="percentage" office:value="0.0232431850315931">
            <text:p>2,3243%</text:p>
          </table:table-cell>
          <table:table-cell table:style-name="ce72" office:value-type="percentage" office:value="0.0218916476486324">
            <text:p>2,1892%</text:p>
          </table:table-cell>
          <table:table-cell table:style-name="ce72" office:value-type="percentage" office:value="0.0210400410673729">
            <text:p>2,1040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0278674867566801">
            <text:p>0,0279%</text:p>
          </table:table-cell>
          <table:table-cell table:style-name="ce72" office:value-type="percentage" office:value="0.00175064427320876">
            <text:p>0,1751%</text:p>
          </table:table-cell>
          <table:table-cell table:style-name="ce72" office:value-type="percentage" office:value="0.00479250012254829">
            <text:p>0,4793%</text:p>
          </table:table-cell>
          <table:table-cell table:style-name="ce72" office:value-type="percentage" office:value="0.00840303886476402">
            <text:p>0,8403%</text:p>
          </table:table-cell>
          <table:table-cell table:style-name="ce72" office:value-type="percentage" office:value="0.0116274601406806">
            <text:p>1,1627%</text:p>
          </table:table-cell>
          <table:table-cell table:style-name="ce72" office:value-type="percentage" office:value="0.0142560946136847">
            <text:p>1,4256%</text:p>
          </table:table-cell>
          <table:table-cell table:style-name="ce72" office:value-type="percentage" office:value="0.0165172329542326">
            <text:p>1,6517%</text:p>
          </table:table-cell>
          <table:table-cell table:style-name="ce72" office:value-type="percentage" office:value="0.0187283266972255">
            <text:p>1,8728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0461990181542039">
            <text:p>0,0462%</text:p>
          </table:table-cell>
          <table:table-cell table:style-name="ce72" office:value-type="percentage" office:value="0.00189344752579876">
            <text:p>0,1893%</text:p>
          </table:table-cell>
          <table:table-cell table:style-name="ce72" office:value-type="percentage" office:value="0.00406448238796045">
            <text:p>0,4064%</text:p>
          </table:table-cell>
          <table:table-cell table:style-name="ce72" office:value-type="percentage" office:value="0.00615896989672257">
            <text:p>0,6159%</text:p>
          </table:table-cell>
          <table:table-cell table:style-name="ce72" office:value-type="percentage" office:value="0.00769478663410615">
            <text:p>0,7695%</text:p>
          </table:table-cell>
          <table:table-cell table:style-name="ce72" office:value-type="percentage" office:value="0.00863664993430929">
            <text:p>0,8637%</text:p>
          </table:table-cell>
          <table:table-cell table:style-name="ce72" office:value-type="percentage" office:value="0.00915448520801537">
            <text:p>0,9154%</text:p>
          </table:table-cell>
          <table:table-cell table:style-name="ce72" office:value-type="percentage" office:value="0.00944492716308333">
            <text:p>0,9445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100379162975677">
            <text:p>0,1004%</text:p>
          </table:table-cell>
          <table:table-cell table:style-name="ce72" office:value-type="percentage" office:value="0.00294648257873969">
            <text:p>0,2946%</text:p>
          </table:table-cell>
          <table:table-cell table:style-name="ce72" office:value-type="percentage" office:value="0.00542656252725732">
            <text:p>0,5427%</text:p>
          </table:table-cell>
          <table:table-cell table:style-name="ce72" office:value-type="percentage" office:value="0.00781253213726511">
            <text:p>0,7813%</text:p>
          </table:table-cell>
          <table:table-cell table:style-name="ce72" office:value-type="percentage" office:value="0.00976665034213674">
            <text:p>0,9767%</text:p>
          </table:table-cell>
          <table:table-cell table:style-name="ce72" office:value-type="percentage" office:value="0.0112172568873133">
            <text:p>1,1217%</text:p>
          </table:table-cell>
          <table:table-cell table:style-name="ce72" office:value-type="percentage" office:value="0.0122448603340153">
            <text:p>1,2245%</text:p>
          </table:table-cell>
          <table:table-cell table:style-name="ce72" office:value-type="percentage" office:value="0.0129853708824208">
            <text:p>1,2985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44470334628859">
            <text:p>0,4447%</text:p>
          </table:table-cell>
          <table:table-cell table:style-name="ce72" office:value-type="percentage" office:value="0.00896450423050204">
            <text:p>0,8965%</text:p>
          </table:table-cell>
          <table:table-cell table:style-name="ce72" office:value-type="percentage" office:value="0.0120037563334073">
            <text:p>1,2004%</text:p>
          </table:table-cell>
          <table:table-cell table:style-name="ce72" office:value-type="percentage" office:value="0.0135549533927094">
            <text:p>1,3555%</text:p>
          </table:table-cell>
          <table:table-cell table:style-name="ce72" office:value-type="percentage" office:value="0.0143214429486345">
            <text:p>1,4321%</text:p>
          </table:table-cell>
          <table:table-cell table:style-name="ce72" office:value-type="percentage" office:value="0.0147946955325255">
            <text:p>1,4795%</text:p>
          </table:table-cell>
          <table:table-cell table:style-name="ce72" office:value-type="percentage" office:value="0.0152129319092227">
            <text:p>1,5213%</text:p>
          </table:table-cell>
          <table:table-cell table:style-name="ce72" office:value-type="percentage" office:value="0.0156739984319062">
            <text:p>1,5674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0780882268317866">
            <text:p>0,0781%</text:p>
          </table:table-cell>
          <table:table-cell table:style-name="ce72" office:value-type="percentage" office:value="0.00331961601626128">
            <text:p>0,3320%</text:p>
          </table:table-cell>
          <table:table-cell table:style-name="ce72" office:value-type="percentage" office:value="0.00692049629496818">
            <text:p>0,6920%</text:p>
          </table:table-cell>
          <table:table-cell table:style-name="ce72" office:value-type="percentage" office:value="0.00995432022103645">
            <text:p>0,9954%</text:p>
          </table:table-cell>
          <table:table-cell table:style-name="ce72" office:value-type="percentage" office:value="0.0117990594640294">
            <text:p>1,1799%</text:p>
          </table:table-cell>
          <table:table-cell table:style-name="ce72" office:value-type="percentage" office:value="0.0126685918689238">
            <text:p>1,2669%</text:p>
          </table:table-cell>
          <table:table-cell table:style-name="ce72" office:value-type="percentage" office:value="0.0129668964952799">
            <text:p>1,2967%</text:p>
          </table:table-cell>
          <table:table-cell table:style-name="ce72" office:value-type="percentage" office:value="0.0130106984993228">
            <text:p>1,3011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114357273335225">
            <text:p>0,1144%</text:p>
          </table:table-cell>
          <table:table-cell table:style-name="ce72" office:value-type="percentage" office:value="0.00383172525120162">
            <text:p>0,3832%</text:p>
          </table:table-cell>
          <table:table-cell table:style-name="ce72" office:value-type="percentage" office:value="0.00715536870782504">
            <text:p>0,7155%</text:p>
          </table:table-cell>
          <table:table-cell table:style-name="ce72" office:value-type="percentage" office:value="0.00994808616331333">
            <text:p>0,9948%</text:p>
          </table:table-cell>
          <table:table-cell table:style-name="ce72" office:value-type="percentage" office:value="0.0118804132977457">
            <text:p>1,1880%</text:p>
          </table:table-cell>
          <table:table-cell table:style-name="ce72" office:value-type="percentage" office:value="0.0131083515603901">
            <text:p>1,3108%</text:p>
          </table:table-cell>
          <table:table-cell table:style-name="ce72" office:value-type="percentage" office:value="0.0138803986468757">
            <text:p>1,3880%</text:p>
          </table:table-cell>
          <table:table-cell table:style-name="ce72" office:value-type="percentage" office:value="0.0143925558009995">
            <text:p>1,4393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220407635410728">
            <text:p>2,2041%</text:p>
          </table:table-cell>
          <table:table-cell table:style-name="ce72" office:value-type="percentage" office:value="0.0269503908877115">
            <text:p>2,6950%</text:p>
          </table:table-cell>
          <table:table-cell table:style-name="ce72" office:value-type="percentage" office:value="0.0262561824389543">
            <text:p>2,6256%</text:p>
          </table:table-cell>
          <table:table-cell table:style-name="ce72" office:value-type="percentage" office:value="0.0242383265571603">
            <text:p>2,4238%</text:p>
          </table:table-cell>
          <table:table-cell table:style-name="ce72" office:value-type="percentage" office:value="0.0224725541799103">
            <text:p>2,2473%</text:p>
          </table:table-cell>
          <table:table-cell table:style-name="ce72" office:value-type="percentage" office:value="0.0212242088050413">
            <text:p>2,1224%</text:p>
          </table:table-cell>
          <table:table-cell table:style-name="ce72" office:value-type="percentage" office:value="0.0204116500728171">
            <text:p>2,0412%</text:p>
          </table:table-cell>
          <table:table-cell table:style-name="ce72" office:value-type="percentage" office:value="0.0199163920504419">
            <text:p>1,9916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332817142579506">
            <text:p>0,3328%</text:p>
          </table:table-cell>
          <table:table-cell table:style-name="ce72" office:value-type="percentage" office:value="0.0073801732829267">
            <text:p>0,7380%</text:p>
          </table:table-cell>
          <table:table-cell table:style-name="ce72" office:value-type="percentage" office:value="0.0114158089953915">
            <text:p>1,1416%</text:p>
          </table:table-cell>
          <table:table-cell table:style-name="ce72" office:value-type="percentage" office:value="0.0148260439618998">
            <text:p>1,4826%</text:p>
          </table:table-cell>
          <table:table-cell table:style-name="ce72" office:value-type="percentage" office:value="0.0174931053672586">
            <text:p>1,7493%</text:p>
          </table:table-cell>
          <table:table-cell table:style-name="ce72" office:value-type="percentage" office:value="0.0194664260990677">
            <text:p>1,9466%</text:p>
          </table:table-cell>
          <table:table-cell table:style-name="ce72" office:value-type="percentage" office:value="0.0208601136301064">
            <text:p>2,0860%</text:p>
          </table:table-cell>
          <table:table-cell table:style-name="ce72" office:value-type="percentage" office:value="0.0218099162992662">
            <text:p>2,1810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673971131623066">
            <text:p>0,6740%</text:p>
          </table:table-cell>
          <table:table-cell table:style-name="ce72" office:value-type="percentage" office:value="0.0179890552003372">
            <text:p>1,7989%</text:p>
          </table:table-cell>
          <table:table-cell table:style-name="ce72" office:value-type="percentage" office:value="0.0290929551699341">
            <text:p>2,9093%</text:p>
          </table:table-cell>
          <table:table-cell table:style-name="ce72" office:value-type="percentage" office:value="0.0373148509257225">
            <text:p>3,7315%</text:p>
          </table:table-cell>
          <table:table-cell table:style-name="ce72" office:value-type="percentage" office:value="0.0427645395629733">
            <text:p>4,2765%</text:p>
          </table:table-cell>
          <table:table-cell table:style-name="ce72" office:value-type="percentage" office:value="0.0461392942183219">
            <text:p>4,6139%</text:p>
          </table:table-cell>
          <table:table-cell table:style-name="ce72" office:value-type="percentage" office:value="0.0479135731238374">
            <text:p>4,7914%</text:p>
          </table:table-cell>
          <table:table-cell table:style-name="ce72" office:value-type="percentage" office:value="0.0483060299494381">
            <text:p>4,8306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984101060403369">
            <text:p>9,8410%</text:p>
          </table:table-cell>
          <table:table-cell table:style-name="ce72" office:value-type="percentage" office:value="0.0774880138808221">
            <text:p>7,7488%</text:p>
          </table:table-cell>
          <table:table-cell table:style-name="ce72" office:value-type="percentage" office:value="0.0578432972014745">
            <text:p>5,7843%</text:p>
          </table:table-cell>
          <table:table-cell table:style-name="ce72" office:value-type="percentage" office:value="0.0462875036169899">
            <text:p>4,6288%</text:p>
          </table:table-cell>
          <table:table-cell table:style-name="ce72" office:value-type="percentage" office:value="0.0402352038777472">
            <text:p>4,0235%</text:p>
          </table:table-cell>
          <table:table-cell table:style-name="ce72" office:value-type="percentage" office:value="0.0372899492216319">
            <text:p>3,7290%</text:p>
          </table:table-cell>
          <table:table-cell table:style-name="ce72" office:value-type="percentage" office:value="0.0360211009549096">
            <text:p>3,6021%</text:p>
          </table:table-cell>
          <table:table-cell table:style-name="ce72" office:value-type="percentage" office:value="0.0355907706099711">
            <text:p>3,5591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231091256006815">
            <text:p>0,2311%</text:p>
          </table:table-cell>
          <table:table-cell table:style-name="ce72" office:value-type="percentage" office:value="0.00639926153651208">
            <text:p>0,6399%</text:p>
          </table:table-cell>
          <table:table-cell table:style-name="ce72" office:value-type="percentage" office:value="0.0105101142350513">
            <text:p>1,0510%</text:p>
          </table:table-cell>
          <table:table-cell table:style-name="ce72" office:value-type="percentage" office:value="0.0135450305933408">
            <text:p>1,3545%</text:p>
          </table:table-cell>
          <table:table-cell table:style-name="ce72" office:value-type="percentage" office:value="0.0156299285817836">
            <text:p>1,5630%</text:p>
          </table:table-cell>
          <table:table-cell table:style-name="ce72" office:value-type="percentage" office:value="0.0171892943328249">
            <text:p>1,7189%</text:p>
          </table:table-cell>
          <table:table-cell table:style-name="ce72" office:value-type="percentage" office:value="0.018553811999474">
            <text:p>1,8554%</text:p>
          </table:table-cell>
          <table:table-cell table:style-name="ce72" office:value-type="percentage" office:value="0.0199199951278308">
            <text:p>1,9920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0940395381413437">
            <text:p>0,0940%</text:p>
          </table:table-cell>
          <table:table-cell table:style-name="ce72" office:value-type="percentage" office:value="0.00245616267866952">
            <text:p>0,2456%</text:p>
          </table:table-cell>
          <table:table-cell table:style-name="ce72" office:value-type="percentage" office:value="0.00408023593930517">
            <text:p>0,4080%</text:p>
          </table:table-cell>
          <table:table-cell table:style-name="ce72" office:value-type="percentage" office:value="0.00537340235925754">
            <text:p>0,5373%</text:p>
          </table:table-cell>
          <table:table-cell table:style-name="ce72" office:value-type="percentage" office:value="0.00623449038982305">
            <text:p>0,6234%</text:p>
          </table:table-cell>
          <table:table-cell table:style-name="ce72" office:value-type="percentage" office:value="0.00674191405035652">
            <text:p>0,6742%</text:p>
          </table:table-cell>
          <table:table-cell table:style-name="ce72" office:value-type="percentage" office:value="0.00702671450382989">
            <text:p>0,7027%</text:p>
          </table:table-cell>
          <table:table-cell table:style-name="ce72" office:value-type="percentage" office:value="0.00721322212377563">
            <text:p>0,7213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455391629732096">
            <text:p>4,5539%</text:p>
          </table:table-cell>
          <table:table-cell table:style-name="ce72" office:value-type="percentage" office:value="0.0431257665421532">
            <text:p>4,3126%</text:p>
          </table:table-cell>
          <table:table-cell table:style-name="ce72" office:value-type="percentage" office:value="0.0350654904155754">
            <text:p>3,5065%</text:p>
          </table:table-cell>
          <table:table-cell table:style-name="ce72" office:value-type="percentage" office:value="0.0287789364542455">
            <text:p>2,8779%</text:p>
          </table:table-cell>
          <table:table-cell table:style-name="ce72" office:value-type="percentage" office:value="0.0249049159028639">
            <text:p>2,4905%</text:p>
          </table:table-cell>
          <table:table-cell table:style-name="ce72" office:value-type="percentage" office:value="0.0227343433728096">
            <text:p>2,2734%</text:p>
          </table:table-cell>
          <table:table-cell table:style-name="ce72" office:value-type="percentage" office:value="0.0216319010467245">
            <text:p>2,1632%</text:p>
          </table:table-cell>
          <table:table-cell table:style-name="ce72" office:value-type="percentage" office:value="0.0211833195762706">
            <text:p>2,1183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13698832551098">
            <text:p>13,6988%</text:p>
          </table:table-cell>
          <table:table-cell table:style-name="ce72" office:value-type="percentage" office:value="0.108049121261757">
            <text:p>10,8049%</text:p>
          </table:table-cell>
          <table:table-cell table:style-name="ce72" office:value-type="percentage" office:value="0.0803332001600191">
            <text:p>8,0333%</text:p>
          </table:table-cell>
          <table:table-cell table:style-name="ce72" office:value-type="percentage" office:value="0.063351784719867">
            <text:p>6,3352%</text:p>
          </table:table-cell>
          <table:table-cell table:style-name="ce72" office:value-type="percentage" office:value="0.0537522962865117">
            <text:p>5,3752%</text:p>
          </table:table-cell>
          <table:table-cell table:style-name="ce72" office:value-type="percentage" office:value="0.0482034326167031">
            <text:p>4,8203%</text:p>
          </table:table-cell>
          <table:table-cell table:style-name="ce72" office:value-type="percentage" office:value="0.0446754653353896">
            <text:p>4,4675%</text:p>
          </table:table-cell>
          <table:table-cell table:style-name="ce72" office:value-type="percentage" office:value="0.0420077417492871">
            <text:p>4,2008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0622654810914968">
            <text:p>0,0623%</text:p>
          </table:table-cell>
          <table:table-cell table:style-name="ce72" office:value-type="percentage" office:value="0.00269416607246082">
            <text:p>0,2694%</text:p>
          </table:table-cell>
          <table:table-cell table:style-name="ce72" office:value-type="percentage" office:value="0.00620922217773979">
            <text:p>0,6209%</text:p>
          </table:table-cell>
          <table:table-cell table:style-name="ce72" office:value-type="percentage" office:value="0.0101151824765129">
            <text:p>1,0115%</text:p>
          </table:table-cell>
          <table:table-cell table:style-name="ce72" office:value-type="percentage" office:value="0.013531561023146">
            <text:p>1,3532%</text:p>
          </table:table-cell>
          <table:table-cell table:style-name="ce72" office:value-type="percentage" office:value="0.0162001557844073">
            <text:p>1,6200%</text:p>
          </table:table-cell>
          <table:table-cell table:style-name="ce72" office:value-type="percentage" office:value="0.0182811194451326">
            <text:p>1,8281%</text:p>
          </table:table-cell>
          <table:table-cell table:style-name="ce72" office:value-type="percentage" office:value="0.0200669412671615">
            <text:p>2,0067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137234933205812">
            <text:p>1,3723%</text:p>
          </table:table-cell>
          <table:table-cell table:style-name="ce72" office:value-type="percentage" office:value="0.0196358450970225">
            <text:p>1,9636%</text:p>
          </table:table-cell>
          <table:table-cell table:style-name="ce72" office:value-type="percentage" office:value="0.0204862493865878">
            <text:p>2,0486%</text:p>
          </table:table-cell>
          <table:table-cell table:style-name="ce72" office:value-type="percentage" office:value="0.0193363168760155">
            <text:p>1,9336%</text:p>
          </table:table-cell>
          <table:table-cell table:style-name="ce72" office:value-type="percentage" office:value="0.0179388499356028">
            <text:p>1,7939%</text:p>
          </table:table-cell>
          <table:table-cell table:style-name="ce72" office:value-type="percentage" office:value="0.016796045083919">
            <text:p>1,6796%</text:p>
          </table:table-cell>
          <table:table-cell table:style-name="ce72" office:value-type="percentage" office:value="0.0159419643775169">
            <text:p>1,5942%</text:p>
          </table:table-cell>
          <table:table-cell table:style-name="ce72" office:value-type="percentage" office:value="0.0152993698482098">
            <text:p>1,5299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89796062501337">
            <text:p>0,8980%</text:p>
          </table:table-cell>
          <table:table-cell table:style-name="ce72" office:value-type="percentage" office:value="0.0113625591382827">
            <text:p>1,1363%</text:p>
          </table:table-cell>
          <table:table-cell table:style-name="ce72" office:value-type="percentage" office:value="0.0121461897078073">
            <text:p>1,2146%</text:p>
          </table:table-cell>
          <table:table-cell table:style-name="ce72" office:value-type="percentage" office:value="0.0124311653689504">
            <text:p>1,2431%</text:p>
          </table:table-cell>
          <table:table-cell table:style-name="ce72" office:value-type="percentage" office:value="0.0126235585247599">
            <text:p>1,2624%</text:p>
          </table:table-cell>
          <table:table-cell table:style-name="ce72" office:value-type="percentage" office:value="0.012816649783724">
            <text:p>1,2817%</text:p>
          </table:table-cell>
          <table:table-cell table:style-name="ce72" office:value-type="percentage" office:value="0.0130305796829606">
            <text:p>1,3031%</text:p>
          </table:table-cell>
          <table:table-cell table:style-name="ce72" office:value-type="percentage" office:value="0.0132880968349293">
            <text:p>1,3288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285523380575319">
            <text:p>0,2855%</text:p>
          </table:table-cell>
          <table:table-cell table:style-name="ce72" office:value-type="percentage" office:value="0.00700636728490016">
            <text:p>0,7006%</text:p>
          </table:table-cell>
          <table:table-cell table:style-name="ce72" office:value-type="percentage" office:value="0.0106679056592962">
            <text:p>1,0668%</text:p>
          </table:table-cell>
          <table:table-cell table:style-name="ce72" office:value-type="percentage" office:value="0.013033845163473">
            <text:p>1,3034%</text:p>
          </table:table-cell>
          <table:table-cell table:style-name="ce72" office:value-type="percentage" office:value="0.0143334325872273">
            <text:p>1,4333%</text:p>
          </table:table-cell>
          <table:table-cell table:style-name="ce72" office:value-type="percentage" office:value="0.0149377749784345">
            <text:p>1,4938%</text:p>
          </table:table-cell>
          <table:table-cell table:style-name="ce72" office:value-type="percentage" office:value="0.0151059568793347">
            <text:p>1,5106%</text:p>
          </table:table-cell>
          <table:table-cell table:style-name="ce72" office:value-type="percentage" office:value="0.0149963192847412">
            <text:p>1,4996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315356169734264">
            <text:p>0,3154%</text:p>
          </table:table-cell>
          <table:table-cell table:style-name="ce72" office:value-type="percentage" office:value="0.00877944722944767">
            <text:p>0,8779%</text:p>
          </table:table-cell>
          <table:table-cell table:style-name="ce72" office:value-type="percentage" office:value="0.0143732534642878">
            <text:p>1,4373%</text:p>
          </table:table-cell>
          <table:table-cell table:style-name="ce72" office:value-type="percentage" office:value="0.0183370591443068">
            <text:p>1,8337%</text:p>
          </table:table-cell>
          <table:table-cell table:style-name="ce72" office:value-type="percentage" office:value="0.0208174371063026">
            <text:p>2,0817%</text:p>
          </table:table-cell>
          <table:table-cell table:style-name="ce72" office:value-type="percentage" office:value="0.0223955823917823">
            <text:p>2,2396%</text:p>
          </table:table-cell>
          <table:table-cell table:style-name="ce72" office:value-type="percentage" office:value="0.0235131272666768">
            <text:p>2,3513%</text:p>
          </table:table-cell>
          <table:table-cell table:style-name="ce72" office:value-type="percentage" office:value="0.024407302800652">
            <text:p>2,4407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0890443263288536">
            <text:p>0,0890%</text:p>
          </table:table-cell>
          <table:table-cell table:style-name="ce72" office:value-type="percentage" office:value="0.00298210421123973">
            <text:p>0,2982%</text:p>
          </table:table-cell>
          <table:table-cell table:style-name="ce72" office:value-type="percentage" office:value="0.00585600797995768">
            <text:p>0,5856%</text:p>
          </table:table-cell>
          <table:table-cell table:style-name="ce72" office:value-type="percentage" office:value="0.00869149968104826">
            <text:p>0,8691%</text:p>
          </table:table-cell>
          <table:table-cell table:style-name="ce72" office:value-type="percentage" office:value="0.011038610722493">
            <text:p>1,1039%</text:p>
          </table:table-cell>
          <table:table-cell table:style-name="ce72" office:value-type="percentage" office:value="0.0128088160827305">
            <text:p>1,2809%</text:p>
          </table:table-cell>
          <table:table-cell table:style-name="ce72" office:value-type="percentage" office:value="0.0140957057702613">
            <text:p>1,4096%</text:p>
          </table:table-cell>
          <table:table-cell table:style-name="ce72" office:value-type="percentage" office:value="0.01504629943934">
            <text:p>1,5046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244524414078034">
            <text:p>2,4452%</text:p>
          </table:table-cell>
          <table:table-cell table:style-name="ce72" office:value-type="percentage" office:value="0.0426332503403265">
            <text:p>4,2633%</text:p>
          </table:table-cell>
          <table:table-cell table:style-name="ce72" office:value-type="percentage" office:value="0.0494061543874806">
            <text:p>4,9406%</text:p>
          </table:table-cell>
          <table:table-cell table:style-name="ce72" office:value-type="percentage" office:value="0.0494197506680849">
            <text:p>4,9420%</text:p>
          </table:table-cell>
          <table:table-cell table:style-name="ce72" office:value-type="percentage" office:value="0.0474352465930892">
            <text:p>4,7435%</text:p>
          </table:table-cell>
          <table:table-cell table:style-name="ce72" office:value-type="percentage" office:value="0.0453165207637291">
            <text:p>4,5317%</text:p>
          </table:table-cell>
          <table:table-cell table:style-name="ce72" office:value-type="percentage" office:value="0.0434214342377088">
            <text:p>4,3421%</text:p>
          </table:table-cell>
          <table:table-cell table:style-name="ce72" office:value-type="percentage" office:value="0.0416175925032148">
            <text:p>4,1618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181630800673508">
            <text:p>0,1816%</text:p>
          </table:table-cell>
          <table:table-cell table:style-name="ce72" office:value-type="percentage" office:value="0.00425606485336153">
            <text:p>0,4256%</text:p>
          </table:table-cell>
          <table:table-cell table:style-name="ce72" office:value-type="percentage" office:value="0.00660421737301103">
            <text:p>0,6604%</text:p>
          </table:table-cell>
          <table:table-cell table:style-name="ce72" office:value-type="percentage" office:value="0.00838891976764019">
            <text:p>0,8389%</text:p>
          </table:table-cell>
          <table:table-cell table:style-name="ce72" office:value-type="percentage" office:value="0.00959201207826942">
            <text:p>0,9592%</text:p>
          </table:table-cell>
          <table:table-cell table:style-name="ce72" office:value-type="percentage" office:value="0.0103365332346725">
            <text:p>1,0337%</text:p>
          </table:table-cell>
          <table:table-cell table:style-name="ce72" office:value-type="percentage" office:value="0.0107615308981161">
            <text:p>1,0762%</text:p>
          </table:table-cell>
          <table:table-cell table:style-name="ce72" office:value-type="percentage" office:value="0.0109883722469583">
            <text:p>1,0988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345542278445406">
            <text:p>0,3455%</text:p>
          </table:table-cell>
          <table:table-cell table:style-name="ce72" office:value-type="percentage" office:value="0.00900164330188716">
            <text:p>0,9002%</text:p>
          </table:table-cell>
          <table:table-cell table:style-name="ce72" office:value-type="percentage" office:value="0.0135823117958476">
            <text:p>1,3582%</text:p>
          </table:table-cell>
          <table:table-cell table:style-name="ce72" office:value-type="percentage" office:value="0.0159668063427843">
            <text:p>1,5967%</text:p>
          </table:table-cell>
          <table:table-cell table:style-name="ce72" office:value-type="percentage" office:value="0.0167601925360487">
            <text:p>1,6760%</text:p>
          </table:table-cell>
          <table:table-cell table:style-name="ce72" office:value-type="percentage" office:value="0.0166948589814907">
            <text:p>1,6695%</text:p>
          </table:table-cell>
          <table:table-cell table:style-name="ce72" office:value-type="percentage" office:value="0.0161976844789958">
            <text:p>1,6198%</text:p>
          </table:table-cell>
          <table:table-cell table:style-name="ce72" office:value-type="percentage" office:value="0.015476680633256">
            <text:p>1,5477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191375973869081">
            <text:p>0,1914%</text:p>
          </table:table-cell>
          <table:table-cell table:style-name="ce72" office:value-type="percentage" office:value="0.00549138393092936">
            <text:p>0,5491%</text:p>
          </table:table-cell>
          <table:table-cell table:style-name="ce72" office:value-type="percentage" office:value="0.00963735639256288">
            <text:p>0,9637%</text:p>
          </table:table-cell>
          <table:table-cell table:style-name="ce72" office:value-type="percentage" office:value="0.0133083672588583">
            <text:p>1,3308%</text:p>
          </table:table-cell>
          <table:table-cell table:style-name="ce72" office:value-type="percentage" office:value="0.0162521397357677">
            <text:p>1,6252%</text:p>
          </table:table-cell>
          <table:table-cell table:style-name="ce72" office:value-type="percentage" office:value="0.0185604590627271">
            <text:p>1,8560%</text:p>
          </table:table-cell>
          <table:table-cell table:style-name="ce72" office:value-type="percentage" office:value="0.0203793696407462">
            <text:p>2,0379%</text:p>
          </table:table-cell>
          <table:table-cell table:style-name="ce72" office:value-type="percentage" office:value="0.0218179207881488">
            <text:p>2,1818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257005277457276">
            <text:p>2,5701%</text:p>
          </table:table-cell>
          <table:table-cell table:style-name="ce72" office:value-type="percentage" office:value="0.043424638955776">
            <text:p>4,3425%</text:p>
          </table:table-cell>
          <table:table-cell table:style-name="ce72" office:value-type="percentage" office:value="0.0484061048998296">
            <text:p>4,8406%</text:p>
          </table:table-cell>
          <table:table-cell table:style-name="ce72" office:value-type="percentage" office:value="0.0467623550437248">
            <text:p>4,6762%</text:p>
          </table:table-cell>
          <table:table-cell table:style-name="ce72" office:value-type="percentage" office:value="0.0437795114164659">
            <text:p>4,3780%</text:p>
          </table:table-cell>
          <table:table-cell table:style-name="ce72" office:value-type="percentage" office:value="0.0412337553173423">
            <text:p>4,1234%</text:p>
          </table:table-cell>
          <table:table-cell table:style-name="ce72" office:value-type="percentage" office:value="0.0392830086522392">
            <text:p>3,9283%</text:p>
          </table:table-cell>
          <table:table-cell table:style-name="ce72" office:value-type="percentage" office:value="0.0376211543830564">
            <text:p>3,7621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0103321935577997">
            <text:p>0,0103%</text:p>
          </table:table-cell>
          <table:table-cell table:style-name="ce72" office:value-type="percentage" office:value="0.000693026719939721">
            <text:p>0,0693%</text:p>
          </table:table-cell>
          <table:table-cell table:style-name="ce72" office:value-type="percentage" office:value="0.00207194411814779">
            <text:p>0,2072%</text:p>
          </table:table-cell>
          <table:table-cell table:style-name="ce72" office:value-type="percentage" office:value="0.00394090308651727">
            <text:p>0,3941%</text:p>
          </table:table-cell>
          <table:table-cell table:style-name="ce72" office:value-type="percentage" office:value="0.00579299291667612">
            <text:p>0,5793%</text:p>
          </table:table-cell>
          <table:table-cell table:style-name="ce72" office:value-type="percentage" office:value="0.00735779529760446">
            <text:p>0,7358%</text:p>
          </table:table-cell>
          <table:table-cell table:style-name="ce72" office:value-type="percentage" office:value="0.00862431996647435">
            <text:p>0,8624%</text:p>
          </table:table-cell>
          <table:table-cell table:style-name="ce72" office:value-type="percentage" office:value="0.00970359397475517">
            <text:p>0,9704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323826353982997">
            <text:p>0,3238%</text:p>
          </table:table-cell>
          <table:table-cell table:style-name="ce72" office:value-type="percentage" office:value="0.00803048799286975">
            <text:p>0,8030%</text:p>
          </table:table-cell>
          <table:table-cell table:style-name="ce72" office:value-type="percentage" office:value="0.0123612081598035">
            <text:p>1,2361%</text:p>
          </table:table-cell>
          <table:table-cell table:style-name="ce72" office:value-type="percentage" office:value="0.0151595403613005">
            <text:p>1,5160%</text:p>
          </table:table-cell>
          <table:table-cell table:style-name="ce72" office:value-type="percentage" office:value="0.0166633715643196">
            <text:p>1,6663%</text:p>
          </table:table-cell>
          <table:table-cell table:style-name="ce72" office:value-type="percentage" office:value="0.0173882978629246">
            <text:p>1,7388%</text:p>
          </table:table-cell>
          <table:table-cell table:style-name="ce72" office:value-type="percentage" office:value="0.0177293450204376">
            <text:p>1,7729%</text:p>
          </table:table-cell>
          <table:table-cell table:style-name="ce72" office:value-type="percentage" office:value="0.0179220139375868">
            <text:p>1,7922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398264849432938">
            <text:p>0,3983%</text:p>
          </table:table-cell>
          <table:table-cell table:style-name="ce72" office:value-type="percentage" office:value="0.00820068541842691">
            <text:p>0,8201%</text:p>
          </table:table-cell>
          <table:table-cell table:style-name="ce72" office:value-type="percentage" office:value="0.011813254704404">
            <text:p>1,1813%</text:p>
          </table:table-cell>
          <table:table-cell table:style-name="ce72" office:value-type="percentage" office:value="0.0144575113576239">
            <text:p>1,4458%</text:p>
          </table:table-cell>
          <table:table-cell table:style-name="ce72" office:value-type="percentage" office:value="0.0163141347542522">
            <text:p>1,6314%</text:p>
          </table:table-cell>
          <table:table-cell table:style-name="ce72" office:value-type="percentage" office:value="0.0176107763264533">
            <text:p>1,7611%</text:p>
          </table:table-cell>
          <table:table-cell table:style-name="ce72" office:value-type="percentage" office:value="0.018527504002078">
            <text:p>1,8528%</text:p>
          </table:table-cell>
          <table:table-cell table:style-name="ce72" office:value-type="percentage" office:value="0.0191988907721723">
            <text:p>1,9199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101294672995626">
            <text:p>1,0129%</text:p>
          </table:table-cell>
          <table:table-cell table:style-name="ce72" office:value-type="percentage" office:value="0.016469645093043">
            <text:p>1,6470%</text:p>
          </table:table-cell>
          <table:table-cell table:style-name="ce72" office:value-type="percentage" office:value="0.0193881784129329">
            <text:p>1,9388%</text:p>
          </table:table-cell>
          <table:table-cell table:style-name="ce72" office:value-type="percentage" office:value="0.0202834972209134">
            <text:p>2,0283%</text:p>
          </table:table-cell>
          <table:table-cell table:style-name="ce72" office:value-type="percentage" office:value="0.0204188862067422">
            <text:p>2,0419%</text:p>
          </table:table-cell>
          <table:table-cell table:style-name="ce72" office:value-type="percentage" office:value="0.0203433120959738">
            <text:p>2,0343%</text:p>
          </table:table-cell>
          <table:table-cell table:style-name="ce72" office:value-type="percentage" office:value="0.0202304301731869">
            <text:p>2,0230%</text:p>
          </table:table-cell>
          <table:table-cell table:style-name="ce72" office:value-type="percentage" office:value="0.0201173073381651">
            <text:p>2,0117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0157878257247142">
            <text:p>0,0158%</text:p>
          </table:table-cell>
          <table:table-cell table:style-name="ce72" office:value-type="percentage" office:value="0.00093282245576742">
            <text:p>0,0933%</text:p>
          </table:table-cell>
          <table:table-cell table:style-name="ce72" office:value-type="percentage" office:value="0.00246682045135792">
            <text:p>0,2467%</text:p>
          </table:table-cell>
          <table:table-cell table:style-name="ce72" office:value-type="percentage" office:value="0.00423751066179893">
            <text:p>0,4238%</text:p>
          </table:table-cell>
          <table:table-cell table:style-name="ce72" office:value-type="percentage" office:value="0.00578072308823457">
            <text:p>0,5781%</text:p>
          </table:table-cell>
          <table:table-cell table:style-name="ce72" office:value-type="percentage" office:value="0.00699743579035502">
            <text:p>0,6997%</text:p>
          </table:table-cell>
          <table:table-cell table:style-name="ce72" office:value-type="percentage" office:value="0.00799293208643141">
            <text:p>0,7993%</text:p>
          </table:table-cell>
          <table:table-cell table:style-name="ce72" office:value-type="percentage" office:value="0.0089102371387965">
            <text:p>0,8910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12070455727862">
            <text:p>1,2070%</text:p>
          </table:table-cell>
          <table:table-cell table:style-name="ce72" office:value-type="percentage" office:value="0.0210435769915557">
            <text:p>2,1044%</text:p>
          </table:table-cell>
          <table:table-cell table:style-name="ce72" office:value-type="percentage" office:value="0.0268914648415677">
            <text:p>2,6891%</text:p>
          </table:table-cell>
          <table:table-cell table:style-name="ce72" office:value-type="percentage" office:value="0.0302593136476513">
            <text:p>3,0259%</text:p>
          </table:table-cell>
          <table:table-cell table:style-name="ce72" office:value-type="percentage" office:value="0.0322801079250238">
            <text:p>3,2280%</text:p>
          </table:table-cell>
          <table:table-cell table:style-name="ce72" office:value-type="percentage" office:value="0.0336542767341507">
            <text:p>3,3654%</text:p>
          </table:table-cell>
          <table:table-cell table:style-name="ce72" office:value-type="percentage" office:value="0.0347447273125376">
            <text:p>3,4745%</text:p>
          </table:table-cell>
          <table:table-cell table:style-name="ce72" office:value-type="percentage" office:value="0.0357277420454815">
            <text:p>3,5728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0274242620244962">
            <text:p>0,0274%</text:p>
          </table:table-cell>
          <table:table-cell table:style-name="ce72" office:value-type="percentage" office:value="0.00163853558605819">
            <text:p>0,1639%</text:p>
          </table:table-cell>
          <table:table-cell table:style-name="ce72" office:value-type="percentage" office:value="0.0045027836851462">
            <text:p>0,4503%</text:p>
          </table:table-cell>
          <table:table-cell table:style-name="ce72" office:value-type="percentage" office:value="0.00804568560382245">
            <text:p>0,8046%</text:p>
          </table:table-cell>
          <table:table-cell table:style-name="ce72" office:value-type="percentage" office:value="0.0112249163169877">
            <text:p>1,1225%</text:p>
          </table:table-cell>
          <table:table-cell table:style-name="ce72" office:value-type="percentage" office:value="0.0135197164877664">
            <text:p>1,3520%</text:p>
          </table:table-cell>
          <table:table-cell table:style-name="ce72" office:value-type="percentage" office:value="0.0148758656729358">
            <text:p>1,4876%</text:p>
          </table:table-cell>
          <table:table-cell table:style-name="ce72" office:value-type="percentage" office:value="0.0154467018603032">
            <text:p>1,5447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348694224872293">
            <text:p>0,3487%</text:p>
          </table:table-cell>
          <table:table-cell table:style-name="ce72" office:value-type="percentage" office:value="0.00741417343660374">
            <text:p>0,7414%</text:p>
          </table:table-cell>
          <table:table-cell table:style-name="ce72" office:value-type="percentage" office:value="0.0109720767824162">
            <text:p>1,0972%</text:p>
          </table:table-cell>
          <table:table-cell table:style-name="ce72" office:value-type="percentage" office:value="0.0136199906965708">
            <text:p>1,3620%</text:p>
          </table:table-cell>
          <table:table-cell table:style-name="ce72" office:value-type="percentage" office:value="0.0154156567832278">
            <text:p>1,5416%</text:p>
          </table:table-cell>
          <table:table-cell table:style-name="ce72" office:value-type="percentage" office:value="0.0165956956653391">
            <text:p>1,6596%</text:p>
          </table:table-cell>
          <table:table-cell table:style-name="ce72" office:value-type="percentage" office:value="0.0174169419626531">
            <text:p>1,7417%</text:p>
          </table:table-cell>
          <table:table-cell table:style-name="ce72" office:value-type="percentage" office:value="0.0181001095314611">
            <text:p>1,8100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274177178972179">
            <text:p>0,2742%</text:p>
          </table:table-cell>
          <table:table-cell table:style-name="ce72" office:value-type="percentage" office:value="0.00604343989380506">
            <text:p>0,6043%</text:p>
          </table:table-cell>
          <table:table-cell table:style-name="ce72" office:value-type="percentage" office:value="0.00887146010564476">
            <text:p>0,8871%</text:p>
          </table:table-cell>
          <table:table-cell table:style-name="ce72" office:value-type="percentage" office:value="0.0108325698638319">
            <text:p>1,0833%</text:p>
          </table:table-cell>
          <table:table-cell table:style-name="ce72" office:value-type="percentage" office:value="0.012117850656742">
            <text:p>1,2118%</text:p>
          </table:table-cell>
          <table:table-cell table:style-name="ce72" office:value-type="percentage" office:value="0.0129789115476397">
            <text:p>1,2979%</text:p>
          </table:table-cell>
          <table:table-cell table:style-name="ce72" office:value-type="percentage" office:value="0.0136026932419923">
            <text:p>1,3603%</text:p>
          </table:table-cell>
          <table:table-cell table:style-name="ce72" office:value-type="percentage" office:value="0.0141141774820201">
            <text:p>1,4114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0479158485712235">
            <text:p>0,4792%</text:p>
          </table:table-cell>
          <table:table-cell table:style-name="ce72" office:value-type="percentage" office:value="0.0111687687044054">
            <text:p>1,1169%</text:p>
          </table:table-cell>
          <table:table-cell table:style-name="ce72" office:value-type="percentage" office:value="0.015866408209417">
            <text:p>1,5866%</text:p>
          </table:table-cell>
          <table:table-cell table:style-name="ce72" office:value-type="percentage" office:value="0.0181317024895985">
            <text:p>1,8132%</text:p>
          </table:table-cell>
          <table:table-cell table:style-name="ce72" office:value-type="percentage" office:value="0.0188846834144027">
            <text:p>1,8885%</text:p>
          </table:table-cell>
          <table:table-cell table:style-name="ce72" office:value-type="percentage" office:value="0.0189146121050514">
            <text:p>1,8915%</text:p>
          </table:table-cell>
          <table:table-cell table:style-name="ce72" office:value-type="percentage" office:value="0.0186095510325065">
            <text:p>1,8610%</text:p>
          </table:table-cell>
          <table:table-cell table:style-name="ce72" office:value-type="percentage" office:value="0.0181175680800569">
            <text:p>1,8118%</text:p>
          </table:table-cell>
          <table:table-cell table:style-name="ce67" table:number-columns-repeated="247"/>
          <table:table-cell table:number-columns-repeated="767"/>
        </table:table-row>
        <table:table-row table:style-name="ro5">
          <table:table-cell table:style-name="ce67" table:number-columns-repeated="2"/>
          <table:table-cell table:style-name="ce72" office:value-type="percentage" office:value="0.0231590238685151">
            <text:p>2,3159%</text:p>
          </table:table-cell>
          <table:table-cell table:style-name="ce72" office:value-type="percentage" office:value="0.0199531478122836">
            <text:p>1,9953%</text:p>
          </table:table-cell>
          <table:table-cell table:style-name="ce72" office:value-type="percentage" office:value="0.0157262323342038">
            <text:p>1,5726%</text:p>
          </table:table-cell>
          <table:table-cell table:style-name="ce72" office:value-type="percentage" office:value="0.0127015326267962">
            <text:p>1,2702%</text:p>
          </table:table-cell>
          <table:table-cell table:style-name="ce72" office:value-type="percentage" office:value="0.0107403479742849">
            <text:p>1,0740%</text:p>
          </table:table-cell>
          <table:table-cell table:style-name="ce72" office:value-type="percentage" office:value="0.00944842931987443">
            <text:p>0,9448%</text:p>
          </table:table-cell>
          <table:table-cell table:style-name="ce72" office:value-type="percentage" office:value="0.00855952805875918">
            <text:p>0,8560%</text:p>
          </table:table-cell>
          <table:table-cell table:style-name="ce72" office:value-type="percentage" office:value="0.0079304359064368">
            <text:p>0,7930%</text:p>
          </table:table-cell>
          <table:table-cell table:style-name="ce67" table:number-columns-repeated="247"/>
          <table:table-cell table:number-columns-repeated="767"/>
        </table:table-row>
        <table:table-row table:style-name="ro5" table:number-rows-repeated="65422">
          <table:table-cell table:style-name="ce67" table:number-columns-repeated="2"/>
          <table:table-cell table:style-name="ce72"/>
          <table:table-cell table:style-name="ce76" table:number-columns-repeated="3"/>
          <table:table-cell table:style-name="ce67" table:number-columns-repeated="251"/>
          <table:table-cell table:number-columns-repeated="767"/>
        </table:table-row>
        <table:table-row table:style-name="ro5" table:number-rows-repeated="98303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obLibs" table:base-cell-address="$'Load Libs'.$E$27" table:cell-range-address="$'Load Libs'.$E$27"/>
        <table:named-expression table:name="SHARED_FORMULA_10_54_10_54_5" table:base-cell-address="$'Single Swaption'.$K$55" table:expression="VLOOKUP([.AA55];INDIRECT([.$D$53]);2;FALSE())/100"/>
        <table:named-expression table:name="SHARED_FORMULA_11_54_11_54_5" table:base-cell-address="$'Single Swaption'.$L$55" table:expression="VLOOKUP([.AB55];INDIRECT([.$D$53]);2;FALSE())/100"/>
        <table:named-expression table:name="SHARED_FORMULA_12_54_12_54_5" table:base-cell-address="$'Single Swaption'.$M$55" table:expression="VLOOKUP([.AC55];INDIRECT([.$D$53]);2;FALSE())/100"/>
        <table:named-expression table:name="SHARED_FORMULA_13_54_13_54_5" table:base-cell-address="$'Single Swaption'.$N$55" table:expression="VLOOKUP([.AD55];INDIRECT([.$D$53]);2;FALSE())/100"/>
        <table:named-expression table:name="SHARED_FORMULA_14_54_14_54_5" table:base-cell-address="$'Single Swaption'.$O$55" table:expression="VLOOKUP([.AE55];INDIRECT([.$D$53]);2;FALSE())/100"/>
        <table:named-expression table:name="SHARED_FORMULA_15_54_15_54_5" table:base-cell-address="$'Single Swaption'.$P$55" table:expression="VLOOKUP([.AF55];INDIRECT([.$D$53]);2;FALSE())/100"/>
        <table:named-expression table:name="SHARED_FORMULA_2_54_2_54_5" table:base-cell-address="$'Single Swaption'.$C$55" table:expression="VLOOKUP([.S55];INDIRECT([.$D$53]);2;FALSE())/100"/>
        <table:named-expression table:name="SHARED_FORMULA_3_54_3_54_5" table:base-cell-address="$'Single Swaption'.$D$55" table:expression="VLOOKUP([.T55];INDIRECT([.$D$53]);2;FALSE())/100"/>
        <table:named-expression table:name="SHARED_FORMULA_4_54_4_54_5" table:base-cell-address="$'Single Swaption'.$E$55" table:expression="VLOOKUP([.U55];INDIRECT([.$D$53]);2;FALSE())/100"/>
        <table:named-expression table:name="SHARED_FORMULA_5_54_5_54_5" table:base-cell-address="$'Single Swaption'.$F$55" table:expression="VLOOKUP([.V55];INDIRECT([.$D$53]);2;FALSE())/100"/>
        <table:named-expression table:name="SHARED_FORMULA_6_54_6_54_5" table:base-cell-address="$'Single Swaption'.$G$55" table:expression="VLOOKUP([.W55];INDIRECT([.$D$53]);2;FALSE())/100"/>
        <table:named-expression table:name="SHARED_FORMULA_7_54_7_54_5" table:base-cell-address="$'Single Swaption'.$H$55" table:expression="VLOOKUP([.X55];INDIRECT([.$D$53]);2;FALSE())/100"/>
        <table:named-expression table:name="SHARED_FORMULA_8_54_8_54_5" table:base-cell-address="$'Single Swaption'.$I$55" table:expression="VLOOKUP([.Y55];INDIRECT([.$D$53]);2;FALSE())/100"/>
        <table:named-expression table:name="SHARED_FORMULA_9_54_9_54_5" table:base-cell-address="$'Single Swaption'.$J$55" table:expression="VLOOKUP([.Z55];INDIRECT([.$D$53]);2;FALSE())/10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Calligraphy" svg:font-family="'Lucida Calligraphy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percentage-style style:name="N136">
      <number:number number:decimal-places="1" number:min-integer-digits="1"/>
      <number:text>%</number:text>
    </number:percentage-style>
    <number:percentage-style style:name="N137">
      <number:number number:decimal-places="3" number:min-integer-digits="1"/>
      <number:text>%</number:text>
    </number:percentage-style>
    <number:percentage-style style:name="N138">
      <number:number number:decimal-places="5" number:min-integer-digits="1"/>
      <number:text>%</number:text>
    </number:percentage-style>
    <number:number-style style:name="N139">
      <number:scientific-number number:decimal-places="3" number:min-integer-digits="1" number:min-exponent-digits="2"/>
    </number:number-style>
    <number:percentage-style style:name="N140">
      <number:number number:decimal-places="4" number:min-integer-digits="1"/>
      <number:text>%</number:text>
    </number:percentage-style>
    <number:number-style style:name="N142P0" style:volatile="true">
      <number:number number:decimal-places="0" number:min-integer-digits="1" number:grouping="true"/>
      <number:text> DM</number:text>
    </number:number-style>
    <number:number-style style:name="N142">
      <number:text>-</number:text>
      <number:number number:decimal-places="0" number:min-integer-digits="1" number:grouping="true"/>
      <number:text> DM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DM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DM</number:text>
    </number:number-style>
    <number:number-style style:name="N145">
      <number:text>-</number:text>
      <number:number number:decimal-places="2" number:min-integer-digits="1" number:grouping="true"/>
      <number:text> DM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DM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6P0"/>
    </number:number-style>
    <number:number-style style:name="N150P0" style:volatile="true">
      <number:number number:decimal-places="0" number:min-integer-digits="1" number:grouping="true"/>
      <number:text> DM </number:text>
    </number:number-style>
    <number:number-style style:name="N150P1" style:volatile="true">
      <number:text>-</number:text>
      <number:number number:decimal-places="0" number:min-integer-digits="1" number:grouping="true"/>
      <number:text> DM </number:text>
    </number:number-style>
    <number:number-style style:name="N150P2" style:volatile="true">
      <number:text> - DM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integer-digits="1" number:grouping="true"/>
      <number:text>       </number:text>
    </number:number-style>
    <number:number-style style:name="N154P1" style:volatile="true">
      <number:text>-</number:text>
      <number:number number:decimal-places="0" number:min-integer-digits="1" number:grouping="true"/>
      <number:text>       </number:text>
    </number:number-style>
    <number:number-style style:name="N154P2" style:volatile="true">
      <number:text> -      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DM </number:text>
    </number:number-style>
    <number:number-style style:name="N158P1" style:volatile="true">
      <number:text>-</number:text>
      <number:number number:decimal-places="2" number:min-integer-digits="1" number:grouping="true"/>
      <number:text> DM </number:text>
    </number:number-style>
    <number:number-style style:name="N158P2" style:volatile="true">
      <number:text> -</number:text>
      <number:number number:decimal-places="0" number:min-integer-digits="0"/>
      <number:text> DM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      </number:text>
    </number:number-style>
    <number:number-style style:name="N162P1" style:volatile="true">
      <number:text>-</number:text>
      <number:number number:decimal-places="2" number:min-integer-digits="1" number:grouping="true"/>
      <number:text>       </number:text>
    </number:number-style>
    <number:number-style style:name="N162P2" style:volatile="true">
      <number:text> -</number:text>
      <number:number number:decimal-places="0" number:min-integer-digits="0"/>
      <number:text>      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€</number:text>
    </number:number-style>
    <number:number-style style:name="N164">
      <number:text>-</number:text>
      <number:number number:decimal-places="0" number:min-integer-digits="1" number:grouping="true"/>
      <number:text> €</number:text>
      <style:map style:condition="value()&gt;=0" style:apply-style-name="N164P0"/>
    </number:number-style>
    <number:number-style style:name="N165P0" style:volatile="true">
      <number:number number:decimal-places="0" number:min-integer-digits="1" number:grouping="true"/>
      <number:text> €</number:text>
    </number:number-style>
    <number:number-style style:name="N16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5P0"/>
    </number:number-style>
    <number:number-style style:name="N167P0" style:volatile="true">
      <number:number number:decimal-places="2" number:min-integer-digits="1" number:grouping="true"/>
      <number:text> €</number:text>
    </number:number-style>
    <number:number-style style:name="N167">
      <number:text>-</number:text>
      <number:number number:decimal-places="2" number:min-integer-digits="1" number:grouping="true"/>
      <number:text> €</number:text>
      <style:map style:condition="value()&gt;=0" style:apply-style-name="N167P0"/>
    </number:number-style>
    <number:number-style style:name="N168P0" style:volatile="true">
      <number:number number:decimal-places="2" number:min-integer-digits="1" number:grouping="true"/>
      <number:text> €</number:text>
    </number:number-style>
    <number:number-style style:name="N16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8P0"/>
    </number:number-style>
    <number:number-style style:name="N172P0" style:volatile="true">
      <number:number number:decimal-places="0" number:min-integer-digits="1" number:grouping="true"/>
      <number:text> € </number:text>
    </number:number-style>
    <number:number-style style:name="N172P1" style:volatile="true">
      <number:text>-</number:text>
      <number:number number:decimal-places="0" number:min-integer-digits="1" number:grouping="true"/>
      <number:text> € </number:text>
    </number:number-style>
    <number:number-style style:name="N172P2" style:volatile="true">
      <number:text> - €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0" number:min-integer-digits="1" number:grouping="true"/>
      <number:text>    </number:text>
    </number:number-style>
    <number:number-style style:name="N176P1" style:volatile="true">
      <number:text>-</number:text>
      <number:number number:decimal-places="0" number:min-integer-digits="1" number:grouping="true"/>
      <number:text>    </number:text>
    </number:number-style>
    <number:number-style style:name="N176P2" style:volatile="true">
      <number:text> -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integer-digits="1" number:grouping="true"/>
      <number:text> € </number:text>
    </number:number-style>
    <number:number-style style:name="N180P1" style:volatile="true">
      <number:text>-</number:text>
      <number:number number:decimal-places="2" number:min-integer-digits="1" number:grouping="true"/>
      <number:text> € </number:text>
    </number:number-style>
    <number:number-style style:name="N180P2" style:volatile="true">
      <number:text> -</number:text>
      <number:number number:decimal-places="0" number:min-integer-digits="0"/>
      <number:text> €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9" number:min-integer-digits="1"/>
    </number:number-style>
    <number:number-style style:name="N186">
      <number:number number:decimal-places="8" number:min-integer-digits="1"/>
    </number:number-style>
    <number:number-style style:name="N187">
      <number:number number:decimal-places="7" number:min-integer-digits="1"/>
    </number:number-style>
    <number:number-style style:name="N188">
      <number:number number:decimal-places="6" number:min-integer-digits="1"/>
    </number:number-style>
    <number:number-style style:name="N189">
      <number:number number:decimal-places="5" number:min-integer-digits="1"/>
    </number:number-style>
    <number:percentage-style style:name="N190">
      <number:number number:decimal-places="15" number:min-integer-digits="1"/>
      <number:text>%</number:text>
    </number:percentage-style>
    <number:number-style style:name="N191">
      <number:number number:decimal-places="1" number:min-integer-digits="1"/>
    </number:number-style>
    <number:number-style style:name="N192">
      <number:number number:decimal-places="3" number:min-integer-digits="1"/>
    </number:number-style>
    <number:number-style style:name="N193">
      <number:number number:decimal-places="4" number:min-integer-digits="1"/>
    </number:number-style>
    <number:number-style style:name="N195P0" style:volatile="true">
      <number:text>TRUE</number:text>
    </number:number-style>
    <number:number-style style:name="N195P1" style:volatile="true">
      <number:text>TRUE</number:text>
    </number:number-style>
    <number:number-style style:name="N195">
      <number:text>FALSE</number:text>
      <style:map style:condition="value()&gt;0" style:apply-style-name="N195P0"/>
      <style:map style:condition="value()&lt;0" style:apply-style-name="N195P1"/>
    </number:number-style>
    <number:number-style style:name="N197P0" style:volatile="true">
      <number:text>WAHR</number:text>
    </number:number-style>
    <number:number-style style:name="N197P1" style:volatile="true">
      <number:text>WAHR</number:text>
    </number:number-style>
    <number:number-style style:name="N197">
      <number:text>FALSCH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text>€ </number:text>
      <number:number number:decimal-places="0" number:min-integer-digits="1" number:grouping="true"/>
    </number:number-style>
    <number:number-style style:name="N199">
      <number:text>-€ </number:text>
      <number:number number:decimal-places="0" number:min-integer-digits="1" number:grouping="true"/>
      <style:map style:condition="value()&gt;=0" style:apply-style-name="N199P0"/>
    </number:number-style>
    <number:number-style style:name="N200P0" style:volatile="true">
      <number:text>€ </number:text>
      <number:number number:decimal-places="0" number:min-integer-digits="1" number:grouping="true"/>
    </number:number-style>
    <number:number-style style:name="N200">
      <style:text-properties fo:color="#ff0000"/>
      <number:text>-€ </number:text>
      <number:number number:decimal-places="0" number:min-integer-digits="1" number:grouping="true"/>
      <style:map style:condition="value()&gt;=0" style:apply-style-name="N200P0"/>
    </number:number-style>
    <number:number-style style:name="N202P0" style:volatile="true">
      <number:text>€ </number:text>
      <number:number number:decimal-places="2" number:min-integer-digits="1" number:grouping="true"/>
    </number:number-style>
    <number:number-style style:name="N202">
      <number:text>-€ </number:text>
      <number:number number:decimal-places="2" number:min-integer-digits="1" number:grouping="true"/>
      <style:map style:condition="value()&gt;=0" style:apply-style-name="N202P0"/>
    </number:number-style>
    <number:number-style style:name="N203P0" style:volatile="true">
      <number:text>€ </number:text>
      <number:number number:decimal-places="2" number:min-integer-digits="1" number:grouping="true"/>
    </number:number-style>
    <number:number-style style:name="N203">
      <style:text-properties fo:color="#ff0000"/>
      <number:text>-€ </number:text>
      <number:number number:decimal-places="2" number:min-integer-digits="1" number:grouping="true"/>
      <style:map style:condition="value()&gt;=0" style:apply-style-name="N203P0"/>
    </number:number-style>
    <number:number-style style:name="N207P0" style:volatile="true">
      <number:text> € </number:text>
      <number:number number:decimal-places="0" number:min-integer-digits="1" number:grouping="true"/>
      <number:text> </number:text>
    </number:number-style>
    <number:number-style style:name="N207P1" style:volatile="true">
      <number:text>-€ </number:text>
      <number:number number:decimal-places="0" number:min-integer-digits="1" number:grouping="true"/>
      <number:text> </number:text>
    </number:number-style>
    <number:number-style style:name="N207P2" style:volatile="true">
      <number:text> € 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number number:decimal-places="0" number:min-integer-digits="1" number:grouping="true"/>
      <number:text> </number:text>
    </number:number-style>
    <number:number-style style:name="N209P1" style:volatile="true">
      <number:text>-</number:text>
      <number:number number:decimal-places="0" number:min-integer-digits="1" number:grouping="true"/>
      <number:text> </number:text>
    </number:number-style>
    <number:number-style style:name="N209P2" style:volatile="true">
      <number:text>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text> € </number:text>
      <number:number number:decimal-places="2" number:min-integer-digits="1" number:grouping="true"/>
      <number:text> </number:text>
    </number:number-style>
    <number:number-style style:name="N213P1" style:volatile="true">
      <number:text>-€ </number:text>
      <number:number number:decimal-places="2" number:min-integer-digits="1" number:grouping="true"/>
      <number:text> </number:text>
    </number:number-style>
    <number:number-style style:name="N213P2" style:volatile="true">
      <number:text> €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number number:decimal-places="2" number:min-integer-digits="1" number:grouping="true"/>
      <number:text> </number:text>
    </number:number-style>
    <number:number-style style:name="N215P1" style:volatile="true">
      <number:text>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  </number:text>
    </number:number-style>
    <number:number-style style:name="N219P1" style:volatile="true">
      <number:text>-</number:text>
      <number:number number:decimal-places="2" number:min-integer-digits="1" number:grouping="true"/>
      <number:text>   </number:text>
    </number:number-style>
    <number:number-style style:name="N219P2" style:volatile="true">
      <number:text> -</number:text>
      <number:number number:decimal-places="0" number:min-integer-digits="0"/>
      <number:text>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0">
      <number:text>$</number:text>
      <number:number number:decimal-places="2" number:min-integer-digits="1" number:grouping="true"/>
    </number:number-style>
    <number:number-style style:name="N221">
      <number:number number:decimal-places="2" number:min-integer-digits="1"/>
      <number:text> </number:text>
    </number:number-style>
    <number:number-style style:name="N223P0" style:volatile="true">
      <number:number number:decimal-places="1" number:min-integer-digits="1" number:grouping="true"/>
    </number:number-style>
    <number:number-style style:name="N223">
      <number:number number:decimal-places="1" number:min-integer-digits="1" number:grouping="true"/>
      <style:map style:condition="value()&gt;=0" style:apply-style-name="N223P0"/>
    </number:number-style>
    <number:number-style style:name="N225P0" style:volatile="true">
      <number:text>+</number:text>
      <number:number number:decimal-places="2" number:min-integer-digits="1" number:grouping="true"/>
    </number:number-style>
    <number:number-style style:name="N225">
      <number:text>-</number:text>
      <number:number number:decimal-places="2" number:min-integer-digits="1" number:grouping="true"/>
      <style:map style:condition="value()&gt;=0" style:apply-style-name="N225P0"/>
    </number:number-style>
    <number:date-style style:name="N227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227">
      <number:text-content/>
      <style:map style:condition="value()&gt;=0" style:apply-style-name="N227P0"/>
    </number:text-style>
    <number:percentage-style style:name="N228">
      <number:number number:decimal-places="9" number:min-integer-digits="1"/>
      <number:text>%</number:text>
    </number:percentage-style>
    <number:number-style style:name="N229">
      <number:number number:decimal-places="4" number:min-integer-digits="1" number:grouping="true"/>
    </number:number-style>
    <number:date-style style:name="N230">
      <number:day number:style="long"/>
      <number:text> </number:text>
      <number:month number:textual="true"/>
      <number:year/>
      <number:text> </number:text>
      <number:hours number:style="long"/>
      <number:text>:</number:text>
      <number:minutes number:style="long"/>
    </number:date-style>
    <number:number-style style:name="N231P0" style:volatile="true">
      <number:number number:decimal-places="0" number:min-integer-digits="1" number:grouping="true"/>
      <number:text> </number:text>
    </number:number-style>
    <number:number-style style:name="N231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231P0"/>
    </number:number-style>
    <number:text-style style:name="N232">
      <number:text-content/>
      <number:text> ($)</number:text>
    </number:text-style>
    <number:text-style style:name="N233">
      <number:text-content/>
      <number:text> (%)</number:text>
    </number:text-style>
    <number:text-style style:name="N234">
      <number:text-content/>
      <number:text> (£)</number:text>
    </number:text-style>
    <number:text-style style:name="N235">
      <number:text-content/>
      <number:text> (¥)</number:text>
    </number:text-style>
    <number:text-style style:name="N236">
      <number:text-content/>
      <number:text> (€)</number:text>
    </number:text-style>
    <number:text-style style:name="N237">
      <number:text-content/>
      <number:text> (x)</number:text>
    </number:text-style>
    <number:number-style style:name="N240P0" style:volatile="true">
      <number:number number:decimal-places="1" number:min-integer-digits="1"/>
      <number:text> %</number:text>
    </number:number-style>
    <number:number-style style:name="N240P1" style:volatile="true">
      <number:text>(</number:text>
      <number:number number:decimal-places="1" number:min-integer-digits="1"/>
      <number:text>)%</number:text>
    </number:number-style>
    <number:number-style style:name="N240P2" style:volatile="true">
      <number:number number:decimal-places="1" number:min-integer-digits="1"/>
      <number:text> %</number:text>
    </number:number-style>
    <number:text-style style:name="N240">
      <number:text-content/>
      <number:text>   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4P0" style:volatile="true">
      <number:number number:decimal-places="1" number:min-integer-digits="1" number:grouping="true"/>
      <number:text>    </number:text>
    </number:number-style>
    <number:number-style style:name="N244P1" style:volatile="true">
      <number:text>(</number:text>
      <number:number number:decimal-places="1" number:min-integer-digits="1" number:grouping="true"/>
      <number:text>)   </number:text>
    </number:number-style>
    <number:number-style style:name="N244P2" style:volatile="true">
      <number:number number:decimal-places="1" number:min-integer-digits="1"/>
      <number:text>    </number:text>
    </number:number-style>
    <number:text-style style:name="N244">
      <number:text-content/>
      <number:text>   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8P0" style:volatile="true">
      <number:number number:decimal-places="1" number:min-integer-digits="1" number:grouping="true"/>
      <number:text>  </number:text>
    </number:number-style>
    <number:number-style style:name="N248P1" style:volatile="true">
      <number:text>(</number:text>
      <number:number number:decimal-places="1" number:min-integer-digits="1" number:grouping="true"/>
      <number:text>)  </number:text>
    </number:number-style>
    <number:number-style style:name="N248P2" style:volatile="true">
      <number:number number:decimal-places="1" number:min-integer-digits="1"/>
      <number:text>  </number:text>
    </number:number-style>
    <number:text-style style:name="N248">
      <number:text-content/>
      <number:text> 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number number:decimal-places="1" number:min-integer-digits="1" number:grouping="true"/>
      <number:text>    </number:text>
    </number:number-style>
    <number:number-style style:name="N250P1" style:volatile="true">
      <number:text>(</number:text>
      <number:number number:decimal-places="1" number:min-integer-digits="1" number:grouping="true"/>
      <number:text>)    </number:text>
    </number:number-style>
    <number:number-style style:name="N250P2" style:volatile="true">
      <number:number number:decimal-places="1" number:min-integer-digits="1"/>
      <number:text>    </number:text>
    </number:number-style>
    <number:text-style style:name="N250">
      <number:text-content/>
      <number:text>   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4P0" style:volatile="true">
      <number:number number:decimal-places="1" number:min-integer-digits="1" number:grouping="true"/>
      <number:text>      </number:text>
    </number:number-style>
    <number:number-style style:name="N254P1" style:volatile="true">
      <number:text>(</number:text>
      <number:number number:decimal-places="1" number:min-integer-digits="1" number:grouping="true"/>
      <number:text>)      </number:text>
    </number:number-style>
    <number:number-style style:name="N254P2" style:volatile="true">
      <number:number number:decimal-places="1" number:min-integer-digits="1"/>
      <number:text>      </number:text>
    </number:number-style>
    <number:text-style style:name="N254">
      <number:text-content/>
      <number:text>     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number number:decimal-places="1" number:min-integer-digits="1" number:grouping="true"/>
      <number:text>        </number:text>
    </number:number-style>
    <number:number-style style:name="N258P1" style:volatile="true">
      <number:text>(</number:text>
      <number:number number:decimal-places="1" number:min-integer-digits="1" number:grouping="true"/>
      <number:text>)        </number:text>
    </number:number-style>
    <number:number-style style:name="N258P2" style:volatile="true">
      <number:number number:decimal-places="1" number:min-integer-digits="1"/>
      <number:text>        </number:text>
    </number:number-style>
    <number:text-style style:name="N258">
      <number:text-content/>
      <number:text>       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2P0" style:volatile="true">
      <number:number number:decimal-places="2" number:min-integer-digits="1" number:grouping="true"/>
      <number:text>  </number:text>
    </number:number-style>
    <number:number-style style:name="N262P1" style:volatile="true">
      <number:text>(</number:text>
      <number:number number:decimal-places="2" number:min-integer-digits="1" number:grouping="true"/>
      <number:text>)  </number:text>
    </number:number-style>
    <number:number-style style:name="N262P2" style:volatile="true">
      <number:number number:decimal-places="2" number:min-integer-digits="1"/>
      <number:text>  </number:text>
    </number:number-style>
    <number:text-style style:name="N262">
      <number:text-content/>
      <number:text> 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5P0" style:volatile="true">
      <number:number number:decimal-places="2" number:min-integer-digits="1" number:grouping="true"/>
      <number:text>    </number:text>
    </number:number-style>
    <number:number-style style:name="N265P1" style:volatile="true">
      <number:text>(</number:text>
      <number:number number:decimal-places="2" number:min-integer-digits="1" number:grouping="true"/>
      <number:text>)    </number:text>
    </number:number-style>
    <number:number-style style:name="N265P2" style:volatile="true">
      <number:number number:decimal-places="0" number:min-integer-digits="1"/>
      <number:text>    </number:text>
    </number:number-style>
    <number:text-style style:name="N265">
      <number:text-content/>
      <number:text>   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9P0" style:volatile="true">
      <number:number number:decimal-places="2" number:min-integer-digits="1" number:grouping="true"/>
      <number:text>      </number:text>
    </number:number-style>
    <number:number-style style:name="N269P1" style:volatile="true">
      <number:text>(</number:text>
      <number:number number:decimal-places="2" number:min-integer-digits="1" number:grouping="true"/>
      <number:text>)      </number:text>
    </number:number-style>
    <number:number-style style:name="N269P2" style:volatile="true">
      <number:number number:decimal-places="2" number:min-integer-digits="1"/>
      <number:text>      </number:text>
    </number:number-style>
    <number:text-style style:name="N269">
      <number:text-content/>
      <number:text>     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3P0" style:volatile="true">
      <number:number number:decimal-places="2" number:min-integer-digits="1" number:grouping="true"/>
      <number:text>        </number:text>
    </number:number-style>
    <number:number-style style:name="N273P1" style:volatile="true">
      <number:text>(</number:text>
      <number:number number:decimal-places="2" number:min-integer-digits="1" number:grouping="true"/>
      <number:text>)        </number:text>
    </number:number-style>
    <number:number-style style:name="N273P2" style:volatile="true">
      <number:number number:decimal-places="2" number:min-integer-digits="1"/>
      <number:text>        </number:text>
    </number:number-style>
    <number:text-style style:name="N273">
      <number:text-content/>
      <number:text>       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7P0" style:volatile="true">
      <number:number number:decimal-places="0" number:min-integer-digits="1" number:grouping="true"/>
      <number:text>  </number:text>
    </number:number-style>
    <number:number-style style:name="N277P1" style:volatile="true">
      <number:text>(</number:text>
      <number:number number:decimal-places="0" number:min-integer-digits="1" number:grouping="true"/>
      <number:text>)  </number:text>
    </number:number-style>
    <number:number-style style:name="N277P2" style:volatile="true">
      <number:number number:decimal-places="0" number:min-integer-digits="1"/>
      <number:text>  </number:text>
    </number:number-style>
    <number:text-style style:name="N277">
      <number:text-content/>
      <number:text> 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   </number:text>
    </number:number-style>
    <number:number-style style:name="N279P1" style:volatile="true">
      <number:text>(</number:text>
      <number:number number:decimal-places="0" number:min-integer-digits="1" number:grouping="true"/>
      <number:text>)    </number:text>
    </number:number-style>
    <number:number-style style:name="N279P2" style:volatile="true">
      <number:number number:decimal-places="0" number:min-integer-digits="1"/>
      <number:text>    </number:text>
    </number:number-style>
    <number:text-style style:name="N279">
      <number:text-content/>
      <number:text>   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3P0" style:volatile="true">
      <number:number number:decimal-places="0" number:min-integer-digits="1" number:grouping="true"/>
      <number:text>      </number:text>
    </number:number-style>
    <number:number-style style:name="N283P1" style:volatile="true">
      <number:text>(</number:text>
      <number:number number:decimal-places="0" number:min-integer-digits="1" number:grouping="true"/>
      <number:text>)      </number:text>
    </number:number-style>
    <number:number-style style:name="N283P2" style:volatile="true">
      <number:number number:decimal-places="0" number:min-integer-digits="1"/>
      <number:text>      </number:text>
    </number:number-style>
    <number:text-style style:name="N283">
      <number:text-content/>
      <number:text>     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7P0" style:volatile="true">
      <number:number number:decimal-places="0" number:min-integer-digits="1" number:grouping="true"/>
      <number:text>        </number:text>
    </number:number-style>
    <number:number-style style:name="N287P1" style:volatile="true">
      <number:text>(</number:text>
      <number:number number:decimal-places="0" number:min-integer-digits="1" number:grouping="true"/>
      <number:text>)        </number:text>
    </number:number-style>
    <number:number-style style:name="N287P2" style:volatile="true">
      <number:number number:decimal-places="0" number:min-integer-digits="1"/>
      <number:text>        </number:text>
    </number:number-style>
    <number:text-style style:name="N287">
      <number:text-content/>
      <number:text>       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89P0" style:volatile="true">
      <number:number number:decimal-places="1" number:min-integer-digits="1" number:grouping="true"/>
      <number:text> </number:text>
    </number:number-style>
    <number:number-style style:name="N289">
      <number:text>(</number:text>
      <number:number number:decimal-places="1" number:min-integer-digits="1" number:grouping="true"/>
      <number:text>)</number:text>
      <style:map style:condition="value()&gt;=0" style:apply-style-name="N289P0"/>
    </number:number-style>
    <number:number-style style:name="N291P0" style:volatile="true">
      <number:number number:decimal-places="1" number:min-integer-digits="1" number:grouping="true"/>
      <number:text> </number:text>
    </number:number-style>
    <number:number-style style:name="N291P1" style:volatile="true">
      <number:text>(</number:text>
      <number:number number:decimal-places="1" number:min-integer-digits="1" number:grouping="true"/>
      <number:text>)</number:text>
    </number:number-style>
    <number:number-style style:name="N291P2" style:volatile="true">
      <number:number number:decimal-places="1" number:min-integer-digits="1" number:grouping="true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$ </number:text>
      <number:number number:decimal-places="2" number:min-integer-digits="1" number:grouping="true"/>
      <number:text> </number:text>
    </number:number-style>
    <number:number-style style:name="N293">
      <number:text>$(</number:text>
      <number:number number:decimal-places="2" number:min-integer-digits="1" number:grouping="true"/>
      <number:text>)</number:text>
      <style:map style:condition="value()&gt;=0" style:apply-style-name="N293P0"/>
    </number:number-style>
    <number:number-style style:name="N295P0" style:volatile="true">
      <number:text>£ </number:text>
      <number:number number:decimal-places="2" number:min-integer-digits="1" number:grouping="true"/>
      <number:text> </number:text>
    </number:number-style>
    <number:number-style style:name="N295">
      <number:text>£(</number:text>
      <number:number number:decimal-places="2" number:min-integer-digits="1" number:grouping="true"/>
      <number:text>)</number:text>
      <style:map style:condition="value()&gt;=0" style:apply-style-name="N295P0"/>
    </number:number-style>
    <number:number-style style:name="N298P0" style:volatile="true">
      <number:text>$ </number:text>
      <number:number number:decimal-places="2" number:min-integer-digits="1" number:grouping="true"/>
      <number:text> </number:text>
    </number:number-style>
    <number:number-style style:name="N298P1" style:volatile="true">
      <number:text>$(</number:text>
      <number:number number:decimal-places="2" number:min-integer-digits="1" number:grouping="true"/>
      <number:text>)</number:text>
    </number:number-style>
    <number:number-style style:name="N298P2" style:volatile="true">
      <number:text>$ </number:text>
      <number:number number:decimal-places="2" number:min-integer-digits="1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300P0" style:volatile="true">
      <number:number number:decimal-places="2" number:min-integer-digits="1" number:grouping="true"/>
      <number:text> </number:text>
    </number:number-style>
    <number:number-style style:name="N300P1" style:volatile="true">
      <number:text>(</number:text>
      <number:number number:decimal-places="2" number:min-integer-digits="1" number:grouping="true"/>
      <number:text>)</number:text>
    </number:number-style>
    <number:number-style style:name="N300P2" style:volatile="true">
      <number:number number:decimal-places="2" number:min-integer-digits="1"/>
      <number:text>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4P0" style:volatile="true">
      <number:text>€ </number:text>
      <number:number number:decimal-places="2" number:min-integer-digits="1" number:grouping="true"/>
      <number:text> </number:text>
    </number:number-style>
    <number:number-style style:name="N304P1" style:volatile="true">
      <number:text>€(</number:text>
      <number:number number:decimal-places="2" number:min-integer-digits="1" number:grouping="true"/>
      <number:text>)</number:text>
    </number:number-style>
    <number:number-style style:name="N304P2" style:volatile="true">
      <number:text>€ </number:text>
      <number:number number:decimal-places="2" number:min-integer-digits="1"/>
      <number:text>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1" number:min-integer-digits="1" number:grouping="true"/>
      <number:text> x</number:text>
    </number:number-style>
    <number:number-style style:name="N306">
      <number:text>(</number:text>
      <number:number number:decimal-places="1" number:min-integer-digits="1" number:grouping="true"/>
      <number:text>)x</number:text>
      <style:map style:condition="value()&gt;=0" style:apply-style-name="N306P0"/>
    </number:number-style>
    <number:number-style style:name="N310P0" style:volatile="true">
      <number:number number:decimal-places="0" number:min-integer-digits="1" number:grouping="true"/>
      <number:text> x</number:text>
    </number:number-style>
    <number:number-style style:name="N310P1" style:volatile="true">
      <number:text>(</number:text>
      <number:number number:decimal-places="0" number:min-integer-digits="1" number:grouping="true"/>
      <number:text>)x</number:text>
    </number:number-style>
    <number:number-style style:name="N310P2" style:volatile="true">
      <number:number number:decimal-places="0" number:min-integer-digits="1"/>
      <number:text> x</number:text>
    </number:number-style>
    <number:text-style style:name="N310">
      <number:text-content/>
      <number:text>  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1" number:min-integer-digits="1" number:grouping="true"/>
      <number:text>   </number:text>
    </number:number-style>
    <number:number-style style:name="N312">
      <number:text>(</number:text>
      <number:number number:decimal-places="1" number:min-integer-digits="1" number:grouping="true"/>
      <number:text>)  </number:text>
      <style:map style:condition="value()&gt;=0" style:apply-style-name="N312P0"/>
    </number:number-style>
    <number:number-style style:name="N315P0" style:volatile="true">
      <number:number number:decimal-places="0" number:min-integer-digits="1" number:grouping="true"/>
      <number:text>   </number:text>
    </number:number-style>
    <number:number-style style:name="N315P1" style:volatile="true">
      <number:text>(</number:text>
      <number:number number:decimal-places="0" number:min-integer-digits="1" number:grouping="true"/>
      <number:text>)  </number:text>
    </number:number-style>
    <number:number-style style:name="N315P2" style:volatile="true">
      <number:number number:decimal-places="0" number:min-integer-digits="1"/>
      <number:text>   </number:text>
    </number:number-style>
    <number:text-style style:name="N315">
      <number:text-content/>
      <number:text>  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316P0" style:volatile="true">
      <number:number number:decimal-places="1" number:min-integer-digits="1"/>
      <number:text> %</number:text>
    </number:number-style>
    <number:number-style style:name="N316">
      <number:text>(</number:text>
      <number:number number:decimal-places="1" number:min-integer-digits="1"/>
      <number:text>)%</number:text>
      <style:map style:condition="value()&gt;=0" style:apply-style-name="N316P0"/>
    </number:number-style>
    <number:number-style style:name="N317P0" style:volatile="true">
      <number:number number:decimal-places="1" number:min-integer-digits="1" number:grouping="true"/>
      <number:text>    </number:text>
    </number:number-style>
    <number:number-style style:name="N317">
      <number:text>(</number:text>
      <number:number number:decimal-places="1" number:min-integer-digits="1" number:grouping="true"/>
      <number:text>)   </number:text>
      <style:map style:condition="value()&gt;=0" style:apply-style-name="N317P0"/>
    </number:number-style>
    <number:number-style style:name="N319P0" style:volatile="true">
      <number:text>$</number:text>
      <number:number number:decimal-places="0" number:min-integer-digits="1" number:grouping="true"/>
      <number:text> </number:text>
    </number:number-style>
    <number:number-style style:name="N319P1" style:volatile="true">
      <style:text-properties fo:color="#ff0000"/>
      <number:text>($</number:text>
      <number:number number:decimal-places="0" number:min-integer-digits="1" number:grouping="true"/>
      <number:text>)</number:text>
    </number:number-style>
    <number:number-style style:name="N319">
      <number:text>-</number:text>
      <style:map style:condition="value()&gt;0" style:apply-style-name="N319P0"/>
      <style:map style:condition="value()&lt;0" style:apply-style-name="N319P1"/>
    </number:number-style>
    <number:date-style style:name="N320">
      <number:month number:style="long"/>
      <number:text>.</number:text>
      <number:day number:style="long"/>
      <number:text>.</number:text>
      <number:year number:style="long"/>
    </number:date-style>
    <number:number-style style:name="N324P0" style:volatile="true">
      <number:number number:decimal-places="0" number:min-integer-digits="1" number:grouping="true"/>
      <number:text> F </number:text>
    </number:number-style>
    <number:number-style style:name="N324P1" style:volatile="true">
      <number:text>-</number:text>
      <number:number number:decimal-places="0" number:min-integer-digits="1" number:grouping="true"/>
      <number:text> F </number:text>
    </number:number-style>
    <number:number-style style:name="N324P2" style:volatile="true">
      <number:text> - F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8P0" style:volatile="true">
      <number:number number:decimal-places="2" number:min-integer-digits="1" number:grouping="true"/>
      <number:text> F </number:text>
    </number:number-style>
    <number:number-style style:name="N328P1" style:volatile="true">
      <number:text>-</number:text>
      <number:number number:decimal-places="2" number:min-integer-digits="1" number:grouping="true"/>
      <number:text> F </number:text>
    </number:number-style>
    <number:number-style style:name="N328P2" style:volatile="true">
      <number:text> -</number:text>
      <number:number number:decimal-places="0" number:min-integer-digits="0"/>
      <number:text> F </number:text>
    </number:number-style>
    <number:text-style style:name="N328">
      <number:text-content/>
      <number:text> </number:text>
      <style:map style:condition="value()&gt;0" style:apply-style-name="N328P0"/>
      <style:map style:condition="value()&lt;0" style:apply-style-name="N328P1"/>
      <style:map style:condition="value()=0" style:apply-style-name="N328P2"/>
    </number:text-style>
    <number:number-style style:name="N332P0" style:volatile="true">
      <number:number number:decimal-places="0" number:min-integer-digits="1" number:grouping="true"/>
      <number:text>  </number:text>
    </number:number-style>
    <number:number-style style:name="N332P1" style:volatile="true">
      <number:text>-</number:text>
      <number:number number:decimal-places="0" number:min-integer-digits="1" number:grouping="true"/>
      <number:text>  </number:text>
    </number:number-style>
    <number:number-style style:name="N332P2" style:volatile="true">
      <number:text> -  </number:text>
    </number:number-style>
    <number:text-style style:name="N332">
      <number:text-content/>
      <number:text> </number:text>
      <style:map style:condition="value()&gt;0" style:apply-style-name="N332P0"/>
      <style:map style:condition="value()&lt;0" style:apply-style-name="N332P1"/>
      <style:map style:condition="value()=0" style:apply-style-name="N332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5138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5138" number:language="en" number:country="US">
      <number:text-content/>
      <style:map style:condition="value()&gt;=0" style:apply-style-name="N5138P0"/>
    </number:text-style>
    <number:date-style style:name="N5140P0" style:volatile="true" number:language="en" number:country="US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number-style style:name="N10127P0" style:volatile="true" number:language="de" number:country="DE"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number:text> 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number:text> 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number:min-integer-digits="3" number:min-exponent-digits="1"/>
    </number:number-style>
    <number:percentage-style style:name="N10144" number:language="de" number:country="DE">
      <number:number number:decimal-places="3" number:min-integer-digits="1"/>
      <number:text>%</number:text>
    </number:percentage-style>
    <number:percentage-style style:name="N10145" number:language="de" number:country="DE">
      <number:number number:decimal-places="4" number:min-integer-digits="1"/>
      <number:text>%</number:text>
    </number:percentage-style>
    <number:percentage-style style:name="N10146" number:language="de" number:country="DE">
      <number:number number:decimal-places="5" number:min-integer-digits="1"/>
      <number:text>%</number:text>
    </number:percentage-style>
    <number:currency-style style:name="N10148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4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48P0"/>
    </number:currency-style>
    <number:number-style style:name="N10149" number:language="de" number:country="DE">
      <number:number number:decimal-places="1" number:min-integer-digits="1"/>
    </number:number-style>
    <number:number-style style:name="N10150" number:language="de" number:country="DE">
      <number:number number:decimal-places="11" number:min-integer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7">27.02.2013</text:date>, <text:time>09:09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BORMarketModel" style:display-name="PageStyle_LIBORMarketMod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el" style:display-name="PageStyle_Mod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nds" style:display-name="PageStyle_Bon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aptions" style:display-name="PageStyle_Swap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ngle_20_Swaption" style:display-name="PageStyle_Single Swap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mulation" style:display-name="PageStyle_Simul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27T09:09:19</dc:date>
    <meta:generator>OpenOffice.org/3.4.1$Unix OpenOffice.org_project/341m1$Build-9593</meta:generator>
    <meta:editing-duration>P1DT5H11M58S</meta:editing-duration>
    <meta:editing-cycles>79</meta:editing-cycles>
    <dc:creator>Christian Fries</dc:creator>
    <meta:document-statistic meta:table-count="8" meta:cell-count="5328" meta:object-count="5"/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>Rem Attribute VBA_ModuleType=VBADocumentModule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>Rem Attribute VBA_ModuleType=VBADocumentModule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>Rem Attribute VBA_ModuleType=VBADocumentModule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>Rem Attribute VBA_ModuleType=VBADocumentModule
</script:module>
</file>

<file path=Basic/Standard/Sheet5.xml><?xml version="1.0" encoding="utf-8"?>
<!DOCTYPE module  PUBLIC '-//OpenOffice.org//DTD OfficeDocument 1.0//EN'  'module.dtd'>
<script:module xmlns:script="http://openoffice.org/2000/script" script:name="Sheet5" script:language="StarBasic">Rem Attribute VBA_ModuleType=VBADocumentModule
</script:module>
</file>

<file path=Basic/Standard/Sheet6.xml><?xml version="1.0" encoding="utf-8"?>
<!DOCTYPE module  PUBLIC '-//OpenOffice.org//DTD OfficeDocument 1.0//EN'  'module.dtd'>
<script:module xmlns:script="http://openoffice.org/2000/script" script:name="Sheet6" script:language="StarBasic">Rem Attribute VBA_ModuleType=VBADocumentModule
</script:module>
</file>

<file path=Basic/Standard/Sheet7.xml><?xml version="1.0" encoding="utf-8"?>
<!DOCTYPE module  PUBLIC '-//OpenOffice.org//DTD OfficeDocument 1.0//EN'  'module.dtd'>
<script:module xmlns:script="http://openoffice.org/2000/script" script:name="Sheet7" script:language="StarBasic">Rem Attribute VBA_ModuleType=VBADocumentModule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hisWorkbook"/>
  <library:element library:name="Sheet1"/>
  <library:element library:name="Sheet7"/>
  <library:element library:name="Sheet2"/>
  <library:element library:name="Sheet3"/>
  <library:element library:name="Sheet4"/>
  <library:element library:name="Sheet5"/>
  <library:element library:name="Sheet6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solid" draw:fill-color="#c0c0c0"/>
    </style:style>
    <style:style style:name="ch2" style:family="chart">
      <style:text-properties fo:color="#000000" style:text-position="0% 58%" fo:font-size="9pt" style:font-size-asian="9pt" style:font-family-complex="Arial" style:font-size-complex="9pt"/>
    </style:style>
    <style:style style:name="ch3" style:family="chart">
      <style:graphic-properties draw:fill="solid" draw:fill-color="#ffffff"/>
      <style:text-properties fo:color="#000000" style:text-position="0% 58%" fo:font-size="9pt" style:font-size-asian="9pt" style:font-family-complex="Arial" style:font-size-complex="9pt"/>
    </style:style>
    <style:style style:name="ch4" style:family="chart">
      <style:chart-properties chart:three-dimensional="true" chart:deep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family-complex="Arial" style:font-size-complex="9pt"/>
    </style:style>
    <style:style style:name="ch6" style:family="chart" style:data-style-name="N11">
      <style:chart-properties chart:display-label="true" chart:logarithmic="false" chart:reverse-direction="false" text:line-break="false" chart:axis-position="start"/>
      <style:text-properties fo:color="#000000" style:text-position="0% 58%" fo:font-size="9pt" style:font-size-asian="9pt" style:font-family-complex="Arial" style:font-size-complex="9pt"/>
    </style:style>
    <style:style style:name="ch7" style:family="chart" style:data-style-name="N11">
      <style:chart-properties chart:display-label="true" chart:logarithmic="false" chart:origin="0" chart:reverse-direction="false" text:line-break="false" chart:axis-position="0"/>
      <style:text-properties fo:color="#000000" style:text-position="0% 58%" fo:font-size="9pt" style:font-size-asian="9pt" style:font-family-complex="Arial" style:font-size-complex="9pt"/>
    </style:style>
    <style:style style:name="ch8" style:family="chart" style:data-style-name="N11">
      <style:graphic-properties draw:fill-color="#9999ff"/>
      <style:text-properties fo:font-size="6pt" style:font-size-asian="6pt" style:font-size-complex="6pt"/>
    </style:style>
    <style:style style:name="ch9" style:family="chart" style:data-style-name="N11">
      <style:graphic-properties draw:fill-color="#993366"/>
      <style:text-properties fo:font-size="6pt" style:font-size-asian="6pt" style:font-size-complex="6pt"/>
    </style:style>
    <style:style style:name="ch10" style:family="chart" style:data-style-name="N11">
      <style:graphic-properties draw:fill-color="#ffffcc"/>
      <style:text-properties fo:font-size="6pt" style:font-size-asian="6pt" style:font-size-complex="6pt"/>
    </style:style>
    <style:style style:name="ch11" style:family="chart" style:data-style-name="N11">
      <style:graphic-properties draw:fill-color="#ccffff"/>
      <style:text-properties fo:font-size="6pt" style:font-size-asian="6pt" style:font-size-complex="6pt"/>
    </style:style>
    <style:style style:name="ch12" style:family="chart" style:data-style-name="N11">
      <style:graphic-properties draw:fill-color="#660066"/>
      <style:text-properties fo:font-size="6pt" style:font-size-asian="6pt" style:font-size-complex="6pt"/>
    </style:style>
    <style:style style:name="ch13" style:family="chart" style:data-style-name="N11">
      <style:graphic-properties draw:fill-color="#ff8080"/>
      <style:text-properties fo:font-size="6pt" style:font-size-asian="6pt" style:font-size-complex="6pt"/>
    </style:style>
    <style:style style:name="ch14" style:family="chart" style:data-style-name="N11">
      <style:graphic-properties draw:fill-color="#0066cc"/>
      <style:text-properties fo:font-size="6pt" style:font-size-asian="6pt" style:font-size-complex="6pt"/>
    </style:style>
    <style:style style:name="ch15" style:family="chart" style:data-style-name="N11">
      <style:graphic-properties draw:fill-color="#ccccff"/>
      <style:text-properties fo:font-size="6pt" style:font-size-asian="6pt" style:font-size-complex="6pt"/>
    </style:style>
    <style:style style:name="ch16" style:family="chart" style:data-style-name="N11">
      <style:graphic-properties draw:fill-color="#000080"/>
      <style:text-properties fo:font-size="6pt" style:font-size-asian="6pt" style:font-size-complex="6pt"/>
    </style:style>
    <style:style style:name="ch17" style:family="chart" style:data-style-name="N11">
      <style:graphic-properties draw:fill-color="#ff00ff"/>
      <style:text-properties fo:font-size="6pt" style:font-size-asian="6pt" style:font-size-complex="6pt"/>
    </style:style>
    <style:style style:name="ch18" style:family="chart" style:data-style-name="N11">
      <style:graphic-properties draw:fill-color="#ffff00"/>
      <style:text-properties fo:font-size="6pt" style:font-size-asian="6pt" style:font-size-complex="6pt"/>
    </style:style>
    <style:style style:name="ch19" style:family="chart" style:data-style-name="N11">
      <style:graphic-properties draw:fill-color="#00ffff"/>
      <style:text-properties fo:font-size="6pt" style:font-size-asian="6pt" style:font-size-complex="6pt"/>
    </style:style>
    <style:style style:name="ch20" style:family="chart" style:data-style-name="N11">
      <style:graphic-properties draw:fill-color="#800080"/>
      <style:text-properties fo:font-size="6pt" style:font-size-asian="6pt" style:font-size-complex="6pt"/>
    </style:style>
    <style:style style:name="ch21" style:family="chart" style:data-style-name="N11">
      <style:graphic-properties draw:fill-color="#800000"/>
      <style:text-properties fo:font-size="6pt" style:font-size-asian="6pt" style:font-size-complex="6pt"/>
    </style:style>
    <style:style style:name="ch22" style:family="chart" style:data-style-name="N11">
      <style:graphic-properties draw:fill-color="#008080"/>
      <style:text-properties fo:font-size="6pt" style:font-size-asian="6pt" style:font-size-complex="6pt"/>
    </style:style>
    <style:style style:name="ch23" style:family="chart" style:data-style-name="N11">
      <style:graphic-properties draw:fill-color="#0000ff"/>
      <style:text-properties fo:font-size="6pt" style:font-size-asian="6pt" style:font-size-complex="6pt"/>
    </style:style>
    <style:style style:name="ch24" style:family="chart" style:data-style-name="N11">
      <style:graphic-properties draw:fill-color="#00ccff"/>
      <style:text-properties fo:font-size="6pt" style:font-size-asian="6pt" style:font-size-complex="6pt"/>
    </style:style>
    <style:style style:name="ch25" style:family="chart" style:data-style-name="N11">
      <style:graphic-properties draw:fill-color="#ccffcc"/>
      <style:text-properties fo:font-size="6pt" style:font-size-asian="6pt" style:font-size-complex="6pt"/>
    </style:style>
    <style:style style:name="ch26" style:family="chart" style:data-style-name="N11">
      <style:graphic-properties draw:fill-color="#ffff99"/>
      <style:text-properties fo:font-size="6pt" style:font-size-asian="6pt" style:font-size-complex="6pt"/>
    </style:style>
    <style:style style:name="ch27" style:family="chart" style:data-style-name="N11">
      <style:text-properties fo:font-size="6pt" style:font-size-asian="6pt" style:font-size-complex="6pt"/>
    </style:style>
    <style:style style:name="ch28" style:family="chart" style:data-style-name="N11">
      <style:graphic-properties draw:fill-color="#ff99cc"/>
      <style:text-properties fo:font-size="6pt" style:font-size-asian="6pt" style:font-size-complex="6pt"/>
    </style:style>
    <style:style style:name="ch29" style:family="chart" style:data-style-name="N11">
      <style:graphic-properties draw:fill-color="#cc99ff"/>
      <style:text-properties fo:font-size="6pt" style:font-size-asian="6pt" style:font-size-complex="6pt"/>
    </style:style>
    <style:style style:name="ch30" style:family="chart" style:data-style-name="N11">
      <style:graphic-properties draw:fill-color="#ffcc99"/>
      <style:text-properties fo:font-size="6pt" style:font-size-asian="6pt" style:font-size-complex="6pt"/>
    </style:style>
    <style:style style:name="ch31" style:family="chart" style:data-style-name="N11">
      <style:graphic-properties draw:fill-color="#3366ff"/>
      <style:text-properties fo:font-size="6pt" style:font-size-asian="6pt" style:font-size-complex="6pt"/>
    </style:style>
    <style:style style:name="ch32" style:family="chart" style:data-style-name="N11">
      <style:graphic-properties draw:fill-color="#33cccc"/>
      <style:text-properties fo:font-size="6pt" style:font-size-asian="6pt" style:font-size-complex="6pt"/>
    </style:style>
    <style:style style:name="ch33" style:family="chart" style:data-style-name="N11">
      <style:graphic-properties draw:fill-color="#99cc00"/>
      <style:text-properties fo:font-size="6pt" style:font-size-asian="6pt" style:font-size-complex="6pt"/>
    </style:style>
    <style:style style:name="ch34" style:family="chart" style:data-style-name="N11">
      <style:graphic-properties draw:fill-color="#ffcc00"/>
      <style:text-properties fo:font-size="6pt" style:font-size-asian="6pt" style:font-size-complex="6pt"/>
    </style:style>
    <style:style style:name="ch35" style:family="chart" style:data-style-name="N11">
      <style:graphic-properties draw:fill-color="#ff9900"/>
      <style:text-properties fo:font-size="6pt" style:font-size-asian="6pt" style:font-size-complex="6pt"/>
    </style:style>
    <style:style style:name="ch36" style:family="chart" style:data-style-name="N11">
      <style:graphic-properties draw:fill-color="#ff6600"/>
      <style:text-properties fo:font-size="6pt" style:font-size-asian="6pt" style:font-size-complex="6pt"/>
    </style:style>
    <style:style style:name="ch37" style:family="chart" style:data-style-name="N11">
      <style:graphic-properties draw:fill-color="#666699"/>
      <style:text-properties fo:font-size="6pt" style:font-size-asian="6pt" style:font-size-complex="6pt"/>
    </style:style>
    <style:style style:name="ch38" style:family="chart" style:data-style-name="N11">
      <style:graphic-properties draw:fill-color="#969696"/>
      <style:text-properties fo:font-size="6pt" style:font-size-asian="6pt" style:font-size-complex="6pt"/>
    </style:style>
    <style:style style:name="ch39" style:family="chart" style:data-style-name="N11">
      <style:graphic-properties draw:fill-color="#003366"/>
      <style:text-properties fo:font-size="6pt" style:font-size-asian="6pt" style:font-size-complex="6pt"/>
    </style:style>
    <style:style style:name="ch40" style:family="chart" style:data-style-name="N11">
      <style:graphic-properties draw:fill-color="#339966"/>
      <style:text-properties fo:font-size="6pt" style:font-size-asian="6pt" style:font-size-complex="6pt"/>
    </style:style>
    <style:style style:name="ch41" style:family="chart" style:data-style-name="N11">
      <style:graphic-properties draw:fill-color="#003300"/>
      <style:text-properties fo:font-size="6pt" style:font-size-asian="6pt" style:font-size-complex="6pt"/>
    </style:style>
    <style:style style:name="ch42" style:family="chart" style:data-style-name="N11">
      <style:graphic-properties draw:fill-color="#333300"/>
      <style:text-properties fo:font-size="6pt" style:font-size-asian="6pt" style:font-size-complex="6pt"/>
    </style:style>
    <style:style style:name="ch43" style:family="chart" style:data-style-name="N11">
      <style:graphic-properties draw:fill-color="#993300"/>
      <style:text-properties fo:font-size="6pt" style:font-size-asian="6pt" style:font-size-complex="6pt"/>
    </style:style>
    <style:style style:name="ch44" style:family="chart" style:data-style-name="N11">
      <style:graphic-properties draw:fill-color="#333399"/>
      <style:text-properties fo:font-size="6pt" style:font-size-asian="6pt" style:font-size-complex="6pt"/>
    </style:style>
    <style:style style:name="ch45" style:family="chart" style:data-style-name="N11">
      <style:graphic-properties draw:fill-color="#333333"/>
      <style:text-properties fo:font-size="6pt" style:font-size-asian="6pt" style:font-size-complex="6pt"/>
    </style:style>
    <style:style style:name="ch46" style:family="chart">
      <style:graphic-properties draw:stroke="solid" svg:stroke-width="0.035cm" svg:stroke-color="#808080" draw:fill="solid" draw:fill-color="#c0c0c0"/>
    </style:style>
    <style:style style:name="ch47" style:family="chart">
      <style:graphic-properties draw:stroke="solid" draw:fill-color="#808080"/>
    </style:style>
  </office:automatic-styles>
  <office:body>
    <office:chart>
      <chart:chart svg:width="12.408cm" svg:height="10.646cm" xlink:href=".." xlink:type="simple" chart:class="chart:bar" chart:style-name="ch1">
        <chart:title svg:x="4.608cm" svg:y="0.29cm" chart:style-name="ch2">
          <text:p>Instantaneous Volatility</text:p>
        </chart:title>
        <chart:legend chart:legend-position="bottom" svg:x="1.267cm" svg:y="8.247cm" style:legend-expansion="wide" chart:style-name="ch3"/>
        <chart:plot-area chart:style-name="ch4" table:cell-range-address="Model.C9:Model.AO49 Model.B10:Model.B49" chart:data-source-has-labels="both" svg:x="0.145cm" svg:y="0.987cm" svg:width="11.689cm" svg:height="6.891cm" dr3d:transform="matrix (0.324142321618983 0.226000109472194 -0.918616190720593 0.130596543932569 0.951056788734168 0.280063434449269 0.936950531270634 -0.210748511551583 0.278762922266337 0cm 0cm 0cm)" dr3d:vrp="(12684.722548717 7388.35827488833 17691.2795565958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cccccc" dr3d:lighting-mode="true">
          <chartooo:coordinate-region svg:x="1.636cm" svg:y="0.848cm" svg:width="10.198cm" svg:height="6.667cm"/>
          <dr3d:light dr3d:diffuse-color="#b3b3b3" dr3d:direction="(0 0 1)" dr3d:enabled="false" dr3d:specular="true"/>
          <dr3d:light dr3d:diffuse-color="#666666" dr3d:direction="(0.2 0.4 1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 chartooo:axis-type="text">
            <chart:categories table:cell-range-address="Model.C9:Model.AO9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 chart:values-cell-range-address="Model.C10:Model.AO10" chart:label-cell-address="Model.B10:Model.B10" chart:class="chart:bar">
            <chart:data-point chart:repeated="39"/>
          </chart:series>
          <chart:series chart:style-name="ch9" chart:values-cell-range-address="Model.C11:Model.AO11" chart:label-cell-address="Model.B11:Model.B11" chart:class="chart:bar">
            <chart:data-point chart:repeated="39"/>
          </chart:series>
          <chart:series chart:style-name="ch10" chart:values-cell-range-address="Model.C12:Model.AO12" chart:label-cell-address="Model.B12:Model.B12" chart:class="chart:bar">
            <chart:data-point chart:repeated="39"/>
          </chart:series>
          <chart:series chart:style-name="ch11" chart:values-cell-range-address="Model.C13:Model.AO13" chart:label-cell-address="Model.B13:Model.B13" chart:class="chart:bar">
            <chart:data-point chart:repeated="39"/>
          </chart:series>
          <chart:series chart:style-name="ch12" chart:values-cell-range-address="Model.C14:Model.AO14" chart:label-cell-address="Model.B14:Model.B14" chart:class="chart:bar">
            <chart:data-point chart:repeated="39"/>
          </chart:series>
          <chart:series chart:style-name="ch13" chart:values-cell-range-address="Model.C15:Model.AO15" chart:label-cell-address="Model.B15:Model.B15" chart:class="chart:bar">
            <chart:data-point chart:repeated="39"/>
          </chart:series>
          <chart:series chart:style-name="ch14" chart:values-cell-range-address="Model.C16:Model.AO16" chart:label-cell-address="Model.B16:Model.B16" chart:class="chart:bar">
            <chart:data-point chart:repeated="39"/>
          </chart:series>
          <chart:series chart:style-name="ch15" chart:values-cell-range-address="Model.C17:Model.AO17" chart:label-cell-address="Model.B17:Model.B17" chart:class="chart:bar">
            <chart:data-point chart:repeated="39"/>
          </chart:series>
          <chart:series chart:style-name="ch16" chart:values-cell-range-address="Model.C18:Model.AO18" chart:label-cell-address="Model.B18:Model.B18" chart:class="chart:bar">
            <chart:data-point chart:repeated="39"/>
          </chart:series>
          <chart:series chart:style-name="ch17" chart:values-cell-range-address="Model.C19:Model.AO19" chart:label-cell-address="Model.B19:Model.B19" chart:class="chart:bar">
            <chart:data-point chart:repeated="39"/>
          </chart:series>
          <chart:series chart:style-name="ch18" chart:values-cell-range-address="Model.C20:Model.AO20" chart:label-cell-address="Model.B20:Model.B20" chart:class="chart:bar">
            <chart:data-point chart:repeated="39"/>
          </chart:series>
          <chart:series chart:style-name="ch19" chart:values-cell-range-address="Model.C21:Model.AO21" chart:label-cell-address="Model.B21:Model.B21" chart:class="chart:bar">
            <chart:data-point chart:repeated="39"/>
          </chart:series>
          <chart:series chart:style-name="ch20" chart:values-cell-range-address="Model.C22:Model.AO22" chart:label-cell-address="Model.B22:Model.B22" chart:class="chart:bar">
            <chart:data-point chart:repeated="39"/>
          </chart:series>
          <chart:series chart:style-name="ch21" chart:values-cell-range-address="Model.C23:Model.AO23" chart:label-cell-address="Model.B23:Model.B23" chart:class="chart:bar">
            <chart:data-point chart:repeated="39"/>
          </chart:series>
          <chart:series chart:style-name="ch22" chart:values-cell-range-address="Model.C24:Model.AO24" chart:label-cell-address="Model.B24:Model.B24" chart:class="chart:bar">
            <chart:data-point chart:repeated="39"/>
          </chart:series>
          <chart:series chart:style-name="ch23" chart:values-cell-range-address="Model.C25:Model.AO25" chart:label-cell-address="Model.B25:Model.B25" chart:class="chart:bar">
            <chart:data-point chart:repeated="39"/>
          </chart:series>
          <chart:series chart:style-name="ch24" chart:values-cell-range-address="Model.C26:Model.AO26" chart:label-cell-address="Model.B26:Model.B26" chart:class="chart:bar">
            <chart:data-point chart:repeated="39"/>
          </chart:series>
          <chart:series chart:style-name="ch11" chart:values-cell-range-address="Model.C27:Model.AO27" chart:label-cell-address="Model.B27:Model.B27" chart:class="chart:bar">
            <chart:data-point chart:repeated="39"/>
          </chart:series>
          <chart:series chart:style-name="ch25" chart:values-cell-range-address="Model.C28:Model.AO28" chart:label-cell-address="Model.B28:Model.B28" chart:class="chart:bar">
            <chart:data-point chart:repeated="39"/>
          </chart:series>
          <chart:series chart:style-name="ch26" chart:values-cell-range-address="Model.C29:Model.AO29" chart:label-cell-address="Model.B29:Model.B29" chart:class="chart:bar">
            <chart:data-point chart:repeated="39"/>
          </chart:series>
          <chart:series chart:style-name="ch27" chart:values-cell-range-address="Model.C30:Model.AO30" chart:label-cell-address="Model.B30:Model.B30" chart:class="chart:bar">
            <chart:data-point chart:repeated="39"/>
          </chart:series>
          <chart:series chart:style-name="ch28" chart:values-cell-range-address="Model.C31:Model.AO31" chart:label-cell-address="Model.B31:Model.B31" chart:class="chart:bar">
            <chart:data-point chart:repeated="39"/>
          </chart:series>
          <chart:series chart:style-name="ch29" chart:values-cell-range-address="Model.C32:Model.AO32" chart:label-cell-address="Model.B32:Model.B32" chart:class="chart:bar">
            <chart:data-point chart:repeated="39"/>
          </chart:series>
          <chart:series chart:style-name="ch30" chart:values-cell-range-address="Model.C33:Model.AO33" chart:label-cell-address="Model.B33:Model.B33" chart:class="chart:bar">
            <chart:data-point chart:repeated="39"/>
          </chart:series>
          <chart:series chart:style-name="ch31" chart:values-cell-range-address="Model.C34:Model.AO34" chart:label-cell-address="Model.B34:Model.B34" chart:class="chart:bar">
            <chart:data-point chart:repeated="39"/>
          </chart:series>
          <chart:series chart:style-name="ch32" chart:values-cell-range-address="Model.C35:Model.AO35" chart:label-cell-address="Model.B35:Model.B35" chart:class="chart:bar">
            <chart:data-point chart:repeated="39"/>
          </chart:series>
          <chart:series chart:style-name="ch33" chart:values-cell-range-address="Model.C36:Model.AO36" chart:label-cell-address="Model.B36:Model.B36" chart:class="chart:bar">
            <chart:data-point chart:repeated="39"/>
          </chart:series>
          <chart:series chart:style-name="ch34" chart:values-cell-range-address="Model.C37:Model.AO37" chart:label-cell-address="Model.B37:Model.B37" chart:class="chart:bar">
            <chart:data-point chart:repeated="39"/>
          </chart:series>
          <chart:series chart:style-name="ch35" chart:values-cell-range-address="Model.C38:Model.AO38" chart:label-cell-address="Model.B38:Model.B38" chart:class="chart:bar">
            <chart:data-point chart:repeated="39"/>
          </chart:series>
          <chart:series chart:style-name="ch36" chart:values-cell-range-address="Model.C39:Model.AO39" chart:label-cell-address="Model.B39:Model.B39" chart:class="chart:bar">
            <chart:data-point chart:repeated="39"/>
          </chart:series>
          <chart:series chart:style-name="ch37" chart:values-cell-range-address="Model.C40:Model.AO40" chart:label-cell-address="Model.B40:Model.B40" chart:class="chart:bar">
            <chart:data-point chart:repeated="39"/>
          </chart:series>
          <chart:series chart:style-name="ch38" chart:values-cell-range-address="Model.C41:Model.AO41" chart:label-cell-address="Model.B41:Model.B41" chart:class="chart:bar">
            <chart:data-point chart:repeated="39"/>
          </chart:series>
          <chart:series chart:style-name="ch39" chart:values-cell-range-address="Model.C42:Model.AO42" chart:label-cell-address="Model.B42:Model.B42" chart:class="chart:bar">
            <chart:data-point chart:repeated="39"/>
          </chart:series>
          <chart:series chart:style-name="ch40" chart:values-cell-range-address="Model.C43:Model.AO43" chart:label-cell-address="Model.B43:Model.B43" chart:class="chart:bar">
            <chart:data-point chart:repeated="39"/>
          </chart:series>
          <chart:series chart:style-name="ch41" chart:values-cell-range-address="Model.C44:Model.AO44" chart:label-cell-address="Model.B44:Model.B44" chart:class="chart:bar">
            <chart:data-point chart:repeated="39"/>
          </chart:series>
          <chart:series chart:style-name="ch42" chart:values-cell-range-address="Model.C45:Model.AO45" chart:label-cell-address="Model.B45:Model.B45" chart:class="chart:bar">
            <chart:data-point chart:repeated="39"/>
          </chart:series>
          <chart:series chart:style-name="ch43" chart:values-cell-range-address="Model.C46:Model.AO46" chart:label-cell-address="Model.B46:Model.B46" chart:class="chart:bar">
            <chart:data-point chart:repeated="39"/>
          </chart:series>
          <chart:series chart:style-name="ch9" chart:values-cell-range-address="Model.C47:Model.AO47" chart:label-cell-address="Model.B47:Model.B47" chart:class="chart:bar">
            <chart:data-point chart:repeated="39"/>
          </chart:series>
          <chart:series chart:style-name="ch44" chart:values-cell-range-address="Model.C48:Model.AO48" chart:label-cell-address="Model.B48:Model.B48" chart:class="chart:bar">
            <chart:data-point chart:repeated="39"/>
          </chart:series>
          <chart:series chart:style-name="ch45" chart:values-cell-range-address="Model.C49:Model.AO49" chart:label-cell-address="Model.B49:Model.B49" chart:class="chart:bar">
            <chart:data-point chart:repeated="39"/>
          </chart:series>
          <chart:wall chart:style-name="ch46"/>
          <chart:floor chart:style-name="ch4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Model.C9:Model.AO9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Model.B10:Model.B10</svg:desc>
                </draw:g>
              </table:table-cell>
              <table:table-cell office:value-type="float" office:value="0">
                <text:p>0</text:p>
                <draw:g>
                  <svg:desc>Model.C10:Model.AO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  <draw:g>
                  <svg:desc>Model.B11:Model.B11</svg:desc>
                </draw:g>
              </table:table-cell>
              <table:table-cell office:value-type="float" office:value="1.6710370316053">
                <text:p>1.6710370316053</text:p>
                <draw:g>
                  <svg:desc>Model.C11:Model.AO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Model.B12:Model.B12</svg:desc>
                </draw:g>
              </table:table-cell>
              <table:table-cell office:value-type="float" office:value="1.11679955513763">
                <text:p>1.11679955513763</text:p>
                <draw:g>
                  <svg:desc>Model.C12:Model.AO12</svg:desc>
                </draw:g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  <draw:g>
                  <svg:desc>Model.B13:Model.B13</svg:desc>
                </draw:g>
              </table:table-cell>
              <table:table-cell office:value-type="float" office:value="0.761205467779554">
                <text:p>0.761205467779554</text:p>
                <draw:g>
                  <svg:desc>Model.C13:Model.AO13</svg:desc>
                </draw:g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  <draw:g>
                  <svg:desc>Model.B14:Model.B14</svg:desc>
                </draw:g>
              </table:table-cell>
              <table:table-cell office:value-type="float" office:value="0.536621020165593">
                <text:p>0.536621020165593</text:p>
                <draw:g>
                  <svg:desc>Model.C14:Model.AO14</svg:desc>
                </draw:g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  <draw:g>
                  <svg:desc>Model.B15:Model.B15</svg:desc>
                </draw:g>
              </table:table-cell>
              <table:table-cell office:value-type="float" office:value="0.397670916370829">
                <text:p>0.397670916370829</text:p>
                <draw:g>
                  <svg:desc>Model.C15:Model.AO15</svg:desc>
                </draw:g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  <draw:g>
                  <svg:desc>Model.B16:Model.B16</svg:desc>
                </draw:g>
              </table:table-cell>
              <table:table-cell office:value-type="float" office:value="0.314087937908464">
                <text:p>0.314087937908464</text:p>
                <draw:g>
                  <svg:desc>Model.C16:Model.AO16</svg:desc>
                </draw:g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  <draw:g>
                  <svg:desc>Model.B17:Model.B17</svg:desc>
                </draw:g>
              </table:table-cell>
              <table:table-cell office:value-type="float" office:value="0.265818422840324">
                <text:p>0.265818422840324</text:p>
                <draw:g>
                  <svg:desc>Model.C17:Model.AO17</svg:desc>
                </draw:g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  <draw:g>
                  <svg:desc>Model.B18:Model.B18</svg:desc>
                </draw:g>
              </table:table-cell>
              <table:table-cell office:value-type="float" office:value="0.239681823838005">
                <text:p>0.239681823838005</text:p>
                <draw:g>
                  <svg:desc>Model.C18:Model.AO18</svg:desc>
                </draw:g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  <draw:g>
                  <svg:desc>Model.B19:Model.B19</svg:desc>
                </draw:g>
              </table:table-cell>
              <table:table-cell office:value-type="float" office:value="0.227098451364937">
                <text:p>0.227098451364937</text:p>
                <draw:g>
                  <svg:desc>Model.C19:Model.AO19</svg:desc>
                </draw:g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  <draw:g>
                  <svg:desc>Model.B20:Model.B20</svg:desc>
                </draw:g>
              </table:table-cell>
              <table:table-cell office:value-type="float" office:value="0.222549585871537">
                <text:p>0.222549585871537</text:p>
                <draw:g>
                  <svg:desc>Model.C20:Model.AO20</svg:desc>
                </draw:g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  <draw:g>
                  <svg:desc>Model.B21:Model.B21</svg:desc>
                </draw:g>
              </table:table-cell>
              <table:table-cell office:value-type="float" office:value="0.222538321932438">
                <text:p>0.222538321932438</text:p>
                <draw:g>
                  <svg:desc>Model.C21:Model.AO21</svg:desc>
                </draw:g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  <draw:g>
                  <svg:desc>Model.B22:Model.B22</svg:desc>
                </draw:g>
              </table:table-cell>
              <table:table-cell office:value-type="float" office:value="0.224891710698165">
                <text:p>0.224891710698165</text:p>
                <draw:g>
                  <svg:desc>Model.C22:Model.AO22</svg:desc>
                </draw:g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  <draw:g>
                  <svg:desc>Model.B23:Model.B23</svg:desc>
                </draw:g>
              </table:table-cell>
              <table:table-cell office:value-type="float" office:value="0.228294723405332">
                <text:p>0.228294723405332</text:p>
                <draw:g>
                  <svg:desc>Model.C23:Model.AO23</svg:desc>
                </draw:g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  <draw:g>
                  <svg:desc>Model.B24:Model.B24</svg:desc>
                </draw:g>
              </table:table-cell>
              <table:table-cell office:value-type="float" office:value="0.231981058247244">
                <text:p>0.231981058247244</text:p>
                <draw:g>
                  <svg:desc>Model.C24:Model.AO24</svg:desc>
                </draw:g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  <draw:g>
                  <svg:desc>Model.B25:Model.B25</svg:desc>
                </draw:g>
              </table:table-cell>
              <table:table-cell office:value-type="float" office:value="0.235529589573623">
                <text:p>0.235529589573623</text:p>
                <draw:g>
                  <svg:desc>Model.C25:Model.AO25</svg:desc>
                </draw:g>
              </table:table-cell>
              <table:table-cell office:value-type="float" office:value="0.231981058247244">
                <text:p>0.231981058247244</text:p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  <draw:g>
                  <svg:desc>Model.B26:Model.B26</svg:desc>
                </draw:g>
              </table:table-cell>
              <table:table-cell office:value-type="float" office:value="0.238731608377926">
                <text:p>0.238731608377926</text:p>
                <draw:g>
                  <svg:desc>Model.C26:Model.AO26</svg:desc>
                </draw:g>
              </table:table-cell>
              <table:table-cell office:value-type="float" office:value="0.235529589573623">
                <text:p>0.235529589573623</text:p>
              </table:table-cell>
              <table:table-cell office:value-type="float" office:value="0.231981058247244">
                <text:p>0.231981058247244</text:p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  <draw:g>
                  <svg:desc>Model.B27:Model.B27</svg:desc>
                </draw:g>
              </table:table-cell>
              <table:table-cell office:value-type="float" office:value="0.241505218417135">
                <text:p>0.241505218417135</text:p>
                <draw:g>
                  <svg:desc>Model.C27:Model.AO27</svg:desc>
                </draw:g>
              </table:table-cell>
              <table:table-cell office:value-type="float" office:value="0.238731608377926">
                <text:p>0.238731608377926</text:p>
              </table:table-cell>
              <table:table-cell office:value-type="float" office:value="0.235529589573623">
                <text:p>0.235529589573623</text:p>
              </table:table-cell>
              <table:table-cell office:value-type="float" office:value="0.231981058247244">
                <text:p>0.231981058247244</text:p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  <draw:g>
                  <svg:desc>Model.B28:Model.B28</svg:desc>
                </draw:g>
              </table:table-cell>
              <table:table-cell office:value-type="float" office:value="0.243840924625362">
                <text:p>0.243840924625362</text:p>
                <draw:g>
                  <svg:desc>Model.C28:Model.AO28</svg:desc>
                </draw:g>
              </table:table-cell>
              <table:table-cell office:value-type="float" office:value="0.241505218417135">
                <text:p>0.241505218417135</text:p>
              </table:table-cell>
              <table:table-cell office:value-type="float" office:value="0.238731608377926">
                <text:p>0.238731608377926</text:p>
              </table:table-cell>
              <table:table-cell office:value-type="float" office:value="0.235529589573623">
                <text:p>0.235529589573623</text:p>
              </table:table-cell>
              <table:table-cell office:value-type="float" office:value="0.231981058247244">
                <text:p>0.231981058247244</text:p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  <draw:g>
                  <svg:desc>Model.B29:Model.B29</svg:desc>
                </draw:g>
              </table:table-cell>
              <table:table-cell office:value-type="float" office:value="0.24576768311292">
                <text:p>0.24576768311292</text:p>
                <draw:g>
                  <svg:desc>Model.C29:Model.AO29</svg:desc>
                </draw:g>
              </table:table-cell>
              <table:table-cell office:value-type="float" office:value="0.243840924625362">
                <text:p>0.243840924625362</text:p>
              </table:table-cell>
              <table:table-cell office:value-type="float" office:value="0.241505218417135">
                <text:p>0.241505218417135</text:p>
              </table:table-cell>
              <table:table-cell office:value-type="float" office:value="0.238731608377926">
                <text:p>0.238731608377926</text:p>
              </table:table-cell>
              <table:table-cell office:value-type="float" office:value="0.235529589573623">
                <text:p>0.235529589573623</text:p>
              </table:table-cell>
              <table:table-cell office:value-type="float" office:value="0.231981058247244">
                <text:p>0.231981058247244</text:p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  <draw:g>
                  <svg:desc>Model.B30:Model.B30</svg:desc>
                </draw:g>
              </table:table-cell>
              <table:table-cell office:value-type="float" office:value="0.247332238654165">
                <text:p>0.247332238654165</text:p>
                <draw:g>
                  <svg:desc>Model.C30:Model.AO30</svg:desc>
                </draw:g>
              </table:table-cell>
              <table:table-cell office:value-type="float" office:value="0.24576768311292">
                <text:p>0.24576768311292</text:p>
              </table:table-cell>
              <table:table-cell office:value-type="float" office:value="0.243840924625362">
                <text:p>0.243840924625362</text:p>
              </table:table-cell>
              <table:table-cell office:value-type="float" office:value="0.241505218417135">
                <text:p>0.241505218417135</text:p>
              </table:table-cell>
              <table:table-cell office:value-type="float" office:value="0.238731608377926">
                <text:p>0.238731608377926</text:p>
              </table:table-cell>
              <table:table-cell office:value-type="float" office:value="0.235529589573623">
                <text:p>0.235529589573623</text:p>
              </table:table-cell>
              <table:table-cell office:value-type="float" office:value="0.231981058247244">
                <text:p>0.231981058247244</text:p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  <draw:g>
                  <svg:desc>Model.B31:Model.B31</svg:desc>
                </draw:g>
              </table:table-cell>
              <table:table-cell office:value-type="float" office:value="0.248586983735799">
                <text:p>0.248586983735799</text:p>
                <draw:g>
                  <svg:desc>Model.C31:Model.AO31</svg:desc>
                </draw:g>
              </table:table-cell>
              <table:table-cell office:value-type="float" office:value="0.247332238654165">
                <text:p>0.247332238654165</text:p>
              </table:table-cell>
              <table:table-cell office:value-type="float" office:value="0.24576768311292">
                <text:p>0.24576768311292</text:p>
              </table:table-cell>
              <table:table-cell office:value-type="float" office:value="0.243840924625362">
                <text:p>0.243840924625362</text:p>
              </table:table-cell>
              <table:table-cell office:value-type="float" office:value="0.241505218417135">
                <text:p>0.241505218417135</text:p>
              </table:table-cell>
              <table:table-cell office:value-type="float" office:value="0.238731608377926">
                <text:p>0.238731608377926</text:p>
              </table:table-cell>
              <table:table-cell office:value-type="float" office:value="0.235529589573623">
                <text:p>0.235529589573623</text:p>
              </table:table-cell>
              <table:table-cell office:value-type="float" office:value="0.231981058247244">
                <text:p>0.231981058247244</text:p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  <draw:g>
                  <svg:desc>Model.B32:Model.B32</svg:desc>
                </draw:g>
              </table:table-cell>
              <table:table-cell office:value-type="float" office:value="0.249583196705535">
                <text:p>0.249583196705535</text:p>
                <draw:g>
                  <svg:desc>Model.C32:Model.AO32</svg:desc>
                </draw:g>
              </table:table-cell>
              <table:table-cell office:value-type="float" office:value="0.248586983735799">
                <text:p>0.248586983735799</text:p>
              </table:table-cell>
              <table:table-cell office:value-type="float" office:value="0.247332238654165">
                <text:p>0.247332238654165</text:p>
              </table:table-cell>
              <table:table-cell office:value-type="float" office:value="0.24576768311292">
                <text:p>0.24576768311292</text:p>
              </table:table-cell>
              <table:table-cell office:value-type="float" office:value="0.243840924625362">
                <text:p>0.243840924625362</text:p>
              </table:table-cell>
              <table:table-cell office:value-type="float" office:value="0.241505218417135">
                <text:p>0.241505218417135</text:p>
              </table:table-cell>
              <table:table-cell office:value-type="float" office:value="0.238731608377926">
                <text:p>0.238731608377926</text:p>
              </table:table-cell>
              <table:table-cell office:value-type="float" office:value="0.235529589573623">
                <text:p>0.235529589573623</text:p>
              </table:table-cell>
              <table:table-cell office:value-type="float" office:value="0.231981058247244">
                <text:p>0.231981058247244</text:p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  <draw:g>
                  <svg:desc>Model.B33:Model.B33</svg:desc>
                </draw:g>
              </table:table-cell>
              <table:table-cell office:value-type="float" office:value="0.250367605565464">
                <text:p>0.250367605565464</text:p>
                <draw:g>
                  <svg:desc>Model.C33:Model.AO33</svg:desc>
                </draw:g>
              </table:table-cell>
              <table:table-cell office:value-type="float" office:value="0.249583196705535">
                <text:p>0.249583196705535</text:p>
              </table:table-cell>
              <table:table-cell office:value-type="float" office:value="0.248586983735799">
                <text:p>0.248586983735799</text:p>
              </table:table-cell>
              <table:table-cell office:value-type="float" office:value="0.247332238654165">
                <text:p>0.247332238654165</text:p>
              </table:table-cell>
              <table:table-cell office:value-type="float" office:value="0.24576768311292">
                <text:p>0.24576768311292</text:p>
              </table:table-cell>
              <table:table-cell office:value-type="float" office:value="0.243840924625362">
                <text:p>0.243840924625362</text:p>
              </table:table-cell>
              <table:table-cell office:value-type="float" office:value="0.241505218417135">
                <text:p>0.241505218417135</text:p>
              </table:table-cell>
              <table:table-cell office:value-type="float" office:value="0.238731608377926">
                <text:p>0.238731608377926</text:p>
              </table:table-cell>
              <table:table-cell office:value-type="float" office:value="0.235529589573623">
                <text:p>0.235529589573623</text:p>
              </table:table-cell>
              <table:table-cell office:value-type="float" office:value="0.231981058247244">
                <text:p>0.231981058247244</text:p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  <draw:g>
                  <svg:desc>Model.B34:Model.B34</svg:desc>
                </draw:g>
              </table:table-cell>
              <table:table-cell office:value-type="float" office:value="0.250980950229451">
                <text:p>0.250980950229451</text:p>
                <draw:g>
                  <svg:desc>Model.C34:Model.AO34</svg:desc>
                </draw:g>
              </table:table-cell>
              <table:table-cell office:value-type="float" office:value="0.250367605565464">
                <text:p>0.250367605565464</text:p>
              </table:table-cell>
              <table:table-cell office:value-type="float" office:value="0.249583196705535">
                <text:p>0.249583196705535</text:p>
              </table:table-cell>
              <table:table-cell office:value-type="float" office:value="0.248586983735799">
                <text:p>0.248586983735799</text:p>
              </table:table-cell>
              <table:table-cell office:value-type="float" office:value="0.247332238654165">
                <text:p>0.247332238654165</text:p>
              </table:table-cell>
              <table:table-cell office:value-type="float" office:value="0.24576768311292">
                <text:p>0.24576768311292</text:p>
              </table:table-cell>
              <table:table-cell office:value-type="float" office:value="0.243840924625362">
                <text:p>0.243840924625362</text:p>
              </table:table-cell>
              <table:table-cell office:value-type="float" office:value="0.241505218417135">
                <text:p>0.241505218417135</text:p>
              </table:table-cell>
              <table:table-cell office:value-type="float" office:value="0.238731608377926">
                <text:p>0.238731608377926</text:p>
              </table:table-cell>
              <table:table-cell office:value-type="float" office:value="0.235529589573623">
                <text:p>0.235529589573623</text:p>
              </table:table-cell>
              <table:table-cell office:value-type="float" office:value="0.231981058247244">
                <text:p>0.231981058247244</text:p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  <draw:g>
                  <svg:desc>Model.B35:Model.B35</svg:desc>
                </draw:g>
              </table:table-cell>
              <table:table-cell office:value-type="float" office:value="0.251457697153491">
                <text:p>0.251457697153491</text:p>
                <draw:g>
                  <svg:desc>Model.C35:Model.AO35</svg:desc>
                </draw:g>
              </table:table-cell>
              <table:table-cell office:value-type="float" office:value="0.250980950229451">
                <text:p>0.250980950229451</text:p>
              </table:table-cell>
              <table:table-cell office:value-type="float" office:value="0.250367605565464">
                <text:p>0.250367605565464</text:p>
              </table:table-cell>
              <table:table-cell office:value-type="float" office:value="0.249583196705535">
                <text:p>0.249583196705535</text:p>
              </table:table-cell>
              <table:table-cell office:value-type="float" office:value="0.248586983735799">
                <text:p>0.248586983735799</text:p>
              </table:table-cell>
              <table:table-cell office:value-type="float" office:value="0.247332238654165">
                <text:p>0.247332238654165</text:p>
              </table:table-cell>
              <table:table-cell office:value-type="float" office:value="0.24576768311292">
                <text:p>0.24576768311292</text:p>
              </table:table-cell>
              <table:table-cell office:value-type="float" office:value="0.243840924625362">
                <text:p>0.243840924625362</text:p>
              </table:table-cell>
              <table:table-cell office:value-type="float" office:value="0.241505218417135">
                <text:p>0.241505218417135</text:p>
              </table:table-cell>
              <table:table-cell office:value-type="float" office:value="0.238731608377926">
                <text:p>0.238731608377926</text:p>
              </table:table-cell>
              <table:table-cell office:value-type="float" office:value="0.235529589573623">
                <text:p>0.235529589573623</text:p>
              </table:table-cell>
              <table:table-cell office:value-type="float" office:value="0.231981058247244">
                <text:p>0.231981058247244</text:p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  <draw:g>
                  <svg:desc>Model.B36:Model.B36</svg:desc>
                </draw:g>
              </table:table-cell>
              <table:table-cell office:value-type="float" office:value="0.25182637636695">
                <text:p>0.25182637636695</text:p>
                <draw:g>
                  <svg:desc>Model.C36:Model.AO36</svg:desc>
                </draw:g>
              </table:table-cell>
              <table:table-cell office:value-type="float" office:value="0.251457697153491">
                <text:p>0.251457697153491</text:p>
              </table:table-cell>
              <table:table-cell office:value-type="float" office:value="0.250980950229451">
                <text:p>0.250980950229451</text:p>
              </table:table-cell>
              <table:table-cell office:value-type="float" office:value="0.250367605565464">
                <text:p>0.250367605565464</text:p>
              </table:table-cell>
              <table:table-cell office:value-type="float" office:value="0.249583196705535">
                <text:p>0.249583196705535</text:p>
              </table:table-cell>
              <table:table-cell office:value-type="float" office:value="0.248586983735799">
                <text:p>0.248586983735799</text:p>
              </table:table-cell>
              <table:table-cell office:value-type="float" office:value="0.247332238654165">
                <text:p>0.247332238654165</text:p>
              </table:table-cell>
              <table:table-cell office:value-type="float" office:value="0.24576768311292">
                <text:p>0.24576768311292</text:p>
              </table:table-cell>
              <table:table-cell office:value-type="float" office:value="0.243840924625362">
                <text:p>0.243840924625362</text:p>
              </table:table-cell>
              <table:table-cell office:value-type="float" office:value="0.241505218417135">
                <text:p>0.241505218417135</text:p>
              </table:table-cell>
              <table:table-cell office:value-type="float" office:value="0.238731608377926">
                <text:p>0.238731608377926</text:p>
              </table:table-cell>
              <table:table-cell office:value-type="float" office:value="0.235529589573623">
                <text:p>0.235529589573623</text:p>
              </table:table-cell>
              <table:table-cell office:value-type="float" office:value="0.231981058247244">
                <text:p>0.231981058247244</text:p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  <draw:g>
                  <svg:desc>Model.B37:Model.B37</svg:desc>
                </draw:g>
              </table:table-cell>
              <table:table-cell office:value-type="float" office:value="0.252110216639314">
                <text:p>0.252110216639314</text:p>
                <draw:g>
                  <svg:desc>Model.C37:Model.AO37</svg:desc>
                </draw:g>
              </table:table-cell>
              <table:table-cell office:value-type="float" office:value="0.25182637636695">
                <text:p>0.25182637636695</text:p>
              </table:table-cell>
              <table:table-cell office:value-type="float" office:value="0.251457697153491">
                <text:p>0.251457697153491</text:p>
              </table:table-cell>
              <table:table-cell office:value-type="float" office:value="0.250980950229451">
                <text:p>0.250980950229451</text:p>
              </table:table-cell>
              <table:table-cell office:value-type="float" office:value="0.250367605565464">
                <text:p>0.250367605565464</text:p>
              </table:table-cell>
              <table:table-cell office:value-type="float" office:value="0.249583196705535">
                <text:p>0.249583196705535</text:p>
              </table:table-cell>
              <table:table-cell office:value-type="float" office:value="0.248586983735799">
                <text:p>0.248586983735799</text:p>
              </table:table-cell>
              <table:table-cell office:value-type="float" office:value="0.247332238654165">
                <text:p>0.247332238654165</text:p>
              </table:table-cell>
              <table:table-cell office:value-type="float" office:value="0.24576768311292">
                <text:p>0.24576768311292</text:p>
              </table:table-cell>
              <table:table-cell office:value-type="float" office:value="0.243840924625362">
                <text:p>0.243840924625362</text:p>
              </table:table-cell>
              <table:table-cell office:value-type="float" office:value="0.241505218417135">
                <text:p>0.241505218417135</text:p>
              </table:table-cell>
              <table:table-cell office:value-type="float" office:value="0.238731608377926">
                <text:p>0.238731608377926</text:p>
              </table:table-cell>
              <table:table-cell office:value-type="float" office:value="0.235529589573623">
                <text:p>0.235529589573623</text:p>
              </table:table-cell>
              <table:table-cell office:value-type="float" office:value="0.231981058247244">
                <text:p>0.231981058247244</text:p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  <draw:g>
                  <svg:desc>Model.B38:Model.B38</svg:desc>
                </draw:g>
              </table:table-cell>
              <table:table-cell office:value-type="float" office:value="0.252327886780756">
                <text:p>0.252327886780756</text:p>
                <draw:g>
                  <svg:desc>Model.C38:Model.AO38</svg:desc>
                </draw:g>
              </table:table-cell>
              <table:table-cell office:value-type="float" office:value="0.252110216639314">
                <text:p>0.252110216639314</text:p>
              </table:table-cell>
              <table:table-cell office:value-type="float" office:value="0.25182637636695">
                <text:p>0.25182637636695</text:p>
              </table:table-cell>
              <table:table-cell office:value-type="float" office:value="0.251457697153491">
                <text:p>0.251457697153491</text:p>
              </table:table-cell>
              <table:table-cell office:value-type="float" office:value="0.250980950229451">
                <text:p>0.250980950229451</text:p>
              </table:table-cell>
              <table:table-cell office:value-type="float" office:value="0.250367605565464">
                <text:p>0.250367605565464</text:p>
              </table:table-cell>
              <table:table-cell office:value-type="float" office:value="0.249583196705535">
                <text:p>0.249583196705535</text:p>
              </table:table-cell>
              <table:table-cell office:value-type="float" office:value="0.248586983735799">
                <text:p>0.248586983735799</text:p>
              </table:table-cell>
              <table:table-cell office:value-type="float" office:value="0.247332238654165">
                <text:p>0.247332238654165</text:p>
              </table:table-cell>
              <table:table-cell office:value-type="float" office:value="0.24576768311292">
                <text:p>0.24576768311292</text:p>
              </table:table-cell>
              <table:table-cell office:value-type="float" office:value="0.243840924625362">
                <text:p>0.243840924625362</text:p>
              </table:table-cell>
              <table:table-cell office:value-type="float" office:value="0.241505218417135">
                <text:p>0.241505218417135</text:p>
              </table:table-cell>
              <table:table-cell office:value-type="float" office:value="0.238731608377926">
                <text:p>0.238731608377926</text:p>
              </table:table-cell>
              <table:table-cell office:value-type="float" office:value="0.235529589573623">
                <text:p>0.235529589573623</text:p>
              </table:table-cell>
              <table:table-cell office:value-type="float" office:value="0.231981058247244">
                <text:p>0.231981058247244</text:p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  <draw:g>
                  <svg:desc>Model.B39:Model.B39</svg:desc>
                </draw:g>
              </table:table-cell>
              <table:table-cell office:value-type="float" office:value="0.252494234839894">
                <text:p>0.252494234839894</text:p>
                <draw:g>
                  <svg:desc>Model.C39:Model.AO39</svg:desc>
                </draw:g>
              </table:table-cell>
              <table:table-cell office:value-type="float" office:value="0.252327886780756">
                <text:p>0.252327886780756</text:p>
              </table:table-cell>
              <table:table-cell office:value-type="float" office:value="0.252110216639314">
                <text:p>0.252110216639314</text:p>
              </table:table-cell>
              <table:table-cell office:value-type="float" office:value="0.25182637636695">
                <text:p>0.25182637636695</text:p>
              </table:table-cell>
              <table:table-cell office:value-type="float" office:value="0.251457697153491">
                <text:p>0.251457697153491</text:p>
              </table:table-cell>
              <table:table-cell office:value-type="float" office:value="0.250980950229451">
                <text:p>0.250980950229451</text:p>
              </table:table-cell>
              <table:table-cell office:value-type="float" office:value="0.250367605565464">
                <text:p>0.250367605565464</text:p>
              </table:table-cell>
              <table:table-cell office:value-type="float" office:value="0.249583196705535">
                <text:p>0.249583196705535</text:p>
              </table:table-cell>
              <table:table-cell office:value-type="float" office:value="0.248586983735799">
                <text:p>0.248586983735799</text:p>
              </table:table-cell>
              <table:table-cell office:value-type="float" office:value="0.247332238654165">
                <text:p>0.247332238654165</text:p>
              </table:table-cell>
              <table:table-cell office:value-type="float" office:value="0.24576768311292">
                <text:p>0.24576768311292</text:p>
              </table:table-cell>
              <table:table-cell office:value-type="float" office:value="0.243840924625362">
                <text:p>0.243840924625362</text:p>
              </table:table-cell>
              <table:table-cell office:value-type="float" office:value="0.241505218417135">
                <text:p>0.241505218417135</text:p>
              </table:table-cell>
              <table:table-cell office:value-type="float" office:value="0.238731608377926">
                <text:p>0.238731608377926</text:p>
              </table:table-cell>
              <table:table-cell office:value-type="float" office:value="0.235529589573623">
                <text:p>0.235529589573623</text:p>
              </table:table-cell>
              <table:table-cell office:value-type="float" office:value="0.231981058247244">
                <text:p>0.231981058247244</text:p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  <draw:g>
                  <svg:desc>Model.B40:Model.B40</svg:desc>
                </draw:g>
              </table:table-cell>
              <table:table-cell office:value-type="float" office:value="0.252620968977649">
                <text:p>0.252620968977649</text:p>
                <draw:g>
                  <svg:desc>Model.C40:Model.AO40</svg:desc>
                </draw:g>
              </table:table-cell>
              <table:table-cell office:value-type="float" office:value="0.252494234839894">
                <text:p>0.252494234839894</text:p>
              </table:table-cell>
              <table:table-cell office:value-type="float" office:value="0.252327886780756">
                <text:p>0.252327886780756</text:p>
              </table:table-cell>
              <table:table-cell office:value-type="float" office:value="0.252110216639314">
                <text:p>0.252110216639314</text:p>
              </table:table-cell>
              <table:table-cell office:value-type="float" office:value="0.25182637636695">
                <text:p>0.25182637636695</text:p>
              </table:table-cell>
              <table:table-cell office:value-type="float" office:value="0.251457697153491">
                <text:p>0.251457697153491</text:p>
              </table:table-cell>
              <table:table-cell office:value-type="float" office:value="0.250980950229451">
                <text:p>0.250980950229451</text:p>
              </table:table-cell>
              <table:table-cell office:value-type="float" office:value="0.250367605565464">
                <text:p>0.250367605565464</text:p>
              </table:table-cell>
              <table:table-cell office:value-type="float" office:value="0.249583196705535">
                <text:p>0.249583196705535</text:p>
              </table:table-cell>
              <table:table-cell office:value-type="float" office:value="0.248586983735799">
                <text:p>0.248586983735799</text:p>
              </table:table-cell>
              <table:table-cell office:value-type="float" office:value="0.247332238654165">
                <text:p>0.247332238654165</text:p>
              </table:table-cell>
              <table:table-cell office:value-type="float" office:value="0.24576768311292">
                <text:p>0.24576768311292</text:p>
              </table:table-cell>
              <table:table-cell office:value-type="float" office:value="0.243840924625362">
                <text:p>0.243840924625362</text:p>
              </table:table-cell>
              <table:table-cell office:value-type="float" office:value="0.241505218417135">
                <text:p>0.241505218417135</text:p>
              </table:table-cell>
              <table:table-cell office:value-type="float" office:value="0.238731608377926">
                <text:p>0.238731608377926</text:p>
              </table:table-cell>
              <table:table-cell office:value-type="float" office:value="0.235529589573623">
                <text:p>0.235529589573623</text:p>
              </table:table-cell>
              <table:table-cell office:value-type="float" office:value="0.231981058247244">
                <text:p>0.231981058247244</text:p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  <draw:g>
                  <svg:desc>Model.B41:Model.B41</svg:desc>
                </draw:g>
              </table:table-cell>
              <table:table-cell office:value-type="float" office:value="0.252717255245268">
                <text:p>0.252717255245268</text:p>
                <draw:g>
                  <svg:desc>Model.C41:Model.AO41</svg:desc>
                </draw:g>
              </table:table-cell>
              <table:table-cell office:value-type="float" office:value="0.252620968977649">
                <text:p>0.252620968977649</text:p>
              </table:table-cell>
              <table:table-cell office:value-type="float" office:value="0.252494234839894">
                <text:p>0.252494234839894</text:p>
              </table:table-cell>
              <table:table-cell office:value-type="float" office:value="0.252327886780756">
                <text:p>0.252327886780756</text:p>
              </table:table-cell>
              <table:table-cell office:value-type="float" office:value="0.252110216639314">
                <text:p>0.252110216639314</text:p>
              </table:table-cell>
              <table:table-cell office:value-type="float" office:value="0.25182637636695">
                <text:p>0.25182637636695</text:p>
              </table:table-cell>
              <table:table-cell office:value-type="float" office:value="0.251457697153491">
                <text:p>0.251457697153491</text:p>
              </table:table-cell>
              <table:table-cell office:value-type="float" office:value="0.250980950229451">
                <text:p>0.250980950229451</text:p>
              </table:table-cell>
              <table:table-cell office:value-type="float" office:value="0.250367605565464">
                <text:p>0.250367605565464</text:p>
              </table:table-cell>
              <table:table-cell office:value-type="float" office:value="0.249583196705535">
                <text:p>0.249583196705535</text:p>
              </table:table-cell>
              <table:table-cell office:value-type="float" office:value="0.248586983735799">
                <text:p>0.248586983735799</text:p>
              </table:table-cell>
              <table:table-cell office:value-type="float" office:value="0.247332238654165">
                <text:p>0.247332238654165</text:p>
              </table:table-cell>
              <table:table-cell office:value-type="float" office:value="0.24576768311292">
                <text:p>0.24576768311292</text:p>
              </table:table-cell>
              <table:table-cell office:value-type="float" office:value="0.243840924625362">
                <text:p>0.243840924625362</text:p>
              </table:table-cell>
              <table:table-cell office:value-type="float" office:value="0.241505218417135">
                <text:p>0.241505218417135</text:p>
              </table:table-cell>
              <table:table-cell office:value-type="float" office:value="0.238731608377926">
                <text:p>0.238731608377926</text:p>
              </table:table-cell>
              <table:table-cell office:value-type="float" office:value="0.235529589573623">
                <text:p>0.235529589573623</text:p>
              </table:table-cell>
              <table:table-cell office:value-type="float" office:value="0.231981058247244">
                <text:p>0.231981058247244</text:p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  <draw:g>
                  <svg:desc>Model.B42:Model.B42</svg:desc>
                </draw:g>
              </table:table-cell>
              <table:table-cell office:value-type="float" office:value="0.252790225795281">
                <text:p>0.252790225795281</text:p>
                <draw:g>
                  <svg:desc>Model.C42:Model.AO42</svg:desc>
                </draw:g>
              </table:table-cell>
              <table:table-cell office:value-type="float" office:value="0.252717255245268">
                <text:p>0.252717255245268</text:p>
              </table:table-cell>
              <table:table-cell office:value-type="float" office:value="0.252620968977649">
                <text:p>0.252620968977649</text:p>
              </table:table-cell>
              <table:table-cell office:value-type="float" office:value="0.252494234839894">
                <text:p>0.252494234839894</text:p>
              </table:table-cell>
              <table:table-cell office:value-type="float" office:value="0.252327886780756">
                <text:p>0.252327886780756</text:p>
              </table:table-cell>
              <table:table-cell office:value-type="float" office:value="0.252110216639314">
                <text:p>0.252110216639314</text:p>
              </table:table-cell>
              <table:table-cell office:value-type="float" office:value="0.25182637636695">
                <text:p>0.25182637636695</text:p>
              </table:table-cell>
              <table:table-cell office:value-type="float" office:value="0.251457697153491">
                <text:p>0.251457697153491</text:p>
              </table:table-cell>
              <table:table-cell office:value-type="float" office:value="0.250980950229451">
                <text:p>0.250980950229451</text:p>
              </table:table-cell>
              <table:table-cell office:value-type="float" office:value="0.250367605565464">
                <text:p>0.250367605565464</text:p>
              </table:table-cell>
              <table:table-cell office:value-type="float" office:value="0.249583196705535">
                <text:p>0.249583196705535</text:p>
              </table:table-cell>
              <table:table-cell office:value-type="float" office:value="0.248586983735799">
                <text:p>0.248586983735799</text:p>
              </table:table-cell>
              <table:table-cell office:value-type="float" office:value="0.247332238654165">
                <text:p>0.247332238654165</text:p>
              </table:table-cell>
              <table:table-cell office:value-type="float" office:value="0.24576768311292">
                <text:p>0.24576768311292</text:p>
              </table:table-cell>
              <table:table-cell office:value-type="float" office:value="0.243840924625362">
                <text:p>0.243840924625362</text:p>
              </table:table-cell>
              <table:table-cell office:value-type="float" office:value="0.241505218417135">
                <text:p>0.241505218417135</text:p>
              </table:table-cell>
              <table:table-cell office:value-type="float" office:value="0.238731608377926">
                <text:p>0.238731608377926</text:p>
              </table:table-cell>
              <table:table-cell office:value-type="float" office:value="0.235529589573623">
                <text:p>0.235529589573623</text:p>
              </table:table-cell>
              <table:table-cell office:value-type="float" office:value="0.231981058247244">
                <text:p>0.231981058247244</text:p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  <draw:g>
                  <svg:desc>Model.B43:Model.B43</svg:desc>
                </draw:g>
              </table:table-cell>
              <table:table-cell office:value-type="float" office:value="0.252845401088587">
                <text:p>0.252845401088587</text:p>
                <draw:g>
                  <svg:desc>Model.C43:Model.AO43</svg:desc>
                </draw:g>
              </table:table-cell>
              <table:table-cell office:value-type="float" office:value="0.252790225795281">
                <text:p>0.252790225795281</text:p>
              </table:table-cell>
              <table:table-cell office:value-type="float" office:value="0.252717255245268">
                <text:p>0.252717255245268</text:p>
              </table:table-cell>
              <table:table-cell office:value-type="float" office:value="0.252620968977649">
                <text:p>0.252620968977649</text:p>
              </table:table-cell>
              <table:table-cell office:value-type="float" office:value="0.252494234839894">
                <text:p>0.252494234839894</text:p>
              </table:table-cell>
              <table:table-cell office:value-type="float" office:value="0.252327886780756">
                <text:p>0.252327886780756</text:p>
              </table:table-cell>
              <table:table-cell office:value-type="float" office:value="0.252110216639314">
                <text:p>0.252110216639314</text:p>
              </table:table-cell>
              <table:table-cell office:value-type="float" office:value="0.25182637636695">
                <text:p>0.25182637636695</text:p>
              </table:table-cell>
              <table:table-cell office:value-type="float" office:value="0.251457697153491">
                <text:p>0.251457697153491</text:p>
              </table:table-cell>
              <table:table-cell office:value-type="float" office:value="0.250980950229451">
                <text:p>0.250980950229451</text:p>
              </table:table-cell>
              <table:table-cell office:value-type="float" office:value="0.250367605565464">
                <text:p>0.250367605565464</text:p>
              </table:table-cell>
              <table:table-cell office:value-type="float" office:value="0.249583196705535">
                <text:p>0.249583196705535</text:p>
              </table:table-cell>
              <table:table-cell office:value-type="float" office:value="0.248586983735799">
                <text:p>0.248586983735799</text:p>
              </table:table-cell>
              <table:table-cell office:value-type="float" office:value="0.247332238654165">
                <text:p>0.247332238654165</text:p>
              </table:table-cell>
              <table:table-cell office:value-type="float" office:value="0.24576768311292">
                <text:p>0.24576768311292</text:p>
              </table:table-cell>
              <table:table-cell office:value-type="float" office:value="0.243840924625362">
                <text:p>0.243840924625362</text:p>
              </table:table-cell>
              <table:table-cell office:value-type="float" office:value="0.241505218417135">
                <text:p>0.241505218417135</text:p>
              </table:table-cell>
              <table:table-cell office:value-type="float" office:value="0.238731608377926">
                <text:p>0.238731608377926</text:p>
              </table:table-cell>
              <table:table-cell office:value-type="float" office:value="0.235529589573623">
                <text:p>0.235529589573623</text:p>
              </table:table-cell>
              <table:table-cell office:value-type="float" office:value="0.231981058247244">
                <text:p>0.231981058247244</text:p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  <draw:g>
                  <svg:desc>Model.B44:Model.B44</svg:desc>
                </draw:g>
              </table:table-cell>
              <table:table-cell office:value-type="float" office:value="0.252887034612233">
                <text:p>0.252887034612233</text:p>
                <draw:g>
                  <svg:desc>Model.C44:Model.AO44</svg:desc>
                </draw:g>
              </table:table-cell>
              <table:table-cell office:value-type="float" office:value="0.252845401088587">
                <text:p>0.252845401088587</text:p>
              </table:table-cell>
              <table:table-cell office:value-type="float" office:value="0.252790225795281">
                <text:p>0.252790225795281</text:p>
              </table:table-cell>
              <table:table-cell office:value-type="float" office:value="0.252717255245268">
                <text:p>0.252717255245268</text:p>
              </table:table-cell>
              <table:table-cell office:value-type="float" office:value="0.252620968977649">
                <text:p>0.252620968977649</text:p>
              </table:table-cell>
              <table:table-cell office:value-type="float" office:value="0.252494234839894">
                <text:p>0.252494234839894</text:p>
              </table:table-cell>
              <table:table-cell office:value-type="float" office:value="0.252327886780756">
                <text:p>0.252327886780756</text:p>
              </table:table-cell>
              <table:table-cell office:value-type="float" office:value="0.252110216639314">
                <text:p>0.252110216639314</text:p>
              </table:table-cell>
              <table:table-cell office:value-type="float" office:value="0.25182637636695">
                <text:p>0.25182637636695</text:p>
              </table:table-cell>
              <table:table-cell office:value-type="float" office:value="0.251457697153491">
                <text:p>0.251457697153491</text:p>
              </table:table-cell>
              <table:table-cell office:value-type="float" office:value="0.250980950229451">
                <text:p>0.250980950229451</text:p>
              </table:table-cell>
              <table:table-cell office:value-type="float" office:value="0.250367605565464">
                <text:p>0.250367605565464</text:p>
              </table:table-cell>
              <table:table-cell office:value-type="float" office:value="0.249583196705535">
                <text:p>0.249583196705535</text:p>
              </table:table-cell>
              <table:table-cell office:value-type="float" office:value="0.248586983735799">
                <text:p>0.248586983735799</text:p>
              </table:table-cell>
              <table:table-cell office:value-type="float" office:value="0.247332238654165">
                <text:p>0.247332238654165</text:p>
              </table:table-cell>
              <table:table-cell office:value-type="float" office:value="0.24576768311292">
                <text:p>0.24576768311292</text:p>
              </table:table-cell>
              <table:table-cell office:value-type="float" office:value="0.243840924625362">
                <text:p>0.243840924625362</text:p>
              </table:table-cell>
              <table:table-cell office:value-type="float" office:value="0.241505218417135">
                <text:p>0.241505218417135</text:p>
              </table:table-cell>
              <table:table-cell office:value-type="float" office:value="0.238731608377926">
                <text:p>0.238731608377926</text:p>
              </table:table-cell>
              <table:table-cell office:value-type="float" office:value="0.235529589573623">
                <text:p>0.235529589573623</text:p>
              </table:table-cell>
              <table:table-cell office:value-type="float" office:value="0.231981058247244">
                <text:p>0.231981058247244</text:p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  <draw:g>
                  <svg:desc>Model.B45:Model.B45</svg:desc>
                </draw:g>
              </table:table-cell>
              <table:table-cell office:value-type="float" office:value="0.252918390542612">
                <text:p>0.252918390542612</text:p>
                <draw:g>
                  <svg:desc>Model.C45:Model.AO45</svg:desc>
                </draw:g>
              </table:table-cell>
              <table:table-cell office:value-type="float" office:value="0.252887034612233">
                <text:p>0.252887034612233</text:p>
              </table:table-cell>
              <table:table-cell office:value-type="float" office:value="0.252845401088587">
                <text:p>0.252845401088587</text:p>
              </table:table-cell>
              <table:table-cell office:value-type="float" office:value="0.252790225795281">
                <text:p>0.252790225795281</text:p>
              </table:table-cell>
              <table:table-cell office:value-type="float" office:value="0.252717255245268">
                <text:p>0.252717255245268</text:p>
              </table:table-cell>
              <table:table-cell office:value-type="float" office:value="0.252620968977649">
                <text:p>0.252620968977649</text:p>
              </table:table-cell>
              <table:table-cell office:value-type="float" office:value="0.252494234839894">
                <text:p>0.252494234839894</text:p>
              </table:table-cell>
              <table:table-cell office:value-type="float" office:value="0.252327886780756">
                <text:p>0.252327886780756</text:p>
              </table:table-cell>
              <table:table-cell office:value-type="float" office:value="0.252110216639314">
                <text:p>0.252110216639314</text:p>
              </table:table-cell>
              <table:table-cell office:value-type="float" office:value="0.25182637636695">
                <text:p>0.25182637636695</text:p>
              </table:table-cell>
              <table:table-cell office:value-type="float" office:value="0.251457697153491">
                <text:p>0.251457697153491</text:p>
              </table:table-cell>
              <table:table-cell office:value-type="float" office:value="0.250980950229451">
                <text:p>0.250980950229451</text:p>
              </table:table-cell>
              <table:table-cell office:value-type="float" office:value="0.250367605565464">
                <text:p>0.250367605565464</text:p>
              </table:table-cell>
              <table:table-cell office:value-type="float" office:value="0.249583196705535">
                <text:p>0.249583196705535</text:p>
              </table:table-cell>
              <table:table-cell office:value-type="float" office:value="0.248586983735799">
                <text:p>0.248586983735799</text:p>
              </table:table-cell>
              <table:table-cell office:value-type="float" office:value="0.247332238654165">
                <text:p>0.247332238654165</text:p>
              </table:table-cell>
              <table:table-cell office:value-type="float" office:value="0.24576768311292">
                <text:p>0.24576768311292</text:p>
              </table:table-cell>
              <table:table-cell office:value-type="float" office:value="0.243840924625362">
                <text:p>0.243840924625362</text:p>
              </table:table-cell>
              <table:table-cell office:value-type="float" office:value="0.241505218417135">
                <text:p>0.241505218417135</text:p>
              </table:table-cell>
              <table:table-cell office:value-type="float" office:value="0.238731608377926">
                <text:p>0.238731608377926</text:p>
              </table:table-cell>
              <table:table-cell office:value-type="float" office:value="0.235529589573623">
                <text:p>0.235529589573623</text:p>
              </table:table-cell>
              <table:table-cell office:value-type="float" office:value="0.231981058247244">
                <text:p>0.231981058247244</text:p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  <draw:g>
                  <svg:desc>Model.B46:Model.B46</svg:desc>
                </draw:g>
              </table:table-cell>
              <table:table-cell office:value-type="float" office:value="0.252941964981177">
                <text:p>0.252941964981177</text:p>
                <draw:g>
                  <svg:desc>Model.C46:Model.AO46</svg:desc>
                </draw:g>
              </table:table-cell>
              <table:table-cell office:value-type="float" office:value="0.252918390542612">
                <text:p>0.252918390542612</text:p>
              </table:table-cell>
              <table:table-cell office:value-type="float" office:value="0.252887034612233">
                <text:p>0.252887034612233</text:p>
              </table:table-cell>
              <table:table-cell office:value-type="float" office:value="0.252845401088587">
                <text:p>0.252845401088587</text:p>
              </table:table-cell>
              <table:table-cell office:value-type="float" office:value="0.252790225795281">
                <text:p>0.252790225795281</text:p>
              </table:table-cell>
              <table:table-cell office:value-type="float" office:value="0.252717255245268">
                <text:p>0.252717255245268</text:p>
              </table:table-cell>
              <table:table-cell office:value-type="float" office:value="0.252620968977649">
                <text:p>0.252620968977649</text:p>
              </table:table-cell>
              <table:table-cell office:value-type="float" office:value="0.252494234839894">
                <text:p>0.252494234839894</text:p>
              </table:table-cell>
              <table:table-cell office:value-type="float" office:value="0.252327886780756">
                <text:p>0.252327886780756</text:p>
              </table:table-cell>
              <table:table-cell office:value-type="float" office:value="0.252110216639314">
                <text:p>0.252110216639314</text:p>
              </table:table-cell>
              <table:table-cell office:value-type="float" office:value="0.25182637636695">
                <text:p>0.25182637636695</text:p>
              </table:table-cell>
              <table:table-cell office:value-type="float" office:value="0.251457697153491">
                <text:p>0.251457697153491</text:p>
              </table:table-cell>
              <table:table-cell office:value-type="float" office:value="0.250980950229451">
                <text:p>0.250980950229451</text:p>
              </table:table-cell>
              <table:table-cell office:value-type="float" office:value="0.250367605565464">
                <text:p>0.250367605565464</text:p>
              </table:table-cell>
              <table:table-cell office:value-type="float" office:value="0.249583196705535">
                <text:p>0.249583196705535</text:p>
              </table:table-cell>
              <table:table-cell office:value-type="float" office:value="0.248586983735799">
                <text:p>0.248586983735799</text:p>
              </table:table-cell>
              <table:table-cell office:value-type="float" office:value="0.247332238654165">
                <text:p>0.247332238654165</text:p>
              </table:table-cell>
              <table:table-cell office:value-type="float" office:value="0.24576768311292">
                <text:p>0.24576768311292</text:p>
              </table:table-cell>
              <table:table-cell office:value-type="float" office:value="0.243840924625362">
                <text:p>0.243840924625362</text:p>
              </table:table-cell>
              <table:table-cell office:value-type="float" office:value="0.241505218417135">
                <text:p>0.241505218417135</text:p>
              </table:table-cell>
              <table:table-cell office:value-type="float" office:value="0.238731608377926">
                <text:p>0.238731608377926</text:p>
              </table:table-cell>
              <table:table-cell office:value-type="float" office:value="0.235529589573623">
                <text:p>0.235529589573623</text:p>
              </table:table-cell>
              <table:table-cell office:value-type="float" office:value="0.231981058247244">
                <text:p>0.231981058247244</text:p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  <draw:g>
                  <svg:desc>Model.B47:Model.B47</svg:desc>
                </draw:g>
              </table:table-cell>
              <table:table-cell office:value-type="float" office:value="0.252959660667299">
                <text:p>0.252959660667299</text:p>
                <draw:g>
                  <svg:desc>Model.C47:Model.AO47</svg:desc>
                </draw:g>
              </table:table-cell>
              <table:table-cell office:value-type="float" office:value="0.252941964981177">
                <text:p>0.252941964981177</text:p>
              </table:table-cell>
              <table:table-cell office:value-type="float" office:value="0.252918390542612">
                <text:p>0.252918390542612</text:p>
              </table:table-cell>
              <table:table-cell office:value-type="float" office:value="0.252887034612233">
                <text:p>0.252887034612233</text:p>
              </table:table-cell>
              <table:table-cell office:value-type="float" office:value="0.252845401088587">
                <text:p>0.252845401088587</text:p>
              </table:table-cell>
              <table:table-cell office:value-type="float" office:value="0.252790225795281">
                <text:p>0.252790225795281</text:p>
              </table:table-cell>
              <table:table-cell office:value-type="float" office:value="0.252717255245268">
                <text:p>0.252717255245268</text:p>
              </table:table-cell>
              <table:table-cell office:value-type="float" office:value="0.252620968977649">
                <text:p>0.252620968977649</text:p>
              </table:table-cell>
              <table:table-cell office:value-type="float" office:value="0.252494234839894">
                <text:p>0.252494234839894</text:p>
              </table:table-cell>
              <table:table-cell office:value-type="float" office:value="0.252327886780756">
                <text:p>0.252327886780756</text:p>
              </table:table-cell>
              <table:table-cell office:value-type="float" office:value="0.252110216639314">
                <text:p>0.252110216639314</text:p>
              </table:table-cell>
              <table:table-cell office:value-type="float" office:value="0.25182637636695">
                <text:p>0.25182637636695</text:p>
              </table:table-cell>
              <table:table-cell office:value-type="float" office:value="0.251457697153491">
                <text:p>0.251457697153491</text:p>
              </table:table-cell>
              <table:table-cell office:value-type="float" office:value="0.250980950229451">
                <text:p>0.250980950229451</text:p>
              </table:table-cell>
              <table:table-cell office:value-type="float" office:value="0.250367605565464">
                <text:p>0.250367605565464</text:p>
              </table:table-cell>
              <table:table-cell office:value-type="float" office:value="0.249583196705535">
                <text:p>0.249583196705535</text:p>
              </table:table-cell>
              <table:table-cell office:value-type="float" office:value="0.248586983735799">
                <text:p>0.248586983735799</text:p>
              </table:table-cell>
              <table:table-cell office:value-type="float" office:value="0.247332238654165">
                <text:p>0.247332238654165</text:p>
              </table:table-cell>
              <table:table-cell office:value-type="float" office:value="0.24576768311292">
                <text:p>0.24576768311292</text:p>
              </table:table-cell>
              <table:table-cell office:value-type="float" office:value="0.243840924625362">
                <text:p>0.243840924625362</text:p>
              </table:table-cell>
              <table:table-cell office:value-type="float" office:value="0.241505218417135">
                <text:p>0.241505218417135</text:p>
              </table:table-cell>
              <table:table-cell office:value-type="float" office:value="0.238731608377926">
                <text:p>0.238731608377926</text:p>
              </table:table-cell>
              <table:table-cell office:value-type="float" office:value="0.235529589573623">
                <text:p>0.235529589573623</text:p>
              </table:table-cell>
              <table:table-cell office:value-type="float" office:value="0.231981058247244">
                <text:p>0.231981058247244</text:p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  <draw:g>
                  <svg:desc>Model.B48:Model.B48</svg:desc>
                </draw:g>
              </table:table-cell>
              <table:table-cell office:value-type="float" office:value="0.252972923929664">
                <text:p>0.252972923929664</text:p>
                <draw:g>
                  <svg:desc>Model.C48:Model.AO48</svg:desc>
                </draw:g>
              </table:table-cell>
              <table:table-cell office:value-type="float" office:value="0.252959660667299">
                <text:p>0.252959660667299</text:p>
              </table:table-cell>
              <table:table-cell office:value-type="float" office:value="0.252941964981177">
                <text:p>0.252941964981177</text:p>
              </table:table-cell>
              <table:table-cell office:value-type="float" office:value="0.252918390542612">
                <text:p>0.252918390542612</text:p>
              </table:table-cell>
              <table:table-cell office:value-type="float" office:value="0.252887034612233">
                <text:p>0.252887034612233</text:p>
              </table:table-cell>
              <table:table-cell office:value-type="float" office:value="0.252845401088587">
                <text:p>0.252845401088587</text:p>
              </table:table-cell>
              <table:table-cell office:value-type="float" office:value="0.252790225795281">
                <text:p>0.252790225795281</text:p>
              </table:table-cell>
              <table:table-cell office:value-type="float" office:value="0.252717255245268">
                <text:p>0.252717255245268</text:p>
              </table:table-cell>
              <table:table-cell office:value-type="float" office:value="0.252620968977649">
                <text:p>0.252620968977649</text:p>
              </table:table-cell>
              <table:table-cell office:value-type="float" office:value="0.252494234839894">
                <text:p>0.252494234839894</text:p>
              </table:table-cell>
              <table:table-cell office:value-type="float" office:value="0.252327886780756">
                <text:p>0.252327886780756</text:p>
              </table:table-cell>
              <table:table-cell office:value-type="float" office:value="0.252110216639314">
                <text:p>0.252110216639314</text:p>
              </table:table-cell>
              <table:table-cell office:value-type="float" office:value="0.25182637636695">
                <text:p>0.25182637636695</text:p>
              </table:table-cell>
              <table:table-cell office:value-type="float" office:value="0.251457697153491">
                <text:p>0.251457697153491</text:p>
              </table:table-cell>
              <table:table-cell office:value-type="float" office:value="0.250980950229451">
                <text:p>0.250980950229451</text:p>
              </table:table-cell>
              <table:table-cell office:value-type="float" office:value="0.250367605565464">
                <text:p>0.250367605565464</text:p>
              </table:table-cell>
              <table:table-cell office:value-type="float" office:value="0.249583196705535">
                <text:p>0.249583196705535</text:p>
              </table:table-cell>
              <table:table-cell office:value-type="float" office:value="0.248586983735799">
                <text:p>0.248586983735799</text:p>
              </table:table-cell>
              <table:table-cell office:value-type="float" office:value="0.247332238654165">
                <text:p>0.247332238654165</text:p>
              </table:table-cell>
              <table:table-cell office:value-type="float" office:value="0.24576768311292">
                <text:p>0.24576768311292</text:p>
              </table:table-cell>
              <table:table-cell office:value-type="float" office:value="0.243840924625362">
                <text:p>0.243840924625362</text:p>
              </table:table-cell>
              <table:table-cell office:value-type="float" office:value="0.241505218417135">
                <text:p>0.241505218417135</text:p>
              </table:table-cell>
              <table:table-cell office:value-type="float" office:value="0.238731608377926">
                <text:p>0.238731608377926</text:p>
              </table:table-cell>
              <table:table-cell office:value-type="float" office:value="0.235529589573623">
                <text:p>0.235529589573623</text:p>
              </table:table-cell>
              <table:table-cell office:value-type="float" office:value="0.231981058247244">
                <text:p>0.231981058247244</text:p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  <draw:g>
                  <svg:desc>Model.B49:Model.B49</svg:desc>
                </draw:g>
              </table:table-cell>
              <table:table-cell office:value-type="float" office:value="0.252982851363783">
                <text:p>0.252982851363783</text:p>
                <draw:g>
                  <svg:desc>Model.C49:Model.AO49</svg:desc>
                </draw:g>
              </table:table-cell>
              <table:table-cell office:value-type="float" office:value="0.252972923929664">
                <text:p>0.252972923929664</text:p>
              </table:table-cell>
              <table:table-cell office:value-type="float" office:value="0.252959660667299">
                <text:p>0.252959660667299</text:p>
              </table:table-cell>
              <table:table-cell office:value-type="float" office:value="0.252941964981177">
                <text:p>0.252941964981177</text:p>
              </table:table-cell>
              <table:table-cell office:value-type="float" office:value="0.252918390542612">
                <text:p>0.252918390542612</text:p>
              </table:table-cell>
              <table:table-cell office:value-type="float" office:value="0.252887034612233">
                <text:p>0.252887034612233</text:p>
              </table:table-cell>
              <table:table-cell office:value-type="float" office:value="0.252845401088587">
                <text:p>0.252845401088587</text:p>
              </table:table-cell>
              <table:table-cell office:value-type="float" office:value="0.252790225795281">
                <text:p>0.252790225795281</text:p>
              </table:table-cell>
              <table:table-cell office:value-type="float" office:value="0.252717255245268">
                <text:p>0.252717255245268</text:p>
              </table:table-cell>
              <table:table-cell office:value-type="float" office:value="0.252620968977649">
                <text:p>0.252620968977649</text:p>
              </table:table-cell>
              <table:table-cell office:value-type="float" office:value="0.252494234839894">
                <text:p>0.252494234839894</text:p>
              </table:table-cell>
              <table:table-cell office:value-type="float" office:value="0.252327886780756">
                <text:p>0.252327886780756</text:p>
              </table:table-cell>
              <table:table-cell office:value-type="float" office:value="0.252110216639314">
                <text:p>0.252110216639314</text:p>
              </table:table-cell>
              <table:table-cell office:value-type="float" office:value="0.25182637636695">
                <text:p>0.25182637636695</text:p>
              </table:table-cell>
              <table:table-cell office:value-type="float" office:value="0.251457697153491">
                <text:p>0.251457697153491</text:p>
              </table:table-cell>
              <table:table-cell office:value-type="float" office:value="0.250980950229451">
                <text:p>0.250980950229451</text:p>
              </table:table-cell>
              <table:table-cell office:value-type="float" office:value="0.250367605565464">
                <text:p>0.250367605565464</text:p>
              </table:table-cell>
              <table:table-cell office:value-type="float" office:value="0.249583196705535">
                <text:p>0.249583196705535</text:p>
              </table:table-cell>
              <table:table-cell office:value-type="float" office:value="0.248586983735799">
                <text:p>0.248586983735799</text:p>
              </table:table-cell>
              <table:table-cell office:value-type="float" office:value="0.247332238654165">
                <text:p>0.247332238654165</text:p>
              </table:table-cell>
              <table:table-cell office:value-type="float" office:value="0.24576768311292">
                <text:p>0.24576768311292</text:p>
              </table:table-cell>
              <table:table-cell office:value-type="float" office:value="0.243840924625362">
                <text:p>0.243840924625362</text:p>
              </table:table-cell>
              <table:table-cell office:value-type="float" office:value="0.241505218417135">
                <text:p>0.241505218417135</text:p>
              </table:table-cell>
              <table:table-cell office:value-type="float" office:value="0.238731608377926">
                <text:p>0.238731608377926</text:p>
              </table:table-cell>
              <table:table-cell office:value-type="float" office:value="0.235529589573623">
                <text:p>0.235529589573623</text:p>
              </table:table-cell>
              <table:table-cell office:value-type="float" office:value="0.231981058247244">
                <text:p>0.231981058247244</text:p>
              </table:table-cell>
              <table:table-cell office:value-type="float" office:value="0.228294723405332">
                <text:p>0.228294723405332</text:p>
              </table:table-cell>
              <table:table-cell office:value-type="float" office:value="0.224891710698165">
                <text:p>0.224891710698165</text:p>
              </table:table-cell>
              <table:table-cell office:value-type="float" office:value="0.222538321932438">
                <text:p>0.222538321932438</text:p>
              </table:table-cell>
              <table:table-cell office:value-type="float" office:value="0.222549585871537">
                <text:p>0.222549585871537</text:p>
              </table:table-cell>
              <table:table-cell office:value-type="float" office:value="0.227098451364937">
                <text:p>0.227098451364937</text:p>
              </table:table-cell>
              <table:table-cell office:value-type="float" office:value="0.239681823838005">
                <text:p>0.239681823838005</text:p>
              </table:table-cell>
              <table:table-cell office:value-type="float" office:value="0.265818422840324">
                <text:p>0.265818422840324</text:p>
              </table:table-cell>
              <table:table-cell office:value-type="float" office:value="0.314087937908464">
                <text:p>0.314087937908464</text:p>
              </table:table-cell>
              <table:table-cell office:value-type="float" office:value="0.397670916370829">
                <text:p>0.397670916370829</text:p>
              </table:table-cell>
              <table:table-cell office:value-type="float" office:value="0.536621020165593">
                <text:p>0.536621020165593</text:p>
              </table:table-cell>
              <table:table-cell office:value-type="float" office:value="0.761205467779554">
                <text:p>0.761205467779554</text:p>
              </table:table-cell>
              <table:table-cell office:value-type="float" office:value="1.11679955513763">
                <text:p>1.11679955513763</text:p>
              </table:table-cell>
              <table:table-cell office:value-type="float" office:value="1.6710370316053">
                <text:p>1.67103703160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solid" draw:fill-color="#c0c0c0"/>
    </style:style>
    <style:style style:name="ch2" style:family="chart">
      <style:text-properties fo:color="#000000" style:text-position="0% 58%" fo:font-size="9pt" style:font-size-asian="9pt" style:font-family-complex="Arial" style:font-size-complex="9pt"/>
    </style:style>
    <style:style style:name="ch3" style:family="chart">
      <style:graphic-properties draw:fill="solid" draw:fill-color="#ffffff"/>
      <style:text-properties fo:color="#000000" style:text-position="0% 58%" fo:font-size="9pt" style:font-size-asian="9pt" style:font-family-complex="Arial" style:font-size-complex="9pt"/>
    </style:style>
    <style:style style:name="ch4" style:family="chart">
      <style:chart-properties chart:three-dimensional="true" chart:deep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family-complex="Arial" style:font-size-complex="9pt"/>
    </style:style>
    <style:style style:name="ch6" style:family="chart" style:data-style-name="N11">
      <style:chart-properties chart:display-label="true" chart:logarithmic="false" chart:reverse-direction="false" text:line-break="false" chart:axis-position="start"/>
      <style:text-properties fo:color="#000000" style:text-position="0% 58%" fo:font-size="9pt" style:font-size-asian="9pt" style:font-family-complex="Arial" style:font-size-complex="9pt"/>
    </style:style>
    <style:style style:name="ch7" style:family="chart" style:data-style-name="N11">
      <style:chart-properties chart:display-label="true" chart:logarithmic="false" chart:origin="0" chart:reverse-direction="false" text:line-break="false" chart:axis-position="0"/>
      <style:text-properties fo:color="#000000" style:text-position="0% 58%" fo:font-size="9pt" style:font-size-asian="9pt" style:font-family-complex="Arial" style:font-size-complex="9pt"/>
    </style:style>
    <style:style style:name="ch8" style:family="chart" style:data-style-name="N11">
      <style:graphic-properties draw:fill-color="#9999ff"/>
      <style:text-properties fo:font-size="6pt" style:font-size-asian="6pt" style:font-size-complex="6pt"/>
    </style:style>
    <style:style style:name="ch9" style:family="chart" style:data-style-name="N11">
      <style:graphic-properties draw:fill-color="#993366"/>
      <style:text-properties fo:font-size="6pt" style:font-size-asian="6pt" style:font-size-complex="6pt"/>
    </style:style>
    <style:style style:name="ch10" style:family="chart" style:data-style-name="N11">
      <style:graphic-properties draw:fill-color="#ffffcc"/>
      <style:text-properties fo:font-size="6pt" style:font-size-asian="6pt" style:font-size-complex="6pt"/>
    </style:style>
    <style:style style:name="ch11" style:family="chart" style:data-style-name="N11">
      <style:graphic-properties draw:fill-color="#ccffff"/>
      <style:text-properties fo:font-size="6pt" style:font-size-asian="6pt" style:font-size-complex="6pt"/>
    </style:style>
    <style:style style:name="ch12" style:family="chart" style:data-style-name="N11">
      <style:graphic-properties draw:fill-color="#660066"/>
      <style:text-properties fo:font-size="6pt" style:font-size-asian="6pt" style:font-size-complex="6pt"/>
    </style:style>
    <style:style style:name="ch13" style:family="chart" style:data-style-name="N11">
      <style:graphic-properties draw:fill-color="#ff8080"/>
      <style:text-properties fo:font-size="6pt" style:font-size-asian="6pt" style:font-size-complex="6pt"/>
    </style:style>
    <style:style style:name="ch14" style:family="chart" style:data-style-name="N11">
      <style:graphic-properties draw:fill-color="#0066cc"/>
      <style:text-properties fo:font-size="6pt" style:font-size-asian="6pt" style:font-size-complex="6pt"/>
    </style:style>
    <style:style style:name="ch15" style:family="chart" style:data-style-name="N11">
      <style:graphic-properties draw:fill-color="#ccccff"/>
      <style:text-properties fo:font-size="6pt" style:font-size-asian="6pt" style:font-size-complex="6pt"/>
    </style:style>
    <style:style style:name="ch16" style:family="chart" style:data-style-name="N11">
      <style:graphic-properties draw:fill-color="#000080"/>
      <style:text-properties fo:font-size="6pt" style:font-size-asian="6pt" style:font-size-complex="6pt"/>
    </style:style>
    <style:style style:name="ch17" style:family="chart" style:data-style-name="N11">
      <style:graphic-properties draw:fill-color="#ff00ff"/>
      <style:text-properties fo:font-size="6pt" style:font-size-asian="6pt" style:font-size-complex="6pt"/>
    </style:style>
    <style:style style:name="ch18" style:family="chart" style:data-style-name="N11">
      <style:graphic-properties draw:fill-color="#ffff00"/>
      <style:text-properties fo:font-size="6pt" style:font-size-asian="6pt" style:font-size-complex="6pt"/>
    </style:style>
    <style:style style:name="ch19" style:family="chart" style:data-style-name="N11">
      <style:graphic-properties draw:fill-color="#00ffff"/>
      <style:text-properties fo:font-size="6pt" style:font-size-asian="6pt" style:font-size-complex="6pt"/>
    </style:style>
    <style:style style:name="ch20" style:family="chart" style:data-style-name="N11">
      <style:graphic-properties draw:fill-color="#800080"/>
      <style:text-properties fo:font-size="6pt" style:font-size-asian="6pt" style:font-size-complex="6pt"/>
    </style:style>
    <style:style style:name="ch21" style:family="chart" style:data-style-name="N11">
      <style:graphic-properties draw:fill-color="#800000"/>
      <style:text-properties fo:font-size="6pt" style:font-size-asian="6pt" style:font-size-complex="6pt"/>
    </style:style>
    <style:style style:name="ch22" style:family="chart" style:data-style-name="N11">
      <style:graphic-properties draw:fill-color="#008080"/>
      <style:text-properties fo:font-size="6pt" style:font-size-asian="6pt" style:font-size-complex="6pt"/>
    </style:style>
    <style:style style:name="ch23" style:family="chart" style:data-style-name="N11">
      <style:graphic-properties draw:fill-color="#0000ff"/>
      <style:text-properties fo:font-size="6pt" style:font-size-asian="6pt" style:font-size-complex="6pt"/>
    </style:style>
    <style:style style:name="ch24" style:family="chart" style:data-style-name="N11">
      <style:graphic-properties draw:fill-color="#00ccff"/>
      <style:text-properties fo:font-size="6pt" style:font-size-asian="6pt" style:font-size-complex="6pt"/>
    </style:style>
    <style:style style:name="ch25" style:family="chart" style:data-style-name="N11">
      <style:graphic-properties draw:fill-color="#ccffcc"/>
      <style:text-properties fo:font-size="6pt" style:font-size-asian="6pt" style:font-size-complex="6pt"/>
    </style:style>
    <style:style style:name="ch26" style:family="chart" style:data-style-name="N11">
      <style:graphic-properties draw:fill-color="#ffff99"/>
      <style:text-properties fo:font-size="6pt" style:font-size-asian="6pt" style:font-size-complex="6pt"/>
    </style:style>
    <style:style style:name="ch27" style:family="chart" style:data-style-name="N11">
      <style:text-properties fo:font-size="6pt" style:font-size-asian="6pt" style:font-size-complex="6pt"/>
    </style:style>
    <style:style style:name="ch28" style:family="chart" style:data-style-name="N11">
      <style:graphic-properties draw:fill-color="#ff99cc"/>
      <style:text-properties fo:font-size="6pt" style:font-size-asian="6pt" style:font-size-complex="6pt"/>
    </style:style>
    <style:style style:name="ch29" style:family="chart" style:data-style-name="N11">
      <style:graphic-properties draw:fill-color="#cc99ff"/>
      <style:text-properties fo:font-size="6pt" style:font-size-asian="6pt" style:font-size-complex="6pt"/>
    </style:style>
    <style:style style:name="ch30" style:family="chart" style:data-style-name="N11">
      <style:graphic-properties draw:fill-color="#ffcc99"/>
      <style:text-properties fo:font-size="6pt" style:font-size-asian="6pt" style:font-size-complex="6pt"/>
    </style:style>
    <style:style style:name="ch31" style:family="chart" style:data-style-name="N11">
      <style:graphic-properties draw:fill-color="#3366ff"/>
      <style:text-properties fo:font-size="6pt" style:font-size-asian="6pt" style:font-size-complex="6pt"/>
    </style:style>
    <style:style style:name="ch32" style:family="chart" style:data-style-name="N11">
      <style:graphic-properties draw:fill-color="#33cccc"/>
      <style:text-properties fo:font-size="6pt" style:font-size-asian="6pt" style:font-size-complex="6pt"/>
    </style:style>
    <style:style style:name="ch33" style:family="chart" style:data-style-name="N11">
      <style:graphic-properties draw:fill-color="#99cc00"/>
      <style:text-properties fo:font-size="6pt" style:font-size-asian="6pt" style:font-size-complex="6pt"/>
    </style:style>
    <style:style style:name="ch34" style:family="chart" style:data-style-name="N11">
      <style:graphic-properties draw:fill-color="#ffcc00"/>
      <style:text-properties fo:font-size="6pt" style:font-size-asian="6pt" style:font-size-complex="6pt"/>
    </style:style>
    <style:style style:name="ch35" style:family="chart" style:data-style-name="N11">
      <style:graphic-properties draw:fill-color="#ff9900"/>
      <style:text-properties fo:font-size="6pt" style:font-size-asian="6pt" style:font-size-complex="6pt"/>
    </style:style>
    <style:style style:name="ch36" style:family="chart" style:data-style-name="N11">
      <style:graphic-properties draw:fill-color="#ff6600"/>
      <style:text-properties fo:font-size="6pt" style:font-size-asian="6pt" style:font-size-complex="6pt"/>
    </style:style>
    <style:style style:name="ch37" style:family="chart" style:data-style-name="N11">
      <style:graphic-properties draw:fill-color="#666699"/>
      <style:text-properties fo:font-size="6pt" style:font-size-asian="6pt" style:font-size-complex="6pt"/>
    </style:style>
    <style:style style:name="ch38" style:family="chart" style:data-style-name="N11">
      <style:graphic-properties draw:fill-color="#969696"/>
      <style:text-properties fo:font-size="6pt" style:font-size-asian="6pt" style:font-size-complex="6pt"/>
    </style:style>
    <style:style style:name="ch39" style:family="chart" style:data-style-name="N11">
      <style:graphic-properties draw:fill-color="#003366"/>
      <style:text-properties fo:font-size="6pt" style:font-size-asian="6pt" style:font-size-complex="6pt"/>
    </style:style>
    <style:style style:name="ch40" style:family="chart" style:data-style-name="N11">
      <style:graphic-properties draw:fill-color="#339966"/>
      <style:text-properties fo:font-size="6pt" style:font-size-asian="6pt" style:font-size-complex="6pt"/>
    </style:style>
    <style:style style:name="ch41" style:family="chart" style:data-style-name="N11">
      <style:graphic-properties draw:fill-color="#003300"/>
      <style:text-properties fo:font-size="6pt" style:font-size-asian="6pt" style:font-size-complex="6pt"/>
    </style:style>
    <style:style style:name="ch42" style:family="chart" style:data-style-name="N11">
      <style:graphic-properties draw:fill-color="#333300"/>
      <style:text-properties fo:font-size="6pt" style:font-size-asian="6pt" style:font-size-complex="6pt"/>
    </style:style>
    <style:style style:name="ch43" style:family="chart" style:data-style-name="N11">
      <style:graphic-properties draw:fill-color="#993300"/>
      <style:text-properties fo:font-size="6pt" style:font-size-asian="6pt" style:font-size-complex="6pt"/>
    </style:style>
    <style:style style:name="ch44" style:family="chart" style:data-style-name="N11">
      <style:graphic-properties draw:fill-color="#333399"/>
      <style:text-properties fo:font-size="6pt" style:font-size-asian="6pt" style:font-size-complex="6pt"/>
    </style:style>
    <style:style style:name="ch45" style:family="chart" style:data-style-name="N11">
      <style:graphic-properties draw:fill-color="#333333"/>
      <style:text-properties fo:font-size="6pt" style:font-size-asian="6pt" style:font-size-complex="6pt"/>
    </style:style>
    <style:style style:name="ch46" style:family="chart">
      <style:graphic-properties draw:stroke="solid" svg:stroke-width="0.035cm" svg:stroke-color="#808080" draw:fill="solid" draw:fill-color="#c0c0c0"/>
    </style:style>
    <style:style style:name="ch47" style:family="chart">
      <style:graphic-properties draw:stroke="solid" draw:fill-color="#808080"/>
    </style:style>
  </office:automatic-styles>
  <office:body>
    <office:chart>
      <chart:chart svg:width="12.407cm" svg:height="10.646cm" xlink:href=".." xlink:type="simple" chart:class="chart:bar" chart:style-name="ch1">
        <chart:title svg:x="4.382cm" svg:y="0.29cm" chart:style-name="ch2">
          <text:p>Instantaneous Correlation</text:p>
        </chart:title>
        <chart:legend chart:legend-position="bottom" svg:x="1.267cm" svg:y="8.247cm" style:legend-expansion="wide" chart:style-name="ch3"/>
        <chart:plot-area chart:style-name="ch4" table:cell-range-address="Model.C54:Model.AO94 Model.B55:Model.B94" chart:data-source-has-labels="both" svg:x="0.234cm" svg:y="0.991cm" svg:width="11.675cm" svg:height="6.882cm" dr3d:transform="matrix (0.324142321618983 0.226000109472194 -0.918616190720593 0.130596543932569 0.951056788734168 0.280063434449269 0.936950531270634 -0.210748511551583 0.278762922266337 0cm 0cm 0cm)" dr3d:vrp="(12684.722548717 7388.35827488833 17691.2795565958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cccccc" dr3d:lighting-mode="true">
          <chartooo:coordinate-region svg:x="1.725cm" svg:y="0.853cm" svg:width="10.184cm" svg:height="6.657cm"/>
          <dr3d:light dr3d:diffuse-color="#b3b3b3" dr3d:direction="(0 0 1)" dr3d:enabled="false" dr3d:specular="true"/>
          <dr3d:light dr3d:diffuse-color="#666666" dr3d:direction="(0.2 0.4 1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 chartooo:axis-type="text">
            <chart:categories table:cell-range-address="Model.C54:Model.AO54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 chart:values-cell-range-address="Model.C55:Model.AO55" chart:label-cell-address="Model.B55:Model.B55" chart:class="chart:bar">
            <chart:data-point chart:repeated="39"/>
          </chart:series>
          <chart:series chart:style-name="ch9" chart:values-cell-range-address="Model.C56:Model.AO56" chart:label-cell-address="Model.B56:Model.B56" chart:class="chart:bar">
            <chart:data-point chart:repeated="39"/>
          </chart:series>
          <chart:series chart:style-name="ch10" chart:values-cell-range-address="Model.C57:Model.AO57" chart:label-cell-address="Model.B57:Model.B57" chart:class="chart:bar">
            <chart:data-point chart:repeated="39"/>
          </chart:series>
          <chart:series chart:style-name="ch11" chart:values-cell-range-address="Model.C58:Model.AO58" chart:label-cell-address="Model.B58:Model.B58" chart:class="chart:bar">
            <chart:data-point chart:repeated="39"/>
          </chart:series>
          <chart:series chart:style-name="ch12" chart:values-cell-range-address="Model.C59:Model.AO59" chart:label-cell-address="Model.B59:Model.B59" chart:class="chart:bar">
            <chart:data-point chart:repeated="39"/>
          </chart:series>
          <chart:series chart:style-name="ch13" chart:values-cell-range-address="Model.C60:Model.AO60" chart:label-cell-address="Model.B60:Model.B60" chart:class="chart:bar">
            <chart:data-point chart:repeated="39"/>
          </chart:series>
          <chart:series chart:style-name="ch14" chart:values-cell-range-address="Model.C61:Model.AO61" chart:label-cell-address="Model.B61:Model.B61" chart:class="chart:bar">
            <chart:data-point chart:repeated="39"/>
          </chart:series>
          <chart:series chart:style-name="ch15" chart:values-cell-range-address="Model.C62:Model.AO62" chart:label-cell-address="Model.B62:Model.B62" chart:class="chart:bar">
            <chart:data-point chart:repeated="39"/>
          </chart:series>
          <chart:series chart:style-name="ch16" chart:values-cell-range-address="Model.C63:Model.AO63" chart:label-cell-address="Model.B63:Model.B63" chart:class="chart:bar">
            <chart:data-point chart:repeated="39"/>
          </chart:series>
          <chart:series chart:style-name="ch17" chart:values-cell-range-address="Model.C64:Model.AO64" chart:label-cell-address="Model.B64:Model.B64" chart:class="chart:bar">
            <chart:data-point chart:repeated="39"/>
          </chart:series>
          <chart:series chart:style-name="ch18" chart:values-cell-range-address="Model.C65:Model.AO65" chart:label-cell-address="Model.B65:Model.B65" chart:class="chart:bar">
            <chart:data-point chart:repeated="39"/>
          </chart:series>
          <chart:series chart:style-name="ch19" chart:values-cell-range-address="Model.C66:Model.AO66" chart:label-cell-address="Model.B66:Model.B66" chart:class="chart:bar">
            <chart:data-point chart:repeated="39"/>
          </chart:series>
          <chart:series chart:style-name="ch20" chart:values-cell-range-address="Model.C67:Model.AO67" chart:label-cell-address="Model.B67:Model.B67" chart:class="chart:bar">
            <chart:data-point chart:repeated="39"/>
          </chart:series>
          <chart:series chart:style-name="ch21" chart:values-cell-range-address="Model.C68:Model.AO68" chart:label-cell-address="Model.B68:Model.B68" chart:class="chart:bar">
            <chart:data-point chart:repeated="39"/>
          </chart:series>
          <chart:series chart:style-name="ch22" chart:values-cell-range-address="Model.C69:Model.AO69" chart:label-cell-address="Model.B69:Model.B69" chart:class="chart:bar">
            <chart:data-point chart:repeated="39"/>
          </chart:series>
          <chart:series chart:style-name="ch23" chart:values-cell-range-address="Model.C70:Model.AO70" chart:label-cell-address="Model.B70:Model.B70" chart:class="chart:bar">
            <chart:data-point chart:repeated="39"/>
          </chart:series>
          <chart:series chart:style-name="ch24" chart:values-cell-range-address="Model.C71:Model.AO71" chart:label-cell-address="Model.B71:Model.B71" chart:class="chart:bar">
            <chart:data-point chart:repeated="39"/>
          </chart:series>
          <chart:series chart:style-name="ch11" chart:values-cell-range-address="Model.C72:Model.AO72" chart:label-cell-address="Model.B72:Model.B72" chart:class="chart:bar">
            <chart:data-point chart:repeated="39"/>
          </chart:series>
          <chart:series chart:style-name="ch25" chart:values-cell-range-address="Model.C73:Model.AO73" chart:label-cell-address="Model.B73:Model.B73" chart:class="chart:bar">
            <chart:data-point chart:repeated="39"/>
          </chart:series>
          <chart:series chart:style-name="ch26" chart:values-cell-range-address="Model.C74:Model.AO74" chart:label-cell-address="Model.B74:Model.B74" chart:class="chart:bar">
            <chart:data-point chart:repeated="39"/>
          </chart:series>
          <chart:series chart:style-name="ch27" chart:values-cell-range-address="Model.C75:Model.AO75" chart:label-cell-address="Model.B75:Model.B75" chart:class="chart:bar">
            <chart:data-point chart:repeated="39"/>
          </chart:series>
          <chart:series chart:style-name="ch28" chart:values-cell-range-address="Model.C76:Model.AO76" chart:label-cell-address="Model.B76:Model.B76" chart:class="chart:bar">
            <chart:data-point chart:repeated="39"/>
          </chart:series>
          <chart:series chart:style-name="ch29" chart:values-cell-range-address="Model.C77:Model.AO77" chart:label-cell-address="Model.B77:Model.B77" chart:class="chart:bar">
            <chart:data-point chart:repeated="39"/>
          </chart:series>
          <chart:series chart:style-name="ch30" chart:values-cell-range-address="Model.C78:Model.AO78" chart:label-cell-address="Model.B78:Model.B78" chart:class="chart:bar">
            <chart:data-point chart:repeated="39"/>
          </chart:series>
          <chart:series chart:style-name="ch31" chart:values-cell-range-address="Model.C79:Model.AO79" chart:label-cell-address="Model.B79:Model.B79" chart:class="chart:bar">
            <chart:data-point chart:repeated="39"/>
          </chart:series>
          <chart:series chart:style-name="ch32" chart:values-cell-range-address="Model.C80:Model.AO80" chart:label-cell-address="Model.B80:Model.B80" chart:class="chart:bar">
            <chart:data-point chart:repeated="39"/>
          </chart:series>
          <chart:series chart:style-name="ch33" chart:values-cell-range-address="Model.C81:Model.AO81" chart:label-cell-address="Model.B81:Model.B81" chart:class="chart:bar">
            <chart:data-point chart:repeated="39"/>
          </chart:series>
          <chart:series chart:style-name="ch34" chart:values-cell-range-address="Model.C82:Model.AO82" chart:label-cell-address="Model.B82:Model.B82" chart:class="chart:bar">
            <chart:data-point chart:repeated="39"/>
          </chart:series>
          <chart:series chart:style-name="ch35" chart:values-cell-range-address="Model.C83:Model.AO83" chart:label-cell-address="Model.B83:Model.B83" chart:class="chart:bar">
            <chart:data-point chart:repeated="39"/>
          </chart:series>
          <chart:series chart:style-name="ch36" chart:values-cell-range-address="Model.C84:Model.AO84" chart:label-cell-address="Model.B84:Model.B84" chart:class="chart:bar">
            <chart:data-point chart:repeated="39"/>
          </chart:series>
          <chart:series chart:style-name="ch37" chart:values-cell-range-address="Model.C85:Model.AO85" chart:label-cell-address="Model.B85:Model.B85" chart:class="chart:bar">
            <chart:data-point chart:repeated="39"/>
          </chart:series>
          <chart:series chart:style-name="ch38" chart:values-cell-range-address="Model.C86:Model.AO86" chart:label-cell-address="Model.B86:Model.B86" chart:class="chart:bar">
            <chart:data-point chart:repeated="39"/>
          </chart:series>
          <chart:series chart:style-name="ch39" chart:values-cell-range-address="Model.C87:Model.AO87" chart:label-cell-address="Model.B87:Model.B87" chart:class="chart:bar">
            <chart:data-point chart:repeated="39"/>
          </chart:series>
          <chart:series chart:style-name="ch40" chart:values-cell-range-address="Model.C88:Model.AO88" chart:label-cell-address="Model.B88:Model.B88" chart:class="chart:bar">
            <chart:data-point chart:repeated="39"/>
          </chart:series>
          <chart:series chart:style-name="ch41" chart:values-cell-range-address="Model.C89:Model.AO89" chart:label-cell-address="Model.B89:Model.B89" chart:class="chart:bar">
            <chart:data-point chart:repeated="39"/>
          </chart:series>
          <chart:series chart:style-name="ch42" chart:values-cell-range-address="Model.C90:Model.AO90" chart:label-cell-address="Model.B90:Model.B90" chart:class="chart:bar">
            <chart:data-point chart:repeated="39"/>
          </chart:series>
          <chart:series chart:style-name="ch43" chart:values-cell-range-address="Model.C91:Model.AO91" chart:label-cell-address="Model.B91:Model.B91" chart:class="chart:bar">
            <chart:data-point chart:repeated="39"/>
          </chart:series>
          <chart:series chart:style-name="ch9" chart:values-cell-range-address="Model.C92:Model.AO92" chart:label-cell-address="Model.B92:Model.B92" chart:class="chart:bar">
            <chart:data-point chart:repeated="39"/>
          </chart:series>
          <chart:series chart:style-name="ch44" chart:values-cell-range-address="Model.C93:Model.AO93" chart:label-cell-address="Model.B93:Model.B93" chart:class="chart:bar">
            <chart:data-point chart:repeated="39"/>
          </chart:series>
          <chart:series chart:style-name="ch45" chart:values-cell-range-address="Model.C94:Model.AO94" chart:label-cell-address="Model.B94:Model.B94" chart:class="chart:bar">
            <chart:data-point chart:repeated="39"/>
          </chart:series>
          <chart:wall chart:style-name="ch46"/>
          <chart:floor chart:style-name="ch4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Model.C54:Model.AO5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Model.B55:Model.B55</svg:desc>
                </draw:g>
              </table:table-cell>
              <table:table-cell office:value-type="float" office:value="1">
                <text:p>1</text:p>
                <draw:g>
                  <svg:desc>Model.C55:Model.AO55</svg:desc>
                </draw:g>
              </table:table-cell>
              <table:table-cell office:value-type="float" office:value="0.999810537759839">
                <text:p>0.999810537759839</text:p>
              </table:table-cell>
              <table:table-cell office:value-type="float" office:value="0.998383181922558">
                <text:p>0.998383181922558</text:p>
              </table:table-cell>
              <table:table-cell office:value-type="float" office:value="0.993782591146537">
                <text:p>0.993782591146537</text:p>
              </table:table-cell>
              <table:table-cell office:value-type="float" office:value="0.983279502580052">
                <text:p>0.983279502580052</text:p>
              </table:table-cell>
              <table:table-cell office:value-type="float" office:value="0.963589400188445">
                <text:p>0.963589400188445</text:p>
              </table:table-cell>
              <table:table-cell office:value-type="float" office:value="0.9314909020524">
                <text:p>0.9314909020524</text:p>
              </table:table-cell>
              <table:table-cell office:value-type="float" office:value="0.884888963274313">
                <text:p>0.884888963274313</text:p>
              </table:table-cell>
              <table:table-cell office:value-type="float" office:value="0.823978894928719">
                <text:p>0.823978894928719</text:p>
              </table:table-cell>
              <table:table-cell office:value-type="float" office:value="0.751768705259598">
                <text:p>0.751768705259598</text:p>
              </table:table-cell>
              <table:table-cell office:value-type="float" office:value="0.673412362917041">
                <text:p>0.673412362917041</text:p>
              </table:table-cell>
              <table:table-cell office:value-type="float" office:value="0.594667001030821">
                <text:p>0.594667001030821</text:p>
              </table:table-cell>
              <table:table-cell office:value-type="float" office:value="0.520419097299696">
                <text:p>0.520419097299696</text:p>
              </table:table-cell>
              <table:table-cell office:value-type="float" office:value="0.453958717177312">
                <text:p>0.453958717177312</text:p>
              </table:table-cell>
              <table:table-cell office:value-type="float" office:value="0.396996372874173">
                <text:p>0.396996372874173</text:p>
              </table:table-cell>
              <table:table-cell office:value-type="float" office:value="0.350045778547944">
                <text:p>0.350045778547944</text:p>
              </table:table-cell>
              <table:table-cell office:value-type="float" office:value="0.312837876677387">
                <text:p>0.312837876677387</text:p>
              </table:table-cell>
              <table:table-cell office:value-type="float" office:value="0.284616518022788">
                <text:p>0.284616518022788</text:p>
              </table:table-cell>
              <table:table-cell office:value-type="float" office:value="0.264308047643732">
                <text:p>0.264308047643732</text:p>
              </table:table-cell>
              <table:table-cell office:value-type="float" office:value="0.250620606096395">
                <text:p>0.250620606096395</text:p>
              </table:table-cell>
              <table:table-cell office:value-type="float" office:value="0.242131671237839">
                <text:p>0.242131671237839</text:p>
              </table:table-cell>
              <table:table-cell office:value-type="float" office:value="0.23738682632089">
                <text:p>0.23738682632089</text:p>
              </table:table-cell>
              <table:table-cell office:value-type="float" office:value="0.234991543216809">
                <text:p>0.234991543216809</text:p>
              </table:table-cell>
              <table:table-cell office:value-type="float" office:value="0.233664936629869">
                <text:p>0.233664936629869</text:p>
              </table:table-cell>
              <table:table-cell office:value-type="float" office:value="0.232245300670973">
                <text:p>0.232245300670973</text:p>
              </table:table-cell>
              <table:table-cell office:value-type="float" office:value="0.229667455495842">
                <text:p>0.229667455495842</text:p>
              </table:table-cell>
              <table:table-cell office:value-type="float" office:value="0.224949749168309">
                <text:p>0.224949749168309</text:p>
              </table:table-cell>
              <table:table-cell office:value-type="float" office:value="0.217229922049899">
                <text:p>0.217229922049899</text:p>
              </table:table-cell>
              <table:table-cell office:value-type="float" office:value="0.20587377794605">
                <text:p>0.20587377794605</text:p>
              </table:table-cell>
              <table:table-cell office:value-type="float" office:value="0.190642539870438">
                <text:p>0.190642539870438</text:p>
              </table:table-cell>
              <table:table-cell office:value-type="float" office:value="0.171847755985004">
                <text:p>0.171847755985004</text:p>
              </table:table-cell>
              <table:table-cell office:value-type="float" office:value="0.150386537971634">
                <text:p>0.150386537971634</text:p>
              </table:table-cell>
              <table:table-cell office:value-type="float" office:value="0.127592364795395">
                <text:p>0.127592364795395</text:p>
              </table:table-cell>
              <table:table-cell office:value-type="float" office:value="0.10495163147622">
                <text:p>0.10495163147622</text:p>
              </table:table-cell>
              <table:table-cell office:value-type="float" office:value="0.083822948772871">
                <text:p>0.083822948772871</text:p>
              </table:table-cell>
              <table:table-cell office:value-type="float" office:value="0.0652726672985454">
                <text:p>0.0652726672985454</text:p>
              </table:table-cell>
              <table:table-cell office:value-type="float" office:value="0.0500444907866308">
                <text:p>0.0500444907866308</text:p>
              </table:table-cell>
              <table:table-cell office:value-type="float" office:value="0.0386058926631642">
                <text:p>0.0386058926631642</text:p>
              </table:table-cell>
              <table:table-cell office:value-type="float" office:value="0.0311977307556027">
                <text:p>0.0311977307556027</text:p>
              </table:table-cell>
            </table:table-row>
            <table:table-row>
              <table:table-cell office:value-type="string">
                <text:p>1</text:p>
                <draw:g>
                  <svg:desc>Model.B56:Model.B56</svg:desc>
                </draw:g>
              </table:table-cell>
              <table:table-cell office:value-type="float" office:value="0.999810537759839">
                <text:p>0.999810537759839</text:p>
                <draw:g>
                  <svg:desc>Model.C56:Model.AO5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999300436604184">
                <text:p>0.999300436604184</text:p>
              </table:table-cell>
              <table:table-cell office:value-type="float" office:value="0.995761213936567">
                <text:p>0.995761213936567</text:p>
              </table:table-cell>
              <table:table-cell office:value-type="float" office:value="0.986636264808634">
                <text:p>0.986636264808634</text:p>
              </table:table-cell>
              <table:table-cell office:value-type="float" office:value="0.96860577038317">
                <text:p>0.96860577038317</text:p>
              </table:table-cell>
              <table:table-cell office:value-type="float" office:value="0.938378647803376">
                <text:p>0.938378647803376</text:p>
              </table:table-cell>
              <table:table-cell office:value-type="float" office:value="0.893748262759229">
                <text:p>0.893748262759229</text:p>
              </table:table-cell>
              <table:table-cell office:value-type="float" office:value="0.834766754876903">
                <text:p>0.834766754876903</text:p>
              </table:table-cell>
              <table:table-cell office:value-type="float" office:value="0.764296749160156">
                <text:p>0.764296749160156</text:p>
              </table:table-cell>
              <table:table-cell office:value-type="float" office:value="0.687378705706969">
                <text:p>0.687378705706969</text:p>
              </table:table-cell>
              <table:table-cell office:value-type="float" office:value="0.609706380807651">
                <text:p>0.609706380807651</text:p>
              </table:table-cell>
              <table:table-cell office:value-type="float" office:value="0.53614768068804">
                <text:p>0.53614768068804</text:p>
              </table:table-cell>
              <table:table-cell office:value-type="float" office:value="0.469999559313599">
                <text:p>0.469999559313599</text:p>
              </table:table-cell>
              <table:table-cell office:value-type="float" office:value="0.412985966839293">
                <text:p>0.412985966839293</text:p>
              </table:table-cell>
              <table:table-cell office:value-type="float" office:value="0.365630677078172">
                <text:p>0.365630677078172</text:p>
              </table:table-cell>
              <table:table-cell office:value-type="float" office:value="0.327672128174849">
                <text:p>0.327672128174849</text:p>
              </table:table-cell>
              <table:table-cell office:value-type="float" office:value="0.298368613510377">
                <text:p>0.298368613510377</text:p>
              </table:table-cell>
              <table:table-cell office:value-type="float" office:value="0.276681446344829">
                <text:p>0.276681446344829</text:p>
              </table:table-cell>
              <table:table-cell office:value-type="float" office:value="0.261384677727455">
                <text:p>0.261384677727455</text:p>
              </table:table-cell>
              <table:table-cell office:value-type="float" office:value="0.251152369955389">
                <text:p>0.251152369955389</text:p>
              </table:table-cell>
              <table:table-cell office:value-type="float" office:value="0.244644049681672">
                <text:p>0.244644049681672</text:p>
              </table:table-cell>
              <table:table-cell office:value-type="float" office:value="0.240576216377985">
                <text:p>0.240576216377985</text:p>
              </table:table-cell>
              <table:table-cell office:value-type="float" office:value="0.23775912789223">
                <text:p>0.23775912789223</text:p>
              </table:table-cell>
              <table:table-cell office:value-type="float" office:value="0.235095043351196">
                <text:p>0.235095043351196</text:p>
              </table:table-cell>
              <table:table-cell office:value-type="float" office:value="0.23155708045118">
                <text:p>0.23155708045118</text:p>
              </table:table-cell>
              <table:table-cell office:value-type="float" office:value="0.226181461333663">
                <text:p>0.226181461333663</text:p>
              </table:table-cell>
              <table:table-cell office:value-type="float" office:value="0.218107522779508">
                <text:p>0.218107522779508</text:p>
              </table:table-cell>
              <table:table-cell office:value-type="float" office:value="0.206687180036708">
                <text:p>0.206687180036708</text:p>
              </table:table-cell>
              <table:table-cell office:value-type="float" office:value="0.191650481146944">
                <text:p>0.191650481146944</text:p>
              </table:table-cell>
              <table:table-cell office:value-type="float" office:value="0.173259255641784">
                <text:p>0.173259255641784</text:p>
              </table:table-cell>
              <table:table-cell office:value-type="float" office:value="0.152345205288412">
                <text:p>0.152345205288412</text:p>
              </table:table-cell>
              <table:table-cell office:value-type="float" office:value="0.130168695942641">
                <text:p>0.130168695942641</text:p>
              </table:table-cell>
              <table:table-cell office:value-type="float" office:value="0.108145466435243">
                <text:p>0.108145466435243</text:p>
              </table:table-cell>
              <table:table-cell office:value-type="float" office:value="0.0875735381338527">
                <text:p>0.0875735381338527</text:p>
              </table:table-cell>
              <table:table-cell office:value-type="float" office:value="0.0694711558221317">
                <text:p>0.0694711558221317</text:p>
              </table:table-cell>
              <table:table-cell office:value-type="float" office:value="0.0545445463485592">
                <text:p>0.0545445463485592</text:p>
              </table:table-cell>
              <table:table-cell office:value-type="float" office:value="0.0432312794165746">
                <text:p>0.0432312794165746</text:p>
              </table:table-cell>
              <table:table-cell office:value-type="float" office:value="0.0357488811175452">
                <text:p>0.0357488811175452</text:p>
              </table:table-cell>
            </table:table-row>
            <table:table-row>
              <table:table-cell office:value-type="string">
                <text:p>2</text:p>
                <draw:g>
                  <svg:desc>Model.B57:Model.B57</svg:desc>
                </draw:g>
              </table:table-cell>
              <table:table-cell office:value-type="float" office:value="0.998383181922558">
                <text:p>0.998383181922558</text:p>
                <draw:g>
                  <svg:desc>Model.C57:Model.AO57</svg:desc>
                </draw:g>
              </table:table-cell>
              <table:table-cell office:value-type="float" office:value="0.999300436604184">
                <text:p>0.999300436604184</text:p>
              </table:table-cell>
              <table:table-cell office:value-type="float" office:value="1">
                <text:p>1</text:p>
              </table:table-cell>
              <table:table-cell office:value-type="float" office:value="0.99850420062229">
                <text:p>0.99850420062229</text:p>
              </table:table-cell>
              <table:table-cell office:value-type="float" office:value="0.992038002474447">
                <text:p>0.992038002474447</text:p>
              </table:table-cell>
              <table:table-cell office:value-type="float" office:value="0.977217806940228">
                <text:p>0.977217806940228</text:p>
              </table:table-cell>
              <table:table-cell office:value-type="float" office:value="0.950622709643003">
                <text:p>0.950622709643003</text:p>
              </table:table-cell>
              <table:table-cell office:value-type="float" office:value="0.909834609876934">
                <text:p>0.909834609876934</text:p>
              </table:table-cell>
              <table:table-cell office:value-type="float" office:value="0.854630971624776">
                <text:p>0.854630971624776</text:p>
              </table:table-cell>
              <table:table-cell office:value-type="float" office:value="0.787592290233282">
                <text:p>0.787592290233282</text:p>
              </table:table-cell>
              <table:table-cell office:value-type="float" office:value="0.713535603250871">
                <text:p>0.713535603250871</text:p>
              </table:table-cell>
              <table:table-cell office:value-type="float" office:value="0.638026724015762">
                <text:p>0.638026724015762</text:p>
              </table:table-cell>
              <table:table-cell office:value-type="float" office:value="0.565892513955656">
                <text:p>0.565892513955656</text:p>
              </table:table-cell>
              <table:table-cell office:value-type="float" office:value="0.500439421247668">
                <text:p>0.500439421247668</text:p>
              </table:table-cell>
              <table:table-cell office:value-type="float" office:value="0.443415034397993">
                <text:p>0.443415034397993</text:p>
              </table:table-cell>
              <table:table-cell office:value-type="float" office:value="0.395361317770113">
                <text:p>0.395361317770113</text:p>
              </table:table-cell>
              <table:table-cell office:value-type="float" office:value="0.356030446244944">
                <text:p>0.356030446244944</text:p>
              </table:table-cell>
              <table:table-cell office:value-type="float" office:value="0.324707877877833">
                <text:p>0.324707877877833</text:p>
              </table:table-cell>
              <table:table-cell office:value-type="float" office:value="0.300421487514205">
                <text:p>0.300421487514205</text:p>
              </table:table-cell>
              <table:table-cell office:value-type="float" office:value="0.282071439457487">
                <text:p>0.282071439457487</text:p>
              </table:table-cell>
              <table:table-cell office:value-type="float" office:value="0.268517225935786">
                <text:p>0.268517225935786</text:p>
              </table:table-cell>
              <table:table-cell office:value-type="float" office:value="0.258637760502871">
                <text:p>0.258637760502871</text:p>
              </table:table-cell>
              <table:table-cell office:value-type="float" office:value="0.251363944172889">
                <text:p>0.251363944172889</text:p>
              </table:table-cell>
              <table:table-cell office:value-type="float" office:value="0.245682653102741">
                <text:p>0.245682653102741</text:p>
              </table:table-cell>
              <table:table-cell office:value-type="float" office:value="0.240620697919648">
                <text:p>0.240620697919648</text:p>
              </table:table-cell>
              <table:table-cell office:value-type="float" office:value="0.235226378089512">
                <text:p>0.235226378089512</text:p>
              </table:table-cell>
              <table:table-cell office:value-type="float" office:value="0.228571721472929">
                <text:p>0.228571721472929</text:p>
              </table:table-cell>
              <table:table-cell office:value-type="float" office:value="0.21980048035144">
                <text:p>0.21980048035144</text:p>
              </table:table-cell>
              <table:table-cell office:value-type="float" office:value="0.208239177108081">
                <text:p>0.208239177108081</text:p>
              </table:table-cell>
              <table:table-cell office:value-type="float" office:value="0.193559223091157">
                <text:p>0.193559223091157</text:p>
              </table:table-cell>
              <table:table-cell office:value-type="float" office:value="0.175928095890609">
                <text:p>0.175928095890609</text:p>
              </table:table-cell>
              <table:table-cell office:value-type="float" office:value="0.156052780925487">
                <text:p>0.156052780925487</text:p>
              </table:table-cell>
              <table:table-cell office:value-type="float" office:value="0.135053779315487">
                <text:p>0.135053779315487</text:p>
              </table:table-cell>
              <table:table-cell office:value-type="float" office:value="0.114211289999886">
                <text:p>0.114211289999886</text:p>
              </table:table-cell>
              <table:table-cell office:value-type="float" office:value="0.0947068066671075">
                <text:p>0.0947068066671075</text:p>
              </table:table-cell>
              <table:table-cell office:value-type="float" office:value="0.0774658376332847">
                <text:p>0.0774658376332847</text:p>
              </table:table-cell>
              <table:table-cell office:value-type="float" office:value="0.0631222330762499">
                <text:p>0.0631222330762499</text:p>
              </table:table-cell>
              <table:table-cell office:value-type="float" office:value="0.0520557516756942">
                <text:p>0.0520557516756942</text:p>
              </table:table-cell>
              <table:table-cell office:value-type="float" office:value="0.0444387568244223">
                <text:p>0.0444387568244223</text:p>
              </table:table-cell>
            </table:table-row>
            <table:table-row>
              <table:table-cell office:value-type="string">
                <text:p>3</text:p>
                <draw:g>
                  <svg:desc>Model.B58:Model.B58</svg:desc>
                </draw:g>
              </table:table-cell>
              <table:table-cell office:value-type="float" office:value="0.993782591146537">
                <text:p>0.993782591146537</text:p>
                <draw:g>
                  <svg:desc>Model.C58:Model.AO58</svg:desc>
                </draw:g>
              </table:table-cell>
              <table:table-cell office:value-type="float" office:value="0.995761213936567">
                <text:p>0.995761213936567</text:p>
              </table:table-cell>
              <table:table-cell office:value-type="float" office:value="0.99850420062229">
                <text:p>0.99850420062229</text:p>
              </table:table-cell>
              <table:table-cell office:value-type="float" office:value="1">
                <text:p>1</text:p>
              </table:table-cell>
              <table:table-cell office:value-type="float" office:value="0.997439196524699">
                <text:p>0.997439196524699</text:p>
              </table:table-cell>
              <table:table-cell office:value-type="float" office:value="0.987354758329133">
                <text:p>0.987354758329133</text:p>
              </table:table-cell>
              <table:table-cell office:value-type="float" office:value="0.966146104906723">
                <text:p>0.966146104906723</text:p>
              </table:table-cell>
              <table:table-cell office:value-type="float" office:value="0.931093572635617">
                <text:p>0.931093572635617</text:p>
              </table:table-cell>
              <table:table-cell office:value-type="float" office:value="0.881574830591355">
                <text:p>0.881574830591355</text:p>
              </table:table-cell>
              <table:table-cell office:value-type="float" office:value="0.819752097203655">
                <text:p>0.819752097203655</text:p>
              </table:table-cell>
              <table:table-cell office:value-type="float" office:value="0.750103775447876">
                <text:p>0.750103775447876</text:p>
              </table:table-cell>
              <table:table-cell office:value-type="float" office:value="0.677994362029746">
                <text:p>0.677994362029746</text:p>
              </table:table-cell>
              <table:table-cell office:value-type="float" office:value="0.608178117179959">
                <text:p>0.608178117179959</text:p>
              </table:table-cell>
              <table:table-cell office:value-type="float" office:value="0.543966468866643">
                <text:p>0.543966468866643</text:p>
              </table:table-cell>
              <table:table-cell office:value-type="float" office:value="0.487136309957628">
                <text:p>0.487136309957628</text:p>
              </table:table-cell>
              <table:table-cell office:value-type="float" office:value="0.438253410263313">
                <text:p>0.438253410263313</text:p>
              </table:table-cell>
              <table:table-cell office:value-type="float" office:value="0.397088338935303">
                <text:p>0.397088338935303</text:p>
              </table:table-cell>
              <table:table-cell office:value-type="float" office:value="0.362964694523186">
                <text:p>0.362964694523186</text:p>
              </table:table-cell>
              <table:table-cell office:value-type="float" office:value="0.335005852180807">
                <text:p>0.335005852180807</text:p>
              </table:table-cell>
              <table:table-cell office:value-type="float" office:value="0.312294599805847">
                <text:p>0.312294599805847</text:p>
              </table:table-cell>
              <table:table-cell office:value-type="float" office:value="0.293960530102118">
                <text:p>0.293960530102118</text:p>
              </table:table-cell>
              <table:table-cell office:value-type="float" office:value="0.279203685862974">
                <text:p>0.279203685862974</text:p>
              </table:table-cell>
              <table:table-cell office:value-type="float" office:value="0.267270341286384">
                <text:p>0.267270341286384</text:p>
              </table:table-cell>
              <table:table-cell office:value-type="float" office:value="0.257408657235852">
                <text:p>0.257408657235852</text:p>
              </table:table-cell>
              <table:table-cell office:value-type="float" office:value="0.248831135697397">
                <text:p>0.248831135697397</text:p>
              </table:table-cell>
              <table:table-cell office:value-type="float" office:value="0.240699602330079">
                <text:p>0.240699602330079</text:p>
              </table:table-cell>
              <table:table-cell office:value-type="float" office:value="0.23214182493568">
                <text:p>0.23214182493568</text:p>
              </table:table-cell>
              <table:table-cell office:value-type="float" office:value="0.222311213938837">
                <text:p>0.222311213938837</text:p>
              </table:table-cell>
              <table:table-cell office:value-type="float" office:value="0.210500330154095">
                <text:p>0.210500330154095</text:p>
              </table:table-cell>
              <table:table-cell office:value-type="float" office:value="0.196298070724618">
                <text:p>0.196298070724618</text:p>
              </table:table-cell>
              <table:table-cell office:value-type="float" office:value="0.179737121482569">
                <text:p>0.179737121482569</text:p>
              </table:table-cell>
              <table:table-cell office:value-type="float" office:value="0.161344897247399">
                <text:p>0.161344897247399</text:p>
              </table:table-cell>
              <table:table-cell office:value-type="float" office:value="0.142039419716347">
                <text:p>0.142039419716347</text:p>
              </table:table-cell>
              <table:table-cell office:value-type="float" office:value="0.122903771900412">
                <text:p>0.122903771900412</text:p>
              </table:table-cell>
              <table:table-cell office:value-type="float" office:value="0.104949260275851">
                <text:p>0.104949260275851</text:p>
              </table:table-cell>
              <table:table-cell office:value-type="float" office:value="0.0889654211030669">
                <text:p>0.0889654211030669</text:p>
              </table:table-cell>
              <table:table-cell office:value-type="float" office:value="0.0754796578714727">
                <text:p>0.0754796578714727</text:p>
              </table:table-cell>
              <table:table-cell office:value-type="float" office:value="0.0647865451900916">
                <text:p>0.0647865451900916</text:p>
              </table:table-cell>
              <table:table-cell office:value-type="float" office:value="0.0569917486456932">
                <text:p>0.0569917486456932</text:p>
              </table:table-cell>
            </table:table-row>
            <table:table-row>
              <table:table-cell office:value-type="string">
                <text:p>4</text:p>
                <draw:g>
                  <svg:desc>Model.B59:Model.B59</svg:desc>
                </draw:g>
              </table:table-cell>
              <table:table-cell office:value-type="float" office:value="0.983279502580052">
                <text:p>0.983279502580052</text:p>
                <draw:g>
                  <svg:desc>Model.C59:Model.AO59</svg:desc>
                </draw:g>
              </table:table-cell>
              <table:table-cell office:value-type="float" office:value="0.986636264808634">
                <text:p>0.986636264808634</text:p>
              </table:table-cell>
              <table:table-cell office:value-type="float" office:value="0.992038002474447">
                <text:p>0.992038002474447</text:p>
              </table:table-cell>
              <table:table-cell office:value-type="float" office:value="0.997439196524699">
                <text:p>0.997439196524699</text:p>
              </table:table-cell>
              <table:table-cell office:value-type="float" office:value="1">
                <text:p>1</text:p>
              </table:table-cell>
              <table:table-cell office:value-type="float" office:value="0.99616235428592">
                <text:p>0.99616235428592</text:p>
              </table:table-cell>
              <table:table-cell office:value-type="float" office:value="0.982109820857303">
                <text:p>0.982109820857303</text:p>
              </table:table-cell>
              <table:table-cell office:value-type="float" office:value="0.954743540149975">
                <text:p>0.954743540149975</text:p>
              </table:table-cell>
              <table:table-cell office:value-type="float" office:value="0.91292353473827">
                <text:p>0.91292353473827</text:p>
              </table:table-cell>
              <table:table-cell office:value-type="float" office:value="0.858256659174083">
                <text:p>0.858256659174083</text:p>
              </table:table-cell>
              <table:table-cell office:value-type="float" office:value="0.794758592461788">
                <text:p>0.794758592461788</text:p>
              </table:table-cell>
              <table:table-cell office:value-type="float" office:value="0.727505928750419">
                <text:p>0.727505928750419</text:p>
              </table:table-cell>
              <table:table-cell office:value-type="float" office:value="0.661135724327747">
                <text:p>0.661135724327747</text:p>
              </table:table-cell>
              <table:table-cell office:value-type="float" office:value="0.598949906130708">
                <text:p>0.598949906130708</text:p>
              </table:table-cell>
              <table:table-cell office:value-type="float" office:value="0.542754082807044">
                <text:p>0.542754082807044</text:p>
              </table:table-cell>
              <table:table-cell office:value-type="float" office:value="0.493139960993707">
                <text:p>0.493139960993707</text:p>
              </table:table-cell>
              <table:table-cell office:value-type="float" office:value="0.449898910350902">
                <text:p>0.449898910350902</text:p>
              </table:table-cell>
              <table:table-cell office:value-type="float" office:value="0.412401191274355">
                <text:p>0.412401191274355</text:p>
              </table:table-cell>
              <table:table-cell office:value-type="float" office:value="0.379891087136007">
                <text:p>0.379891087136007</text:p>
              </table:table-cell>
              <table:table-cell office:value-type="float" office:value="0.351685893997754">
                <text:p>0.351685893997754</text:p>
              </table:table-cell>
              <table:table-cell office:value-type="float" office:value="0.327265084833918">
                <text:p>0.327265084833918</text:p>
              </table:table-cell>
              <table:table-cell office:value-type="float" office:value="0.306247644132289">
                <text:p>0.306247644132289</text:p>
              </table:table-cell>
              <table:table-cell office:value-type="float" office:value="0.28829414577699">
                <text:p>0.28829414577699</text:p>
              </table:table-cell>
              <table:table-cell office:value-type="float" office:value="0.272998724566036">
                <text:p>0.272998724566036</text:p>
              </table:table-cell>
              <table:table-cell office:value-type="float" office:value="0.259822349183267">
                <text:p>0.259822349183267</text:p>
              </table:table-cell>
              <table:table-cell office:value-type="float" office:value="0.248081306867409">
                <text:p>0.248081306867409</text:p>
              </table:table-cell>
              <table:table-cell office:value-type="float" office:value="0.236982121109441">
                <text:p>0.236982121109441</text:p>
              </table:table-cell>
              <table:table-cell office:value-type="float" office:value="0.225696560390731">
                <text:p>0.225696560390731</text:p>
              </table:table-cell>
              <table:table-cell office:value-type="float" office:value="0.21347864923741">
                <text:p>0.21347864923741</text:p>
              </table:table-cell>
              <table:table-cell office:value-type="float" office:value="0.199815625609566">
                <text:p>0.199815625609566</text:p>
              </table:table-cell>
              <table:table-cell office:value-type="float" office:value="0.184570369141564">
                <text:p>0.184570369141564</text:p>
              </table:table-cell>
              <table:table-cell office:value-type="float" office:value="0.168041531257025">
                <text:p>0.168041531257025</text:p>
              </table:table-cell>
              <table:table-cell office:value-type="float" office:value="0.150887199635428">
                <text:p>0.150887199635428</text:p>
              </table:table-cell>
              <table:table-cell office:value-type="float" office:value="0.133935780982304">
                <text:p>0.133935780982304</text:p>
              </table:table-cell>
              <table:table-cell office:value-type="float" office:value="0.117977380847149">
                <text:p>0.117977380847149</text:p>
              </table:table-cell>
              <table:table-cell office:value-type="float" office:value="0.103623821601915">
                <text:p>0.103623821601915</text:p>
              </table:table-cell>
              <table:table-cell office:value-type="float" office:value="0.0912627612918432">
                <text:p>0.0912627612918432</text:p>
              </table:table-cell>
              <table:table-cell office:value-type="float" office:value="0.0810766217783651">
                <text:p>0.0810766217783651</text:p>
              </table:table-cell>
              <table:table-cell office:value-type="float" office:value="0.073082952796628">
                <text:p>0.073082952796628</text:p>
              </table:table-cell>
            </table:table-row>
            <table:table-row>
              <table:table-cell office:value-type="string">
                <text:p>5</text:p>
                <draw:g>
                  <svg:desc>Model.B60:Model.B60</svg:desc>
                </draw:g>
              </table:table-cell>
              <table:table-cell office:value-type="float" office:value="0.963589400188445">
                <text:p>0.963589400188445</text:p>
                <draw:g>
                  <svg:desc>Model.C60:Model.AO60</svg:desc>
                </draw:g>
              </table:table-cell>
              <table:table-cell office:value-type="float" office:value="0.96860577038317">
                <text:p>0.96860577038317</text:p>
              </table:table-cell>
              <table:table-cell office:value-type="float" office:value="0.977217806940228">
                <text:p>0.977217806940228</text:p>
              </table:table-cell>
              <table:table-cell office:value-type="float" office:value="0.987354758329133">
                <text:p>0.987354758329133</text:p>
              </table:table-cell>
              <table:table-cell office:value-type="float" office:value="0.99616235428592">
                <text:p>0.99616235428592</text:p>
              </table:table-cell>
              <table:table-cell office:value-type="float" office:value="1">
                <text:p>1</text:p>
              </table:table-cell>
              <table:table-cell office:value-type="float" office:value="0.994818632404469">
                <text:p>0.994818632404469</text:p>
              </table:table-cell>
              <table:table-cell office:value-type="float" office:value="0.977082179942581">
                <text:p>0.977082179942581</text:p>
              </table:table-cell>
              <table:table-cell office:value-type="float" office:value="0.945029737935441">
                <text:p>0.945029737935441</text:p>
              </table:table-cell>
              <table:table-cell office:value-type="float" office:value="0.899580414854311">
                <text:p>0.899580414854311</text:p>
              </table:table-cell>
              <table:table-cell office:value-type="float" office:value="0.8441568880825">
                <text:p>0.8441568880825</text:p>
              </table:table-cell>
              <table:table-cell office:value-type="float" office:value="0.783447823306783">
                <text:p>0.783447823306783</text:p>
              </table:table-cell>
              <table:table-cell office:value-type="float" office:value="0.721913439557501">
                <text:p>0.721913439557501</text:p>
              </table:table-cell>
              <table:table-cell office:value-type="float" office:value="0.662819347494229">
                <text:p>0.662819347494229</text:p>
              </table:table-cell>
              <table:table-cell office:value-type="float" office:value="0.607991139507318">
                <text:p>0.607991139507318</text:p>
              </table:table-cell>
              <table:table-cell office:value-type="float" office:value="0.55804386341912">
                <text:p>0.55804386341912</text:p>
              </table:table-cell>
              <table:table-cell office:value-type="float" office:value="0.512788859224891">
                <text:p>0.512788859224891</text:p>
              </table:table-cell>
              <table:table-cell office:value-type="float" office:value="0.471647693604309">
                <text:p>0.471647693604309</text:p>
              </table:table-cell>
              <table:table-cell office:value-type="float" office:value="0.434004871577916">
                <text:p>0.434004871577916</text:p>
              </table:table-cell>
              <table:table-cell office:value-type="float" office:value="0.399455399495108">
                <text:p>0.399455399495108</text:p>
              </table:table-cell>
              <table:table-cell office:value-type="float" office:value="0.367898252090302">
                <text:p>0.367898252090302</text:p>
              </table:table-cell>
              <table:table-cell office:value-type="float" office:value="0.339459629420501">
                <text:p>0.339459629420501</text:p>
              </table:table-cell>
              <table:table-cell office:value-type="float" office:value="0.314306361291078">
                <text:p>0.314306361291078</text:p>
              </table:table-cell>
              <table:table-cell office:value-type="float" office:value="0.292459699458066">
                <text:p>0.292459699458066</text:p>
              </table:table-cell>
              <table:table-cell office:value-type="float" office:value="0.273691397879809">
                <text:p>0.273691397879809</text:p>
              </table:table-cell>
              <table:table-cell office:value-type="float" office:value="0.257514852783229">
                <text:p>0.257514852783229</text:p>
              </table:table-cell>
              <table:table-cell office:value-type="float" office:value="0.243241437315917">
                <text:p>0.243241437315917</text:p>
              </table:table-cell>
              <table:table-cell office:value-type="float" office:value="0.230074127767324">
                <text:p>0.230074127767324</text:p>
              </table:table-cell>
              <table:table-cell office:value-type="float" office:value="0.217229266486092">
                <text:p>0.217229266486092</text:p>
              </table:table-cell>
              <table:table-cell office:value-type="float" office:value="0.204080373046927">
                <text:p>0.204080373046927</text:p>
              </table:table-cell>
              <table:table-cell office:value-type="float" office:value="0.190294294322618">
                <text:p>0.190294294322618</text:p>
              </table:table-cell>
              <table:table-cell office:value-type="float" office:value="0.175901554935882">
                <text:p>0.175901554935882</text:p>
              </table:table-cell>
              <table:table-cell office:value-type="float" office:value="0.161252462260493">
                <text:p>0.161252462260493</text:p>
              </table:table-cell>
              <table:table-cell office:value-type="float" office:value="0.146871304425744">
                <text:p>0.146871304425744</text:p>
              </table:table-cell>
              <table:table-cell office:value-type="float" office:value="0.133281948693982">
                <text:p>0.133281948693982</text:p>
              </table:table-cell>
              <table:table-cell office:value-type="float" office:value="0.120880729093675">
                <text:p>0.120880729093675</text:p>
              </table:table-cell>
              <table:table-cell office:value-type="float" office:value="0.109884817321509">
                <text:p>0.109884817321509</text:p>
              </table:table-cell>
              <table:table-cell office:value-type="float" office:value="0.100339239154506">
                <text:p>0.100339239154506</text:p>
              </table:table-cell>
              <table:table-cell office:value-type="float" office:value="0.0921530619336704">
                <text:p>0.0921530619336704</text:p>
              </table:table-cell>
            </table:table-row>
            <table:table-row>
              <table:table-cell office:value-type="string">
                <text:p>6</text:p>
                <draw:g>
                  <svg:desc>Model.B61:Model.B61</svg:desc>
                </draw:g>
              </table:table-cell>
              <table:table-cell office:value-type="float" office:value="0.9314909020524">
                <text:p>0.9314909020524</text:p>
                <draw:g>
                  <svg:desc>Model.C61:Model.AO61</svg:desc>
                </draw:g>
              </table:table-cell>
              <table:table-cell office:value-type="float" office:value="0.938378647803376">
                <text:p>0.938378647803376</text:p>
              </table:table-cell>
              <table:table-cell office:value-type="float" office:value="0.950622709643003">
                <text:p>0.950622709643003</text:p>
              </table:table-cell>
              <table:table-cell office:value-type="float" office:value="0.966146104906723">
                <text:p>0.966146104906723</text:p>
              </table:table-cell>
              <table:table-cell office:value-type="float" office:value="0.982109820857303">
                <text:p>0.982109820857303</text:p>
              </table:table-cell>
              <table:table-cell office:value-type="float" office:value="0.994818632404469">
                <text:p>0.994818632404469</text:p>
              </table:table-cell>
              <table:table-cell office:value-type="float" office:value="1">
                <text:p>1</text:p>
              </table:table-cell>
              <table:table-cell office:value-type="float" office:value="0.993652589783276">
                <text:p>0.993652589783276</text:p>
              </table:table-cell>
              <table:table-cell office:value-type="float" office:value="0.973319114708433">
                <text:p>0.973319114708433</text:p>
              </table:table-cell>
              <table:table-cell office:value-type="float" office:value="0.939116733825198">
                <text:p>0.939116733825198</text:p>
              </table:table-cell>
              <table:table-cell office:value-type="float" office:value="0.893749226493249">
                <text:p>0.893749226493249</text:p>
              </table:table-cell>
              <table:table-cell office:value-type="float" office:value="0.841409841705719">
                <text:p>0.841409841705719</text:p>
              </table:table-cell>
              <table:table-cell office:value-type="float" office:value="0.786309141594375">
                <text:p>0.786309141594375</text:p>
              </table:table-cell>
              <table:table-cell office:value-type="float" office:value="0.731636712768642">
                <text:p>0.731636712768642</text:p>
              </table:table-cell>
              <table:table-cell office:value-type="float" office:value="0.679219976643569">
                <text:p>0.679219976643569</text:p>
              </table:table-cell>
              <table:table-cell office:value-type="float" office:value="0.629688849390312">
                <text:p>0.629688849390312</text:p>
              </table:table-cell>
              <table:table-cell office:value-type="float" office:value="0.582869423155439">
                <text:p>0.582869423155439</text:p>
              </table:table-cell>
              <table:table-cell office:value-type="float" office:value="0.538233290920796">
                <text:p>0.538233290920796</text:p>
              </table:table-cell>
              <table:table-cell office:value-type="float" office:value="0.495314261442655">
                <text:p>0.495314261442655</text:p>
              </table:table-cell>
              <table:table-cell office:value-type="float" office:value="0.454012537481495">
                <text:p>0.454012537481495</text:p>
              </table:table-cell>
              <table:table-cell office:value-type="float" office:value="0.414696360956249">
                <text:p>0.414696360956249</text:p>
              </table:table-cell>
              <table:table-cell office:value-type="float" office:value="0.378066913498372">
                <text:p>0.378066913498372</text:p>
              </table:table-cell>
              <table:table-cell office:value-type="float" office:value="0.34487192992049">
                <text:p>0.34487192992049</text:p>
              </table:table-cell>
              <table:table-cell office:value-type="float" office:value="0.315629134903789">
                <text:p>0.315629134903789</text:p>
              </table:table-cell>
              <table:table-cell office:value-type="float" office:value="0.290477294972064">
                <text:p>0.290477294972064</text:p>
              </table:table-cell>
              <table:table-cell office:value-type="float" office:value="0.269167971022802">
                <text:p>0.269167971022802</text:p>
              </table:table-cell>
              <table:table-cell office:value-type="float" office:value="0.251145041311803">
                <text:p>0.251145041311803</text:p>
              </table:table-cell>
              <table:table-cell office:value-type="float" office:value="0.235659603506903">
                <text:p>0.235659603506903</text:p>
              </table:table-cell>
              <table:table-cell office:value-type="float" office:value="0.221897969637188">
                <text:p>0.221897969637188</text:p>
              </table:table-cell>
              <table:table-cell office:value-type="float" office:value="0.209118089348284">
                <text:p>0.209118089348284</text:p>
              </table:table-cell>
              <table:table-cell office:value-type="float" office:value="0.196778433493013">
                <text:p>0.196778433493013</text:p>
              </table:table-cell>
              <table:table-cell office:value-type="float" office:value="0.18461868080399">
                <text:p>0.18461868080399</text:p>
              </table:table-cell>
              <table:table-cell office:value-type="float" office:value="0.172650805952307">
                <text:p>0.172650805952307</text:p>
              </table:table-cell>
              <table:table-cell office:value-type="float" office:value="0.161061091711691">
                <text:p>0.161061091711691</text:p>
              </table:table-cell>
              <table:table-cell office:value-type="float" office:value="0.150074436193483">
                <text:p>0.150074436193483</text:p>
              </table:table-cell>
              <table:table-cell office:value-type="float" office:value="0.139842808313817">
                <text:p>0.139842808313817</text:p>
              </table:table-cell>
              <table:table-cell office:value-type="float" office:value="0.130388426071423">
                <text:p>0.130388426071423</text:p>
              </table:table-cell>
              <table:table-cell office:value-type="float" office:value="0.121598237092985">
                <text:p>0.121598237092985</text:p>
              </table:table-cell>
              <table:table-cell office:value-type="float" office:value="0.113255606039712">
                <text:p>0.113255606039712</text:p>
              </table:table-cell>
            </table:table-row>
            <table:table-row>
              <table:table-cell office:value-type="string">
                <text:p>7</text:p>
                <draw:g>
                  <svg:desc>Model.B62:Model.B62</svg:desc>
                </draw:g>
              </table:table-cell>
              <table:table-cell office:value-type="float" office:value="0.884888963274313">
                <text:p>0.884888963274313</text:p>
                <draw:g>
                  <svg:desc>Model.C62:Model.AO62</svg:desc>
                </draw:g>
              </table:table-cell>
              <table:table-cell office:value-type="float" office:value="0.893748262759229">
                <text:p>0.893748262759229</text:p>
              </table:table-cell>
              <table:table-cell office:value-type="float" office:value="0.909834609876934">
                <text:p>0.909834609876934</text:p>
              </table:table-cell>
              <table:table-cell office:value-type="float" office:value="0.931093572635617">
                <text:p>0.931093572635617</text:p>
              </table:table-cell>
              <table:table-cell office:value-type="float" office:value="0.954743540149975">
                <text:p>0.954743540149975</text:p>
              </table:table-cell>
              <table:table-cell office:value-type="float" office:value="0.977082179942581">
                <text:p>0.977082179942581</text:p>
              </table:table-cell>
              <table:table-cell office:value-type="float" office:value="0.993652589783276">
                <text:p>0.993652589783276</text:p>
              </table:table-cell>
              <table:table-cell office:value-type="float" office:value="1">
                <text:p>1</text:p>
              </table:table-cell>
              <table:table-cell office:value-type="float" office:value="0.992939049164989">
                <text:p>0.992939049164989</text:p>
              </table:table-cell>
              <table:table-cell office:value-type="float" office:value="0.97170824223973">
                <text:p>0.97170824223973</text:p>
              </table:table-cell>
              <table:table-cell office:value-type="float" office:value="0.938189160779542">
                <text:p>0.938189160779542</text:p>
              </table:table-cell>
              <table:table-cell office:value-type="float" office:value="0.895978075904852">
                <text:p>0.895978075904852</text:p>
              </table:table-cell>
              <table:table-cell office:value-type="float" office:value="0.848957399450856">
                <text:p>0.848957399450856</text:p>
              </table:table-cell>
              <table:table-cell office:value-type="float" office:value="0.80019105433953">
                <text:p>0.80019105433953</text:p>
              </table:table-cell>
              <table:table-cell office:value-type="float" office:value="0.751481227397063">
                <text:p>0.751481227397063</text:p>
              </table:table-cell>
              <table:table-cell office:value-type="float" office:value="0.703457944120502">
                <text:p>0.703457944120502</text:p>
              </table:table-cell>
              <table:table-cell office:value-type="float" office:value="0.655951484076129">
                <text:p>0.655951484076129</text:p>
              </table:table-cell>
              <table:table-cell office:value-type="float" office:value="0.608474028935311">
                <text:p>0.608474028935311</text:p>
              </table:table-cell>
              <table:table-cell office:value-type="float" office:value="0.560702706364049">
                <text:p>0.560702706364049</text:p>
              </table:table-cell>
              <table:table-cell office:value-type="float" office:value="0.512846177100322">
                <text:p>0.512846177100322</text:p>
              </table:table-cell>
              <table:table-cell office:value-type="float" office:value="0.465759770109315">
                <text:p>0.465759770109315</text:p>
              </table:table-cell>
              <table:table-cell office:value-type="float" office:value="0.420752793936457">
                <text:p>0.420752793936457</text:p>
              </table:table-cell>
              <table:table-cell office:value-type="float" office:value="0.379197435418118">
                <text:p>0.379197435418118</text:p>
              </table:table-cell>
              <table:table-cell office:value-type="float" office:value="0.342153935018752">
                <text:p>0.342153935018752</text:p>
              </table:table-cell>
              <table:table-cell office:value-type="float" office:value="0.310169780218383">
                <text:p>0.310169780218383</text:p>
              </table:table-cell>
              <table:table-cell office:value-type="float" office:value="0.283268643289206">
                <text:p>0.283268643289206</text:p>
              </table:table-cell>
              <table:table-cell office:value-type="float" office:value="0.261052909463767">
                <text:p>0.261052909463767</text:p>
              </table:table-cell>
              <table:table-cell office:value-type="float" office:value="0.242841417619231">
                <text:p>0.242841417619231</text:p>
              </table:table-cell>
              <table:table-cell office:value-type="float" office:value="0.22780540933877">
                <text:p>0.22780540933877</text:p>
              </table:table-cell>
              <table:table-cell office:value-type="float" office:value="0.215098385973775">
                <text:p>0.215098385973775</text:p>
              </table:table-cell>
              <table:table-cell office:value-type="float" office:value="0.203977358528594">
                <text:p>0.203977358528594</text:p>
              </table:table-cell>
              <table:table-cell office:value-type="float" office:value="0.193892876049979">
                <text:p>0.193892876049979</text:p>
              </table:table-cell>
              <table:table-cell office:value-type="float" office:value="0.184514560344041">
                <text:p>0.184514560344041</text:p>
              </table:table-cell>
              <table:table-cell office:value-type="float" office:value="0.175681644219467">
                <text:p>0.175681644219467</text:p>
              </table:table-cell>
              <table:table-cell office:value-type="float" office:value="0.16730779460898">
                <text:p>0.16730779460898</text:p>
              </table:table-cell>
              <table:table-cell office:value-type="float" office:value="0.159287167098021">
                <text:p>0.159287167098021</text:p>
              </table:table-cell>
              <table:table-cell office:value-type="float" office:value="0.151433844909814">
                <text:p>0.151433844909814</text:p>
              </table:table-cell>
              <table:table-cell office:value-type="float" office:value="0.143464431019036">
                <text:p>0.143464431019036</text:p>
              </table:table-cell>
              <table:table-cell office:value-type="float" office:value="0.135025387502088">
                <text:p>0.135025387502088</text:p>
              </table:table-cell>
            </table:table-row>
            <table:table-row>
              <table:table-cell office:value-type="string">
                <text:p>8</text:p>
                <draw:g>
                  <svg:desc>Model.B63:Model.B63</svg:desc>
                </draw:g>
              </table:table-cell>
              <table:table-cell office:value-type="float" office:value="0.823978894928719">
                <text:p>0.823978894928719</text:p>
                <draw:g>
                  <svg:desc>Model.C63:Model.AO63</svg:desc>
                </draw:g>
              </table:table-cell>
              <table:table-cell office:value-type="float" office:value="0.834766754876903">
                <text:p>0.834766754876903</text:p>
              </table:table-cell>
              <table:table-cell office:value-type="float" office:value="0.854630971624776">
                <text:p>0.854630971624776</text:p>
              </table:table-cell>
              <table:table-cell office:value-type="float" office:value="0.881574830591355">
                <text:p>0.881574830591355</text:p>
              </table:table-cell>
              <table:table-cell office:value-type="float" office:value="0.91292353473827">
                <text:p>0.91292353473827</text:p>
              </table:table-cell>
              <table:table-cell office:value-type="float" office:value="0.945029737935441">
                <text:p>0.945029737935441</text:p>
              </table:table-cell>
              <table:table-cell office:value-type="float" office:value="0.973319114708433">
                <text:p>0.973319114708433</text:p>
              </table:table-cell>
              <table:table-cell office:value-type="float" office:value="0.992939049164989">
                <text:p>0.992939049164989</text:p>
              </table:table-cell>
              <table:table-cell office:value-type="float" office:value="1">
                <text:p>1</text:p>
              </table:table-cell>
              <table:table-cell office:value-type="float" office:value="0.992841225598956">
                <text:p>0.992841225598956</text:p>
              </table:table-cell>
              <table:table-cell office:value-type="float" office:value="0.972462489976001">
                <text:p>0.972462489976001</text:p>
              </table:table-cell>
              <table:table-cell office:value-type="float" office:value="0.941785924607531">
                <text:p>0.941785924607531</text:p>
              </table:table-cell>
              <table:table-cell office:value-type="float" office:value="0.904294497997314">
                <text:p>0.904294497997314</text:p>
              </table:table-cell>
              <table:table-cell office:value-type="float" office:value="0.862874100283464">
                <text:p>0.862874100283464</text:p>
              </table:table-cell>
              <table:table-cell office:value-type="float" office:value="0.819268895921062">
                <text:p>0.819268895921062</text:p>
              </table:table-cell>
              <table:table-cell office:value-type="float" office:value="0.774088938354394">
                <text:p>0.774088938354394</text:p>
              </table:table-cell>
              <table:table-cell office:value-type="float" office:value="0.727152512295095">
                <text:p>0.727152512295095</text:p>
              </table:table-cell>
              <table:table-cell office:value-type="float" office:value="0.677993224878418">
                <text:p>0.677993224878418</text:p>
              </table:table-cell>
              <table:table-cell office:value-type="float" office:value="0.626406788169843">
                <text:p>0.626406788169843</text:p>
              </table:table-cell>
              <table:table-cell office:value-type="float" office:value="0.572882678910551">
                <text:p>0.572882678910551</text:p>
              </table:table-cell>
              <table:table-cell office:value-type="float" office:value="0.518739389539349">
                <text:p>0.518739389539349</text:p>
              </table:table-cell>
              <table:table-cell office:value-type="float" office:value="0.46588100984114">
                <text:p>0.46588100984114</text:p>
              </table:table-cell>
              <table:table-cell office:value-type="float" office:value="0.416304497644224">
                <text:p>0.416304497644224</text:p>
              </table:table-cell>
              <table:table-cell office:value-type="float" office:value="0.371624632790714">
                <text:p>0.371624632790714</text:p>
              </table:table-cell>
              <table:table-cell office:value-type="float" office:value="0.332816385858961">
                <text:p>0.332816385858961</text:p>
              </table:table-cell>
              <table:table-cell office:value-type="float" office:value="0.300196243020637">
                <text:p>0.300196243020637</text:p>
              </table:table-cell>
              <table:table-cell office:value-type="float" office:value="0.273545194057047">
                <text:p>0.273545194057047</text:p>
              </table:table-cell>
              <table:table-cell office:value-type="float" office:value="0.252269435007682">
                <text:p>0.252269435007682</text:p>
              </table:table-cell>
              <table:table-cell office:value-type="float" office:value="0.235546248071514">
                <text:p>0.235546248071514</text:p>
              </table:table-cell>
              <table:table-cell office:value-type="float" office:value="0.222449547007506">
                <text:p>0.222449547007506</text:p>
              </table:table-cell>
              <table:table-cell office:value-type="float" office:value="0.21206416856715">
                <text:p>0.21206416856715</text:p>
              </table:table-cell>
              <table:table-cell office:value-type="float" office:value="0.203583147526803">
                <text:p>0.203583147526803</text:p>
              </table:table-cell>
              <table:table-cell office:value-type="float" office:value="0.196363404191428">
                <text:p>0.196363404191428</text:p>
              </table:table-cell>
              <table:table-cell office:value-type="float" office:value="0.189920565523192">
                <text:p>0.189920565523192</text:p>
              </table:table-cell>
              <table:table-cell office:value-type="float" office:value="0.183872316326295">
                <text:p>0.183872316326295</text:p>
              </table:table-cell>
              <table:table-cell office:value-type="float" office:value="0.177862804731675">
                <text:p>0.177862804731675</text:p>
              </table:table-cell>
              <table:table-cell office:value-type="float" office:value="0.171500630498134">
                <text:p>0.171500630498134</text:p>
              </table:table-cell>
              <table:table-cell office:value-type="float" office:value="0.164331691696266">
                <text:p>0.164331691696266</text:p>
              </table:table-cell>
              <table:table-cell office:value-type="float" office:value="0.1558629663505">
                <text:p>0.1558629663505</text:p>
              </table:table-cell>
            </table:table-row>
            <table:table-row>
              <table:table-cell office:value-type="string">
                <text:p>9</text:p>
                <draw:g>
                  <svg:desc>Model.B64:Model.B64</svg:desc>
                </draw:g>
              </table:table-cell>
              <table:table-cell office:value-type="float" office:value="0.751768705259598">
                <text:p>0.751768705259598</text:p>
                <draw:g>
                  <svg:desc>Model.C64:Model.AO64</svg:desc>
                </draw:g>
              </table:table-cell>
              <table:table-cell office:value-type="float" office:value="0.764296749160156">
                <text:p>0.764296749160156</text:p>
              </table:table-cell>
              <table:table-cell office:value-type="float" office:value="0.787592290233282">
                <text:p>0.787592290233282</text:p>
              </table:table-cell>
              <table:table-cell office:value-type="float" office:value="0.819752097203655">
                <text:p>0.819752097203655</text:p>
              </table:table-cell>
              <table:table-cell office:value-type="float" office:value="0.858256659174083">
                <text:p>0.858256659174083</text:p>
              </table:table-cell>
              <table:table-cell office:value-type="float" office:value="0.899580414854311">
                <text:p>0.899580414854311</text:p>
              </table:table-cell>
              <table:table-cell office:value-type="float" office:value="0.939116733825198">
                <text:p>0.939116733825198</text:p>
              </table:table-cell>
              <table:table-cell office:value-type="float" office:value="0.97170824223973">
                <text:p>0.97170824223973</text:p>
              </table:table-cell>
              <table:table-cell office:value-type="float" office:value="0.992841225598956">
                <text:p>0.992841225598956</text:p>
              </table:table-cell>
              <table:table-cell office:value-type="float" office:value="1">
                <text:p>1</text:p>
              </table:table-cell>
              <table:table-cell office:value-type="float" office:value="0.99330158812162">
                <text:p>0.99330158812162</text:p>
              </table:table-cell>
              <table:table-cell office:value-type="float" office:value="0.974957931485341">
                <text:p>0.974957931485341</text:p>
              </table:table-cell>
              <table:table-cell office:value-type="float" office:value="0.948002630450886">
                <text:p>0.948002630450886</text:p>
              </table:table-cell>
              <table:table-cell office:value-type="float" office:value="0.915098090557536">
                <text:p>0.915098090557536</text:p>
              </table:table-cell>
              <table:table-cell office:value-type="float" office:value="0.877897299635744">
                <text:p>0.877897299635744</text:p>
              </table:table-cell>
              <table:table-cell office:value-type="float" office:value="0.836967307971412">
                <text:p>0.836967307971412</text:p>
              </table:table-cell>
              <table:table-cell office:value-type="float" office:value="0.792093342961384">
                <text:p>0.792093342961384</text:p>
              </table:table-cell>
              <table:table-cell office:value-type="float" office:value="0.74280152674277">
                <text:p>0.74280152674277</text:p>
              </table:table-cell>
              <table:table-cell office:value-type="float" office:value="0.68896217416159">
                <text:p>0.68896217416159</text:p>
              </table:table-cell>
              <table:table-cell office:value-type="float" office:value="0.63128588498242">
                <text:p>0.63128588498242</text:p>
              </table:table-cell>
              <table:table-cell office:value-type="float" office:value="0.571486528580426">
                <text:p>0.571486528580426</text:p>
              </table:table-cell>
              <table:table-cell office:value-type="float" office:value="0.511999923163789">
                <text:p>0.511999923163789</text:p>
              </table:table-cell>
              <table:table-cell office:value-type="float" office:value="0.455400813277416">
                <text:p>0.455400813277416</text:p>
              </table:table-cell>
              <table:table-cell office:value-type="float" office:value="0.403832068501517">
                <text:p>0.403832068501517</text:p>
              </table:table-cell>
              <table:table-cell office:value-type="float" office:value="0.358687585043002">
                <text:p>0.358687585043002</text:p>
              </table:table-cell>
              <table:table-cell office:value-type="float" office:value="0.320580084571017">
                <text:p>0.320580084571017</text:p>
              </table:table-cell>
              <table:table-cell office:value-type="float" office:value="0.289479701476637">
                <text:p>0.289479701476637</text:p>
              </table:table-cell>
              <table:table-cell office:value-type="float" office:value="0.264896290448942">
                <text:p>0.264896290448942</text:p>
              </table:table-cell>
              <table:table-cell office:value-type="float" office:value="0.246037495065147">
                <text:p>0.246037495065147</text:p>
              </table:table-cell>
              <table:table-cell office:value-type="float" office:value="0.231933866200889">
                <text:p>0.231933866200889</text:p>
              </table:table-cell>
              <table:table-cell office:value-type="float" office:value="0.221548255008376">
                <text:p>0.221548255008376</text:p>
              </table:table-cell>
              <table:table-cell office:value-type="float" office:value="0.213877443904694">
                <text:p>0.213877443904694</text:p>
              </table:table-cell>
              <table:table-cell office:value-type="float" office:value="0.208029968774326">
                <text:p>0.208029968774326</text:p>
              </table:table-cell>
              <table:table-cell office:value-type="float" office:value="0.203255698741628">
                <text:p>0.203255698741628</text:p>
              </table:table-cell>
              <table:table-cell office:value-type="float" office:value="0.198921396959989">
                <text:p>0.198921396959989</text:p>
              </table:table-cell>
              <table:table-cell office:value-type="float" office:value="0.194452458096892">
                <text:p>0.194452458096892</text:p>
              </table:table-cell>
              <table:table-cell office:value-type="float" office:value="0.189272286572681">
                <text:p>0.189272286572681</text:p>
              </table:table-cell>
              <table:table-cell office:value-type="float" office:value="0.182768972299902">
                <text:p>0.182768972299902</text:p>
              </table:table-cell>
              <table:table-cell office:value-type="float" office:value="0.17431701896546">
                <text:p>0.17431701896546</text:p>
              </table:table-cell>
            </table:table-row>
            <table:table-row>
              <table:table-cell office:value-type="string">
                <text:p>10</text:p>
                <draw:g>
                  <svg:desc>Model.B65:Model.B65</svg:desc>
                </draw:g>
              </table:table-cell>
              <table:table-cell office:value-type="float" office:value="0.673412362917041">
                <text:p>0.673412362917041</text:p>
                <draw:g>
                  <svg:desc>Model.C65:Model.AO65</svg:desc>
                </draw:g>
              </table:table-cell>
              <table:table-cell office:value-type="float" office:value="0.687378705706969">
                <text:p>0.687378705706969</text:p>
              </table:table-cell>
              <table:table-cell office:value-type="float" office:value="0.713535603250871">
                <text:p>0.713535603250871</text:p>
              </table:table-cell>
              <table:table-cell office:value-type="float" office:value="0.750103775447876">
                <text:p>0.750103775447876</text:p>
              </table:table-cell>
              <table:table-cell office:value-type="float" office:value="0.794758592461788">
                <text:p>0.794758592461788</text:p>
              </table:table-cell>
              <table:table-cell office:value-type="float" office:value="0.8441568880825">
                <text:p>0.8441568880825</text:p>
              </table:table-cell>
              <table:table-cell office:value-type="float" office:value="0.893749226493249">
                <text:p>0.893749226493249</text:p>
              </table:table-cell>
              <table:table-cell office:value-type="float" office:value="0.938189160779542">
                <text:p>0.938189160779542</text:p>
              </table:table-cell>
              <table:table-cell office:value-type="float" office:value="0.972462489976001">
                <text:p>0.972462489976001</text:p>
              </table:table-cell>
              <table:table-cell office:value-type="float" office:value="0.99330158812162">
                <text:p>0.99330158812162</text:p>
              </table:table-cell>
              <table:table-cell office:value-type="float" office:value="1">
                <text:p>1</text:p>
              </table:table-cell>
              <table:table-cell office:value-type="float" office:value="0.994071825935333">
                <text:p>0.994071825935333</text:p>
              </table:table-cell>
              <table:table-cell office:value-type="float" office:value="0.978082065825745">
                <text:p>0.978082065825745</text:p>
              </table:table-cell>
              <table:table-cell office:value-type="float" office:value="0.954439227773227">
                <text:p>0.954439227773227</text:p>
              </table:table-cell>
              <table:table-cell office:value-type="float" office:value="0.924677047152388">
                <text:p>0.924677047152388</text:p>
              </table:table-cell>
              <table:table-cell office:value-type="float" office:value="0.889296523251766">
                <text:p>0.889296523251766</text:p>
              </table:table-cell>
              <table:table-cell office:value-type="float" office:value="0.848025458050689">
                <text:p>0.848025458050689</text:p>
              </table:table-cell>
              <table:table-cell office:value-type="float" office:value="0.800345584069585">
                <text:p>0.800345584069585</text:p>
              </table:table-cell>
              <table:table-cell office:value-type="float" office:value="0.746141913178927">
                <text:p>0.746141913178927</text:p>
              </table:table-cell>
              <table:table-cell office:value-type="float" office:value="0.686260014057769">
                <text:p>0.686260014057769</text:p>
              </table:table-cell>
              <table:table-cell office:value-type="float" office:value="0.622704939468999">
                <text:p>0.622704939468999</text:p>
              </table:table-cell>
              <table:table-cell office:value-type="float" office:value="0.558339417038209">
                <text:p>0.558339417038209</text:p>
              </table:table-cell>
              <table:table-cell office:value-type="float" office:value="0.496228476610418">
                <text:p>0.496228476610418</text:p>
              </table:table-cell>
              <table:table-cell office:value-type="float" office:value="0.438982708852113">
                <text:p>0.438982708852113</text:p>
              </table:table-cell>
              <table:table-cell office:value-type="float" office:value="0.388381181584726">
                <text:p>0.388381181584726</text:p>
              </table:table-cell>
              <table:table-cell office:value-type="float" office:value="0.345319090363264">
                <text:p>0.345319090363264</text:p>
              </table:table-cell>
              <table:table-cell office:value-type="float" office:value="0.309955295268454">
                <text:p>0.309955295268454</text:p>
              </table:table-cell>
              <table:table-cell office:value-type="float" office:value="0.281913704728218">
                <text:p>0.281913704728218</text:p>
              </table:table-cell>
              <table:table-cell office:value-type="float" office:value="0.260456099627403">
                <text:p>0.260456099627403</text:p>
              </table:table-cell>
              <table:table-cell office:value-type="float" office:value="0.244612266109009">
                <text:p>0.244612266109009</text:p>
              </table:table-cell>
              <table:table-cell office:value-type="float" office:value="0.233288061068935">
                <text:p>0.233288061068935</text:p>
              </table:table-cell>
              <table:table-cell office:value-type="float" office:value="0.225368246307612">
                <text:p>0.225368246307612</text:p>
              </table:table-cell>
              <table:table-cell office:value-type="float" office:value="0.219805545561627">
                <text:p>0.219805545561627</text:p>
              </table:table-cell>
              <table:table-cell office:value-type="float" office:value="0.215670945284163">
                <text:p>0.215670945284163</text:p>
              </table:table-cell>
              <table:table-cell office:value-type="float" office:value="0.212151146241057">
                <text:p>0.212151146241057</text:p>
              </table:table-cell>
              <table:table-cell office:value-type="float" office:value="0.208504678137637">
                <text:p>0.208504678137637</text:p>
              </table:table-cell>
              <table:table-cell office:value-type="float" office:value="0.204005632971773">
                <text:p>0.204005632971773</text:p>
              </table:table-cell>
              <table:table-cell office:value-type="float" office:value="0.197908807885089">
                <text:p>0.197908807885089</text:p>
              </table:table-cell>
              <table:table-cell office:value-type="float" office:value="0.189471549911467">
                <text:p>0.189471549911467</text:p>
              </table:table-cell>
            </table:table-row>
            <table:table-row>
              <table:table-cell office:value-type="string">
                <text:p>11</text:p>
                <draw:g>
                  <svg:desc>Model.B66:Model.B66</svg:desc>
                </draw:g>
              </table:table-cell>
              <table:table-cell office:value-type="float" office:value="0.594667001030821">
                <text:p>0.594667001030821</text:p>
                <draw:g>
                  <svg:desc>Model.C66:Model.AO66</svg:desc>
                </draw:g>
              </table:table-cell>
              <table:table-cell office:value-type="float" office:value="0.609706380807651">
                <text:p>0.609706380807651</text:p>
              </table:table-cell>
              <table:table-cell office:value-type="float" office:value="0.638026724015762">
                <text:p>0.638026724015762</text:p>
              </table:table-cell>
              <table:table-cell office:value-type="float" office:value="0.677994362029746">
                <text:p>0.677994362029746</text:p>
              </table:table-cell>
              <table:table-cell office:value-type="float" office:value="0.727505928750419">
                <text:p>0.727505928750419</text:p>
              </table:table-cell>
              <table:table-cell office:value-type="float" office:value="0.783447823306783">
                <text:p>0.783447823306783</text:p>
              </table:table-cell>
              <table:table-cell office:value-type="float" office:value="0.841409841705719">
                <text:p>0.841409841705719</text:p>
              </table:table-cell>
              <table:table-cell office:value-type="float" office:value="0.895978075904852">
                <text:p>0.895978075904852</text:p>
              </table:table-cell>
              <table:table-cell office:value-type="float" office:value="0.941785924607531">
                <text:p>0.941785924607531</text:p>
              </table:table-cell>
              <table:table-cell office:value-type="float" office:value="0.974957931485341">
                <text:p>0.974957931485341</text:p>
              </table:table-cell>
              <table:table-cell office:value-type="float" office:value="0.994071825935333">
                <text:p>0.994071825935333</text:p>
              </table:table-cell>
              <table:table-cell office:value-type="float" office:value="1">
                <text:p>1</text:p>
              </table:table-cell>
              <table:table-cell office:value-type="float" office:value="0.994851162389796">
                <text:p>0.994851162389796</text:p>
              </table:table-cell>
              <table:table-cell office:value-type="float" office:value="0.980767827826172">
                <text:p>0.980767827826172</text:p>
              </table:table-cell>
              <table:table-cell office:value-type="float" office:value="0.959144756298415">
                <text:p>0.959144756298415</text:p>
              </table:table-cell>
              <table:table-cell office:value-type="float" office:value="0.930396143648989">
                <text:p>0.930396143648989</text:p>
              </table:table-cell>
              <table:table-cell office:value-type="float" office:value="0.894166529480185">
                <text:p>0.894166529480185</text:p>
              </table:table-cell>
              <table:table-cell office:value-type="float" office:value="0.849851217669691">
                <text:p>0.849851217669691</text:p>
              </table:table-cell>
              <table:table-cell office:value-type="float" office:value="0.797279785770382">
                <text:p>0.797279785770382</text:p>
              </table:table-cell>
              <table:table-cell office:value-type="float" office:value="0.737329871481474">
                <text:p>0.737329871481474</text:p>
              </table:table-cell>
              <table:table-cell office:value-type="float" office:value="0.672170496368172">
                <text:p>0.672170496368172</text:p>
              </table:table-cell>
              <table:table-cell office:value-type="float" office:value="0.604959773984884">
                <text:p>0.604959773984884</text:p>
              </table:table-cell>
              <table:table-cell office:value-type="float" office:value="0.539139043400612">
                <text:p>0.539139043400612</text:p>
              </table:table-cell>
              <table:table-cell office:value-type="float" office:value="0.477703302791212">
                <text:p>0.477703302791212</text:p>
              </table:table-cell>
              <table:table-cell office:value-type="float" office:value="0.422765045707861">
                <text:p>0.422765045707861</text:p>
              </table:table-cell>
              <table:table-cell office:value-type="float" office:value="0.375474820558674">
                <text:p>0.375474820558674</text:p>
              </table:table-cell>
              <table:table-cell office:value-type="float" office:value="0.336170023488012">
                <text:p>0.336170023488012</text:p>
              </table:table-cell>
              <table:table-cell office:value-type="float" office:value="0.304592141492101">
                <text:p>0.304592141492101</text:p>
              </table:table-cell>
              <table:table-cell office:value-type="float" office:value="0.280077200584617">
                <text:p>0.280077200584617</text:p>
              </table:table-cell>
              <table:table-cell office:value-type="float" office:value="0.261697604700314">
                <text:p>0.261697604700314</text:p>
              </table:table-cell>
              <table:table-cell office:value-type="float" office:value="0.248373844474847">
                <text:p>0.248373844474847</text:p>
              </table:table-cell>
              <table:table-cell office:value-type="float" office:value="0.238975689374653">
                <text:p>0.238975689374653</text:p>
              </table:table-cell>
              <table:table-cell office:value-type="float" office:value="0.232409998840664">
                <text:p>0.232409998840664</text:p>
              </table:table-cell>
              <table:table-cell office:value-type="float" office:value="0.227674696032906">
                <text:p>0.227674696032906</text:p>
              </table:table-cell>
              <table:table-cell office:value-type="float" office:value="0.223864790904493">
                <text:p>0.223864790904493</text:p>
              </table:table-cell>
              <table:table-cell office:value-type="float" office:value="0.220138160630385">
                <text:p>0.220138160630385</text:p>
              </table:table-cell>
              <table:table-cell office:value-type="float" office:value="0.215666308697589">
                <text:p>0.215666308697589</text:p>
              </table:table-cell>
              <table:table-cell office:value-type="float" office:value="0.209603156485295">
                <text:p>0.209603156485295</text:p>
              </table:table-cell>
              <table:table-cell office:value-type="float" office:value="0.20110969774378">
                <text:p>0.20110969774378</text:p>
              </table:table-cell>
            </table:table-row>
            <table:table-row>
              <table:table-cell office:value-type="string">
                <text:p>12</text:p>
                <draw:g>
                  <svg:desc>Model.B67:Model.B67</svg:desc>
                </draw:g>
              </table:table-cell>
              <table:table-cell office:value-type="float" office:value="0.520419097299696">
                <text:p>0.520419097299696</text:p>
                <draw:g>
                  <svg:desc>Model.C67:Model.AO67</svg:desc>
                </draw:g>
              </table:table-cell>
              <table:table-cell office:value-type="float" office:value="0.53614768068804">
                <text:p>0.53614768068804</text:p>
              </table:table-cell>
              <table:table-cell office:value-type="float" office:value="0.565892513955656">
                <text:p>0.565892513955656</text:p>
              </table:table-cell>
              <table:table-cell office:value-type="float" office:value="0.608178117179959">
                <text:p>0.608178117179959</text:p>
              </table:table-cell>
              <table:table-cell office:value-type="float" office:value="0.661135724327747">
                <text:p>0.661135724327747</text:p>
              </table:table-cell>
              <table:table-cell office:value-type="float" office:value="0.721913439557501">
                <text:p>0.721913439557501</text:p>
              </table:table-cell>
              <table:table-cell office:value-type="float" office:value="0.786309141594375">
                <text:p>0.786309141594375</text:p>
              </table:table-cell>
              <table:table-cell office:value-type="float" office:value="0.848957399450856">
                <text:p>0.848957399450856</text:p>
              </table:table-cell>
              <table:table-cell office:value-type="float" office:value="0.904294497997314">
                <text:p>0.904294497997314</text:p>
              </table:table-cell>
              <table:table-cell office:value-type="float" office:value="0.948002630450886">
                <text:p>0.948002630450886</text:p>
              </table:table-cell>
              <table:table-cell office:value-type="float" office:value="0.978082065825745">
                <text:p>0.978082065825745</text:p>
              </table:table-cell>
              <table:table-cell office:value-type="float" office:value="0.994851162389796">
                <text:p>0.994851162389796</text:p>
              </table:table-cell>
              <table:table-cell office:value-type="float" office:value="1">
                <text:p>1</text:p>
              </table:table-cell>
              <table:table-cell office:value-type="float" office:value="0.995409517741387">
                <text:p>0.995409517741387</text:p>
              </table:table-cell>
              <table:table-cell office:value-type="float" office:value="0.982324497891322">
                <text:p>0.982324497891322</text:p>
              </table:table-cell>
              <table:table-cell office:value-type="float" office:value="0.961054967987012">
                <text:p>0.961054967987012</text:p>
              </table:table-cell>
              <table:table-cell office:value-type="float" office:value="0.931136505774738">
                <text:p>0.931136505774738</text:p>
              </table:table-cell>
              <table:table-cell office:value-type="float" office:value="0.891833815163378">
                <text:p>0.891833815163378</text:p>
              </table:table-cell>
              <table:table-cell office:value-type="float" office:value="0.842846485370938">
                <text:p>0.842846485370938</text:p>
              </table:table-cell>
              <table:table-cell office:value-type="float" office:value="0.78497420228923">
                <text:p>0.78497420228923</text:p>
              </table:table-cell>
              <table:table-cell office:value-type="float" office:value="0.720412906387849">
                <text:p>0.720412906387849</text:p>
              </table:table-cell>
              <table:table-cell office:value-type="float" office:value="0.6524728500857">
                <text:p>0.6524728500857</text:p>
              </table:table-cell>
              <table:table-cell office:value-type="float" office:value="0.584845527977423">
                <text:p>0.584845527977423</text:p>
              </table:table-cell>
              <table:table-cell office:value-type="float" office:value="0.520815735598951">
                <text:p>0.520815735598951</text:p>
              </table:table-cell>
              <table:table-cell office:value-type="float" office:value="0.46276789851803">
                <text:p>0.46276789851803</text:p>
              </table:table-cell>
              <table:table-cell office:value-type="float" office:value="0.412072545402875">
                <text:p>0.412072545402875</text:p>
              </table:table-cell>
              <table:table-cell office:value-type="float" office:value="0.369228251702328">
                <text:p>0.369228251702328</text:p>
              </table:table-cell>
              <table:table-cell office:value-type="float" office:value="0.334091237190497">
                <text:p>0.334091237190497</text:p>
              </table:table-cell>
              <table:table-cell office:value-type="float" office:value="0.30608652593749">
                <text:p>0.30608652593749</text:p>
              </table:table-cell>
              <table:table-cell office:value-type="float" office:value="0.284369023457815">
                <text:p>0.284369023457815</text:p>
              </table:table-cell>
              <table:table-cell office:value-type="float" office:value="0.267944988187766">
                <text:p>0.267944988187766</text:p>
              </table:table-cell>
              <table:table-cell office:value-type="float" office:value="0.255769482608865">
                <text:p>0.255769482608865</text:p>
              </table:table-cell>
              <table:table-cell office:value-type="float" office:value="0.246820131738227">
                <text:p>0.246820131738227</text:p>
              </table:table-cell>
              <table:table-cell office:value-type="float" office:value="0.240136293958766">
                <text:p>0.240136293958766</text:p>
              </table:table-cell>
              <table:table-cell office:value-type="float" office:value="0.234818503956206">
                <text:p>0.234818503956206</text:p>
              </table:table-cell>
              <table:table-cell office:value-type="float" office:value="0.229997805370264">
                <text:p>0.229997805370264</text:p>
              </table:table-cell>
              <table:table-cell office:value-type="float" office:value="0.224795609657115">
                <text:p>0.224795609657115</text:p>
              </table:table-cell>
              <table:table-cell office:value-type="float" office:value="0.218301382249762">
                <text:p>0.218301382249762</text:p>
              </table:table-cell>
              <table:table-cell office:value-type="float" office:value="0.209603156485294">
                <text:p>0.209603156485294</text:p>
              </table:table-cell>
            </table:table-row>
            <table:table-row>
              <table:table-cell office:value-type="string">
                <text:p>13</text:p>
                <draw:g>
                  <svg:desc>Model.B68:Model.B68</svg:desc>
                </draw:g>
              </table:table-cell>
              <table:table-cell office:value-type="float" office:value="0.453958717177312">
                <text:p>0.453958717177312</text:p>
                <draw:g>
                  <svg:desc>Model.C68:Model.AO68</svg:desc>
                </draw:g>
              </table:table-cell>
              <table:table-cell office:value-type="float" office:value="0.469999559313599">
                <text:p>0.469999559313599</text:p>
              </table:table-cell>
              <table:table-cell office:value-type="float" office:value="0.500439421247668">
                <text:p>0.500439421247668</text:p>
              </table:table-cell>
              <table:table-cell office:value-type="float" office:value="0.543966468866643">
                <text:p>0.543966468866643</text:p>
              </table:table-cell>
              <table:table-cell office:value-type="float" office:value="0.598949906130708">
                <text:p>0.598949906130708</text:p>
              </table:table-cell>
              <table:table-cell office:value-type="float" office:value="0.662819347494229">
                <text:p>0.662819347494229</text:p>
              </table:table-cell>
              <table:table-cell office:value-type="float" office:value="0.731636712768642">
                <text:p>0.731636712768642</text:p>
              </table:table-cell>
              <table:table-cell office:value-type="float" office:value="0.80019105433953">
                <text:p>0.80019105433953</text:p>
              </table:table-cell>
              <table:table-cell office:value-type="float" office:value="0.862874100283464">
                <text:p>0.862874100283464</text:p>
              </table:table-cell>
              <table:table-cell office:value-type="float" office:value="0.915098090557536">
                <text:p>0.915098090557536</text:p>
              </table:table-cell>
              <table:table-cell office:value-type="float" office:value="0.954439227773227">
                <text:p>0.954439227773227</text:p>
              </table:table-cell>
              <table:table-cell office:value-type="float" office:value="0.980767827826172">
                <text:p>0.980767827826172</text:p>
              </table:table-cell>
              <table:table-cell office:value-type="float" office:value="0.995409517741387">
                <text:p>0.995409517741387</text:p>
              </table:table-cell>
              <table:table-cell office:value-type="float" office:value="1">
                <text:p>1</text:p>
              </table:table-cell>
              <table:table-cell office:value-type="float" office:value="0.995630190505108">
                <text:p>0.995630190505108</text:p>
              </table:table-cell>
              <table:table-cell office:value-type="float" office:value="0.982492118625201">
                <text:p>0.982492118625201</text:p>
              </table:table-cell>
              <table:table-cell office:value-type="float" office:value="0.959988168024159">
                <text:p>0.959988168024159</text:p>
              </table:table-cell>
              <table:table-cell office:value-type="float" office:value="0.927208817020998">
                <text:p>0.927208817020998</text:p>
              </table:table-cell>
              <table:table-cell office:value-type="float" office:value="0.883649303997633">
                <text:p>0.883649303997633</text:p>
              </table:table-cell>
              <table:table-cell office:value-type="float" office:value="0.829921210540454">
                <text:p>0.829921210540454</text:p>
              </table:table-cell>
              <table:table-cell office:value-type="float" office:value="0.768109604303989">
                <text:p>0.768109604303989</text:p>
              </table:table-cell>
              <table:table-cell office:value-type="float" office:value="0.701531986273936">
                <text:p>0.701531986273936</text:p>
              </table:table-cell>
              <table:table-cell office:value-type="float" office:value="0.63400125088482">
                <text:p>0.63400125088482</text:p>
              </table:table-cell>
              <table:table-cell office:value-type="float" office:value="0.568994008027364">
                <text:p>0.568994008027364</text:p>
              </table:table-cell>
              <table:table-cell office:value-type="float" office:value="0.509101230455187">
                <text:p>0.509101230455187</text:p>
              </table:table-cell>
              <table:table-cell office:value-type="float" office:value="0.455873771703028">
                <text:p>0.455873771703028</text:p>
              </table:table-cell>
              <table:table-cell office:value-type="float" office:value="0.409949300761678">
                <text:p>0.409949300761678</text:p>
              </table:table-cell>
              <table:table-cell office:value-type="float" office:value="0.371290624444277">
                <text:p>0.371290624444277</text:p>
              </table:table-cell>
              <table:table-cell office:value-type="float" office:value="0.339420680064866">
                <text:p>0.339420680064866</text:p>
              </table:table-cell>
              <table:table-cell office:value-type="float" office:value="0.313610808163077">
                <text:p>0.313610808163077</text:p>
              </table:table-cell>
              <table:table-cell office:value-type="float" office:value="0.293018975416949">
                <text:p>0.293018975416949</text:p>
              </table:table-cell>
              <table:table-cell office:value-type="float" office:value="0.276782401315342">
                <text:p>0.276782401315342</text:p>
              </table:table-cell>
              <table:table-cell office:value-type="float" office:value="0.264065064543819">
                <text:p>0.264065064543819</text:p>
              </table:table-cell>
              <table:table-cell office:value-type="float" office:value="0.254063400666736">
                <text:p>0.254063400666736</text:p>
              </table:table-cell>
              <table:table-cell office:value-type="float" office:value="0.245983132648997">
                <text:p>0.245983132648997</text:p>
              </table:table-cell>
              <table:table-cell office:value-type="float" office:value="0.239004975106054">
                <text:p>0.239004975106054</text:p>
              </table:table-cell>
              <table:table-cell office:value-type="float" office:value="0.232254886198013">
                <text:p>0.232254886198013</text:p>
              </table:table-cell>
              <table:table-cell office:value-type="float" office:value="0.224795609657115">
                <text:p>0.224795609657115</text:p>
              </table:table-cell>
              <table:table-cell office:value-type="float" office:value="0.215666308697589">
                <text:p>0.215666308697589</text:p>
              </table:table-cell>
            </table:table-row>
            <table:table-row>
              <table:table-cell office:value-type="string">
                <text:p>14</text:p>
                <draw:g>
                  <svg:desc>Model.B69:Model.B69</svg:desc>
                </draw:g>
              </table:table-cell>
              <table:table-cell office:value-type="float" office:value="0.396996372874173">
                <text:p>0.396996372874173</text:p>
                <draw:g>
                  <svg:desc>Model.C69:Model.AO69</svg:desc>
                </draw:g>
              </table:table-cell>
              <table:table-cell office:value-type="float" office:value="0.412985966839293">
                <text:p>0.412985966839293</text:p>
              </table:table-cell>
              <table:table-cell office:value-type="float" office:value="0.443415034397993">
                <text:p>0.443415034397993</text:p>
              </table:table-cell>
              <table:table-cell office:value-type="float" office:value="0.487136309957628">
                <text:p>0.487136309957628</text:p>
              </table:table-cell>
              <table:table-cell office:value-type="float" office:value="0.542754082807044">
                <text:p>0.542754082807044</text:p>
              </table:table-cell>
              <table:table-cell office:value-type="float" office:value="0.607991139507318">
                <text:p>0.607991139507318</text:p>
              </table:table-cell>
              <table:table-cell office:value-type="float" office:value="0.679219976643569">
                <text:p>0.679219976643569</text:p>
              </table:table-cell>
              <table:table-cell office:value-type="float" office:value="0.751481227397063">
                <text:p>0.751481227397063</text:p>
              </table:table-cell>
              <table:table-cell office:value-type="float" office:value="0.819268895921062">
                <text:p>0.819268895921062</text:p>
              </table:table-cell>
              <table:table-cell office:value-type="float" office:value="0.877897299635744">
                <text:p>0.877897299635744</text:p>
              </table:table-cell>
              <table:table-cell office:value-type="float" office:value="0.924677047152388">
                <text:p>0.924677047152388</text:p>
              </table:table-cell>
              <table:table-cell office:value-type="float" office:value="0.959144756298415">
                <text:p>0.959144756298415</text:p>
              </table:table-cell>
              <table:table-cell office:value-type="float" office:value="0.982324497891322">
                <text:p>0.982324497891322</text:p>
              </table:table-cell>
              <table:table-cell office:value-type="float" office:value="0.995630190505108">
                <text:p>0.995630190505108</text:p>
              </table:table-cell>
              <table:table-cell office:value-type="float" office:value="1">
                <text:p>1</text:p>
              </table:table-cell>
              <table:table-cell office:value-type="float" office:value="0.995497578249616">
                <text:p>0.995497578249616</text:p>
              </table:table-cell>
              <table:table-cell office:value-type="float" office:value="0.981370742048887">
                <text:p>0.981370742048887</text:p>
              </table:table-cell>
              <table:table-cell office:value-type="float" office:value="0.956495259187473">
                <text:p>0.956495259187473</text:p>
              </table:table-cell>
              <table:table-cell office:value-type="float" office:value="0.92009152110063">
                <text:p>0.92009152110063</text:p>
              </table:table-cell>
              <table:table-cell office:value-type="float" office:value="0.872477274234677">
                <text:p>0.872477274234677</text:p>
              </table:table-cell>
              <table:table-cell office:value-type="float" office:value="0.815493178173831">
                <text:p>0.815493178173831</text:p>
              </table:table-cell>
              <table:table-cell office:value-type="float" office:value="0.752322290940289">
                <text:p>0.752322290940289</text:p>
              </table:table-cell>
              <table:table-cell office:value-type="float" office:value="0.686771713276274">
                <text:p>0.686771713276274</text:p>
              </table:table-cell>
              <table:table-cell office:value-type="float" office:value="0.62241177370682">
                <text:p>0.62241177370682</text:p>
              </table:table-cell>
              <table:table-cell office:value-type="float" office:value="0.561973150835188">
                <text:p>0.561973150835188</text:p>
              </table:table-cell>
              <table:table-cell office:value-type="float" office:value="0.507144907000764">
                <text:p>0.507144907000764</text:p>
              </table:table-cell>
              <table:table-cell office:value-type="float" office:value="0.458678339755267">
                <text:p>0.458678339755267</text:p>
              </table:table-cell>
              <table:table-cell office:value-type="float" office:value="0.416630202812911">
                <text:p>0.416630202812911</text:p>
              </table:table-cell>
              <table:table-cell office:value-type="float" office:value="0.380624377216902">
                <text:p>0.380624377216902</text:p>
              </table:table-cell>
              <table:table-cell office:value-type="float" office:value="0.350075299117937">
                <text:p>0.350075299117937</text:p>
              </table:table-cell>
              <table:table-cell office:value-type="float" office:value="0.324350519585625">
                <text:p>0.324350519585625</text:p>
              </table:table-cell>
              <table:table-cell office:value-type="float" office:value="0.302858601481521">
                <text:p>0.302858601481521</text:p>
              </table:table-cell>
              <table:table-cell office:value-type="float" office:value="0.285059444837618">
                <text:p>0.285059444837618</text:p>
              </table:table-cell>
              <table:table-cell office:value-type="float" office:value="0.270418532639509">
                <text:p>0.270418532639509</text:p>
              </table:table-cell>
              <table:table-cell office:value-type="float" office:value="0.258344917103575">
                <text:p>0.258344917103575</text:p>
              </table:table-cell>
              <table:table-cell office:value-type="float" office:value="0.248145284125456">
                <text:p>0.248145284125456</text:p>
              </table:table-cell>
              <table:table-cell office:value-type="float" office:value="0.239004975106053">
                <text:p>0.239004975106053</text:p>
              </table:table-cell>
              <table:table-cell office:value-type="float" office:value="0.229997805370262">
                <text:p>0.229997805370262</text:p>
              </table:table-cell>
              <table:table-cell office:value-type="float" office:value="0.220138160630383">
                <text:p>0.220138160630383</text:p>
              </table:table-cell>
            </table:table-row>
            <table:table-row>
              <table:table-cell office:value-type="string">
                <text:p>15</text:p>
                <draw:g>
                  <svg:desc>Model.B70:Model.B70</svg:desc>
                </draw:g>
              </table:table-cell>
              <table:table-cell office:value-type="float" office:value="0.350045778547944">
                <text:p>0.350045778547944</text:p>
                <draw:g>
                  <svg:desc>Model.C70:Model.AO70</svg:desc>
                </draw:g>
              </table:table-cell>
              <table:table-cell office:value-type="float" office:value="0.365630677078172">
                <text:p>0.365630677078172</text:p>
              </table:table-cell>
              <table:table-cell office:value-type="float" office:value="0.395361317770113">
                <text:p>0.395361317770113</text:p>
              </table:table-cell>
              <table:table-cell office:value-type="float" office:value="0.438253410263313">
                <text:p>0.438253410263313</text:p>
              </table:table-cell>
              <table:table-cell office:value-type="float" office:value="0.493139960993707">
                <text:p>0.493139960993707</text:p>
              </table:table-cell>
              <table:table-cell office:value-type="float" office:value="0.55804386341912">
                <text:p>0.55804386341912</text:p>
              </table:table-cell>
              <table:table-cell office:value-type="float" office:value="0.629688849390312">
                <text:p>0.629688849390312</text:p>
              </table:table-cell>
              <table:table-cell office:value-type="float" office:value="0.703457944120502">
                <text:p>0.703457944120502</text:p>
              </table:table-cell>
              <table:table-cell office:value-type="float" office:value="0.774088938354394">
                <text:p>0.774088938354394</text:p>
              </table:table-cell>
              <table:table-cell office:value-type="float" office:value="0.836967307971412">
                <text:p>0.836967307971412</text:p>
              </table:table-cell>
              <table:table-cell office:value-type="float" office:value="0.889296523251766">
                <text:p>0.889296523251766</text:p>
              </table:table-cell>
              <table:table-cell office:value-type="float" office:value="0.930396143648989">
                <text:p>0.930396143648989</text:p>
              </table:table-cell>
              <table:table-cell office:value-type="float" office:value="0.961054967987012">
                <text:p>0.961054967987012</text:p>
              </table:table-cell>
              <table:table-cell office:value-type="float" office:value="0.982492118625201">
                <text:p>0.982492118625201</text:p>
              </table:table-cell>
              <table:table-cell office:value-type="float" office:value="0.995497578249616">
                <text:p>0.995497578249616</text:p>
              </table:table-cell>
              <table:table-cell office:value-type="float" office:value="1">
                <text:p>1</text:p>
              </table:table-cell>
              <table:table-cell office:value-type="float" office:value="0.995075996835906">
                <text:p>0.995075996835906</text:p>
              </table:table-cell>
              <table:table-cell office:value-type="float" office:value="0.979352384412607">
                <text:p>0.979352384412607</text:p>
              </table:table-cell>
              <table:table-cell office:value-type="float" office:value="0.951711937110601">
                <text:p>0.951711937110601</text:p>
              </table:table-cell>
              <table:table-cell office:value-type="float" office:value="0.912081217519519">
                <text:p>0.912081217519519</text:p>
              </table:table-cell>
              <table:table-cell office:value-type="float" office:value="0.861930535916631">
                <text:p>0.861930535916631</text:p>
              </table:table-cell>
              <table:table-cell office:value-type="float" office:value="0.804172226882041">
                <text:p>0.804172226882041</text:p>
              </table:table-cell>
              <table:table-cell office:value-type="float" office:value="0.742483005517478">
                <text:p>0.742483005517478</text:p>
              </table:table-cell>
              <table:table-cell office:value-type="float" office:value="0.680428945474268">
                <text:p>0.680428945474268</text:p>
              </table:table-cell>
              <table:table-cell office:value-type="float" office:value="0.620812078069174">
                <text:p>0.620812078069174</text:p>
              </table:table-cell>
              <table:table-cell office:value-type="float" office:value="0.565415131044161">
                <text:p>0.565415131044161</text:p>
              </table:table-cell>
              <table:table-cell office:value-type="float" office:value="0.515074403250546">
                <text:p>0.515074403250546</text:p>
              </table:table-cell>
              <table:table-cell office:value-type="float" office:value="0.46992365375815">
                <text:p>0.46992365375815</text:p>
              </table:table-cell>
              <table:table-cell office:value-type="float" office:value="0.429684582442434">
                <text:p>0.429684582442434</text:p>
              </table:table-cell>
              <table:table-cell office:value-type="float" office:value="0.393932866108218">
                <text:p>0.393932866108218</text:p>
              </table:table-cell>
              <table:table-cell office:value-type="float" office:value="0.362292921839638">
                <text:p>0.362292921839638</text:p>
              </table:table-cell>
              <table:table-cell office:value-type="float" office:value="0.334522478631934">
                <text:p>0.334522478631934</text:p>
              </table:table-cell>
              <table:table-cell office:value-type="float" office:value="0.310476678291823">
                <text:p>0.310476678291823</text:p>
              </table:table-cell>
              <table:table-cell office:value-type="float" office:value="0.289994396369568">
                <text:p>0.289994396369568</text:p>
              </table:table-cell>
              <table:table-cell office:value-type="float" office:value="0.272781560143268">
                <text:p>0.272781560143268</text:p>
              </table:table-cell>
              <table:table-cell office:value-type="float" office:value="0.258344917103576">
                <text:p>0.258344917103576</text:p>
              </table:table-cell>
              <table:table-cell office:value-type="float" office:value="0.245983132648996">
                <text:p>0.245983132648996</text:p>
              </table:table-cell>
              <table:table-cell office:value-type="float" office:value="0.234818503956206">
                <text:p>0.234818503956206</text:p>
              </table:table-cell>
              <table:table-cell office:value-type="float" office:value="0.223864790904492">
                <text:p>0.223864790904492</text:p>
              </table:table-cell>
            </table:table-row>
            <table:table-row>
              <table:table-cell office:value-type="string">
                <text:p>16</text:p>
                <draw:g>
                  <svg:desc>Model.B71:Model.B71</svg:desc>
                </draw:g>
              </table:table-cell>
              <table:table-cell office:value-type="float" office:value="0.312837876677387">
                <text:p>0.312837876677387</text:p>
                <draw:g>
                  <svg:desc>Model.C71:Model.AO71</svg:desc>
                </draw:g>
              </table:table-cell>
              <table:table-cell office:value-type="float" office:value="0.327672128174849">
                <text:p>0.327672128174849</text:p>
              </table:table-cell>
              <table:table-cell office:value-type="float" office:value="0.356030446244944">
                <text:p>0.356030446244944</text:p>
              </table:table-cell>
              <table:table-cell office:value-type="float" office:value="0.397088338935303">
                <text:p>0.397088338935303</text:p>
              </table:table-cell>
              <table:table-cell office:value-type="float" office:value="0.449898910350902">
                <text:p>0.449898910350902</text:p>
              </table:table-cell>
              <table:table-cell office:value-type="float" office:value="0.512788859224891">
                <text:p>0.512788859224891</text:p>
              </table:table-cell>
              <table:table-cell office:value-type="float" office:value="0.582869423155439">
                <text:p>0.582869423155439</text:p>
              </table:table-cell>
              <table:table-cell office:value-type="float" office:value="0.655951484076129">
                <text:p>0.655951484076129</text:p>
              </table:table-cell>
              <table:table-cell office:value-type="float" office:value="0.727152512295095">
                <text:p>0.727152512295095</text:p>
              </table:table-cell>
              <table:table-cell office:value-type="float" office:value="0.792093342961384">
                <text:p>0.792093342961384</text:p>
              </table:table-cell>
              <table:table-cell office:value-type="float" office:value="0.848025458050689">
                <text:p>0.848025458050689</text:p>
              </table:table-cell>
              <table:table-cell office:value-type="float" office:value="0.894166529480185">
                <text:p>0.894166529480185</text:p>
              </table:table-cell>
              <table:table-cell office:value-type="float" office:value="0.931136505774738">
                <text:p>0.931136505774738</text:p>
              </table:table-cell>
              <table:table-cell office:value-type="float" office:value="0.959988168024159">
                <text:p>0.959988168024159</text:p>
              </table:table-cell>
              <table:table-cell office:value-type="float" office:value="0.981370742048887">
                <text:p>0.981370742048887</text:p>
              </table:table-cell>
              <table:table-cell office:value-type="float" office:value="0.995075996835906">
                <text:p>0.995075996835906</text:p>
              </table:table-cell>
              <table:table-cell office:value-type="float" office:value="1">
                <text:p>1</text:p>
              </table:table-cell>
              <table:table-cell office:value-type="float" office:value="0.994496641548701">
                <text:p>0.994496641548701</text:p>
              </table:table-cell>
              <table:table-cell office:value-type="float" office:value="0.977061107328116">
                <text:p>0.977061107328116</text:p>
              </table:table-cell>
              <table:table-cell office:value-type="float" office:value="0.947145110962678">
                <text:p>0.947145110962678</text:p>
              </table:table-cell>
              <table:table-cell office:value-type="float" office:value="0.905734754780968">
                <text:p>0.905734754780968</text:p>
              </table:table-cell>
              <table:table-cell office:value-type="float" office:value="0.855343648823292">
                <text:p>0.855343648823292</text:p>
              </table:table-cell>
              <table:table-cell office:value-type="float" office:value="0.799397215282597">
                <text:p>0.799397215282597</text:p>
              </table:table-cell>
              <table:table-cell office:value-type="float" office:value="0.741359204244669">
                <text:p>0.741359204244669</text:p>
              </table:table-cell>
              <table:table-cell office:value-type="float" office:value="0.684032380499393">
                <text:p>0.684032380499393</text:p>
              </table:table-cell>
              <table:table-cell office:value-type="float" office:value="0.629245490630316">
                <text:p>0.629245490630316</text:p>
              </table:table-cell>
              <table:table-cell office:value-type="float" office:value="0.577887672215545">
                <text:p>0.577887672215545</text:p>
              </table:table-cell>
              <table:table-cell office:value-type="float" office:value="0.530148166639954">
                <text:p>0.530148166639954</text:p>
              </table:table-cell>
              <table:table-cell office:value-type="float" office:value="0.485836475001577">
                <text:p>0.485836475001577</text:p>
              </table:table-cell>
              <table:table-cell office:value-type="float" office:value="0.44469728012488">
                <text:p>0.44469728012488</text:p>
              </table:table-cell>
              <table:table-cell office:value-type="float" office:value="0.406645120808298">
                <text:p>0.406645120808298</text:p>
              </table:table-cell>
              <table:table-cell office:value-type="float" office:value="0.371848483666242">
                <text:p>0.371848483666242</text:p>
              </table:table-cell>
              <table:table-cell office:value-type="float" office:value="0.340641285530973">
                <text:p>0.340641285530973</text:p>
              </table:table-cell>
              <table:table-cell office:value-type="float" office:value="0.313327343046178">
                <text:p>0.313327343046178</text:p>
              </table:table-cell>
              <table:table-cell office:value-type="float" office:value="0.28999439636957">
                <text:p>0.28999439636957</text:p>
              </table:table-cell>
              <table:table-cell office:value-type="float" office:value="0.270418532639512">
                <text:p>0.270418532639512</text:p>
              </table:table-cell>
              <table:table-cell office:value-type="float" office:value="0.254063400666736">
                <text:p>0.254063400666736</text:p>
              </table:table-cell>
              <table:table-cell office:value-type="float" office:value="0.240136293958767">
                <text:p>0.240136293958767</text:p>
              </table:table-cell>
              <table:table-cell office:value-type="float" office:value="0.227674696032907">
                <text:p>0.227674696032907</text:p>
              </table:table-cell>
            </table:table-row>
            <table:table-row>
              <table:table-cell office:value-type="string">
                <text:p>17</text:p>
                <draw:g>
                  <svg:desc>Model.B72:Model.B72</svg:desc>
                </draw:g>
              </table:table-cell>
              <table:table-cell office:value-type="float" office:value="0.284616518022788">
                <text:p>0.284616518022788</text:p>
                <draw:g>
                  <svg:desc>Model.C72:Model.AO72</svg:desc>
                </draw:g>
              </table:table-cell>
              <table:table-cell office:value-type="float" office:value="0.298368613510377">
                <text:p>0.298368613510377</text:p>
              </table:table-cell>
              <table:table-cell office:value-type="float" office:value="0.324707877877833">
                <text:p>0.324707877877833</text:p>
              </table:table-cell>
              <table:table-cell office:value-type="float" office:value="0.362964694523186">
                <text:p>0.362964694523186</text:p>
              </table:table-cell>
              <table:table-cell office:value-type="float" office:value="0.412401191274355">
                <text:p>0.412401191274355</text:p>
              </table:table-cell>
              <table:table-cell office:value-type="float" office:value="0.471647693604309">
                <text:p>0.471647693604309</text:p>
              </table:table-cell>
              <table:table-cell office:value-type="float" office:value="0.538233290920796">
                <text:p>0.538233290920796</text:p>
              </table:table-cell>
              <table:table-cell office:value-type="float" office:value="0.608474028935311">
                <text:p>0.608474028935311</text:p>
              </table:table-cell>
              <table:table-cell office:value-type="float" office:value="0.677993224878418">
                <text:p>0.677993224878418</text:p>
              </table:table-cell>
              <table:table-cell office:value-type="float" office:value="0.74280152674277">
                <text:p>0.74280152674277</text:p>
              </table:table-cell>
              <table:table-cell office:value-type="float" office:value="0.800345584069585">
                <text:p>0.800345584069585</text:p>
              </table:table-cell>
              <table:table-cell office:value-type="float" office:value="0.849851217669691">
                <text:p>0.849851217669691</text:p>
              </table:table-cell>
              <table:table-cell office:value-type="float" office:value="0.891833815163378">
                <text:p>0.891833815163378</text:p>
              </table:table-cell>
              <table:table-cell office:value-type="float" office:value="0.927208817020998">
                <text:p>0.927208817020998</text:p>
              </table:table-cell>
              <table:table-cell office:value-type="float" office:value="0.956495259187473">
                <text:p>0.956495259187473</text:p>
              </table:table-cell>
              <table:table-cell office:value-type="float" office:value="0.979352384412607">
                <text:p>0.979352384412607</text:p>
              </table:table-cell>
              <table:table-cell office:value-type="float" office:value="0.994496641548701">
                <text:p>0.994496641548701</text:p>
              </table:table-cell>
              <table:table-cell office:value-type="float" office:value="1">
                <text:p>1</text:p>
              </table:table-cell>
              <table:table-cell office:value-type="float" office:value="0.993939303314508">
                <text:p>0.993939303314508</text:p>
              </table:table-cell>
              <table:table-cell office:value-type="float" office:value="0.975228929628725">
                <text:p>0.975228929628725</text:p>
              </table:table-cell>
              <table:table-cell office:value-type="float" office:value="0.944276356576463">
                <text:p>0.944276356576463</text:p>
              </table:table-cell>
              <table:table-cell office:value-type="float" office:value="0.903082671240443">
                <text:p>0.903082671240443</text:p>
              </table:table-cell>
              <table:table-cell office:value-type="float" office:value="0.854708535322776">
                <text:p>0.854708535322776</text:p>
              </table:table-cell>
              <table:table-cell office:value-type="float" office:value="0.802418927038661">
                <text:p>0.802418927038661</text:p>
              </table:table-cell>
              <table:table-cell office:value-type="float" office:value="0.748944863455023">
                <text:p>0.748944863455023</text:p>
              </table:table-cell>
              <table:table-cell office:value-type="float" office:value="0.696110255161354">
                <text:p>0.696110255161354</text:p>
              </table:table-cell>
              <table:table-cell office:value-type="float" office:value="0.644821220998043">
                <text:p>0.644821220998043</text:p>
              </table:table-cell>
              <table:table-cell office:value-type="float" office:value="0.595296089930972">
                <text:p>0.595296089930972</text:p>
              </table:table-cell>
              <table:table-cell office:value-type="float" office:value="0.547414261002059">
                <text:p>0.547414261002059</text:p>
              </table:table-cell>
              <table:table-cell office:value-type="float" office:value="0.50108429434988">
                <text:p>0.50108429434988</text:p>
              </table:table-cell>
              <table:table-cell office:value-type="float" office:value="0.456525438677327">
                <text:p>0.456525438677327</text:p>
              </table:table-cell>
              <table:table-cell office:value-type="float" office:value="0.414355628740175">
                <text:p>0.414355628740175</text:p>
              </table:table-cell>
              <table:table-cell office:value-type="float" office:value="0.375447555404846">
                <text:p>0.375447555404846</text:p>
              </table:table-cell>
              <table:table-cell office:value-type="float" office:value="0.340641285530972">
                <text:p>0.340641285530972</text:p>
              </table:table-cell>
              <table:table-cell office:value-type="float" office:value="0.310476678291824">
                <text:p>0.310476678291824</text:p>
              </table:table-cell>
              <table:table-cell office:value-type="float" office:value="0.28505944483762">
                <text:p>0.28505944483762</text:p>
              </table:table-cell>
              <table:table-cell office:value-type="float" office:value="0.264065064543819">
                <text:p>0.264065064543819</text:p>
              </table:table-cell>
              <table:table-cell office:value-type="float" office:value="0.246820131738227">
                <text:p>0.246820131738227</text:p>
              </table:table-cell>
              <table:table-cell office:value-type="float" office:value="0.232409998840664">
                <text:p>0.232409998840664</text:p>
              </table:table-cell>
            </table:table-row>
            <table:table-row>
              <table:table-cell office:value-type="string">
                <text:p>18</text:p>
                <draw:g>
                  <svg:desc>Model.B73:Model.B73</svg:desc>
                </draw:g>
              </table:table-cell>
              <table:table-cell office:value-type="float" office:value="0.264308047643732">
                <text:p>0.264308047643732</text:p>
                <draw:g>
                  <svg:desc>Model.C73:Model.AO73</svg:desc>
                </draw:g>
              </table:table-cell>
              <table:table-cell office:value-type="float" office:value="0.276681446344829">
                <text:p>0.276681446344829</text:p>
              </table:table-cell>
              <table:table-cell office:value-type="float" office:value="0.300421487514205">
                <text:p>0.300421487514205</text:p>
              </table:table-cell>
              <table:table-cell office:value-type="float" office:value="0.335005852180807">
                <text:p>0.335005852180807</text:p>
              </table:table-cell>
              <table:table-cell office:value-type="float" office:value="0.379891087136007">
                <text:p>0.379891087136007</text:p>
              </table:table-cell>
              <table:table-cell office:value-type="float" office:value="0.434004871577916">
                <text:p>0.434004871577916</text:p>
              </table:table-cell>
              <table:table-cell office:value-type="float" office:value="0.495314261442655">
                <text:p>0.495314261442655</text:p>
              </table:table-cell>
              <table:table-cell office:value-type="float" office:value="0.560702706364049">
                <text:p>0.560702706364049</text:p>
              </table:table-cell>
              <table:table-cell office:value-type="float" office:value="0.626406788169843">
                <text:p>0.626406788169843</text:p>
              </table:table-cell>
              <table:table-cell office:value-type="float" office:value="0.68896217416159">
                <text:p>0.68896217416159</text:p>
              </table:table-cell>
              <table:table-cell office:value-type="float" office:value="0.746141913178927">
                <text:p>0.746141913178927</text:p>
              </table:table-cell>
              <table:table-cell office:value-type="float" office:value="0.797279785770382">
                <text:p>0.797279785770382</text:p>
              </table:table-cell>
              <table:table-cell office:value-type="float" office:value="0.842846485370938">
                <text:p>0.842846485370938</text:p>
              </table:table-cell>
              <table:table-cell office:value-type="float" office:value="0.883649303997633">
                <text:p>0.883649303997633</text:p>
              </table:table-cell>
              <table:table-cell office:value-type="float" office:value="0.92009152110063">
                <text:p>0.92009152110063</text:p>
              </table:table-cell>
              <table:table-cell office:value-type="float" office:value="0.951711937110601">
                <text:p>0.951711937110601</text:p>
              </table:table-cell>
              <table:table-cell office:value-type="float" office:value="0.977061107328116">
                <text:p>0.977061107328116</text:p>
              </table:table-cell>
              <table:table-cell office:value-type="float" office:value="0.993939303314508">
                <text:p>0.993939303314508</text:p>
              </table:table-cell>
              <table:table-cell office:value-type="float" office:value="1">
                <text:p>1</text:p>
              </table:table-cell>
              <table:table-cell office:value-type="float" office:value="0.993587629447439">
                <text:p>0.993587629447439</text:p>
              </table:table-cell>
              <table:table-cell office:value-type="float" office:value="0.974465939965471">
                <text:p>0.974465939965471</text:p>
              </table:table-cell>
              <table:table-cell office:value-type="float" office:value="0.944033311941011">
                <text:p>0.944033311941011</text:p>
              </table:table-cell>
              <table:table-cell office:value-type="float" office:value="0.904887130660833">
                <text:p>0.904887130660833</text:p>
              </table:table-cell>
              <table:table-cell office:value-type="float" office:value="0.860003809190279">
                <text:p>0.860003809190279</text:p>
              </table:table-cell>
              <table:table-cell office:value-type="float" office:value="0.81197116745059">
                <text:p>0.81197116745059</text:p>
              </table:table-cell>
              <table:table-cell office:value-type="float" office:value="0.762555747619883">
                <text:p>0.762555747619883</text:p>
              </table:table-cell>
              <table:table-cell office:value-type="float" office:value="0.712641919905263">
                <text:p>0.712641919905263</text:p>
              </table:table-cell>
              <table:table-cell office:value-type="float" office:value="0.662446113700364">
                <text:p>0.662446113700364</text:p>
              </table:table-cell>
              <table:table-cell office:value-type="float" office:value="0.611891154410052">
                <text:p>0.611891154410052</text:p>
              </table:table-cell>
              <table:table-cell office:value-type="float" office:value="0.561029008352827">
                <text:p>0.561029008352827</text:p>
              </table:table-cell>
              <table:table-cell office:value-type="float" office:value="0.510374641021154">
                <text:p>0.510374641021154</text:p>
              </table:table-cell>
              <table:table-cell office:value-type="float" office:value="0.461003840365802">
                <text:p>0.461003840365802</text:p>
              </table:table-cell>
              <table:table-cell office:value-type="float" office:value="0.414355628740174">
                <text:p>0.414355628740174</text:p>
              </table:table-cell>
              <table:table-cell office:value-type="float" office:value="0.371848483666241">
                <text:p>0.371848483666241</text:p>
              </table:table-cell>
              <table:table-cell office:value-type="float" office:value="0.334522478631934">
                <text:p>0.334522478631934</text:p>
              </table:table-cell>
              <table:table-cell office:value-type="float" office:value="0.302858601481522">
                <text:p>0.302858601481522</text:p>
              </table:table-cell>
              <table:table-cell office:value-type="float" office:value="0.276782401315341">
                <text:p>0.276782401315341</text:p>
              </table:table-cell>
              <table:table-cell office:value-type="float" office:value="0.255769482608864">
                <text:p>0.255769482608864</text:p>
              </table:table-cell>
              <table:table-cell office:value-type="float" office:value="0.238975689374652">
                <text:p>0.238975689374652</text:p>
              </table:table-cell>
            </table:table-row>
            <table:table-row>
              <table:table-cell office:value-type="string">
                <text:p>19</text:p>
                <draw:g>
                  <svg:desc>Model.B74:Model.B74</svg:desc>
                </draw:g>
              </table:table-cell>
              <table:table-cell office:value-type="float" office:value="0.250620606096395">
                <text:p>0.250620606096395</text:p>
                <draw:g>
                  <svg:desc>Model.C74:Model.AO74</svg:desc>
                </draw:g>
              </table:table-cell>
              <table:table-cell office:value-type="float" office:value="0.261384677727455">
                <text:p>0.261384677727455</text:p>
              </table:table-cell>
              <table:table-cell office:value-type="float" office:value="0.282071439457487">
                <text:p>0.282071439457487</text:p>
              </table:table-cell>
              <table:table-cell office:value-type="float" office:value="0.312294599805847">
                <text:p>0.312294599805847</text:p>
              </table:table-cell>
              <table:table-cell office:value-type="float" office:value="0.351685893997754">
                <text:p>0.351685893997754</text:p>
              </table:table-cell>
              <table:table-cell office:value-type="float" office:value="0.399455399495108">
                <text:p>0.399455399495108</text:p>
              </table:table-cell>
              <table:table-cell office:value-type="float" office:value="0.454012537481495">
                <text:p>0.454012537481495</text:p>
              </table:table-cell>
              <table:table-cell office:value-type="float" office:value="0.512846177100322">
                <text:p>0.512846177100322</text:p>
              </table:table-cell>
              <table:table-cell office:value-type="float" office:value="0.572882678910551">
                <text:p>0.572882678910551</text:p>
              </table:table-cell>
              <table:table-cell office:value-type="float" office:value="0.63128588498242">
                <text:p>0.63128588498242</text:p>
              </table:table-cell>
              <table:table-cell office:value-type="float" office:value="0.686260014057769">
                <text:p>0.686260014057769</text:p>
              </table:table-cell>
              <table:table-cell office:value-type="float" office:value="0.737329871481474">
                <text:p>0.737329871481474</text:p>
              </table:table-cell>
              <table:table-cell office:value-type="float" office:value="0.78497420228923">
                <text:p>0.78497420228923</text:p>
              </table:table-cell>
              <table:table-cell office:value-type="float" office:value="0.829921210540454">
                <text:p>0.829921210540454</text:p>
              </table:table-cell>
              <table:table-cell office:value-type="float" office:value="0.872477274234677">
                <text:p>0.872477274234677</text:p>
              </table:table-cell>
              <table:table-cell office:value-type="float" office:value="0.912081217519519">
                <text:p>0.912081217519519</text:p>
              </table:table-cell>
              <table:table-cell office:value-type="float" office:value="0.947145110962678">
                <text:p>0.947145110962678</text:p>
              </table:table-cell>
              <table:table-cell office:value-type="float" office:value="0.975228929628725">
                <text:p>0.975228929628725</text:p>
              </table:table-cell>
              <table:table-cell office:value-type="float" office:value="0.993587629447439">
                <text:p>0.993587629447439</text:p>
              </table:table-cell>
              <table:table-cell office:value-type="float" office:value="1">
                <text:p>1</text:p>
              </table:table-cell>
              <table:table-cell office:value-type="float" office:value="0.993559867111593">
                <text:p>0.993559867111593</text:p>
              </table:table-cell>
              <table:table-cell office:value-type="float" office:value="0.975007064807749">
                <text:p>0.975007064807749</text:p>
              </table:table-cell>
              <table:table-cell office:value-type="float" office:value="0.946402141940736">
                <text:p>0.946402141940736</text:p>
              </table:table-cell>
              <table:table-cell office:value-type="float" office:value="0.910357744615883">
                <text:p>0.910357744615883</text:p>
              </table:table-cell>
              <table:table-cell office:value-type="float" office:value="0.86925358745912">
                <text:p>0.86925358745912</text:p>
              </table:table-cell>
              <table:table-cell office:value-type="float" office:value="0.824748138835721">
                <text:p>0.824748138835721</text:p>
              </table:table-cell>
              <table:table-cell office:value-type="float" office:value="0.777664583620491">
                <text:p>0.777664583620491</text:p>
              </table:table-cell>
              <table:table-cell office:value-type="float" office:value="0.728183127063629">
                <text:p>0.728183127063629</text:p>
              </table:table-cell>
              <table:table-cell office:value-type="float" office:value="0.676235271008282">
                <text:p>0.676235271008282</text:p>
              </table:table-cell>
              <table:table-cell office:value-type="float" office:value="0.62197940590559">
                <text:p>0.62197940590559</text:p>
              </table:table-cell>
              <table:table-cell office:value-type="float" office:value="0.566190422565401">
                <text:p>0.566190422565401</text:p>
              </table:table-cell>
              <table:table-cell office:value-type="float" office:value="0.510374641021154">
                <text:p>0.510374641021154</text:p>
              </table:table-cell>
              <table:table-cell office:value-type="float" office:value="0.456525438677326">
                <text:p>0.456525438677326</text:p>
              </table:table-cell>
              <table:table-cell office:value-type="float" office:value="0.406645120808297">
                <text:p>0.406645120808297</text:p>
              </table:table-cell>
              <table:table-cell office:value-type="float" office:value="0.362292921839638">
                <text:p>0.362292921839638</text:p>
              </table:table-cell>
              <table:table-cell office:value-type="float" office:value="0.324350519585626">
                <text:p>0.324350519585626</text:p>
              </table:table-cell>
              <table:table-cell office:value-type="float" office:value="0.293018975416947">
                <text:p>0.293018975416947</text:p>
              </table:table-cell>
              <table:table-cell office:value-type="float" office:value="0.267944988187765">
                <text:p>0.267944988187765</text:p>
              </table:table-cell>
              <table:table-cell office:value-type="float" office:value="0.248373844474846">
                <text:p>0.248373844474846</text:p>
              </table:table-cell>
            </table:table-row>
            <table:table-row>
              <table:table-cell office:value-type="string">
                <text:p>20</text:p>
                <draw:g>
                  <svg:desc>Model.B75:Model.B75</svg:desc>
                </draw:g>
              </table:table-cell>
              <table:table-cell office:value-type="float" office:value="0.242131671237839">
                <text:p>0.242131671237839</text:p>
                <draw:g>
                  <svg:desc>Model.C75:Model.AO75</svg:desc>
                </draw:g>
              </table:table-cell>
              <table:table-cell office:value-type="float" office:value="0.251152369955389">
                <text:p>0.251152369955389</text:p>
              </table:table-cell>
              <table:table-cell office:value-type="float" office:value="0.268517225935786">
                <text:p>0.268517225935786</text:p>
              </table:table-cell>
              <table:table-cell office:value-type="float" office:value="0.293960530102118">
                <text:p>0.293960530102118</text:p>
              </table:table-cell>
              <table:table-cell office:value-type="float" office:value="0.327265084833918">
                <text:p>0.327265084833918</text:p>
              </table:table-cell>
              <table:table-cell office:value-type="float" office:value="0.367898252090302">
                <text:p>0.367898252090302</text:p>
              </table:table-cell>
              <table:table-cell office:value-type="float" office:value="0.414696360956249">
                <text:p>0.414696360956249</text:p>
              </table:table-cell>
              <table:table-cell office:value-type="float" office:value="0.465759770109315">
                <text:p>0.465759770109315</text:p>
              </table:table-cell>
              <table:table-cell office:value-type="float" office:value="0.518739389539349">
                <text:p>0.518739389539349</text:p>
              </table:table-cell>
              <table:table-cell office:value-type="float" office:value="0.571486528580426">
                <text:p>0.571486528580426</text:p>
              </table:table-cell>
              <table:table-cell office:value-type="float" office:value="0.622704939468999">
                <text:p>0.622704939468999</text:p>
              </table:table-cell>
              <table:table-cell office:value-type="float" office:value="0.672170496368172">
                <text:p>0.672170496368172</text:p>
              </table:table-cell>
              <table:table-cell office:value-type="float" office:value="0.720412906387849">
                <text:p>0.720412906387849</text:p>
              </table:table-cell>
              <table:table-cell office:value-type="float" office:value="0.768109604303989">
                <text:p>0.768109604303989</text:p>
              </table:table-cell>
              <table:table-cell office:value-type="float" office:value="0.815493178173831">
                <text:p>0.815493178173831</text:p>
              </table:table-cell>
              <table:table-cell office:value-type="float" office:value="0.861930535916631">
                <text:p>0.861930535916631</text:p>
              </table:table-cell>
              <table:table-cell office:value-type="float" office:value="0.905734754780968">
                <text:p>0.905734754780968</text:p>
              </table:table-cell>
              <table:table-cell office:value-type="float" office:value="0.944276356576463">
                <text:p>0.944276356576463</text:p>
              </table:table-cell>
              <table:table-cell office:value-type="float" office:value="0.974465939965471">
                <text:p>0.974465939965471</text:p>
              </table:table-cell>
              <table:table-cell office:value-type="float" office:value="0.993559867111593">
                <text:p>0.993559867111593</text:p>
              </table:table-cell>
              <table:table-cell office:value-type="float" office:value="1">
                <text:p>1</text:p>
              </table:table-cell>
              <table:table-cell office:value-type="float" office:value="0.993854050577981">
                <text:p>0.993854050577981</text:p>
              </table:table-cell>
              <table:table-cell office:value-type="float" office:value="0.976606140089005">
                <text:p>0.976606140089005</text:p>
              </table:table-cell>
              <table:table-cell office:value-type="float" office:value="0.950452901396521">
                <text:p>0.950452901396521</text:p>
              </table:table-cell>
              <table:table-cell office:value-type="float" office:value="0.917514202088713">
                <text:p>0.917514202088713</text:p>
              </table:table-cell>
              <table:table-cell office:value-type="float" office:value="0.879296235233431">
                <text:p>0.879296235233431</text:p>
              </table:table-cell>
              <table:table-cell office:value-type="float" office:value="0.836523983035417">
                <text:p>0.836523983035417</text:p>
              </table:table-cell>
              <table:table-cell office:value-type="float" office:value="0.789305918485518">
                <text:p>0.789305918485518</text:p>
              </table:table-cell>
              <table:table-cell office:value-type="float" office:value="0.737540793775394">
                <text:p>0.737540793775394</text:p>
              </table:table-cell>
              <table:table-cell office:value-type="float" office:value="0.681441067829613">
                <text:p>0.681441067829613</text:p>
              </table:table-cell>
              <table:table-cell office:value-type="float" office:value="0.621979405905591">
                <text:p>0.621979405905591</text:p>
              </table:table-cell>
              <table:table-cell office:value-type="float" office:value="0.561029008352827">
                <text:p>0.561029008352827</text:p>
              </table:table-cell>
              <table:table-cell office:value-type="float" office:value="0.50108429434988">
                <text:p>0.50108429434988</text:p>
              </table:table-cell>
              <table:table-cell office:value-type="float" office:value="0.444697280124878">
                <text:p>0.444697280124878</text:p>
              </table:table-cell>
              <table:table-cell office:value-type="float" office:value="0.393932866108218">
                <text:p>0.393932866108218</text:p>
              </table:table-cell>
              <table:table-cell office:value-type="float" office:value="0.350075299117938">
                <text:p>0.350075299117938</text:p>
              </table:table-cell>
              <table:table-cell office:value-type="float" office:value="0.313610808163076">
                <text:p>0.313610808163076</text:p>
              </table:table-cell>
              <table:table-cell office:value-type="float" office:value="0.284369023457815">
                <text:p>0.284369023457815</text:p>
              </table:table-cell>
              <table:table-cell office:value-type="float" office:value="0.261697604700313">
                <text:p>0.261697604700313</text:p>
              </table:table-cell>
            </table:table-row>
            <table:table-row>
              <table:table-cell office:value-type="string">
                <text:p>21</text:p>
                <draw:g>
                  <svg:desc>Model.B76:Model.B76</svg:desc>
                </draw:g>
              </table:table-cell>
              <table:table-cell office:value-type="float" office:value="0.23738682632089">
                <text:p>0.23738682632089</text:p>
                <draw:g>
                  <svg:desc>Model.C76:Model.AO76</svg:desc>
                </draw:g>
              </table:table-cell>
              <table:table-cell office:value-type="float" office:value="0.244644049681672">
                <text:p>0.244644049681672</text:p>
              </table:table-cell>
              <table:table-cell office:value-type="float" office:value="0.258637760502871">
                <text:p>0.258637760502871</text:p>
              </table:table-cell>
              <table:table-cell office:value-type="float" office:value="0.279203685862974">
                <text:p>0.279203685862974</text:p>
              </table:table-cell>
              <table:table-cell office:value-type="float" office:value="0.306247644132289">
                <text:p>0.306247644132289</text:p>
              </table:table-cell>
              <table:table-cell office:value-type="float" office:value="0.339459629420501">
                <text:p>0.339459629420501</text:p>
              </table:table-cell>
              <table:table-cell office:value-type="float" office:value="0.378066913498372">
                <text:p>0.378066913498372</text:p>
              </table:table-cell>
              <table:table-cell office:value-type="float" office:value="0.420752793936457">
                <text:p>0.420752793936457</text:p>
              </table:table-cell>
              <table:table-cell office:value-type="float" office:value="0.46588100984114">
                <text:p>0.46588100984114</text:p>
              </table:table-cell>
              <table:table-cell office:value-type="float" office:value="0.511999923163789">
                <text:p>0.511999923163789</text:p>
              </table:table-cell>
              <table:table-cell office:value-type="float" office:value="0.558339417038209">
                <text:p>0.558339417038209</text:p>
              </table:table-cell>
              <table:table-cell office:value-type="float" office:value="0.604959773984884">
                <text:p>0.604959773984884</text:p>
              </table:table-cell>
              <table:table-cell office:value-type="float" office:value="0.6524728500857">
                <text:p>0.6524728500857</text:p>
              </table:table-cell>
              <table:table-cell office:value-type="float" office:value="0.701531986273936">
                <text:p>0.701531986273936</text:p>
              </table:table-cell>
              <table:table-cell office:value-type="float" office:value="0.752322290940289">
                <text:p>0.752322290940289</text:p>
              </table:table-cell>
              <table:table-cell office:value-type="float" office:value="0.804172226882041">
                <text:p>0.804172226882041</text:p>
              </table:table-cell>
              <table:table-cell office:value-type="float" office:value="0.855343648823292">
                <text:p>0.855343648823292</text:p>
              </table:table-cell>
              <table:table-cell office:value-type="float" office:value="0.903082671240443">
                <text:p>0.903082671240443</text:p>
              </table:table-cell>
              <table:table-cell office:value-type="float" office:value="0.944033311941011">
                <text:p>0.944033311941011</text:p>
              </table:table-cell>
              <table:table-cell office:value-type="float" office:value="0.975007064807749">
                <text:p>0.975007064807749</text:p>
              </table:table-cell>
              <table:table-cell office:value-type="float" office:value="0.993854050577981">
                <text:p>0.993854050577981</text:p>
              </table:table-cell>
              <table:table-cell office:value-type="float" office:value="1">
                <text:p>1</text:p>
              </table:table-cell>
              <table:table-cell office:value-type="float" office:value="0.994351158861371">
                <text:p>0.994351158861371</text:p>
              </table:table-cell>
              <table:table-cell office:value-type="float" office:value="0.978664282052957">
                <text:p>0.978664282052957</text:p>
              </table:table-cell>
              <table:table-cell office:value-type="float" office:value="0.954766026305638">
                <text:p>0.954766026305638</text:p>
              </table:table-cell>
              <table:table-cell office:value-type="float" office:value="0.923976772765479">
                <text:p>0.923976772765479</text:p>
              </table:table-cell>
              <table:table-cell office:value-type="float" office:value="0.88689174639363">
                <text:p>0.88689174639363</text:p>
              </table:table-cell>
              <table:table-cell office:value-type="float" office:value="0.843513435170642">
                <text:p>0.843513435170642</text:p>
              </table:table-cell>
              <table:table-cell office:value-type="float" office:value="0.793662356017322">
                <text:p>0.793662356017322</text:p>
              </table:table-cell>
              <table:table-cell office:value-type="float" office:value="0.737540793775394">
                <text:p>0.737540793775394</text:p>
              </table:table-cell>
              <table:table-cell office:value-type="float" office:value="0.676235271008283">
                <text:p>0.676235271008283</text:p>
              </table:table-cell>
              <table:table-cell office:value-type="float" office:value="0.611891154410053">
                <text:p>0.611891154410053</text:p>
              </table:table-cell>
              <table:table-cell office:value-type="float" office:value="0.547414261002059">
                <text:p>0.547414261002059</text:p>
              </table:table-cell>
              <table:table-cell office:value-type="float" office:value="0.485836475001576">
                <text:p>0.485836475001576</text:p>
              </table:table-cell>
              <table:table-cell office:value-type="float" office:value="0.429684582442435">
                <text:p>0.429684582442435</text:p>
              </table:table-cell>
              <table:table-cell office:value-type="float" office:value="0.380624377216903">
                <text:p>0.380624377216903</text:p>
              </table:table-cell>
              <table:table-cell office:value-type="float" office:value="0.339420680064865">
                <text:p>0.339420680064865</text:p>
              </table:table-cell>
              <table:table-cell office:value-type="float" office:value="0.306086525937489">
                <text:p>0.306086525937489</text:p>
              </table:table-cell>
              <table:table-cell office:value-type="float" office:value="0.280077200584617">
                <text:p>0.280077200584617</text:p>
              </table:table-cell>
            </table:table-row>
            <table:table-row>
              <table:table-cell office:value-type="string">
                <text:p>22</text:p>
                <draw:g>
                  <svg:desc>Model.B77:Model.B77</svg:desc>
                </draw:g>
              </table:table-cell>
              <table:table-cell office:value-type="float" office:value="0.234991543216809">
                <text:p>0.234991543216809</text:p>
                <draw:g>
                  <svg:desc>Model.C77:Model.AO77</svg:desc>
                </draw:g>
              </table:table-cell>
              <table:table-cell office:value-type="float" office:value="0.240576216377985">
                <text:p>0.240576216377985</text:p>
              </table:table-cell>
              <table:table-cell office:value-type="float" office:value="0.251363944172889">
                <text:p>0.251363944172889</text:p>
              </table:table-cell>
              <table:table-cell office:value-type="float" office:value="0.267270341286384">
                <text:p>0.267270341286384</text:p>
              </table:table-cell>
              <table:table-cell office:value-type="float" office:value="0.28829414577699">
                <text:p>0.28829414577699</text:p>
              </table:table-cell>
              <table:table-cell office:value-type="float" office:value="0.314306361291078">
                <text:p>0.314306361291078</text:p>
              </table:table-cell>
              <table:table-cell office:value-type="float" office:value="0.34487192992049">
                <text:p>0.34487192992049</text:p>
              </table:table-cell>
              <table:table-cell office:value-type="float" office:value="0.379197435418118">
                <text:p>0.379197435418118</text:p>
              </table:table-cell>
              <table:table-cell office:value-type="float" office:value="0.416304497644224">
                <text:p>0.416304497644224</text:p>
              </table:table-cell>
              <table:table-cell office:value-type="float" office:value="0.455400813277416">
                <text:p>0.455400813277416</text:p>
              </table:table-cell>
              <table:table-cell office:value-type="float" office:value="0.496228476610418">
                <text:p>0.496228476610418</text:p>
              </table:table-cell>
              <table:table-cell office:value-type="float" office:value="0.539139043400612">
                <text:p>0.539139043400612</text:p>
              </table:table-cell>
              <table:table-cell office:value-type="float" office:value="0.584845527977423">
                <text:p>0.584845527977423</text:p>
              </table:table-cell>
              <table:table-cell office:value-type="float" office:value="0.63400125088482">
                <text:p>0.63400125088482</text:p>
              </table:table-cell>
              <table:table-cell office:value-type="float" office:value="0.686771713276274">
                <text:p>0.686771713276274</text:p>
              </table:table-cell>
              <table:table-cell office:value-type="float" office:value="0.742483005517478">
                <text:p>0.742483005517478</text:p>
              </table:table-cell>
              <table:table-cell office:value-type="float" office:value="0.799397215282597">
                <text:p>0.799397215282597</text:p>
              </table:table-cell>
              <table:table-cell office:value-type="float" office:value="0.854708535322776">
                <text:p>0.854708535322776</text:p>
              </table:table-cell>
              <table:table-cell office:value-type="float" office:value="0.904887130660833">
                <text:p>0.904887130660833</text:p>
              </table:table-cell>
              <table:table-cell office:value-type="float" office:value="0.946402141940736">
                <text:p>0.946402141940736</text:p>
              </table:table-cell>
              <table:table-cell office:value-type="float" office:value="0.976606140089005">
                <text:p>0.976606140089005</text:p>
              </table:table-cell>
              <table:table-cell office:value-type="float" office:value="0.994351158861371">
                <text:p>0.994351158861371</text:p>
              </table:table-cell>
              <table:table-cell office:value-type="float" office:value="1">
                <text:p>1</text:p>
              </table:table-cell>
              <table:table-cell office:value-type="float" office:value="0.99487447394789">
                <text:p>0.99487447394789</text:p>
              </table:table-cell>
              <table:table-cell office:value-type="float" office:value="0.980494869450926">
                <text:p>0.980494869450926</text:p>
              </table:table-cell>
              <table:table-cell office:value-type="float" office:value="0.957974996669024">
                <text:p>0.957974996669024</text:p>
              </table:table-cell>
              <table:table-cell office:value-type="float" office:value="0.927756136679574">
                <text:p>0.927756136679574</text:p>
              </table:table-cell>
              <table:table-cell office:value-type="float" office:value="0.889703753272772">
                <text:p>0.889703753272772</text:p>
              </table:table-cell>
              <table:table-cell office:value-type="float" office:value="0.843513435170642">
                <text:p>0.843513435170642</text:p>
              </table:table-cell>
              <table:table-cell office:value-type="float" office:value="0.789305918485518">
                <text:p>0.789305918485518</text:p>
              </table:table-cell>
              <table:table-cell office:value-type="float" office:value="0.728183127063629">
                <text:p>0.728183127063629</text:p>
              </table:table-cell>
              <table:table-cell office:value-type="float" office:value="0.662446113700364">
                <text:p>0.662446113700364</text:p>
              </table:table-cell>
              <table:table-cell office:value-type="float" office:value="0.595296089930972">
                <text:p>0.595296089930972</text:p>
              </table:table-cell>
              <table:table-cell office:value-type="float" office:value="0.530148166639953">
                <text:p>0.530148166639953</text:p>
              </table:table-cell>
              <table:table-cell office:value-type="float" office:value="0.46992365375815">
                <text:p>0.46992365375815</text:p>
              </table:table-cell>
              <table:table-cell office:value-type="float" office:value="0.416630202812911">
                <text:p>0.416630202812911</text:p>
              </table:table-cell>
              <table:table-cell office:value-type="float" office:value="0.371290624444276">
                <text:p>0.371290624444276</text:p>
              </table:table-cell>
              <table:table-cell office:value-type="float" office:value="0.334091237190496">
                <text:p>0.334091237190496</text:p>
              </table:table-cell>
              <table:table-cell office:value-type="float" office:value="0.304592141492101">
                <text:p>0.304592141492101</text:p>
              </table:table-cell>
            </table:table-row>
            <table:table-row>
              <table:table-cell office:value-type="string">
                <text:p>23</text:p>
                <draw:g>
                  <svg:desc>Model.B78:Model.B78</svg:desc>
                </draw:g>
              </table:table-cell>
              <table:table-cell office:value-type="float" office:value="0.233664936629869">
                <text:p>0.233664936629869</text:p>
                <draw:g>
                  <svg:desc>Model.C78:Model.AO78</svg:desc>
                </draw:g>
              </table:table-cell>
              <table:table-cell office:value-type="float" office:value="0.23775912789223">
                <text:p>0.23775912789223</text:p>
              </table:table-cell>
              <table:table-cell office:value-type="float" office:value="0.245682653102741">
                <text:p>0.245682653102741</text:p>
              </table:table-cell>
              <table:table-cell office:value-type="float" office:value="0.257408657235852">
                <text:p>0.257408657235852</text:p>
              </table:table-cell>
              <table:table-cell office:value-type="float" office:value="0.272998724566036">
                <text:p>0.272998724566036</text:p>
              </table:table-cell>
              <table:table-cell office:value-type="float" office:value="0.292459699458066">
                <text:p>0.292459699458066</text:p>
              </table:table-cell>
              <table:table-cell office:value-type="float" office:value="0.315629134903789">
                <text:p>0.315629134903789</text:p>
              </table:table-cell>
              <table:table-cell office:value-type="float" office:value="0.342153935018752">
                <text:p>0.342153935018752</text:p>
              </table:table-cell>
              <table:table-cell office:value-type="float" office:value="0.371624632790714">
                <text:p>0.371624632790714</text:p>
              </table:table-cell>
              <table:table-cell office:value-type="float" office:value="0.403832068501517">
                <text:p>0.403832068501517</text:p>
              </table:table-cell>
              <table:table-cell office:value-type="float" office:value="0.438982708852113">
                <text:p>0.438982708852113</text:p>
              </table:table-cell>
              <table:table-cell office:value-type="float" office:value="0.477703302791212">
                <text:p>0.477703302791212</text:p>
              </table:table-cell>
              <table:table-cell office:value-type="float" office:value="0.520815735598951">
                <text:p>0.520815735598951</text:p>
              </table:table-cell>
              <table:table-cell office:value-type="float" office:value="0.568994008027364">
                <text:p>0.568994008027364</text:p>
              </table:table-cell>
              <table:table-cell office:value-type="float" office:value="0.62241177370682">
                <text:p>0.62241177370682</text:p>
              </table:table-cell>
              <table:table-cell office:value-type="float" office:value="0.680428945474268">
                <text:p>0.680428945474268</text:p>
              </table:table-cell>
              <table:table-cell office:value-type="float" office:value="0.741359204244669">
                <text:p>0.741359204244669</text:p>
              </table:table-cell>
              <table:table-cell office:value-type="float" office:value="0.802418927038661">
                <text:p>0.802418927038661</text:p>
              </table:table-cell>
              <table:table-cell office:value-type="float" office:value="0.860003809190279">
                <text:p>0.860003809190279</text:p>
              </table:table-cell>
              <table:table-cell office:value-type="float" office:value="0.910357744615883">
                <text:p>0.910357744615883</text:p>
              </table:table-cell>
              <table:table-cell office:value-type="float" office:value="0.950452901396521">
                <text:p>0.950452901396521</text:p>
              </table:table-cell>
              <table:table-cell office:value-type="float" office:value="0.978664282052957">
                <text:p>0.978664282052957</text:p>
              </table:table-cell>
              <table:table-cell office:value-type="float" office:value="0.99487447394789">
                <text:p>0.99487447394789</text:p>
              </table:table-cell>
              <table:table-cell office:value-type="float" office:value="1">
                <text:p>1</text:p>
              </table:table-cell>
              <table:table-cell office:value-type="float" office:value="0.995260117725508">
                <text:p>0.995260117725508</text:p>
              </table:table-cell>
              <table:table-cell office:value-type="float" office:value="0.981553764235355">
                <text:p>0.981553764235355</text:p>
              </table:table-cell>
              <table:table-cell office:value-type="float" office:value="0.959151864426942">
                <text:p>0.959151864426942</text:p>
              </table:table-cell>
              <table:table-cell office:value-type="float" office:value="0.927756136679573">
                <text:p>0.927756136679573</text:p>
              </table:table-cell>
              <table:table-cell office:value-type="float" office:value="0.88689174639363">
                <text:p>0.88689174639363</text:p>
              </table:table-cell>
              <table:table-cell office:value-type="float" office:value="0.836523983035417">
                <text:p>0.836523983035417</text:p>
              </table:table-cell>
              <table:table-cell office:value-type="float" office:value="0.777664583620491">
                <text:p>0.777664583620491</text:p>
              </table:table-cell>
              <table:table-cell office:value-type="float" office:value="0.712641919905264">
                <text:p>0.712641919905264</text:p>
              </table:table-cell>
              <table:table-cell office:value-type="float" office:value="0.644821220998044">
                <text:p>0.644821220998044</text:p>
              </table:table-cell>
              <table:table-cell office:value-type="float" office:value="0.577887672215544">
                <text:p>0.577887672215544</text:p>
              </table:table-cell>
              <table:table-cell office:value-type="float" office:value="0.515074403250546">
                <text:p>0.515074403250546</text:p>
              </table:table-cell>
              <table:table-cell office:value-type="float" office:value="0.458678339755268">
                <text:p>0.458678339755268</text:p>
              </table:table-cell>
              <table:table-cell office:value-type="float" office:value="0.409949300761677">
                <text:p>0.409949300761677</text:p>
              </table:table-cell>
              <table:table-cell office:value-type="float" office:value="0.369228251702328">
                <text:p>0.369228251702328</text:p>
              </table:table-cell>
              <table:table-cell office:value-type="float" office:value="0.336170023488012">
                <text:p>0.336170023488012</text:p>
              </table:table-cell>
            </table:table-row>
            <table:table-row>
              <table:table-cell office:value-type="string">
                <text:p>24</text:p>
                <draw:g>
                  <svg:desc>Model.B79:Model.B79</svg:desc>
                </draw:g>
              </table:table-cell>
              <table:table-cell office:value-type="float" office:value="0.232245300670973">
                <text:p>0.232245300670973</text:p>
                <draw:g>
                  <svg:desc>Model.C79:Model.AO79</svg:desc>
                </draw:g>
              </table:table-cell>
              <table:table-cell office:value-type="float" office:value="0.235095043351196">
                <text:p>0.235095043351196</text:p>
              </table:table-cell>
              <table:table-cell office:value-type="float" office:value="0.240620697919648">
                <text:p>0.240620697919648</text:p>
              </table:table-cell>
              <table:table-cell office:value-type="float" office:value="0.248831135697397">
                <text:p>0.248831135697397</text:p>
              </table:table-cell>
              <table:table-cell office:value-type="float" office:value="0.259822349183267">
                <text:p>0.259822349183267</text:p>
              </table:table-cell>
              <table:table-cell office:value-type="float" office:value="0.273691397879809">
                <text:p>0.273691397879809</text:p>
              </table:table-cell>
              <table:table-cell office:value-type="float" office:value="0.290477294972064">
                <text:p>0.290477294972064</text:p>
              </table:table-cell>
              <table:table-cell office:value-type="float" office:value="0.310169780218383">
                <text:p>0.310169780218383</text:p>
              </table:table-cell>
              <table:table-cell office:value-type="float" office:value="0.332816385858961">
                <text:p>0.332816385858961</text:p>
              </table:table-cell>
              <table:table-cell office:value-type="float" office:value="0.358687585043002">
                <text:p>0.358687585043002</text:p>
              </table:table-cell>
              <table:table-cell office:value-type="float" office:value="0.388381181584726">
                <text:p>0.388381181584726</text:p>
              </table:table-cell>
              <table:table-cell office:value-type="float" office:value="0.422765045707861">
                <text:p>0.422765045707861</text:p>
              </table:table-cell>
              <table:table-cell office:value-type="float" office:value="0.46276789851803">
                <text:p>0.46276789851803</text:p>
              </table:table-cell>
              <table:table-cell office:value-type="float" office:value="0.509101230455187">
                <text:p>0.509101230455187</text:p>
              </table:table-cell>
              <table:table-cell office:value-type="float" office:value="0.561973150835188">
                <text:p>0.561973150835188</text:p>
              </table:table-cell>
              <table:table-cell office:value-type="float" office:value="0.620812078069174">
                <text:p>0.620812078069174</text:p>
              </table:table-cell>
              <table:table-cell office:value-type="float" office:value="0.684032380499393">
                <text:p>0.684032380499393</text:p>
              </table:table-cell>
              <table:table-cell office:value-type="float" office:value="0.748944863455023">
                <text:p>0.748944863455023</text:p>
              </table:table-cell>
              <table:table-cell office:value-type="float" office:value="0.81197116745059">
                <text:p>0.81197116745059</text:p>
              </table:table-cell>
              <table:table-cell office:value-type="float" office:value="0.86925358745912">
                <text:p>0.86925358745912</text:p>
              </table:table-cell>
              <table:table-cell office:value-type="float" office:value="0.917514202088713">
                <text:p>0.917514202088713</text:p>
              </table:table-cell>
              <table:table-cell office:value-type="float" office:value="0.954766026305638">
                <text:p>0.954766026305638</text:p>
              </table:table-cell>
              <table:table-cell office:value-type="float" office:value="0.980494869450926">
                <text:p>0.980494869450926</text:p>
              </table:table-cell>
              <table:table-cell office:value-type="float" office:value="0.995260117725508">
                <text:p>0.995260117725508</text:p>
              </table:table-cell>
              <table:table-cell office:value-type="float" office:value="1">
                <text:p>1</text:p>
              </table:table-cell>
              <table:table-cell office:value-type="float" office:value="0.995400782847457">
                <text:p>0.995400782847457</text:p>
              </table:table-cell>
              <table:table-cell office:value-type="float" office:value="0.981553764235355">
                <text:p>0.981553764235355</text:p>
              </table:table-cell>
              <table:table-cell office:value-type="float" office:value="0.957974996669024">
                <text:p>0.957974996669024</text:p>
              </table:table-cell>
              <table:table-cell office:value-type="float" office:value="0.923976772765479">
                <text:p>0.923976772765479</text:p>
              </table:table-cell>
              <table:table-cell office:value-type="float" office:value="0.879296235233431">
                <text:p>0.879296235233431</text:p>
              </table:table-cell>
              <table:table-cell office:value-type="float" office:value="0.824748138835722">
                <text:p>0.824748138835722</text:p>
              </table:table-cell>
              <table:table-cell office:value-type="float" office:value="0.762555747619883">
                <text:p>0.762555747619883</text:p>
              </table:table-cell>
              <table:table-cell office:value-type="float" office:value="0.696110255161354">
                <text:p>0.696110255161354</text:p>
              </table:table-cell>
              <table:table-cell office:value-type="float" office:value="0.629245490630316">
                <text:p>0.629245490630316</text:p>
              </table:table-cell>
              <table:table-cell office:value-type="float" office:value="0.565415131044162">
                <text:p>0.565415131044162</text:p>
              </table:table-cell>
              <table:table-cell office:value-type="float" office:value="0.507144907000766">
                <text:p>0.507144907000766</text:p>
              </table:table-cell>
              <table:table-cell office:value-type="float" office:value="0.455873771703027">
                <text:p>0.455873771703027</text:p>
              </table:table-cell>
              <table:table-cell office:value-type="float" office:value="0.412072545402876">
                <text:p>0.412072545402876</text:p>
              </table:table-cell>
              <table:table-cell office:value-type="float" office:value="0.375474820558675">
                <text:p>0.375474820558675</text:p>
              </table:table-cell>
            </table:table-row>
            <table:table-row>
              <table:table-cell office:value-type="string">
                <text:p>25</text:p>
                <draw:g>
                  <svg:desc>Model.B80:Model.B80</svg:desc>
                </draw:g>
              </table:table-cell>
              <table:table-cell office:value-type="float" office:value="0.229667455495842">
                <text:p>0.229667455495842</text:p>
                <draw:g>
                  <svg:desc>Model.C80:Model.AO80</svg:desc>
                </draw:g>
              </table:table-cell>
              <table:table-cell office:value-type="float" office:value="0.23155708045118">
                <text:p>0.23155708045118</text:p>
              </table:table-cell>
              <table:table-cell office:value-type="float" office:value="0.235226378089512">
                <text:p>0.235226378089512</text:p>
              </table:table-cell>
              <table:table-cell office:value-type="float" office:value="0.240699602330079">
                <text:p>0.240699602330079</text:p>
              </table:table-cell>
              <table:table-cell office:value-type="float" office:value="0.248081306867409">
                <text:p>0.248081306867409</text:p>
              </table:table-cell>
              <table:table-cell office:value-type="float" office:value="0.257514852783229">
                <text:p>0.257514852783229</text:p>
              </table:table-cell>
              <table:table-cell office:value-type="float" office:value="0.269167971022802">
                <text:p>0.269167971022802</text:p>
              </table:table-cell>
              <table:table-cell office:value-type="float" office:value="0.283268643289206">
                <text:p>0.283268643289206</text:p>
              </table:table-cell>
              <table:table-cell office:value-type="float" office:value="0.300196243020637">
                <text:p>0.300196243020637</text:p>
              </table:table-cell>
              <table:table-cell office:value-type="float" office:value="0.320580084571017">
                <text:p>0.320580084571017</text:p>
              </table:table-cell>
              <table:table-cell office:value-type="float" office:value="0.345319090363264">
                <text:p>0.345319090363264</text:p>
              </table:table-cell>
              <table:table-cell office:value-type="float" office:value="0.375474820558674">
                <text:p>0.375474820558674</text:p>
              </table:table-cell>
              <table:table-cell office:value-type="float" office:value="0.412072545402875">
                <text:p>0.412072545402875</text:p>
              </table:table-cell>
              <table:table-cell office:value-type="float" office:value="0.455873771703028">
                <text:p>0.455873771703028</text:p>
              </table:table-cell>
              <table:table-cell office:value-type="float" office:value="0.507144907000764">
                <text:p>0.507144907000764</text:p>
              </table:table-cell>
              <table:table-cell office:value-type="float" office:value="0.565415131044161">
                <text:p>0.565415131044161</text:p>
              </table:table-cell>
              <table:table-cell office:value-type="float" office:value="0.629245490630316">
                <text:p>0.629245490630316</text:p>
              </table:table-cell>
              <table:table-cell office:value-type="float" office:value="0.696110255161354">
                <text:p>0.696110255161354</text:p>
              </table:table-cell>
              <table:table-cell office:value-type="float" office:value="0.762555747619883">
                <text:p>0.762555747619883</text:p>
              </table:table-cell>
              <table:table-cell office:value-type="float" office:value="0.824748138835721">
                <text:p>0.824748138835721</text:p>
              </table:table-cell>
              <table:table-cell office:value-type="float" office:value="0.879296235233431">
                <text:p>0.879296235233431</text:p>
              </table:table-cell>
              <table:table-cell office:value-type="float" office:value="0.923976772765479">
                <text:p>0.923976772765479</text:p>
              </table:table-cell>
              <table:table-cell office:value-type="float" office:value="0.957974996669024">
                <text:p>0.957974996669024</text:p>
              </table:table-cell>
              <table:table-cell office:value-type="float" office:value="0.981553764235355">
                <text:p>0.981553764235355</text:p>
              </table:table-cell>
              <table:table-cell office:value-type="float" office:value="0.995400782847457">
                <text:p>0.995400782847457</text:p>
              </table:table-cell>
              <table:table-cell office:value-type="float" office:value="1">
                <text:p>1</text:p>
              </table:table-cell>
              <table:table-cell office:value-type="float" office:value="0.995260117725508">
                <text:p>0.995260117725508</text:p>
              </table:table-cell>
              <table:table-cell office:value-type="float" office:value="0.980494869450926">
                <text:p>0.980494869450926</text:p>
              </table:table-cell>
              <table:table-cell office:value-type="float" office:value="0.954766026305639">
                <text:p>0.954766026305639</text:p>
              </table:table-cell>
              <table:table-cell office:value-type="float" office:value="0.917514202088713">
                <text:p>0.917514202088713</text:p>
              </table:table-cell>
              <table:table-cell office:value-type="float" office:value="0.869253587459121">
                <text:p>0.869253587459121</text:p>
              </table:table-cell>
              <table:table-cell office:value-type="float" office:value="0.81197116745059">
                <text:p>0.81197116745059</text:p>
              </table:table-cell>
              <table:table-cell office:value-type="float" office:value="0.748944863455023">
                <text:p>0.748944863455023</text:p>
              </table:table-cell>
              <table:table-cell office:value-type="float" office:value="0.684032380499392">
                <text:p>0.684032380499392</text:p>
              </table:table-cell>
              <table:table-cell office:value-type="float" office:value="0.620812078069174">
                <text:p>0.620812078069174</text:p>
              </table:table-cell>
              <table:table-cell office:value-type="float" office:value="0.561973150835188">
                <text:p>0.561973150835188</text:p>
              </table:table-cell>
              <table:table-cell office:value-type="float" office:value="0.509101230455186">
                <text:p>0.509101230455186</text:p>
              </table:table-cell>
              <table:table-cell office:value-type="float" office:value="0.462767898518029">
                <text:p>0.462767898518029</text:p>
              </table:table-cell>
              <table:table-cell office:value-type="float" office:value="0.42276504570786">
                <text:p>0.42276504570786</text:p>
              </table:table-cell>
            </table:table-row>
            <table:table-row>
              <table:table-cell office:value-type="string">
                <text:p>26</text:p>
                <draw:g>
                  <svg:desc>Model.B81:Model.B81</svg:desc>
                </draw:g>
              </table:table-cell>
              <table:table-cell office:value-type="float" office:value="0.224949749168309">
                <text:p>0.224949749168309</text:p>
                <draw:g>
                  <svg:desc>Model.C81:Model.AO81</svg:desc>
                </draw:g>
              </table:table-cell>
              <table:table-cell office:value-type="float" office:value="0.226181461333663">
                <text:p>0.226181461333663</text:p>
              </table:table-cell>
              <table:table-cell office:value-type="float" office:value="0.228571721472929">
                <text:p>0.228571721472929</text:p>
              </table:table-cell>
              <table:table-cell office:value-type="float" office:value="0.23214182493568">
                <text:p>0.23214182493568</text:p>
              </table:table-cell>
              <table:table-cell office:value-type="float" office:value="0.236982121109441">
                <text:p>0.236982121109441</text:p>
              </table:table-cell>
              <table:table-cell office:value-type="float" office:value="0.243241437315917">
                <text:p>0.243241437315917</text:p>
              </table:table-cell>
              <table:table-cell office:value-type="float" office:value="0.251145041311803">
                <text:p>0.251145041311803</text:p>
              </table:table-cell>
              <table:table-cell office:value-type="float" office:value="0.261052909463767">
                <text:p>0.261052909463767</text:p>
              </table:table-cell>
              <table:table-cell office:value-type="float" office:value="0.273545194057047">
                <text:p>0.273545194057047</text:p>
              </table:table-cell>
              <table:table-cell office:value-type="float" office:value="0.289479701476637">
                <text:p>0.289479701476637</text:p>
              </table:table-cell>
              <table:table-cell office:value-type="float" office:value="0.309955295268454">
                <text:p>0.309955295268454</text:p>
              </table:table-cell>
              <table:table-cell office:value-type="float" office:value="0.336170023488012">
                <text:p>0.336170023488012</text:p>
              </table:table-cell>
              <table:table-cell office:value-type="float" office:value="0.369228251702328">
                <text:p>0.369228251702328</text:p>
              </table:table-cell>
              <table:table-cell office:value-type="float" office:value="0.409949300761678">
                <text:p>0.409949300761678</text:p>
              </table:table-cell>
              <table:table-cell office:value-type="float" office:value="0.458678339755267">
                <text:p>0.458678339755267</text:p>
              </table:table-cell>
              <table:table-cell office:value-type="float" office:value="0.515074403250546">
                <text:p>0.515074403250546</text:p>
              </table:table-cell>
              <table:table-cell office:value-type="float" office:value="0.577887672215545">
                <text:p>0.577887672215545</text:p>
              </table:table-cell>
              <table:table-cell office:value-type="float" office:value="0.644821220998043">
                <text:p>0.644821220998043</text:p>
              </table:table-cell>
              <table:table-cell office:value-type="float" office:value="0.712641919905263">
                <text:p>0.712641919905263</text:p>
              </table:table-cell>
              <table:table-cell office:value-type="float" office:value="0.777664583620491">
                <text:p>0.777664583620491</text:p>
              </table:table-cell>
              <table:table-cell office:value-type="float" office:value="0.836523983035417">
                <text:p>0.836523983035417</text:p>
              </table:table-cell>
              <table:table-cell office:value-type="float" office:value="0.88689174639363">
                <text:p>0.88689174639363</text:p>
              </table:table-cell>
              <table:table-cell office:value-type="float" office:value="0.927756136679574">
                <text:p>0.927756136679574</text:p>
              </table:table-cell>
              <table:table-cell office:value-type="float" office:value="0.959151864426942">
                <text:p>0.959151864426942</text:p>
              </table:table-cell>
              <table:table-cell office:value-type="float" office:value="0.981553764235355">
                <text:p>0.981553764235355</text:p>
              </table:table-cell>
              <table:table-cell office:value-type="float" office:value="0.995260117725508">
                <text:p>0.995260117725508</text:p>
              </table:table-cell>
              <table:table-cell office:value-type="float" office:value="1">
                <text:p>1</text:p>
              </table:table-cell>
              <table:table-cell office:value-type="float" office:value="0.99487447394789">
                <text:p>0.99487447394789</text:p>
              </table:table-cell>
              <table:table-cell office:value-type="float" office:value="0.978664282052958">
                <text:p>0.978664282052958</text:p>
              </table:table-cell>
              <table:table-cell office:value-type="float" office:value="0.950452901396521">
                <text:p>0.950452901396521</text:p>
              </table:table-cell>
              <table:table-cell office:value-type="float" office:value="0.910357744615883">
                <text:p>0.910357744615883</text:p>
              </table:table-cell>
              <table:table-cell office:value-type="float" office:value="0.860003809190279">
                <text:p>0.860003809190279</text:p>
              </table:table-cell>
              <table:table-cell office:value-type="float" office:value="0.802418927038661">
                <text:p>0.802418927038661</text:p>
              </table:table-cell>
              <table:table-cell office:value-type="float" office:value="0.741359204244668">
                <text:p>0.741359204244668</text:p>
              </table:table-cell>
              <table:table-cell office:value-type="float" office:value="0.680428945474268">
                <text:p>0.680428945474268</text:p>
              </table:table-cell>
              <table:table-cell office:value-type="float" office:value="0.62241177370682">
                <text:p>0.62241177370682</text:p>
              </table:table-cell>
              <table:table-cell office:value-type="float" office:value="0.568994008027364">
                <text:p>0.568994008027364</text:p>
              </table:table-cell>
              <table:table-cell office:value-type="float" office:value="0.520815735598951">
                <text:p>0.520815735598951</text:p>
              </table:table-cell>
              <table:table-cell office:value-type="float" office:value="0.477703302791212">
                <text:p>0.477703302791212</text:p>
              </table:table-cell>
            </table:table-row>
            <table:table-row>
              <table:table-cell office:value-type="string">
                <text:p>27</text:p>
                <draw:g>
                  <svg:desc>Model.B82:Model.B82</svg:desc>
                </draw:g>
              </table:table-cell>
              <table:table-cell office:value-type="float" office:value="0.217229922049899">
                <text:p>0.217229922049899</text:p>
                <draw:g>
                  <svg:desc>Model.C82:Model.AO82</svg:desc>
                </draw:g>
              </table:table-cell>
              <table:table-cell office:value-type="float" office:value="0.218107522779508">
                <text:p>0.218107522779508</text:p>
              </table:table-cell>
              <table:table-cell office:value-type="float" office:value="0.21980048035144">
                <text:p>0.21980048035144</text:p>
              </table:table-cell>
              <table:table-cell office:value-type="float" office:value="0.222311213938837">
                <text:p>0.222311213938837</text:p>
              </table:table-cell>
              <table:table-cell office:value-type="float" office:value="0.225696560390731">
                <text:p>0.225696560390731</text:p>
              </table:table-cell>
              <table:table-cell office:value-type="float" office:value="0.230074127767324">
                <text:p>0.230074127767324</text:p>
              </table:table-cell>
              <table:table-cell office:value-type="float" office:value="0.235659603506903">
                <text:p>0.235659603506903</text:p>
              </table:table-cell>
              <table:table-cell office:value-type="float" office:value="0.242841417619231">
                <text:p>0.242841417619231</text:p>
              </table:table-cell>
              <table:table-cell office:value-type="float" office:value="0.252269435007682">
                <text:p>0.252269435007682</text:p>
              </table:table-cell>
              <table:table-cell office:value-type="float" office:value="0.264896290448942">
                <text:p>0.264896290448942</text:p>
              </table:table-cell>
              <table:table-cell office:value-type="float" office:value="0.281913704728218">
                <text:p>0.281913704728218</text:p>
              </table:table-cell>
              <table:table-cell office:value-type="float" office:value="0.304592141492101">
                <text:p>0.304592141492101</text:p>
              </table:table-cell>
              <table:table-cell office:value-type="float" office:value="0.334091237190497">
                <text:p>0.334091237190497</text:p>
              </table:table-cell>
              <table:table-cell office:value-type="float" office:value="0.371290624444277">
                <text:p>0.371290624444277</text:p>
              </table:table-cell>
              <table:table-cell office:value-type="float" office:value="0.416630202812911">
                <text:p>0.416630202812911</text:p>
              </table:table-cell>
              <table:table-cell office:value-type="float" office:value="0.46992365375815">
                <text:p>0.46992365375815</text:p>
              </table:table-cell>
              <table:table-cell office:value-type="float" office:value="0.530148166639954">
                <text:p>0.530148166639954</text:p>
              </table:table-cell>
              <table:table-cell office:value-type="float" office:value="0.595296089930972">
                <text:p>0.595296089930972</text:p>
              </table:table-cell>
              <table:table-cell office:value-type="float" office:value="0.662446113700364">
                <text:p>0.662446113700364</text:p>
              </table:table-cell>
              <table:table-cell office:value-type="float" office:value="0.728183127063629">
                <text:p>0.728183127063629</text:p>
              </table:table-cell>
              <table:table-cell office:value-type="float" office:value="0.789305918485518">
                <text:p>0.789305918485518</text:p>
              </table:table-cell>
              <table:table-cell office:value-type="float" office:value="0.843513435170642">
                <text:p>0.843513435170642</text:p>
              </table:table-cell>
              <table:table-cell office:value-type="float" office:value="0.889703753272772">
                <text:p>0.889703753272772</text:p>
              </table:table-cell>
              <table:table-cell office:value-type="float" office:value="0.927756136679573">
                <text:p>0.927756136679573</text:p>
              </table:table-cell>
              <table:table-cell office:value-type="float" office:value="0.957974996669024">
                <text:p>0.957974996669024</text:p>
              </table:table-cell>
              <table:table-cell office:value-type="float" office:value="0.980494869450926">
                <text:p>0.980494869450926</text:p>
              </table:table-cell>
              <table:table-cell office:value-type="float" office:value="0.99487447394789">
                <text:p>0.99487447394789</text:p>
              </table:table-cell>
              <table:table-cell office:value-type="float" office:value="1">
                <text:p>1</text:p>
              </table:table-cell>
              <table:table-cell office:value-type="float" office:value="0.994351158861371">
                <text:p>0.994351158861371</text:p>
              </table:table-cell>
              <table:table-cell office:value-type="float" office:value="0.976606140089005">
                <text:p>0.976606140089005</text:p>
              </table:table-cell>
              <table:table-cell office:value-type="float" office:value="0.946402141940736">
                <text:p>0.946402141940736</text:p>
              </table:table-cell>
              <table:table-cell office:value-type="float" office:value="0.904887130660833">
                <text:p>0.904887130660833</text:p>
              </table:table-cell>
              <table:table-cell office:value-type="float" office:value="0.854708535322776">
                <text:p>0.854708535322776</text:p>
              </table:table-cell>
              <table:table-cell office:value-type="float" office:value="0.799397215282597">
                <text:p>0.799397215282597</text:p>
              </table:table-cell>
              <table:table-cell office:value-type="float" office:value="0.742483005517478">
                <text:p>0.742483005517478</text:p>
              </table:table-cell>
              <table:table-cell office:value-type="float" office:value="0.686771713276275">
                <text:p>0.686771713276275</text:p>
              </table:table-cell>
              <table:table-cell office:value-type="float" office:value="0.63400125088482">
                <text:p>0.63400125088482</text:p>
              </table:table-cell>
              <table:table-cell office:value-type="float" office:value="0.584845527977423">
                <text:p>0.584845527977423</text:p>
              </table:table-cell>
              <table:table-cell office:value-type="float" office:value="0.539139043400612">
                <text:p>0.539139043400612</text:p>
              </table:table-cell>
            </table:table-row>
            <table:table-row>
              <table:table-cell office:value-type="string">
                <text:p>28</text:p>
                <draw:g>
                  <svg:desc>Model.B83:Model.B83</svg:desc>
                </draw:g>
              </table:table-cell>
              <table:table-cell office:value-type="float" office:value="0.20587377794605">
                <text:p>0.20587377794605</text:p>
                <draw:g>
                  <svg:desc>Model.C83:Model.AO83</svg:desc>
                </draw:g>
              </table:table-cell>
              <table:table-cell office:value-type="float" office:value="0.206687180036708">
                <text:p>0.206687180036708</text:p>
              </table:table-cell>
              <table:table-cell office:value-type="float" office:value="0.208239177108081">
                <text:p>0.208239177108081</text:p>
              </table:table-cell>
              <table:table-cell office:value-type="float" office:value="0.210500330154095">
                <text:p>0.210500330154095</text:p>
              </table:table-cell>
              <table:table-cell office:value-type="float" office:value="0.21347864923741">
                <text:p>0.21347864923741</text:p>
              </table:table-cell>
              <table:table-cell office:value-type="float" office:value="0.217229266486092">
                <text:p>0.217229266486092</text:p>
              </table:table-cell>
              <table:table-cell office:value-type="float" office:value="0.221897969637188">
                <text:p>0.221897969637188</text:p>
              </table:table-cell>
              <table:table-cell office:value-type="float" office:value="0.22780540933877">
                <text:p>0.22780540933877</text:p>
              </table:table-cell>
              <table:table-cell office:value-type="float" office:value="0.235546248071514">
                <text:p>0.235546248071514</text:p>
              </table:table-cell>
              <table:table-cell office:value-type="float" office:value="0.246037495065147">
                <text:p>0.246037495065147</text:p>
              </table:table-cell>
              <table:table-cell office:value-type="float" office:value="0.260456099627403">
                <text:p>0.260456099627403</text:p>
              </table:table-cell>
              <table:table-cell office:value-type="float" office:value="0.280077200584617">
                <text:p>0.280077200584617</text:p>
              </table:table-cell>
              <table:table-cell office:value-type="float" office:value="0.30608652593749">
                <text:p>0.30608652593749</text:p>
              </table:table-cell>
              <table:table-cell office:value-type="float" office:value="0.339420680064866">
                <text:p>0.339420680064866</text:p>
              </table:table-cell>
              <table:table-cell office:value-type="float" office:value="0.380624377216902">
                <text:p>0.380624377216902</text:p>
              </table:table-cell>
              <table:table-cell office:value-type="float" office:value="0.429684582442434">
                <text:p>0.429684582442434</text:p>
              </table:table-cell>
              <table:table-cell office:value-type="float" office:value="0.485836475001577">
                <text:p>0.485836475001577</text:p>
              </table:table-cell>
              <table:table-cell office:value-type="float" office:value="0.547414261002059">
                <text:p>0.547414261002059</text:p>
              </table:table-cell>
              <table:table-cell office:value-type="float" office:value="0.611891154410052">
                <text:p>0.611891154410052</text:p>
              </table:table-cell>
              <table:table-cell office:value-type="float" office:value="0.676235271008282">
                <text:p>0.676235271008282</text:p>
              </table:table-cell>
              <table:table-cell office:value-type="float" office:value="0.737540793775394">
                <text:p>0.737540793775394</text:p>
              </table:table-cell>
              <table:table-cell office:value-type="float" office:value="0.793662356017322">
                <text:p>0.793662356017322</text:p>
              </table:table-cell>
              <table:table-cell office:value-type="float" office:value="0.843513435170642">
                <text:p>0.843513435170642</text:p>
              </table:table-cell>
              <table:table-cell office:value-type="float" office:value="0.88689174639363">
                <text:p>0.88689174639363</text:p>
              </table:table-cell>
              <table:table-cell office:value-type="float" office:value="0.923976772765479">
                <text:p>0.923976772765479</text:p>
              </table:table-cell>
              <table:table-cell office:value-type="float" office:value="0.954766026305639">
                <text:p>0.954766026305639</text:p>
              </table:table-cell>
              <table:table-cell office:value-type="float" office:value="0.978664282052958">
                <text:p>0.978664282052958</text:p>
              </table:table-cell>
              <table:table-cell office:value-type="float" office:value="0.994351158861371">
                <text:p>0.994351158861371</text:p>
              </table:table-cell>
              <table:table-cell office:value-type="float" office:value="1">
                <text:p>1</text:p>
              </table:table-cell>
              <table:table-cell office:value-type="float" office:value="0.993854050577982">
                <text:p>0.993854050577982</text:p>
              </table:table-cell>
              <table:table-cell office:value-type="float" office:value="0.97500706480775">
                <text:p>0.97500706480775</text:p>
              </table:table-cell>
              <table:table-cell office:value-type="float" office:value="0.944033311941011">
                <text:p>0.944033311941011</text:p>
              </table:table-cell>
              <table:table-cell office:value-type="float" office:value="0.903082671240444">
                <text:p>0.903082671240444</text:p>
              </table:table-cell>
              <table:table-cell office:value-type="float" office:value="0.855343648823292">
                <text:p>0.855343648823292</text:p>
              </table:table-cell>
              <table:table-cell office:value-type="float" office:value="0.804172226882042">
                <text:p>0.804172226882042</text:p>
              </table:table-cell>
              <table:table-cell office:value-type="float" office:value="0.75232229094029">
                <text:p>0.75232229094029</text:p>
              </table:table-cell>
              <table:table-cell office:value-type="float" office:value="0.701531986273936">
                <text:p>0.701531986273936</text:p>
              </table:table-cell>
              <table:table-cell office:value-type="float" office:value="0.6524728500857">
                <text:p>0.6524728500857</text:p>
              </table:table-cell>
              <table:table-cell office:value-type="float" office:value="0.604959773984884">
                <text:p>0.604959773984884</text:p>
              </table:table-cell>
            </table:table-row>
            <table:table-row>
              <table:table-cell office:value-type="string">
                <text:p>29</text:p>
                <draw:g>
                  <svg:desc>Model.B84:Model.B84</svg:desc>
                </draw:g>
              </table:table-cell>
              <table:table-cell office:value-type="float" office:value="0.190642539870438">
                <text:p>0.190642539870438</text:p>
                <draw:g>
                  <svg:desc>Model.C84:Model.AO84</svg:desc>
                </draw:g>
              </table:table-cell>
              <table:table-cell office:value-type="float" office:value="0.191650481146944">
                <text:p>0.191650481146944</text:p>
              </table:table-cell>
              <table:table-cell office:value-type="float" office:value="0.193559223091157">
                <text:p>0.193559223091157</text:p>
              </table:table-cell>
              <table:table-cell office:value-type="float" office:value="0.196298070724618">
                <text:p>0.196298070724618</text:p>
              </table:table-cell>
              <table:table-cell office:value-type="float" office:value="0.199815625609566">
                <text:p>0.199815625609566</text:p>
              </table:table-cell>
              <table:table-cell office:value-type="float" office:value="0.204080373046927">
                <text:p>0.204080373046927</text:p>
              </table:table-cell>
              <table:table-cell office:value-type="float" office:value="0.209118089348284">
                <text:p>0.209118089348284</text:p>
              </table:table-cell>
              <table:table-cell office:value-type="float" office:value="0.215098385973775">
                <text:p>0.215098385973775</text:p>
              </table:table-cell>
              <table:table-cell office:value-type="float" office:value="0.222449547007506">
                <text:p>0.222449547007506</text:p>
              </table:table-cell>
              <table:table-cell office:value-type="float" office:value="0.231933866200889">
                <text:p>0.231933866200889</text:p>
              </table:table-cell>
              <table:table-cell office:value-type="float" office:value="0.244612266109009">
                <text:p>0.244612266109009</text:p>
              </table:table-cell>
              <table:table-cell office:value-type="float" office:value="0.261697604700314">
                <text:p>0.261697604700314</text:p>
              </table:table-cell>
              <table:table-cell office:value-type="float" office:value="0.284369023457815">
                <text:p>0.284369023457815</text:p>
              </table:table-cell>
              <table:table-cell office:value-type="float" office:value="0.313610808163077">
                <text:p>0.313610808163077</text:p>
              </table:table-cell>
              <table:table-cell office:value-type="float" office:value="0.350075299117937">
                <text:p>0.350075299117937</text:p>
              </table:table-cell>
              <table:table-cell office:value-type="float" office:value="0.393932866108218">
                <text:p>0.393932866108218</text:p>
              </table:table-cell>
              <table:table-cell office:value-type="float" office:value="0.44469728012488">
                <text:p>0.44469728012488</text:p>
              </table:table-cell>
              <table:table-cell office:value-type="float" office:value="0.50108429434988">
                <text:p>0.50108429434988</text:p>
              </table:table-cell>
              <table:table-cell office:value-type="float" office:value="0.561029008352827">
                <text:p>0.561029008352827</text:p>
              </table:table-cell>
              <table:table-cell office:value-type="float" office:value="0.62197940590559">
                <text:p>0.62197940590559</text:p>
              </table:table-cell>
              <table:table-cell office:value-type="float" office:value="0.681441067829613">
                <text:p>0.681441067829613</text:p>
              </table:table-cell>
              <table:table-cell office:value-type="float" office:value="0.737540793775394">
                <text:p>0.737540793775394</text:p>
              </table:table-cell>
              <table:table-cell office:value-type="float" office:value="0.789305918485518">
                <text:p>0.789305918485518</text:p>
              </table:table-cell>
              <table:table-cell office:value-type="float" office:value="0.836523983035417">
                <text:p>0.836523983035417</text:p>
              </table:table-cell>
              <table:table-cell office:value-type="float" office:value="0.879296235233431">
                <text:p>0.879296235233431</text:p>
              </table:table-cell>
              <table:table-cell office:value-type="float" office:value="0.917514202088713">
                <text:p>0.917514202088713</text:p>
              </table:table-cell>
              <table:table-cell office:value-type="float" office:value="0.950452901396521">
                <text:p>0.950452901396521</text:p>
              </table:table-cell>
              <table:table-cell office:value-type="float" office:value="0.976606140089005">
                <text:p>0.976606140089005</text:p>
              </table:table-cell>
              <table:table-cell office:value-type="float" office:value="0.993854050577982">
                <text:p>0.993854050577982</text:p>
              </table:table-cell>
              <table:table-cell office:value-type="float" office:value="1">
                <text:p>1</text:p>
              </table:table-cell>
              <table:table-cell office:value-type="float" office:value="0.993559867111594">
                <text:p>0.993559867111594</text:p>
              </table:table-cell>
              <table:table-cell office:value-type="float" office:value="0.974465939965472">
                <text:p>0.974465939965472</text:p>
              </table:table-cell>
              <table:table-cell office:value-type="float" office:value="0.944276356576463">
                <text:p>0.944276356576463</text:p>
              </table:table-cell>
              <table:table-cell office:value-type="float" office:value="0.905734754780968">
                <text:p>0.905734754780968</text:p>
              </table:table-cell>
              <table:table-cell office:value-type="float" office:value="0.861930535916632">
                <text:p>0.861930535916632</text:p>
              </table:table-cell>
              <table:table-cell office:value-type="float" office:value="0.815493178173832">
                <text:p>0.815493178173832</text:p>
              </table:table-cell>
              <table:table-cell office:value-type="float" office:value="0.768109604303989">
                <text:p>0.768109604303989</text:p>
              </table:table-cell>
              <table:table-cell office:value-type="float" office:value="0.720412906387849">
                <text:p>0.720412906387849</text:p>
              </table:table-cell>
              <table:table-cell office:value-type="float" office:value="0.672170496368173">
                <text:p>0.672170496368173</text:p>
              </table:table-cell>
            </table:table-row>
            <table:table-row>
              <table:table-cell office:value-type="string">
                <text:p>30</text:p>
                <draw:g>
                  <svg:desc>Model.B85:Model.B85</svg:desc>
                </draw:g>
              </table:table-cell>
              <table:table-cell office:value-type="float" office:value="0.171847755985004">
                <text:p>0.171847755985004</text:p>
                <draw:g>
                  <svg:desc>Model.C85:Model.AO85</svg:desc>
                </draw:g>
              </table:table-cell>
              <table:table-cell office:value-type="float" office:value="0.173259255641784">
                <text:p>0.173259255641784</text:p>
              </table:table-cell>
              <table:table-cell office:value-type="float" office:value="0.175928095890609">
                <text:p>0.175928095890609</text:p>
              </table:table-cell>
              <table:table-cell office:value-type="float" office:value="0.179737121482569">
                <text:p>0.179737121482569</text:p>
              </table:table-cell>
              <table:table-cell office:value-type="float" office:value="0.184570369141564">
                <text:p>0.184570369141564</text:p>
              </table:table-cell>
              <table:table-cell office:value-type="float" office:value="0.190294294322618">
                <text:p>0.190294294322618</text:p>
              </table:table-cell>
              <table:table-cell office:value-type="float" office:value="0.196778433493013">
                <text:p>0.196778433493013</text:p>
              </table:table-cell>
              <table:table-cell office:value-type="float" office:value="0.203977358528594">
                <text:p>0.203977358528594</text:p>
              </table:table-cell>
              <table:table-cell office:value-type="float" office:value="0.21206416856715">
                <text:p>0.21206416856715</text:p>
              </table:table-cell>
              <table:table-cell office:value-type="float" office:value="0.221548255008376">
                <text:p>0.221548255008376</text:p>
              </table:table-cell>
              <table:table-cell office:value-type="float" office:value="0.233288061068935">
                <text:p>0.233288061068935</text:p>
              </table:table-cell>
              <table:table-cell office:value-type="float" office:value="0.248373844474847">
                <text:p>0.248373844474847</text:p>
              </table:table-cell>
              <table:table-cell office:value-type="float" office:value="0.267944988187766">
                <text:p>0.267944988187766</text:p>
              </table:table-cell>
              <table:table-cell office:value-type="float" office:value="0.293018975416949">
                <text:p>0.293018975416949</text:p>
              </table:table-cell>
              <table:table-cell office:value-type="float" office:value="0.324350519585625">
                <text:p>0.324350519585625</text:p>
              </table:table-cell>
              <table:table-cell office:value-type="float" office:value="0.362292921839638">
                <text:p>0.362292921839638</text:p>
              </table:table-cell>
              <table:table-cell office:value-type="float" office:value="0.406645120808298">
                <text:p>0.406645120808298</text:p>
              </table:table-cell>
              <table:table-cell office:value-type="float" office:value="0.456525438677327">
                <text:p>0.456525438677327</text:p>
              </table:table-cell>
              <table:table-cell office:value-type="float" office:value="0.510374641021154">
                <text:p>0.510374641021154</text:p>
              </table:table-cell>
              <table:table-cell office:value-type="float" office:value="0.566190422565401">
                <text:p>0.566190422565401</text:p>
              </table:table-cell>
              <table:table-cell office:value-type="float" office:value="0.621979405905591">
                <text:p>0.621979405905591</text:p>
              </table:table-cell>
              <table:table-cell office:value-type="float" office:value="0.676235271008283">
                <text:p>0.676235271008283</text:p>
              </table:table-cell>
              <table:table-cell office:value-type="float" office:value="0.728183127063629">
                <text:p>0.728183127063629</text:p>
              </table:table-cell>
              <table:table-cell office:value-type="float" office:value="0.777664583620491">
                <text:p>0.777664583620491</text:p>
              </table:table-cell>
              <table:table-cell office:value-type="float" office:value="0.824748138835722">
                <text:p>0.824748138835722</text:p>
              </table:table-cell>
              <table:table-cell office:value-type="float" office:value="0.869253587459121">
                <text:p>0.869253587459121</text:p>
              </table:table-cell>
              <table:table-cell office:value-type="float" office:value="0.910357744615883">
                <text:p>0.910357744615883</text:p>
              </table:table-cell>
              <table:table-cell office:value-type="float" office:value="0.946402141940736">
                <text:p>0.946402141940736</text:p>
              </table:table-cell>
              <table:table-cell office:value-type="float" office:value="0.97500706480775">
                <text:p>0.97500706480775</text:p>
              </table:table-cell>
              <table:table-cell office:value-type="float" office:value="0.993559867111594">
                <text:p>0.993559867111594</text:p>
              </table:table-cell>
              <table:table-cell office:value-type="float" office:value="1">
                <text:p>1</text:p>
              </table:table-cell>
              <table:table-cell office:value-type="float" office:value="0.993587629447439">
                <text:p>0.993587629447439</text:p>
              </table:table-cell>
              <table:table-cell office:value-type="float" office:value="0.975228929628726">
                <text:p>0.975228929628726</text:p>
              </table:table-cell>
              <table:table-cell office:value-type="float" office:value="0.947145110962678">
                <text:p>0.947145110962678</text:p>
              </table:table-cell>
              <table:table-cell office:value-type="float" office:value="0.912081217519519">
                <text:p>0.912081217519519</text:p>
              </table:table-cell>
              <table:table-cell office:value-type="float" office:value="0.872477274234678">
                <text:p>0.872477274234678</text:p>
              </table:table-cell>
              <table:table-cell office:value-type="float" office:value="0.829921210540454">
                <text:p>0.829921210540454</text:p>
              </table:table-cell>
              <table:table-cell office:value-type="float" office:value="0.78497420228923">
                <text:p>0.78497420228923</text:p>
              </table:table-cell>
              <table:table-cell office:value-type="float" office:value="0.737329871481474">
                <text:p>0.737329871481474</text:p>
              </table:table-cell>
            </table:table-row>
            <table:table-row>
              <table:table-cell office:value-type="string">
                <text:p>31</text:p>
                <draw:g>
                  <svg:desc>Model.B86:Model.B86</svg:desc>
                </draw:g>
              </table:table-cell>
              <table:table-cell office:value-type="float" office:value="0.150386537971634">
                <text:p>0.150386537971634</text:p>
                <draw:g>
                  <svg:desc>Model.C86:Model.AO86</svg:desc>
                </draw:g>
              </table:table-cell>
              <table:table-cell office:value-type="float" office:value="0.152345205288412">
                <text:p>0.152345205288412</text:p>
              </table:table-cell>
              <table:table-cell office:value-type="float" office:value="0.156052780925487">
                <text:p>0.156052780925487</text:p>
              </table:table-cell>
              <table:table-cell office:value-type="float" office:value="0.161344897247399">
                <text:p>0.161344897247399</text:p>
              </table:table-cell>
              <table:table-cell office:value-type="float" office:value="0.168041531257025">
                <text:p>0.168041531257025</text:p>
              </table:table-cell>
              <table:table-cell office:value-type="float" office:value="0.175901554935882">
                <text:p>0.175901554935882</text:p>
              </table:table-cell>
              <table:table-cell office:value-type="float" office:value="0.18461868080399">
                <text:p>0.18461868080399</text:p>
              </table:table-cell>
              <table:table-cell office:value-type="float" office:value="0.193892876049979">
                <text:p>0.193892876049979</text:p>
              </table:table-cell>
              <table:table-cell office:value-type="float" office:value="0.203583147526803">
                <text:p>0.203583147526803</text:p>
              </table:table-cell>
              <table:table-cell office:value-type="float" office:value="0.213877443904694">
                <text:p>0.213877443904694</text:p>
              </table:table-cell>
              <table:table-cell office:value-type="float" office:value="0.225368246307612">
                <text:p>0.225368246307612</text:p>
              </table:table-cell>
              <table:table-cell office:value-type="float" office:value="0.238975689374653">
                <text:p>0.238975689374653</text:p>
              </table:table-cell>
              <table:table-cell office:value-type="float" office:value="0.255769482608865">
                <text:p>0.255769482608865</text:p>
              </table:table-cell>
              <table:table-cell office:value-type="float" office:value="0.276782401315342">
                <text:p>0.276782401315342</text:p>
              </table:table-cell>
              <table:table-cell office:value-type="float" office:value="0.302858601481521">
                <text:p>0.302858601481521</text:p>
              </table:table-cell>
              <table:table-cell office:value-type="float" office:value="0.334522478631934">
                <text:p>0.334522478631934</text:p>
              </table:table-cell>
              <table:table-cell office:value-type="float" office:value="0.371848483666242">
                <text:p>0.371848483666242</text:p>
              </table:table-cell>
              <table:table-cell office:value-type="float" office:value="0.414355628740175">
                <text:p>0.414355628740175</text:p>
              </table:table-cell>
              <table:table-cell office:value-type="float" office:value="0.461003840365802">
                <text:p>0.461003840365802</text:p>
              </table:table-cell>
              <table:table-cell office:value-type="float" office:value="0.510374641021154">
                <text:p>0.510374641021154</text:p>
              </table:table-cell>
              <table:table-cell office:value-type="float" office:value="0.561029008352827">
                <text:p>0.561029008352827</text:p>
              </table:table-cell>
              <table:table-cell office:value-type="float" office:value="0.611891154410053">
                <text:p>0.611891154410053</text:p>
              </table:table-cell>
              <table:table-cell office:value-type="float" office:value="0.662446113700364">
                <text:p>0.662446113700364</text:p>
              </table:table-cell>
              <table:table-cell office:value-type="float" office:value="0.712641919905264">
                <text:p>0.712641919905264</text:p>
              </table:table-cell>
              <table:table-cell office:value-type="float" office:value="0.762555747619883">
                <text:p>0.762555747619883</text:p>
              </table:table-cell>
              <table:table-cell office:value-type="float" office:value="0.81197116745059">
                <text:p>0.81197116745059</text:p>
              </table:table-cell>
              <table:table-cell office:value-type="float" office:value="0.860003809190279">
                <text:p>0.860003809190279</text:p>
              </table:table-cell>
              <table:table-cell office:value-type="float" office:value="0.904887130660833">
                <text:p>0.904887130660833</text:p>
              </table:table-cell>
              <table:table-cell office:value-type="float" office:value="0.944033311941011">
                <text:p>0.944033311941011</text:p>
              </table:table-cell>
              <table:table-cell office:value-type="float" office:value="0.974465939965472">
                <text:p>0.974465939965472</text:p>
              </table:table-cell>
              <table:table-cell office:value-type="float" office:value="0.993587629447439">
                <text:p>0.993587629447439</text:p>
              </table:table-cell>
              <table:table-cell office:value-type="float" office:value="1">
                <text:p>1</text:p>
              </table:table-cell>
              <table:table-cell office:value-type="float" office:value="0.993939303314508">
                <text:p>0.993939303314508</text:p>
              </table:table-cell>
              <table:table-cell office:value-type="float" office:value="0.977061107328116">
                <text:p>0.977061107328116</text:p>
              </table:table-cell>
              <table:table-cell office:value-type="float" office:value="0.951711937110601">
                <text:p>0.951711937110601</text:p>
              </table:table-cell>
              <table:table-cell office:value-type="float" office:value="0.92009152110063">
                <text:p>0.92009152110063</text:p>
              </table:table-cell>
              <table:table-cell office:value-type="float" office:value="0.883649303997633">
                <text:p>0.883649303997633</text:p>
              </table:table-cell>
              <table:table-cell office:value-type="float" office:value="0.842846485370938">
                <text:p>0.842846485370938</text:p>
              </table:table-cell>
              <table:table-cell office:value-type="float" office:value="0.797279785770382">
                <text:p>0.797279785770382</text:p>
              </table:table-cell>
            </table:table-row>
            <table:table-row>
              <table:table-cell office:value-type="string">
                <text:p>32</text:p>
                <draw:g>
                  <svg:desc>Model.B87:Model.B87</svg:desc>
                </draw:g>
              </table:table-cell>
              <table:table-cell office:value-type="float" office:value="0.127592364795395">
                <text:p>0.127592364795395</text:p>
                <draw:g>
                  <svg:desc>Model.C87:Model.AO87</svg:desc>
                </draw:g>
              </table:table-cell>
              <table:table-cell office:value-type="float" office:value="0.130168695942641">
                <text:p>0.130168695942641</text:p>
              </table:table-cell>
              <table:table-cell office:value-type="float" office:value="0.135053779315487">
                <text:p>0.135053779315487</text:p>
              </table:table-cell>
              <table:table-cell office:value-type="float" office:value="0.142039419716347">
                <text:p>0.142039419716347</text:p>
              </table:table-cell>
              <table:table-cell office:value-type="float" office:value="0.150887199635428">
                <text:p>0.150887199635428</text:p>
              </table:table-cell>
              <table:table-cell office:value-type="float" office:value="0.161252462260493">
                <text:p>0.161252462260493</text:p>
              </table:table-cell>
              <table:table-cell office:value-type="float" office:value="0.172650805952307">
                <text:p>0.172650805952307</text:p>
              </table:table-cell>
              <table:table-cell office:value-type="float" office:value="0.184514560344041">
                <text:p>0.184514560344041</text:p>
              </table:table-cell>
              <table:table-cell office:value-type="float" office:value="0.196363404191428">
                <text:p>0.196363404191428</text:p>
              </table:table-cell>
              <table:table-cell office:value-type="float" office:value="0.208029968774326">
                <text:p>0.208029968774326</text:p>
              </table:table-cell>
              <table:table-cell office:value-type="float" office:value="0.219805545561627">
                <text:p>0.219805545561627</text:p>
              </table:table-cell>
              <table:table-cell office:value-type="float" office:value="0.232409998840664">
                <text:p>0.232409998840664</text:p>
              </table:table-cell>
              <table:table-cell office:value-type="float" office:value="0.246820131738227">
                <text:p>0.246820131738227</text:p>
              </table:table-cell>
              <table:table-cell office:value-type="float" office:value="0.264065064543819">
                <text:p>0.264065064543819</text:p>
              </table:table-cell>
              <table:table-cell office:value-type="float" office:value="0.285059444837618">
                <text:p>0.285059444837618</text:p>
              </table:table-cell>
              <table:table-cell office:value-type="float" office:value="0.310476678291823">
                <text:p>0.310476678291823</text:p>
              </table:table-cell>
              <table:table-cell office:value-type="float" office:value="0.340641285530973">
                <text:p>0.340641285530973</text:p>
              </table:table-cell>
              <table:table-cell office:value-type="float" office:value="0.375447555404846">
                <text:p>0.375447555404846</text:p>
              </table:table-cell>
              <table:table-cell office:value-type="float" office:value="0.414355628740174">
                <text:p>0.414355628740174</text:p>
              </table:table-cell>
              <table:table-cell office:value-type="float" office:value="0.456525438677326">
                <text:p>0.456525438677326</text:p>
              </table:table-cell>
              <table:table-cell office:value-type="float" office:value="0.50108429434988">
                <text:p>0.50108429434988</text:p>
              </table:table-cell>
              <table:table-cell office:value-type="float" office:value="0.547414261002059">
                <text:p>0.547414261002059</text:p>
              </table:table-cell>
              <table:table-cell office:value-type="float" office:value="0.595296089930972">
                <text:p>0.595296089930972</text:p>
              </table:table-cell>
              <table:table-cell office:value-type="float" office:value="0.644821220998044">
                <text:p>0.644821220998044</text:p>
              </table:table-cell>
              <table:table-cell office:value-type="float" office:value="0.696110255161354">
                <text:p>0.696110255161354</text:p>
              </table:table-cell>
              <table:table-cell office:value-type="float" office:value="0.748944863455023">
                <text:p>0.748944863455023</text:p>
              </table:table-cell>
              <table:table-cell office:value-type="float" office:value="0.802418927038661">
                <text:p>0.802418927038661</text:p>
              </table:table-cell>
              <table:table-cell office:value-type="float" office:value="0.854708535322776">
                <text:p>0.854708535322776</text:p>
              </table:table-cell>
              <table:table-cell office:value-type="float" office:value="0.903082671240444">
                <text:p>0.903082671240444</text:p>
              </table:table-cell>
              <table:table-cell office:value-type="float" office:value="0.944276356576463">
                <text:p>0.944276356576463</text:p>
              </table:table-cell>
              <table:table-cell office:value-type="float" office:value="0.975228929628726">
                <text:p>0.975228929628726</text:p>
              </table:table-cell>
              <table:table-cell office:value-type="float" office:value="0.993939303314508">
                <text:p>0.993939303314508</text:p>
              </table:table-cell>
              <table:table-cell office:value-type="float" office:value="1">
                <text:p>1</text:p>
              </table:table-cell>
              <table:table-cell office:value-type="float" office:value="0.994496641548701">
                <text:p>0.994496641548701</text:p>
              </table:table-cell>
              <table:table-cell office:value-type="float" office:value="0.979352384412607">
                <text:p>0.979352384412607</text:p>
              </table:table-cell>
              <table:table-cell office:value-type="float" office:value="0.956495259187474">
                <text:p>0.956495259187474</text:p>
              </table:table-cell>
              <table:table-cell office:value-type="float" office:value="0.927208817020998">
                <text:p>0.927208817020998</text:p>
              </table:table-cell>
              <table:table-cell office:value-type="float" office:value="0.891833815163378">
                <text:p>0.891833815163378</text:p>
              </table:table-cell>
              <table:table-cell office:value-type="float" office:value="0.849851217669691">
                <text:p>0.849851217669691</text:p>
              </table:table-cell>
            </table:table-row>
            <table:table-row>
              <table:table-cell office:value-type="string">
                <text:p>33</text:p>
                <draw:g>
                  <svg:desc>Model.B88:Model.B88</svg:desc>
                </draw:g>
              </table:table-cell>
              <table:table-cell office:value-type="float" office:value="0.10495163147622">
                <text:p>0.10495163147622</text:p>
                <draw:g>
                  <svg:desc>Model.C88:Model.AO88</svg:desc>
                </draw:g>
              </table:table-cell>
              <table:table-cell office:value-type="float" office:value="0.108145466435243">
                <text:p>0.108145466435243</text:p>
              </table:table-cell>
              <table:table-cell office:value-type="float" office:value="0.114211289999886">
                <text:p>0.114211289999886</text:p>
              </table:table-cell>
              <table:table-cell office:value-type="float" office:value="0.122903771900412">
                <text:p>0.122903771900412</text:p>
              </table:table-cell>
              <table:table-cell office:value-type="float" office:value="0.133935780982304">
                <text:p>0.133935780982304</text:p>
              </table:table-cell>
              <table:table-cell office:value-type="float" office:value="0.146871304425744">
                <text:p>0.146871304425744</text:p>
              </table:table-cell>
              <table:table-cell office:value-type="float" office:value="0.161061091711691">
                <text:p>0.161061091711691</text:p>
              </table:table-cell>
              <table:table-cell office:value-type="float" office:value="0.175681644219467">
                <text:p>0.175681644219467</text:p>
              </table:table-cell>
              <table:table-cell office:value-type="float" office:value="0.189920565523192">
                <text:p>0.189920565523192</text:p>
              </table:table-cell>
              <table:table-cell office:value-type="float" office:value="0.203255698741628">
                <text:p>0.203255698741628</text:p>
              </table:table-cell>
              <table:table-cell office:value-type="float" office:value="0.215670945284163">
                <text:p>0.215670945284163</text:p>
              </table:table-cell>
              <table:table-cell office:value-type="float" office:value="0.227674696032906">
                <text:p>0.227674696032906</text:p>
              </table:table-cell>
              <table:table-cell office:value-type="float" office:value="0.240136293958766">
                <text:p>0.240136293958766</text:p>
              </table:table-cell>
              <table:table-cell office:value-type="float" office:value="0.254063400666736">
                <text:p>0.254063400666736</text:p>
              </table:table-cell>
              <table:table-cell office:value-type="float" office:value="0.270418532639509">
                <text:p>0.270418532639509</text:p>
              </table:table-cell>
              <table:table-cell office:value-type="float" office:value="0.289994396369568">
                <text:p>0.289994396369568</text:p>
              </table:table-cell>
              <table:table-cell office:value-type="float" office:value="0.313327343046178">
                <text:p>0.313327343046178</text:p>
              </table:table-cell>
              <table:table-cell office:value-type="float" office:value="0.340641285530972">
                <text:p>0.340641285530972</text:p>
              </table:table-cell>
              <table:table-cell office:value-type="float" office:value="0.371848483666241">
                <text:p>0.371848483666241</text:p>
              </table:table-cell>
              <table:table-cell office:value-type="float" office:value="0.406645120808297">
                <text:p>0.406645120808297</text:p>
              </table:table-cell>
              <table:table-cell office:value-type="float" office:value="0.444697280124878">
                <text:p>0.444697280124878</text:p>
              </table:table-cell>
              <table:table-cell office:value-type="float" office:value="0.485836475001576">
                <text:p>0.485836475001576</text:p>
              </table:table-cell>
              <table:table-cell office:value-type="float" office:value="0.530148166639953">
                <text:p>0.530148166639953</text:p>
              </table:table-cell>
              <table:table-cell office:value-type="float" office:value="0.577887672215544">
                <text:p>0.577887672215544</text:p>
              </table:table-cell>
              <table:table-cell office:value-type="float" office:value="0.629245490630316">
                <text:p>0.629245490630316</text:p>
              </table:table-cell>
              <table:table-cell office:value-type="float" office:value="0.684032380499392">
                <text:p>0.684032380499392</text:p>
              </table:table-cell>
              <table:table-cell office:value-type="float" office:value="0.741359204244668">
                <text:p>0.741359204244668</text:p>
              </table:table-cell>
              <table:table-cell office:value-type="float" office:value="0.799397215282597">
                <text:p>0.799397215282597</text:p>
              </table:table-cell>
              <table:table-cell office:value-type="float" office:value="0.855343648823292">
                <text:p>0.855343648823292</text:p>
              </table:table-cell>
              <table:table-cell office:value-type="float" office:value="0.905734754780968">
                <text:p>0.905734754780968</text:p>
              </table:table-cell>
              <table:table-cell office:value-type="float" office:value="0.947145110962678">
                <text:p>0.947145110962678</text:p>
              </table:table-cell>
              <table:table-cell office:value-type="float" office:value="0.977061107328116">
                <text:p>0.977061107328116</text:p>
              </table:table-cell>
              <table:table-cell office:value-type="float" office:value="0.994496641548701">
                <text:p>0.994496641548701</text:p>
              </table:table-cell>
              <table:table-cell office:value-type="float" office:value="1">
                <text:p>1</text:p>
              </table:table-cell>
              <table:table-cell office:value-type="float" office:value="0.995075996835907">
                <text:p>0.995075996835907</text:p>
              </table:table-cell>
              <table:table-cell office:value-type="float" office:value="0.981370742048888">
                <text:p>0.981370742048888</text:p>
              </table:table-cell>
              <table:table-cell office:value-type="float" office:value="0.959988168024159">
                <text:p>0.959988168024159</text:p>
              </table:table-cell>
              <table:table-cell office:value-type="float" office:value="0.931136505774738">
                <text:p>0.931136505774738</text:p>
              </table:table-cell>
              <table:table-cell office:value-type="float" office:value="0.894166529480185">
                <text:p>0.894166529480185</text:p>
              </table:table-cell>
            </table:table-row>
            <table:table-row>
              <table:table-cell office:value-type="string">
                <text:p>34</text:p>
                <draw:g>
                  <svg:desc>Model.B89:Model.B89</svg:desc>
                </draw:g>
              </table:table-cell>
              <table:table-cell office:value-type="float" office:value="0.083822948772871">
                <text:p>0.083822948772871</text:p>
                <draw:g>
                  <svg:desc>Model.C89:Model.AO89</svg:desc>
                </draw:g>
              </table:table-cell>
              <table:table-cell office:value-type="float" office:value="0.0875735381338527">
                <text:p>0.0875735381338527</text:p>
              </table:table-cell>
              <table:table-cell office:value-type="float" office:value="0.0947068066671075">
                <text:p>0.0947068066671075</text:p>
              </table:table-cell>
              <table:table-cell office:value-type="float" office:value="0.104949260275851">
                <text:p>0.104949260275851</text:p>
              </table:table-cell>
              <table:table-cell office:value-type="float" office:value="0.117977380847149">
                <text:p>0.117977380847149</text:p>
              </table:table-cell>
              <table:table-cell office:value-type="float" office:value="0.133281948693982">
                <text:p>0.133281948693982</text:p>
              </table:table-cell>
              <table:table-cell office:value-type="float" office:value="0.150074436193483">
                <text:p>0.150074436193483</text:p>
              </table:table-cell>
              <table:table-cell office:value-type="float" office:value="0.16730779460898">
                <text:p>0.16730779460898</text:p>
              </table:table-cell>
              <table:table-cell office:value-type="float" office:value="0.183872316326295">
                <text:p>0.183872316326295</text:p>
              </table:table-cell>
              <table:table-cell office:value-type="float" office:value="0.198921396959989">
                <text:p>0.198921396959989</text:p>
              </table:table-cell>
              <table:table-cell office:value-type="float" office:value="0.212151146241057">
                <text:p>0.212151146241057</text:p>
              </table:table-cell>
              <table:table-cell office:value-type="float" office:value="0.223864790904493">
                <text:p>0.223864790904493</text:p>
              </table:table-cell>
              <table:table-cell office:value-type="float" office:value="0.234818503956206">
                <text:p>0.234818503956206</text:p>
              </table:table-cell>
              <table:table-cell office:value-type="float" office:value="0.245983132648997">
                <text:p>0.245983132648997</text:p>
              </table:table-cell>
              <table:table-cell office:value-type="float" office:value="0.258344917103575">
                <text:p>0.258344917103575</text:p>
              </table:table-cell>
              <table:table-cell office:value-type="float" office:value="0.272781560143268">
                <text:p>0.272781560143268</text:p>
              </table:table-cell>
              <table:table-cell office:value-type="float" office:value="0.28999439636957">
                <text:p>0.28999439636957</text:p>
              </table:table-cell>
              <table:table-cell office:value-type="float" office:value="0.310476678291824">
                <text:p>0.310476678291824</text:p>
              </table:table-cell>
              <table:table-cell office:value-type="float" office:value="0.334522478631934">
                <text:p>0.334522478631934</text:p>
              </table:table-cell>
              <table:table-cell office:value-type="float" office:value="0.362292921839638">
                <text:p>0.362292921839638</text:p>
              </table:table-cell>
              <table:table-cell office:value-type="float" office:value="0.393932866108218">
                <text:p>0.393932866108218</text:p>
              </table:table-cell>
              <table:table-cell office:value-type="float" office:value="0.429684582442435">
                <text:p>0.429684582442435</text:p>
              </table:table-cell>
              <table:table-cell office:value-type="float" office:value="0.46992365375815">
                <text:p>0.46992365375815</text:p>
              </table:table-cell>
              <table:table-cell office:value-type="float" office:value="0.515074403250546">
                <text:p>0.515074403250546</text:p>
              </table:table-cell>
              <table:table-cell office:value-type="float" office:value="0.565415131044162">
                <text:p>0.565415131044162</text:p>
              </table:table-cell>
              <table:table-cell office:value-type="float" office:value="0.620812078069174">
                <text:p>0.620812078069174</text:p>
              </table:table-cell>
              <table:table-cell office:value-type="float" office:value="0.680428945474268">
                <text:p>0.680428945474268</text:p>
              </table:table-cell>
              <table:table-cell office:value-type="float" office:value="0.742483005517478">
                <text:p>0.742483005517478</text:p>
              </table:table-cell>
              <table:table-cell office:value-type="float" office:value="0.804172226882042">
                <text:p>0.804172226882042</text:p>
              </table:table-cell>
              <table:table-cell office:value-type="float" office:value="0.861930535916632">
                <text:p>0.861930535916632</text:p>
              </table:table-cell>
              <table:table-cell office:value-type="float" office:value="0.912081217519519">
                <text:p>0.912081217519519</text:p>
              </table:table-cell>
              <table:table-cell office:value-type="float" office:value="0.951711937110601">
                <text:p>0.951711937110601</text:p>
              </table:table-cell>
              <table:table-cell office:value-type="float" office:value="0.979352384412607">
                <text:p>0.979352384412607</text:p>
              </table:table-cell>
              <table:table-cell office:value-type="float" office:value="0.995075996835907">
                <text:p>0.995075996835907</text:p>
              </table:table-cell>
              <table:table-cell office:value-type="float" office:value="1">
                <text:p>1</text:p>
              </table:table-cell>
              <table:table-cell office:value-type="float" office:value="0.995497578249617">
                <text:p>0.995497578249617</text:p>
              </table:table-cell>
              <table:table-cell office:value-type="float" office:value="0.982492118625201">
                <text:p>0.982492118625201</text:p>
              </table:table-cell>
              <table:table-cell office:value-type="float" office:value="0.961054967987012">
                <text:p>0.961054967987012</text:p>
              </table:table-cell>
              <table:table-cell office:value-type="float" office:value="0.930396143648989">
                <text:p>0.930396143648989</text:p>
              </table:table-cell>
            </table:table-row>
            <table:table-row>
              <table:table-cell office:value-type="string">
                <text:p>35</text:p>
                <draw:g>
                  <svg:desc>Model.B90:Model.B90</svg:desc>
                </draw:g>
              </table:table-cell>
              <table:table-cell office:value-type="float" office:value="0.0652726672985454">
                <text:p>0.0652726672985454</text:p>
                <draw:g>
                  <svg:desc>Model.C90:Model.AO90</svg:desc>
                </draw:g>
              </table:table-cell>
              <table:table-cell office:value-type="float" office:value="0.0694711558221317">
                <text:p>0.0694711558221317</text:p>
              </table:table-cell>
              <table:table-cell office:value-type="float" office:value="0.0774658376332847">
                <text:p>0.0774658376332847</text:p>
              </table:table-cell>
              <table:table-cell office:value-type="float" office:value="0.0889654211030669">
                <text:p>0.0889654211030669</text:p>
              </table:table-cell>
              <table:table-cell office:value-type="float" office:value="0.103623821601915">
                <text:p>0.103623821601915</text:p>
              </table:table-cell>
              <table:table-cell office:value-type="float" office:value="0.120880729093675">
                <text:p>0.120880729093675</text:p>
              </table:table-cell>
              <table:table-cell office:value-type="float" office:value="0.139842808313817">
                <text:p>0.139842808313817</text:p>
              </table:table-cell>
              <table:table-cell office:value-type="float" office:value="0.159287167098021">
                <text:p>0.159287167098021</text:p>
              </table:table-cell>
              <table:table-cell office:value-type="float" office:value="0.177862804731675">
                <text:p>0.177862804731675</text:p>
              </table:table-cell>
              <table:table-cell office:value-type="float" office:value="0.194452458096892">
                <text:p>0.194452458096892</text:p>
              </table:table-cell>
              <table:table-cell office:value-type="float" office:value="0.208504678137637">
                <text:p>0.208504678137637</text:p>
              </table:table-cell>
              <table:table-cell office:value-type="float" office:value="0.220138160630385">
                <text:p>0.220138160630385</text:p>
              </table:table-cell>
              <table:table-cell office:value-type="float" office:value="0.229997805370264">
                <text:p>0.229997805370264</text:p>
              </table:table-cell>
              <table:table-cell office:value-type="float" office:value="0.239004975106054">
                <text:p>0.239004975106054</text:p>
              </table:table-cell>
              <table:table-cell office:value-type="float" office:value="0.248145284125456">
                <text:p>0.248145284125456</text:p>
              </table:table-cell>
              <table:table-cell office:value-type="float" office:value="0.258344917103576">
                <text:p>0.258344917103576</text:p>
              </table:table-cell>
              <table:table-cell office:value-type="float" office:value="0.270418532639512">
                <text:p>0.270418532639512</text:p>
              </table:table-cell>
              <table:table-cell office:value-type="float" office:value="0.28505944483762">
                <text:p>0.28505944483762</text:p>
              </table:table-cell>
              <table:table-cell office:value-type="float" office:value="0.302858601481522">
                <text:p>0.302858601481522</text:p>
              </table:table-cell>
              <table:table-cell office:value-type="float" office:value="0.324350519585626">
                <text:p>0.324350519585626</text:p>
              </table:table-cell>
              <table:table-cell office:value-type="float" office:value="0.350075299117938">
                <text:p>0.350075299117938</text:p>
              </table:table-cell>
              <table:table-cell office:value-type="float" office:value="0.380624377216903">
                <text:p>0.380624377216903</text:p>
              </table:table-cell>
              <table:table-cell office:value-type="float" office:value="0.416630202812911">
                <text:p>0.416630202812911</text:p>
              </table:table-cell>
              <table:table-cell office:value-type="float" office:value="0.458678339755268">
                <text:p>0.458678339755268</text:p>
              </table:table-cell>
              <table:table-cell office:value-type="float" office:value="0.507144907000766">
                <text:p>0.507144907000766</text:p>
              </table:table-cell>
              <table:table-cell office:value-type="float" office:value="0.561973150835188">
                <text:p>0.561973150835188</text:p>
              </table:table-cell>
              <table:table-cell office:value-type="float" office:value="0.62241177370682">
                <text:p>0.62241177370682</text:p>
              </table:table-cell>
              <table:table-cell office:value-type="float" office:value="0.686771713276275">
                <text:p>0.686771713276275</text:p>
              </table:table-cell>
              <table:table-cell office:value-type="float" office:value="0.75232229094029">
                <text:p>0.75232229094029</text:p>
              </table:table-cell>
              <table:table-cell office:value-type="float" office:value="0.815493178173832">
                <text:p>0.815493178173832</text:p>
              </table:table-cell>
              <table:table-cell office:value-type="float" office:value="0.872477274234678">
                <text:p>0.872477274234678</text:p>
              </table:table-cell>
              <table:table-cell office:value-type="float" office:value="0.92009152110063">
                <text:p>0.92009152110063</text:p>
              </table:table-cell>
              <table:table-cell office:value-type="float" office:value="0.956495259187474">
                <text:p>0.956495259187474</text:p>
              </table:table-cell>
              <table:table-cell office:value-type="float" office:value="0.981370742048888">
                <text:p>0.981370742048888</text:p>
              </table:table-cell>
              <table:table-cell office:value-type="float" office:value="0.995497578249617">
                <text:p>0.995497578249617</text:p>
              </table:table-cell>
              <table:table-cell office:value-type="float" office:value="1">
                <text:p>1</text:p>
              </table:table-cell>
              <table:table-cell office:value-type="float" office:value="0.995630190505108">
                <text:p>0.995630190505108</text:p>
              </table:table-cell>
              <table:table-cell office:value-type="float" office:value="0.982324497891323">
                <text:p>0.982324497891323</text:p>
              </table:table-cell>
              <table:table-cell office:value-type="float" office:value="0.959144756298416">
                <text:p>0.959144756298416</text:p>
              </table:table-cell>
            </table:table-row>
            <table:table-row>
              <table:table-cell office:value-type="string">
                <text:p>36</text:p>
                <draw:g>
                  <svg:desc>Model.B91:Model.B91</svg:desc>
                </draw:g>
              </table:table-cell>
              <table:table-cell office:value-type="float" office:value="0.0500444907866308">
                <text:p>0.0500444907866308</text:p>
                <draw:g>
                  <svg:desc>Model.C91:Model.AO91</svg:desc>
                </draw:g>
              </table:table-cell>
              <table:table-cell office:value-type="float" office:value="0.0545445463485592">
                <text:p>0.0545445463485592</text:p>
              </table:table-cell>
              <table:table-cell office:value-type="float" office:value="0.0631222330762499">
                <text:p>0.0631222330762499</text:p>
              </table:table-cell>
              <table:table-cell office:value-type="float" office:value="0.0754796578714727">
                <text:p>0.0754796578714727</text:p>
              </table:table-cell>
              <table:table-cell office:value-type="float" office:value="0.0912627612918432">
                <text:p>0.0912627612918432</text:p>
              </table:table-cell>
              <table:table-cell office:value-type="float" office:value="0.109884817321509">
                <text:p>0.109884817321509</text:p>
              </table:table-cell>
              <table:table-cell office:value-type="float" office:value="0.130388426071423">
                <text:p>0.130388426071423</text:p>
              </table:table-cell>
              <table:table-cell office:value-type="float" office:value="0.151433844909814">
                <text:p>0.151433844909814</text:p>
              </table:table-cell>
              <table:table-cell office:value-type="float" office:value="0.171500630498134">
                <text:p>0.171500630498134</text:p>
              </table:table-cell>
              <table:table-cell office:value-type="float" office:value="0.189272286572681">
                <text:p>0.189272286572681</text:p>
              </table:table-cell>
              <table:table-cell office:value-type="float" office:value="0.204005632971773">
                <text:p>0.204005632971773</text:p>
              </table:table-cell>
              <table:table-cell office:value-type="float" office:value="0.215666308697589">
                <text:p>0.215666308697589</text:p>
              </table:table-cell>
              <table:table-cell office:value-type="float" office:value="0.224795609657115">
                <text:p>0.224795609657115</text:p>
              </table:table-cell>
              <table:table-cell office:value-type="float" office:value="0.232254886198013">
                <text:p>0.232254886198013</text:p>
              </table:table-cell>
              <table:table-cell office:value-type="float" office:value="0.239004975106053">
                <text:p>0.239004975106053</text:p>
              </table:table-cell>
              <table:table-cell office:value-type="float" office:value="0.245983132648996">
                <text:p>0.245983132648996</text:p>
              </table:table-cell>
              <table:table-cell office:value-type="float" office:value="0.254063400666736">
                <text:p>0.254063400666736</text:p>
              </table:table-cell>
              <table:table-cell office:value-type="float" office:value="0.264065064543819">
                <text:p>0.264065064543819</text:p>
              </table:table-cell>
              <table:table-cell office:value-type="float" office:value="0.276782401315341">
                <text:p>0.276782401315341</text:p>
              </table:table-cell>
              <table:table-cell office:value-type="float" office:value="0.293018975416947">
                <text:p>0.293018975416947</text:p>
              </table:table-cell>
              <table:table-cell office:value-type="float" office:value="0.313610808163076">
                <text:p>0.313610808163076</text:p>
              </table:table-cell>
              <table:table-cell office:value-type="float" office:value="0.339420680064865">
                <text:p>0.339420680064865</text:p>
              </table:table-cell>
              <table:table-cell office:value-type="float" office:value="0.371290624444276">
                <text:p>0.371290624444276</text:p>
              </table:table-cell>
              <table:table-cell office:value-type="float" office:value="0.409949300761677">
                <text:p>0.409949300761677</text:p>
              </table:table-cell>
              <table:table-cell office:value-type="float" office:value="0.455873771703027">
                <text:p>0.455873771703027</text:p>
              </table:table-cell>
              <table:table-cell office:value-type="float" office:value="0.509101230455186">
                <text:p>0.509101230455186</text:p>
              </table:table-cell>
              <table:table-cell office:value-type="float" office:value="0.568994008027364">
                <text:p>0.568994008027364</text:p>
              </table:table-cell>
              <table:table-cell office:value-type="float" office:value="0.63400125088482">
                <text:p>0.63400125088482</text:p>
              </table:table-cell>
              <table:table-cell office:value-type="float" office:value="0.701531986273936">
                <text:p>0.701531986273936</text:p>
              </table:table-cell>
              <table:table-cell office:value-type="float" office:value="0.768109604303989">
                <text:p>0.768109604303989</text:p>
              </table:table-cell>
              <table:table-cell office:value-type="float" office:value="0.829921210540454">
                <text:p>0.829921210540454</text:p>
              </table:table-cell>
              <table:table-cell office:value-type="float" office:value="0.883649303997633">
                <text:p>0.883649303997633</text:p>
              </table:table-cell>
              <table:table-cell office:value-type="float" office:value="0.927208817020998">
                <text:p>0.927208817020998</text:p>
              </table:table-cell>
              <table:table-cell office:value-type="float" office:value="0.959988168024159">
                <text:p>0.959988168024159</text:p>
              </table:table-cell>
              <table:table-cell office:value-type="float" office:value="0.982492118625201">
                <text:p>0.982492118625201</text:p>
              </table:table-cell>
              <table:table-cell office:value-type="float" office:value="0.995630190505108">
                <text:p>0.995630190505108</text:p>
              </table:table-cell>
              <table:table-cell office:value-type="float" office:value="1">
                <text:p>1</text:p>
              </table:table-cell>
              <table:table-cell office:value-type="float" office:value="0.995409517741387">
                <text:p>0.995409517741387</text:p>
              </table:table-cell>
              <table:table-cell office:value-type="float" office:value="0.980767827826173">
                <text:p>0.980767827826173</text:p>
              </table:table-cell>
            </table:table-row>
            <table:table-row>
              <table:table-cell office:value-type="string">
                <text:p>37</text:p>
                <draw:g>
                  <svg:desc>Model.B92:Model.B92</svg:desc>
                </draw:g>
              </table:table-cell>
              <table:table-cell office:value-type="float" office:value="0.0386058926631642">
                <text:p>0.0386058926631642</text:p>
                <draw:g>
                  <svg:desc>Model.C92:Model.AO92</svg:desc>
                </draw:g>
              </table:table-cell>
              <table:table-cell office:value-type="float" office:value="0.0432312794165746">
                <text:p>0.0432312794165746</text:p>
              </table:table-cell>
              <table:table-cell office:value-type="float" office:value="0.0520557516756942">
                <text:p>0.0520557516756942</text:p>
              </table:table-cell>
              <table:table-cell office:value-type="float" office:value="0.0647865451900916">
                <text:p>0.0647865451900916</text:p>
              </table:table-cell>
              <table:table-cell office:value-type="float" office:value="0.0810766217783651">
                <text:p>0.0810766217783651</text:p>
              </table:table-cell>
              <table:table-cell office:value-type="float" office:value="0.100339239154506">
                <text:p>0.100339239154506</text:p>
              </table:table-cell>
              <table:table-cell office:value-type="float" office:value="0.121598237092985">
                <text:p>0.121598237092985</text:p>
              </table:table-cell>
              <table:table-cell office:value-type="float" office:value="0.143464431019036">
                <text:p>0.143464431019036</text:p>
              </table:table-cell>
              <table:table-cell office:value-type="float" office:value="0.164331691696266">
                <text:p>0.164331691696266</text:p>
              </table:table-cell>
              <table:table-cell office:value-type="float" office:value="0.182768972299902">
                <text:p>0.182768972299902</text:p>
              </table:table-cell>
              <table:table-cell office:value-type="float" office:value="0.197908807885089">
                <text:p>0.197908807885089</text:p>
              </table:table-cell>
              <table:table-cell office:value-type="float" office:value="0.209603156485295">
                <text:p>0.209603156485295</text:p>
              </table:table-cell>
              <table:table-cell office:value-type="float" office:value="0.218301382249762">
                <text:p>0.218301382249762</text:p>
              </table:table-cell>
              <table:table-cell office:value-type="float" office:value="0.224795609657115">
                <text:p>0.224795609657115</text:p>
              </table:table-cell>
              <table:table-cell office:value-type="float" office:value="0.229997805370262">
                <text:p>0.229997805370262</text:p>
              </table:table-cell>
              <table:table-cell office:value-type="float" office:value="0.234818503956206">
                <text:p>0.234818503956206</text:p>
              </table:table-cell>
              <table:table-cell office:value-type="float" office:value="0.240136293958767">
                <text:p>0.240136293958767</text:p>
              </table:table-cell>
              <table:table-cell office:value-type="float" office:value="0.246820131738227">
                <text:p>0.246820131738227</text:p>
              </table:table-cell>
              <table:table-cell office:value-type="float" office:value="0.255769482608864">
                <text:p>0.255769482608864</text:p>
              </table:table-cell>
              <table:table-cell office:value-type="float" office:value="0.267944988187765">
                <text:p>0.267944988187765</text:p>
              </table:table-cell>
              <table:table-cell office:value-type="float" office:value="0.284369023457815">
                <text:p>0.284369023457815</text:p>
              </table:table-cell>
              <table:table-cell office:value-type="float" office:value="0.306086525937489">
                <text:p>0.306086525937489</text:p>
              </table:table-cell>
              <table:table-cell office:value-type="float" office:value="0.334091237190496">
                <text:p>0.334091237190496</text:p>
              </table:table-cell>
              <table:table-cell office:value-type="float" office:value="0.369228251702328">
                <text:p>0.369228251702328</text:p>
              </table:table-cell>
              <table:table-cell office:value-type="float" office:value="0.412072545402876">
                <text:p>0.412072545402876</text:p>
              </table:table-cell>
              <table:table-cell office:value-type="float" office:value="0.462767898518029">
                <text:p>0.462767898518029</text:p>
              </table:table-cell>
              <table:table-cell office:value-type="float" office:value="0.520815735598951">
                <text:p>0.520815735598951</text:p>
              </table:table-cell>
              <table:table-cell office:value-type="float" office:value="0.584845527977423">
                <text:p>0.584845527977423</text:p>
              </table:table-cell>
              <table:table-cell office:value-type="float" office:value="0.6524728500857">
                <text:p>0.6524728500857</text:p>
              </table:table-cell>
              <table:table-cell office:value-type="float" office:value="0.720412906387849">
                <text:p>0.720412906387849</text:p>
              </table:table-cell>
              <table:table-cell office:value-type="float" office:value="0.78497420228923">
                <text:p>0.78497420228923</text:p>
              </table:table-cell>
              <table:table-cell office:value-type="float" office:value="0.842846485370938">
                <text:p>0.842846485370938</text:p>
              </table:table-cell>
              <table:table-cell office:value-type="float" office:value="0.891833815163378">
                <text:p>0.891833815163378</text:p>
              </table:table-cell>
              <table:table-cell office:value-type="float" office:value="0.931136505774738">
                <text:p>0.931136505774738</text:p>
              </table:table-cell>
              <table:table-cell office:value-type="float" office:value="0.961054967987012">
                <text:p>0.961054967987012</text:p>
              </table:table-cell>
              <table:table-cell office:value-type="float" office:value="0.982324497891323">
                <text:p>0.982324497891323</text:p>
              </table:table-cell>
              <table:table-cell office:value-type="float" office:value="0.995409517741387">
                <text:p>0.995409517741387</text:p>
              </table:table-cell>
              <table:table-cell office:value-type="float" office:value="1">
                <text:p>1</text:p>
              </table:table-cell>
              <table:table-cell office:value-type="float" office:value="0.994851162389796">
                <text:p>0.994851162389796</text:p>
              </table:table-cell>
            </table:table-row>
            <table:table-row>
              <table:table-cell office:value-type="string">
                <text:p>38</text:p>
                <draw:g>
                  <svg:desc>Model.B93:Model.B93</svg:desc>
                </draw:g>
              </table:table-cell>
              <table:table-cell office:value-type="float" office:value="0.0311977307556027">
                <text:p>0.0311977307556027</text:p>
                <draw:g>
                  <svg:desc>Model.C93:Model.AO93</svg:desc>
                </draw:g>
              </table:table-cell>
              <table:table-cell office:value-type="float" office:value="0.0357488811175452">
                <text:p>0.0357488811175452</text:p>
              </table:table-cell>
              <table:table-cell office:value-type="float" office:value="0.0444387568244223">
                <text:p>0.0444387568244223</text:p>
              </table:table-cell>
              <table:table-cell office:value-type="float" office:value="0.0569917486456932">
                <text:p>0.0569917486456932</text:p>
              </table:table-cell>
              <table:table-cell office:value-type="float" office:value="0.073082952796628">
                <text:p>0.073082952796628</text:p>
              </table:table-cell>
              <table:table-cell office:value-type="float" office:value="0.0921530619336704">
                <text:p>0.0921530619336704</text:p>
              </table:table-cell>
              <table:table-cell office:value-type="float" office:value="0.113255606039712">
                <text:p>0.113255606039712</text:p>
              </table:table-cell>
              <table:table-cell office:value-type="float" office:value="0.135025387502088">
                <text:p>0.135025387502088</text:p>
              </table:table-cell>
              <table:table-cell office:value-type="float" office:value="0.1558629663505">
                <text:p>0.1558629663505</text:p>
              </table:table-cell>
              <table:table-cell office:value-type="float" office:value="0.17431701896546">
                <text:p>0.17431701896546</text:p>
              </table:table-cell>
              <table:table-cell office:value-type="float" office:value="0.189471549911467">
                <text:p>0.189471549911467</text:p>
              </table:table-cell>
              <table:table-cell office:value-type="float" office:value="0.20110969774378">
                <text:p>0.20110969774378</text:p>
              </table:table-cell>
              <table:table-cell office:value-type="float" office:value="0.209603156485294">
                <text:p>0.209603156485294</text:p>
              </table:table-cell>
              <table:table-cell office:value-type="float" office:value="0.215666308697589">
                <text:p>0.215666308697589</text:p>
              </table:table-cell>
              <table:table-cell office:value-type="float" office:value="0.220138160630383">
                <text:p>0.220138160630383</text:p>
              </table:table-cell>
              <table:table-cell office:value-type="float" office:value="0.223864790904492">
                <text:p>0.223864790904492</text:p>
              </table:table-cell>
              <table:table-cell office:value-type="float" office:value="0.227674696032907">
                <text:p>0.227674696032907</text:p>
              </table:table-cell>
              <table:table-cell office:value-type="float" office:value="0.232409998840664">
                <text:p>0.232409998840664</text:p>
              </table:table-cell>
              <table:table-cell office:value-type="float" office:value="0.238975689374652">
                <text:p>0.238975689374652</text:p>
              </table:table-cell>
              <table:table-cell office:value-type="float" office:value="0.248373844474846">
                <text:p>0.248373844474846</text:p>
              </table:table-cell>
              <table:table-cell office:value-type="float" office:value="0.261697604700313">
                <text:p>0.261697604700313</text:p>
              </table:table-cell>
              <table:table-cell office:value-type="float" office:value="0.280077200584617">
                <text:p>0.280077200584617</text:p>
              </table:table-cell>
              <table:table-cell office:value-type="float" office:value="0.304592141492101">
                <text:p>0.304592141492101</text:p>
              </table:table-cell>
              <table:table-cell office:value-type="float" office:value="0.336170023488012">
                <text:p>0.336170023488012</text:p>
              </table:table-cell>
              <table:table-cell office:value-type="float" office:value="0.375474820558675">
                <text:p>0.375474820558675</text:p>
              </table:table-cell>
              <table:table-cell office:value-type="float" office:value="0.42276504570786">
                <text:p>0.42276504570786</text:p>
              </table:table-cell>
              <table:table-cell office:value-type="float" office:value="0.477703302791212">
                <text:p>0.477703302791212</text:p>
              </table:table-cell>
              <table:table-cell office:value-type="float" office:value="0.539139043400612">
                <text:p>0.539139043400612</text:p>
              </table:table-cell>
              <table:table-cell office:value-type="float" office:value="0.604959773984884">
                <text:p>0.604959773984884</text:p>
              </table:table-cell>
              <table:table-cell office:value-type="float" office:value="0.672170496368173">
                <text:p>0.672170496368173</text:p>
              </table:table-cell>
              <table:table-cell office:value-type="float" office:value="0.737329871481474">
                <text:p>0.737329871481474</text:p>
              </table:table-cell>
              <table:table-cell office:value-type="float" office:value="0.797279785770382">
                <text:p>0.797279785770382</text:p>
              </table:table-cell>
              <table:table-cell office:value-type="float" office:value="0.849851217669691">
                <text:p>0.849851217669691</text:p>
              </table:table-cell>
              <table:table-cell office:value-type="float" office:value="0.894166529480185">
                <text:p>0.894166529480185</text:p>
              </table:table-cell>
              <table:table-cell office:value-type="float" office:value="0.930396143648989">
                <text:p>0.930396143648989</text:p>
              </table:table-cell>
              <table:table-cell office:value-type="float" office:value="0.959144756298416">
                <text:p>0.959144756298416</text:p>
              </table:table-cell>
              <table:table-cell office:value-type="float" office:value="0.980767827826173">
                <text:p>0.980767827826173</text:p>
              </table:table-cell>
              <table:table-cell office:value-type="float" office:value="0.994851162389796">
                <text:p>0.9948511623897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  <draw:g>
                  <svg:desc>Model.B94:Model.B94</svg:desc>
                </draw:g>
              </table:table-cell>
              <table:table-cell office:value-type="float" office:value="0.027838011315969">
                <text:p>0.027838011315969</text:p>
                <draw:g>
                  <svg:desc>Model.C94:Model.AO94</svg:desc>
                </draw:g>
              </table:table-cell>
              <table:table-cell office:value-type="float" office:value="0.0321018555543454">
                <text:p>0.0321018555543454</text:p>
              </table:table-cell>
              <table:table-cell office:value-type="float" office:value="0.0402494440170204">
                <text:p>0.0402494440170204</text:p>
              </table:table-cell>
              <table:table-cell office:value-type="float" office:value="0.05203418124787">
                <text:p>0.05203418124787</text:p>
              </table:table-cell>
              <table:table-cell office:value-type="float" office:value="0.0671679679799425">
                <text:p>0.0671679679799425</text:p>
              </table:table-cell>
              <table:table-cell office:value-type="float" office:value="0.0851463092413477">
                <text:p>0.0851463092413477</text:p>
              </table:table-cell>
              <table:table-cell office:value-type="float" office:value="0.105101871048845">
                <text:p>0.105101871048845</text:p>
              </table:table-cell>
              <table:table-cell office:value-type="float" office:value="0.125769459632084">
                <text:p>0.125769459632084</text:p>
              </table:table-cell>
              <table:table-cell office:value-type="float" office:value="0.145652831515069">
                <text:p>0.145652831515069</text:p>
              </table:table-cell>
              <table:table-cell office:value-type="float" office:value="0.163379507948208">
                <text:p>0.163379507948208</text:p>
              </table:table-cell>
              <table:table-cell office:value-type="float" office:value="0.178065043779734">
                <text:p>0.178065043779734</text:p>
              </table:table-cell>
              <table:table-cell office:value-type="float" office:value="0.189471549911467">
                <text:p>0.189471549911467</text:p>
              </table:table-cell>
              <table:table-cell office:value-type="float" office:value="0.197908807885089">
                <text:p>0.197908807885089</text:p>
              </table:table-cell>
              <table:table-cell office:value-type="float" office:value="0.204005632971773">
                <text:p>0.204005632971773</text:p>
              </table:table-cell>
              <table:table-cell office:value-type="float" office:value="0.208504678137635">
                <text:p>0.208504678137635</text:p>
              </table:table-cell>
              <table:table-cell office:value-type="float" office:value="0.212151146241057">
                <text:p>0.212151146241057</text:p>
              </table:table-cell>
              <table:table-cell office:value-type="float" office:value="0.215670945284164">
                <text:p>0.215670945284164</text:p>
              </table:table-cell>
              <table:table-cell office:value-type="float" office:value="0.219805545561627">
                <text:p>0.219805545561627</text:p>
              </table:table-cell>
              <table:table-cell office:value-type="float" office:value="0.225368246307612">
                <text:p>0.225368246307612</text:p>
              </table:table-cell>
              <table:table-cell office:value-type="float" office:value="0.233288061068935">
                <text:p>0.233288061068935</text:p>
              </table:table-cell>
              <table:table-cell office:value-type="float" office:value="0.244612266109009">
                <text:p>0.244612266109009</text:p>
              </table:table-cell>
              <table:table-cell office:value-type="float" office:value="0.260456099627404">
                <text:p>0.260456099627404</text:p>
              </table:table-cell>
              <table:table-cell office:value-type="float" office:value="0.281913704728218">
                <text:p>0.281913704728218</text:p>
              </table:table-cell>
              <table:table-cell office:value-type="float" office:value="0.309955295268454">
                <text:p>0.309955295268454</text:p>
              </table:table-cell>
              <table:table-cell office:value-type="float" office:value="0.345319090363265">
                <text:p>0.345319090363265</text:p>
              </table:table-cell>
              <table:table-cell office:value-type="float" office:value="0.388381181584726">
                <text:p>0.388381181584726</text:p>
              </table:table-cell>
              <table:table-cell office:value-type="float" office:value="0.438982708852113">
                <text:p>0.438982708852113</text:p>
              </table:table-cell>
              <table:table-cell office:value-type="float" office:value="0.496228476610419">
                <text:p>0.496228476610419</text:p>
              </table:table-cell>
              <table:table-cell office:value-type="float" office:value="0.55833941703821">
                <text:p>0.55833941703821</text:p>
              </table:table-cell>
              <table:table-cell office:value-type="float" office:value="0.622704939469">
                <text:p>0.622704939469</text:p>
              </table:table-cell>
              <table:table-cell office:value-type="float" office:value="0.686260014057769">
                <text:p>0.686260014057769</text:p>
              </table:table-cell>
              <table:table-cell office:value-type="float" office:value="0.746141913178927">
                <text:p>0.746141913178927</text:p>
              </table:table-cell>
              <table:table-cell office:value-type="float" office:value="0.800345584069586">
                <text:p>0.800345584069586</text:p>
              </table:table-cell>
              <table:table-cell office:value-type="float" office:value="0.84802545805069">
                <text:p>0.84802545805069</text:p>
              </table:table-cell>
              <table:table-cell office:value-type="float" office:value="0.889296523251766">
                <text:p>0.889296523251766</text:p>
              </table:table-cell>
              <table:table-cell office:value-type="float" office:value="0.924677047152388">
                <text:p>0.924677047152388</text:p>
              </table:table-cell>
              <table:table-cell office:value-type="float" office:value="0.954439227773227">
                <text:p>0.954439227773227</text:p>
              </table:table-cell>
              <table:table-cell office:value-type="float" office:value="0.978082065825745">
                <text:p>0.978082065825745</text:p>
              </table:table-cell>
              <table:table-cell office:value-type="float" office:value="0.994071825935333">
                <text:p>0.994071825935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solid" draw:fill-color="#c0c0c0"/>
    </style:style>
    <style:style style:name="ch2" style:family="chart">
      <style:text-properties fo:color="#000000" style:text-position="0% 58%" fo:font-size="11pt" fo:font-weight="bold" style:font-size-asian="11pt" style:font-weight-asian="bold" style:font-family-complex="Arial" style:font-size-complex="11pt" style:font-weight-complex="bold"/>
    </style:style>
    <style:style style:name="ch3" style:family="chart">
      <style:graphic-properties draw:fill="solid" draw:fill-color="#ffffff"/>
      <style:text-properties fo:color="#000000" style:text-position="0% 58%" fo:font-size="9pt" style:font-size-asian="9pt" style:font-family-complex="Arial" style:font-size-complex="9pt"/>
    </style:style>
    <style:style style:name="ch4" style:family="chart">
      <style:chart-properties chart:symbol-type="automatic" chart:treat-empty-cells="ignor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family-complex="Arial" style:font-size-complex="9pt"/>
    </style:style>
    <style:style style:name="ch6" style:family="chart">
      <style:chart-properties style:rotation-angle="0"/>
      <style:text-properties fo:color="#000000" style:text-position="0% 58%" fo:font-size="9pt" fo:font-weight="bold" style:font-size-asian="9pt" style:font-weight-asian="bold" style:font-family-complex="Arial" style:font-size-complex="9pt" style:font-weight-complex="bold"/>
    </style:style>
    <style:style style:name="ch7" style:family="chart" style:data-style-name="N11">
      <style:chart-properties chart:display-label="true" chart:logarithmic="false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family-complex="Arial" style:font-size-complex="9pt"/>
    </style:style>
    <style:style style:name="ch8" style:family="chart">
      <style:chart-properties style:rotation-angle="90"/>
      <style:text-properties fo:color="#000000" style:text-position="0% 58%" fo:font-size="9pt" fo:font-weight="bold" style:font-size-asian="9pt" style:font-weight-asian="bold" style:font-family-complex="Arial" style:font-size-complex="9pt" style:font-weight-complex="bold"/>
    </style:style>
    <style:style style:name="ch9" style:family="chart" style:data-style-name="N11">
      <style:chart-properties chart:symbol-type="named-symbol" chart:symbol-name="diamond" chart:symbol-width="0.176cm" chart:symbol-height="0.176cm"/>
      <style:graphic-properties draw:stroke="none" svg:stroke-color="#000080" draw:fill-color="#000080"/>
      <style:text-properties fo:font-size="6pt" style:font-size-asian="6pt" style:font-size-complex="6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6.932cm" svg:height="11.842cm" xlink:href=".." xlink:type="simple" chart:class="chart:scatter" chart:column-mapping="1 0" chart:style-name="ch1">
        <chart:title svg:x="7.001cm" svg:y="0.232cm" chart:style-name="ch2">
          <text:p>Implied Volatility</text:p>
        </chart:title>
        <chart:legend chart:legend-position="bottom" svg:x="7.355cm" svg:y="10.929cm" style:legend-expansion="wide" chart:style-name="ch3"/>
        <chart:plot-area chart:style-name="ch4" table:cell-range-address="Swaptions.P11:Swaptions.P49 Swaptions.M11:Swaptions.M49" svg:x="1.578cm" svg:y="0.941cm" svg:width="14.587cm" svg:height="8.99cm">
          <chartooo:coordinate-region svg:x="2.9cm" svg:y="1.124cm" svg:width="13.177cm" svg:height="8.194cm"/>
          <chart:axis chart:dimension="x" chart:name="primary-x" chart:style-name="ch5">
            <chart:title svg:x="7.685cm" svg:y="10.364cm" chart:style-name="ch6">
              <text:p>Swap Length</text:p>
            </chart:title>
          </chart:axis>
          <chart:axis chart:dimension="y" chart:name="primary-y" chart:style-name="ch7">
            <chart:title svg:x="0.403cm" svg:y="6.723cm" chart:style-name="ch8">
              <text:p>Implied Volatility</text:p>
            </chart:title>
            <chart:grid chart:class="major"/>
          </chart:axis>
          <chart:series chart:style-name="ch9" chart:values-cell-range-address="Swaptions.M11:Swaptions.M49" chart:class="chart:scatter">
            <chart:domain table:cell-range-address="Swaptions.P11:Swaptions.P49"/>
            <chart:data-point chart:repeated="3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P</text:p>
              </table:table-cell>
              <table:table-cell office:value-type="string">
                <text:p>Spalte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waptions.P11:Swaptions.P49</svg:desc>
                </draw:g>
              </table:table-cell>
              <table:table-cell office:value-type="float" office:value="0.351703824918274">
                <text:p>0.351703824918274</text:p>
                <draw:g>
                  <svg:desc>Swaptions.M11:Swaptions.M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314449101396206">
                <text:p>0.3144491013962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292915332942362">
                <text:p>0.2929153329423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516543209855998">
                <text:p>-0.0516543209855998</text:p>
              </table:table-cell>
              <table:table-cell office:value-type="float" office:value="0.2790056790144">
                <text:p>0.27900567901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268665931765448">
                <text:p>0.2686659317654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411666820745946">
                <text:p>-0.0411666820745946</text:p>
              </table:table-cell>
              <table:table-cell office:value-type="float" office:value="0.261773317925405">
                <text:p>0.2617733179254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252966334075518">
                <text:p>0.2529663340755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37222806359879">
                <text:p>-0.037222806359879</text:p>
              </table:table-cell>
              <table:table-cell office:value-type="float" office:value="0.244927193640121">
                <text:p>0.244927193640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247747212785788">
                <text:p>0.2477472127857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243527630754776">
                <text:p>-0.0243527630754776</text:p>
              </table:table-cell>
              <table:table-cell office:value-type="float" office:value="0.241957236924522">
                <text:p>0.2419572369245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237171875240032">
                <text:p>0.2371718752400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236566415876659">
                <text:p>0.2365664158766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235512322307801">
                <text:p>0.2355123223078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148748691528213">
                <text:p>-0.0148748691528213</text:p>
              </table:table-cell>
              <table:table-cell office:value-type="float" office:value="0.229655130847179">
                <text:p>0.2296551308471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230187584587939">
                <text:p>0.2301875845879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231119651529712">
                <text:p>0.2311196515297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0.227306431804283">
                <text:p>0.2273064318042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.231753228754218">
                <text:p>0.2317532287542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.230138426951659">
                <text:p>0.2301384269516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173489687593714">
                <text:p>-0.00173489687593714</text:p>
              </table:table-cell>
              <table:table-cell office:value-type="float" office:value="0.230915103124063">
                <text:p>0.2309151031240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229870209184427">
                <text:p>0.2298702091844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.228097520827805">
                <text:p>0.2280975208278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.228502018871141">
                <text:p>0.2285020188711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0.229445530869931">
                <text:p>0.2294455308699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230461588402608">
                <text:p>0.2304615884026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0.230072725858853">
                <text:p>0.2300727258588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0.232685974705096">
                <text:p>0.2326859747050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0.233966809221315">
                <text:p>0.2339668092213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0.235944115773559">
                <text:p>0.2359441157735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242732462740763">
                <text:p>-0.00242732462740763</text:p>
              </table:table-cell>
              <table:table-cell office:value-type="float" office:value="0.240122675372592">
                <text:p>0.2401226753725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 draw:fill-color="#c0c0c0"/>
    </style:style>
    <style:style style:name="ch2" style:family="chart">
      <style:text-properties fo:color="#000000" style:text-position="0% 58%" fo:font-size="9pt" style:font-size-asian="9pt" style:font-family-complex="Arial" style:font-size-complex="9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family-complex="Arial" style:font-size-complex="9pt"/>
    </style:style>
    <style:style style:name="ch5" style:family="chart">
      <style:chart-properties style:rotation-angle="0"/>
      <style:text-properties fo:color="#000000" style:text-position="0% 58%" fo:font-size="9pt" style:font-size-asian="9pt" style:font-family-complex="Arial" style:font-size-complex="9pt"/>
    </style:style>
    <style:style style:name="ch6" style:family="chart" style:data-style-name="N10">
      <style:chart-properties chart:display-label="true" chart:logarithmic="false" chart:reverse-direction="false" text:line-break="false" chart:link-data-style-to-source="false" chart:axis-position="start"/>
      <style:text-properties fo:color="#000000" style:text-position="0% 58%" fo:font-size="9pt" style:font-size-asian="9pt" style:font-family-complex="Arial" style:font-size-complex="9pt"/>
    </style:style>
    <style:style style:name="ch7" style:family="chart">
      <style:chart-properties style:rotation-angle="90"/>
      <style:text-properties fo:color="#000000" style:text-position="0% 58%" fo:font-size="9pt" style:font-size-asian="9pt" style:font-family-complex="Arial" style:font-size-complex="9pt"/>
    </style:style>
    <style:style style:name="ch8" style:family="chart" style:data-style-name="N10">
      <style:chart-properties chart:symbol-type="none"/>
      <style:graphic-properties svg:stroke-width="0.035cm" svg:stroke-color="#000080" draw:fill-color="#000080"/>
      <style:text-properties fo:font-size="6pt" style:font-size-asian="6pt" style:font-size-complex="6pt"/>
    </style:style>
    <style:style style:name="ch9" style:family="chart" style:data-style-name="N10">
      <style:chart-properties chart:symbol-type="none"/>
      <style:graphic-properties svg:stroke-width="0.035cm" svg:stroke-color="#ff00ff" draw:fill-color="#ff00ff"/>
      <style:text-properties fo:font-size="6pt" style:font-size-asian="6pt" style:font-size-complex="6pt"/>
    </style:style>
    <style:style style:name="ch10" style:family="chart" style:data-style-name="N10">
      <style:chart-properties chart:symbol-type="none"/>
      <style:graphic-properties svg:stroke-width="0.035cm" svg:stroke-color="#ffff00" draw:fill-color="#ffff00"/>
      <style:text-properties fo:font-size="6pt" style:font-size-asian="6pt" style:font-size-complex="6pt"/>
    </style:style>
    <style:style style:name="ch11" style:family="chart" style:data-style-name="N10">
      <style:chart-properties chart:symbol-type="none"/>
      <style:graphic-properties svg:stroke-width="0.035cm" svg:stroke-color="#00ffff" draw:fill-color="#00ffff"/>
      <style:text-properties fo:font-size="6pt" style:font-size-asian="6pt" style:font-size-complex="6pt"/>
    </style:style>
    <style:style style:name="ch12" style:family="chart" style:data-style-name="N10">
      <style:chart-properties chart:symbol-type="none"/>
      <style:graphic-properties svg:stroke-width="0.035cm" svg:stroke-color="#800080" draw:fill-color="#800080"/>
      <style:text-properties fo:font-size="6pt" style:font-size-asian="6pt" style:font-size-complex="6pt"/>
    </style:style>
    <style:style style:name="ch13" style:family="chart" style:data-style-name="N10">
      <style:chart-properties chart:symbol-type="none"/>
      <style:graphic-properties svg:stroke-width="0.035cm" svg:stroke-color="#800000" draw:fill-color="#800000"/>
      <style:text-properties fo:font-size="6pt" style:font-size-asian="6pt" style:font-size-complex="6pt"/>
    </style:style>
    <style:style style:name="ch14" style:family="chart" style:data-style-name="N10">
      <style:chart-properties chart:symbol-type="none"/>
      <style:graphic-properties svg:stroke-width="0.035cm" svg:stroke-color="#008080" draw:fill-color="#008080"/>
      <style:text-properties fo:font-size="6pt" style:font-size-asian="6pt" style:font-size-complex="6pt"/>
    </style:style>
    <style:style style:name="ch15" style:family="chart" style:data-style-name="N10">
      <style:chart-properties chart:symbol-type="none"/>
      <style:graphic-properties svg:stroke-width="0.035cm" svg:stroke-color="#0000ff" draw:fill-color="#0000ff"/>
      <style:text-properties fo:font-size="6pt" style:font-size-asian="6pt" style:font-size-complex="6pt"/>
    </style:style>
    <style:style style:name="ch16" style:family="chart" style:data-style-name="N10">
      <style:chart-properties chart:symbol-type="none"/>
      <style:graphic-properties svg:stroke-width="0.035cm" svg:stroke-color="#00ccff" draw:fill-color="#00ccff"/>
      <style:text-properties fo:font-size="6pt" style:font-size-asian="6pt" style:font-size-complex="6pt"/>
    </style:style>
    <style:style style:name="ch17" style:family="chart" style:data-style-name="N10">
      <style:chart-properties chart:symbol-type="none"/>
      <style:graphic-properties svg:stroke-width="0.035cm" svg:stroke-color="#ccffff" draw:fill-color="#ccffff"/>
      <style:text-properties fo:font-size="6pt" style:font-size-asian="6pt" style:font-size-complex="6pt"/>
    </style:style>
    <style:style style:name="ch18" style:family="chart" style:data-style-name="N10">
      <style:chart-properties chart:symbol-type="none"/>
      <style:graphic-properties svg:stroke-width="0.035cm" svg:stroke-color="#ccffcc" draw:fill-color="#ccffcc"/>
      <style:text-properties fo:font-size="6pt" style:font-size-asian="6pt" style:font-size-complex="6pt"/>
    </style:style>
    <style:style style:name="ch19" style:family="chart" style:data-style-name="N10">
      <style:chart-properties chart:symbol-type="none"/>
      <style:graphic-properties svg:stroke-width="0.035cm" svg:stroke-color="#ffff99" draw:fill-color="#ffff99"/>
      <style:text-properties fo:font-size="6pt" style:font-size-asian="6pt" style:font-size-complex="6pt"/>
    </style:style>
    <style:style style:name="ch20" style:family="chart" style:data-style-name="N10">
      <style:chart-properties chart:symbol-type="none"/>
      <style:graphic-properties svg:stroke-width="0.035cm"/>
      <style:text-properties fo:font-size="6pt" style:font-size-asian="6pt" style:font-size-complex="6pt"/>
    </style:style>
    <style:style style:name="ch21" style:family="chart" style:data-style-name="N10">
      <style:chart-properties chart:symbol-type="none"/>
      <style:graphic-properties svg:stroke-width="0.035cm" svg:stroke-color="#ff99cc" draw:fill-color="#ff99cc"/>
      <style:text-properties fo:font-size="6pt" style:font-size-asian="6pt" style:font-size-complex="6pt"/>
    </style:style>
    <style:style style:name="ch22" style:family="chart" style:data-style-name="N10">
      <style:chart-properties chart:symbol-type="none"/>
      <style:graphic-properties svg:stroke-width="0.035cm" svg:stroke-color="#cc99ff" draw:fill-color="#cc99ff"/>
      <style:text-properties fo:font-size="6pt" style:font-size-asian="6pt" style:font-size-complex="6pt"/>
    </style:style>
    <style:style style:name="ch23" style:family="chart" style:data-style-name="N10">
      <style:chart-properties chart:symbol-type="none"/>
      <style:graphic-properties svg:stroke-width="0.035cm" svg:stroke-color="#ffcc99" draw:fill-color="#ffcc99"/>
      <style:text-properties fo:font-size="6pt" style:font-size-asian="6pt" style:font-size-complex="6pt"/>
    </style:style>
    <style:style style:name="ch24" style:family="chart" style:data-style-name="N10">
      <style:chart-properties chart:symbol-type="none"/>
      <style:graphic-properties svg:stroke-width="0.035cm" svg:stroke-color="#3366ff" draw:fill-color="#3366ff"/>
      <style:text-properties fo:font-size="6pt" style:font-size-asian="6pt" style:font-size-complex="6pt"/>
    </style:style>
    <style:style style:name="ch25" style:family="chart" style:data-style-name="N10">
      <style:chart-properties chart:symbol-type="none"/>
      <style:graphic-properties svg:stroke-width="0.035cm" svg:stroke-color="#33cccc" draw:fill-color="#33cccc"/>
      <style:text-properties fo:font-size="6pt" style:font-size-asian="6pt" style:font-size-complex="6pt"/>
    </style:style>
    <style:style style:name="ch26" style:family="chart" style:data-style-name="N10">
      <style:chart-properties chart:symbol-type="none"/>
      <style:graphic-properties svg:stroke-width="0.035cm" svg:stroke-color="#99cc00" draw:fill-color="#99cc00"/>
      <style:text-properties fo:font-size="6pt" style:font-size-asian="6pt" style:font-size-complex="6pt"/>
    </style:style>
    <style:style style:name="ch27" style:family="chart" style:data-style-name="N10">
      <style:chart-properties chart:symbol-type="none"/>
      <style:graphic-properties svg:stroke-width="0.035cm" svg:stroke-color="#ffcc00" draw:fill-color="#ffcc00"/>
      <style:text-properties fo:font-size="6pt" style:font-size-asian="6pt" style:font-size-complex="6pt"/>
    </style:style>
    <style:style style:name="ch28" style:family="chart" style:data-style-name="N10">
      <style:chart-properties chart:symbol-type="none"/>
      <style:graphic-properties svg:stroke-width="0.035cm" svg:stroke-color="#ff9900" draw:fill-color="#ff9900"/>
      <style:text-properties fo:font-size="6pt" style:font-size-asian="6pt" style:font-size-complex="6pt"/>
    </style:style>
    <style:style style:name="ch29" style:family="chart" style:data-style-name="N10">
      <style:chart-properties chart:symbol-type="none"/>
      <style:graphic-properties svg:stroke-width="0.035cm" svg:stroke-color="#ff6600" draw:fill-color="#ff6600"/>
      <style:text-properties fo:font-size="6pt" style:font-size-asian="6pt" style:font-size-complex="6pt"/>
    </style:style>
    <style:style style:name="ch30" style:family="chart" style:data-style-name="N10">
      <style:chart-properties chart:symbol-type="none"/>
      <style:graphic-properties svg:stroke-width="0.035cm" svg:stroke-color="#666699" draw:fill-color="#666699"/>
      <style:text-properties fo:font-size="6pt" style:font-size-asian="6pt" style:font-size-complex="6pt"/>
    </style:style>
    <style:style style:name="ch31" style:family="chart" style:data-style-name="N10">
      <style:chart-properties chart:symbol-type="none"/>
      <style:graphic-properties svg:stroke-width="0.035cm" svg:stroke-color="#969696" draw:fill-color="#969696"/>
      <style:text-properties fo:font-size="6pt" style:font-size-asian="6pt" style:font-size-complex="6pt"/>
    </style:style>
    <style:style style:name="ch32" style:family="chart" style:data-style-name="N10">
      <style:chart-properties chart:symbol-type="none"/>
      <style:graphic-properties svg:stroke-width="0.035cm" svg:stroke-color="#003366" draw:fill-color="#003366"/>
      <style:text-properties fo:font-size="6pt" style:font-size-asian="6pt" style:font-size-complex="6pt"/>
    </style:style>
    <style:style style:name="ch33" style:family="chart" style:data-style-name="N10">
      <style:chart-properties chart:symbol-type="none"/>
      <style:graphic-properties svg:stroke-width="0.035cm" svg:stroke-color="#339966" draw:fill-color="#339966"/>
      <style:text-properties fo:font-size="6pt" style:font-size-asian="6pt" style:font-size-complex="6pt"/>
    </style:style>
    <style:style style:name="ch34" style:family="chart" style:data-style-name="N10">
      <style:chart-properties chart:symbol-type="none"/>
      <style:graphic-properties svg:stroke-width="0.035cm" svg:stroke-color="#003300" draw:fill-color="#003300"/>
      <style:text-properties fo:font-size="6pt" style:font-size-asian="6pt" style:font-size-complex="6pt"/>
    </style:style>
    <style:style style:name="ch35" style:family="chart" style:data-style-name="N10">
      <style:chart-properties chart:symbol-type="none"/>
      <style:graphic-properties svg:stroke-width="0.035cm" svg:stroke-color="#333300" draw:fill-color="#333300"/>
      <style:text-properties fo:font-size="6pt" style:font-size-asian="6pt" style:font-size-complex="6pt"/>
    </style:style>
    <style:style style:name="ch36" style:family="chart" style:data-style-name="N10">
      <style:chart-properties chart:symbol-type="none"/>
      <style:graphic-properties svg:stroke-width="0.035cm" svg:stroke-color="#993300" draw:fill-color="#993300"/>
      <style:text-properties fo:font-size="6pt" style:font-size-asian="6pt" style:font-size-complex="6pt"/>
    </style:style>
    <style:style style:name="ch37" style:family="chart" style:data-style-name="N10">
      <style:chart-properties chart:symbol-type="none"/>
      <style:graphic-properties svg:stroke-width="0.035cm" svg:stroke-color="#993366" draw:fill-color="#993366"/>
      <style:text-properties fo:font-size="6pt" style:font-size-asian="6pt" style:font-size-complex="6pt"/>
    </style:style>
    <style:style style:name="ch38" style:family="chart" style:data-style-name="N10">
      <style:chart-properties chart:symbol-type="none"/>
      <style:graphic-properties svg:stroke-width="0.035cm" svg:stroke-color="#333399" draw:fill-color="#333399"/>
      <style:text-properties fo:font-size="6pt" style:font-size-asian="6pt" style:font-size-complex="6pt"/>
    </style:style>
    <style:style style:name="ch39" style:family="chart" style:data-style-name="N10">
      <style:chart-properties chart:symbol-type="none"/>
      <style:graphic-properties svg:stroke-width="0.035cm" svg:stroke-color="#000000" draw:fill-color="#000000"/>
      <style:text-properties fo:font-size="6pt" style:font-size-asian="6pt" style:font-size-complex="6pt"/>
    </style:style>
    <style:style style:name="ch40" style:family="chart" style:data-style-name="N10">
      <style:chart-properties chart:symbol-type="none"/>
      <style:graphic-properties svg:stroke-width="0.035cm" svg:stroke-color="#ffffff" draw:fill-color="#ffffff"/>
      <style:text-properties fo:font-size="6pt" style:font-size-asian="6pt" style:font-size-complex="6pt"/>
    </style:style>
    <style:style style:name="ch41" style:family="chart" style:data-style-name="N10">
      <style:chart-properties chart:symbol-type="none"/>
      <style:graphic-properties svg:stroke-width="0.035cm" svg:stroke-color="#ff0000" draw:fill-color="#ff0000"/>
      <style:text-properties fo:font-size="6pt" style:font-size-asian="6pt" style:font-size-complex="6pt"/>
    </style:style>
    <style:style style:name="ch42" style:family="chart" style:data-style-name="N10">
      <style:chart-properties chart:symbol-type="none"/>
      <style:graphic-properties svg:stroke-width="0.035cm" svg:stroke-color="#00ff00" draw:fill-color="#00ff00"/>
      <style:text-properties fo:font-size="6pt" style:font-size-asian="6pt" style:font-size-complex="6pt"/>
    </style:style>
    <style:style style:name="ch43" style:family="chart" style:data-style-name="N10">
      <style:chart-properties chart:symbol-type="none"/>
      <style:graphic-properties svg:stroke-width="0.035cm" svg:stroke-color="#008000" draw:fill-color="#008000"/>
      <style:text-properties fo:font-size="6pt" style:font-size-asian="6pt" style:font-size-complex="6pt"/>
    </style:style>
    <style:style style:name="ch44" style:family="chart" style:data-style-name="N10">
      <style:chart-properties chart:symbol-type="none"/>
      <style:graphic-properties svg:stroke-width="0.035cm" svg:stroke-color="#808000" draw:fill-color="#808000"/>
      <style:text-properties fo:font-size="6pt" style:font-size-asian="6pt" style:font-size-complex="6pt"/>
    </style:style>
    <style:style style:name="ch45" style:family="chart" style:data-style-name="N10">
      <style:chart-properties chart:symbol-type="none"/>
      <style:graphic-properties svg:stroke-width="0.035cm" svg:stroke-color="#c0c0c0" draw:fill-color="#c0c0c0"/>
      <style:text-properties fo:font-size="6pt" style:font-size-asian="6pt" style:font-size-complex="6pt"/>
    </style:style>
    <style:style style:name="ch46" style:family="chart" style:data-style-name="N10">
      <style:chart-properties chart:symbol-type="none"/>
      <style:graphic-properties svg:stroke-width="0.035cm" svg:stroke-color="#808080" draw:fill-color="#808080"/>
      <style:text-properties fo:font-size="6pt" style:font-size-asian="6pt" style:font-size-complex="6pt"/>
    </style:style>
    <style:style style:name="ch47" style:family="chart" style:data-style-name="N10">
      <style:chart-properties chart:symbol-type="none"/>
      <style:graphic-properties svg:stroke-width="0.035cm" svg:stroke-color="#9999ff" draw:fill-color="#9999ff"/>
      <style:text-properties fo:font-size="6pt" style:font-size-asian="6pt" style:font-size-complex="6pt"/>
    </style:style>
    <style:style style:name="ch48" style:family="chart" style:data-style-name="N10">
      <style:chart-properties chart:symbol-type="none"/>
      <style:graphic-properties svg:stroke-width="0.035cm" svg:stroke-color="#ffffcc" draw:fill-color="#ffffcc"/>
      <style:text-properties fo:font-size="6pt" style:font-size-asian="6pt" style:font-size-complex="6pt"/>
    </style:style>
    <style:style style:name="ch49" style:family="chart" style:data-style-name="N10">
      <style:chart-properties chart:symbol-type="none"/>
      <style:graphic-properties svg:stroke-width="0.035cm" svg:stroke-color="#660066" draw:fill-color="#660066"/>
      <style:text-properties fo:font-size="6pt" style:font-size-asian="6pt" style:font-size-complex="6pt"/>
    </style:style>
    <style:style style:name="ch50" style:family="chart" style:data-style-name="N10">
      <style:chart-properties chart:symbol-type="none"/>
      <style:graphic-properties svg:stroke-width="0.035cm" svg:stroke-color="#ff8080" draw:fill-color="#ff8080"/>
      <style:text-properties fo:font-size="6pt" style:font-size-asian="6pt" style:font-size-complex="6pt"/>
    </style:style>
    <style:style style:name="ch51" style:family="chart" style:data-style-name="N10">
      <style:chart-properties chart:symbol-type="none"/>
      <style:graphic-properties svg:stroke-width="0.035cm" svg:stroke-color="#0066cc" draw:fill-color="#0066cc"/>
      <style:text-properties fo:font-size="6pt" style:font-size-asian="6pt" style:font-size-complex="6pt"/>
    </style:style>
    <style:style style:name="ch52" style:family="chart" style:data-style-name="N10">
      <style:chart-properties chart:symbol-type="none"/>
      <style:graphic-properties svg:stroke-width="0.035cm" svg:stroke-color="#ccccff" draw:fill-color="#ccccff"/>
      <style:text-properties fo:font-size="6pt" style:font-size-asian="6pt" style:font-size-complex="6pt"/>
    </style:style>
    <style:style style:name="ch53" style:family="chart" style:data-style-name="N10">
      <style:chart-properties chart:symbol-type="none"/>
      <style:graphic-properties svg:stroke-width="0.035cm" svg:stroke-color="#333333" draw:fill-color="#333333"/>
      <style:text-properties fo:font-size="6pt" style:font-size-asian="6pt" style:font-size-complex="6pt"/>
    </style:style>
    <style:style style:name="ch54" style:family="chart">
      <style:graphic-properties draw:stroke="solid" svg:stroke-width="0.035cm" svg:stroke-color="#808080" draw:fill="solid" draw:fill-color="#ffffff"/>
    </style:style>
    <style:style style:name="ch55" style:family="chart">
      <style:graphic-properties draw:fill-color="#d9d9d9"/>
    </style:style>
  </office:automatic-styles>
  <office:body>
    <office:chart>
      <chart:chart svg:width="12.269cm" svg:height="7.107cm" xlink:href=".." xlink:type="simple" chart:class="chart:line" chart:style-name="ch1">
        <chart:title svg:x="4.664cm" svg:y="0.207cm" chart:style-name="ch2">
          <text:p>Forward Rate Curves</text:p>
        </chart:title>
        <chart:plot-area chart:style-name="ch3" table:cell-range-address="Simulation.C11:Simulation.J11 Simulation.C15:Simulation.J114" chart:data-source-has-labels="row" svg:x="1.381cm" svg:y="0.653cm" svg:width="10.646cm" svg:height="5.683cm">
          <chartooo:coordinate-region svg:x="2.271cm" svg:y="0.836cm" svg:width="9.53cm" svg:height="4.887cm"/>
          <chart:axis chart:dimension="x" chart:name="primary-x" chart:style-name="ch4" chartooo:axis-type="text">
            <chart:title svg:x="5.912cm" svg:y="6.646cm" chart:style-name="ch5">
              <text:p>Maturity</text:p>
            </chart:title>
            <chart:categories table:cell-range-address="Simulation.C11:Simulation.J11"/>
          </chart:axis>
          <chart:axis chart:dimension="y" chart:name="primary-y" chart:style-name="ch6">
            <chart:title svg:x="0.249cm" svg:y="4.01cm" chart:style-name="ch7">
              <text:p>Rate     </text:p>
            </chart:title>
            <chart:grid chart:class="major"/>
          </chart:axis>
          <chart:series chart:style-name="ch8" chart:values-cell-range-address="Simulation.C15:Simulation.J15" chart:class="chart:line">
            <chart:data-point chart:repeated="8"/>
          </chart:series>
          <chart:series chart:style-name="ch9" chart:values-cell-range-address="Simulation.C16:Simulation.J16" chart:class="chart:line">
            <chart:data-point chart:repeated="8"/>
          </chart:series>
          <chart:series chart:style-name="ch10" chart:values-cell-range-address="Simulation.C17:Simulation.J17" chart:class="chart:line">
            <chart:data-point chart:repeated="8"/>
          </chart:series>
          <chart:series chart:style-name="ch11" chart:values-cell-range-address="Simulation.C18:Simulation.J18" chart:class="chart:line">
            <chart:data-point chart:repeated="8"/>
          </chart:series>
          <chart:series chart:style-name="ch12" chart:values-cell-range-address="Simulation.C19:Simulation.J19" chart:class="chart:line">
            <chart:data-point chart:repeated="8"/>
          </chart:series>
          <chart:series chart:style-name="ch13" chart:values-cell-range-address="Simulation.C20:Simulation.J20" chart:class="chart:line">
            <chart:data-point chart:repeated="8"/>
          </chart:series>
          <chart:series chart:style-name="ch14" chart:values-cell-range-address="Simulation.C21:Simulation.J21" chart:class="chart:line">
            <chart:data-point chart:repeated="8"/>
          </chart:series>
          <chart:series chart:style-name="ch15" chart:values-cell-range-address="Simulation.C22:Simulation.J22" chart:class="chart:line">
            <chart:data-point chart:repeated="8"/>
          </chart:series>
          <chart:series chart:style-name="ch16" chart:values-cell-range-address="Simulation.C23:Simulation.J23" chart:class="chart:line">
            <chart:data-point chart:repeated="8"/>
          </chart:series>
          <chart:series chart:style-name="ch17" chart:values-cell-range-address="Simulation.C24:Simulation.J24" chart:class="chart:line">
            <chart:data-point chart:repeated="8"/>
          </chart:series>
          <chart:series chart:style-name="ch18" chart:values-cell-range-address="Simulation.C25:Simulation.J25" chart:class="chart:line">
            <chart:data-point chart:repeated="8"/>
          </chart:series>
          <chart:series chart:style-name="ch19" chart:values-cell-range-address="Simulation.C26:Simulation.J26" chart:class="chart:line">
            <chart:data-point chart:repeated="8"/>
          </chart:series>
          <chart:series chart:style-name="ch20" chart:values-cell-range-address="Simulation.C27:Simulation.J27" chart:class="chart:line">
            <chart:data-point chart:repeated="8"/>
          </chart:series>
          <chart:series chart:style-name="ch21" chart:values-cell-range-address="Simulation.C28:Simulation.J28" chart:class="chart:line">
            <chart:data-point chart:repeated="8"/>
          </chart:series>
          <chart:series chart:style-name="ch22" chart:values-cell-range-address="Simulation.C29:Simulation.J29" chart:class="chart:line">
            <chart:data-point chart:repeated="8"/>
          </chart:series>
          <chart:series chart:style-name="ch23" chart:values-cell-range-address="Simulation.C30:Simulation.J30" chart:class="chart:line">
            <chart:data-point chart:repeated="8"/>
          </chart:series>
          <chart:series chart:style-name="ch24" chart:values-cell-range-address="Simulation.C31:Simulation.J31" chart:class="chart:line">
            <chart:data-point chart:repeated="8"/>
          </chart:series>
          <chart:series chart:style-name="ch25" chart:values-cell-range-address="Simulation.C32:Simulation.J32" chart:class="chart:line">
            <chart:data-point chart:repeated="8"/>
          </chart:series>
          <chart:series chart:style-name="ch26" chart:values-cell-range-address="Simulation.C33:Simulation.J33" chart:class="chart:line">
            <chart:data-point chart:repeated="8"/>
          </chart:series>
          <chart:series chart:style-name="ch27" chart:values-cell-range-address="Simulation.C34:Simulation.J34" chart:class="chart:line">
            <chart:data-point chart:repeated="8"/>
          </chart:series>
          <chart:series chart:style-name="ch28" chart:values-cell-range-address="Simulation.C35:Simulation.J35" chart:class="chart:line">
            <chart:data-point chart:repeated="8"/>
          </chart:series>
          <chart:series chart:style-name="ch29" chart:values-cell-range-address="Simulation.C36:Simulation.J36" chart:class="chart:line">
            <chart:data-point chart:repeated="8"/>
          </chart:series>
          <chart:series chart:style-name="ch30" chart:values-cell-range-address="Simulation.C37:Simulation.J37" chart:class="chart:line">
            <chart:data-point chart:repeated="8"/>
          </chart:series>
          <chart:series chart:style-name="ch31" chart:values-cell-range-address="Simulation.C38:Simulation.J38" chart:class="chart:line">
            <chart:data-point chart:repeated="8"/>
          </chart:series>
          <chart:series chart:style-name="ch32" chart:values-cell-range-address="Simulation.C39:Simulation.J39" chart:class="chart:line">
            <chart:data-point chart:repeated="8"/>
          </chart:series>
          <chart:series chart:style-name="ch33" chart:values-cell-range-address="Simulation.C40:Simulation.J40" chart:class="chart:line">
            <chart:data-point chart:repeated="8"/>
          </chart:series>
          <chart:series chart:style-name="ch34" chart:values-cell-range-address="Simulation.C41:Simulation.J41" chart:class="chart:line">
            <chart:data-point chart:repeated="8"/>
          </chart:series>
          <chart:series chart:style-name="ch35" chart:values-cell-range-address="Simulation.C42:Simulation.J42" chart:class="chart:line">
            <chart:data-point chart:repeated="8"/>
          </chart:series>
          <chart:series chart:style-name="ch36" chart:values-cell-range-address="Simulation.C43:Simulation.J43" chart:class="chart:line">
            <chart:data-point chart:repeated="8"/>
          </chart:series>
          <chart:series chart:style-name="ch37" chart:values-cell-range-address="Simulation.C44:Simulation.J44" chart:class="chart:line">
            <chart:data-point chart:repeated="8"/>
          </chart:series>
          <chart:series chart:style-name="ch38" chart:values-cell-range-address="Simulation.C45:Simulation.J45" chart:class="chart:line">
            <chart:data-point chart:repeated="8"/>
          </chart:series>
          <chart:series chart:style-name="ch39" chart:values-cell-range-address="Simulation.C46:Simulation.J46" chart:class="chart:line">
            <chart:data-point chart:repeated="8"/>
          </chart:series>
          <chart:series chart:style-name="ch40" chart:values-cell-range-address="Simulation.C47:Simulation.J47" chart:class="chart:line">
            <chart:data-point chart:repeated="8"/>
          </chart:series>
          <chart:series chart:style-name="ch41" chart:values-cell-range-address="Simulation.C48:Simulation.J48" chart:class="chart:line">
            <chart:data-point chart:repeated="8"/>
          </chart:series>
          <chart:series chart:style-name="ch42" chart:values-cell-range-address="Simulation.C49:Simulation.J49" chart:class="chart:line">
            <chart:data-point chart:repeated="8"/>
          </chart:series>
          <chart:series chart:style-name="ch15" chart:values-cell-range-address="Simulation.C50:Simulation.J50" chart:class="chart:line">
            <chart:data-point chart:repeated="8"/>
          </chart:series>
          <chart:series chart:style-name="ch10" chart:values-cell-range-address="Simulation.C51:Simulation.J51" chart:class="chart:line">
            <chart:data-point chart:repeated="8"/>
          </chart:series>
          <chart:series chart:style-name="ch9" chart:values-cell-range-address="Simulation.C52:Simulation.J52" chart:class="chart:line">
            <chart:data-point chart:repeated="8"/>
          </chart:series>
          <chart:series chart:style-name="ch11" chart:values-cell-range-address="Simulation.C53:Simulation.J53" chart:class="chart:line">
            <chart:data-point chart:repeated="8"/>
          </chart:series>
          <chart:series chart:style-name="ch13" chart:values-cell-range-address="Simulation.C54:Simulation.J54" chart:class="chart:line">
            <chart:data-point chart:repeated="8"/>
          </chart:series>
          <chart:series chart:style-name="ch43" chart:values-cell-range-address="Simulation.C55:Simulation.J55" chart:class="chart:line">
            <chart:data-point chart:repeated="8"/>
          </chart:series>
          <chart:series chart:style-name="ch8" chart:values-cell-range-address="Simulation.C56:Simulation.J56" chart:class="chart:line">
            <chart:data-point chart:repeated="8"/>
          </chart:series>
          <chart:series chart:style-name="ch44" chart:values-cell-range-address="Simulation.C57:Simulation.J57" chart:class="chart:line">
            <chart:data-point chart:repeated="8"/>
          </chart:series>
          <chart:series chart:style-name="ch12" chart:values-cell-range-address="Simulation.C58:Simulation.J58" chart:class="chart:line">
            <chart:data-point chart:repeated="8"/>
          </chart:series>
          <chart:series chart:style-name="ch14" chart:values-cell-range-address="Simulation.C59:Simulation.J59" chart:class="chart:line">
            <chart:data-point chart:repeated="8"/>
          </chart:series>
          <chart:series chart:style-name="ch45" chart:values-cell-range-address="Simulation.C60:Simulation.J60" chart:class="chart:line">
            <chart:data-point chart:repeated="8"/>
          </chart:series>
          <chart:series chart:style-name="ch46" chart:values-cell-range-address="Simulation.C61:Simulation.J61" chart:class="chart:line">
            <chart:data-point chart:repeated="8"/>
          </chart:series>
          <chart:series chart:style-name="ch47" chart:values-cell-range-address="Simulation.C62:Simulation.J62" chart:class="chart:line">
            <chart:data-point chart:repeated="8"/>
          </chart:series>
          <chart:series chart:style-name="ch37" chart:values-cell-range-address="Simulation.C63:Simulation.J63" chart:class="chart:line">
            <chart:data-point chart:repeated="8"/>
          </chart:series>
          <chart:series chart:style-name="ch48" chart:values-cell-range-address="Simulation.C64:Simulation.J64" chart:class="chart:line">
            <chart:data-point chart:repeated="8"/>
          </chart:series>
          <chart:series chart:style-name="ch17" chart:values-cell-range-address="Simulation.C65:Simulation.J65" chart:class="chart:line">
            <chart:data-point chart:repeated="8"/>
          </chart:series>
          <chart:series chart:style-name="ch49" chart:values-cell-range-address="Simulation.C66:Simulation.J66" chart:class="chart:line">
            <chart:data-point chart:repeated="8"/>
          </chart:series>
          <chart:series chart:style-name="ch50" chart:values-cell-range-address="Simulation.C67:Simulation.J67" chart:class="chart:line">
            <chart:data-point chart:repeated="8"/>
          </chart:series>
          <chart:series chart:style-name="ch51" chart:values-cell-range-address="Simulation.C68:Simulation.J68" chart:class="chart:line">
            <chart:data-point chart:repeated="8"/>
          </chart:series>
          <chart:series chart:style-name="ch52" chart:values-cell-range-address="Simulation.C69:Simulation.J69" chart:class="chart:line">
            <chart:data-point chart:repeated="8"/>
          </chart:series>
          <chart:series chart:style-name="ch53" chart:values-cell-range-address="Simulation.C70:Simulation.J70" chart:class="chart:line">
            <chart:data-point chart:repeated="8"/>
          </chart:series>
          <chart:series chart:style-name="ch8" chart:values-cell-range-address="Simulation.C71:Simulation.J71" chart:class="chart:line">
            <chart:data-point chart:repeated="8"/>
          </chart:series>
          <chart:series chart:style-name="ch9" chart:values-cell-range-address="Simulation.C72:Simulation.J72" chart:class="chart:line">
            <chart:data-point chart:repeated="8"/>
          </chart:series>
          <chart:series chart:style-name="ch10" chart:values-cell-range-address="Simulation.C73:Simulation.J73" chart:class="chart:line">
            <chart:data-point chart:repeated="8"/>
          </chart:series>
          <chart:series chart:style-name="ch11" chart:values-cell-range-address="Simulation.C74:Simulation.J74" chart:class="chart:line">
            <chart:data-point chart:repeated="8"/>
          </chart:series>
          <chart:series chart:style-name="ch12" chart:values-cell-range-address="Simulation.C75:Simulation.J75" chart:class="chart:line">
            <chart:data-point chart:repeated="8"/>
          </chart:series>
          <chart:series chart:style-name="ch13" chart:values-cell-range-address="Simulation.C76:Simulation.J76" chart:class="chart:line">
            <chart:data-point chart:repeated="8"/>
          </chart:series>
          <chart:series chart:style-name="ch14" chart:values-cell-range-address="Simulation.C77:Simulation.J77" chart:class="chart:line">
            <chart:data-point chart:repeated="8"/>
          </chart:series>
          <chart:series chart:style-name="ch15" chart:values-cell-range-address="Simulation.C78:Simulation.J78" chart:class="chart:line">
            <chart:data-point chart:repeated="8"/>
          </chart:series>
          <chart:series chart:style-name="ch16" chart:values-cell-range-address="Simulation.C79:Simulation.J79" chart:class="chart:line">
            <chart:data-point chart:repeated="8"/>
          </chart:series>
          <chart:series chart:style-name="ch17" chart:values-cell-range-address="Simulation.C80:Simulation.J80" chart:class="chart:line">
            <chart:data-point chart:repeated="8"/>
          </chart:series>
          <chart:series chart:style-name="ch18" chart:values-cell-range-address="Simulation.C81:Simulation.J81" chart:class="chart:line">
            <chart:data-point chart:repeated="8"/>
          </chart:series>
          <chart:series chart:style-name="ch19" chart:values-cell-range-address="Simulation.C82:Simulation.J82" chart:class="chart:line">
            <chart:data-point chart:repeated="8"/>
          </chart:series>
          <chart:series chart:style-name="ch20" chart:values-cell-range-address="Simulation.C83:Simulation.J83" chart:class="chart:line">
            <chart:data-point chart:repeated="8"/>
          </chart:series>
          <chart:series chart:style-name="ch21" chart:values-cell-range-address="Simulation.C84:Simulation.J84" chart:class="chart:line">
            <chart:data-point chart:repeated="8"/>
          </chart:series>
          <chart:series chart:style-name="ch22" chart:values-cell-range-address="Simulation.C85:Simulation.J85" chart:class="chart:line">
            <chart:data-point chart:repeated="8"/>
          </chart:series>
          <chart:series chart:style-name="ch23" chart:values-cell-range-address="Simulation.C86:Simulation.J86" chart:class="chart:line">
            <chart:data-point chart:repeated="8"/>
          </chart:series>
          <chart:series chart:style-name="ch24" chart:values-cell-range-address="Simulation.C87:Simulation.J87" chart:class="chart:line">
            <chart:data-point chart:repeated="8"/>
          </chart:series>
          <chart:series chart:style-name="ch25" chart:values-cell-range-address="Simulation.C88:Simulation.J88" chart:class="chart:line">
            <chart:data-point chart:repeated="8"/>
          </chart:series>
          <chart:series chart:style-name="ch26" chart:values-cell-range-address="Simulation.C89:Simulation.J89" chart:class="chart:line">
            <chart:data-point chart:repeated="8"/>
          </chart:series>
          <chart:series chart:style-name="ch27" chart:values-cell-range-address="Simulation.C90:Simulation.J90" chart:class="chart:line">
            <chart:data-point chart:repeated="8"/>
          </chart:series>
          <chart:series chart:style-name="ch28" chart:values-cell-range-address="Simulation.C91:Simulation.J91" chart:class="chart:line">
            <chart:data-point chart:repeated="8"/>
          </chart:series>
          <chart:series chart:style-name="ch29" chart:values-cell-range-address="Simulation.C92:Simulation.J92" chart:class="chart:line">
            <chart:data-point chart:repeated="8"/>
          </chart:series>
          <chart:series chart:style-name="ch30" chart:values-cell-range-address="Simulation.C93:Simulation.J93" chart:class="chart:line">
            <chart:data-point chart:repeated="8"/>
          </chart:series>
          <chart:series chart:style-name="ch31" chart:values-cell-range-address="Simulation.C94:Simulation.J94" chart:class="chart:line">
            <chart:data-point chart:repeated="8"/>
          </chart:series>
          <chart:series chart:style-name="ch32" chart:values-cell-range-address="Simulation.C95:Simulation.J95" chart:class="chart:line">
            <chart:data-point chart:repeated="8"/>
          </chart:series>
          <chart:series chart:style-name="ch33" chart:values-cell-range-address="Simulation.C96:Simulation.J96" chart:class="chart:line">
            <chart:data-point chart:repeated="8"/>
          </chart:series>
          <chart:series chart:style-name="ch34" chart:values-cell-range-address="Simulation.C97:Simulation.J97" chart:class="chart:line">
            <chart:data-point chart:repeated="8"/>
          </chart:series>
          <chart:series chart:style-name="ch35" chart:values-cell-range-address="Simulation.C98:Simulation.J98" chart:class="chart:line">
            <chart:data-point chart:repeated="8"/>
          </chart:series>
          <chart:series chart:style-name="ch36" chart:values-cell-range-address="Simulation.C99:Simulation.J99" chart:class="chart:line">
            <chart:data-point chart:repeated="8"/>
          </chart:series>
          <chart:series chart:style-name="ch37" chart:values-cell-range-address="Simulation.C100:Simulation.J100" chart:class="chart:line">
            <chart:data-point chart:repeated="8"/>
          </chart:series>
          <chart:series chart:style-name="ch38" chart:values-cell-range-address="Simulation.C101:Simulation.J101" chart:class="chart:line">
            <chart:data-point chart:repeated="8"/>
          </chart:series>
          <chart:series chart:style-name="ch39" chart:values-cell-range-address="Simulation.C102:Simulation.J102" chart:class="chart:line">
            <chart:data-point chart:repeated="8"/>
          </chart:series>
          <chart:series chart:style-name="ch40" chart:values-cell-range-address="Simulation.C103:Simulation.J103" chart:class="chart:line">
            <chart:data-point chart:repeated="8"/>
          </chart:series>
          <chart:series chart:style-name="ch41" chart:values-cell-range-address="Simulation.C104:Simulation.J104" chart:class="chart:line">
            <chart:data-point chart:repeated="8"/>
          </chart:series>
          <chart:series chart:style-name="ch42" chart:values-cell-range-address="Simulation.C105:Simulation.J105" chart:class="chart:line">
            <chart:data-point chart:repeated="8"/>
          </chart:series>
          <chart:series chart:style-name="ch15" chart:values-cell-range-address="Simulation.C106:Simulation.J106" chart:class="chart:line">
            <chart:data-point chart:repeated="8"/>
          </chart:series>
          <chart:series chart:style-name="ch10" chart:values-cell-range-address="Simulation.C107:Simulation.J107" chart:class="chart:line">
            <chart:data-point chart:repeated="8"/>
          </chart:series>
          <chart:series chart:style-name="ch9" chart:values-cell-range-address="Simulation.C108:Simulation.J108" chart:class="chart:line">
            <chart:data-point chart:repeated="8"/>
          </chart:series>
          <chart:series chart:style-name="ch11" chart:values-cell-range-address="Simulation.C109:Simulation.J109" chart:class="chart:line">
            <chart:data-point chart:repeated="8"/>
          </chart:series>
          <chart:series chart:style-name="ch13" chart:values-cell-range-address="Simulation.C110:Simulation.J110" chart:class="chart:line">
            <chart:data-point chart:repeated="8"/>
          </chart:series>
          <chart:series chart:style-name="ch43" chart:values-cell-range-address="Simulation.C111:Simulation.J111" chart:class="chart:line">
            <chart:data-point chart:repeated="8"/>
          </chart:series>
          <chart:series chart:style-name="ch8" chart:values-cell-range-address="Simulation.C112:Simulation.J112" chart:class="chart:line">
            <chart:data-point chart:repeated="8"/>
          </chart:series>
          <chart:series chart:style-name="ch44" chart:values-cell-range-address="Simulation.C113:Simulation.J113" chart:class="chart:line">
            <chart:data-point chart:repeated="8"/>
          </chart:series>
          <chart:series chart:style-name="ch12" chart:values-cell-range-address="Simulation.C114:Simulation.J114" chart:class="chart:line">
            <chart:data-point chart:repeated="8"/>
          </chart:series>
          <chart:wall chart:style-name="ch54"/>
          <chart:floor chart:style-name="ch5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Simulation.C11:Simulation.J11</svg:desc>
                </draw:g>
              </table:table-cell>
              <table:table-cell office:value-type="float" office:value="4.5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5.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6.5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7.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Zeile 15</text:p>
                <draw:g>
                  <svg:desc/>
                </draw:g>
              </table:table-cell>
              <table:table-cell office:value-type="float" office:value="0.00218036108641869">
                <text:p>0.00218036108641869</text:p>
                <draw:g>
                  <svg:desc>Simulation.C15:Simulation.J15</svg:desc>
                </draw:g>
              </table:table-cell>
              <table:table-cell office:value-type="float" office:value="0.00620036344187812">
                <text:p>0.00620036344187812</text:p>
              </table:table-cell>
              <table:table-cell office:value-type="float" office:value="0.0101936365044657">
                <text:p>0.0101936365044657</text:p>
              </table:table-cell>
              <table:table-cell office:value-type="float" office:value="0.0130623524326152">
                <text:p>0.0130623524326152</text:p>
              </table:table-cell>
              <table:table-cell office:value-type="float" office:value="0.0149958618501366">
                <text:p>0.0149958618501366</text:p>
              </table:table-cell>
              <table:table-cell office:value-type="float" office:value="0.01642903261282">
                <text:p>0.01642903261282</text:p>
              </table:table-cell>
              <table:table-cell office:value-type="float" office:value="0.0176488020676956">
                <text:p>0.0176488020676956</text:p>
              </table:table-cell>
              <table:table-cell office:value-type="float" office:value="0.018782296855075">
                <text:p>0.018782296855075</text:p>
              </table:table-cell>
            </table:table-row>
            <table:table-row>
              <table:table-cell office:value-type="string">
                <text:p>Zeile 16</text:p>
                <draw:g>
                  <svg:desc/>
                </draw:g>
              </table:table-cell>
              <table:table-cell office:value-type="float" office:value="0.000118160517923175">
                <text:p>0.000118160517923175</text:p>
                <draw:g>
                  <svg:desc>Simulation.C16:Simulation.J16</svg:desc>
                </draw:g>
              </table:table-cell>
              <table:table-cell office:value-type="float" office:value="0.000702907757527775">
                <text:p>0.000702907757527775</text:p>
              </table:table-cell>
              <table:table-cell office:value-type="float" office:value="0.0019571382816054">
                <text:p>0.0019571382816054</text:p>
              </table:table-cell>
              <table:table-cell office:value-type="float" office:value="0.00354871316273511">
                <text:p>0.00354871316273511</text:p>
              </table:table-cell>
              <table:table-cell office:value-type="float" office:value="0.00500765674982999">
                <text:p>0.00500765674982999</text:p>
              </table:table-cell>
              <table:table-cell office:value-type="float" office:value="0.00608919209552842">
                <text:p>0.00608919209552842</text:p>
              </table:table-cell>
              <table:table-cell office:value-type="float" office:value="0.00677961060309679">
                <text:p>0.00677961060309679</text:p>
              </table:table-cell>
              <table:table-cell office:value-type="float" office:value="0.00717312617241094">
                <text:p>0.00717312617241094</text:p>
              </table:table-cell>
            </table:table-row>
            <table:table-row>
              <table:table-cell office:value-type="string">
                <text:p>Zeile 17</text:p>
                <draw:g>
                  <svg:desc/>
                </draw:g>
              </table:table-cell>
              <table:table-cell office:value-type="float" office:value="0.00385875646134642">
                <text:p>0.00385875646134642</text:p>
                <draw:g>
                  <svg:desc>Simulation.C17:Simulation.J17</svg:desc>
                </draw:g>
              </table:table-cell>
              <table:table-cell office:value-type="float" office:value="0.00700590083738329">
                <text:p>0.00700590083738329</text:p>
              </table:table-cell>
              <table:table-cell office:value-type="float" office:value="0.00917505665372318">
                <text:p>0.00917505665372318</text:p>
              </table:table-cell>
              <table:table-cell office:value-type="float" office:value="0.0105138898336325">
                <text:p>0.0105138898336325</text:p>
              </table:table-cell>
              <table:table-cell office:value-type="float" office:value="0.0114170770936361">
                <text:p>0.0114170770936361</text:p>
              </table:table-cell>
              <table:table-cell office:value-type="float" office:value="0.0121568491670876">
                <text:p>0.0121568491670876</text:p>
              </table:table-cell>
              <table:table-cell office:value-type="float" office:value="0.0128969758777501">
                <text:p>0.0128969758777501</text:p>
              </table:table-cell>
              <table:table-cell office:value-type="float" office:value="0.0137442502189554">
                <text:p>0.0137442502189554</text:p>
              </table:table-cell>
            </table:table-row>
            <table:table-row>
              <table:table-cell office:value-type="string">
                <text:p>Zeile 18</text:p>
                <draw:g>
                  <svg:desc/>
                </draw:g>
              </table:table-cell>
              <table:table-cell office:value-type="float" office:value="0.0135753632355462">
                <text:p>0.0135753632355462</text:p>
                <draw:g>
                  <svg:desc>Simulation.C18:Simulation.J18</svg:desc>
                </draw:g>
              </table:table-cell>
              <table:table-cell office:value-type="float" office:value="0.0212713926349696">
                <text:p>0.0212713926349696</text:p>
              </table:table-cell>
              <table:table-cell office:value-type="float" office:value="0.0245225802202939">
                <text:p>0.0245225802202939</text:p>
              </table:table-cell>
              <table:table-cell office:value-type="float" office:value="0.0254031085260252">
                <text:p>0.0254031085260252</text:p>
              </table:table-cell>
              <table:table-cell office:value-type="float" office:value="0.0254850553586972">
                <text:p>0.0254850553586972</text:p>
              </table:table-cell>
              <table:table-cell office:value-type="float" office:value="0.0253584032794367">
                <text:p>0.0253584032794367</text:p>
              </table:table-cell>
              <table:table-cell office:value-type="float" office:value="0.0251469612908112">
                <text:p>0.0251469612908112</text:p>
              </table:table-cell>
              <table:table-cell office:value-type="float" office:value="0.0248252801348396">
                <text:p>0.0248252801348396</text:p>
              </table:table-cell>
            </table:table-row>
            <table:table-row>
              <table:table-cell office:value-type="string">
                <text:p>Zeile 19</text:p>
                <draw:g>
                  <svg:desc/>
                </draw:g>
              </table:table-cell>
              <table:table-cell office:value-type="float" office:value="0.0282142071576614">
                <text:p>0.0282142071576614</text:p>
                <draw:g>
                  <svg:desc>Simulation.C19:Simulation.J19</svg:desc>
                </draw:g>
              </table:table-cell>
              <table:table-cell office:value-type="float" office:value="0.0288344734083223">
                <text:p>0.0288344734083223</text:p>
              </table:table-cell>
              <table:table-cell office:value-type="float" office:value="0.0259386850471037">
                <text:p>0.0259386850471037</text:p>
              </table:table-cell>
              <table:table-cell office:value-type="float" office:value="0.0232447759846273">
                <text:p>0.0232447759846273</text:p>
              </table:table-cell>
              <table:table-cell office:value-type="float" office:value="0.0213953839412429">
                <text:p>0.0213953839412429</text:p>
              </table:table-cell>
              <table:table-cell office:value-type="float" office:value="0.0202510632136382">
                <text:p>0.0202510632136382</text:p>
              </table:table-cell>
              <table:table-cell office:value-type="float" office:value="0.0196123313123666">
                <text:p>0.0196123313123666</text:p>
              </table:table-cell>
              <table:table-cell office:value-type="float" office:value="0.0193485000858619">
                <text:p>0.0193485000858619</text:p>
              </table:table-cell>
            </table:table-row>
            <table:table-row>
              <table:table-cell office:value-type="string">
                <text:p>Zeile 20</text:p>
                <draw:g>
                  <svg:desc/>
                </draw:g>
              </table:table-cell>
              <table:table-cell office:value-type="float" office:value="0.00439591380322068">
                <text:p>0.00439591380322068</text:p>
                <draw:g>
                  <svg:desc>Simulation.C20:Simulation.J20</svg:desc>
                </draw:g>
              </table:table-cell>
              <table:table-cell office:value-type="float" office:value="0.00910744872671181">
                <text:p>0.00910744872671181</text:p>
              </table:table-cell>
              <table:table-cell office:value-type="float" office:value="0.0127347267620306">
                <text:p>0.0127347267620306</text:p>
              </table:table-cell>
              <table:table-cell office:value-type="float" office:value="0.0148726961994965">
                <text:p>0.0148726961994965</text:p>
              </table:table-cell>
              <table:table-cell office:value-type="float" office:value="0.0158983175439884">
                <text:p>0.0158983175439884</text:p>
              </table:table-cell>
              <table:table-cell office:value-type="float" office:value="0.016204106536889">
                <text:p>0.016204106536889</text:p>
              </table:table-cell>
              <table:table-cell office:value-type="float" office:value="0.0160612447666699">
                <text:p>0.0160612447666699</text:p>
              </table:table-cell>
              <table:table-cell office:value-type="float" office:value="0.0156478705698076">
                <text:p>0.0156478705698076</text:p>
              </table:table-cell>
            </table:table-row>
            <table:table-row>
              <table:table-cell office:value-type="string">
                <text:p>Zeile 21</text:p>
                <draw:g>
                  <svg:desc/>
                </draw:g>
              </table:table-cell>
              <table:table-cell office:value-type="float" office:value="0.0000630688978247907">
                <text:p>0.0000630688978247907</text:p>
                <draw:g>
                  <svg:desc>Simulation.C21:Simulation.J21</svg:desc>
                </draw:g>
              </table:table-cell>
              <table:table-cell office:value-type="float" office:value="0.000424491590745757">
                <text:p>0.000424491590745757</text:p>
              </table:table-cell>
              <table:table-cell office:value-type="float" office:value="0.00131770502142059">
                <text:p>0.00131770502142059</text:p>
              </table:table-cell>
              <table:table-cell office:value-type="float" office:value="0.00261580531981303">
                <text:p>0.00261580531981303</text:p>
              </table:table-cell>
              <table:table-cell office:value-type="float" office:value="0.00397958624170391">
                <text:p>0.00397958624170391</text:p>
              </table:table-cell>
              <table:table-cell office:value-type="float" office:value="0.0051670627306537">
                <text:p>0.0051670627306537</text:p>
              </table:table-cell>
              <table:table-cell office:value-type="float" office:value="0.00612124644488159">
                <text:p>0.00612124644488159</text:p>
              </table:table-cell>
              <table:table-cell office:value-type="float" office:value="0.00690188576005571">
                <text:p>0.00690188576005571</text:p>
              </table:table-cell>
            </table:table-row>
            <table:table-row>
              <table:table-cell office:value-type="string">
                <text:p>Zeile 22</text:p>
                <draw:g>
                  <svg:desc/>
                </draw:g>
              </table:table-cell>
              <table:table-cell office:value-type="float" office:value="0.00289421626034049">
                <text:p>0.00289421626034049</text:p>
                <draw:g>
                  <svg:desc>Simulation.C22:Simulation.J22</svg:desc>
                </draw:g>
              </table:table-cell>
              <table:table-cell office:value-type="float" office:value="0.00837787242619304">
                <text:p>0.00837787242619304</text:p>
              </table:table-cell>
              <table:table-cell office:value-type="float" office:value="0.013926463011834">
                <text:p>0.013926463011834</text:p>
              </table:table-cell>
              <table:table-cell office:value-type="float" office:value="0.0177728136948582">
                <text:p>0.0177728136948582</text:p>
              </table:table-cell>
              <table:table-cell office:value-type="float" office:value="0.0198846795086158">
                <text:p>0.0198846795086158</text:p>
              </table:table-cell>
              <table:table-cell office:value-type="float" office:value="0.0206902844401058">
                <text:p>0.0206902844401058</text:p>
              </table:table-cell>
              <table:table-cell office:value-type="float" office:value="0.0205316243295622">
                <text:p>0.0205316243295622</text:p>
              </table:table-cell>
              <table:table-cell office:value-type="float" office:value="0.0196302182727506">
                <text:p>0.0196302182727506</text:p>
              </table:table-cell>
            </table:table-row>
            <table:table-row>
              <table:table-cell office:value-type="string">
                <text:p>Zeile 23</text:p>
                <draw:g>
                  <svg:desc/>
                </draw:g>
              </table:table-cell>
              <table:table-cell office:value-type="float" office:value="0.00461110289364773">
                <text:p>0.00461110289364773</text:p>
                <draw:g>
                  <svg:desc>Simulation.C23:Simulation.J23</svg:desc>
                </draw:g>
              </table:table-cell>
              <table:table-cell office:value-type="float" office:value="0.010029054117471">
                <text:p>0.010029054117471</text:p>
              </table:table-cell>
              <table:table-cell office:value-type="float" office:value="0.0140422938806749">
                <text:p>0.0140422938806749</text:p>
              </table:table-cell>
              <table:table-cell office:value-type="float" office:value="0.0161434548948719">
                <text:p>0.0161434548948719</text:p>
              </table:table-cell>
              <table:table-cell office:value-type="float" office:value="0.0169538040261435">
                <text:p>0.0169538040261435</text:p>
              </table:table-cell>
              <table:table-cell office:value-type="float" office:value="0.0170274003854846">
                <text:p>0.0170274003854846</text:p>
              </table:table-cell>
              <table:table-cell office:value-type="float" office:value="0.0166688117867773">
                <text:p>0.0166688117867773</text:p>
              </table:table-cell>
              <table:table-cell office:value-type="float" office:value="0.0160261991441743">
                <text:p>0.0160261991441743</text:p>
              </table:table-cell>
            </table:table-row>
            <table:table-row>
              <table:table-cell office:value-type="string">
                <text:p>Zeile 24</text:p>
                <draw:g>
                  <svg:desc/>
                </draw:g>
              </table:table-cell>
              <table:table-cell office:value-type="float" office:value="0.00339837815332905">
                <text:p>0.00339837815332905</text:p>
                <draw:g>
                  <svg:desc>Simulation.C24:Simulation.J24</svg:desc>
                </draw:g>
              </table:table-cell>
              <table:table-cell office:value-type="float" office:value="0.00537086447811975">
                <text:p>0.00537086447811975</text:p>
              </table:table-cell>
              <table:table-cell office:value-type="float" office:value="0.00675735738743675">
                <text:p>0.00675735738743675</text:p>
              </table:table-cell>
              <table:table-cell office:value-type="float" office:value="0.0076230619038073">
                <text:p>0.0076230619038073</text:p>
              </table:table-cell>
              <table:table-cell office:value-type="float" office:value="0.00800539035474238">
                <text:p>0.00800539035474238</text:p>
              </table:table-cell>
              <table:table-cell office:value-type="float" office:value="0.00794136428324725">
                <text:p>0.00794136428324725</text:p>
              </table:table-cell>
              <table:table-cell office:value-type="float" office:value="0.00752427644314289">
                <text:p>0.00752427644314289</text:p>
              </table:table-cell>
              <table:table-cell office:value-type="float" office:value="0.00689268084247289">
                <text:p>0.00689268084247289</text:p>
              </table:table-cell>
            </table:table-row>
            <table:table-row>
              <table:table-cell office:value-type="string">
                <text:p>Zeile 25</text:p>
                <draw:g>
                  <svg:desc/>
                </draw:g>
              </table:table-cell>
              <table:table-cell office:value-type="float" office:value="0.00395025648191189">
                <text:p>0.00395025648191189</text:p>
                <draw:g>
                  <svg:desc>Simulation.C25:Simulation.J25</svg:desc>
                </draw:g>
              </table:table-cell>
              <table:table-cell office:value-type="float" office:value="0.00825348115645576">
                <text:p>0.00825348115645576</text:p>
              </table:table-cell>
              <table:table-cell office:value-type="float" office:value="0.0113750602266009">
                <text:p>0.0113750602266009</text:p>
              </table:table-cell>
              <table:table-cell office:value-type="float" office:value="0.0130750580252693">
                <text:p>0.0130750580252693</text:p>
              </table:table-cell>
              <table:table-cell office:value-type="float" office:value="0.0138754673984284">
                <text:p>0.0138754673984284</text:p>
              </table:table-cell>
              <table:table-cell office:value-type="float" office:value="0.0142113083581584">
                <text:p>0.0142113083581584</text:p>
              </table:table-cell>
              <table:table-cell office:value-type="float" office:value="0.0143317154451478">
                <text:p>0.0143317154451478</text:p>
              </table:table-cell>
              <table:table-cell office:value-type="float" office:value="0.0143715243992135">
                <text:p>0.0143715243992135</text:p>
              </table:table-cell>
            </table:table-row>
            <table:table-row>
              <table:table-cell office:value-type="string">
                <text:p>Zeile 26</text:p>
                <draw:g>
                  <svg:desc/>
                </draw:g>
              </table:table-cell>
              <table:table-cell office:value-type="float" office:value="0.133820611427982">
                <text:p>0.133820611427982</text:p>
                <draw:g>
                  <svg:desc>Simulation.C26:Simulation.J26</svg:desc>
                </draw:g>
              </table:table-cell>
              <table:table-cell office:value-type="float" office:value="0.0989312754008919">
                <text:p>0.0989312754008919</text:p>
              </table:table-cell>
              <table:table-cell office:value-type="float" office:value="0.0685503038751504">
                <text:p>0.0685503038751504</text:p>
              </table:table-cell>
              <table:table-cell office:value-type="float" office:value="0.0508345152902328">
                <text:p>0.0508345152902328</text:p>
              </table:table-cell>
              <table:table-cell office:value-type="float" office:value="0.0413993114799898">
                <text:p>0.0413993114799898</text:p>
              </table:table-cell>
              <table:table-cell office:value-type="float" office:value="0.0366612435133258">
                <text:p>0.0366612435133258</text:p>
              </table:table-cell>
              <table:table-cell office:value-type="float" office:value="0.0346824353986025">
                <text:p>0.0346824353986025</text:p>
              </table:table-cell>
              <table:table-cell office:value-type="float" office:value="0.0344876722685526">
                <text:p>0.0344876722685526</text:p>
              </table:table-cell>
            </table:table-row>
            <table:table-row>
              <table:table-cell office:value-type="string">
                <text:p>Zeile 27</text:p>
                <draw:g>
                  <svg:desc/>
                </draw:g>
              </table:table-cell>
              <table:table-cell office:value-type="float" office:value="0.00279394450701013">
                <text:p>0.00279394450701013</text:p>
                <draw:g>
                  <svg:desc>Simulation.C27:Simulation.J27</svg:desc>
                </draw:g>
              </table:table-cell>
              <table:table-cell office:value-type="float" office:value="0.00493699162693625">
                <text:p>0.00493699162693625</text:p>
              </table:table-cell>
              <table:table-cell office:value-type="float" office:value="0.00625832044890829">
                <text:p>0.00625832044890829</text:p>
              </table:table-cell>
              <table:table-cell office:value-type="float" office:value="0.00695162273798628">
                <text:p>0.00695162273798628</text:p>
              </table:table-cell>
              <table:table-cell office:value-type="float" office:value="0.00734263658466394">
                <text:p>0.00734263658466394</text:p>
              </table:table-cell>
              <table:table-cell office:value-type="float" office:value="0.00762389034173513">
                <text:p>0.00762389034173513</text:p>
              </table:table-cell>
              <table:table-cell office:value-type="float" office:value="0.00789094804985361">
                <text:p>0.00789094804985361</text:p>
              </table:table-cell>
              <table:table-cell office:value-type="float" office:value="0.00819497711147445">
                <text:p>0.00819497711147445</text:p>
              </table:table-cell>
            </table:table-row>
            <table:table-row>
              <table:table-cell office:value-type="string">
                <text:p>Zeile 28</text:p>
                <draw:g>
                  <svg:desc/>
                </draw:g>
              </table:table-cell>
              <table:table-cell office:value-type="float" office:value="0.00651933959019175">
                <text:p>0.00651933959019175</text:p>
                <draw:g>
                  <svg:desc>Simulation.C28:Simulation.J28</svg:desc>
                </draw:g>
              </table:table-cell>
              <table:table-cell office:value-type="float" office:value="0.0114719580188518">
                <text:p>0.0114719580188518</text:p>
              </table:table-cell>
              <table:table-cell office:value-type="float" office:value="0.0139890169742013">
                <text:p>0.0139890169742013</text:p>
              </table:table-cell>
              <table:table-cell office:value-type="float" office:value="0.0147324399730773">
                <text:p>0.0147324399730773</text:p>
              </table:table-cell>
              <table:table-cell office:value-type="float" office:value="0.0146944758321283">
                <text:p>0.0146944758321283</text:p>
              </table:table-cell>
              <table:table-cell office:value-type="float" office:value="0.0144065761781327">
                <text:p>0.0144065761781327</text:p>
              </table:table-cell>
              <table:table-cell office:value-type="float" office:value="0.0140805738173634">
                <text:p>0.0140805738173634</text:p>
              </table:table-cell>
              <table:table-cell office:value-type="float" office:value="0.0137861756426745">
                <text:p>0.0137861756426745</text:p>
              </table:table-cell>
            </table:table-row>
            <table:table-row>
              <table:table-cell office:value-type="string">
                <text:p>Zeile 29</text:p>
                <draw:g>
                  <svg:desc/>
                </draw:g>
              </table:table-cell>
              <table:table-cell office:value-type="float" office:value="0.0422056487699766">
                <text:p>0.0422056487699766</text:p>
                <draw:g>
                  <svg:desc>Simulation.C29:Simulation.J29</svg:desc>
                </draw:g>
              </table:table-cell>
              <table:table-cell office:value-type="float" office:value="0.0440615832700601">
                <text:p>0.0440615832700601</text:p>
              </table:table-cell>
              <table:table-cell office:value-type="float" office:value="0.0395129873440871">
                <text:p>0.0395129873440871</text:p>
              </table:table-cell>
              <table:table-cell office:value-type="float" office:value="0.0349799098116916">
                <text:p>0.0349799098116916</text:p>
              </table:table-cell>
              <table:table-cell office:value-type="float" office:value="0.0316782925525458">
                <text:p>0.0316782925525458</text:p>
              </table:table-cell>
              <table:table-cell office:value-type="float" office:value="0.0293677977059772">
                <text:p>0.0293677977059772</text:p>
              </table:table-cell>
              <table:table-cell office:value-type="float" office:value="0.0276506830589598">
                <text:p>0.0276506830589598</text:p>
              </table:table-cell>
              <table:table-cell office:value-type="float" office:value="0.026234277623172">
                <text:p>0.026234277623172</text:p>
              </table:table-cell>
            </table:table-row>
            <table:table-row>
              <table:table-cell office:value-type="string">
                <text:p>Zeile 30</text:p>
                <draw:g>
                  <svg:desc/>
                </draw:g>
              </table:table-cell>
              <table:table-cell office:value-type="float" office:value="0.000439450829517929">
                <text:p>0.000439450829517929</text:p>
                <draw:g>
                  <svg:desc>Simulation.C30:Simulation.J30</svg:desc>
                </draw:g>
              </table:table-cell>
              <table:table-cell office:value-type="float" office:value="0.0017644178923673">
                <text:p>0.0017644178923673</text:p>
              </table:table-cell>
              <table:table-cell office:value-type="float" office:value="0.00374174293768276">
                <text:p>0.00374174293768276</text:p>
              </table:table-cell>
              <table:table-cell office:value-type="float" office:value="0.00565340097911688">
                <text:p>0.00565340097911688</text:p>
              </table:table-cell>
              <table:table-cell office:value-type="float" office:value="0.00709604797952124">
                <text:p>0.00709604797952124</text:p>
              </table:table-cell>
              <table:table-cell office:value-type="float" office:value="0.00803813071087432">
                <text:p>0.00803813071087432</text:p>
              </table:table-cell>
              <table:table-cell office:value-type="float" office:value="0.00860706112982756">
                <text:p>0.00860706112982756</text:p>
              </table:table-cell>
              <table:table-cell office:value-type="float" office:value="0.00894631029132289">
                <text:p>0.00894631029132289</text:p>
              </table:table-cell>
            </table:table-row>
            <table:table-row>
              <table:table-cell office:value-type="string">
                <text:p>Zeile 31</text:p>
                <draw:g>
                  <svg:desc/>
                </draw:g>
              </table:table-cell>
              <table:table-cell office:value-type="float" office:value="0.0274113752196441">
                <text:p>0.0274113752196441</text:p>
                <draw:g>
                  <svg:desc>Simulation.C31:Simulation.J31</svg:desc>
                </draw:g>
              </table:table-cell>
              <table:table-cell office:value-type="float" office:value="0.0304507337771878">
                <text:p>0.0304507337771878</text:p>
              </table:table-cell>
              <table:table-cell office:value-type="float" office:value="0.0276383735601881">
                <text:p>0.0276383735601881</text:p>
              </table:table-cell>
              <table:table-cell office:value-type="float" office:value="0.024363167562043">
                <text:p>0.024363167562043</text:p>
              </table:table-cell>
              <table:table-cell office:value-type="float" office:value="0.022027808336072">
                <text:p>0.022027808336072</text:p>
              </table:table-cell>
              <table:table-cell office:value-type="float" office:value="0.0206199868833069">
                <text:p>0.0206199868833069</text:p>
              </table:table-cell>
              <table:table-cell office:value-type="float" office:value="0.0198747545212994">
                <text:p>0.0198747545212994</text:p>
              </table:table-cell>
              <table:table-cell office:value-type="float" office:value="0.0195535133137322">
                <text:p>0.0195535133137322</text:p>
              </table:table-cell>
            </table:table-row>
            <table:table-row>
              <table:table-cell office:value-type="string">
                <text:p>Zeile 32</text:p>
                <draw:g>
                  <svg:desc/>
                </draw:g>
              </table:table-cell>
              <table:table-cell office:value-type="float" office:value="0.018849227562129">
                <text:p>0.018849227562129</text:p>
                <draw:g>
                  <svg:desc>Simulation.C32:Simulation.J32</svg:desc>
                </draw:g>
              </table:table-cell>
              <table:table-cell office:value-type="float" office:value="0.0260079427285416">
                <text:p>0.0260079427285416</text:p>
              </table:table-cell>
              <table:table-cell office:value-type="float" office:value="0.027836721724527">
                <text:p>0.027836721724527</text:p>
              </table:table-cell>
              <table:table-cell office:value-type="float" office:value="0.0274086543971145">
                <text:p>0.0274086543971145</text:p>
              </table:table-cell>
              <table:table-cell office:value-type="float" office:value="0.0263022449270234">
                <text:p>0.0263022449270234</text:p>
              </table:table-cell>
              <table:table-cell office:value-type="float" office:value="0.0250173749885073">
                <text:p>0.0250173749885073</text:p>
              </table:table-cell>
              <table:table-cell office:value-type="float" office:value="0.0236706583352376">
                <text:p>0.0236706583352376</text:p>
              </table:table-cell>
              <table:table-cell office:value-type="float" office:value="0.022285243676592">
                <text:p>0.022285243676592</text:p>
              </table:table-cell>
            </table:table-row>
            <table:table-row>
              <table:table-cell office:value-type="string">
                <text:p>Zeile 33</text:p>
                <draw:g>
                  <svg:desc/>
                </draw:g>
              </table:table-cell>
              <table:table-cell office:value-type="float" office:value="0.0006106244274039">
                <text:p>0.0006106244274039</text:p>
                <draw:g>
                  <svg:desc>Simulation.C33:Simulation.J33</svg:desc>
                </draw:g>
              </table:table-cell>
              <table:table-cell office:value-type="float" office:value="0.00283168977718494">
                <text:p>0.00283168977718494</text:p>
              </table:table-cell>
              <table:table-cell office:value-type="float" office:value="0.00649430857074308">
                <text:p>0.00649430857074308</text:p>
              </table:table-cell>
              <table:table-cell office:value-type="float" office:value="0.0102795281655506">
                <text:p>0.0102795281655506</text:p>
              </table:table-cell>
              <table:table-cell office:value-type="float" office:value="0.0133192584933117">
                <text:p>0.0133192584933117</text:p>
              </table:table-cell>
              <table:table-cell office:value-type="float" office:value="0.0154441897041031">
                <text:p>0.0154441897041031</text:p>
              </table:table-cell>
              <table:table-cell office:value-type="float" office:value="0.0167942439783555">
                <text:p>0.0167942439783555</text:p>
              </table:table-cell>
              <table:table-cell office:value-type="float" office:value="0.0175485718092708">
                <text:p>0.0175485718092708</text:p>
              </table:table-cell>
            </table:table-row>
            <table:table-row>
              <table:table-cell office:value-type="string">
                <text:p>Zeile 34</text:p>
                <draw:g>
                  <svg:desc/>
                </draw:g>
              </table:table-cell>
              <table:table-cell office:value-type="float" office:value="0.0000918584061135073">
                <text:p>0.0000918584061135073</text:p>
                <draw:g>
                  <svg:desc>Simulation.C34:Simulation.J34</svg:desc>
                </draw:g>
              </table:table-cell>
              <table:table-cell office:value-type="float" office:value="0.000498484846336928">
                <text:p>0.000498484846336928</text:p>
              </table:table-cell>
              <table:table-cell office:value-type="float" office:value="0.00134882113599196">
                <text:p>0.00134882113599196</text:p>
              </table:table-cell>
              <table:table-cell office:value-type="float" office:value="0.00244833999228624">
                <text:p>0.00244833999228624</text:p>
              </table:table-cell>
              <table:table-cell office:value-type="float" office:value="0.00350082348447163">
                <text:p>0.00350082348447163</text:p>
              </table:table-cell>
              <table:table-cell office:value-type="float" office:value="0.0043352114237866">
                <text:p>0.0043352114237866</text:p>
              </table:table-cell>
              <table:table-cell office:value-type="float" office:value="0.00493434763197566">
                <text:p>0.00493434763197566</text:p>
              </table:table-cell>
              <table:table-cell office:value-type="float" office:value="0.0053659742447642">
                <text:p>0.0053659742447642</text:p>
              </table:table-cell>
            </table:table-row>
            <table:table-row>
              <table:table-cell office:value-type="string">
                <text:p>Zeile 35</text:p>
                <draw:g>
                  <svg:desc/>
                </draw:g>
              </table:table-cell>
              <table:table-cell office:value-type="float" office:value="0.000466813087175355">
                <text:p>0.000466813087175355</text:p>
                <draw:g>
                  <svg:desc>Simulation.C35:Simulation.J35</svg:desc>
                </draw:g>
              </table:table-cell>
              <table:table-cell office:value-type="float" office:value="0.002212978540795">
                <text:p>0.002212978540795</text:p>
              </table:table-cell>
              <table:table-cell office:value-type="float" office:value="0.00511380644004396">
                <text:p>0.00511380644004396</text:p>
              </table:table-cell>
              <table:table-cell office:value-type="float" office:value="0.00815467825818791">
                <text:p>0.00815467825818791</text:p>
              </table:table-cell>
              <table:table-cell office:value-type="float" office:value="0.0107422910363337">
                <text:p>0.0107422910363337</text:p>
              </table:table-cell>
              <table:table-cell office:value-type="float" office:value="0.0128590603641634">
                <text:p>0.0128590603641634</text:p>
              </table:table-cell>
              <table:table-cell office:value-type="float" office:value="0.014719206508109">
                <text:p>0.014719206508109</text:p>
              </table:table-cell>
              <table:table-cell office:value-type="float" office:value="0.0165520017502282">
                <text:p>0.0165520017502282</text:p>
              </table:table-cell>
            </table:table-row>
            <table:table-row>
              <table:table-cell office:value-type="string">
                <text:p>Zeile 36</text:p>
                <draw:g>
                  <svg:desc/>
                </draw:g>
              </table:table-cell>
              <table:table-cell office:value-type="float" office:value="0.0238613211632566">
                <text:p>0.0238613211632566</text:p>
                <draw:g>
                  <svg:desc>Simulation.C36:Simulation.J36</svg:desc>
                </draw:g>
              </table:table-cell>
              <table:table-cell office:value-type="float" office:value="0.0338697782708003">
                <text:p>0.0338697782708003</text:p>
              </table:table-cell>
              <table:table-cell office:value-type="float" office:value="0.0350074685300999">
                <text:p>0.0350074685300999</text:p>
              </table:table-cell>
              <table:table-cell office:value-type="float" office:value="0.0329001372797254">
                <text:p>0.0329001372797254</text:p>
              </table:table-cell>
              <table:table-cell office:value-type="float" office:value="0.0306889552688215">
                <text:p>0.0306889552688215</text:p>
              </table:table-cell>
              <table:table-cell office:value-type="float" office:value="0.0292432391293891">
                <text:p>0.0292432391293891</text:p>
              </table:table-cell>
              <table:table-cell office:value-type="float" office:value="0.0285910738527555">
                <text:p>0.0285910738527555</text:p>
              </table:table-cell>
              <table:table-cell office:value-type="float" office:value="0.0285414711742869">
                <text:p>0.0285414711742869</text:p>
              </table:table-cell>
            </table:table-row>
            <table:table-row>
              <table:table-cell office:value-type="string">
                <text:p>Zeile 37</text:p>
                <draw:g>
                  <svg:desc/>
                </draw:g>
              </table:table-cell>
              <table:table-cell office:value-type="float" office:value="0.0221974183571106">
                <text:p>0.0221974183571106</text:p>
                <draw:g>
                  <svg:desc>Simulation.C37:Simulation.J37</svg:desc>
                </draw:g>
              </table:table-cell>
              <table:table-cell office:value-type="float" office:value="0.0231653195819007">
                <text:p>0.0231653195819007</text:p>
              </table:table-cell>
              <table:table-cell office:value-type="float" office:value="0.0212287903398478">
                <text:p>0.0212287903398478</text:p>
              </table:table-cell>
              <table:table-cell office:value-type="float" office:value="0.0191609581389145">
                <text:p>0.0191609581389145</text:p>
              </table:table-cell>
              <table:table-cell office:value-type="float" office:value="0.0174587083258799">
                <text:p>0.0174587083258799</text:p>
              </table:table-cell>
              <table:table-cell office:value-type="float" office:value="0.0160217664321369">
                <text:p>0.0160217664321369</text:p>
              </table:table-cell>
              <table:table-cell office:value-type="float" office:value="0.0147135210151105">
                <text:p>0.0147135210151105</text:p>
              </table:table-cell>
              <table:table-cell office:value-type="float" office:value="0.0134676897329026">
                <text:p>0.0134676897329026</text:p>
              </table:table-cell>
            </table:table-row>
            <table:table-row>
              <table:table-cell office:value-type="string">
                <text:p>Zeile 38</text:p>
                <draw:g>
                  <svg:desc/>
                </draw:g>
              </table:table-cell>
              <table:table-cell office:value-type="float" office:value="0.000452895584400534">
                <text:p>0.000452895584400534</text:p>
                <draw:g>
                  <svg:desc>Simulation.C38:Simulation.J38</svg:desc>
                </draw:g>
              </table:table-cell>
              <table:table-cell office:value-type="float" office:value="0.00190493735162855">
                <text:p>0.00190493735162855</text:p>
              </table:table-cell>
              <table:table-cell office:value-type="float" office:value="0.00416270435283702">
                <text:p>0.00416270435283702</text:p>
              </table:table-cell>
              <table:table-cell office:value-type="float" office:value="0.00647144836799186">
                <text:p>0.00647144836799186</text:p>
              </table:table-cell>
              <table:table-cell office:value-type="float" office:value="0.00839802484665455">
                <text:p>0.00839802484665455</text:p>
              </table:table-cell>
              <table:table-cell office:value-type="float" office:value="0.00989480502241068">
                <text:p>0.00989480502241068</text:p>
              </table:table-cell>
              <table:table-cell office:value-type="float" office:value="0.0110757795138383">
                <text:p>0.0110757795138383</text:p>
              </table:table-cell>
              <table:table-cell office:value-type="float" office:value="0.01207357106119">
                <text:p>0.01207357106119</text:p>
              </table:table-cell>
            </table:table-row>
            <table:table-row>
              <table:table-cell office:value-type="string">
                <text:p>Zeile 39</text:p>
                <draw:g>
                  <svg:desc/>
                </draw:g>
              </table:table-cell>
              <table:table-cell office:value-type="float" office:value="0.0256498196157931">
                <text:p>0.0256498196157931</text:p>
                <draw:g>
                  <svg:desc>Simulation.C39:Simulation.J39</svg:desc>
                </draw:g>
              </table:table-cell>
              <table:table-cell office:value-type="float" office:value="0.0401063473974295">
                <text:p>0.0401063473974295</text:p>
              </table:table-cell>
              <table:table-cell office:value-type="float" office:value="0.0440857073503695">
                <text:p>0.0440857073503695</text:p>
              </table:table-cell>
              <table:table-cell office:value-type="float" office:value="0.0427711418824503">
                <text:p>0.0427711418824503</text:p>
              </table:table-cell>
              <table:table-cell office:value-type="float" office:value="0.0399467177304786">
                <text:p>0.0399467177304786</text:p>
              </table:table-cell>
              <table:table-cell office:value-type="float" office:value="0.0369448744487783">
                <text:p>0.0369448744487783</text:p>
              </table:table-cell>
              <table:table-cell office:value-type="float" office:value="0.0340282829249091">
                <text:p>0.0340282829249091</text:p>
              </table:table-cell>
              <table:table-cell office:value-type="float" office:value="0.0311647102976558">
                <text:p>0.0311647102976558</text:p>
              </table:table-cell>
            </table:table-row>
            <table:table-row>
              <table:table-cell office:value-type="string">
                <text:p>Zeile 40</text:p>
                <draw:g>
                  <svg:desc/>
                </draw:g>
              </table:table-cell>
              <table:table-cell office:value-type="float" office:value="0.0071026347169092">
                <text:p>0.0071026347169092</text:p>
                <draw:g>
                  <svg:desc>Simulation.C40:Simulation.J40</svg:desc>
                </draw:g>
              </table:table-cell>
              <table:table-cell office:value-type="float" office:value="0.00909688082434224">
                <text:p>0.00909688082434224</text:p>
              </table:table-cell>
              <table:table-cell office:value-type="float" office:value="0.00940201261045768">
                <text:p>0.00940201261045768</text:p>
              </table:table-cell>
              <table:table-cell office:value-type="float" office:value="0.00906699469194576">
                <text:p>0.00906699469194576</text:p>
              </table:table-cell>
              <table:table-cell office:value-type="float" office:value="0.00858043497318792">
                <text:p>0.00858043497318792</text:p>
              </table:table-cell>
              <table:table-cell office:value-type="float" office:value="0.00810915540505231">
                <text:p>0.00810915540505231</text:p>
              </table:table-cell>
              <table:table-cell office:value-type="float" office:value="0.00771251626306245">
                <text:p>0.00771251626306245</text:p>
              </table:table-cell>
              <table:table-cell office:value-type="float" office:value="0.00742133534040421">
                <text:p>0.00742133534040421</text:p>
              </table:table-cell>
            </table:table-row>
            <table:table-row>
              <table:table-cell office:value-type="string">
                <text:p>Zeile 41</text:p>
                <draw:g>
                  <svg:desc/>
                </draw:g>
              </table:table-cell>
              <table:table-cell office:value-type="float" office:value="0.00283618814153917">
                <text:p>0.00283618814153917</text:p>
                <draw:g>
                  <svg:desc>Simulation.C41:Simulation.J41</svg:desc>
                </draw:g>
              </table:table-cell>
              <table:table-cell office:value-type="float" office:value="0.00911678414335921">
                <text:p>0.00911678414335921</text:p>
              </table:table-cell>
              <table:table-cell office:value-type="float" office:value="0.0160986452883989">
                <text:p>0.0160986452883989</text:p>
              </table:table-cell>
              <table:table-cell office:value-type="float" office:value="0.0214526232386627">
                <text:p>0.0214526232386627</text:p>
              </table:table-cell>
              <table:table-cell office:value-type="float" office:value="0.0250879167505436">
                <text:p>0.0250879167505436</text:p>
              </table:table-cell>
              <table:table-cell office:value-type="float" office:value="0.027706173716806">
                <text:p>0.027706173716806</text:p>
              </table:table-cell>
              <table:table-cell office:value-type="float" office:value="0.0299445863452824">
                <text:p>0.0299445863452824</text:p>
              </table:table-cell>
              <table:table-cell office:value-type="float" office:value="0.0322101058178029">
                <text:p>0.0322101058178029</text:p>
              </table:table-cell>
            </table:table-row>
            <table:table-row>
              <table:table-cell office:value-type="string">
                <text:p>Zeile 42</text:p>
                <draw:g>
                  <svg:desc/>
                </draw:g>
              </table:table-cell>
              <table:table-cell office:value-type="float" office:value="0.0831380814268066">
                <text:p>0.0831380814268066</text:p>
                <draw:g>
                  <svg:desc>Simulation.C42:Simulation.J42</svg:desc>
                </draw:g>
              </table:table-cell>
              <table:table-cell office:value-type="float" office:value="0.0668392675783736">
                <text:p>0.0668392675783736</text:p>
              </table:table-cell>
              <table:table-cell office:value-type="float" office:value="0.0491579371967038">
                <text:p>0.0491579371967038</text:p>
              </table:table-cell>
              <table:table-cell office:value-type="float" office:value="0.0375400366186975">
                <text:p>0.0375400366186975</text:p>
              </table:table-cell>
              <table:table-cell office:value-type="float" office:value="0.0304432652249558">
                <text:p>0.0304432652249558</text:p>
              </table:table-cell>
              <table:table-cell office:value-type="float" office:value="0.0259128140698678">
                <text:p>0.0259128140698678</text:p>
              </table:table-cell>
              <table:table-cell office:value-type="float" office:value="0.0227373719073118">
                <text:p>0.0227373719073118</text:p>
              </table:table-cell>
              <table:table-cell office:value-type="float" office:value="0.0202623398937717">
                <text:p>0.0202623398937717</text:p>
              </table:table-cell>
            </table:table-row>
            <table:table-row>
              <table:table-cell office:value-type="string">
                <text:p>Zeile 43</text:p>
                <draw:g>
                  <svg:desc/>
                </draw:g>
              </table:table-cell>
              <table:table-cell office:value-type="float" office:value="0.149396149733148">
                <text:p>0.149396149733148</text:p>
                <draw:g>
                  <svg:desc>Simulation.C43:Simulation.J43</svg:desc>
                </draw:g>
              </table:table-cell>
              <table:table-cell office:value-type="float" office:value="0.0891554651143432">
                <text:p>0.0891554651143432</text:p>
              </table:table-cell>
              <table:table-cell office:value-type="float" office:value="0.0549630469957858">
                <text:p>0.0549630469957858</text:p>
              </table:table-cell>
              <table:table-cell office:value-type="float" office:value="0.0382156006377288">
                <text:p>0.0382156006377288</text:p>
              </table:table-cell>
              <table:table-cell office:value-type="float" office:value="0.0297988498967172">
                <text:p>0.0297988498967172</text:p>
              </table:table-cell>
              <table:table-cell office:value-type="float" office:value="0.025268925238988">
                <text:p>0.025268925238988</text:p>
              </table:table-cell>
              <table:table-cell office:value-type="float" office:value="0.0226096680566801">
                <text:p>0.0226096680566801</text:p>
              </table:table-cell>
              <table:table-cell office:value-type="float" office:value="0.0208742967547828">
                <text:p>0.0208742967547828</text:p>
              </table:table-cell>
            </table:table-row>
            <table:table-row>
              <table:table-cell office:value-type="string">
                <text:p>Zeile 44</text:p>
                <draw:g>
                  <svg:desc/>
                </draw:g>
              </table:table-cell>
              <table:table-cell office:value-type="float" office:value="0.00122639274874949">
                <text:p>0.00122639274874949</text:p>
                <draw:g>
                  <svg:desc>Simulation.C44:Simulation.J44</svg:desc>
                </draw:g>
              </table:table-cell>
              <table:table-cell office:value-type="float" office:value="0.00347954137100577">
                <text:p>0.00347954137100577</text:p>
              </table:table-cell>
              <table:table-cell office:value-type="float" office:value="0.00608593653441267">
                <text:p>0.00608593653441267</text:p>
              </table:table-cell>
              <table:table-cell office:value-type="float" office:value="0.00827373103136856">
                <text:p>0.00827373103136856</text:p>
              </table:table-cell>
              <table:table-cell office:value-type="float" office:value="0.00976842204665559">
                <text:p>0.00976842204665559</text:p>
              </table:table-cell>
              <table:table-cell office:value-type="float" office:value="0.0106198959985411">
                <text:p>0.0106198959985411</text:p>
              </table:table-cell>
              <table:table-cell office:value-type="float" office:value="0.011003892586144">
                <text:p>0.011003892586144</text:p>
              </table:table-cell>
              <table:table-cell office:value-type="float" office:value="0.0111116122580368">
                <text:p>0.0111116122580368</text:p>
              </table:table-cell>
            </table:table-row>
            <table:table-row>
              <table:table-cell office:value-type="string">
                <text:p>Zeile 45</text:p>
                <draw:g>
                  <svg:desc/>
                </draw:g>
              </table:table-cell>
              <table:table-cell office:value-type="float" office:value="0.00183136480665894">
                <text:p>0.00183136480665894</text:p>
                <draw:g>
                  <svg:desc>Simulation.C45:Simulation.J45</svg:desc>
                </draw:g>
              </table:table-cell>
              <table:table-cell office:value-type="float" office:value="0.00470197204092365">
                <text:p>0.00470197204092365</text:p>
              </table:table-cell>
              <table:table-cell office:value-type="float" office:value="0.00757576436103638">
                <text:p>0.00757576436103638</text:p>
              </table:table-cell>
              <table:table-cell office:value-type="float" office:value="0.00976580389162443">
                <text:p>0.00976580389162443</text:p>
              </table:table-cell>
              <table:table-cell office:value-type="float" office:value="0.0112742484623051">
                <text:p>0.0112742484623051</text:p>
              </table:table-cell>
              <table:table-cell office:value-type="float" office:value="0.0123105446338155">
                <text:p>0.0123105446338155</text:p>
              </table:table-cell>
              <table:table-cell office:value-type="float" office:value="0.0130740043651298">
                <text:p>0.0130740043651298</text:p>
              </table:table-cell>
              <table:table-cell office:value-type="float" office:value="0.0137108129647741">
                <text:p>0.0137108129647741</text:p>
              </table:table-cell>
            </table:table-row>
            <table:table-row>
              <table:table-cell office:value-type="string">
                <text:p>Zeile 46</text:p>
                <draw:g>
                  <svg:desc/>
                </draw:g>
              </table:table-cell>
              <table:table-cell office:value-type="float" office:value="0.000674082946117849">
                <text:p>0.000674082946117849</text:p>
                <draw:g>
                  <svg:desc>Simulation.C46:Simulation.J46</svg:desc>
                </draw:g>
              </table:table-cell>
              <table:table-cell office:value-type="float" office:value="0.00272952762634853">
                <text:p>0.00272952762634853</text:p>
              </table:table-cell>
              <table:table-cell office:value-type="float" office:value="0.00578134581826084">
                <text:p>0.00578134581826084</text:p>
              </table:table-cell>
              <table:table-cell office:value-type="float" office:value="0.00871902204206346">
                <text:p>0.00871902204206346</text:p>
              </table:table-cell>
              <table:table-cell office:value-type="float" office:value="0.0109777316235437">
                <text:p>0.0109777316235437</text:p>
              </table:table-cell>
              <table:table-cell office:value-type="float" office:value="0.0125723159996294">
                <text:p>0.0125723159996294</text:p>
              </table:table-cell>
              <table:table-cell office:value-type="float" office:value="0.0137355549358689">
                <text:p>0.0137355549358689</text:p>
              </table:table-cell>
              <table:table-cell office:value-type="float" office:value="0.0147023335027347">
                <text:p>0.0147023335027347</text:p>
              </table:table-cell>
            </table:table-row>
            <table:table-row>
              <table:table-cell office:value-type="string">
                <text:p>Zeile 47</text:p>
                <draw:g>
                  <svg:desc/>
                </draw:g>
              </table:table-cell>
              <table:table-cell office:value-type="float" office:value="0.00984018971002645">
                <text:p>0.00984018971002645</text:p>
                <draw:g>
                  <svg:desc>Simulation.C47:Simulation.J47</svg:desc>
                </draw:g>
              </table:table-cell>
              <table:table-cell office:value-type="float" office:value="0.0172921387586376">
                <text:p>0.0172921387586376</text:p>
              </table:table-cell>
              <table:table-cell office:value-type="float" office:value="0.0215259394658851">
                <text:p>0.0215259394658851</text:p>
              </table:table-cell>
              <table:table-cell office:value-type="float" office:value="0.0233599833702435">
                <text:p>0.0233599833702435</text:p>
              </table:table-cell>
              <table:table-cell office:value-type="float" office:value="0.0240579839675074">
                <text:p>0.0240579839675074</text:p>
              </table:table-cell>
              <table:table-cell office:value-type="float" office:value="0.0243240234047028">
                <text:p>0.0243240234047028</text:p>
              </table:table-cell>
              <table:table-cell office:value-type="float" office:value="0.0244605392862619">
                <text:p>0.0244605392862619</text:p>
              </table:table-cell>
              <table:table-cell office:value-type="float" office:value="0.0245773470575809">
                <text:p>0.0245773470575809</text:p>
              </table:table-cell>
            </table:table-row>
            <table:table-row>
              <table:table-cell office:value-type="string">
                <text:p>Zeile 48</text:p>
                <draw:g>
                  <svg:desc/>
                </draw:g>
              </table:table-cell>
              <table:table-cell office:value-type="float" office:value="0.063107504419963">
                <text:p>0.063107504419963</text:p>
                <draw:g>
                  <svg:desc>Simulation.C48:Simulation.J48</svg:desc>
                </draw:g>
              </table:table-cell>
              <table:table-cell office:value-type="float" office:value="0.0622176151026662">
                <text:p>0.0622176151026662</text:p>
              </table:table-cell>
              <table:table-cell office:value-type="float" office:value="0.0556754142010801">
                <text:p>0.0556754142010801</text:p>
              </table:table-cell>
              <table:table-cell office:value-type="float" office:value="0.050898485642794">
                <text:p>0.050898485642794</text:p>
              </table:table-cell>
              <table:table-cell office:value-type="float" office:value="0.0484331832801601">
                <text:p>0.0484331832801601</text:p>
              </table:table-cell>
              <table:table-cell office:value-type="float" office:value="0.0474621059100534">
                <text:p>0.0474621059100534</text:p>
              </table:table-cell>
              <table:table-cell office:value-type="float" office:value="0.0471886033513922">
                <text:p>0.0471886033513922</text:p>
              </table:table-cell>
              <table:table-cell office:value-type="float" office:value="0.0470250998338799">
                <text:p>0.0470250998338799</text:p>
              </table:table-cell>
            </table:table-row>
            <table:table-row>
              <table:table-cell office:value-type="string">
                <text:p>Zeile 49</text:p>
                <draw:g>
                  <svg:desc/>
                </draw:g>
              </table:table-cell>
              <table:table-cell office:value-type="float" office:value="0.00764549473532731">
                <text:p>0.00764549473532731</text:p>
                <draw:g>
                  <svg:desc>Simulation.C49:Simulation.J49</svg:desc>
                </draw:g>
              </table:table-cell>
              <table:table-cell office:value-type="float" office:value="0.013899446967567">
                <text:p>0.013899446967567</text:p>
              </table:table-cell>
              <table:table-cell office:value-type="float" office:value="0.0186644415166997">
                <text:p>0.0186644415166997</text:p>
              </table:table-cell>
              <table:table-cell office:value-type="float" office:value="0.0220502219519297">
                <text:p>0.0220502219519297</text:p>
              </table:table-cell>
              <table:table-cell office:value-type="float" office:value="0.024568815027225">
                <text:p>0.024568815027225</text:p>
              </table:table-cell>
              <table:table-cell office:value-type="float" office:value="0.0266126687380937">
                <text:p>0.0266126687380937</text:p>
              </table:table-cell>
              <table:table-cell office:value-type="float" office:value="0.0284552121035498">
                <text:p>0.0284552121035498</text:p>
              </table:table-cell>
              <table:table-cell office:value-type="float" office:value="0.0302857764430301">
                <text:p>0.0302857764430301</text:p>
              </table:table-cell>
            </table:table-row>
            <table:table-row>
              <table:table-cell office:value-type="string">
                <text:p>Zeile 50</text:p>
                <draw:g>
                  <svg:desc/>
                </draw:g>
              </table:table-cell>
              <table:table-cell office:value-type="float" office:value="0.00570959817317813">
                <text:p>0.00570959817317813</text:p>
                <draw:g>
                  <svg:desc>Simulation.C50:Simulation.J50</svg:desc>
                </draw:g>
              </table:table-cell>
              <table:table-cell office:value-type="float" office:value="0.0115482427480664">
                <text:p>0.0115482427480664</text:p>
              </table:table-cell>
              <table:table-cell office:value-type="float" office:value="0.015859189870058">
                <text:p>0.015859189870058</text:p>
              </table:table-cell>
              <table:table-cell office:value-type="float" office:value="0.0184653898729576">
                <text:p>0.0184653898729576</text:p>
              </table:table-cell>
              <table:table-cell office:value-type="float" office:value="0.0200918472851626">
                <text:p>0.0200918472851626</text:p>
              </table:table-cell>
              <table:table-cell office:value-type="float" office:value="0.0213210720643815">
                <text:p>0.0213210720643815</text:p>
              </table:table-cell>
              <table:table-cell office:value-type="float" office:value="0.0224724124431139">
                <text:p>0.0224724124431139</text:p>
              </table:table-cell>
              <table:table-cell office:value-type="float" office:value="0.023683818547076">
                <text:p>0.023683818547076</text:p>
              </table:table-cell>
            </table:table-row>
            <table:table-row>
              <table:table-cell office:value-type="string">
                <text:p>Zeile 51</text:p>
                <draw:g>
                  <svg:desc/>
                </draw:g>
              </table:table-cell>
              <table:table-cell office:value-type="float" office:value="0.00331427811421673">
                <text:p>0.00331427811421673</text:p>
                <draw:g>
                  <svg:desc>Simulation.C51:Simulation.J51</svg:desc>
                </draw:g>
              </table:table-cell>
              <table:table-cell office:value-type="float" office:value="0.00765454987537218">
                <text:p>0.00765454987537218</text:p>
              </table:table-cell>
              <table:table-cell office:value-type="float" office:value="0.0110839081692809">
                <text:p>0.0110839081692809</text:p>
              </table:table-cell>
              <table:table-cell office:value-type="float" office:value="0.0130319829551475">
                <text:p>0.0130319829551475</text:p>
              </table:table-cell>
              <table:table-cell office:value-type="float" office:value="0.0139234866477413">
                <text:p>0.0139234866477413</text:p>
              </table:table-cell>
              <table:table-cell office:value-type="float" office:value="0.0141645506890464">
                <text:p>0.0141645506890464</text:p>
              </table:table-cell>
              <table:table-cell office:value-type="float" office:value="0.0139727090004352">
                <text:p>0.0139727090004352</text:p>
              </table:table-cell>
              <table:table-cell office:value-type="float" office:value="0.0134572774599757">
                <text:p>0.0134572774599757</text:p>
              </table:table-cell>
            </table:table-row>
            <table:table-row>
              <table:table-cell office:value-type="string">
                <text:p>Zeile 52</text:p>
                <draw:g>
                  <svg:desc/>
                </draw:g>
              </table:table-cell>
              <table:table-cell office:value-type="float" office:value="0.0175578258769787">
                <text:p>0.0175578258769787</text:p>
                <draw:g>
                  <svg:desc>Simulation.C52:Simulation.J52</svg:desc>
                </draw:g>
              </table:table-cell>
              <table:table-cell office:value-type="float" office:value="0.0275212087343608">
                <text:p>0.0275212087343608</text:p>
              </table:table-cell>
              <table:table-cell office:value-type="float" office:value="0.0317204349658982">
                <text:p>0.0317204349658982</text:p>
              </table:table-cell>
              <table:table-cell office:value-type="float" office:value="0.0324622547236514">
                <text:p>0.0324622547236514</text:p>
              </table:table-cell>
              <table:table-cell office:value-type="float" office:value="0.0315761965203617">
                <text:p>0.0315761965203617</text:p>
              </table:table-cell>
              <table:table-cell office:value-type="float" office:value="0.0298724737092638">
                <text:p>0.0298724737092638</text:p>
              </table:table-cell>
              <table:table-cell office:value-type="float" office:value="0.0276954364124307">
                <text:p>0.0276954364124307</text:p>
              </table:table-cell>
              <table:table-cell office:value-type="float" office:value="0.025245540499575">
                <text:p>0.025245540499575</text:p>
              </table:table-cell>
            </table:table-row>
            <table:table-row>
              <table:table-cell office:value-type="string">
                <text:p>Zeile 53</text:p>
                <draw:g>
                  <svg:desc/>
                </draw:g>
              </table:table-cell>
              <table:table-cell office:value-type="float" office:value="0.0134254406830552">
                <text:p>0.0134254406830552</text:p>
                <draw:g>
                  <svg:desc>Simulation.C53:Simulation.J53</svg:desc>
                </draw:g>
              </table:table-cell>
              <table:table-cell office:value-type="float" office:value="0.0296830335118097">
                <text:p>0.0296830335118097</text:p>
              </table:table-cell>
              <table:table-cell office:value-type="float" office:value="0.0393369013744116">
                <text:p>0.0393369013744116</text:p>
              </table:table-cell>
              <table:table-cell office:value-type="float" office:value="0.0419537464725083">
                <text:p>0.0419537464725083</text:p>
              </table:table-cell>
              <table:table-cell office:value-type="float" office:value="0.0411827874870118">
                <text:p>0.0411827874870118</text:p>
              </table:table-cell>
              <table:table-cell office:value-type="float" office:value="0.039403510975584">
                <text:p>0.039403510975584</text:p>
              </table:table-cell>
              <table:table-cell office:value-type="float" office:value="0.0375277640203751">
                <text:p>0.0375277640203751</text:p>
              </table:table-cell>
              <table:table-cell office:value-type="float" office:value="0.0357388071564837">
                <text:p>0.0357388071564837</text:p>
              </table:table-cell>
            </table:table-row>
            <table:table-row>
              <table:table-cell office:value-type="string">
                <text:p>Zeile 54</text:p>
                <draw:g>
                  <svg:desc/>
                </draw:g>
              </table:table-cell>
              <table:table-cell office:value-type="float" office:value="0.00365404219829327">
                <text:p>0.00365404219829327</text:p>
                <draw:g>
                  <svg:desc>Simulation.C54:Simulation.J54</svg:desc>
                </draw:g>
              </table:table-cell>
              <table:table-cell office:value-type="float" office:value="0.00874909881958121">
                <text:p>0.00874909881958121</text:p>
              </table:table-cell>
              <table:table-cell office:value-type="float" office:value="0.0130925042884841">
                <text:p>0.0130925042884841</text:p>
              </table:table-cell>
              <table:table-cell office:value-type="float" office:value="0.0157864624109179">
                <text:p>0.0157864624109179</text:p>
              </table:table-cell>
              <table:table-cell office:value-type="float" office:value="0.0172561146601097">
                <text:p>0.0172561146601097</text:p>
              </table:table-cell>
              <table:table-cell office:value-type="float" office:value="0.0180837572016183">
                <text:p>0.0180837572016183</text:p>
              </table:table-cell>
              <table:table-cell office:value-type="float" office:value="0.0186680584480912">
                <text:p>0.0186680584480912</text:p>
              </table:table-cell>
              <table:table-cell office:value-type="float" office:value="0.0192366476772278">
                <text:p>0.0192366476772278</text:p>
              </table:table-cell>
            </table:table-row>
            <table:table-row>
              <table:table-cell office:value-type="string">
                <text:p>Zeile 55</text:p>
                <draw:g>
                  <svg:desc/>
                </draw:g>
              </table:table-cell>
              <table:table-cell office:value-type="float" office:value="0.000352756107355769">
                <text:p>0.000352756107355769</text:p>
                <draw:g>
                  <svg:desc>Simulation.C55:Simulation.J55</svg:desc>
                </draw:g>
              </table:table-cell>
              <table:table-cell office:value-type="float" office:value="0.00189775391768041">
                <text:p>0.00189775391768041</text:p>
              </table:table-cell>
              <table:table-cell office:value-type="float" office:value="0.00472299981015875">
                <text:p>0.00472299981015875</text:p>
              </table:table-cell>
              <table:table-cell office:value-type="float" office:value="0.00781369109877101">
                <text:p>0.00781369109877101</text:p>
              </table:table-cell>
              <table:table-cell office:value-type="float" office:value="0.0103896657351072">
                <text:p>0.0103896657351072</text:p>
              </table:table-cell>
              <table:table-cell office:value-type="float" office:value="0.0122829261758674">
                <text:p>0.0122829261758674</text:p>
              </table:table-cell>
              <table:table-cell office:value-type="float" office:value="0.0136230341432695">
                <text:p>0.0136230341432695</text:p>
              </table:table-cell>
              <table:table-cell office:value-type="float" office:value="0.014579042971419">
                <text:p>0.014579042971419</text:p>
              </table:table-cell>
            </table:table-row>
            <table:table-row>
              <table:table-cell office:value-type="string">
                <text:p>Zeile 56</text:p>
                <draw:g>
                  <svg:desc/>
                </draw:g>
              </table:table-cell>
              <table:table-cell office:value-type="float" office:value="0.0630047619009112">
                <text:p>0.0630047619009112</text:p>
                <draw:g>
                  <svg:desc>Simulation.C56:Simulation.J56</svg:desc>
                </draw:g>
              </table:table-cell>
              <table:table-cell office:value-type="float" office:value="0.0701583146884234">
                <text:p>0.0701583146884234</text:p>
              </table:table-cell>
              <table:table-cell office:value-type="float" office:value="0.0596597689395682">
                <text:p>0.0596597689395682</text:p>
              </table:table-cell>
              <table:table-cell office:value-type="float" office:value="0.0480218341511336">
                <text:p>0.0480218341511336</text:p>
              </table:table-cell>
              <table:table-cell office:value-type="float" office:value="0.0394026516481825">
                <text:p>0.0394026516481825</text:p>
              </table:table-cell>
              <table:table-cell office:value-type="float" office:value="0.0335063475370662">
                <text:p>0.0335063475370662</text:p>
              </table:table-cell>
              <table:table-cell office:value-type="float" office:value="0.0293964986302238">
                <text:p>0.0293964986302238</text:p>
              </table:table-cell>
              <table:table-cell office:value-type="float" office:value="0.0263442759181124">
                <text:p>0.0263442759181124</text:p>
              </table:table-cell>
            </table:table-row>
            <table:table-row>
              <table:table-cell office:value-type="string">
                <text:p>Zeile 57</text:p>
                <draw:g>
                  <svg:desc/>
                </draw:g>
              </table:table-cell>
              <table:table-cell office:value-type="float" office:value="0.0514110813493572">
                <text:p>0.0514110813493572</text:p>
                <draw:g>
                  <svg:desc>Simulation.C57:Simulation.J57</svg:desc>
                </draw:g>
              </table:table-cell>
              <table:table-cell office:value-type="float" office:value="0.0583018075522472">
                <text:p>0.0583018075522472</text:p>
              </table:table-cell>
              <table:table-cell office:value-type="float" office:value="0.0522306595860535">
                <text:p>0.0522306595860535</text:p>
              </table:table-cell>
              <table:table-cell office:value-type="float" office:value="0.044874002148709">
                <text:p>0.044874002148709</text:p>
              </table:table-cell>
              <table:table-cell office:value-type="float" office:value="0.0394048899579654">
                <text:p>0.0394048899579654</text:p>
              </table:table-cell>
              <table:table-cell office:value-type="float" office:value="0.0357748533024295">
                <text:p>0.0357748533024295</text:p>
              </table:table-cell>
              <table:table-cell office:value-type="float" office:value="0.0333649901153136">
                <text:p>0.0333649901153136</text:p>
              </table:table-cell>
              <table:table-cell office:value-type="float" office:value="0.0316411167860615">
                <text:p>0.0316411167860615</text:p>
              </table:table-cell>
            </table:table-row>
            <table:table-row>
              <table:table-cell office:value-type="string">
                <text:p>Zeile 58</text:p>
                <draw:g>
                  <svg:desc/>
                </draw:g>
              </table:table-cell>
              <table:table-cell office:value-type="float" office:value="0.0462454626051579">
                <text:p>0.0462454626051579</text:p>
                <draw:g>
                  <svg:desc>Simulation.C58:Simulation.J58</svg:desc>
                </draw:g>
              </table:table-cell>
              <table:table-cell office:value-type="float" office:value="0.0435853197719686">
                <text:p>0.0435853197719686</text:p>
              </table:table-cell>
              <table:table-cell office:value-type="float" office:value="0.0368699030579566">
                <text:p>0.0368699030579566</text:p>
              </table:table-cell>
              <table:table-cell office:value-type="float" office:value="0.031627512598381">
                <text:p>0.031627512598381</text:p>
              </table:table-cell>
              <table:table-cell office:value-type="float" office:value="0.0282059348720002">
                <text:p>0.0282059348720002</text:p>
              </table:table-cell>
              <table:table-cell office:value-type="float" office:value="0.0260008899354067">
                <text:p>0.0260008899354067</text:p>
              </table:table-cell>
              <table:table-cell office:value-type="float" office:value="0.0244890147188454">
                <text:p>0.0244890147188454</text:p>
              </table:table-cell>
              <table:table-cell office:value-type="float" office:value="0.0233371535321647">
                <text:p>0.0233371535321647</text:p>
              </table:table-cell>
            </table:table-row>
            <table:table-row>
              <table:table-cell office:value-type="string">
                <text:p>Zeile 59</text:p>
                <draw:g>
                  <svg:desc/>
                </draw:g>
              </table:table-cell>
              <table:table-cell office:value-type="float" office:value="0.00071647672826973">
                <text:p>0.00071647672826973</text:p>
                <draw:g>
                  <svg:desc>Simulation.C59:Simulation.J59</svg:desc>
                </draw:g>
              </table:table-cell>
              <table:table-cell office:value-type="float" office:value="0.00291275241588519">
                <text:p>0.00291275241588519</text:p>
              </table:table-cell>
              <table:table-cell office:value-type="float" office:value="0.00628595385928887">
                <text:p>0.00628595385928887</text:p>
              </table:table-cell>
              <table:table-cell office:value-type="float" office:value="0.00968521364939541">
                <text:p>0.00968521364939541</text:p>
              </table:table-cell>
              <table:table-cell office:value-type="float" office:value="0.0124040315008246">
                <text:p>0.0124040315008246</text:p>
              </table:table-cell>
              <table:table-cell office:value-type="float" office:value="0.014329313782923">
                <text:p>0.014329313782923</text:p>
              </table:table-cell>
              <table:table-cell office:value-type="float" office:value="0.0156200326025436">
                <text:p>0.0156200326025436</text:p>
              </table:table-cell>
              <table:table-cell office:value-type="float" office:value="0.0164704347550548">
                <text:p>0.0164704347550548</text:p>
              </table:table-cell>
            </table:table-row>
            <table:table-row>
              <table:table-cell office:value-type="string">
                <text:p>Zeile 60</text:p>
                <draw:g>
                  <svg:desc/>
                </draw:g>
              </table:table-cell>
              <table:table-cell office:value-type="float" office:value="0.0593358863679978">
                <text:p>0.0593358863679978</text:p>
                <draw:g>
                  <svg:desc>Simulation.C60:Simulation.J60</svg:desc>
                </draw:g>
              </table:table-cell>
              <table:table-cell office:value-type="float" office:value="0.0727498071767247">
                <text:p>0.0727498071767247</text:p>
              </table:table-cell>
              <table:table-cell office:value-type="float" office:value="0.0669602128848486">
                <text:p>0.0669602128848486</text:p>
              </table:table-cell>
              <table:table-cell office:value-type="float" office:value="0.0582246514702622">
                <text:p>0.0582246514702622</text:p>
              </table:table-cell>
              <table:table-cell office:value-type="float" office:value="0.0518837265019276">
                <text:p>0.0518837265019276</text:p>
              </table:table-cell>
              <table:table-cell office:value-type="float" office:value="0.0482012525580552">
                <text:p>0.0482012525580552</text:p>
              </table:table-cell>
              <table:table-cell office:value-type="float" office:value="0.0463574909299866">
                <text:p>0.0463574909299866</text:p>
              </table:table-cell>
              <table:table-cell office:value-type="float" office:value="0.0455287826244813">
                <text:p>0.0455287826244813</text:p>
              </table:table-cell>
            </table:table-row>
            <table:table-row>
              <table:table-cell office:value-type="string">
                <text:p>Zeile 61</text:p>
                <draw:g>
                  <svg:desc/>
                </draw:g>
              </table:table-cell>
              <table:table-cell office:value-type="float" office:value="0.0241699230169251">
                <text:p>0.0241699230169251</text:p>
                <draw:g>
                  <svg:desc>Simulation.C61:Simulation.J61</svg:desc>
                </draw:g>
              </table:table-cell>
              <table:table-cell office:value-type="float" office:value="0.0346213510798974">
                <text:p>0.0346213510798974</text:p>
              </table:table-cell>
              <table:table-cell office:value-type="float" office:value="0.0363354356184081">
                <text:p>0.0363354356184081</text:p>
              </table:table-cell>
              <table:table-cell office:value-type="float" office:value="0.0349092857704306">
                <text:p>0.0349092857704306</text:p>
              </table:table-cell>
              <table:table-cell office:value-type="float" office:value="0.0333062509727583">
                <text:p>0.0333062509727583</text:p>
              </table:table-cell>
              <table:table-cell office:value-type="float" office:value="0.0323222655053544">
                <text:p>0.0323222655053544</text:p>
              </table:table-cell>
              <table:table-cell office:value-type="float" office:value="0.0319639696483798">
                <text:p>0.0319639696483798</text:p>
              </table:table-cell>
              <table:table-cell office:value-type="float" office:value="0.0320230723602882">
                <text:p>0.0320230723602882</text:p>
              </table:table-cell>
            </table:table-row>
            <table:table-row>
              <table:table-cell office:value-type="string">
                <text:p>Zeile 62</text:p>
                <draw:g>
                  <svg:desc/>
                </draw:g>
              </table:table-cell>
              <table:table-cell office:value-type="float" office:value="0.000502059263312019">
                <text:p>0.000502059263312019</text:p>
                <draw:g>
                  <svg:desc>Simulation.C62:Simulation.J62</svg:desc>
                </draw:g>
              </table:table-cell>
              <table:table-cell office:value-type="float" office:value="0.00151812899669354">
                <text:p>0.00151812899669354</text:p>
              </table:table-cell>
              <table:table-cell office:value-type="float" office:value="0.00284788977009699">
                <text:p>0.00284788977009699</text:p>
              </table:table-cell>
              <table:table-cell office:value-type="float" office:value="0.0041371972541392">
                <text:p>0.0041371972541392</text:p>
              </table:table-cell>
              <table:table-cell office:value-type="float" office:value="0.00517874366636274">
                <text:p>0.00517874366636274</text:p>
              </table:table-cell>
              <table:table-cell office:value-type="float" office:value="0.00591888575771673">
                <text:p>0.00591888575771673</text:p>
              </table:table-cell>
              <table:table-cell office:value-type="float" office:value="0.00640086930830978">
                <text:p>0.00640086930830978</text:p>
              </table:table-cell>
              <table:table-cell office:value-type="float" office:value="0.00670956732171287">
                <text:p>0.00670956732171287</text:p>
              </table:table-cell>
            </table:table-row>
            <table:table-row>
              <table:table-cell office:value-type="string">
                <text:p>Zeile 63</text:p>
                <draw:g>
                  <svg:desc/>
                </draw:g>
              </table:table-cell>
              <table:table-cell office:value-type="float" office:value="0.00120233822922937">
                <text:p>0.00120233822922937</text:p>
                <draw:g>
                  <svg:desc>Simulation.C63:Simulation.J63</svg:desc>
                </draw:g>
              </table:table-cell>
              <table:table-cell office:value-type="float" office:value="0.00336617582312016">
                <text:p>0.00336617582312016</text:p>
              </table:table-cell>
              <table:table-cell office:value-type="float" office:value="0.00560078705300252">
                <text:p>0.00560078705300252</text:p>
              </table:table-cell>
              <table:table-cell office:value-type="float" office:value="0.00724836412410789">
                <text:p>0.00724836412410789</text:p>
              </table:table-cell>
              <table:table-cell office:value-type="float" office:value="0.00828653013181615">
                <text:p>0.00828653013181615</text:p>
              </table:table-cell>
              <table:table-cell office:value-type="float" office:value="0.00890141636196691">
                <text:p>0.00890141636196691</text:p>
              </table:table-cell>
              <table:table-cell office:value-type="float" office:value="0.00926837863632608">
                <text:p>0.00926837863632608</text:p>
              </table:table-cell>
              <table:table-cell office:value-type="float" office:value="0.00951085147929401">
                <text:p>0.00951085147929401</text:p>
              </table:table-cell>
            </table:table-row>
            <table:table-row>
              <table:table-cell office:value-type="string">
                <text:p>Zeile 64</text:p>
                <draw:g>
                  <svg:desc/>
                </draw:g>
              </table:table-cell>
              <table:table-cell office:value-type="float" office:value="0.000124644961340549">
                <text:p>0.000124644961340549</text:p>
                <draw:g>
                  <svg:desc>Simulation.C64:Simulation.J64</svg:desc>
                </draw:g>
              </table:table-cell>
              <table:table-cell office:value-type="float" office:value="0.000855925238055154">
                <text:p>0.000855925238055154</text:p>
              </table:table-cell>
              <table:table-cell office:value-type="float" office:value="0.00259825010302321">
                <text:p>0.00259825010302321</text:p>
              </table:table-cell>
              <table:table-cell office:value-type="float" office:value="0.00493960944271013">
                <text:p>0.00493960944271013</text:p>
              </table:table-cell>
              <table:table-cell office:value-type="float" office:value="0.0071316305767855">
                <text:p>0.0071316305767855</text:p>
              </table:table-cell>
              <table:table-cell office:value-type="float" office:value="0.00875196587706678">
                <text:p>0.00875196587706678</text:p>
              </table:table-cell>
              <table:table-cell office:value-type="float" office:value="0.00977132996861281">
                <text:p>0.00977132996861281</text:p>
              </table:table-cell>
              <table:table-cell office:value-type="float" office:value="0.0103459960743229">
                <text:p>0.0103459960743229</text:p>
              </table:table-cell>
            </table:table-row>
            <table:table-row>
              <table:table-cell office:value-type="string">
                <text:p>Zeile 65</text:p>
                <draw:g>
                  <svg:desc/>
                </draw:g>
              </table:table-cell>
              <table:table-cell office:value-type="float" office:value="0.0096225597390143">
                <text:p>0.0096225597390143</text:p>
                <draw:g>
                  <svg:desc>Simulation.C65:Simulation.J65</svg:desc>
                </draw:g>
              </table:table-cell>
              <table:table-cell office:value-type="float" office:value="0.0178532653049852">
                <text:p>0.0178532653049852</text:p>
              </table:table-cell>
              <table:table-cell office:value-type="float" office:value="0.0220535114584996">
                <text:p>0.0220535114584996</text:p>
              </table:table-cell>
              <table:table-cell office:value-type="float" office:value="0.0231518974328087">
                <text:p>0.0231518974328087</text:p>
              </table:table-cell>
              <table:table-cell office:value-type="float" office:value="0.0229091404995943">
                <text:p>0.0229091404995943</text:p>
              </table:table-cell>
              <table:table-cell office:value-type="float" office:value="0.0222543071799459">
                <text:p>0.0222543071799459</text:p>
              </table:table-cell>
              <table:table-cell office:value-type="float" office:value="0.0215144842697924">
                <text:p>0.0215144842697924</text:p>
              </table:table-cell>
              <table:table-cell office:value-type="float" office:value="0.0207591089468889">
                <text:p>0.0207591089468889</text:p>
              </table:table-cell>
            </table:table-row>
            <table:table-row>
              <table:table-cell office:value-type="string">
                <text:p>Zeile 66</text:p>
                <draw:g>
                  <svg:desc/>
                </draw:g>
              </table:table-cell>
              <table:table-cell office:value-type="float" office:value="0.0027520498511824">
                <text:p>0.0027520498511824</text:p>
                <draw:g>
                  <svg:desc>Simulation.C66:Simulation.J66</svg:desc>
                </draw:g>
              </table:table-cell>
              <table:table-cell office:value-type="float" office:value="0.0061856215786446">
                <text:p>0.0061856215786446</text:p>
              </table:table-cell>
              <table:table-cell office:value-type="float" office:value="0.00914601539166552">
                <text:p>0.00914601539166552</text:p>
              </table:table-cell>
              <table:table-cell office:value-type="float" office:value="0.0112614228868953">
                <text:p>0.0112614228868953</text:p>
              </table:table-cell>
              <table:table-cell office:value-type="float" office:value="0.0127913476130458">
                <text:p>0.0127913476130458</text:p>
              </table:table-cell>
              <table:table-cell office:value-type="float" office:value="0.014003937814436">
                <text:p>0.014003937814436</text:p>
              </table:table-cell>
              <table:table-cell office:value-type="float" office:value="0.0150549470394096">
                <text:p>0.0150549470394096</text:p>
              </table:table-cell>
              <table:table-cell office:value-type="float" office:value="0.0160173051438698">
                <text:p>0.0160173051438698</text:p>
              </table:table-cell>
            </table:table-row>
            <table:table-row>
              <table:table-cell office:value-type="string">
                <text:p>Zeile 67</text:p>
                <draw:g>
                  <svg:desc/>
                </draw:g>
              </table:table-cell>
              <table:table-cell office:value-type="float" office:value="0.000720494321716359">
                <text:p>0.000720494321716359</text:p>
                <draw:g>
                  <svg:desc>Simulation.C67:Simulation.J67</svg:desc>
                </draw:g>
              </table:table-cell>
              <table:table-cell office:value-type="float" office:value="0.0030398040208019">
                <text:p>0.0030398040208019</text:p>
              </table:table-cell>
              <table:table-cell office:value-type="float" office:value="0.00662456189613561">
                <text:p>0.00662456189613561</text:p>
              </table:table-cell>
              <table:table-cell office:value-type="float" office:value="0.0102209677737635">
                <text:p>0.0102209677737635</text:p>
              </table:table-cell>
              <table:table-cell office:value-type="float" office:value="0.0130767421514233">
                <text:p>0.0130767421514233</text:p>
              </table:table-cell>
              <table:table-cell office:value-type="float" office:value="0.0150546748751802">
                <text:p>0.0150546748751802</text:p>
              </table:table-cell>
              <table:table-cell office:value-type="float" office:value="0.0162880546950027">
                <text:p>0.0162880546950027</text:p>
              </table:table-cell>
              <table:table-cell office:value-type="float" office:value="0.0169594048429678">
                <text:p>0.0169594048429678</text:p>
              </table:table-cell>
            </table:table-row>
            <table:table-row>
              <table:table-cell office:value-type="string">
                <text:p>Zeile 68</text:p>
                <draw:g>
                  <svg:desc/>
                </draw:g>
              </table:table-cell>
              <table:table-cell office:value-type="float" office:value="0.0014160768310859">
                <text:p>0.0014160768310859</text:p>
                <draw:g>
                  <svg:desc>Simulation.C68:Simulation.J68</svg:desc>
                </draw:g>
              </table:table-cell>
              <table:table-cell office:value-type="float" office:value="0.00455513107071281">
                <text:p>0.00455513107071281</text:p>
              </table:table-cell>
              <table:table-cell office:value-type="float" office:value="0.00852128086101254">
                <text:p>0.00852128086101254</text:p>
              </table:table-cell>
              <table:table-cell office:value-type="float" office:value="0.0120024442204415">
                <text:p>0.0120024442204415</text:p>
              </table:table-cell>
              <table:table-cell office:value-type="float" office:value="0.0144363123712236">
                <text:p>0.0144363123712236</text:p>
              </table:table-cell>
              <table:table-cell office:value-type="float" office:value="0.015828352572502">
                <text:p>0.015828352572502</text:p>
              </table:table-cell>
              <table:table-cell office:value-type="float" office:value="0.0164036232031366">
                <text:p>0.0164036232031366</text:p>
              </table:table-cell>
              <table:table-cell office:value-type="float" office:value="0.0164155540848131">
                <text:p>0.0164155540848131</text:p>
              </table:table-cell>
            </table:table-row>
            <table:table-row>
              <table:table-cell office:value-type="string">
                <text:p>Zeile 69</text:p>
                <draw:g>
                  <svg:desc/>
                </draw:g>
              </table:table-cell>
              <table:table-cell office:value-type="float" office:value="0.00425924565249456">
                <text:p>0.00425924565249456</text:p>
                <draw:g>
                  <svg:desc>Simulation.C69:Simulation.J69</svg:desc>
                </draw:g>
              </table:table-cell>
              <table:table-cell office:value-type="float" office:value="0.00859177020262139">
                <text:p>0.00859177020262139</text:p>
              </table:table-cell>
              <table:table-cell office:value-type="float" office:value="0.0113891622377263">
                <text:p>0.0113891622377263</text:p>
              </table:table-cell>
              <table:table-cell office:value-type="float" office:value="0.0127827667163147">
                <text:p>0.0127827667163147</text:p>
              </table:table-cell>
              <table:table-cell office:value-type="float" office:value="0.0135199056410783">
                <text:p>0.0135199056410783</text:p>
              </table:table-cell>
              <table:table-cell office:value-type="float" office:value="0.0140428135788881">
                <text:p>0.0140428135788881</text:p>
              </table:table-cell>
              <table:table-cell office:value-type="float" office:value="0.0145121306082545">
                <text:p>0.0145121306082545</text:p>
              </table:table-cell>
              <table:table-cell office:value-type="float" office:value="0.014950443509396">
                <text:p>0.014950443509396</text:p>
              </table:table-cell>
            </table:table-row>
            <table:table-row>
              <table:table-cell office:value-type="string">
                <text:p>Zeile 70</text:p>
                <draw:g>
                  <svg:desc/>
                </draw:g>
              </table:table-cell>
              <table:table-cell office:value-type="float" office:value="0.00337072777955094">
                <text:p>0.00337072777955094</text:p>
                <draw:g>
                  <svg:desc>Simulation.C70:Simulation.J70</svg:desc>
                </draw:g>
              </table:table-cell>
              <table:table-cell office:value-type="float" office:value="0.00712441909925442">
                <text:p>0.00712441909925442</text:p>
              </table:table-cell>
              <table:table-cell office:value-type="float" office:value="0.00986930982495885">
                <text:p>0.00986930982495885</text:p>
              </table:table-cell>
              <table:table-cell office:value-type="float" office:value="0.0114513242617603">
                <text:p>0.0114513242617603</text:p>
              </table:table-cell>
              <table:table-cell office:value-type="float" office:value="0.0123789455708415">
                <text:p>0.0123789455708415</text:p>
              </table:table-cell>
              <table:table-cell office:value-type="float" office:value="0.0130325049682663">
                <text:p>0.0130325049682663</text:p>
              </table:table-cell>
              <table:table-cell office:value-type="float" office:value="0.0135935944158688">
                <text:p>0.0135935944158688</text:p>
              </table:table-cell>
              <table:table-cell office:value-type="float" office:value="0.0141268600761774">
                <text:p>0.0141268600761774</text:p>
              </table:table-cell>
            </table:table-row>
            <table:table-row>
              <table:table-cell office:value-type="string">
                <text:p>Zeile 71</text:p>
                <draw:g>
                  <svg:desc/>
                </draw:g>
              </table:table-cell>
              <table:table-cell office:value-type="float" office:value="0.0133602344947422">
                <text:p>0.0133602344947422</text:p>
                <draw:g>
                  <svg:desc>Simulation.C71:Simulation.J71</svg:desc>
                </draw:g>
              </table:table-cell>
              <table:table-cell office:value-type="float" office:value="0.0149650475358466">
                <text:p>0.0149650475358466</text:p>
              </table:table-cell>
              <table:table-cell office:value-type="float" office:value="0.0143260844360529">
                <text:p>0.0143260844360529</text:p>
              </table:table-cell>
              <table:table-cell office:value-type="float" office:value="0.013381003557904">
                <text:p>0.013381003557904</text:p>
              </table:table-cell>
              <table:table-cell office:value-type="float" office:value="0.0126409163178935">
                <text:p>0.0126409163178935</text:p>
              </table:table-cell>
              <table:table-cell office:value-type="float" office:value="0.0121301175769787">
                <text:p>0.0121301175769787</text:p>
              </table:table-cell>
              <table:table-cell office:value-type="float" office:value="0.0117891904992414">
                <text:p>0.0117891904992414</text:p>
              </table:table-cell>
              <table:table-cell office:value-type="float" office:value="0.0115767099709509">
                <text:p>0.0115767099709509</text:p>
              </table:table-cell>
            </table:table-row>
            <table:table-row>
              <table:table-cell office:value-type="string">
                <text:p>Zeile 72</text:p>
                <draw:g>
                  <svg:desc/>
                </draw:g>
              </table:table-cell>
              <table:table-cell office:value-type="float" office:value="0.241178978622544">
                <text:p>0.241178978622544</text:p>
                <draw:g>
                  <svg:desc>Simulation.C72:Simulation.J72</svg:desc>
                </draw:g>
              </table:table-cell>
              <table:table-cell office:value-type="float" office:value="0.130758645769498">
                <text:p>0.130758645769498</text:p>
              </table:table-cell>
              <table:table-cell office:value-type="float" office:value="0.0755794174097225">
                <text:p>0.0755794174097225</text:p>
              </table:table-cell>
              <table:table-cell office:value-type="float" office:value="0.0502319357952426">
                <text:p>0.0502319357952426</text:p>
              </table:table-cell>
              <table:table-cell office:value-type="float" office:value="0.0377092773023028">
                <text:p>0.0377092773023028</text:p>
              </table:table-cell>
              <table:table-cell office:value-type="float" office:value="0.0307389111205565">
                <text:p>0.0307389111205565</text:p>
              </table:table-cell>
              <table:table-cell office:value-type="float" office:value="0.0262567906147853">
                <text:p>0.0262567906147853</text:p>
              </table:table-cell>
              <table:table-cell office:value-type="float" office:value="0.0229121435037026">
                <text:p>0.0229121435037026</text:p>
              </table:table-cell>
            </table:table-row>
            <table:table-row>
              <table:table-cell office:value-type="string">
                <text:p>Zeile 73</text:p>
                <draw:g>
                  <svg:desc/>
                </draw:g>
              </table:table-cell>
              <table:table-cell office:value-type="float" office:value="0.00439316020379027">
                <text:p>0.00439316020379027</text:p>
                <draw:g>
                  <svg:desc>Simulation.C73:Simulation.J73</svg:desc>
                </draw:g>
              </table:table-cell>
              <table:table-cell office:value-type="float" office:value="0.0104265569666859">
                <text:p>0.0104265569666859</text:p>
              </table:table-cell>
              <table:table-cell office:value-type="float" office:value="0.0153588245008368">
                <text:p>0.0153588245008368</text:p>
              </table:table-cell>
              <table:table-cell office:value-type="float" office:value="0.0182698610229389">
                <text:p>0.0182698610229389</text:p>
              </table:table-cell>
              <table:table-cell office:value-type="float" office:value="0.0197952718769253">
                <text:p>0.0197952718769253</text:p>
              </table:table-cell>
              <table:table-cell office:value-type="float" office:value="0.0206422036391621">
                <text:p>0.0206422036391621</text:p>
              </table:table-cell>
              <table:table-cell office:value-type="float" office:value="0.0212423737760997">
                <text:p>0.0212423737760997</text:p>
              </table:table-cell>
              <table:table-cell office:value-type="float" office:value="0.0218167528971158">
                <text:p>0.0218167528971158</text:p>
              </table:table-cell>
            </table:table-row>
            <table:table-row>
              <table:table-cell office:value-type="string">
                <text:p>Zeile 74</text:p>
                <draw:g>
                  <svg:desc/>
                </draw:g>
              </table:table-cell>
              <table:table-cell office:value-type="float" office:value="0.00213219707726545">
                <text:p>0.00213219707726545</text:p>
                <draw:g>
                  <svg:desc>Simulation.C74:Simulation.J74</svg:desc>
                </draw:g>
              </table:table-cell>
              <table:table-cell office:value-type="float" office:value="0.00547887104688601">
                <text:p>0.00547887104688601</text:p>
              </table:table-cell>
              <table:table-cell office:value-type="float" office:value="0.00830509049335988">
                <text:p>0.00830509049335988</text:p>
              </table:table-cell>
              <table:table-cell office:value-type="float" office:value="0.00991084636937479">
                <text:p>0.00991084636937479</text:p>
              </table:table-cell>
              <table:table-cell office:value-type="float" office:value="0.0106769909447274">
                <text:p>0.0106769909447274</text:p>
              </table:table-cell>
              <table:table-cell office:value-type="float" office:value="0.0110775895431453">
                <text:p>0.0110775895431453</text:p>
              </table:table-cell>
              <table:table-cell office:value-type="float" office:value="0.0114081136290262">
                <text:p>0.0114081136290262</text:p>
              </table:table-cell>
              <table:table-cell office:value-type="float" office:value="0.0118248977155234">
                <text:p>0.0118248977155234</text:p>
              </table:table-cell>
            </table:table-row>
            <table:table-row>
              <table:table-cell office:value-type="string">
                <text:p>Zeile 75</text:p>
                <draw:g>
                  <svg:desc/>
                </draw:g>
              </table:table-cell>
              <table:table-cell office:value-type="float" office:value="0.00251010410461082">
                <text:p>0.00251010410461082</text:p>
                <draw:g>
                  <svg:desc>Simulation.C75:Simulation.J75</svg:desc>
                </draw:g>
              </table:table-cell>
              <table:table-cell office:value-type="float" office:value="0.00769404678755193">
                <text:p>0.00769404678755193</text:p>
              </table:table-cell>
              <table:table-cell office:value-type="float" office:value="0.0128382646245915">
                <text:p>0.0128382646245915</text:p>
              </table:table-cell>
              <table:table-cell office:value-type="float" office:value="0.01611068649549">
                <text:p>0.01611068649549</text:p>
              </table:table-cell>
              <table:table-cell office:value-type="float" office:value="0.0177598931134437">
                <text:p>0.0177598931134437</text:p>
              </table:table-cell>
              <table:table-cell office:value-type="float" office:value="0.0185023117358481">
                <text:p>0.0185023117358481</text:p>
              </table:table-cell>
              <table:table-cell office:value-type="float" office:value="0.0188305309486179">
                <text:p>0.0188305309486179</text:p>
              </table:table-cell>
              <table:table-cell office:value-type="float" office:value="0.0189922335343224">
                <text:p>0.0189922335343224</text:p>
              </table:table-cell>
            </table:table-row>
            <table:table-row>
              <table:table-cell office:value-type="string">
                <text:p>Zeile 76</text:p>
                <draw:g>
                  <svg:desc/>
                </draw:g>
              </table:table-cell>
              <table:table-cell office:value-type="float" office:value="0.00136016952466672">
                <text:p>0.00136016952466672</text:p>
                <draw:g>
                  <svg:desc>Simulation.C76:Simulation.J76</svg:desc>
                </draw:g>
              </table:table-cell>
              <table:table-cell office:value-type="float" office:value="0.00303943013940843">
                <text:p>0.00303943013940843</text:p>
              </table:table-cell>
              <table:table-cell office:value-type="float" office:value="0.00469279780242451">
                <text:p>0.00469279780242451</text:p>
              </table:table-cell>
              <table:table-cell office:value-type="float" office:value="0.00602587288792386">
                <text:p>0.00602587288792386</text:p>
              </table:table-cell>
              <table:table-cell office:value-type="float" office:value="0.00698955815290833">
                <text:p>0.00698955815290833</text:p>
              </table:table-cell>
              <table:table-cell office:value-type="float" office:value="0.0076408328468259">
                <text:p>0.0076408328468259</text:p>
              </table:table-cell>
              <table:table-cell office:value-type="float" office:value="0.00807846195134091">
                <text:p>0.00807846195134091</text:p>
              </table:table-cell>
              <table:table-cell office:value-type="float" office:value="0.00840982895864081">
                <text:p>0.00840982895864081</text:p>
              </table:table-cell>
            </table:table-row>
            <table:table-row>
              <table:table-cell office:value-type="string">
                <text:p>Zeile 77</text:p>
                <draw:g>
                  <svg:desc/>
                </draw:g>
              </table:table-cell>
              <table:table-cell office:value-type="float" office:value="0.00480008212187337">
                <text:p>0.00480008212187337</text:p>
                <draw:g>
                  <svg:desc>Simulation.C77:Simulation.J77</svg:desc>
                </draw:g>
              </table:table-cell>
              <table:table-cell office:value-type="float" office:value="0.00885305003395082">
                <text:p>0.00885305003395082</text:p>
              </table:table-cell>
              <table:table-cell office:value-type="float" office:value="0.0122411152879358">
                <text:p>0.0122411152879358</text:p>
              </table:table-cell>
              <table:table-cell office:value-type="float" office:value="0.0148811456738521">
                <text:p>0.0148811456738521</text:p>
              </table:table-cell>
              <table:table-cell office:value-type="float" office:value="0.0169244419180712">
                <text:p>0.0169244419180712</text:p>
              </table:table-cell>
              <table:table-cell office:value-type="float" office:value="0.0185005336330116">
                <text:p>0.0185005336330116</text:p>
              </table:table-cell>
              <table:table-cell office:value-type="float" office:value="0.0197208201415715">
                <text:p>0.0197208201415715</text:p>
              </table:table-cell>
              <table:table-cell office:value-type="float" office:value="0.0206876115265502">
                <text:p>0.0206876115265502</text:p>
              </table:table-cell>
            </table:table-row>
            <table:table-row>
              <table:table-cell office:value-type="string">
                <text:p>Zeile 78</text:p>
                <draw:g>
                  <svg:desc/>
                </draw:g>
              </table:table-cell>
              <table:table-cell office:value-type="float" office:value="0.0267492376253535">
                <text:p>0.0267492376253535</text:p>
                <draw:g>
                  <svg:desc>Simulation.C78:Simulation.J78</svg:desc>
                </draw:g>
              </table:table-cell>
              <table:table-cell office:value-type="float" office:value="0.0332716763113036">
                <text:p>0.0332716763113036</text:p>
              </table:table-cell>
              <table:table-cell office:value-type="float" office:value="0.0316933926522288">
                <text:p>0.0316933926522288</text:p>
              </table:table-cell>
              <table:table-cell office:value-type="float" office:value="0.0282444812587209">
                <text:p>0.0282444812587209</text:p>
              </table:table-cell>
              <table:table-cell office:value-type="float" office:value="0.0253062961416701">
                <text:p>0.0253062961416701</text:p>
              </table:table-cell>
              <table:table-cell office:value-type="float" office:value="0.0232431850315931">
                <text:p>0.0232431850315931</text:p>
              </table:table-cell>
              <table:table-cell office:value-type="float" office:value="0.0218916476486324">
                <text:p>0.0218916476486324</text:p>
              </table:table-cell>
              <table:table-cell office:value-type="float" office:value="0.0210400410673729">
                <text:p>0.0210400410673729</text:p>
              </table:table-cell>
            </table:table-row>
            <table:table-row>
              <table:table-cell office:value-type="string">
                <text:p>Zeile 79</text:p>
                <draw:g>
                  <svg:desc/>
                </draw:g>
              </table:table-cell>
              <table:table-cell office:value-type="float" office:value="0.000278674867566801">
                <text:p>0.000278674867566801</text:p>
                <draw:g>
                  <svg:desc>Simulation.C79:Simulation.J79</svg:desc>
                </draw:g>
              </table:table-cell>
              <table:table-cell office:value-type="float" office:value="0.00175064427320876">
                <text:p>0.00175064427320876</text:p>
              </table:table-cell>
              <table:table-cell office:value-type="float" office:value="0.00479250012254829">
                <text:p>0.00479250012254829</text:p>
              </table:table-cell>
              <table:table-cell office:value-type="float" office:value="0.00840303886476402">
                <text:p>0.00840303886476402</text:p>
              </table:table-cell>
              <table:table-cell office:value-type="float" office:value="0.0116274601406806">
                <text:p>0.0116274601406806</text:p>
              </table:table-cell>
              <table:table-cell office:value-type="float" office:value="0.0142560946136847">
                <text:p>0.0142560946136847</text:p>
              </table:table-cell>
              <table:table-cell office:value-type="float" office:value="0.0165172329542326">
                <text:p>0.0165172329542326</text:p>
              </table:table-cell>
              <table:table-cell office:value-type="float" office:value="0.0187283266972255">
                <text:p>0.0187283266972255</text:p>
              </table:table-cell>
            </table:table-row>
            <table:table-row>
              <table:table-cell office:value-type="string">
                <text:p>Zeile 80</text:p>
                <draw:g>
                  <svg:desc/>
                </draw:g>
              </table:table-cell>
              <table:table-cell office:value-type="float" office:value="0.000461990181542039">
                <text:p>0.000461990181542039</text:p>
                <draw:g>
                  <svg:desc>Simulation.C80:Simulation.J80</svg:desc>
                </draw:g>
              </table:table-cell>
              <table:table-cell office:value-type="float" office:value="0.00189344752579876">
                <text:p>0.00189344752579876</text:p>
              </table:table-cell>
              <table:table-cell office:value-type="float" office:value="0.00406448238796045">
                <text:p>0.00406448238796045</text:p>
              </table:table-cell>
              <table:table-cell office:value-type="float" office:value="0.00615896989672257">
                <text:p>0.00615896989672257</text:p>
              </table:table-cell>
              <table:table-cell office:value-type="float" office:value="0.00769478663410615">
                <text:p>0.00769478663410615</text:p>
              </table:table-cell>
              <table:table-cell office:value-type="float" office:value="0.00863664993430929">
                <text:p>0.00863664993430929</text:p>
              </table:table-cell>
              <table:table-cell office:value-type="float" office:value="0.00915448520801537">
                <text:p>0.00915448520801537</text:p>
              </table:table-cell>
              <table:table-cell office:value-type="float" office:value="0.00944492716308333">
                <text:p>0.00944492716308333</text:p>
              </table:table-cell>
            </table:table-row>
            <table:table-row>
              <table:table-cell office:value-type="string">
                <text:p>Zeile 81</text:p>
                <draw:g>
                  <svg:desc/>
                </draw:g>
              </table:table-cell>
              <table:table-cell office:value-type="float" office:value="0.00100379162975677">
                <text:p>0.00100379162975677</text:p>
                <draw:g>
                  <svg:desc>Simulation.C81:Simulation.J81</svg:desc>
                </draw:g>
              </table:table-cell>
              <table:table-cell office:value-type="float" office:value="0.00294648257873969">
                <text:p>0.00294648257873969</text:p>
              </table:table-cell>
              <table:table-cell office:value-type="float" office:value="0.00542656252725732">
                <text:p>0.00542656252725732</text:p>
              </table:table-cell>
              <table:table-cell office:value-type="float" office:value="0.00781253213726511">
                <text:p>0.00781253213726511</text:p>
              </table:table-cell>
              <table:table-cell office:value-type="float" office:value="0.00976665034213674">
                <text:p>0.00976665034213674</text:p>
              </table:table-cell>
              <table:table-cell office:value-type="float" office:value="0.0112172568873133">
                <text:p>0.0112172568873133</text:p>
              </table:table-cell>
              <table:table-cell office:value-type="float" office:value="0.0122448603340153">
                <text:p>0.0122448603340153</text:p>
              </table:table-cell>
              <table:table-cell office:value-type="float" office:value="0.0129853708824208">
                <text:p>0.0129853708824208</text:p>
              </table:table-cell>
            </table:table-row>
            <table:table-row>
              <table:table-cell office:value-type="string">
                <text:p>Zeile 82</text:p>
                <draw:g>
                  <svg:desc/>
                </draw:g>
              </table:table-cell>
              <table:table-cell office:value-type="float" office:value="0.0044470334628859">
                <text:p>0.0044470334628859</text:p>
                <draw:g>
                  <svg:desc>Simulation.C82:Simulation.J82</svg:desc>
                </draw:g>
              </table:table-cell>
              <table:table-cell office:value-type="float" office:value="0.00896450423050204">
                <text:p>0.00896450423050204</text:p>
              </table:table-cell>
              <table:table-cell office:value-type="float" office:value="0.0120037563334073">
                <text:p>0.0120037563334073</text:p>
              </table:table-cell>
              <table:table-cell office:value-type="float" office:value="0.0135549533927094">
                <text:p>0.0135549533927094</text:p>
              </table:table-cell>
              <table:table-cell office:value-type="float" office:value="0.0143214429486345">
                <text:p>0.0143214429486345</text:p>
              </table:table-cell>
              <table:table-cell office:value-type="float" office:value="0.0147946955325255">
                <text:p>0.0147946955325255</text:p>
              </table:table-cell>
              <table:table-cell office:value-type="float" office:value="0.0152129319092227">
                <text:p>0.0152129319092227</text:p>
              </table:table-cell>
              <table:table-cell office:value-type="float" office:value="0.0156739984319062">
                <text:p>0.0156739984319062</text:p>
              </table:table-cell>
            </table:table-row>
            <table:table-row>
              <table:table-cell office:value-type="string">
                <text:p>Zeile 83</text:p>
                <draw:g>
                  <svg:desc/>
                </draw:g>
              </table:table-cell>
              <table:table-cell office:value-type="float" office:value="0.000780882268317866">
                <text:p>0.000780882268317866</text:p>
                <draw:g>
                  <svg:desc>Simulation.C83:Simulation.J83</svg:desc>
                </draw:g>
              </table:table-cell>
              <table:table-cell office:value-type="float" office:value="0.00331961601626128">
                <text:p>0.00331961601626128</text:p>
              </table:table-cell>
              <table:table-cell office:value-type="float" office:value="0.00692049629496818">
                <text:p>0.00692049629496818</text:p>
              </table:table-cell>
              <table:table-cell office:value-type="float" office:value="0.00995432022103645">
                <text:p>0.00995432022103645</text:p>
              </table:table-cell>
              <table:table-cell office:value-type="float" office:value="0.0117990594640294">
                <text:p>0.0117990594640294</text:p>
              </table:table-cell>
              <table:table-cell office:value-type="float" office:value="0.0126685918689238">
                <text:p>0.0126685918689238</text:p>
              </table:table-cell>
              <table:table-cell office:value-type="float" office:value="0.0129668964952799">
                <text:p>0.0129668964952799</text:p>
              </table:table-cell>
              <table:table-cell office:value-type="float" office:value="0.0130106984993228">
                <text:p>0.0130106984993228</text:p>
              </table:table-cell>
            </table:table-row>
            <table:table-row>
              <table:table-cell office:value-type="string">
                <text:p>Zeile 84</text:p>
                <draw:g>
                  <svg:desc/>
                </draw:g>
              </table:table-cell>
              <table:table-cell office:value-type="float" office:value="0.00114357273335225">
                <text:p>0.00114357273335225</text:p>
                <draw:g>
                  <svg:desc>Simulation.C84:Simulation.J84</svg:desc>
                </draw:g>
              </table:table-cell>
              <table:table-cell office:value-type="float" office:value="0.00383172525120162">
                <text:p>0.00383172525120162</text:p>
              </table:table-cell>
              <table:table-cell office:value-type="float" office:value="0.00715536870782504">
                <text:p>0.00715536870782504</text:p>
              </table:table-cell>
              <table:table-cell office:value-type="float" office:value="0.00994808616331333">
                <text:p>0.00994808616331333</text:p>
              </table:table-cell>
              <table:table-cell office:value-type="float" office:value="0.0118804132977457">
                <text:p>0.0118804132977457</text:p>
              </table:table-cell>
              <table:table-cell office:value-type="float" office:value="0.0131083515603901">
                <text:p>0.0131083515603901</text:p>
              </table:table-cell>
              <table:table-cell office:value-type="float" office:value="0.0138803986468757">
                <text:p>0.0138803986468757</text:p>
              </table:table-cell>
              <table:table-cell office:value-type="float" office:value="0.0143925558009995">
                <text:p>0.0143925558009995</text:p>
              </table:table-cell>
            </table:table-row>
            <table:table-row>
              <table:table-cell office:value-type="string">
                <text:p>Zeile 85</text:p>
                <draw:g>
                  <svg:desc/>
                </draw:g>
              </table:table-cell>
              <table:table-cell office:value-type="float" office:value="0.0220407635410728">
                <text:p>0.0220407635410728</text:p>
                <draw:g>
                  <svg:desc>Simulation.C85:Simulation.J85</svg:desc>
                </draw:g>
              </table:table-cell>
              <table:table-cell office:value-type="float" office:value="0.0269503908877115">
                <text:p>0.0269503908877115</text:p>
              </table:table-cell>
              <table:table-cell office:value-type="float" office:value="0.0262561824389543">
                <text:p>0.0262561824389543</text:p>
              </table:table-cell>
              <table:table-cell office:value-type="float" office:value="0.0242383265571603">
                <text:p>0.0242383265571603</text:p>
              </table:table-cell>
              <table:table-cell office:value-type="float" office:value="0.0224725541799103">
                <text:p>0.0224725541799103</text:p>
              </table:table-cell>
              <table:table-cell office:value-type="float" office:value="0.0212242088050413">
                <text:p>0.0212242088050413</text:p>
              </table:table-cell>
              <table:table-cell office:value-type="float" office:value="0.0204116500728171">
                <text:p>0.0204116500728171</text:p>
              </table:table-cell>
              <table:table-cell office:value-type="float" office:value="0.0199163920504419">
                <text:p>0.0199163920504419</text:p>
              </table:table-cell>
            </table:table-row>
            <table:table-row>
              <table:table-cell office:value-type="string">
                <text:p>Zeile 86</text:p>
                <draw:g>
                  <svg:desc/>
                </draw:g>
              </table:table-cell>
              <table:table-cell office:value-type="float" office:value="0.00332817142579506">
                <text:p>0.00332817142579506</text:p>
                <draw:g>
                  <svg:desc>Simulation.C86:Simulation.J86</svg:desc>
                </draw:g>
              </table:table-cell>
              <table:table-cell office:value-type="float" office:value="0.0073801732829267">
                <text:p>0.0073801732829267</text:p>
              </table:table-cell>
              <table:table-cell office:value-type="float" office:value="0.0114158089953915">
                <text:p>0.0114158089953915</text:p>
              </table:table-cell>
              <table:table-cell office:value-type="float" office:value="0.0148260439618998">
                <text:p>0.0148260439618998</text:p>
              </table:table-cell>
              <table:table-cell office:value-type="float" office:value="0.0174931053672586">
                <text:p>0.0174931053672586</text:p>
              </table:table-cell>
              <table:table-cell office:value-type="float" office:value="0.0194664260990677">
                <text:p>0.0194664260990677</text:p>
              </table:table-cell>
              <table:table-cell office:value-type="float" office:value="0.0208601136301064">
                <text:p>0.0208601136301064</text:p>
              </table:table-cell>
              <table:table-cell office:value-type="float" office:value="0.0218099162992662">
                <text:p>0.0218099162992662</text:p>
              </table:table-cell>
            </table:table-row>
            <table:table-row>
              <table:table-cell office:value-type="string">
                <text:p>Zeile 87</text:p>
                <draw:g>
                  <svg:desc/>
                </draw:g>
              </table:table-cell>
              <table:table-cell office:value-type="float" office:value="0.00673971131623066">
                <text:p>0.00673971131623066</text:p>
                <draw:g>
                  <svg:desc>Simulation.C87:Simulation.J87</svg:desc>
                </draw:g>
              </table:table-cell>
              <table:table-cell office:value-type="float" office:value="0.0179890552003372">
                <text:p>0.0179890552003372</text:p>
              </table:table-cell>
              <table:table-cell office:value-type="float" office:value="0.0290929551699341">
                <text:p>0.0290929551699341</text:p>
              </table:table-cell>
              <table:table-cell office:value-type="float" office:value="0.0373148509257225">
                <text:p>0.0373148509257225</text:p>
              </table:table-cell>
              <table:table-cell office:value-type="float" office:value="0.0427645395629733">
                <text:p>0.0427645395629733</text:p>
              </table:table-cell>
              <table:table-cell office:value-type="float" office:value="0.0461392942183219">
                <text:p>0.0461392942183219</text:p>
              </table:table-cell>
              <table:table-cell office:value-type="float" office:value="0.0479135731238374">
                <text:p>0.0479135731238374</text:p>
              </table:table-cell>
              <table:table-cell office:value-type="float" office:value="0.0483060299494381">
                <text:p>0.0483060299494381</text:p>
              </table:table-cell>
            </table:table-row>
            <table:table-row>
              <table:table-cell office:value-type="string">
                <text:p>Zeile 88</text:p>
                <draw:g>
                  <svg:desc/>
                </draw:g>
              </table:table-cell>
              <table:table-cell office:value-type="float" office:value="0.0984101060403369">
                <text:p>0.0984101060403369</text:p>
                <draw:g>
                  <svg:desc>Simulation.C88:Simulation.J88</svg:desc>
                </draw:g>
              </table:table-cell>
              <table:table-cell office:value-type="float" office:value="0.0774880138808221">
                <text:p>0.0774880138808221</text:p>
              </table:table-cell>
              <table:table-cell office:value-type="float" office:value="0.0578432972014745">
                <text:p>0.0578432972014745</text:p>
              </table:table-cell>
              <table:table-cell office:value-type="float" office:value="0.0462875036169899">
                <text:p>0.0462875036169899</text:p>
              </table:table-cell>
              <table:table-cell office:value-type="float" office:value="0.0402352038777472">
                <text:p>0.0402352038777472</text:p>
              </table:table-cell>
              <table:table-cell office:value-type="float" office:value="0.0372899492216319">
                <text:p>0.0372899492216319</text:p>
              </table:table-cell>
              <table:table-cell office:value-type="float" office:value="0.0360211009549096">
                <text:p>0.0360211009549096</text:p>
              </table:table-cell>
              <table:table-cell office:value-type="float" office:value="0.0355907706099711">
                <text:p>0.0355907706099711</text:p>
              </table:table-cell>
            </table:table-row>
            <table:table-row>
              <table:table-cell office:value-type="string">
                <text:p>Zeile 89</text:p>
                <draw:g>
                  <svg:desc/>
                </draw:g>
              </table:table-cell>
              <table:table-cell office:value-type="float" office:value="0.00231091256006815">
                <text:p>0.00231091256006815</text:p>
                <draw:g>
                  <svg:desc>Simulation.C89:Simulation.J89</svg:desc>
                </draw:g>
              </table:table-cell>
              <table:table-cell office:value-type="float" office:value="0.00639926153651208">
                <text:p>0.00639926153651208</text:p>
              </table:table-cell>
              <table:table-cell office:value-type="float" office:value="0.0105101142350513">
                <text:p>0.0105101142350513</text:p>
              </table:table-cell>
              <table:table-cell office:value-type="float" office:value="0.0135450305933408">
                <text:p>0.0135450305933408</text:p>
              </table:table-cell>
              <table:table-cell office:value-type="float" office:value="0.0156299285817836">
                <text:p>0.0156299285817836</text:p>
              </table:table-cell>
              <table:table-cell office:value-type="float" office:value="0.0171892943328249">
                <text:p>0.0171892943328249</text:p>
              </table:table-cell>
              <table:table-cell office:value-type="float" office:value="0.018553811999474">
                <text:p>0.018553811999474</text:p>
              </table:table-cell>
              <table:table-cell office:value-type="float" office:value="0.0199199951278308">
                <text:p>0.0199199951278308</text:p>
              </table:table-cell>
            </table:table-row>
            <table:table-row>
              <table:table-cell office:value-type="string">
                <text:p>Zeile 90</text:p>
                <draw:g>
                  <svg:desc/>
                </draw:g>
              </table:table-cell>
              <table:table-cell office:value-type="float" office:value="0.000940395381413437">
                <text:p>0.000940395381413437</text:p>
                <draw:g>
                  <svg:desc>Simulation.C90:Simulation.J90</svg:desc>
                </draw:g>
              </table:table-cell>
              <table:table-cell office:value-type="float" office:value="0.00245616267866952">
                <text:p>0.00245616267866952</text:p>
              </table:table-cell>
              <table:table-cell office:value-type="float" office:value="0.00408023593930517">
                <text:p>0.00408023593930517</text:p>
              </table:table-cell>
              <table:table-cell office:value-type="float" office:value="0.00537340235925754">
                <text:p>0.00537340235925754</text:p>
              </table:table-cell>
              <table:table-cell office:value-type="float" office:value="0.00623449038982305">
                <text:p>0.00623449038982305</text:p>
              </table:table-cell>
              <table:table-cell office:value-type="float" office:value="0.00674191405035652">
                <text:p>0.00674191405035652</text:p>
              </table:table-cell>
              <table:table-cell office:value-type="float" office:value="0.00702671450382989">
                <text:p>0.00702671450382989</text:p>
              </table:table-cell>
              <table:table-cell office:value-type="float" office:value="0.00721322212377563">
                <text:p>0.00721322212377563</text:p>
              </table:table-cell>
            </table:table-row>
            <table:table-row>
              <table:table-cell office:value-type="string">
                <text:p>Zeile 91</text:p>
                <draw:g>
                  <svg:desc/>
                </draw:g>
              </table:table-cell>
              <table:table-cell office:value-type="float" office:value="0.0455391629732096">
                <text:p>0.0455391629732096</text:p>
                <draw:g>
                  <svg:desc>Simulation.C91:Simulation.J91</svg:desc>
                </draw:g>
              </table:table-cell>
              <table:table-cell office:value-type="float" office:value="0.0431257665421532">
                <text:p>0.0431257665421532</text:p>
              </table:table-cell>
              <table:table-cell office:value-type="float" office:value="0.0350654904155754">
                <text:p>0.0350654904155754</text:p>
              </table:table-cell>
              <table:table-cell office:value-type="float" office:value="0.0287789364542455">
                <text:p>0.0287789364542455</text:p>
              </table:table-cell>
              <table:table-cell office:value-type="float" office:value="0.0249049159028639">
                <text:p>0.0249049159028639</text:p>
              </table:table-cell>
              <table:table-cell office:value-type="float" office:value="0.0227343433728096">
                <text:p>0.0227343433728096</text:p>
              </table:table-cell>
              <table:table-cell office:value-type="float" office:value="0.0216319010467245">
                <text:p>0.0216319010467245</text:p>
              </table:table-cell>
              <table:table-cell office:value-type="float" office:value="0.0211833195762706">
                <text:p>0.0211833195762706</text:p>
              </table:table-cell>
            </table:table-row>
            <table:table-row>
              <table:table-cell office:value-type="string">
                <text:p>Zeile 92</text:p>
                <draw:g>
                  <svg:desc/>
                </draw:g>
              </table:table-cell>
              <table:table-cell office:value-type="float" office:value="0.13698832551098">
                <text:p>0.13698832551098</text:p>
                <draw:g>
                  <svg:desc>Simulation.C92:Simulation.J92</svg:desc>
                </draw:g>
              </table:table-cell>
              <table:table-cell office:value-type="float" office:value="0.108049121261757">
                <text:p>0.108049121261757</text:p>
              </table:table-cell>
              <table:table-cell office:value-type="float" office:value="0.0803332001600191">
                <text:p>0.0803332001600191</text:p>
              </table:table-cell>
              <table:table-cell office:value-type="float" office:value="0.063351784719867">
                <text:p>0.063351784719867</text:p>
              </table:table-cell>
              <table:table-cell office:value-type="float" office:value="0.0537522962865117">
                <text:p>0.0537522962865117</text:p>
              </table:table-cell>
              <table:table-cell office:value-type="float" office:value="0.0482034326167031">
                <text:p>0.0482034326167031</text:p>
              </table:table-cell>
              <table:table-cell office:value-type="float" office:value="0.0446754653353896">
                <text:p>0.0446754653353896</text:p>
              </table:table-cell>
              <table:table-cell office:value-type="float" office:value="0.0420077417492871">
                <text:p>0.0420077417492871</text:p>
              </table:table-cell>
            </table:table-row>
            <table:table-row>
              <table:table-cell office:value-type="string">
                <text:p>Zeile 93</text:p>
                <draw:g>
                  <svg:desc/>
                </draw:g>
              </table:table-cell>
              <table:table-cell office:value-type="float" office:value="0.000622654810914968">
                <text:p>0.000622654810914968</text:p>
                <draw:g>
                  <svg:desc>Simulation.C93:Simulation.J93</svg:desc>
                </draw:g>
              </table:table-cell>
              <table:table-cell office:value-type="float" office:value="0.00269416607246082">
                <text:p>0.00269416607246082</text:p>
              </table:table-cell>
              <table:table-cell office:value-type="float" office:value="0.00620922217773979">
                <text:p>0.00620922217773979</text:p>
              </table:table-cell>
              <table:table-cell office:value-type="float" office:value="0.0101151824765129">
                <text:p>0.0101151824765129</text:p>
              </table:table-cell>
              <table:table-cell office:value-type="float" office:value="0.013531561023146">
                <text:p>0.013531561023146</text:p>
              </table:table-cell>
              <table:table-cell office:value-type="float" office:value="0.0162001557844073">
                <text:p>0.0162001557844073</text:p>
              </table:table-cell>
              <table:table-cell office:value-type="float" office:value="0.0182811194451326">
                <text:p>0.0182811194451326</text:p>
              </table:table-cell>
              <table:table-cell office:value-type="float" office:value="0.0200669412671615">
                <text:p>0.0200669412671615</text:p>
              </table:table-cell>
            </table:table-row>
            <table:table-row>
              <table:table-cell office:value-type="string">
                <text:p>Zeile 94</text:p>
                <draw:g>
                  <svg:desc/>
                </draw:g>
              </table:table-cell>
              <table:table-cell office:value-type="float" office:value="0.0137234933205812">
                <text:p>0.0137234933205812</text:p>
                <draw:g>
                  <svg:desc>Simulation.C94:Simulation.J94</svg:desc>
                </draw:g>
              </table:table-cell>
              <table:table-cell office:value-type="float" office:value="0.0196358450970225">
                <text:p>0.0196358450970225</text:p>
              </table:table-cell>
              <table:table-cell office:value-type="float" office:value="0.0204862493865878">
                <text:p>0.0204862493865878</text:p>
              </table:table-cell>
              <table:table-cell office:value-type="float" office:value="0.0193363168760155">
                <text:p>0.0193363168760155</text:p>
              </table:table-cell>
              <table:table-cell office:value-type="float" office:value="0.0179388499356028">
                <text:p>0.0179388499356028</text:p>
              </table:table-cell>
              <table:table-cell office:value-type="float" office:value="0.016796045083919">
                <text:p>0.016796045083919</text:p>
              </table:table-cell>
              <table:table-cell office:value-type="float" office:value="0.0159419643775169">
                <text:p>0.0159419643775169</text:p>
              </table:table-cell>
              <table:table-cell office:value-type="float" office:value="0.0152993698482098">
                <text:p>0.0152993698482098</text:p>
              </table:table-cell>
            </table:table-row>
            <table:table-row>
              <table:table-cell office:value-type="string">
                <text:p>Zeile 95</text:p>
                <draw:g>
                  <svg:desc/>
                </draw:g>
              </table:table-cell>
              <table:table-cell office:value-type="float" office:value="0.0089796062501337">
                <text:p>0.0089796062501337</text:p>
                <draw:g>
                  <svg:desc>Simulation.C95:Simulation.J95</svg:desc>
                </draw:g>
              </table:table-cell>
              <table:table-cell office:value-type="float" office:value="0.0113625591382827">
                <text:p>0.0113625591382827</text:p>
              </table:table-cell>
              <table:table-cell office:value-type="float" office:value="0.0121461897078073">
                <text:p>0.0121461897078073</text:p>
              </table:table-cell>
              <table:table-cell office:value-type="float" office:value="0.0124311653689504">
                <text:p>0.0124311653689504</text:p>
              </table:table-cell>
              <table:table-cell office:value-type="float" office:value="0.0126235585247599">
                <text:p>0.0126235585247599</text:p>
              </table:table-cell>
              <table:table-cell office:value-type="float" office:value="0.012816649783724">
                <text:p>0.012816649783724</text:p>
              </table:table-cell>
              <table:table-cell office:value-type="float" office:value="0.0130305796829606">
                <text:p>0.0130305796829606</text:p>
              </table:table-cell>
              <table:table-cell office:value-type="float" office:value="0.0132880968349293">
                <text:p>0.0132880968349293</text:p>
              </table:table-cell>
            </table:table-row>
            <table:table-row>
              <table:table-cell office:value-type="string">
                <text:p>Zeile 96</text:p>
                <draw:g>
                  <svg:desc/>
                </draw:g>
              </table:table-cell>
              <table:table-cell office:value-type="float" office:value="0.00285523380575319">
                <text:p>0.00285523380575319</text:p>
                <draw:g>
                  <svg:desc>Simulation.C96:Simulation.J96</svg:desc>
                </draw:g>
              </table:table-cell>
              <table:table-cell office:value-type="float" office:value="0.00700636728490016">
                <text:p>0.00700636728490016</text:p>
              </table:table-cell>
              <table:table-cell office:value-type="float" office:value="0.0106679056592962">
                <text:p>0.0106679056592962</text:p>
              </table:table-cell>
              <table:table-cell office:value-type="float" office:value="0.013033845163473">
                <text:p>0.013033845163473</text:p>
              </table:table-cell>
              <table:table-cell office:value-type="float" office:value="0.0143334325872273">
                <text:p>0.0143334325872273</text:p>
              </table:table-cell>
              <table:table-cell office:value-type="float" office:value="0.0149377749784345">
                <text:p>0.0149377749784345</text:p>
              </table:table-cell>
              <table:table-cell office:value-type="float" office:value="0.0151059568793347">
                <text:p>0.0151059568793347</text:p>
              </table:table-cell>
              <table:table-cell office:value-type="float" office:value="0.0149963192847412">
                <text:p>0.0149963192847412</text:p>
              </table:table-cell>
            </table:table-row>
            <table:table-row>
              <table:table-cell office:value-type="string">
                <text:p>Zeile 97</text:p>
                <draw:g>
                  <svg:desc/>
                </draw:g>
              </table:table-cell>
              <table:table-cell office:value-type="float" office:value="0.00315356169734264">
                <text:p>0.00315356169734264</text:p>
                <draw:g>
                  <svg:desc>Simulation.C97:Simulation.J97</svg:desc>
                </draw:g>
              </table:table-cell>
              <table:table-cell office:value-type="float" office:value="0.00877944722944767">
                <text:p>0.00877944722944767</text:p>
              </table:table-cell>
              <table:table-cell office:value-type="float" office:value="0.0143732534642878">
                <text:p>0.0143732534642878</text:p>
              </table:table-cell>
              <table:table-cell office:value-type="float" office:value="0.0183370591443068">
                <text:p>0.0183370591443068</text:p>
              </table:table-cell>
              <table:table-cell office:value-type="float" office:value="0.0208174371063026">
                <text:p>0.0208174371063026</text:p>
              </table:table-cell>
              <table:table-cell office:value-type="float" office:value="0.0223955823917823">
                <text:p>0.0223955823917823</text:p>
              </table:table-cell>
              <table:table-cell office:value-type="float" office:value="0.0235131272666768">
                <text:p>0.0235131272666768</text:p>
              </table:table-cell>
              <table:table-cell office:value-type="float" office:value="0.024407302800652">
                <text:p>0.024407302800652</text:p>
              </table:table-cell>
            </table:table-row>
            <table:table-row>
              <table:table-cell office:value-type="string">
                <text:p>Zeile 98</text:p>
                <draw:g>
                  <svg:desc/>
                </draw:g>
              </table:table-cell>
              <table:table-cell office:value-type="float" office:value="0.000890443263288536">
                <text:p>0.000890443263288536</text:p>
                <draw:g>
                  <svg:desc>Simulation.C98:Simulation.J98</svg:desc>
                </draw:g>
              </table:table-cell>
              <table:table-cell office:value-type="float" office:value="0.00298210421123973">
                <text:p>0.00298210421123973</text:p>
              </table:table-cell>
              <table:table-cell office:value-type="float" office:value="0.00585600797995768">
                <text:p>0.00585600797995768</text:p>
              </table:table-cell>
              <table:table-cell office:value-type="float" office:value="0.00869149968104826">
                <text:p>0.00869149968104826</text:p>
              </table:table-cell>
              <table:table-cell office:value-type="float" office:value="0.011038610722493">
                <text:p>0.011038610722493</text:p>
              </table:table-cell>
              <table:table-cell office:value-type="float" office:value="0.0128088160827305">
                <text:p>0.0128088160827305</text:p>
              </table:table-cell>
              <table:table-cell office:value-type="float" office:value="0.0140957057702613">
                <text:p>0.0140957057702613</text:p>
              </table:table-cell>
              <table:table-cell office:value-type="float" office:value="0.01504629943934">
                <text:p>0.01504629943934</text:p>
              </table:table-cell>
            </table:table-row>
            <table:table-row>
              <table:table-cell office:value-type="string">
                <text:p>Zeile 99</text:p>
                <draw:g>
                  <svg:desc/>
                </draw:g>
              </table:table-cell>
              <table:table-cell office:value-type="float" office:value="0.0244524414078034">
                <text:p>0.0244524414078034</text:p>
                <draw:g>
                  <svg:desc>Simulation.C99:Simulation.J99</svg:desc>
                </draw:g>
              </table:table-cell>
              <table:table-cell office:value-type="float" office:value="0.0426332503403265">
                <text:p>0.0426332503403265</text:p>
              </table:table-cell>
              <table:table-cell office:value-type="float" office:value="0.0494061543874806">
                <text:p>0.0494061543874806</text:p>
              </table:table-cell>
              <table:table-cell office:value-type="float" office:value="0.0494197506680849">
                <text:p>0.0494197506680849</text:p>
              </table:table-cell>
              <table:table-cell office:value-type="float" office:value="0.0474352465930892">
                <text:p>0.0474352465930892</text:p>
              </table:table-cell>
              <table:table-cell office:value-type="float" office:value="0.0453165207637291">
                <text:p>0.0453165207637291</text:p>
              </table:table-cell>
              <table:table-cell office:value-type="float" office:value="0.0434214342377088">
                <text:p>0.0434214342377088</text:p>
              </table:table-cell>
              <table:table-cell office:value-type="float" office:value="0.0416175925032148">
                <text:p>0.0416175925032148</text:p>
              </table:table-cell>
            </table:table-row>
            <table:table-row>
              <table:table-cell office:value-type="string">
                <text:p>Zeile 100</text:p>
                <draw:g>
                  <svg:desc/>
                </draw:g>
              </table:table-cell>
              <table:table-cell office:value-type="float" office:value="0.00181630800673508">
                <text:p>0.00181630800673508</text:p>
                <draw:g>
                  <svg:desc>Simulation.C100:Simulation.J100</svg:desc>
                </draw:g>
              </table:table-cell>
              <table:table-cell office:value-type="float" office:value="0.00425606485336153">
                <text:p>0.00425606485336153</text:p>
              </table:table-cell>
              <table:table-cell office:value-type="float" office:value="0.00660421737301103">
                <text:p>0.00660421737301103</text:p>
              </table:table-cell>
              <table:table-cell office:value-type="float" office:value="0.00838891976764019">
                <text:p>0.00838891976764019</text:p>
              </table:table-cell>
              <table:table-cell office:value-type="float" office:value="0.00959201207826942">
                <text:p>0.00959201207826942</text:p>
              </table:table-cell>
              <table:table-cell office:value-type="float" office:value="0.0103365332346725">
                <text:p>0.0103365332346725</text:p>
              </table:table-cell>
              <table:table-cell office:value-type="float" office:value="0.0107615308981161">
                <text:p>0.0107615308981161</text:p>
              </table:table-cell>
              <table:table-cell office:value-type="float" office:value="0.0109883722469583">
                <text:p>0.0109883722469583</text:p>
              </table:table-cell>
            </table:table-row>
            <table:table-row>
              <table:table-cell office:value-type="string">
                <text:p>Zeile 101</text:p>
                <draw:g>
                  <svg:desc/>
                </draw:g>
              </table:table-cell>
              <table:table-cell office:value-type="float" office:value="0.00345542278445406">
                <text:p>0.00345542278445406</text:p>
                <draw:g>
                  <svg:desc>Simulation.C101:Simulation.J101</svg:desc>
                </draw:g>
              </table:table-cell>
              <table:table-cell office:value-type="float" office:value="0.00900164330188716">
                <text:p>0.00900164330188716</text:p>
              </table:table-cell>
              <table:table-cell office:value-type="float" office:value="0.0135823117958476">
                <text:p>0.0135823117958476</text:p>
              </table:table-cell>
              <table:table-cell office:value-type="float" office:value="0.0159668063427843">
                <text:p>0.0159668063427843</text:p>
              </table:table-cell>
              <table:table-cell office:value-type="float" office:value="0.0167601925360487">
                <text:p>0.0167601925360487</text:p>
              </table:table-cell>
              <table:table-cell office:value-type="float" office:value="0.0166948589814907">
                <text:p>0.0166948589814907</text:p>
              </table:table-cell>
              <table:table-cell office:value-type="float" office:value="0.0161976844789958">
                <text:p>0.0161976844789958</text:p>
              </table:table-cell>
              <table:table-cell office:value-type="float" office:value="0.015476680633256">
                <text:p>0.015476680633256</text:p>
              </table:table-cell>
            </table:table-row>
            <table:table-row>
              <table:table-cell office:value-type="string">
                <text:p>Zeile 102</text:p>
                <draw:g>
                  <svg:desc/>
                </draw:g>
              </table:table-cell>
              <table:table-cell office:value-type="float" office:value="0.00191375973869081">
                <text:p>0.00191375973869081</text:p>
                <draw:g>
                  <svg:desc>Simulation.C102:Simulation.J102</svg:desc>
                </draw:g>
              </table:table-cell>
              <table:table-cell office:value-type="float" office:value="0.00549138393092936">
                <text:p>0.00549138393092936</text:p>
              </table:table-cell>
              <table:table-cell office:value-type="float" office:value="0.00963735639256288">
                <text:p>0.00963735639256288</text:p>
              </table:table-cell>
              <table:table-cell office:value-type="float" office:value="0.0133083672588583">
                <text:p>0.0133083672588583</text:p>
              </table:table-cell>
              <table:table-cell office:value-type="float" office:value="0.0162521397357677">
                <text:p>0.0162521397357677</text:p>
              </table:table-cell>
              <table:table-cell office:value-type="float" office:value="0.0185604590627271">
                <text:p>0.0185604590627271</text:p>
              </table:table-cell>
              <table:table-cell office:value-type="float" office:value="0.0203793696407462">
                <text:p>0.0203793696407462</text:p>
              </table:table-cell>
              <table:table-cell office:value-type="float" office:value="0.0218179207881488">
                <text:p>0.0218179207881488</text:p>
              </table:table-cell>
            </table:table-row>
            <table:table-row>
              <table:table-cell office:value-type="string">
                <text:p>Zeile 103</text:p>
                <draw:g>
                  <svg:desc/>
                </draw:g>
              </table:table-cell>
              <table:table-cell office:value-type="float" office:value="0.0257005277457276">
                <text:p>0.0257005277457276</text:p>
                <draw:g>
                  <svg:desc>Simulation.C103:Simulation.J103</svg:desc>
                </draw:g>
              </table:table-cell>
              <table:table-cell office:value-type="float" office:value="0.043424638955776">
                <text:p>0.043424638955776</text:p>
              </table:table-cell>
              <table:table-cell office:value-type="float" office:value="0.0484061048998296">
                <text:p>0.0484061048998296</text:p>
              </table:table-cell>
              <table:table-cell office:value-type="float" office:value="0.0467623550437248">
                <text:p>0.0467623550437248</text:p>
              </table:table-cell>
              <table:table-cell office:value-type="float" office:value="0.0437795114164659">
                <text:p>0.0437795114164659</text:p>
              </table:table-cell>
              <table:table-cell office:value-type="float" office:value="0.0412337553173423">
                <text:p>0.0412337553173423</text:p>
              </table:table-cell>
              <table:table-cell office:value-type="float" office:value="0.0392830086522392">
                <text:p>0.0392830086522392</text:p>
              </table:table-cell>
              <table:table-cell office:value-type="float" office:value="0.0376211543830564">
                <text:p>0.0376211543830564</text:p>
              </table:table-cell>
            </table:table-row>
            <table:table-row>
              <table:table-cell office:value-type="string">
                <text:p>Zeile 104</text:p>
                <draw:g>
                  <svg:desc/>
                </draw:g>
              </table:table-cell>
              <table:table-cell office:value-type="float" office:value="0.000103321935577997">
                <text:p>0.000103321935577997</text:p>
                <draw:g>
                  <svg:desc>Simulation.C104:Simulation.J104</svg:desc>
                </draw:g>
              </table:table-cell>
              <table:table-cell office:value-type="float" office:value="0.000693026719939721">
                <text:p>0.000693026719939721</text:p>
              </table:table-cell>
              <table:table-cell office:value-type="float" office:value="0.00207194411814779">
                <text:p>0.00207194411814779</text:p>
              </table:table-cell>
              <table:table-cell office:value-type="float" office:value="0.00394090308651727">
                <text:p>0.00394090308651727</text:p>
              </table:table-cell>
              <table:table-cell office:value-type="float" office:value="0.00579299291667612">
                <text:p>0.00579299291667612</text:p>
              </table:table-cell>
              <table:table-cell office:value-type="float" office:value="0.00735779529760446">
                <text:p>0.00735779529760446</text:p>
              </table:table-cell>
              <table:table-cell office:value-type="float" office:value="0.00862431996647435">
                <text:p>0.00862431996647435</text:p>
              </table:table-cell>
              <table:table-cell office:value-type="float" office:value="0.00970359397475517">
                <text:p>0.00970359397475517</text:p>
              </table:table-cell>
            </table:table-row>
            <table:table-row>
              <table:table-cell office:value-type="string">
                <text:p>Zeile 105</text:p>
                <draw:g>
                  <svg:desc/>
                </draw:g>
              </table:table-cell>
              <table:table-cell office:value-type="float" office:value="0.00323826353982997">
                <text:p>0.00323826353982997</text:p>
                <draw:g>
                  <svg:desc>Simulation.C105:Simulation.J105</svg:desc>
                </draw:g>
              </table:table-cell>
              <table:table-cell office:value-type="float" office:value="0.00803048799286975">
                <text:p>0.00803048799286975</text:p>
              </table:table-cell>
              <table:table-cell office:value-type="float" office:value="0.0123612081598035">
                <text:p>0.0123612081598035</text:p>
              </table:table-cell>
              <table:table-cell office:value-type="float" office:value="0.0151595403613005">
                <text:p>0.0151595403613005</text:p>
              </table:table-cell>
              <table:table-cell office:value-type="float" office:value="0.0166633715643196">
                <text:p>0.0166633715643196</text:p>
              </table:table-cell>
              <table:table-cell office:value-type="float" office:value="0.0173882978629246">
                <text:p>0.0173882978629246</text:p>
              </table:table-cell>
              <table:table-cell office:value-type="float" office:value="0.0177293450204376">
                <text:p>0.0177293450204376</text:p>
              </table:table-cell>
              <table:table-cell office:value-type="float" office:value="0.0179220139375868">
                <text:p>0.0179220139375868</text:p>
              </table:table-cell>
            </table:table-row>
            <table:table-row>
              <table:table-cell office:value-type="string">
                <text:p>Zeile 106</text:p>
                <draw:g>
                  <svg:desc/>
                </draw:g>
              </table:table-cell>
              <table:table-cell office:value-type="float" office:value="0.00398264849432938">
                <text:p>0.00398264849432938</text:p>
                <draw:g>
                  <svg:desc>Simulation.C106:Simulation.J106</svg:desc>
                </draw:g>
              </table:table-cell>
              <table:table-cell office:value-type="float" office:value="0.00820068541842691">
                <text:p>0.00820068541842691</text:p>
              </table:table-cell>
              <table:table-cell office:value-type="float" office:value="0.011813254704404">
                <text:p>0.011813254704404</text:p>
              </table:table-cell>
              <table:table-cell office:value-type="float" office:value="0.0144575113576239">
                <text:p>0.0144575113576239</text:p>
              </table:table-cell>
              <table:table-cell office:value-type="float" office:value="0.0163141347542522">
                <text:p>0.0163141347542522</text:p>
              </table:table-cell>
              <table:table-cell office:value-type="float" office:value="0.0176107763264533">
                <text:p>0.0176107763264533</text:p>
              </table:table-cell>
              <table:table-cell office:value-type="float" office:value="0.018527504002078">
                <text:p>0.018527504002078</text:p>
              </table:table-cell>
              <table:table-cell office:value-type="float" office:value="0.0191988907721723">
                <text:p>0.0191988907721723</text:p>
              </table:table-cell>
            </table:table-row>
            <table:table-row>
              <table:table-cell office:value-type="string">
                <text:p>Zeile 107</text:p>
                <draw:g>
                  <svg:desc/>
                </draw:g>
              </table:table-cell>
              <table:table-cell office:value-type="float" office:value="0.0101294672995626">
                <text:p>0.0101294672995626</text:p>
                <draw:g>
                  <svg:desc>Simulation.C107:Simulation.J107</svg:desc>
                </draw:g>
              </table:table-cell>
              <table:table-cell office:value-type="float" office:value="0.016469645093043">
                <text:p>0.016469645093043</text:p>
              </table:table-cell>
              <table:table-cell office:value-type="float" office:value="0.0193881784129329">
                <text:p>0.0193881784129329</text:p>
              </table:table-cell>
              <table:table-cell office:value-type="float" office:value="0.0202834972209134">
                <text:p>0.0202834972209134</text:p>
              </table:table-cell>
              <table:table-cell office:value-type="float" office:value="0.0204188862067422">
                <text:p>0.0204188862067422</text:p>
              </table:table-cell>
              <table:table-cell office:value-type="float" office:value="0.0203433120959738">
                <text:p>0.0203433120959738</text:p>
              </table:table-cell>
              <table:table-cell office:value-type="float" office:value="0.0202304301731869">
                <text:p>0.0202304301731869</text:p>
              </table:table-cell>
              <table:table-cell office:value-type="float" office:value="0.0201173073381651">
                <text:p>0.0201173073381651</text:p>
              </table:table-cell>
            </table:table-row>
            <table:table-row>
              <table:table-cell office:value-type="string">
                <text:p>Zeile 108</text:p>
                <draw:g>
                  <svg:desc/>
                </draw:g>
              </table:table-cell>
              <table:table-cell office:value-type="float" office:value="0.000157878257247142">
                <text:p>0.000157878257247142</text:p>
                <draw:g>
                  <svg:desc>Simulation.C108:Simulation.J108</svg:desc>
                </draw:g>
              </table:table-cell>
              <table:table-cell office:value-type="float" office:value="0.00093282245576742">
                <text:p>0.00093282245576742</text:p>
              </table:table-cell>
              <table:table-cell office:value-type="float" office:value="0.00246682045135792">
                <text:p>0.00246682045135792</text:p>
              </table:table-cell>
              <table:table-cell office:value-type="float" office:value="0.00423751066179893">
                <text:p>0.00423751066179893</text:p>
              </table:table-cell>
              <table:table-cell office:value-type="float" office:value="0.00578072308823457">
                <text:p>0.00578072308823457</text:p>
              </table:table-cell>
              <table:table-cell office:value-type="float" office:value="0.00699743579035502">
                <text:p>0.00699743579035502</text:p>
              </table:table-cell>
              <table:table-cell office:value-type="float" office:value="0.00799293208643141">
                <text:p>0.00799293208643141</text:p>
              </table:table-cell>
              <table:table-cell office:value-type="float" office:value="0.0089102371387965">
                <text:p>0.0089102371387965</text:p>
              </table:table-cell>
            </table:table-row>
            <table:table-row>
              <table:table-cell office:value-type="string">
                <text:p>Zeile 109</text:p>
                <draw:g>
                  <svg:desc/>
                </draw:g>
              </table:table-cell>
              <table:table-cell office:value-type="float" office:value="0.012070455727862">
                <text:p>0.012070455727862</text:p>
                <draw:g>
                  <svg:desc>Simulation.C109:Simulation.J109</svg:desc>
                </draw:g>
              </table:table-cell>
              <table:table-cell office:value-type="float" office:value="0.0210435769915557">
                <text:p>0.0210435769915557</text:p>
              </table:table-cell>
              <table:table-cell office:value-type="float" office:value="0.0268914648415677">
                <text:p>0.0268914648415677</text:p>
              </table:table-cell>
              <table:table-cell office:value-type="float" office:value="0.0302593136476513">
                <text:p>0.0302593136476513</text:p>
              </table:table-cell>
              <table:table-cell office:value-type="float" office:value="0.0322801079250238">
                <text:p>0.0322801079250238</text:p>
              </table:table-cell>
              <table:table-cell office:value-type="float" office:value="0.0336542767341507">
                <text:p>0.0336542767341507</text:p>
              </table:table-cell>
              <table:table-cell office:value-type="float" office:value="0.0347447273125376">
                <text:p>0.0347447273125376</text:p>
              </table:table-cell>
              <table:table-cell office:value-type="float" office:value="0.0357277420454815">
                <text:p>0.0357277420454815</text:p>
              </table:table-cell>
            </table:table-row>
            <table:table-row>
              <table:table-cell office:value-type="string">
                <text:p>Zeile 110</text:p>
                <draw:g>
                  <svg:desc/>
                </draw:g>
              </table:table-cell>
              <table:table-cell office:value-type="float" office:value="0.000274242620244962">
                <text:p>0.000274242620244962</text:p>
                <draw:g>
                  <svg:desc>Simulation.C110:Simulation.J110</svg:desc>
                </draw:g>
              </table:table-cell>
              <table:table-cell office:value-type="float" office:value="0.00163853558605819">
                <text:p>0.00163853558605819</text:p>
              </table:table-cell>
              <table:table-cell office:value-type="float" office:value="0.0045027836851462">
                <text:p>0.0045027836851462</text:p>
              </table:table-cell>
              <table:table-cell office:value-type="float" office:value="0.00804568560382245">
                <text:p>0.00804568560382245</text:p>
              </table:table-cell>
              <table:table-cell office:value-type="float" office:value="0.0112249163169877">
                <text:p>0.0112249163169877</text:p>
              </table:table-cell>
              <table:table-cell office:value-type="float" office:value="0.0135197164877664">
                <text:p>0.0135197164877664</text:p>
              </table:table-cell>
              <table:table-cell office:value-type="float" office:value="0.0148758656729358">
                <text:p>0.0148758656729358</text:p>
              </table:table-cell>
              <table:table-cell office:value-type="float" office:value="0.0154467018603032">
                <text:p>0.0154467018603032</text:p>
              </table:table-cell>
            </table:table-row>
            <table:table-row>
              <table:table-cell office:value-type="string">
                <text:p>Zeile 111</text:p>
                <draw:g>
                  <svg:desc/>
                </draw:g>
              </table:table-cell>
              <table:table-cell office:value-type="float" office:value="0.00348694224872293">
                <text:p>0.00348694224872293</text:p>
                <draw:g>
                  <svg:desc>Simulation.C111:Simulation.J111</svg:desc>
                </draw:g>
              </table:table-cell>
              <table:table-cell office:value-type="float" office:value="0.00741417343660374">
                <text:p>0.00741417343660374</text:p>
              </table:table-cell>
              <table:table-cell office:value-type="float" office:value="0.0109720767824162">
                <text:p>0.0109720767824162</text:p>
              </table:table-cell>
              <table:table-cell office:value-type="float" office:value="0.0136199906965708">
                <text:p>0.0136199906965708</text:p>
              </table:table-cell>
              <table:table-cell office:value-type="float" office:value="0.0154156567832278">
                <text:p>0.0154156567832278</text:p>
              </table:table-cell>
              <table:table-cell office:value-type="float" office:value="0.0165956956653391">
                <text:p>0.0165956956653391</text:p>
              </table:table-cell>
              <table:table-cell office:value-type="float" office:value="0.0174169419626531">
                <text:p>0.0174169419626531</text:p>
              </table:table-cell>
              <table:table-cell office:value-type="float" office:value="0.0181001095314611">
                <text:p>0.0181001095314611</text:p>
              </table:table-cell>
            </table:table-row>
            <table:table-row>
              <table:table-cell office:value-type="string">
                <text:p>Zeile 112</text:p>
                <draw:g>
                  <svg:desc/>
                </draw:g>
              </table:table-cell>
              <table:table-cell office:value-type="float" office:value="0.00274177178972179">
                <text:p>0.00274177178972179</text:p>
                <draw:g>
                  <svg:desc>Simulation.C112:Simulation.J112</svg:desc>
                </draw:g>
              </table:table-cell>
              <table:table-cell office:value-type="float" office:value="0.00604343989380506">
                <text:p>0.00604343989380506</text:p>
              </table:table-cell>
              <table:table-cell office:value-type="float" office:value="0.00887146010564476">
                <text:p>0.00887146010564476</text:p>
              </table:table-cell>
              <table:table-cell office:value-type="float" office:value="0.0108325698638319">
                <text:p>0.0108325698638319</text:p>
              </table:table-cell>
              <table:table-cell office:value-type="float" office:value="0.012117850656742">
                <text:p>0.012117850656742</text:p>
              </table:table-cell>
              <table:table-cell office:value-type="float" office:value="0.0129789115476397">
                <text:p>0.0129789115476397</text:p>
              </table:table-cell>
              <table:table-cell office:value-type="float" office:value="0.0136026932419923">
                <text:p>0.0136026932419923</text:p>
              </table:table-cell>
              <table:table-cell office:value-type="float" office:value="0.0141141774820201">
                <text:p>0.0141141774820201</text:p>
              </table:table-cell>
            </table:table-row>
            <table:table-row>
              <table:table-cell office:value-type="string">
                <text:p>Zeile 113</text:p>
                <draw:g>
                  <svg:desc/>
                </draw:g>
              </table:table-cell>
              <table:table-cell office:value-type="float" office:value="0.00479158485712235">
                <text:p>0.00479158485712235</text:p>
                <draw:g>
                  <svg:desc>Simulation.C113:Simulation.J113</svg:desc>
                </draw:g>
              </table:table-cell>
              <table:table-cell office:value-type="float" office:value="0.0111687687044054">
                <text:p>0.0111687687044054</text:p>
              </table:table-cell>
              <table:table-cell office:value-type="float" office:value="0.015866408209417">
                <text:p>0.015866408209417</text:p>
              </table:table-cell>
              <table:table-cell office:value-type="float" office:value="0.0181317024895985">
                <text:p>0.0181317024895985</text:p>
              </table:table-cell>
              <table:table-cell office:value-type="float" office:value="0.0188846834144027">
                <text:p>0.0188846834144027</text:p>
              </table:table-cell>
              <table:table-cell office:value-type="float" office:value="0.0189146121050514">
                <text:p>0.0189146121050514</text:p>
              </table:table-cell>
              <table:table-cell office:value-type="float" office:value="0.0186095510325065">
                <text:p>0.0186095510325065</text:p>
              </table:table-cell>
              <table:table-cell office:value-type="float" office:value="0.0181175680800569">
                <text:p>0.0181175680800569</text:p>
              </table:table-cell>
            </table:table-row>
            <table:table-row>
              <table:table-cell office:value-type="string">
                <text:p>Zeile 114</text:p>
                <draw:g>
                  <svg:desc/>
                </draw:g>
              </table:table-cell>
              <table:table-cell office:value-type="float" office:value="0.0231590238685151">
                <text:p>0.0231590238685151</text:p>
                <draw:g>
                  <svg:desc>Simulation.C114:Simulation.J114</svg:desc>
                </draw:g>
              </table:table-cell>
              <table:table-cell office:value-type="float" office:value="0.0199531478122836">
                <text:p>0.0199531478122836</text:p>
              </table:table-cell>
              <table:table-cell office:value-type="float" office:value="0.0157262323342038">
                <text:p>0.0157262323342038</text:p>
              </table:table-cell>
              <table:table-cell office:value-type="float" office:value="0.0127015326267962">
                <text:p>0.0127015326267962</text:p>
              </table:table-cell>
              <table:table-cell office:value-type="float" office:value="0.0107403479742849">
                <text:p>0.0107403479742849</text:p>
              </table:table-cell>
              <table:table-cell office:value-type="float" office:value="0.00944842931987443">
                <text:p>0.00944842931987443</text:p>
              </table:table-cell>
              <table:table-cell office:value-type="float" office:value="0.00855952805875918">
                <text:p>0.00855952805875918</text:p>
              </table:table-cell>
              <table:table-cell office:value-type="float" office:value="0.0079304359064368">
                <text:p>0.00793043590643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35cm" chart:symbol-height="0.35cm">
        <chart:symbol-image xlink:href="Pictures/20000011000000DF000000DFF40E0F3A.svm" xlink:type="simple" xlink:actuate="onLoad"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5.449cm" svg:y="8.234cm" style:legend-expansion="wide" chart:style-name="ch2"/>
        <chart:plot-area chart:style-name="ch3" table:cell-range-address="Swaptions.M9:Swaptions.M9 Swaptions.M11:Swaptions.M49 Swaptions.O9:Swaptions.O9 Swaptions.O11:Swaptions.O49" chart:data-source-has-labels="row" svg:x="0.77cm" svg:y="0.855cm" svg:width="14.59cm" svg:height="6.779cm">
          <chartooo:coordinate-region svg:x="1.712cm" svg:y="1.046cm" svg:width="13.449cm" svg:height="5.5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waptions.M11:Swaptions.M49" chart:label-cell-address="Swaptions.M9:Swaptions.M9" chart:class="chart:line">
            <chart:data-point chart:repeated="39"/>
          </chart:series>
          <chart:series chart:style-name="ch7" chart:values-cell-range-address="Swaptions.O11:Swaptions.O49" chart:label-cell-address="Swaptions.O9:Swaptions.O9" chart:class="chart:line">
            <chart:data-point chart:repeated="3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el</text:p>
                <draw:g>
                  <svg:desc>Swaptions.M9:Swaptions.M9</svg:desc>
                </draw:g>
              </table:table-cell>
              <table:table-cell office:value-type="string">
                <text:p>market data</text:p>
                <draw:g>
                  <svg:desc>Swaptions.O9:Swaptions.O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51703824918274">
                <text:p>0.351703824918274</text:p>
                <draw:g>
                  <svg:desc>Swaptions.M11:Swaptions.M49</svg:desc>
                </draw:g>
              </table:table-cell>
              <table:table-cell office:value-type="float" office:value="NaN">
                <text:p>NaN</text:p>
                <draw:g>
                  <svg:desc>Swaptions.O11:Swaptions.O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4449101396206">
                <text:p>0.314449101396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2915332942362">
                <text:p>0.292915332942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790056790144">
                <text:p>0.2790056790144</text:p>
              </table:table-cell>
              <table:table-cell office:value-type="float" office:value="0.33066">
                <text:p>0.330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8665931765448">
                <text:p>0.268665931765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1773317925405">
                <text:p>0.261773317925405</text:p>
              </table:table-cell>
              <table:table-cell office:value-type="float" office:value="0.30294">
                <text:p>0.302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2966334075518">
                <text:p>0.252966334075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4927193640121">
                <text:p>0.244927193640121</text:p>
              </table:table-cell>
              <table:table-cell office:value-type="float" office:value="0.28215">
                <text:p>0.282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7747212785788">
                <text:p>0.247747212785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1957236924522">
                <text:p>0.241957236924522</text:p>
              </table:table-cell>
              <table:table-cell office:value-type="float" office:value="0.26631">
                <text:p>0.266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7171875240032">
                <text:p>0.237171875240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36566415876659">
                <text:p>0.236566415876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35512322307801">
                <text:p>0.235512322307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9655130847179">
                <text:p>0.229655130847179</text:p>
              </table:table-cell>
              <table:table-cell office:value-type="float" office:value="0.24453">
                <text:p>0.244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30187584587939">
                <text:p>0.230187584587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1119651529712">
                <text:p>0.231119651529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7306431804283">
                <text:p>0.227306431804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1753228754218">
                <text:p>0.231753228754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30138426951659">
                <text:p>0.230138426951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30915103124063">
                <text:p>0.230915103124063</text:p>
              </table:table-cell>
              <table:table-cell office:value-type="float" office:value="0.23265">
                <text:p>0.232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29870209184427">
                <text:p>0.229870209184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8097520827805">
                <text:p>0.228097520827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8502018871141">
                <text:p>0.228502018871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29445530869931">
                <text:p>0.229445530869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30461588402608">
                <text:p>0.230461588402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30072725858853">
                <text:p>0.230072725858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32685974705096">
                <text:p>0.232685974705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33966809221315">
                <text:p>0.233966809221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35944115773559">
                <text:p>0.235944115773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40122675372592">
                <text:p>0.240122675372592</text:p>
              </table:table-cell>
              <table:table-cell office:value-type="float" office:value="0.24255">
                <text:p>0.242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